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style:style>
    <style:style style:name="T23" style:parent-style-name="Domyślnaczcionkaakapitu" style:family="text">
      <style:text-properties style:text-underline-type="single" style:text-underline-style="solid" style:text-underline-width="auto" style:text-underline-mode="continuous"/>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style:style>
    <style:style style:name="T29" style:parent-style-name="Domyślnaczcionkaakapitu" style:family="text">
      <style:text-properties style:text-underline-type="single" style:text-underline-style="solid" style:text-underline-width="auto" style:text-underline-mode="continuous"/>
    </style:style>
    <style:style style:name="T30" style:parent-style-name="Domyślnaczcionkaakapitu" style:family="text">
      <style:text-properties fo:background-color="#80FFFF" style:text-underline-type="single" style:text-underline-style="solid" style:text-underline-width="auto" style:text-underline-mode="continuous"/>
    </style:style>
    <style:style style:name="T31" style:parent-style-name="Domyślnaczcionkaakapitu" style:family="text">
      <style:text-properties style:text-underline-type="single" style:text-underline-style="solid" style:text-underline-width="auto" style:text-underline-mode="continuous"/>
    </style:style>
    <style:style style:name="T32" style:parent-style-name="Domyślnaczcionkaakapitu" style:family="text">
      <style:text-properties fo:background-color="#80FFFF" style:text-underline-type="single" style:text-underline-style="solid" style:text-underline-width="auto" style:text-underline-mode="continuous"/>
    </style:style>
    <style:style style:name="T33" style:parent-style-name="Domyślnaczcionkaakapitu" style:family="text">
      <style:text-properties style:text-underline-type="single" style:text-underline-style="solid" style:text-underline-width="auto" style:text-underline-mode="continuous"/>
    </style:style>
    <style:style style:name="T34" style:parent-style-name="Domyślnaczcionkaakapitu" style:family="text">
      <style:text-properties fo:background-color="#80FFFF" style:text-underline-type="single" style:text-underline-style="solid" style:text-underline-width="auto" style:text-underline-mode="continuous"/>
    </style:style>
    <style:style style:name="T35" style:parent-style-name="Domyślnaczcionkaakapitu" style:family="text">
      <style:text-properties style:text-underline-type="single" style:text-underline-style="solid" style:text-underline-width="auto" style:text-underline-mode="continuous"/>
    </style:style>
    <style:style style:name="T36" style:parent-style-name="Domyślnaczcionkaakapitu" style:family="text">
      <style:text-properties fo:background-color="#80FFFF" style:text-underline-type="single" style:text-underline-style="solid" style:text-underline-width="auto" style:text-underline-mode="continuous"/>
    </style:style>
    <style:style style:name="T37" style:parent-style-name="Domyślnaczcionkaakapitu" style:family="text">
      <style:text-properties style:text-underline-type="single" style:text-underline-style="solid" style:text-underline-width="auto" style:text-underline-mode="continuous"/>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style:style>
    <style:style style:name="T42" style:parent-style-name="Domyślnaczcionkaakapitu" style:family="text">
      <style:text-properties style:text-underline-type="single" style:text-underline-style="solid" style:text-underline-width="auto" style:text-underline-mode="continuous"/>
    </style:style>
    <style:style style:name="T43" style:parent-style-name="Domyślnaczcionkaakapitu" style:family="text">
      <style:text-properties fo:background-color="#80FFFF" style:text-underline-type="single" style:text-underline-style="solid" style:text-underline-width="auto" style:text-underline-mode="continuous"/>
    </style:style>
    <style:style style:name="T44" style:parent-style-name="Domyślnaczcionkaakapitu" style:family="text">
      <style:text-properties style:text-underline-type="single" style:text-underline-style="solid" style:text-underline-width="auto" style:text-underline-mode="continuous"/>
    </style:style>
    <style:style style:name="T45" style:parent-style-name="Domyślnaczcionkaakapitu" style:family="text">
      <style:text-properties fo:background-color="#80FFFF" style:text-underline-type="single" style:text-underline-style="solid" style:text-underline-width="auto" style:text-underline-mode="continuous"/>
    </style:style>
    <style:style style:name="T46" style:parent-style-name="Domyślnaczcionkaakapitu" style:family="text">
      <style:text-properties style:text-underline-type="single" style:text-underline-style="solid" style:text-underline-width="auto" style:text-underline-mode="continuous"/>
    </style:style>
    <style:style style:name="T47" style:parent-style-name="Domyślnaczcionkaakapitu" style:family="text">
      <style:text-properties fo:background-color="#80FFFF" style:text-underline-type="single" style:text-underline-style="solid" style:text-underline-width="auto" style:text-underline-mode="continuous"/>
    </style:style>
    <style:style style:name="T48" style:parent-style-name="Domyślnaczcionkaakapitu" style:family="text">
      <style:text-properties style:text-underline-type="single" style:text-underline-style="solid" style:text-underline-width="auto" style:text-underline-mode="continuous"/>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style:style>
    <style:style style:name="T52" style:parent-style-name="Domyślnaczcionkaakapitu" style:family="text">
      <style:text-properties style:text-underline-type="single" style:text-underline-style="solid" style:text-underline-width="auto" style:text-underline-mode="continuous"/>
    </style:style>
    <style:style style:name="T53" style:parent-style-name="Domyślnaczcionkaakapitu" style:family="text">
      <style:text-properties fo:background-color="#80FFFF" style:text-underline-type="single" style:text-underline-style="solid" style:text-underline-width="auto" style:text-underline-mode="continuous"/>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T56" style:parent-style-name="Domyślnaczcionkaakapitu" style:family="text">
      <style:text-properties style:text-underline-type="single" style:text-underline-style="solid" style:text-underline-width="auto" style:text-underline-mode="continuous"/>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style:style>
    <style:style style:name="T63" style:parent-style-name="Domyślnaczcionkaakapitu" style:family="text">
      <style:text-properties style:text-underline-type="single" style:text-underline-style="solid" style:text-underline-width="auto" style:text-underline-mode="continuous"/>
    </style:style>
    <style:style style:name="T64" style:parent-style-name="Domyślnaczcionkaakapitu" style:family="text">
      <style:text-properties fo:background-color="#80FFFF" style:text-underline-type="single" style:text-underline-style="solid" style:text-underline-width="auto" style:text-underline-mode="continuous"/>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style:style>
    <style:style style:name="T71" style:parent-style-name="Domyślnaczcionkaakapitu" style:family="text">
      <style:text-properties style:text-underline-type="single" style:text-underline-style="solid" style:text-underline-width="auto" style:text-underline-mode="continuous"/>
    </style:style>
    <style:style style:name="T72" style:parent-style-name="Domyślnaczcionkaakapitu" style:family="text">
      <style:text-properties fo:background-color="#80FFFF" style:text-underline-type="single" style:text-underline-style="solid" style:text-underline-width="auto" style:text-underline-mode="continuous"/>
    </style:style>
    <style:style style:name="T73" style:parent-style-name="Domyślnaczcionkaakapitu" style:family="text">
      <style:text-properties style:text-underline-type="single" style:text-underline-style="solid" style:text-underline-width="auto" style:text-underline-mode="continuous"/>
    </style:style>
    <style:style style:name="T74" style:parent-style-name="Domyślnaczcionkaakapitu" style:family="text">
      <style:text-properties fo:background-color="#80FFFF" style:text-underline-type="single" style:text-underline-style="solid" style:text-underline-width="auto" style:text-underline-mode="continuous"/>
    </style:style>
    <style:style style:name="T75" style:parent-style-name="Domyślnaczcionkaakapitu" style:family="text">
      <style:text-properties style:text-underline-type="single" style:text-underline-style="solid" style:text-underline-width="auto" style:text-underline-mode="continuous"/>
    </style:style>
    <style:style style:name="P76" style:parent-style-name="Normalny" style:family="paragraph">
      <style:paragraph-properties fo:text-align="justify" fo:line-height="150%" fo:text-indent="0.2479in"/>
    </style:style>
    <style:style style:name="P77" style:parent-style-name="Normalny" style:family="paragraph">
      <style:paragraph-properties fo:text-align="justify" fo:line-height="150%"/>
    </style:style>
    <style:style style:name="T78" style:parent-style-name="Domyślnaczcionkaakapitu" style:family="text">
      <style:text-properties style:text-underline-type="single" style:text-underline-style="solid" style:text-underline-width="auto" style:text-underline-mode="continuous"/>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style:style>
    <style:style style:name="T89" style:parent-style-name="Domyślnaczcionkaakapitu" style:family="text">
      <style:text-properties style:text-underline-type="single" style:text-underline-style="solid" style:text-underline-width="auto" style:text-underline-mode="continuous"/>
    </style:style>
    <style:style style:name="T90" style:parent-style-name="Domyślnaczcionkaakapitu" style:family="text">
      <style:text-properties fo:background-color="#80FFFF" style:text-underline-type="single" style:text-underline-style="solid" style:text-underline-width="auto" style:text-underline-mode="continuous"/>
    </style:style>
    <style:style style:name="T91" style:parent-style-name="Domyślnaczcionkaakapitu" style:family="text">
      <style:text-properties style:text-underline-type="single" style:text-underline-style="solid" style:text-underline-width="auto" style:text-underline-mode="continuous"/>
    </style:style>
    <style:style style:name="P92" style:parent-style-name="Normalny" style:family="paragraph">
      <style:paragraph-properties fo:text-align="justify" fo:line-height="150%" fo:text-indent="0.2479in"/>
    </style:style>
    <style:style style:name="P93" style:parent-style-name="Normalny" style:family="paragraph">
      <style:paragraph-properties fo:text-align="justify" fo:line-height="150%"/>
    </style:style>
    <style:style style:name="T94" style:parent-style-name="Domyślnaczcionkaakapitu" style:family="text">
      <style:text-properties style:text-underline-type="single" style:text-underline-style="solid" style:text-underline-width="auto" style:text-underline-mode="continuous"/>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P97" style:parent-style-name="Normalny" style:family="paragraph">
      <style:paragraph-properties fo:text-align="justify" fo:line-height="150%"/>
    </style:style>
    <style:style style:name="T98" style:parent-style-name="Domyślnaczcionkaakapitu" style:family="text">
      <style:text-properties style:text-underline-type="single" style:text-underline-style="solid" style:text-underline-width="auto" style:text-underline-mode="continuous"/>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479in"/>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style:style>
    <style:style style:name="T110" style:parent-style-name="Domyślnaczcionkaakapitu" style:family="text">
      <style:text-properties style:text-underline-type="single" style:text-underline-style="solid" style:text-underline-width="auto" style:text-underline-mode="continuous"/>
    </style:style>
    <style:style style:name="P111" style:parent-style-name="Normalny" style:family="paragraph">
      <style:paragraph-properties fo:text-align="justify" fo:line-height="150%" fo:text-indent="0.2479in"/>
    </style:style>
    <style:style style:name="P112" style:parent-style-name="Normalny" style:family="paragraph">
      <style:paragraph-properties fo:text-align="justify" fo:line-height="150%"/>
    </style:style>
    <style:style style:name="T113" style:parent-style-name="Domyślnaczcionkaakapitu" style:family="text">
      <style:text-properties style:text-underline-type="single" style:text-underline-style="solid" style:text-underline-width="auto" style:text-underline-mode="continuous"/>
    </style:style>
    <style:style style:name="T114" style:parent-style-name="Domyślnaczcionkaakapitu" style:family="text">
      <style:text-properties fo:background-color="#80FFFF" style:text-underline-type="single" style:text-underline-style="solid" style:text-underline-width="auto" style:text-underline-mode="continuous"/>
    </style:style>
    <style:style style:name="T115" style:parent-style-name="Domyślnaczcionkaakapitu" style:family="text">
      <style:text-properties style:text-underline-type="single" style:text-underline-style="solid" style:text-underline-width="auto" style:text-underline-mode="continuous"/>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style:style>
    <style:style style:name="T129" style:parent-style-name="Domyślnaczcionkaakapitu" style:family="text">
      <style:text-properties style:text-underline-type="single" style:text-underline-style="solid" style:text-underline-width="auto" style:text-underline-mode="continuous"/>
    </style:style>
    <style:style style:name="P130" style:parent-style-name="Normalny" style:family="paragraph">
      <style:paragraph-properties fo:text-align="justify" fo:line-height="150%" fo:text-indent="0.2479in"/>
    </style:style>
    <style:style style:name="P131" style:parent-style-name="Normalny" style:family="paragraph">
      <style:paragraph-properties fo:text-align="justify" fo:line-height="150%"/>
    </style:style>
    <style:style style:name="T132" style:parent-style-name="Domyślnaczcionkaakapitu" style:family="text">
      <style:text-properties style:text-underline-type="single" style:text-underline-style="solid" style:text-underline-width="auto" style:text-underline-mode="continuous"/>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style:style>
    <style:style style:name="T141" style:parent-style-name="Domyślnaczcionkaakapitu" style:family="text">
      <style:text-properties fo:background-color="#80FFFF" style:text-underline-type="single" style:text-underline-style="solid" style:text-underline-width="auto" style:text-underline-mode="continuous"/>
    </style:style>
    <style:style style:name="T142" style:parent-style-name="Domyślnaczcionkaakapitu" style:family="text">
      <style:text-properties style:text-underline-type="single" style:text-underline-style="solid" style:text-underline-width="auto" style:text-underline-mode="continuous"/>
    </style:style>
    <style:style style:name="T143" style:parent-style-name="Domyślnaczcionkaakapitu" style:family="text">
      <style:text-properties fo:background-color="#80FFFF" style:text-underline-type="single" style:text-underline-style="solid" style:text-underline-width="auto" style:text-underline-mode="continuous"/>
    </style:style>
    <style:style style:name="T144" style:parent-style-name="Domyślnaczcionkaakapitu" style:family="text">
      <style:text-properties style:text-underline-type="single" style:text-underline-style="solid" style:text-underline-width="auto" style:text-underline-mode="continuous"/>
    </style:style>
    <style:style style:name="T145" style:parent-style-name="Domyślnaczcionkaakapitu" style:family="text">
      <style:text-properties fo:background-color="#80FFFF" style:text-underline-type="single" style:text-underline-style="solid" style:text-underline-width="auto" style:text-underline-mode="continuous"/>
    </style:style>
    <style:style style:name="T146" style:parent-style-name="Domyślnaczcionkaakapitu" style:family="text">
      <style:text-properties style:text-underline-type="single" style:text-underline-style="solid" style:text-underline-width="auto" style:text-underline-mode="continuous"/>
    </style:style>
    <style:style style:name="T147" style:parent-style-name="Domyślnaczcionkaakapitu" style:family="text">
      <style:text-properties fo:background-color="#80FFFF" style:text-underline-type="single" style:text-underline-style="solid" style:text-underline-width="auto" style:text-underline-mode="continuous"/>
    </style:style>
    <style:style style:name="T148" style:parent-style-name="Domyślnaczcionkaakapitu" style:family="text">
      <style:text-properties style:text-underline-type="single" style:text-underline-style="solid" style:text-underline-width="auto" style:text-underline-mode="continuous"/>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style:style>
    <style:style style:name="T153" style:parent-style-name="Domyślnaczcionkaakapitu" style:family="text">
      <style:text-properties fo:background-color="#80FFFF" style:text-underline-type="single" style:text-underline-style="solid" style:text-underline-width="auto" style:text-underline-mode="continuous"/>
    </style:style>
    <style:style style:name="T154" style:parent-style-name="Domyślnaczcionkaakapitu" style:family="text">
      <style:text-properties style:text-underline-type="single" style:text-underline-style="solid" style:text-underline-width="auto" style:text-underline-mode="continuous"/>
    </style:style>
    <style:style style:name="T155" style:parent-style-name="Domyślnaczcionkaakapitu" style:family="text">
      <style:text-properties fo:background-color="#80FFFF" style:text-underline-type="single" style:text-underline-style="solid" style:text-underline-width="auto" style:text-underline-mode="continuous"/>
    </style:style>
    <style:style style:name="T156" style:parent-style-name="Domyślnaczcionkaakapitu" style:family="text">
      <style:text-properties style:text-underline-type="single" style:text-underline-style="solid" style:text-underline-width="auto" style:text-underline-mode="continuous"/>
    </style:style>
    <style:style style:name="T157" style:parent-style-name="Domyślnaczcionkaakapitu" style:family="text">
      <style:text-properties fo:background-color="#80FFFF" style:text-underline-type="single" style:text-underline-style="solid" style:text-underline-width="auto" style:text-underline-mode="continuous"/>
    </style:style>
    <style:style style:name="T158" style:parent-style-name="Domyślnaczcionkaakapitu" style:family="text">
      <style:text-properties style:text-underline-type="single" style:text-underline-style="solid" style:text-underline-width="auto" style:text-underline-mode="continuous"/>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479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479in"/>
    </style:style>
    <style:style style:name="P200" style:parent-style-name="Normalny" style:family="paragraph">
      <style:paragraph-properties fo:text-align="justify" fo:line-height="150%" fo:text-indent="0.2479in"/>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style:style>
    <style:style style:name="T206" style:parent-style-name="Domyślnaczcionkaakapitu" style:family="text">
      <style:text-properties style:text-underline-type="single" style:text-underline-style="solid" style:text-underline-width="auto" style:text-underline-mode="continuous"/>
    </style:style>
    <style:style style:name="T207" style:parent-style-name="Domyślnaczcionkaakapitu" style:family="text">
      <style:text-properties fo:background-color="#80FFFF" style:text-underline-type="single" style:text-underline-style="solid" style:text-underline-width="auto" style:text-underline-mode="continuous"/>
    </style:style>
    <style:style style:name="P208" style:parent-style-name="Normalny" style:family="paragraph">
      <style:paragraph-properties fo:text-align="justify" fo:line-height="150%" fo:text-indent="0.2479in"/>
    </style:style>
    <style:style style:name="P209" style:parent-style-name="Normalny" style:family="paragraph">
      <style:paragraph-properties fo:text-align="justify" fo:line-height="150%"/>
    </style:style>
    <style:style style:name="T210" style:parent-style-name="Domyślnaczcionkaakapitu" style:family="text">
      <style:text-properties style:text-underline-type="single" style:text-underline-style="solid" style:text-underline-width="auto" style:text-underline-mode="continuous"/>
    </style:style>
    <style:style style:name="T211" style:parent-style-name="Domyślnaczcionkaakapitu" style:family="text">
      <style:text-properties fo:background-color="#80FFFF" style:text-underline-type="single" style:text-underline-style="solid" style:text-underline-width="auto" style:text-underline-mode="continuous"/>
    </style:style>
    <style:style style:name="T212" style:parent-style-name="Domyślnaczcionkaakapitu" style:family="text">
      <style:text-properties style:text-underline-type="single" style:text-underline-style="solid" style:text-underline-width="auto" style:text-underline-mode="continuous"/>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P218" style:parent-style-name="Normalny" style:family="paragraph">
      <style:paragraph-properties fo:text-align="justify" fo:line-height="150%"/>
    </style:style>
    <style:style style:name="T219" style:parent-style-name="Domyślnaczcionkaakapitu" style:family="text">
      <style:text-properties style:text-underline-type="single" style:text-underline-style="solid" style:text-underline-width="auto" style:text-underline-mode="continuous"/>
    </style:style>
    <style:style style:name="T220" style:parent-style-name="Domyślnaczcionkaakapitu" style:family="text">
      <style:text-properties fo:background-color="#80FFFF" style:text-underline-type="single" style:text-underline-style="solid" style:text-underline-width="auto" style:text-underline-mode="continuous"/>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479in"/>
    </style:style>
    <style:style style:name="P224" style:parent-style-name="Normalny" style:family="paragraph">
      <style:paragraph-properties fo:text-align="justify" fo:line-height="150%"/>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T228" style:parent-style-name="Domyślnaczcionkaakapitu" style:family="text">
      <style:text-properties style:text-underline-type="single" style:text-underline-style="solid" style:text-underline-width="auto" style:text-underline-mode="continuous"/>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style:style>
    <style:style style:name="T234" style:parent-style-name="Domyślnaczcionkaakapitu" style:family="text">
      <style:text-properties style:text-underline-type="single" style:text-underline-style="solid" style:text-underline-width="auto" style:text-underline-mode="continuous"/>
    </style:style>
    <style:style style:name="T235" style:parent-style-name="Domyślnaczcionkaakapitu" style:family="text">
      <style:text-properties fo:background-color="#80FFFF" style:text-underline-type="single" style:text-underline-style="solid" style:text-underline-width="auto" style:text-underline-mode="continuous"/>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style:style>
    <style:style style:name="T239" style:parent-style-name="Domyślnaczcionkaakapitu" style:family="text">
      <style:text-properties style:text-underline-type="single" style:text-underline-style="solid" style:text-underline-width="auto" style:text-underline-mode="continuous"/>
    </style:style>
    <style:style style:name="P240" style:parent-style-name="Normalny" style:family="paragraph">
      <style:paragraph-properties fo:text-align="justify" fo:line-height="150%" fo:text-indent="0.2479in"/>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479in"/>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P251" style:parent-style-name="Normalny" style:family="paragraph">
      <style:paragraph-properties fo:text-align="justify" fo:line-height="150%" fo:text-indent="0.2479in"/>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fo:text-indent="0.2479in">
        <style:tab-stops>
          <style:tab-stop style:type="left" style:position="12.3819in"/>
          <style:tab-stop style:type="left" style:position="-4.2125in"/>
        </style:tab-stops>
      </style:paragraph-properties>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style:style>
    <style:style style:name="T265" style:parent-style-name="Domyślnaczcionkaakapitu" style:family="text">
      <style:text-properties style:text-underline-type="single" style:text-underline-style="solid" style:text-underline-width="auto" style:text-underline-mode="continuous"/>
    </style:style>
    <style:style style:name="P266" style:parent-style-name="Normalny" style:family="paragraph">
      <style:paragraph-properties fo:text-align="justify" fo:line-height="150%" fo:text-indent="0.2479in"/>
    </style:style>
    <style:style style:name="P267" style:parent-style-name="Normalny" style:family="paragraph">
      <style:paragraph-properties fo:text-align="justify" fo:line-height="150%">
        <style:tab-stops>
          <style:tab-stop style:type="left" style:position="-18.0041in"/>
        </style:tab-stops>
      </style:paragraph-properties>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T272" style:parent-style-name="Domyślnaczcionkaakapitu" style:family="text">
      <style:text-properties style:text-underline-type="single" style:text-underline-style="solid" style:text-underline-width="auto" style:text-underline-mode="continuous"/>
    </style:style>
    <style:style style:name="P273" style:parent-style-name="Normalny" style:family="paragraph">
      <style:paragraph-properties fo:text-align="justify" fo:line-height="150%" fo:text-indent="0.2479in">
        <style:tab-stops>
          <style:tab-stop style:type="left" style:position="-18.0041in"/>
        </style:tab-stops>
      </style:paragraph-properties>
    </style:style>
    <style:style style:name="P274" style:parent-style-name="Normalny" style:family="paragraph">
      <style:paragraph-properties fo:text-align="justify" fo:line-height="150%">
        <style:tab-stops>
          <style:tab-stop style:type="left" style:position="15.0555in"/>
        </style:tab-stops>
      </style:paragraph-properties>
    </style:style>
    <style:style style:name="T275" style:parent-style-name="Domyślnaczcionkaakapitu" style:family="text">
      <style:text-properties style:text-underline-type="single" style:text-underline-style="solid" style:text-underline-width="auto" style:text-underline-mode="continuous"/>
    </style:style>
    <style:style style:name="T276" style:parent-style-name="Domyślnaczcionkaakapitu" style:family="text">
      <style:text-properties fo:background-color="#80FFFF" style:text-underline-type="single" style:text-underline-style="solid" style:text-underline-width="auto" style:text-underline-mode="continuous"/>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tab-stops>
          <style:tab-stop style:type="left" style:position="15.0555in"/>
        </style:tab-stops>
      </style:paragraph-properties>
    </style:style>
    <style:style style:name="P279" style:parent-style-name="Normalny" style:family="paragraph">
      <style:paragraph-properties fo:text-align="justify" fo:line-height="150%"/>
    </style:style>
    <style:style style:name="T280" style:parent-style-name="Domyślnaczcionkaakapitu" style:family="text">
      <style:text-properties style:text-underline-type="single" style:text-underline-style="solid" style:text-underline-width="auto" style:text-underline-mode="continuous"/>
    </style:style>
    <style:style style:name="T281" style:parent-style-name="Domyślnaczcionkaakapitu" style:family="text">
      <style:text-properties fo:background-color="#80FFFF" style:text-underline-type="single" style:text-underline-style="solid" style:text-underline-width="auto" style:text-underline-mode="continuous"/>
    </style:style>
    <style:style style:name="T282" style:parent-style-name="Domyślnaczcionkaakapitu" style:family="text">
      <style:text-properties style:text-underline-type="single" style:text-underline-style="solid" style:text-underline-width="auto" style:text-underline-mode="continuous"/>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P288" style:parent-style-name="Normalny" style:family="paragraph">
      <style:paragraph-properties fo:text-align="justify" fo:line-height="150%" fo:text-indent="0.2479in"/>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P297" style:parent-style-name="Normalny" style:family="paragraph">
      <style:paragraph-properties fo:text-align="justify" fo:line-height="150%"/>
    </style:style>
    <style:style style:name="T298" style:parent-style-name="Domyślnaczcionkaakapitu" style:family="text">
      <style:text-properties style:text-underline-type="single" style:text-underline-style="solid" style:text-underline-width="auto" style:text-underline-mode="continuous"/>
    </style:style>
    <style:style style:name="T299" style:parent-style-name="Domyślnaczcionkaakapitu" style:family="text">
      <style:text-properties fo:background-color="#80FFFF" style:text-underline-type="single" style:text-underline-style="solid" style:text-underline-width="auto" style:text-underline-mode="continuous"/>
    </style:style>
    <style:style style:name="T300" style:parent-style-name="Domyślnaczcionkaakapitu" style:family="text">
      <style:text-properties style:text-underline-type="single" style:text-underline-style="solid" style:text-underline-width="auto" style:text-underline-mode="continuous"/>
    </style:style>
    <style:style style:name="T301" style:parent-style-name="Domyślnaczcionkaakapitu" style:family="text">
      <style:text-properties fo:background-color="#80FFFF" style:text-underline-type="single" style:text-underline-style="solid" style:text-underline-width="auto" style:text-underline-mode="continuous"/>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text-underline-type="single" style:text-underline-style="solid" style:text-underline-width="auto" style:text-underline-mode="continuous"/>
    </style:style>
    <style:style style:name="T304" style:parent-style-name="Domyślnaczcionkaakapitu" style:family="text">
      <style:text-properties style:text-underline-type="single" style:text-underline-style="solid" style:text-underline-width="auto" style:text-underline-mode="continuous"/>
    </style:style>
    <style:style style:name="P305" style:parent-style-name="Normalny" style:family="paragraph">
      <style:paragraph-properties fo:text-align="justify" fo:line-height="150%" fo:text-indent="0.2479in"/>
    </style:style>
    <style:style style:name="P306" style:parent-style-name="Normalny" style:family="paragraph">
      <style:paragraph-properties fo:text-align="justify" fo:line-height="150%">
        <style:tab-stops>
          <style:tab-stop style:type="left" style:position="14.5138in"/>
        </style:tab-stops>
      </style:paragraph-properties>
    </style:style>
    <style:style style:name="T307" style:parent-style-name="Domyślnaczcionkaakapitu" style:family="text">
      <style:text-properties style:text-underline-type="single" style:text-underline-style="solid" style:text-underline-width="auto" style:text-underline-mode="continuous"/>
    </style:style>
    <style:style style:name="T308" style:parent-style-name="Domyślnaczcionkaakapitu" style:family="text">
      <style:text-properties fo:background-color="#80FFFF" style:text-underline-type="single" style:text-underline-style="solid" style:text-underline-width="auto" style:text-underline-mode="continuous"/>
    </style:style>
    <style:style style:name="T309" style:parent-style-name="Domyślnaczcionkaakapitu" style:family="text">
      <style:text-properties style:text-underline-type="single" style:text-underline-style="solid" style:text-underline-width="auto" style:text-underline-mode="continuous"/>
    </style:style>
    <style:style style:name="P310" style:parent-style-name="Normalny" style:family="paragraph">
      <style:paragraph-properties fo:text-align="justify" fo:line-height="150%" fo:text-indent="0.2479in">
        <style:tab-stops>
          <style:tab-stop style:type="left" style:position="14.5138in"/>
        </style:tab-stops>
      </style:paragraph-properties>
    </style:style>
    <style:style style:name="P311" style:parent-style-name="Normalny" style:family="paragraph">
      <style:paragraph-properties fo:text-align="justify" fo:line-height="150%"/>
    </style:style>
    <style:style style:name="T312" style:parent-style-name="Domyślnaczcionkaakapitu" style:family="text">
      <style:text-properties style:text-underline-type="single" style:text-underline-style="solid" style:text-underline-width="auto" style:text-underline-mode="continuous"/>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style:style>
    <style:style style:name="T332" style:parent-style-name="Domyślnaczcionkaakapitu" style:family="text">
      <style:text-properties style:text-underline-type="single" style:text-underline-style="solid" style:text-underline-width="auto" style:text-underline-mode="continuous"/>
    </style:style>
    <style:style style:name="P333" style:parent-style-name="Normalny" style:family="paragraph">
      <style:paragraph-properties fo:text-align="justify" fo:line-height="150%" fo:text-indent="0.2479in"/>
    </style:style>
    <style:style style:name="P334" style:parent-style-name="Normalny" style:family="paragraph">
      <style:paragraph-properties fo:text-align="justify" fo:line-height="150%"/>
    </style:style>
    <style:style style:name="T335" style:parent-style-name="Domyślnaczcionkaakapitu" style:family="text">
      <style:text-properties style:text-underline-type="single" style:text-underline-style="solid" style:text-underline-width="auto" style:text-underline-mode="continuous"/>
    </style:style>
    <style:style style:name="T336" style:parent-style-name="Domyślnaczcionkaakapitu" style:family="text">
      <style:text-properties fo:background-color="#80FFFF" style:text-underline-type="single" style:text-underline-style="solid" style:text-underline-width="auto" style:text-underline-mode="continuous"/>
    </style:style>
    <style:style style:name="T337" style:parent-style-name="Domyślnaczcionkaakapitu" style:family="text">
      <style:text-properties style:text-underline-type="single" style:text-underline-style="solid" style:text-underline-width="auto" style:text-underline-mode="continuous"/>
    </style:style>
    <style:style style:name="T338" style:parent-style-name="Domyślnaczcionkaakapitu" style:family="text">
      <style:text-properties fo:background-color="#80FFFF" style:text-underline-type="single" style:text-underline-style="solid" style:text-underline-width="auto" style:text-underline-mode="continuous"/>
    </style:style>
    <style:style style:name="T339" style:parent-style-name="Domyślnaczcionkaakapitu" style:family="text">
      <style:text-properties style:text-underline-type="single" style:text-underline-style="solid" style:text-underline-width="auto" style:text-underline-mode="continuous"/>
    </style:style>
    <style:style style:name="T340" style:parent-style-name="Domyślnaczcionkaakapitu" style:family="text">
      <style:text-properties fo:background-color="#80FFFF" style:text-underline-type="single" style:text-underline-style="solid" style:text-underline-width="auto" style:text-underline-mode="continuous"/>
    </style:style>
    <style:style style:name="P341" style:parent-style-name="Normalny" style:family="paragraph">
      <style:paragraph-properties fo:text-align="justify" fo:line-height="150%" fo:text-indent="0.2479in"/>
    </style:style>
    <style:style style:name="P342" style:parent-style-name="Normalny" style:family="paragraph">
      <style:paragraph-properties fo:text-align="justify" fo:line-height="150%" fo:text-indent="0.2479in"/>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479in"/>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P350" style:parent-style-name="Normalny" style:family="paragraph">
      <style:paragraph-properties fo:text-align="justify" fo:line-height="150%"/>
    </style:style>
    <style:style style:name="T351" style:parent-style-name="Domyślnaczcionkaakapitu" style:family="text">
      <style:text-properties style:text-underline-type="single" style:text-underline-style="solid" style:text-underline-width="auto" style:text-underline-mode="continuous"/>
    </style:style>
    <style:style style:name="P352" style:parent-style-name="Normalny" style:family="paragraph">
      <style:paragraph-properties fo:text-align="justify" fo:line-height="150%" fo:text-indent="0.2479in"/>
    </style:style>
    <style:style style:name="P353" style:parent-style-name="Normalny" style:family="paragraph">
      <style:paragraph-properties fo:text-align="justify" fo:line-height="150%"/>
    </style:style>
    <style:style style:name="T354" style:parent-style-name="Domyślnaczcionkaakapitu" style:family="text">
      <style:text-properties style:text-underline-type="single" style:text-underline-style="solid" style:text-underline-width="auto" style:text-underline-mode="continuous"/>
    </style:style>
    <style:style style:name="T355" style:parent-style-name="Domyślnaczcionkaakapitu" style:family="text">
      <style:text-properties fo:background-color="#80FFFF" style:text-underline-type="single" style:text-underline-style="solid" style:text-underline-width="auto" style:text-underline-mode="continuous"/>
    </style:style>
    <style:style style:name="T356" style:parent-style-name="Domyślnaczcionkaakapitu" style:family="text">
      <style:text-properties style:text-underline-type="single" style:text-underline-style="solid" style:text-underline-width="auto" style:text-underline-mode="continuous"/>
    </style:style>
    <style:style style:name="T357" style:parent-style-name="Domyślnaczcionkaakapitu" style:family="text">
      <style:text-properties fo:background-color="#80FFFF" style:text-underline-type="single" style:text-underline-style="solid" style:text-underline-width="auto" style:text-underline-mode="continuous"/>
    </style:style>
    <style:style style:name="T358" style:parent-style-name="Domyślnaczcionkaakapitu" style:family="text">
      <style:text-properties style:text-underline-type="single" style:text-underline-style="solid" style:text-underline-width="auto" style:text-underline-mode="continuous"/>
    </style:style>
    <style:style style:name="P359" style:parent-style-name="Normalny" style:family="paragraph">
      <style:paragraph-properties fo:text-align="justify" fo:line-height="150%" fo:margin-left="0.25in" fo:text-indent="0.2479in">
        <style:tab-stops/>
      </style:paragraph-properties>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style:style>
    <style:style style:name="T362" style:parent-style-name="Domyślnaczcionkaakapitu" style:family="text">
      <style:text-properties style:text-underline-type="single" style:text-underline-style="solid" style:text-underline-width="auto" style:text-underline-mode="continuous"/>
    </style:style>
    <style:style style:name="T363" style:parent-style-name="Domyślnaczcionkaakapitu" style:family="text">
      <style:text-properties fo:background-color="#80FFFF" style:text-underline-type="single" style:text-underline-style="solid" style:text-underline-width="auto" style:text-underline-mode="continuous"/>
    </style:style>
    <style:style style:name="T364" style:parent-style-name="Domyślnaczcionkaakapitu" style:family="text">
      <style:text-properties style:text-underline-type="single" style:text-underline-style="solid" style:text-underline-width="auto" style:text-underline-mode="continuous"/>
    </style:style>
    <style:style style:name="T365" style:parent-style-name="Domyślnaczcionkaakapitu" style:family="text">
      <style:text-properties fo:background-color="#80FFFF" style:text-underline-type="single" style:text-underline-style="solid" style:text-underline-width="auto" style:text-underline-mode="continuous"/>
    </style:style>
    <style:style style:name="T366" style:parent-style-name="Domyślnaczcionkaakapitu" style:family="text">
      <style:text-properties style:text-underline-type="single" style:text-underline-style="solid" style:text-underline-width="auto" style:text-underline-mode="continuous"/>
    </style:style>
    <style:style style:name="T367" style:parent-style-name="Domyślnaczcionkaakapitu" style:family="text">
      <style:text-properties fo:background-color="#80FFFF" style:text-underline-type="single" style:text-underline-style="solid" style:text-underline-width="auto" style:text-underline-mode="continuous"/>
    </style:style>
    <style:style style:name="T368" style:parent-style-name="Domyślnaczcionkaakapitu" style:family="text">
      <style:text-properties style:text-underline-type="single" style:text-underline-style="solid" style:text-underline-width="auto" style:text-underline-mode="continuous"/>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style:style>
    <style:style style:name="T372" style:parent-style-name="Domyślnaczcionkaakapitu" style:family="text">
      <style:text-properties style:text-underline-type="single" style:text-underline-style="solid" style:text-underline-width="auto" style:text-underline-mode="continuous"/>
    </style:style>
    <style:style style:name="T373" style:parent-style-name="Domyślnaczcionkaakapitu" style:family="text">
      <style:text-properties fo:background-color="#80FFFF" style:text-underline-type="single" style:text-underline-style="solid" style:text-underline-width="auto" style:text-underline-mode="continuous"/>
    </style:style>
    <style:style style:name="T374" style:parent-style-name="Domyślnaczcionkaakapitu" style:family="text">
      <style:text-properties style:text-underline-type="single" style:text-underline-style="solid" style:text-underline-width="auto" style:text-underline-mode="continuous"/>
    </style:style>
    <style:style style:name="T375" style:parent-style-name="Domyślnaczcionkaakapitu" style:family="text">
      <style:text-properties fo:background-color="#80FFFF" style:text-underline-type="single" style:text-underline-style="solid" style:text-underline-width="auto" style:text-underline-mode="continuous"/>
    </style:style>
    <style:style style:name="T376" style:parent-style-name="Domyślnaczcionkaakapitu" style:family="text">
      <style:text-properties style:text-underline-type="single" style:text-underline-style="solid" style:text-underline-width="auto" style:text-underline-mode="continuous"/>
    </style:style>
    <style:style style:name="T377" style:parent-style-name="Domyślnaczcionkaakapitu" style:family="text">
      <style:text-properties fo:background-color="#80FFFF" style:text-underline-type="single" style:text-underline-style="solid" style:text-underline-width="auto" style:text-underline-mode="continuous"/>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style:style>
    <style:style style:name="T386" style:parent-style-name="Domyślnaczcionkaakapitu" style:family="text">
      <style:text-properties style:text-underline-type="single" style:text-underline-style="solid" style:text-underline-width="auto" style:text-underline-mode="continuous"/>
    </style:style>
    <style:style style:name="T387" style:parent-style-name="Domyślnaczcionkaakapitu" style:family="text">
      <style:text-properties fo:background-color="#80FFFF" style:text-underline-type="single" style:text-underline-style="solid" style:text-underline-width="auto" style:text-underline-mode="continuous"/>
    </style:style>
    <style:style style:name="T388" style:parent-style-name="Domyślnaczcionkaakapitu" style:family="text">
      <style:text-properties style:text-underline-type="single" style:text-underline-style="solid" style:text-underline-width="auto" style:text-underline-mode="continuous"/>
    </style:style>
    <style:style style:name="T389" style:parent-style-name="Domyślnaczcionkaakapitu" style:family="text">
      <style:text-properties fo:background-color="#80FFFF" style:text-underline-type="single" style:text-underline-style="solid" style:text-underline-width="auto" style:text-underline-mode="continuous"/>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T392" style:parent-style-name="Domyślnaczcionkaakapitu" style:family="text">
      <style:text-properties style:text-underline-type="single" style:text-underline-style="solid" style:text-underline-width="auto" style:text-underline-mode="continuous"/>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style:style>
    <style:style style:name="T405" style:parent-style-name="Domyślnaczcionkaakapitu" style:family="text">
      <style:text-properties fo:background-color="#80FFFF" style:text-underline-type="single" style:text-underline-style="solid" style:text-underline-width="auto" style:text-underline-mode="continuous"/>
    </style:style>
    <style:style style:name="T406" style:parent-style-name="Domyślnaczcionkaakapitu" style:family="text">
      <style:text-properties style:text-underline-type="single" style:text-underline-style="solid" style:text-underline-width="auto" style:text-underline-mode="continuous"/>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margin-left="0.25in">
        <style:tab-stops/>
      </style:paragraph-properties>
    </style:style>
    <style:style style:name="T421" style:parent-style-name="Domyślnaczcionkaakapitu" style:family="text">
      <style:text-properties fo:background-color="#80FFFF" style:text-underline-type="single" style:text-underline-style="solid" style:text-underline-width="auto" style:text-underline-mode="continuous"/>
    </style:style>
    <style:style style:name="T422" style:parent-style-name="Domyślnaczcionkaakapitu" style:family="text">
      <style:text-properties style:text-underline-type="single" style:text-underline-style="solid" style:text-underline-width="auto" style:text-underline-mode="continuous"/>
    </style:style>
    <style:style style:name="T423" style:parent-style-name="Domyślnaczcionkaakapitu" style:family="text">
      <style:text-properties fo:background-color="#80FFFF" style:text-underline-type="single" style:text-underline-style="solid" style:text-underline-width="auto" style:text-underline-mode="continuous"/>
    </style:style>
    <style:style style:name="T424" style:parent-style-name="Domyślnaczcionkaakapitu" style:family="text">
      <style:text-properties style:text-underline-type="single" style:text-underline-style="solid" style:text-underline-width="auto" style:text-underline-mode="continuous"/>
    </style:style>
    <style:style style:name="T425" style:parent-style-name="Domyślnaczcionkaakapitu" style:family="text">
      <style:text-properties fo:background-color="#80FFFF" style:text-underline-type="single" style:text-underline-style="solid" style:text-underline-width="auto" style:text-underline-mode="continuous"/>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tab-stops>
          <style:tab-stop style:type="left" style:position="-17.9694in"/>
        </style:tab-stops>
      </style:paragraph-properties>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style:style>
    <style:style style:name="T442" style:parent-style-name="Domyślnaczcionkaakapitu" style:family="text">
      <style:text-properties style:text-underline-type="single" style:text-underline-style="solid" style:text-underline-width="auto" style:text-underline-mode="continuous"/>
    </style:style>
    <style:style style:name="T443" style:parent-style-name="Domyślnaczcionkaakapitu" style:family="text">
      <style:text-properties fo:background-color="#80FFFF" style:text-underline-type="single" style:text-underline-style="solid" style:text-underline-width="auto" style:text-underline-mode="continuous"/>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fo:background-color="#80FFFF" style:text-underline-type="single" style:text-underline-style="solid" style:text-underline-width="auto" style:text-underline-mode="continuous"/>
    </style:style>
    <style:style style:name="T446" style:parent-style-name="Domyślnaczcionkaakapitu" style:family="text">
      <style:text-properties style:text-underline-type="single" style:text-underline-style="solid" style:text-underline-width="auto" style:text-underline-mode="continuous"/>
    </style:style>
    <style:style style:name="T447" style:parent-style-name="Domyślnaczcionkaakapitu" style:family="text">
      <style:text-properties fo:background-color="#80FFFF" style:text-underline-type="single" style:text-underline-style="solid" style:text-underline-width="auto" style:text-underline-mode="continuous"/>
    </style:style>
    <style:style style:name="T448" style:parent-style-name="Domyślnaczcionkaakapitu" style:family="text">
      <style:text-properties style:text-underline-type="single" style:text-underline-style="solid" style:text-underline-width="auto" style:text-underline-mode="continuous"/>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style:style>
    <style:style style:name="T451" style:parent-style-name="Domyślnaczcionkaakapitu" style:family="text">
      <style:text-properties style:text-underline-type="single" style:text-underline-style="solid" style:text-underline-width="auto" style:text-underline-mode="continuous"/>
    </style:style>
    <style:style style:name="T452" style:parent-style-name="Domyślnaczcionkaakapitu" style:family="text">
      <style:text-properties fo:background-color="#80FFFF" style:text-underline-type="single" style:text-underline-style="solid" style:text-underline-width="auto" style:text-underline-mode="continuous"/>
    </style:style>
    <style:style style:name="T453" style:parent-style-name="Domyślnaczcionkaakapitu" style:family="text">
      <style:text-properties style:text-underline-type="single" style:text-underline-style="solid" style:text-underline-width="auto" style:text-underline-mode="continuous"/>
    </style:style>
    <style:style style:name="T454" style:parent-style-name="Domyślnaczcionkaakapitu" style:family="text">
      <style:text-properties fo:background-color="#80FFFF" style:text-underline-type="single" style:text-underline-style="solid" style:text-underline-width="auto" style:text-underline-mode="continuous"/>
    </style:style>
    <style:style style:name="T455" style:parent-style-name="Domyślnaczcionkaakapitu" style:family="text">
      <style:text-properties style:text-underline-type="single" style:text-underline-style="solid" style:text-underline-width="auto" style:text-underline-mode="continuous"/>
    </style:style>
    <style:style style:name="T456" style:parent-style-name="Domyślnaczcionkaakapitu" style:family="text">
      <style:text-properties fo:background-color="#80FFFF" style:text-underline-type="single" style:text-underline-style="solid" style:text-underline-width="auto" style:text-underline-mode="continuous"/>
    </style:style>
    <style:style style:name="T457" style:parent-style-name="Domyślnaczcionkaakapitu" style:family="text">
      <style:text-properties style:text-underline-type="single" style:text-underline-style="solid" style:text-underline-width="auto" style:text-underline-mode="continuous"/>
    </style:style>
    <style:style style:name="T458" style:parent-style-name="Domyślnaczcionkaakapitu" style:family="text">
      <style:text-properties fo:background-color="#80FFFF" style:text-underline-type="single" style:text-underline-style="solid" style:text-underline-width="auto" style:text-underline-mode="continuous"/>
    </style:style>
    <style:style style:name="T459" style:parent-style-name="Domyślnaczcionkaakapitu" style:family="text">
      <style:text-properties style:text-underline-type="single" style:text-underline-style="solid" style:text-underline-width="auto" style:text-underline-mode="continuous"/>
    </style:style>
    <style:style style:name="T460" style:parent-style-name="Domyślnaczcionkaakapitu" style:family="text">
      <style:text-properties fo:background-color="#80FFFF" style:text-underline-type="single" style:text-underline-style="solid" style:text-underline-width="auto" style:text-underline-mode="continuous"/>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P463" style:parent-style-name="Normalny" style:family="paragraph">
      <style:paragraph-properties fo:text-align="justify" fo:line-height="150%"/>
    </style:style>
    <style:style style:name="T464" style:parent-style-name="Domyślnaczcionkaakapitu" style:family="text">
      <style:text-properties style:text-underline-type="single" style:text-underline-style="solid" style:text-underline-width="auto" style:text-underline-mode="continuous"/>
    </style:style>
    <style:style style:name="P465" style:parent-style-name="Normalny" style:family="paragraph">
      <style:paragraph-properties fo:text-align="justify" fo:line-height="150%" fo:text-indent="0.2479in"/>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P472" style:parent-style-name="Normalny" style:family="paragraph">
      <style:paragraph-properties fo:text-align="justify" fo:line-height="150%"/>
    </style:style>
    <style:style style:name="T473" style:parent-style-name="Domyślnaczcionkaakapitu" style:family="text">
      <style:text-properties style:text-underline-type="single" style:text-underline-style="solid" style:text-underline-width="auto" style:text-underline-mode="continuous"/>
    </style:style>
    <style:style style:name="P474" style:parent-style-name="Normalny" style:family="paragraph">
      <style:paragraph-properties fo:text-align="justify" fo:line-height="150%" fo:text-indent="0.2479in"/>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style:style>
    <style:style style:name="T478" style:parent-style-name="Domyślnaczcionkaakapitu" style:family="text">
      <style:text-properties style:text-underline-type="single" style:text-underline-style="solid" style:text-underline-width="auto" style:text-underline-mode="continuous"/>
    </style:style>
    <style:style style:name="P479" style:parent-style-name="Normalny" style:family="paragraph">
      <style:paragraph-properties fo:text-align="justify" fo:line-height="150%" fo:text-indent="0.2479in"/>
    </style:style>
    <style:style style:name="P480" style:parent-style-name="Normalny" style:family="paragraph">
      <style:paragraph-properties fo:text-align="justify" fo:line-height="150%"/>
    </style:style>
    <style:style style:name="T481" style:parent-style-name="Domyślnaczcionkaakapitu" style:family="text">
      <style:text-properties style:text-underline-type="single" style:text-underline-style="solid" style:text-underline-width="auto" style:text-underline-mode="continuous"/>
    </style:style>
    <style:style style:name="T482" style:parent-style-name="Domyślnaczcionkaakapitu" style:family="text">
      <style:text-properties fo:background-color="#80FFFF" style:text-underline-type="single" style:text-underline-style="solid" style:text-underline-width="auto" style:text-underline-mode="continuous"/>
    </style:style>
    <style:style style:name="T483" style:parent-style-name="Domyślnaczcionkaakapitu" style:family="text">
      <style:text-properties style:text-underline-type="single" style:text-underline-style="solid" style:text-underline-width="auto" style:text-underline-mode="continuous"/>
    </style:style>
    <style:style style:name="T484" style:parent-style-name="Domyślnaczcionkaakapitu" style:family="text">
      <style:text-properties fo:background-color="#80FFFF" style:text-underline-type="single" style:text-underline-style="solid" style:text-underline-width="auto" style:text-underline-mode="continuous"/>
    </style:style>
    <style:style style:name="T485" style:parent-style-name="Domyślnaczcionkaakapitu" style:family="text">
      <style:text-properties style:text-underline-type="single" style:text-underline-style="solid" style:text-underline-width="auto" style:text-underline-mode="continuous"/>
    </style:style>
    <style:style style:name="T486" style:parent-style-name="Domyślnaczcionkaakapitu" style:family="text">
      <style:text-properties fo:background-color="#80FFFF" style:text-underline-type="single" style:text-underline-style="solid" style:text-underline-width="auto" style:text-underline-mode="continuous"/>
    </style:style>
    <style:style style:name="P487" style:parent-style-name="Normalny" style:family="paragraph">
      <style:paragraph-properties fo:text-align="justify" fo:line-height="150%" fo:text-indent="0.2479in"/>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fo:text-indent="0.2479in"/>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fo:text-indent="0.2479in"/>
    </style:style>
    <style:style style:name="P515" style:parent-style-name="Normalny" style:family="paragraph">
      <style:paragraph-properties fo:text-align="justify" fo:line-height="150%" fo:text-indent="0.2479in"/>
    </style:style>
    <style:style style:name="P516" style:parent-style-name="Normalny" style:family="paragraph">
      <style:paragraph-properties fo:text-align="justify" fo:line-height="150%" fo:text-indent="0.2479in"/>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479in"/>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P532" style:parent-style-name="Normalny" style:family="paragraph">
      <style:paragraph-properties fo:text-align="justify" fo:line-height="150%" fo:text-indent="0.2479in"/>
    </style:style>
    <style:style style:name="P533" style:parent-style-name="Normalny" style:family="paragraph">
      <style:paragraph-properties fo:text-align="justify" fo:line-height="150%"/>
    </style:style>
    <style:style style:name="T534" style:parent-style-name="Domyślnaczcionkaakapitu" style:family="text">
      <style:text-properties style:text-underline-type="single" style:text-underline-style="solid" style:text-underline-width="auto" style:text-underline-mode="continuous"/>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style:style>
    <style:style style:name="T541" style:parent-style-name="Domyślnaczcionkaakapitu" style:family="text">
      <style:text-properties style:text-underline-type="single" style:text-underline-style="solid" style:text-underline-width="auto" style:text-underline-mode="continuous"/>
    </style:style>
    <style:style style:name="P542" style:parent-style-name="Normalny" style:family="paragraph">
      <style:paragraph-properties fo:text-align="justify" fo:line-height="150%" fo:text-indent="0.2479in"/>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style:style>
    <style:style style:name="T546" style:parent-style-name="Domyślnaczcionkaakapitu" style:family="text">
      <style:text-properties style:text-underline-type="single" style:text-underline-style="solid" style:text-underline-width="auto" style:text-underline-mode="continuous"/>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style:style>
    <style:style style:name="T552" style:parent-style-name="Domyślnaczcionkaakapitu" style:family="text">
      <style:text-properties style:text-underline-type="single" style:text-underline-style="solid" style:text-underline-width="auto" style:text-underline-mode="continuous"/>
    </style:style>
    <style:style style:name="T553" style:parent-style-name="Domyślnaczcionkaakapitu" style:family="text">
      <style:text-properties fo:background-color="#80FFFF" style:text-underline-type="single" style:text-underline-style="solid" style:text-underline-width="auto" style:text-underline-mode="continuous"/>
    </style:style>
    <style:style style:name="T554" style:parent-style-name="Domyślnaczcionkaakapitu" style:family="text">
      <style:text-properties style:text-underline-type="single" style:text-underline-style="solid" style:text-underline-width="auto" style:text-underline-mode="continuous"/>
    </style:style>
    <style:style style:name="T555" style:parent-style-name="Domyślnaczcionkaakapitu" style:family="text">
      <style:text-properties fo:background-color="#80FFFF" style:text-underline-type="single" style:text-underline-style="solid" style:text-underline-width="auto" style:text-underline-mode="continuous"/>
    </style:style>
    <style:style style:name="T556" style:parent-style-name="Domyślnaczcionkaakapitu" style:family="text">
      <style:text-properties style:text-underline-type="single" style:text-underline-style="solid" style:text-underline-width="auto" style:text-underline-mode="continuous"/>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fo:text-indent="0.2479in"/>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style:tab-stops>
          <style:tab-stop style:type="left" style:position="21.7708in"/>
        </style:tab-stops>
      </style:paragraph-properties>
    </style:style>
    <style:style style:name="T583" style:parent-style-name="Domyślnaczcionkaakapitu" style:family="text">
      <style:text-properties style:text-underline-type="single" style:text-underline-style="solid" style:text-underline-width="auto" style:text-underline-mode="continuous"/>
    </style:style>
    <style:style style:name="T584" style:parent-style-name="Domyślnaczcionkaakapitu" style:family="text">
      <style:text-properties fo:background-color="#80FFFF" style:text-underline-type="single" style:text-underline-style="solid" style:text-underline-width="auto" style:text-underline-mode="continuous"/>
    </style:style>
    <style:style style:name="P585" style:parent-style-name="Normalny" style:family="paragraph">
      <style:paragraph-properties fo:text-align="justify" fo:line-height="150%" fo:text-indent="0.2479in">
        <style:tab-stops>
          <style:tab-stop style:type="left" style:position="21.7708in"/>
        </style:tab-stops>
      </style:paragraph-properties>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P588" style:parent-style-name="Normalny" style:family="paragraph">
      <style:paragraph-properties fo:text-align="justify" fo:line-height="150%"/>
    </style:style>
    <style:style style:name="T589" style:parent-style-name="Domyślnaczcionkaakapitu" style:family="text">
      <style:text-properties fo:background-color="#80FFFF" style:text-underline-type="single" style:text-underline-style="solid" style:text-underline-width="auto" style:text-underline-mode="continuous"/>
    </style:style>
    <style:style style:name="T590" style:parent-style-name="Domyślnaczcionkaakapitu" style:family="text">
      <style:text-properties style:text-underline-type="single" style:text-underline-style="solid" style:text-underline-width="auto" style:text-underline-mode="continuous"/>
    </style:style>
    <style:style style:name="P591" style:parent-style-name="Normalny" style:family="paragraph">
      <style:paragraph-properties fo:text-align="justify" fo:line-height="150%" fo:text-indent="0.2479in"/>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479in"/>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P605" style:parent-style-name="Normalny" style:family="paragraph">
      <style:paragraph-properties fo:text-align="justify" fo:line-height="150%">
        <style:tab-stops>
          <style:tab-stop style:type="left" style:position="21.7708in"/>
        </style:tab-stops>
      </style:paragraph-properties>
    </style:style>
    <style:style style:name="T606" style:parent-style-name="Domyślnaczcionkaakapitu" style:family="text">
      <style:text-properties style:text-underline-type="single" style:text-underline-style="solid" style:text-underline-width="auto" style:text-underline-mode="continuous"/>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P608" style:parent-style-name="Normalny" style:family="paragraph">
      <style:paragraph-properties fo:text-align="justify" fo:line-height="150%" fo:text-indent="0.2479in">
        <style:tab-stops>
          <style:tab-stop style:type="left" style:position="21.7708in"/>
        </style:tab-stops>
      </style:paragraph-properties>
    </style:style>
    <style:style style:name="P609" style:parent-style-name="Normalny" style:family="paragraph">
      <style:paragraph-properties fo:text-align="justify" fo:line-height="150%"/>
    </style:style>
    <style:style style:name="T610" style:parent-style-name="Domyślnaczcionkaakapitu" style:family="text">
      <style:text-properties style:text-underline-type="single" style:text-underline-style="solid" style:text-underline-width="auto" style:text-underline-mode="continuous"/>
    </style:style>
    <style:style style:name="T611" style:parent-style-name="Domyślnaczcionkaakapitu" style:family="text">
      <style:text-properties fo:background-color="#80FFFF" style:text-underline-type="single" style:text-underline-style="solid" style:text-underline-width="auto" style:text-underline-mode="continuous"/>
    </style:style>
    <style:style style:name="T612" style:parent-style-name="Domyślnaczcionkaakapitu" style:family="text">
      <style:text-properties style:text-underline-type="single" style:text-underline-style="solid" style:text-underline-width="auto" style:text-underline-mode="continuous"/>
    </style:style>
    <style:style style:name="T613" style:parent-style-name="Domyślnaczcionkaakapitu" style:family="text">
      <style:text-properties fo:background-color="#80FFFF" style:text-underline-type="single" style:text-underline-style="solid" style:text-underline-width="auto" style:text-underline-mode="continuous"/>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fo:background-color="#80FFFF" style:text-underline-type="single" style:text-underline-style="solid" style:text-underline-width="auto" style:text-underline-mode="continuous"/>
    </style:style>
    <style:style style:name="T616" style:parent-style-name="Domyślnaczcionkaakapitu" style:family="text">
      <style:text-properties style:text-underline-type="single" style:text-underline-style="solid" style:text-underline-width="auto" style:text-underline-mode="continuous"/>
    </style:style>
    <style:style style:name="T617" style:parent-style-name="Domyślnaczcionkaakapitu" style:family="text">
      <style:text-properties fo:background-color="#80FFFF" style:text-underline-type="single" style:text-underline-style="solid" style:text-underline-width="auto" style:text-underline-mode="continuous"/>
    </style:style>
    <style:style style:name="T618" style:parent-style-name="Domyślnaczcionkaakapitu" style:family="text">
      <style:text-properties style:text-underline-type="single" style:text-underline-style="solid" style:text-underline-width="auto" style:text-underline-mode="continuous"/>
    </style:style>
    <style:style style:name="T619" style:parent-style-name="Domyślnaczcionkaakapitu" style:family="text">
      <style:text-properties fo:background-color="#80FFFF" style:text-underline-type="single" style:text-underline-style="solid" style:text-underline-width="auto" style:text-underline-mode="continuous"/>
    </style:style>
    <style:style style:name="T620" style:parent-style-name="Domyślnaczcionkaakapitu" style:family="text">
      <style:text-properties style:text-underline-type="single" style:text-underline-style="solid" style:text-underline-width="auto" style:text-underline-mode="continuous"/>
    </style:style>
    <style:style style:name="T621" style:parent-style-name="Domyślnaczcionkaakapitu" style:family="text">
      <style:text-properties style:text-underline-type="single" style:text-underline-style="solid" style:text-underline-width="auto" style:text-underline-mode="continuous"/>
    </style:style>
    <style:style style:name="T622" style:parent-style-name="Domyślnaczcionkaakapitu" style:family="text">
      <style:text-properties style:text-underline-type="single" style:text-underline-style="solid" style:text-underline-width="auto" style:text-underline-mode="continuous"/>
    </style:style>
    <style:style style:name="T623" style:parent-style-name="Domyślnaczcionkaakapitu" style:family="text">
      <style:text-properties style:text-underline-type="single" style:text-underline-style="solid" style:text-underline-width="auto" style:text-underline-mode="continuous"/>
    </style:style>
    <style:style style:name="P624" style:parent-style-name="Normalny" style:family="paragraph">
      <style:paragraph-properties fo:text-align="justify" fo:line-height="150%" fo:text-indent="0.2479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P631" style:parent-style-name="Normalny" style:family="paragraph">
      <style:paragraph-properties fo:text-align="justify" fo:line-height="150%" fo:text-indent="0.2479in"/>
    </style:style>
    <style:style style:name="P632" style:parent-style-name="Normalny" style:family="paragraph">
      <style:paragraph-properties fo:text-align="justify" fo:line-height="150%" fo:text-indent="0.2479in"/>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style:tab-stops>
          <style:tab-stop style:type="left" style:position="21.375in"/>
        </style:tab-stops>
      </style:paragraph-properties>
    </style:style>
    <style:style style:name="T635" style:parent-style-name="Domyślnaczcionkaakapitu" style:family="text">
      <style:text-properties style:text-underline-type="single" style:text-underline-style="solid" style:text-underline-width="auto" style:text-underline-mode="continuous"/>
    </style:style>
    <style:style style:name="T636" style:parent-style-name="Domyślnaczcionkaakapitu" style:family="text">
      <style:text-properties fo:background-color="#80FFFF" style:text-underline-type="single" style:text-underline-style="solid" style:text-underline-width="auto" style:text-underline-mode="continuous"/>
    </style:style>
    <style:style style:name="P637" style:parent-style-name="Normalny" style:family="paragraph">
      <style:paragraph-properties fo:text-align="justify" fo:line-height="150%" fo:text-indent="0.2479in">
        <style:tab-stops>
          <style:tab-stop style:type="left" style:position="21.375in"/>
        </style:tab-stops>
      </style:paragraph-properties>
    </style:style>
    <style:style style:name="P638" style:parent-style-name="Normalny" style:family="paragraph">
      <style:paragraph-properties fo:text-align="justify" fo:line-height="150%" fo:text-indent="0.2479in"/>
    </style:style>
    <style:style style:name="P639" style:parent-style-name="Normalny" style:family="paragraph">
      <style:paragraph-properties fo:text-align="justify" fo:line-height="150%">
        <style:tab-stops>
          <style:tab-stop style:type="left" style:position="-16.3791in"/>
        </style:tab-stops>
      </style:paragraph-properties>
    </style:style>
    <style:style style:name="T640" style:parent-style-name="Domyślnaczcionkaakapitu" style:family="text">
      <style:text-properties style:text-underline-type="single" style:text-underline-style="solid" style:text-underline-width="auto" style:text-underline-mode="continuous"/>
    </style:style>
    <style:style style:name="P641" style:parent-style-name="Normalny" style:family="paragraph">
      <style:paragraph-properties fo:text-align="justify" fo:line-height="150%" fo:text-indent="0.2479in">
        <style:tab-stops>
          <style:tab-stop style:type="left" style:position="-16.3791in"/>
        </style:tab-stops>
      </style:paragraph-properties>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479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fo:text-indent="0.2479in"/>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479in"/>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479in"/>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479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479in"/>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479in"/>
    </style:style>
    <style:style style:name="P792" style:parent-style-name="Normalny" style:family="paragraph">
      <style:paragraph-properties fo:text-align="justify" fo:line-height="150%"/>
    </style:style>
    <style:style style:name="T793" style:parent-style-name="Domyślnaczcionkaakapitu" style:family="text">
      <style:text-properties style:text-underline-type="single" style:text-underline-style="solid" style:text-underline-width="auto" style:text-underline-mode="continuous"/>
    </style:style>
    <style:style style:name="P794" style:parent-style-name="Normalny" style:family="paragraph">
      <style:paragraph-properties fo:text-align="justify" fo:line-height="150%" fo:text-indent="0.2479in"/>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style:style>
    <style:style style:name="T798" style:parent-style-name="Domyślnaczcionkaakapitu" style:family="text">
      <style:text-properties style:text-underline-type="single" style:text-underline-style="solid" style:text-underline-width="auto" style:text-underline-mode="continuous"/>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T800" style:parent-style-name="Domyślnaczcionkaakapitu" style:family="text">
      <style:text-properties style:text-underline-type="single" style:text-underline-style="solid" style:text-underline-width="auto" style:text-underline-mode="continuous"/>
    </style:style>
    <style:style style:name="T801" style:parent-style-name="Domyślnaczcionkaakapitu" style:family="text">
      <style:text-properties fo:background-color="#80FFFF" style:text-underline-type="single" style:text-underline-style="solid" style:text-underline-width="auto" style:text-underline-mode="continuous"/>
    </style:style>
    <style:style style:name="T802" style:parent-style-name="Domyślnaczcionkaakapitu" style:family="text">
      <style:text-properties style:text-underline-type="single" style:text-underline-style="solid" style:text-underline-width="auto" style:text-underline-mode="continuous"/>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style:style>
    <style:style style:name="T809" style:parent-style-name="Domyślnaczcionkaakapitu" style:family="text">
      <style:text-properties style:text-underline-type="single" style:text-underline-style="solid" style:text-underline-width="auto" style:text-underline-mode="continuous"/>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fo:text-indent="0.2479in"/>
    </style:style>
    <style:style style:name="P813" style:parent-style-name="Normalny" style:family="paragraph">
      <style:paragraph-properties fo:text-align="justify" fo:line-height="150%"/>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text-underline-type="single" style:text-underline-style="solid" style:text-underline-width="auto" style:text-underline-mode="continuous"/>
    </style:style>
    <style:style style:name="T816" style:parent-style-name="Domyślnaczcionkaakapitu" style:family="text">
      <style:text-properties style:text-underline-type="single" style:text-underline-style="solid" style:text-underline-width="auto" style:text-underline-mode="continuous"/>
    </style:style>
    <style:style style:name="T817" style:parent-style-name="Domyślnaczcionkaakapitu" style:family="text">
      <style:text-properties fo:background-color="#80FFFF" style:text-underline-type="single" style:text-underline-style="solid" style:text-underline-width="auto" style:text-underline-mode="continuous"/>
    </style:style>
    <style:style style:name="T818" style:parent-style-name="Domyślnaczcionkaakapitu" style:family="text">
      <style:text-properties style:text-underline-type="single" style:text-underline-style="solid" style:text-underline-width="auto" style:text-underline-mode="continuous"/>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style:style>
    <style:style style:name="T822" style:parent-style-name="Domyślnaczcionkaakapitu" style:family="text">
      <style:text-properties style:text-underline-type="single" style:text-underline-style="solid" style:text-underline-width="auto" style:text-underline-mode="continuous"/>
    </style:style>
    <style:style style:name="T823" style:parent-style-name="Domyślnaczcionkaakapitu" style:family="text">
      <style:text-properties fo:background-color="#80FFFF" style:text-underline-type="single" style:text-underline-style="solid" style:text-underline-width="auto" style:text-underline-mode="continuous"/>
    </style:style>
    <style:style style:name="T824" style:parent-style-name="Domyślnaczcionkaakapitu" style:family="text">
      <style:text-properties style:text-underline-type="single" style:text-underline-style="solid" style:text-underline-width="auto" style:text-underline-mode="continuous"/>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P829" style:parent-style-name="Normalny" style:family="paragraph">
      <style:paragraph-properties fo:text-align="justify" fo:line-height="150%"/>
    </style:style>
    <style:style style:name="T830" style:parent-style-name="Domyślnaczcionkaakapitu" style:family="text">
      <style:text-properties style:text-underline-type="single" style:text-underline-style="solid" style:text-underline-width="auto" style:text-underline-mode="continuous"/>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style:style>
    <style:style style:name="T837"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838"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839" style:parent-style-name="Domyślnaczcionkaakapitu" style:family="text">
      <style:text-properties style:text-underline-type="single" style:text-underline-style="solid" style:text-underline-width="auto" style:text-underline-mode="continuous"/>
    </style:style>
    <style:style style:name="T840" style:parent-style-name="Domyślnaczcionkaakapitu" style:family="text">
      <style:text-properties style:text-underline-type="single" style:text-underline-style="solid" style:text-underline-width="auto" style:text-underline-mode="continuous"/>
    </style:style>
    <style:style style:name="T841" style:parent-style-name="Domyślnaczcionkaakapitu" style:family="text">
      <style:text-properties style:text-underline-type="single" style:text-underline-style="solid" style:text-underline-width="auto" style:text-underline-mode="continuous"/>
    </style:style>
    <style:style style:name="P842" style:parent-style-name="Normalny" style:family="paragraph">
      <style:paragraph-properties fo:text-align="justify" fo:line-height="150%" fo:text-indent="0.2479in"/>
    </style:style>
    <style:style style:name="P843" style:parent-style-name="Normalny" style:family="paragraph">
      <style:paragraph-properties fo:text-align="justify" fo:line-height="150%"/>
    </style:style>
    <style:style style:name="T844" style:parent-style-name="Domyślnaczcionkaakapitu" style:family="text">
      <style:text-properties style:text-underline-type="single" style:text-underline-style="solid" style:text-underline-width="auto" style:text-underline-mode="continuous"/>
    </style:style>
    <style:style style:name="P845" style:parent-style-name="Normalny" style:family="paragraph">
      <style:paragraph-properties fo:text-align="justify" fo:line-height="150%" fo:text-indent="0.2479in"/>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style:style>
    <style:style style:name="T848" style:parent-style-name="Domyślnaczcionkaakapitu" style:family="text">
      <style:text-properties style:text-underline-type="single" style:text-underline-style="solid" style:text-underline-width="auto" style:text-underline-mode="continuous"/>
    </style:style>
    <style:style style:name="T849" style:parent-style-name="Domyślnaczcionkaakapitu" style:family="text">
      <style:text-properties fo:background-color="#80FFFF" style:text-underline-type="single" style:text-underline-style="solid" style:text-underline-width="auto" style:text-underline-mode="continuous"/>
    </style:style>
    <style:style style:name="T850" style:parent-style-name="Domyślnaczcionkaakapitu" style:family="text">
      <style:text-properties style:text-underline-type="single" style:text-underline-style="solid" style:text-underline-width="auto" style:text-underline-mode="continuous"/>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style:style>
    <style:style style:name="T854" style:parent-style-name="Domyślnaczcionkaakapitu" style:family="text">
      <style:text-properties style:text-underline-type="single" style:text-underline-style="solid" style:text-underline-width="auto" style:text-underline-mode="continuous"/>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style:style>
    <style:style style:name="T859" style:parent-style-name="Domyślnaczcionkaakapitu" style:family="text">
      <style:text-properties style:text-underline-type="single" style:text-underline-style="solid" style:text-underline-width="auto" style:text-underline-mode="continuous"/>
    </style:style>
    <style:style style:name="T860" style:parent-style-name="Domyślnaczcionkaakapitu" style:family="text">
      <style:text-properties fo:background-color="#80FFFF" style:text-underline-type="single" style:text-underline-style="solid" style:text-underline-width="auto" style:text-underline-mode="continuous"/>
    </style:style>
    <style:style style:name="P861" style:parent-style-name="Normalny" style:family="paragraph">
      <style:paragraph-properties fo:text-align="justify" fo:line-height="150%" fo:text-indent="0.2479in"/>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style:style>
    <style:style style:name="T872" style:parent-style-name="Domyślnaczcionkaakapitu" style:family="text">
      <style:text-properties style:text-underline-type="single" style:text-underline-style="solid" style:text-underline-width="auto" style:text-underline-mode="continuous"/>
    </style:style>
    <style:style style:name="P873" style:parent-style-name="Normalny" style:family="paragraph">
      <style:paragraph-properties fo:text-align="justify" fo:line-height="150%" fo:text-indent="0.2479in"/>
    </style:style>
    <style:style style:name="P874" style:parent-style-name="Normalny" style:family="paragraph">
      <style:paragraph-properties fo:text-align="justify" fo:line-height="150%"/>
    </style:style>
    <style:style style:name="T875" style:parent-style-name="Domyślnaczcionkaakapitu" style:family="text">
      <style:text-properties style:text-underline-type="single" style:text-underline-style="solid" style:text-underline-width="auto" style:text-underline-mode="continuous"/>
    </style:style>
    <style:style style:name="P876" style:parent-style-name="Normalny" style:family="paragraph">
      <style:paragraph-properties fo:text-align="justify" fo:line-height="150%" fo:text-indent="0.2479in"/>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479in"/>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style:style>
    <style:style style:name="T897" style:parent-style-name="Domyślnaczcionkaakapitu" style:family="text">
      <style:text-properties style:text-underline-type="single" style:text-underline-style="solid" style:text-underline-width="auto" style:text-underline-mode="continuous"/>
    </style:style>
    <style:style style:name="T898" style:parent-style-name="Domyślnaczcionkaakapitu" style:family="text">
      <style:text-properties fo:background-color="#80FFFF" style:text-underline-type="single" style:text-underline-style="solid" style:text-underline-width="auto" style:text-underline-mode="continuous"/>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479in"/>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style:style>
    <style:style style:name="T903" style:parent-style-name="Domyślnaczcionkaakapitu" style:family="text">
      <style:text-properties style:text-underline-type="single" style:text-underline-style="solid" style:text-underline-width="auto" style:text-underline-mode="continuous"/>
    </style:style>
    <style:style style:name="T904" style:parent-style-name="Domyślnaczcionkaakapitu" style:family="text">
      <style:text-properties fo:background-color="#80FFFF" style:text-underline-type="single" style:text-underline-style="solid" style:text-underline-width="auto" style:text-underline-mode="continuous"/>
    </style:style>
    <style:style style:name="T905" style:parent-style-name="Domyślnaczcionkaakapitu" style:family="text">
      <style:text-properties style:text-underline-type="single" style:text-underline-style="solid" style:text-underline-width="auto" style:text-underline-mode="continuous"/>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479in"/>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style:style>
    <style:style style:name="T918" style:parent-style-name="Domyślnaczcionkaakapitu" style:family="text">
      <style:text-properties style:text-underline-type="single" style:text-underline-style="solid" style:text-underline-width="auto" style:text-underline-mode="continuous"/>
    </style:style>
    <style:style style:name="T919" style:parent-style-name="Domyślnaczcionkaakapitu" style:family="text">
      <style:text-properties fo:background-color="#80FFFF" style:text-underline-type="single" style:text-underline-style="solid" style:text-underline-width="auto" style:text-underline-mode="continuous"/>
    </style:style>
    <style:style style:name="P920" style:parent-style-name="Normalny" style:family="paragraph">
      <style:paragraph-properties fo:text-align="justify" fo:line-height="150%" fo:text-indent="0.2479in"/>
    </style:style>
    <style:style style:name="P921" style:parent-style-name="Normalny" style:family="paragraph">
      <style:paragraph-properties fo:text-align="justify" fo:line-height="150%"/>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text-underline-type="single" style:text-underline-style="solid" style:text-underline-width="auto" style:text-underline-mode="continuous"/>
    </style:style>
    <style:style style:name="T924" style:parent-style-name="Domyślnaczcionkaakapitu" style:family="text">
      <style:text-properties style:text-underline-type="single" style:text-underline-style="solid" style:text-underline-width="auto" style:text-underline-mode="continuous"/>
    </style:style>
    <style:style style:name="T925" style:parent-style-name="Domyślnaczcionkaakapitu" style:family="text">
      <style:text-properties fo:background-color="#80FFFF" style:text-underline-type="single" style:text-underline-style="solid" style:text-underline-width="auto" style:text-underline-mode="continuous"/>
    </style:style>
    <style:style style:name="T926" style:parent-style-name="Domyślnaczcionkaakapitu" style:family="text">
      <style:text-properties style:text-underline-type="single" style:text-underline-style="solid" style:text-underline-width="auto" style:text-underline-mode="continuous"/>
    </style:style>
    <style:style style:name="P927" style:parent-style-name="Normalny" style:family="paragraph">
      <style:paragraph-properties fo:text-align="justify" fo:line-height="150%" fo:text-indent="0.2479in"/>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479in"/>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fo:text-indent="0.2479in"/>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style:style>
    <style:style style:name="T972" style:parent-style-name="Domyślnaczcionkaakapitu" style:family="text">
      <style:text-properties style:text-underline-type="single" style:text-underline-style="solid" style:text-underline-width="auto" style:text-underline-mode="continuous"/>
    </style:style>
    <style:style style:name="T973" style:parent-style-name="Domyślnaczcionkaakapitu" style:family="text">
      <style:text-properties fo:background-color="#80FFFF" style:text-underline-type="single" style:text-underline-style="solid" style:text-underline-width="auto" style:text-underline-mode="continuous"/>
    </style:style>
    <style:style style:name="T974" style:parent-style-name="Domyślnaczcionkaakapitu" style:family="text">
      <style:text-properties style:text-underline-type="single" style:text-underline-style="solid" style:text-underline-width="auto" style:text-underline-mode="continuous"/>
    </style:style>
    <style:style style:name="T975" style:parent-style-name="Domyślnaczcionkaakapitu" style:family="text">
      <style:text-properties fo:background-color="#80FFFF" style:text-underline-type="single" style:text-underline-style="solid" style:text-underline-width="auto" style:text-underline-mode="continuous"/>
    </style:style>
    <style:style style:name="T976" style:parent-style-name="Domyślnaczcionkaakapitu" style:family="text">
      <style:text-properties style:text-underline-type="single" style:text-underline-style="solid" style:text-underline-width="auto" style:text-underline-mode="continuous"/>
    </style:style>
    <style:style style:name="T977" style:parent-style-name="Domyślnaczcionkaakapitu" style:family="text">
      <style:text-properties fo:background-color="#80FFFF" style:text-underline-type="single" style:text-underline-style="solid" style:text-underline-width="auto" style:text-underline-mode="continuous"/>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font-style="italic" style:font-style-asian="italic" style:font-style-complex="italic"/>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fo:text-indent="0.2479in"/>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fo:text-indent="0.2479in"/>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P996" style:parent-style-name="Normalny" style:family="paragraph">
      <style:paragraph-properties fo:text-align="justify" fo:line-height="150%" fo:text-indent="0.2479in"/>
    </style:style>
    <style:style style:name="P997"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fo:text-indent="0.2479in"/>
    </style:style>
    <style:style style:name="P1003" style:parent-style-name="Normalny" style:family="paragraph">
      <style:paragraph-properties fo:text-align="justify" fo:line-height="150%"/>
    </style:style>
    <style:style style:name="T1004" style:parent-style-name="Domyślnaczcionkaakapitu" style:family="text">
      <style:text-properties style:text-underline-type="single" style:text-underline-style="solid" style:text-underline-width="auto" style:text-underline-mode="continuous"/>
    </style:style>
    <style:style style:name="T1005" style:parent-style-name="Domyślnaczcionkaakapitu" style:family="text">
      <style:text-properties fo:background-color="#80FFFF" style:text-underline-type="single" style:text-underline-style="solid" style:text-underline-width="auto" style:text-underline-mode="continuous"/>
    </style:style>
    <style:style style:name="T1006" style:parent-style-name="Domyślnaczcionkaakapitu" style:family="text">
      <style:text-properties style:text-underline-type="single" style:text-underline-style="solid" style:text-underline-width="auto" style:text-underline-mode="continuous"/>
    </style:style>
    <style:style style:name="T1007" style:parent-style-name="Domyślnaczcionkaakapitu" style:family="text">
      <style:text-properties fo:background-color="#80FFFF" style:text-underline-type="single" style:text-underline-style="solid" style:text-underline-width="auto" style:text-underline-mode="continuous"/>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479in"/>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P1041" style:parent-style-name="Normalny" style:family="paragraph">
      <style:paragraph-properties fo:text-align="justify" fo:line-height="150%"/>
    </style:style>
    <style:style style:name="T1042" style:parent-style-name="Domyślnaczcionkaakapitu" style:family="text">
      <style:text-properties style:text-underline-type="single" style:text-underline-style="solid" style:text-underline-width="auto" style:text-underline-mode="continuous"/>
    </style:style>
    <style:style style:name="T1043" style:parent-style-name="Domyślnaczcionkaakapitu" style:family="text">
      <style:text-properties fo:background-color="#80FFFF" style:text-underline-type="single" style:text-underline-style="solid" style:text-underline-width="auto" style:text-underline-mode="continuous"/>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style:style>
    <style:style style:name="T1048" style:parent-style-name="Domyślnaczcionkaakapitu" style:family="text">
      <style:text-properties style:text-underline-type="single" style:text-underline-style="solid" style:text-underline-width="auto" style:text-underline-mode="continuous"/>
    </style:style>
    <style:style style:name="T1049" style:parent-style-name="Domyślnaczcionkaakapitu" style:family="text">
      <style:text-properties fo:background-color="#80FFFF" style:text-underline-type="single" style:text-underline-style="solid" style:text-underline-width="auto" style:text-underline-mode="continuous"/>
    </style:style>
    <style:style style:name="T1050" style:parent-style-name="Domyślnaczcionkaakapitu" style:family="text">
      <style:text-properties style:text-underline-type="single" style:text-underline-style="solid" style:text-underline-width="auto" style:text-underline-mode="continuous"/>
    </style:style>
    <style:style style:name="T1051" style:parent-style-name="Domyślnaczcionkaakapitu" style:family="text">
      <style:text-properties fo:background-color="#80FFFF" style:text-underline-type="single" style:text-underline-style="solid" style:text-underline-width="auto" style:text-underline-mode="continuous"/>
    </style:style>
    <style:style style:name="T1052" style:parent-style-name="Domyślnaczcionkaakapitu" style:family="text">
      <style:text-properties style:text-underline-type="single" style:text-underline-style="solid" style:text-underline-width="auto" style:text-underline-mode="continuous"/>
    </style:style>
    <style:style style:name="T1053" style:parent-style-name="Domyślnaczcionkaakapitu" style:family="text">
      <style:text-properties fo:background-color="#80FFFF" style:text-underline-type="single" style:text-underline-style="solid" style:text-underline-width="auto" style:text-underline-mode="continuous"/>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479in"/>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fo:text-indent="0.2479in"/>
    </style:style>
    <style:style style:name="P1075" style:parent-style-name="Normalny" style:family="paragraph">
      <style:paragraph-properties fo:text-align="justify" fo:line-height="150%" fo:text-indent="0.2479in"/>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083" style:parent-style-name="Normalny" style:family="paragraph">
      <style:paragraph-properties fo:text-align="justify" fo:line-height="150%" fo:text-indent="0.2479in"/>
    </style:style>
    <style:style style:name="P1084" style:parent-style-name="Normalny" style:family="paragraph">
      <style:paragraph-properties fo:text-align="justify" fo:line-height="150%"/>
    </style:style>
    <style:style style:name="T1085" style:parent-style-name="Domyślnaczcionkaakapitu" style:family="text">
      <style:text-properties style:text-underline-type="single" style:text-underline-style="solid" style:text-underline-width="auto" style:text-underline-mode="continuous"/>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479in"/>
    </style:style>
    <style:style style:name="P1088" style:parent-style-name="Normalny" style:family="paragraph">
      <style:paragraph-properties fo:text-align="justify" fo:line-height="150%"/>
    </style:style>
    <style:style style:name="T1089" style:parent-style-name="Domyślnaczcionkaakapitu" style:family="text">
      <style:text-properties style:text-underline-type="single" style:text-underline-style="solid" style:text-underline-width="auto" style:text-underline-mode="continuous"/>
    </style:style>
    <style:style style:name="T1090" style:parent-style-name="Domyślnaczcionkaakapitu" style:family="text">
      <style:text-properties fo:background-color="#80FFFF" style:text-underline-type="single" style:text-underline-style="solid" style:text-underline-width="auto" style:text-underline-mode="continuous"/>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fo:background-color="#80FFFF" style:text-underline-type="single" style:text-underline-style="solid" style:text-underline-width="auto" style:text-underline-mode="continuous"/>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style:style>
    <style:style style:name="T1097" style:parent-style-name="Domyślnaczcionkaakapitu" style:family="text">
      <style:text-properties style:text-underline-type="single" style:text-underline-style="solid" style:text-underline-width="auto" style:text-underline-mode="continuous"/>
    </style:style>
    <style:style style:name="P1098" style:parent-style-name="Normalny" style:family="paragraph">
      <style:paragraph-properties fo:text-align="justify" fo:line-height="150%" fo:text-indent="0.2479in"/>
    </style:style>
    <style:style style:name="P1099" style:parent-style-name="Normalny" style:family="paragraph">
      <style:paragraph-properties fo:text-align="justify" fo:line-height="150%"/>
    </style:style>
    <style:style style:name="T1100" style:parent-style-name="Domyślnaczcionkaakapitu" style:family="text">
      <style:text-properties style:text-underline-type="single" style:text-underline-style="solid" style:text-underline-width="auto" style:text-underline-mode="continuous"/>
    </style:style>
    <style:style style:name="T1101" style:parent-style-name="Domyślnaczcionkaakapitu" style:family="text">
      <style:text-properties fo:background-color="#80FFFF" style:text-underline-type="single" style:text-underline-style="solid" style:text-underline-width="auto" style:text-underline-mode="continuous"/>
    </style:style>
    <style:style style:name="T1102" style:parent-style-name="Domyślnaczcionkaakapitu" style:family="text">
      <style:text-properties style:text-underline-type="single" style:text-underline-style="solid" style:text-underline-width="auto" style:text-underline-mode="continuous"/>
    </style:style>
    <style:style style:name="T1103" style:parent-style-name="Domyślnaczcionkaakapitu" style:family="text">
      <style:text-properties fo:background-color="#80FFFF" style:text-underline-type="single" style:text-underline-style="solid" style:text-underline-width="auto" style:text-underline-mode="continuous"/>
    </style:style>
    <style:style style:name="T1104" style:parent-style-name="Domyślnaczcionkaakapitu" style:family="text">
      <style:text-properties style:text-underline-type="single" style:text-underline-style="solid" style:text-underline-width="auto" style:text-underline-mode="continuous"/>
    </style:style>
    <style:style style:name="T1105" style:parent-style-name="Domyślnaczcionkaakapitu" style:family="text">
      <style:text-properties style:text-underline-type="single" style:text-underline-style="solid" style:text-underline-width="auto" style:text-underline-mode="continuous"/>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479in"/>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P1122" style:parent-style-name="Normalny" style:family="paragraph">
      <style:paragraph-properties fo:text-align="justify" fo:line-height="150%"/>
    </style:style>
    <style:style style:name="T1123" style:parent-style-name="Domyślnaczcionkaakapitu" style:family="text">
      <style:text-properties style:text-underline-type="single" style:text-underline-style="solid" style:text-underline-width="auto" style:text-underline-mode="continuous"/>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P1125" style:parent-style-name="Normalny" style:family="paragraph">
      <style:paragraph-properties fo:text-align="justify" fo:line-height="150%" fo:text-indent="0.2479in"/>
    </style:style>
    <style:style style:name="P1126" style:parent-style-name="Normalny" style:family="paragraph">
      <style:paragraph-properties fo:text-align="justify" fo:line-height="150%"/>
    </style:style>
    <style:style style:name="T1127" style:parent-style-name="Domyślnaczcionkaakapitu" style:family="text">
      <style:text-properties style:text-underline-type="single" style:text-underline-style="solid" style:text-underline-width="auto" style:text-underline-mode="continuous"/>
    </style:style>
    <style:style style:name="T1128" style:parent-style-name="Domyślnaczcionkaakapitu" style:family="text">
      <style:text-properties fo:background-color="#80FFFF" style:text-underline-type="single" style:text-underline-style="solid" style:text-underline-width="auto" style:text-underline-mode="continuous"/>
    </style:style>
    <style:style style:name="T1129" style:parent-style-name="Domyślnaczcionkaakapitu" style:family="text">
      <style:text-properties style:text-underline-type="single" style:text-underline-style="solid" style:text-underline-width="auto" style:text-underline-mode="continuous"/>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style:style>
    <style:style style:name="T1133" style:parent-style-name="Domyślnaczcionkaakapitu" style:family="text">
      <style:text-properties style:text-underline-type="single" style:text-underline-style="solid" style:text-underline-width="auto" style:text-underline-mode="continuous"/>
    </style:style>
    <style:style style:name="T1134" style:parent-style-name="Domyślnaczcionkaakapitu" style:family="text">
      <style:text-properties fo:background-color="#80FFFF" style:text-underline-type="single" style:text-underline-style="solid" style:text-underline-width="auto" style:text-underline-mode="continuous"/>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T1138" style:parent-style-name="Domyślnaczcionkaakapitu" style:family="text">
      <style:text-properties fo:background-color="#80FFFF" style:text-underline-type="single" style:text-underline-style="solid" style:text-underline-width="auto" style:text-underline-mode="continuous"/>
    </style:style>
    <style:style style:name="T1139" style:parent-style-name="Domyślnaczcionkaakapitu" style:family="text">
      <style:text-properties style:text-underline-type="single" style:text-underline-style="solid" style:text-underline-width="auto" style:text-underline-mode="continuous"/>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479in"/>
    </style:style>
    <style:style style:name="P1157" style:parent-style-name="Normalny" style:family="paragraph">
      <style:paragraph-properties fo:text-align="justify" fo:line-height="150%"/>
    </style:style>
    <style:style style:name="T1158" style:parent-style-name="Domyślnaczcionkaakapitu" style:family="text">
      <style:text-properties style:text-underline-type="single" style:text-underline-style="solid" style:text-underline-width="auto" style:text-underline-mode="continuous"/>
    </style:style>
    <style:style style:name="T1159" style:parent-style-name="Domyślnaczcionkaakapitu" style:family="text">
      <style:text-properties fo:background-color="#80FFFF" style:text-underline-type="single" style:text-underline-style="solid" style:text-underline-width="auto" style:text-underline-mode="continuous"/>
    </style:style>
    <style:style style:name="P1160" style:parent-style-name="Normalny" style:family="paragraph">
      <style:paragraph-properties fo:text-align="justify" fo:line-height="150%" fo:text-indent="0.2479in"/>
    </style:style>
    <style:style style:name="P1161" style:parent-style-name="Normalny" style:family="paragraph">
      <style:paragraph-properties fo:text-align="justify" fo:line-height="150%"/>
    </style:style>
    <style:style style:name="T1162" style:parent-style-name="Domyślnaczcionkaakapitu" style:family="text">
      <style:text-properties style:text-underline-type="single" style:text-underline-style="solid" style:text-underline-width="auto" style:text-underline-mode="continuous"/>
    </style:style>
    <style:style style:name="T1163" style:parent-style-name="Domyślnaczcionkaakapitu" style:family="text">
      <style:text-properties fo:background-color="#80FFFF" style:text-underline-type="single" style:text-underline-style="solid" style:text-underline-width="auto" style:text-underline-mode="continuous"/>
    </style:style>
    <style:style style:name="T1164" style:parent-style-name="Domyślnaczcionkaakapitu" style:family="text">
      <style:text-properties style:text-underline-type="single" style:text-underline-style="solid" style:text-underline-width="auto" style:text-underline-mode="continuous"/>
    </style:style>
    <style:style style:name="P1165" style:parent-style-name="Normalny" style:family="paragraph">
      <style:paragraph-properties fo:text-align="justify" fo:line-height="150%" fo:text-indent="0.2479in"/>
    </style:style>
    <style:style style:name="P1166" style:parent-style-name="Normalny" style:family="paragraph">
      <style:paragraph-properties fo:text-align="justify" fo:line-height="150%"/>
    </style:style>
    <style:style style:name="T1167" style:parent-style-name="Domyślnaczcionkaakapitu" style:family="text">
      <style:text-properties style:text-underline-type="single" style:text-underline-style="solid" style:text-underline-width="auto" style:text-underline-mode="continuous"/>
    </style:style>
    <style:style style:name="T1168" style:parent-style-name="Domyślnaczcionkaakapitu" style:family="text">
      <style:text-properties fo:background-color="#80FFFF" style:text-underline-type="single" style:text-underline-style="solid" style:text-underline-width="auto" style:text-underline-mode="continuous"/>
    </style:style>
    <style:style style:name="T1169" style:parent-style-name="Domyślnaczcionkaakapitu" style:family="text">
      <style:text-properties style:text-underline-type="single" style:text-underline-style="solid" style:text-underline-width="auto" style:text-underline-mode="continuous"/>
    </style:style>
    <style:style style:name="T1170" style:parent-style-name="Domyślnaczcionkaakapitu" style:family="text">
      <style:text-properties fo:background-color="#80FFFF" style:text-underline-type="single" style:text-underline-style="solid" style:text-underline-width="auto" style:text-underline-mode="continuous"/>
    </style:style>
    <style:style style:name="T1171" style:parent-style-name="Domyślnaczcionkaakapitu" style:family="text">
      <style:text-properties style:text-underline-type="single" style:text-underline-style="solid" style:text-underline-width="auto" style:text-underline-mode="continuous"/>
    </style:style>
    <style:style style:name="T1172" style:parent-style-name="Domyślnaczcionkaakapitu" style:family="text">
      <style:text-properties fo:background-color="#80FFFF" style:text-underline-type="single" style:text-underline-style="solid" style:text-underline-width="auto" style:text-underline-mode="continuous"/>
    </style:style>
    <style:style style:name="T1173" style:parent-style-name="Domyślnaczcionkaakapitu" style:family="text">
      <style:text-properties style:text-underline-type="single" style:text-underline-style="solid" style:text-underline-width="auto" style:text-underline-mode="continuous"/>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P1175" style:parent-style-name="Normalny" style:family="paragraph">
      <style:paragraph-properties fo:text-align="justify" fo:line-height="150%" fo:text-indent="0.2479in"/>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P1219" style:parent-style-name="Normalny" style:family="paragraph">
      <style:paragraph-properties fo:text-align="justify" fo:line-height="150%"/>
    </style:style>
    <style:style style:name="T1220" style:parent-style-name="Domyślnaczcionkaakapitu" style:family="text">
      <style:text-properties style:text-underline-type="single" style:text-underline-style="solid" style:text-underline-width="auto" style:text-underline-mode="continuous"/>
    </style:style>
    <style:style style:name="T1221" style:parent-style-name="Domyślnaczcionkaakapitu" style:family="text">
      <style:text-properties fo:background-color="#80FFFF" style:text-underline-type="single" style:text-underline-style="solid" style:text-underline-width="auto" style:text-underline-mode="continuous"/>
    </style:style>
    <style:style style:name="P1222" style:parent-style-name="Normalny" style:family="paragraph">
      <style:paragraph-properties fo:text-align="justify" fo:line-height="150%" fo:text-indent="0.2479in"/>
    </style:style>
    <style:style style:name="P1223" style:parent-style-name="Normalny" style:family="paragraph">
      <style:paragraph-properties fo:text-align="justify" fo:line-height="150%" fo:margin-left="0.25in" fo:text-indent="0.2479in">
        <style:tab-stops/>
      </style:paragraph-properties>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style:style>
    <style:style style:name="T1226" style:parent-style-name="Domyślnaczcionkaakapitu" style:family="text">
      <style:text-properties fo:background-color="#80FFFF" style:text-underline-type="single" style:text-underline-style="solid" style:text-underline-width="auto" style:text-underline-mode="continuous"/>
    </style:style>
    <style:style style:name="T1227" style:parent-style-name="Domyślnaczcionkaakapitu" style:family="text">
      <style:text-properties style:text-underline-type="single" style:text-underline-style="solid" style:text-underline-width="auto" style:text-underline-mode="continuous"/>
    </style:style>
    <style:style style:name="T1228" style:parent-style-name="Domyślnaczcionkaakapitu" style:family="text">
      <style:text-properties fo:background-color="#80FFFF" style:text-underline-type="single" style:text-underline-style="solid" style:text-underline-width="auto" style:text-underline-mode="continuous"/>
    </style:style>
    <style:style style:name="T1229" style:parent-style-name="Domyślnaczcionkaakapitu" style:family="text">
      <style:text-properties style:text-underline-type="single" style:text-underline-style="solid" style:text-underline-width="auto" style:text-underline-mode="continuous"/>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fo:text-indent="0.2479in"/>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style:style>
    <style:style style:name="T1256" style:parent-style-name="Domyślnaczcionkaakapitu" style:family="text">
      <style:text-properties style:text-underline-type="single" style:text-underline-style="solid" style:text-underline-width="auto" style:text-underline-mode="continuous"/>
    </style:style>
    <style:style style:name="T1257" style:parent-style-name="Domyślnaczcionkaakapitu" style:family="text">
      <style:text-properties fo:background-color="#80FFFF" style:text-underline-type="single" style:text-underline-style="solid" style:text-underline-width="auto" style:text-underline-mode="continuous"/>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P1264" style:parent-style-name="Normalny" style:family="paragraph">
      <style:paragraph-properties fo:text-align="justify" fo:line-height="150%"/>
    </style:style>
    <style:style style:name="T1265" style:parent-style-name="Domyślnaczcionkaakapitu" style:family="text">
      <style:text-properties style:text-underline-type="single" style:text-underline-style="solid" style:text-underline-width="auto" style:text-underline-mode="continuous"/>
    </style:style>
    <style:style style:name="T1266" style:parent-style-name="Domyślnaczcionkaakapitu" style:family="text">
      <style:text-properties fo:background-color="#80FFFF" style:text-underline-type="single" style:text-underline-style="solid" style:text-underline-width="auto" style:text-underline-mode="continuous"/>
    </style:style>
    <style:style style:name="T1267" style:parent-style-name="Domyślnaczcionkaakapitu" style:family="text">
      <style:text-properties style:text-underline-type="single" style:text-underline-style="solid" style:text-underline-width="auto" style:text-underline-mode="continuous"/>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T1269" style:parent-style-name="Domyślnaczcionkaakapitu" style:family="text">
      <style:text-properties style:text-underline-type="single" style:text-underline-style="solid" style:text-underline-width="auto" style:text-underline-mode="continuous"/>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479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479in"/>
    </style:style>
    <style:style style:name="T1289" style:parent-style-name="Domyślnaczcionkaakapitu" style:family="text">
      <style:text-properties fo:background-color="#80FFFF"/>
    </style:style>
    <style:style style:name="P1290" style:parent-style-name="Normalny" style:family="paragraph">
      <style:paragraph-properties fo:text-align="justify" fo:line-height="150%" fo:text-indent="0.2479in"/>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style:style>
    <style:style style:name="T1301" style:parent-style-name="Domyślnaczcionkaakapitu" style:family="text">
      <style:text-properties style:text-underline-type="single" style:text-underline-style="solid" style:text-underline-width="auto" style:text-underline-mode="continuous"/>
    </style:style>
    <style:style style:name="P1302" style:parent-style-name="Normalny" style:family="paragraph">
      <style:paragraph-properties fo:text-align="justify" fo:line-height="150%" fo:text-indent="0.2479in"/>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style:style>
    <style:style style:name="T1307" style:parent-style-name="Domyślnaczcionkaakapitu" style:family="text">
      <style:text-properties fo:background-color="#80FFFF" style:text-underline-type="single" style:text-underline-style="solid" style:text-underline-width="auto" style:text-underline-mode="continuous"/>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T1310" style:parent-style-name="Domyślnaczcionkaakapitu" style:family="text">
      <style:text-properties style:text-underline-type="single" style:text-underline-style="solid" style:text-underline-width="auto" style:text-underline-mode="continuous"/>
    </style:style>
    <style:style style:name="P1311" style:parent-style-name="Normalny" style:family="paragraph">
      <style:paragraph-properties fo:text-align="justify" fo:line-height="150%" fo:text-indent="0.2479in"/>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479in"/>
    </style:style>
    <style:style style:name="P1316" style:parent-style-name="Normalny" style:family="paragraph">
      <style:paragraph-properties fo:text-align="justify" fo:line-height="150%"/>
    </style:style>
    <style:style style:name="T1317" style:parent-style-name="Domyślnaczcionkaakapitu" style:family="text">
      <style:text-properties style:text-underline-type="single" style:text-underline-style="solid" style:text-underline-width="auto" style:text-underline-mode="continuous"/>
    </style:style>
    <style:style style:name="T1318" style:parent-style-name="Domyślnaczcionkaakapitu" style:family="text">
      <style:text-properties fo:background-color="#80FFFF" style:text-underline-type="single" style:text-underline-style="solid" style:text-underline-width="auto" style:text-underline-mode="continuous"/>
    </style:style>
    <style:style style:name="T1319" style:parent-style-name="Domyślnaczcionkaakapitu" style:family="text">
      <style:text-properties style:text-underline-type="single" style:text-underline-style="solid" style:text-underline-width="auto" style:text-underline-mode="continuous"/>
    </style:style>
    <style:style style:name="T1320" style:parent-style-name="Domyślnaczcionkaakapitu" style:family="text">
      <style:text-properties fo:background-color="#80FFFF" style:text-underline-type="single" style:text-underline-style="solid" style:text-underline-width="auto" style:text-underline-mode="continuous"/>
    </style:style>
    <style:style style:name="T1321" style:parent-style-name="Domyślnaczcionkaakapitu" style:family="text">
      <style:text-properties style:text-underline-type="single" style:text-underline-style="solid" style:text-underline-width="auto" style:text-underline-mode="continuous"/>
    </style:style>
    <style:style style:name="T1322" style:parent-style-name="Domyślnaczcionkaakapitu" style:family="text">
      <style:text-properties fo:background-color="#80FFFF" style:text-underline-type="single" style:text-underline-style="solid" style:text-underline-width="auto" style:text-underline-mode="continuous"/>
    </style:style>
    <style:style style:name="T1323" style:parent-style-name="Domyślnaczcionkaakapitu" style:family="text">
      <style:text-properties style:text-underline-type="single" style:text-underline-style="solid" style:text-underline-width="auto" style:text-underline-mode="continuous"/>
    </style:style>
    <style:style style:name="T1324" style:parent-style-name="Domyślnaczcionkaakapitu" style:family="text">
      <style:text-properties fo:background-color="#80FFFF" style:text-underline-type="single" style:text-underline-style="solid" style:text-underline-width="auto" style:text-underline-mode="continuous"/>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style:style>
    <style:style style:name="T1329" style:parent-style-name="Domyślnaczcionkaakapitu" style:family="text">
      <style:text-properties style:text-underline-type="single" style:text-underline-style="solid" style:text-underline-width="auto" style:text-underline-mode="continuous"/>
    </style:style>
    <style:style style:name="T1330" style:parent-style-name="Domyślnaczcionkaakapitu" style:family="text">
      <style:text-properties fo:background-color="#80FFFF" style:text-underline-type="single" style:text-underline-style="solid" style:text-underline-width="auto" style:text-underline-mode="continuous"/>
    </style:style>
    <style:style style:name="T1331" style:parent-style-name="Domyślnaczcionkaakapitu" style:family="text">
      <style:text-properties style:text-underline-type="single" style:text-underline-style="solid" style:text-underline-width="auto" style:text-underline-mode="continuous"/>
    </style:style>
    <style:style style:name="T1332" style:parent-style-name="Domyślnaczcionkaakapitu" style:family="text">
      <style:text-properties fo:background-color="#80FFFF" style:text-underline-type="single" style:text-underline-style="solid" style:text-underline-width="auto" style:text-underline-mode="continuous"/>
    </style:style>
    <style:style style:name="T1333" style:parent-style-name="Domyślnaczcionkaakapitu" style:family="text">
      <style:text-properties style:text-underline-type="single" style:text-underline-style="solid" style:text-underline-width="auto" style:text-underline-mode="continuous"/>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fo:text-indent="0.2479in"/>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style:tab-stops>
          <style:tab-stop style:type="left" style:position="-21.7263in"/>
        </style:tab-stops>
      </style:paragraph-properties>
    </style:style>
    <style:style style:name="T1354" style:parent-style-name="Domyślnaczcionkaakapitu" style:family="text">
      <style:text-properties style:text-underline-type="single" style:text-underline-style="solid" style:text-underline-width="auto" style:text-underline-mode="continuous"/>
    </style:style>
    <style:style style:name="T1355" style:parent-style-name="Domyślnaczcionkaakapitu" style:family="text">
      <style:text-properties fo:background-color="#80FFFF" style:text-underline-type="single" style:text-underline-style="solid" style:text-underline-width="auto" style:text-underline-mode="continuous"/>
    </style:style>
    <style:style style:name="P1356" style:parent-style-name="Normalny" style:family="paragraph">
      <style:paragraph-properties fo:text-align="justify" fo:line-height="150%" fo:text-indent="0.2479in">
        <style:tab-stops>
          <style:tab-stop style:type="left" style:position="-21.7263in"/>
        </style:tab-stops>
      </style:paragraph-properties>
    </style:style>
    <style:style style:name="P1357" style:parent-style-name="Normalny" style:family="paragraph">
      <style:paragraph-properties fo:text-align="justify" fo:line-height="150%"/>
    </style:style>
    <style:style style:name="T1358" style:parent-style-name="Domyślnaczcionkaakapitu" style:family="text">
      <style:text-properties style:text-underline-type="single" style:text-underline-style="solid" style:text-underline-width="auto" style:text-underline-mode="continuous"/>
    </style:style>
    <style:style style:name="T1359" style:parent-style-name="Domyślnaczcionkaakapitu" style:family="text">
      <style:text-properties fo:background-color="#80FFFF" style:text-underline-type="single" style:text-underline-style="solid" style:text-underline-width="auto" style:text-underline-mode="continuous"/>
    </style:style>
    <style:style style:name="T1360" style:parent-style-name="Domyślnaczcionkaakapitu" style:family="text">
      <style:text-properties style:text-underline-type="single" style:text-underline-style="solid" style:text-underline-width="auto" style:text-underline-mode="continuous"/>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479in"/>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style:style>
    <style:style style:name="T1367" style:parent-style-name="Domyślnaczcionkaakapitu" style:family="text">
      <style:text-properties style:text-underline-type="single" style:text-underline-style="solid" style:text-underline-width="auto" style:text-underline-mode="continuous"/>
    </style:style>
    <style:style style:name="T1368" style:parent-style-name="Domyślnaczcionkaakapitu" style:family="text">
      <style:text-properties fo:background-color="#80FFFF" style:text-underline-type="single" style:text-underline-style="solid" style:text-underline-width="auto" style:text-underline-mode="continuous"/>
    </style:style>
    <style:style style:name="P1369" style:parent-style-name="Normalny" style:family="paragraph">
      <style:paragraph-properties fo:text-align="justify" fo:line-height="150%" fo:text-indent="0.2479in"/>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P1372" style:parent-style-name="Normalny" style:family="paragraph">
      <style:paragraph-properties fo:text-align="justify" fo:line-height="150%"/>
    </style:style>
    <style:style style:name="P1373" style:parent-style-name="Normalny" style:family="paragraph">
      <style:paragraph-properties fo:text-align="justify" fo:line-height="150%"/>
    </style:style>
    <style:style style:name="P1374" style:parent-style-name="Normalny" style:family="paragraph">
      <style:paragraph-properties fo:text-align="justify" fo:line-height="150%"/>
    </style:style>
    <style:style style:name="P1375" style:parent-style-name="Normalny" style:family="paragraph">
      <style:paragraph-properties fo:text-align="justify" fo:line-height="150%"/>
    </style:style>
    <style:style style:name="T1376" style:parent-style-name="Domyślnaczcionkaakapitu" style:family="text">
      <style:text-properties style:text-underline-type="single" style:text-underline-style="solid" style:text-underline-width="auto" style:text-underline-mode="continuous"/>
    </style:style>
    <style:style style:name="T1377" style:parent-style-name="Domyślnaczcionkaakapitu" style:family="text">
      <style:text-properties fo:background-color="#80FFFF" style:text-underline-type="single" style:text-underline-style="solid" style:text-underline-width="auto" style:text-underline-mode="continuous"/>
    </style:style>
    <style:style style:name="P1378" style:parent-style-name="Normalny" style:family="paragraph">
      <style:paragraph-properties fo:text-align="justify" fo:line-height="150%" fo:text-indent="0.2479in"/>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style:tab-stops>
          <style:tab-stop style:type="left" style:position="-16.8097in"/>
        </style:tab-stops>
      </style:paragraph-properties>
    </style:style>
    <style:style style:name="T1382" style:parent-style-name="Domyślnaczcionkaakapitu" style:family="text">
      <style:text-properties style:text-underline-type="single" style:text-underline-style="solid" style:text-underline-width="auto" style:text-underline-mode="continuous"/>
    </style:style>
    <style:style style:name="P1383" style:parent-style-name="Normalny" style:family="paragraph">
      <style:paragraph-properties fo:text-align="justify" fo:line-height="150%" fo:text-indent="0.2479in">
        <style:tab-stops>
          <style:tab-stop style:type="left" style:position="-16.8097in"/>
        </style:tab-stops>
      </style:paragraph-properties>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P1394" style:parent-style-name="Normalny" style:family="paragraph">
      <style:paragraph-properties fo:text-align="justify" fo:line-height="150%" fo:text-indent="0.2479in"/>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479in"/>
    </style:style>
    <style:style style:name="P1417" style:parent-style-name="Normalny" style:family="paragraph">
      <style:paragraph-properties fo:text-align="justify" fo:line-height="150%" fo:text-indent="0.2479in"/>
    </style:style>
    <style:style style:name="P1418" style:parent-style-name="Normalny" style:family="paragraph">
      <style:paragraph-properties fo:text-align="justify" fo:line-height="150%">
        <style:tab-stops>
          <style:tab-stop style:type="left" style:position="-20.3375in"/>
        </style:tab-stops>
      </style:paragraph-properties>
    </style:style>
    <style:style style:name="T1419" style:parent-style-name="Domyślnaczcionkaakapitu" style:family="text">
      <style:text-properties fo:background-color="#80FFFF" style:text-underline-type="single" style:text-underline-style="solid" style:text-underline-width="auto" style:text-underline-mode="continuous"/>
    </style:style>
    <style:style style:name="T1420" style:parent-style-name="Domyślnaczcionkaakapitu" style:family="text">
      <style:text-properties style:text-underline-type="single" style:text-underline-style="solid" style:text-underline-width="auto" style:text-underline-mode="continuous"/>
    </style:style>
    <style:style style:name="T1421" style:parent-style-name="Domyślnaczcionkaakapitu" style:family="text">
      <style:text-properties fo:background-color="#80FFFF" style:text-underline-type="single" style:text-underline-style="solid" style:text-underline-width="auto" style:text-underline-mode="continuous"/>
    </style:style>
    <style:style style:name="T1422" style:parent-style-name="Domyślnaczcionkaakapitu" style:family="text">
      <style:text-properties style:text-underline-type="single" style:text-underline-style="solid" style:text-underline-width="auto" style:text-underline-mode="continuous"/>
    </style:style>
    <style:style style:name="T1423" style:parent-style-name="Domyślnaczcionkaakapitu" style:family="text">
      <style:text-properties fo:background-color="#80FFFF" style:text-underline-type="single" style:text-underline-style="solid" style:text-underline-width="auto" style:text-underline-mode="continuous"/>
    </style:style>
    <style:style style:name="T1424" style:parent-style-name="Domyślnaczcionkaakapitu" style:family="text">
      <style:text-properties style:text-underline-type="single" style:text-underline-style="solid" style:text-underline-width="auto" style:text-underline-mode="continuous"/>
    </style:style>
    <style:style style:name="T1425" style:parent-style-name="Domyślnaczcionkaakapitu" style:family="text">
      <style:text-properties fo:background-color="#80FFFF" style:text-underline-type="single" style:text-underline-style="solid" style:text-underline-width="auto" style:text-underline-mode="continuous"/>
    </style:style>
    <style:style style:name="P1426" style:parent-style-name="Normalny" style:family="paragraph">
      <style:paragraph-properties fo:text-align="justify" fo:line-height="150%" fo:text-indent="0.2479in">
        <style:tab-stops>
          <style:tab-stop style:type="left" style:position="-20.3375in"/>
        </style:tab-stops>
      </style:paragraph-properties>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tab-stops>
          <style:tab-stop style:type="left" style:position="-20.3375in"/>
        </style:tab-stops>
      </style:paragraph-properties>
    </style:style>
    <style:style style:name="P1433" style:parent-style-name="Normalny" style:family="paragraph">
      <style:paragraph-properties fo:text-align="justify" fo:line-height="150%"/>
    </style:style>
    <style:style style:name="T1434" style:parent-style-name="Domyślnaczcionkaakapitu" style:family="text">
      <style:text-properties style:text-underline-type="single" style:text-underline-style="solid" style:text-underline-width="auto" style:text-underline-mode="continuous"/>
    </style:style>
    <style:style style:name="T1435" style:parent-style-name="Domyślnaczcionkaakapitu" style:family="text">
      <style:text-properties fo:background-color="#80FFFF" style:text-underline-type="single" style:text-underline-style="solid" style:text-underline-width="auto" style:text-underline-mode="continuous"/>
    </style:style>
    <style:style style:name="T1436" style:parent-style-name="Domyślnaczcionkaakapitu" style:family="text">
      <style:text-properties style:text-underline-type="single" style:text-underline-style="solid" style:text-underline-width="auto" style:text-underline-mode="continuous"/>
    </style:style>
    <style:style style:name="T1437" style:parent-style-name="Domyślnaczcionkaakapitu" style:family="text">
      <style:text-properties fo:background-color="#80FFFF" style:text-underline-type="single" style:text-underline-style="solid" style:text-underline-width="auto" style:text-underline-mode="continuous"/>
    </style:style>
    <style:style style:name="T1438" style:parent-style-name="Domyślnaczcionkaakapitu" style:family="text">
      <style:text-properties style:text-underline-type="single" style:text-underline-style="solid" style:text-underline-width="auto" style:text-underline-mode="continuous"/>
    </style:style>
    <style:style style:name="T1439" style:parent-style-name="Domyślnaczcionkaakapitu" style:family="text">
      <style:text-properties fo:background-color="#80FFFF" style:text-underline-type="single" style:text-underline-style="solid" style:text-underline-width="auto" style:text-underline-mode="continuous"/>
    </style:style>
    <style:style style:name="T1440" style:parent-style-name="Domyślnaczcionkaakapitu" style:family="text">
      <style:text-properties style:text-underline-type="single" style:text-underline-style="solid" style:text-underline-width="auto" style:text-underline-mode="continuous"/>
    </style:style>
    <style:style style:name="P1441" style:parent-style-name="Normalny" style:family="paragraph">
      <style:paragraph-properties fo:text-align="justify" fo:line-height="150%" fo:text-indent="0.2479in"/>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479in"/>
    </style:style>
    <style:style style:name="P1447" style:parent-style-name="Normalny" style:family="paragraph">
      <style:paragraph-properties fo:text-align="justify" fo:line-height="150%" fo:text-indent="0.2479in"/>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479in"/>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P1491" style:parent-style-name="Normalny" style:family="paragraph">
      <style:paragraph-properties fo:text-align="justify" fo:line-height="150%" fo:text-indent="0.2479in"/>
    </style:style>
    <style:style style:name="P1492" style:parent-style-name="Normalny" style:family="paragraph">
      <style:paragraph-properties fo:text-align="justify" fo:line-height="150%"/>
    </style:style>
    <style:style style:name="T1493" style:parent-style-name="Domyślnaczcionkaakapitu" style:family="text">
      <style:text-properties style:text-underline-type="single" style:text-underline-style="solid" style:text-underline-width="auto" style:text-underline-mode="continuous"/>
    </style:style>
    <style:style style:name="T1494" style:parent-style-name="Domyślnaczcionkaakapitu" style:family="text">
      <style:text-properties fo:background-color="#80FFFF" style:text-underline-type="single" style:text-underline-style="solid" style:text-underline-width="auto" style:text-underline-mode="continuous"/>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479in"/>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style:style>
    <style:style style:name="T1499" style:parent-style-name="Domyślnaczcionkaakapitu" style:family="text">
      <style:text-properties style:text-underline-type="single" style:text-underline-style="solid" style:text-underline-width="auto" style:text-underline-mode="continuous"/>
    </style:style>
    <style:style style:name="T1500" style:parent-style-name="Domyślnaczcionkaakapitu" style:family="text">
      <style:text-properties fo:background-color="#80FFFF" style:text-underline-type="single" style:text-underline-style="solid" style:text-underline-width="auto" style:text-underline-mode="continuous"/>
    </style:style>
    <style:style style:name="T1501" style:parent-style-name="Domyślnaczcionkaakapitu" style:family="text">
      <style:text-properties style:text-underline-type="single" style:text-underline-style="solid" style:text-underline-width="auto" style:text-underline-mode="continuous"/>
    </style:style>
    <style:style style:name="T1502" style:parent-style-name="Domyślnaczcionkaakapitu" style:family="text">
      <style:text-properties fo:background-color="#80FFFF" style:text-underline-type="single" style:text-underline-style="solid" style:text-underline-width="auto" style:text-underline-mode="continuous"/>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T1506" style:parent-style-name="Domyślnaczcionkaakapitu" style:family="text">
      <style:text-properties fo:background-color="#80FFFF" style:text-underline-type="single" style:text-underline-style="solid" style:text-underline-width="auto" style:text-underline-mode="continuous"/>
    </style:style>
    <style:style style:name="T1507" style:parent-style-name="Domyślnaczcionkaakapitu" style:family="text">
      <style:text-properties style:text-underline-type="single" style:text-underline-style="solid" style:text-underline-width="auto" style:text-underline-mode="continuous"/>
    </style:style>
    <style:style style:name="P1508" style:parent-style-name="Normalny" style:family="paragraph">
      <style:paragraph-properties fo:text-align="justify" fo:line-height="150%" fo:text-indent="0.2479in"/>
    </style:style>
    <style:style style:name="P1509" style:parent-style-name="Normalny" style:family="paragraph">
      <style:paragraph-properties fo:text-align="justify" fo:line-height="150%"/>
    </style:style>
    <style:style style:name="T1510" style:parent-style-name="Domyślnaczcionkaakapitu" style:family="text">
      <style:text-properties style:text-underline-type="single" style:text-underline-style="solid" style:text-underline-width="auto" style:text-underline-mode="continuous"/>
    </style:style>
    <style:style style:name="P1511" style:parent-style-name="Normalny" style:family="paragraph">
      <style:paragraph-properties fo:text-align="justify" fo:line-height="150%" fo:text-indent="0.2479in"/>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style:style>
    <style:style style:name="T1519" style:parent-style-name="Domyślnaczcionkaakapitu" style:family="text">
      <style:text-properties style:text-underline-type="single" style:text-underline-style="solid" style:text-underline-width="auto" style:text-underline-mode="continuous"/>
    </style:style>
    <style:style style:name="T1520" style:parent-style-name="Domyślnaczcionkaakapitu" style:family="text">
      <style:text-properties fo:background-color="#80FFFF" style:text-underline-type="single" style:text-underline-style="solid" style:text-underline-width="auto" style:text-underline-mode="continuous"/>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style:style>
    <style:style style:name="T1524" style:parent-style-name="Domyślnaczcionkaakapitu" style:family="text">
      <style:text-properties style:text-underline-type="single" style:text-underline-style="solid" style:text-underline-width="auto" style:text-underline-mode="continuous"/>
    </style:style>
    <style:style style:name="T1525" style:parent-style-name="Domyślnaczcionkaakapitu" style:family="text">
      <style:text-properties fo:background-color="#80FFFF" style:text-underline-type="single" style:text-underline-style="solid" style:text-underline-width="auto" style:text-underline-mode="continuous"/>
    </style:style>
    <style:style style:name="T1526" style:parent-style-name="Domyślnaczcionkaakapitu" style:family="text">
      <style:text-properties style:text-underline-type="single" style:text-underline-style="solid" style:text-underline-width="auto" style:text-underline-mode="continuous"/>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fo:text-indent="0.2479in"/>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fo:text-indent="0.2479in"/>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fo:text-indent="0.2479in"/>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479in"/>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P1551" style:parent-style-name="Normalny" style:family="paragraph">
      <style:paragraph-properties fo:text-align="justify" fo:line-height="150%"/>
    </style:style>
    <style:style style:name="T1552" style:parent-style-name="Domyślnaczcionkaakapitu" style:family="text">
      <style:text-properties fo:background-color="#80FFFF" style:text-underline-type="single" style:text-underline-style="solid" style:text-underline-width="auto" style:text-underline-mode="continuous"/>
    </style:style>
    <style:style style:name="T1553" style:parent-style-name="Domyślnaczcionkaakapitu" style:family="text">
      <style:text-properties style:text-underline-type="single" style:text-underline-style="solid" style:text-underline-width="auto" style:text-underline-mode="continuous"/>
    </style:style>
    <style:style style:name="T1554" style:parent-style-name="Domyślnaczcionkaakapitu" style:family="text">
      <style:text-properties fo:background-color="#80FFFF" style:text-underline-type="single" style:text-underline-style="solid" style:text-underline-width="auto" style:text-underline-mode="continuous"/>
    </style:style>
    <style:style style:name="T1555" style:parent-style-name="Domyślnaczcionkaakapitu" style:family="text">
      <style:text-properties style:text-underline-type="single" style:text-underline-style="solid" style:text-underline-width="auto" style:text-underline-mode="continuous"/>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style:style>
    <style:style style:name="T1559" style:parent-style-name="Domyślnaczcionkaakapitu" style:family="text">
      <style:text-properties style:text-underline-type="single" style:text-underline-style="solid" style:text-underline-width="auto" style:text-underline-mode="continuous"/>
    </style:style>
    <style:style style:name="T1560" style:parent-style-name="Domyślnaczcionkaakapitu" style:family="text">
      <style:text-properties fo:background-color="#80FFFF" style:text-underline-type="single" style:text-underline-style="solid" style:text-underline-width="auto" style:text-underline-mode="continuous"/>
    </style:style>
    <style:style style:name="T1561" style:parent-style-name="Domyślnaczcionkaakapitu" style:family="text">
      <style:text-properties style:text-underline-type="single" style:text-underline-style="solid" style:text-underline-width="auto" style:text-underline-mode="continuous"/>
    </style:style>
    <style:style style:name="P1562" style:parent-style-name="Normalny" style:family="paragraph">
      <style:paragraph-properties fo:text-align="justify" fo:line-height="150%" fo:text-indent="0.2479in"/>
    </style:style>
    <style:style style:name="P1563" style:parent-style-name="Normalny" style:family="paragraph">
      <style:paragraph-properties fo:text-align="justify" fo:line-height="150%"/>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style:text-underline-type="single" style:text-underline-style="solid" style:text-underline-width="auto" style:text-underline-mode="continuous"/>
    </style:style>
    <style:style style:name="P1568" style:parent-style-name="Normalny" style:family="paragraph">
      <style:paragraph-properties fo:text-align="justify" fo:line-height="150%" fo:text-indent="0.2479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style:style>
    <style:style style:name="T1575" style:parent-style-name="Domyślnaczcionkaakapitu" style:family="text">
      <style:text-properties style:text-underline-type="single" style:text-underline-style="solid" style:text-underline-width="auto" style:text-underline-mode="continuous"/>
    </style:style>
    <style:style style:name="T1576" style:parent-style-name="Domyślnaczcionkaakapitu" style:family="text">
      <style:text-properties fo:background-color="#80FFFF" style:text-underline-type="single" style:text-underline-style="solid" style:text-underline-width="auto" style:text-underline-mode="continuous"/>
    </style:style>
    <style:style style:name="T1577" style:parent-style-name="Domyślnaczcionkaakapitu" style:family="text">
      <style:text-properties style:text-underline-type="single" style:text-underline-style="solid" style:text-underline-width="auto" style:text-underline-mode="continuous"/>
    </style:style>
    <style:style style:name="T1578" style:parent-style-name="Domyślnaczcionkaakapitu" style:family="text">
      <style:text-properties fo:background-color="#80FFFF" style:text-underline-type="single" style:text-underline-style="solid" style:text-underline-width="auto" style:text-underline-mode="continuous"/>
    </style:style>
    <style:style style:name="T1579" style:parent-style-name="Domyślnaczcionkaakapitu" style:family="text">
      <style:text-properties style:text-underline-type="single" style:text-underline-style="solid" style:text-underline-width="auto" style:text-underline-mode="continuous"/>
    </style:style>
    <style:style style:name="P1580" style:parent-style-name="Normalny" style:family="paragraph">
      <style:paragraph-properties fo:text-align="justify" fo:line-height="150%" fo:text-indent="0.2479in"/>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style:style>
    <style:style style:name="T1584" style:parent-style-name="Domyślnaczcionkaakapitu" style:family="text">
      <style:text-properties style:text-underline-type="single" style:text-underline-style="solid" style:text-underline-width="auto" style:text-underline-mode="continuous"/>
    </style:style>
    <style:style style:name="P1585" style:parent-style-name="Normalny" style:family="paragraph">
      <style:paragraph-properties fo:text-align="justify" fo:line-height="150%" fo:text-indent="0.2479in"/>
    </style:style>
    <style:style style:name="P1586" style:parent-style-name="Normalny" style:family="paragraph">
      <style:paragraph-properties fo:text-align="justify" fo:line-height="150%"/>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style:text-underline-type="single" style:text-underline-style="solid" style:text-underline-width="auto" style:text-underline-mode="continuous"/>
    </style:style>
    <style:style style:name="T1590" style:parent-style-name="Domyślnaczcionkaakapitu" style:family="text">
      <style:text-properties style:text-underline-type="single" style:text-underline-style="solid" style:text-underline-width="auto" style:text-underline-mode="continuous"/>
    </style:style>
    <style:style style:name="T1591" style:parent-style-name="Domyślnaczcionkaakapitu" style:family="text">
      <style:text-properties style:text-underline-type="single" style:text-underline-style="solid" style:text-underline-width="auto" style:text-underline-mode="continuous"/>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T1593" style:parent-style-name="Domyślnaczcionkaakapitu" style:family="text">
      <style:text-properties style:text-underline-type="single" style:text-underline-style="solid" style:text-underline-width="auto" style:text-underline-mode="continuous"/>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P1604" style:parent-style-name="Normalny" style:family="paragraph">
      <style:paragraph-properties fo:text-align="justify" fo:line-height="150%" fo:text-indent="0.2479in"/>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P1608" style:parent-style-name="Normalny" style:family="paragraph">
      <style:paragraph-properties fo:text-align="justify" fo:line-height="150%"/>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fo:text-indent="0.2479in"/>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479in"/>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479in"/>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P1642" style:parent-style-name="Normalny" style:family="paragraph">
      <style:paragraph-properties fo:text-align="justify" fo:line-height="150%"/>
    </style:style>
    <style:style style:name="T1643" style:parent-style-name="Domyślnaczcionkaakapitu" style:family="text">
      <style:text-properties style:text-underline-type="single" style:text-underline-style="solid" style:text-underline-width="auto" style:text-underline-mode="continuous"/>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479in"/>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style:style>
    <style:style style:name="T1649" style:parent-style-name="Domyślnaczcionkaakapitu" style:family="text">
      <style:text-properties style:text-underline-type="single" style:text-underline-style="solid" style:text-underline-width="auto" style:text-underline-mode="continuous"/>
    </style:style>
    <style:style style:name="T1650" style:parent-style-name="Domyślnaczcionkaakapitu" style:family="text">
      <style:text-properties fo:background-color="#80FFFF" style:text-underline-type="single" style:text-underline-style="solid" style:text-underline-width="auto" style:text-underline-mode="continuous"/>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P1655" style:parent-style-name="Normalny" style:family="paragraph">
      <style:paragraph-properties fo:text-align="justify" fo:line-height="150%"/>
    </style:style>
    <style:style style:name="T1656" style:parent-style-name="Domyślnaczcionkaakapitu" style:family="text">
      <style:text-properties fo:background-color="#80FFFF" style:text-underline-type="single" style:text-underline-style="solid" style:text-underline-width="auto" style:text-underline-mode="continuous"/>
    </style:style>
    <style:style style:name="T1657" style:parent-style-name="Domyślnaczcionkaakapitu" style:family="text">
      <style:text-properties style:text-underline-type="single" style:text-underline-style="solid" style:text-underline-width="auto" style:text-underline-mode="continuous"/>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fo:text-indent="0.2479in"/>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479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P1694" style:parent-style-name="Normalny" style:family="paragraph">
      <style:paragraph-properties fo:text-align="justify" fo:line-height="150%" fo:text-indent="0.2479in"/>
    </style:style>
    <style:style style:name="P1695" style:parent-style-name="Normalny" style:family="paragraph">
      <style:paragraph-properties fo:text-align="justify" fo:line-height="150%" fo:text-indent="0.2479in"/>
    </style:style>
    <style:style style:name="P1696" style:parent-style-name="Normalny" style:family="paragraph">
      <style:paragraph-properties fo:text-align="justify" fo:line-height="150%"/>
    </style:style>
    <style:style style:name="T1697" style:parent-style-name="Domyślnaczcionkaakapitu" style:family="text">
      <style:text-properties style:text-underline-type="single" style:text-underline-style="solid" style:text-underline-width="auto" style:text-underline-mode="continuous"/>
    </style:style>
    <style:style style:name="T1698" style:parent-style-name="Domyślnaczcionkaakapitu" style:family="text">
      <style:text-properties fo:background-color="#80FFFF" style:text-underline-type="single" style:text-underline-style="solid" style:text-underline-width="auto" style:text-underline-mode="continuous"/>
    </style:style>
    <style:style style:name="T1699" style:parent-style-name="Domyślnaczcionkaakapitu" style:family="text">
      <style:text-properties style:text-underline-type="single" style:text-underline-style="solid" style:text-underline-width="auto" style:text-underline-mode="continuous"/>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fo:text-indent="0.2479in"/>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fo:text-indent="0.2479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479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479in"/>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479in"/>
    </style:style>
    <style:style style:name="P1730" style:parent-style-name="Normalny" style:family="paragraph">
      <style:paragraph-properties fo:text-align="justify" fo:line-height="150%"/>
    </style:style>
    <style:style style:name="T1731" style:parent-style-name="Domyślnaczcionkaakapitu" style:family="text">
      <style:text-properties style:text-underline-type="single" style:text-underline-style="solid" style:text-underline-width="auto" style:text-underline-mode="continuous"/>
    </style:style>
    <style:style style:name="T1732" style:parent-style-name="Domyślnaczcionkaakapitu" style:family="text">
      <style:text-properties fo:background-color="#80FFFF" style:text-underline-type="single" style:text-underline-style="solid" style:text-underline-width="auto" style:text-underline-mode="continuous"/>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fo:text-indent="0.2479in"/>
    </style:style>
    <style:style style:name="P1737" style:parent-style-name="Normalny" style:family="paragraph">
      <style:paragraph-properties fo:text-align="justify" fo:line-height="150%"/>
    </style:style>
    <style:style style:name="T1738" style:parent-style-name="Domyślnaczcionkaakapitu" style:family="text">
      <style:text-properties style:text-underline-type="single" style:text-underline-style="solid" style:text-underline-width="auto" style:text-underline-mode="continuous"/>
    </style:style>
    <style:style style:name="T1739" style:parent-style-name="Domyślnaczcionkaakapitu" style:family="text">
      <style:text-properties fo:background-color="#80FFFF" style:text-underline-type="single" style:text-underline-style="solid" style:text-underline-width="auto" style:text-underline-mode="continuous"/>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P1744" style:parent-style-name="Normalny" style:family="paragraph">
      <style:paragraph-properties fo:text-align="justify" fo:line-height="150%" fo:text-indent="0.2479in"/>
    </style:style>
    <style:style style:name="P1745" style:parent-style-name="Normalny" style:family="paragraph">
      <style:paragraph-properties fo:text-align="justify" fo:line-height="150%"/>
    </style:style>
    <style:style style:name="T1746" style:parent-style-name="Domyślnaczcionkaakapitu" style:family="text">
      <style:text-properties style:text-underline-type="single" style:text-underline-style="solid" style:text-underline-width="auto" style:text-underline-mode="continuous"/>
    </style:style>
    <style:style style:name="P1747" style:parent-style-name="Normalny" style:family="paragraph">
      <style:paragraph-properties fo:text-align="justify" fo:line-height="150%" fo:text-indent="0.2479in"/>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fo:text-indent="0.2479in">
        <style:tab-stops>
          <style:tab-stop style:type="left" style:position="8.2319in"/>
        </style:tab-stops>
      </style:paragraph-properties>
    </style:style>
    <style:style style:name="P1750" style:parent-style-name="Normalny" style:family="paragraph">
      <style:paragraph-properties fo:text-align="justify" fo:line-height="150%">
        <style:tab-stops>
          <style:tab-stop style:type="left" style:position="8.2319in"/>
        </style:tab-stops>
      </style:paragraph-properties>
    </style:style>
    <style:style style:name="T1751" style:parent-style-name="Domyślnaczcionkaakapitu" style:family="text">
      <style:text-properties style:text-underline-type="single" style:text-underline-style="solid" style:text-underline-width="auto" style:text-underline-mode="continuous"/>
    </style:style>
    <style:style style:name="P1752" style:parent-style-name="Normalny" style:family="paragraph">
      <style:paragraph-properties fo:text-align="justify" fo:line-height="150%">
        <style:tab-stops>
          <style:tab-stop style:type="left" style:position="8.2319in"/>
        </style:tab-stops>
      </style:paragraph-properties>
    </style:style>
    <style:style style:name="P1753" style:parent-style-name="Normalny" style:family="paragraph">
      <style:paragraph-properties fo:text-align="justify" fo:line-height="150%"/>
    </style:style>
    <style:style style:name="T1754" style:parent-style-name="Domyślnaczcionkaakapitu" style:family="text">
      <style:text-properties style:text-underline-type="single" style:text-underline-style="solid" style:text-underline-width="auto" style:text-underline-mode="continuous"/>
    </style:style>
    <style:style style:name="T1755" style:parent-style-name="Domyślnaczcionkaakapitu" style:family="text">
      <style:text-properties fo:background-color="#80FFFF" style:text-underline-type="single" style:text-underline-style="solid" style:text-underline-width="auto" style:text-underline-mode="continuous"/>
    </style:style>
    <style:style style:name="T1756" style:parent-style-name="Domyślnaczcionkaakapitu" style:family="text">
      <style:text-properties style:text-underline-type="single" style:text-underline-style="solid" style:text-underline-width="auto" style:text-underline-mode="continuous"/>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fo:text-indent="0.2479in"/>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fo:text-indent="0.2479in"/>
    </style:style>
    <style:style style:name="P1769" style:parent-style-name="Normalny" style:family="paragraph">
      <style:paragraph-properties fo:text-align="justify" fo:line-height="150%"/>
    </style:style>
    <style:style style:name="T1770" style:parent-style-name="Domyślnaczcionkaakapitu" style:family="text">
      <style:text-properties style:text-underline-type="single" style:text-underline-style="solid" style:text-underline-width="auto" style:text-underline-mode="continuous"/>
    </style:style>
    <style:style style:name="T1771" style:parent-style-name="Domyślnaczcionkaakapitu" style:family="text">
      <style:text-properties fo:background-color="#80FFFF" style:text-underline-type="single" style:text-underline-style="solid" style:text-underline-width="auto" style:text-underline-mode="continuous"/>
    </style:style>
    <style:style style:name="T1772" style:parent-style-name="Domyślnaczcionkaakapitu" style:family="text">
      <style:text-properties style:text-underline-type="single" style:text-underline-style="solid" style:text-underline-width="auto" style:text-underline-mode="continuous"/>
    </style:style>
    <style:style style:name="T1773" style:parent-style-name="Domyślnaczcionkaakapitu" style:family="text">
      <style:text-properties fo:background-color="#80FFFF" style:text-underline-type="single" style:text-underline-style="solid" style:text-underline-width="auto" style:text-underline-mode="continuous"/>
    </style:style>
    <style:style style:name="T1774" style:parent-style-name="Domyślnaczcionkaakapitu" style:family="text">
      <style:text-properties style:text-underline-type="single" style:text-underline-style="solid" style:text-underline-width="auto" style:text-underline-mode="continuous"/>
    </style:style>
    <style:style style:name="T1775" style:parent-style-name="Domyślnaczcionkaakapitu" style:family="text">
      <style:text-properties fo:background-color="#80FFFF" style:text-underline-type="single" style:text-underline-style="solid" style:text-underline-width="auto" style:text-underline-mode="continuous"/>
    </style:style>
    <style:style style:name="T1776" style:parent-style-name="Domyślnaczcionkaakapitu" style:family="text">
      <style:text-properties style:text-underline-type="single" style:text-underline-style="solid" style:text-underline-width="auto" style:text-underline-mode="continuous"/>
    </style:style>
    <style:style style:name="T1777" style:parent-style-name="Domyślnaczcionkaakapitu" style:family="text">
      <style:text-properties fo:background-color="#80FFFF" style:text-underline-type="single" style:text-underline-style="solid" style:text-underline-width="auto" style:text-underline-mode="continuous"/>
    </style:style>
    <style:style style:name="P1778" style:parent-style-name="Normalny" style:family="paragraph">
      <style:paragraph-properties fo:text-align="justify" fo:line-height="150%" fo:text-indent="0.2479in"/>
    </style:style>
    <style:style style:name="P1779" style:parent-style-name="Normalny" style:family="paragraph">
      <style:paragraph-properties fo:text-align="justify" fo:line-height="150%"/>
    </style:style>
    <style:style style:name="T1780" style:parent-style-name="Domyślnaczcionkaakapitu" style:family="text">
      <style:text-properties style:text-underline-type="single" style:text-underline-style="solid" style:text-underline-width="auto" style:text-underline-mode="continuous"/>
    </style:style>
    <style:style style:name="P1781" style:parent-style-name="Normalny" style:family="paragraph">
      <style:paragraph-properties fo:text-align="justify" fo:line-height="150%" fo:text-indent="0.2479in"/>
    </style:style>
    <style:style style:name="P1782" style:parent-style-name="Normalny" style:family="paragraph">
      <style:paragraph-properties fo:text-align="justify" fo:line-height="150%" fo:text-indent="0.2479in"/>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P1786" style:parent-style-name="Normalny" style:family="paragraph">
      <style:paragraph-properties fo:text-align="justify" fo:line-height="150%"/>
    </style:style>
    <style:style style:name="T1787" style:parent-style-name="Domyślnaczcionkaakapitu" style:family="text">
      <style:text-properties style:text-underline-type="single" style:text-underline-style="solid" style:text-underline-width="auto" style:text-underline-mode="continuous"/>
    </style:style>
    <style:style style:name="T1788" style:parent-style-name="Domyślnaczcionkaakapitu" style:family="text">
      <style:text-properties fo:background-color="#80FFFF" style:text-underline-type="single" style:text-underline-style="solid" style:text-underline-width="auto" style:text-underline-mode="continuous"/>
    </style:style>
    <style:style style:name="T1789" style:parent-style-name="Domyślnaczcionkaakapitu" style:family="text">
      <style:text-properties style:text-underline-type="single" style:text-underline-style="solid" style:text-underline-width="auto" style:text-underline-mode="continuous"/>
    </style:style>
    <style:style style:name="T1790" style:parent-style-name="Domyślnaczcionkaakapitu" style:family="text">
      <style:text-properties fo:background-color="#80FFFF" style:text-underline-type="single" style:text-underline-style="solid" style:text-underline-width="auto" style:text-underline-mode="continuous"/>
    </style:style>
    <style:style style:name="T1791" style:parent-style-name="Domyślnaczcionkaakapitu" style:family="text">
      <style:text-properties style:text-underline-type="single" style:text-underline-style="solid" style:text-underline-width="auto" style:text-underline-mode="continuous"/>
    </style:style>
    <style:style style:name="T1792" style:parent-style-name="Domyślnaczcionkaakapitu" style:family="text">
      <style:text-properties fo:background-color="#80FFFF" style:text-underline-type="single" style:text-underline-style="solid" style:text-underline-width="auto" style:text-underline-mode="continuous"/>
    </style:style>
    <style:style style:name="T1793" style:parent-style-name="Domyślnaczcionkaakapitu" style:family="text">
      <style:text-properties style:text-underline-type="single" style:text-underline-style="solid" style:text-underline-width="auto" style:text-underline-mode="continuous"/>
    </style:style>
    <style:style style:name="T1794" style:parent-style-name="Domyślnaczcionkaakapitu" style:family="text">
      <style:text-properties fo:background-color="#80FFFF" style:text-underline-type="single" style:text-underline-style="solid" style:text-underline-width="auto" style:text-underline-mode="continuous"/>
    </style:style>
    <style:style style:name="P1795" style:parent-style-name="Normalny" style:family="paragraph">
      <style:paragraph-properties fo:text-align="justify" fo:line-height="150%" fo:text-indent="0.2479in"/>
    </style:style>
    <style:style style:name="P1796" style:parent-style-name="Normalny" style:family="paragraph">
      <style:paragraph-properties fo:text-align="justify" fo:line-height="150%" fo:text-indent="0.2479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479in"/>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fo:text-indent="0.2479in"/>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479in"/>
    </style:style>
    <style:style style:name="P1807" style:parent-style-name="Normalny" style:family="paragraph">
      <style:paragraph-properties fo:text-align="justify" fo:line-height="150%"/>
    </style:style>
    <style:style style:name="T1808" style:parent-style-name="Domyślnaczcionkaakapitu" style:family="text">
      <style:text-properties style:text-underline-type="single" style:text-underline-style="solid" style:text-underline-width="auto" style:text-underline-mode="continuous"/>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479in"/>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style:style>
    <style:style style:name="T1813" style:parent-style-name="Domyślnaczcionkaakapitu" style:family="text">
      <style:text-properties style:text-underline-type="single" style:text-underline-style="solid" style:text-underline-width="auto" style:text-underline-mode="continuous"/>
    </style:style>
    <style:style style:name="T1814" style:parent-style-name="Domyślnaczcionkaakapitu" style:family="text">
      <style:text-properties fo:background-color="#80FFFF" style:text-underline-type="single" style:text-underline-style="solid" style:text-underline-width="auto" style:text-underline-mode="continuous"/>
    </style:style>
    <style:style style:name="T1815" style:parent-style-name="Domyślnaczcionkaakapitu" style:family="text">
      <style:text-properties style:text-underline-type="single" style:text-underline-style="solid" style:text-underline-width="auto" style:text-underline-mode="continuous"/>
    </style:style>
    <style:style style:name="T1816" style:parent-style-name="Domyślnaczcionkaakapitu" style:family="text">
      <style:text-properties fo:background-color="#80FFFF" style:text-underline-type="single" style:text-underline-style="solid" style:text-underline-width="auto" style:text-underline-mode="continuous"/>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style:tab-stops>
          <style:tab-stop style:type="left" style:position="22in"/>
        </style:tab-stops>
      </style:paragraph-properties>
    </style:style>
    <style:style style:name="T1820" style:parent-style-name="Domyślnaczcionkaakapitu" style:family="text">
      <style:text-properties style:text-underline-type="single" style:text-underline-style="solid" style:text-underline-width="auto" style:text-underline-mode="continuous"/>
    </style:style>
    <style:style style:name="P1821" style:parent-style-name="Normalny" style:family="paragraph">
      <style:paragraph-properties fo:text-align="justify" fo:line-height="150%" fo:text-indent="0.2479in">
        <style:tab-stops>
          <style:tab-stop style:type="left" style:position="22in"/>
        </style:tab-stops>
      </style:paragraph-properties>
    </style:style>
    <style:style style:name="P1822" style:parent-style-name="Normalny" style:family="paragraph">
      <style:paragraph-properties fo:text-align="justify" fo:line-height="150%"/>
    </style:style>
    <style:style style:name="T1823" style:parent-style-name="Domyślnaczcionkaakapitu" style:family="text">
      <style:text-properties style:text-underline-type="single" style:text-underline-style="solid" style:text-underline-width="auto" style:text-underline-mode="continuous"/>
    </style:style>
    <style:style style:name="T1824" style:parent-style-name="Domyślnaczcionkaakapitu" style:family="text">
      <style:text-properties fo:background-color="#80FFFF" style:text-underline-type="single" style:text-underline-style="solid" style:text-underline-width="auto" style:text-underline-mode="continuous"/>
    </style:style>
    <style:style style:name="T1825" style:parent-style-name="Domyślnaczcionkaakapitu" style:family="text">
      <style:text-properties style:text-underline-type="single" style:text-underline-style="solid" style:text-underline-width="auto" style:text-underline-mode="continuous"/>
    </style:style>
    <style:style style:name="T1826" style:parent-style-name="Domyślnaczcionkaakapitu" style:family="text">
      <style:text-properties fo:background-color="#80FFFF" style:text-underline-type="single" style:text-underline-style="solid" style:text-underline-width="auto" style:text-underline-mode="continuous"/>
    </style:style>
    <style:style style:name="P1827" style:parent-style-name="Normalny" style:family="paragraph">
      <style:paragraph-properties fo:text-align="justify" fo:line-height="150%" fo:text-indent="0.2479in"/>
    </style:style>
    <style:style style:name="P1828" style:parent-style-name="Normalny" style:family="paragraph">
      <style:paragraph-properties fo:text-align="justify" fo:line-height="150%">
        <style:tab-stops>
          <style:tab-stop style:type="left" style:position="-21.6152in"/>
        </style:tab-stops>
      </style:paragraph-properties>
    </style:style>
    <style:style style:name="T1829" style:parent-style-name="Domyślnaczcionkaakapitu" style:family="text">
      <style:text-properties style:text-underline-type="single" style:text-underline-style="solid" style:text-underline-width="auto" style:text-underline-mode="continuous"/>
    </style:style>
    <style:style style:name="P1830" style:parent-style-name="Normalny" style:family="paragraph">
      <style:paragraph-properties fo:text-align="justify" fo:line-height="150%" fo:text-indent="0.2479in">
        <style:tab-stops>
          <style:tab-stop style:type="left" style:position="-21.6152in"/>
        </style:tab-stops>
      </style:paragraph-properties>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style:style>
    <style:style style:name="T1834" style:parent-style-name="Domyślnaczcionkaakapitu" style:family="text">
      <style:text-properties style:text-underline-type="single" style:text-underline-style="solid" style:text-underline-width="auto" style:text-underline-mode="continuous"/>
    </style:style>
    <style:style style:name="T1835" style:parent-style-name="Domyślnaczcionkaakapitu" style:family="text">
      <style:text-properties fo:background-color="#80FFFF" style:text-underline-type="single" style:text-underline-style="solid" style:text-underline-width="auto" style:text-underline-mode="continuous"/>
    </style:style>
    <style:style style:name="T1836" style:parent-style-name="Domyślnaczcionkaakapitu" style:family="text">
      <style:text-properties style:text-underline-type="single" style:text-underline-style="solid" style:text-underline-width="auto" style:text-underline-mode="continuous"/>
    </style:style>
    <style:style style:name="T1837" style:parent-style-name="Domyślnaczcionkaakapitu" style:family="text">
      <style:text-properties fo:background-color="#80FFFF" style:text-underline-type="single" style:text-underline-style="solid" style:text-underline-width="auto" style:text-underline-mode="continuous"/>
    </style:style>
    <style:style style:name="T1838" style:parent-style-name="Domyślnaczcionkaakapitu" style:family="text">
      <style:text-properties style:text-underline-type="single" style:text-underline-style="solid" style:text-underline-width="auto" style:text-underline-mode="continuous"/>
    </style:style>
    <style:style style:name="T1839" style:parent-style-name="Domyślnaczcionkaakapitu" style:family="text">
      <style:text-properties fo:background-color="#80FFFF" style:text-underline-type="single" style:text-underline-style="solid" style:text-underline-width="auto" style:text-underline-mode="continuous"/>
    </style:style>
    <style:style style:name="T1840" style:parent-style-name="Domyślnaczcionkaakapitu" style:family="text">
      <style:text-properties style:text-underline-type="single" style:text-underline-style="solid" style:text-underline-width="auto" style:text-underline-mode="continuous"/>
    </style:style>
    <style:style style:name="T1841" style:parent-style-name="Domyślnaczcionkaakapitu" style:family="text">
      <style:text-properties fo:background-color="#80FFFF" style:text-underline-type="single" style:text-underline-style="solid" style:text-underline-width="auto" style:text-underline-mode="continuous"/>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479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fo:text-indent="0.2479in"/>
    </style:style>
    <style:style style:name="P1856" style:parent-style-name="Normalny" style:family="paragraph">
      <style:paragraph-properties fo:text-align="justify" fo:line-height="150%"/>
    </style:style>
    <style:style style:name="T1857" style:parent-style-name="Domyślnaczcionkaakapitu" style:family="text">
      <style:text-properties style:text-underline-type="single" style:text-underline-style="solid" style:text-underline-width="auto" style:text-underline-mode="continuous"/>
    </style:style>
    <style:style style:name="T1858" style:parent-style-name="Domyślnaczcionkaakapitu" style:family="text">
      <style:text-properties fo:background-color="#80FFFF" style:text-underline-type="single" style:text-underline-style="solid" style:text-underline-width="auto" style:text-underline-mode="continuous"/>
    </style:style>
    <style:style style:name="T1859" style:parent-style-name="Domyślnaczcionkaakapitu" style:family="text">
      <style:text-properties style:text-underline-type="single" style:text-underline-style="solid" style:text-underline-width="auto" style:text-underline-mode="continuous"/>
    </style:style>
    <style:style style:name="P1860" style:parent-style-name="Normalny" style:family="paragraph">
      <style:paragraph-properties fo:text-align="justify" fo:line-height="150%" fo:text-indent="0.2479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style:style>
    <style:style style:name="T1871" style:parent-style-name="Domyślnaczcionkaakapitu" style:family="text">
      <style:text-properties style:text-underline-type="single" style:text-underline-style="solid" style:text-underline-width="auto" style:text-underline-mode="continuous"/>
    </style:style>
    <style:style style:name="T1872" style:parent-style-name="Domyślnaczcionkaakapitu" style:family="text">
      <style:text-properties fo:background-color="#80FFFF" style:text-underline-type="single" style:text-underline-style="solid" style:text-underline-width="auto" style:text-underline-mode="continuous"/>
    </style:style>
    <style:style style:name="P1873" style:parent-style-name="Normalny" style:family="paragraph">
      <style:paragraph-properties fo:text-align="justify" fo:line-height="150%" fo:text-indent="0.2479in"/>
    </style:style>
    <style:style style:name="P1874" style:parent-style-name="Normalny" style:family="paragraph">
      <style:paragraph-properties fo:text-align="justify" fo:line-height="150%"/>
    </style:style>
    <style:style style:name="T1875" style:parent-style-name="Domyślnaczcionkaakapitu" style:family="text">
      <style:text-properties fo:background-color="#80FFFF" style:text-underline-type="single" style:text-underline-style="solid" style:text-underline-width="auto" style:text-underline-mode="continuous"/>
    </style:style>
    <style:style style:name="T1876" style:parent-style-name="Domyślnaczcionkaakapitu" style:family="text">
      <style:text-properties style:text-underline-type="single" style:text-underline-style="solid" style:text-underline-width="auto" style:text-underline-mode="continuous"/>
    </style:style>
    <style:style style:name="T1877" style:parent-style-name="Domyślnaczcionkaakapitu" style:family="text">
      <style:text-properties fo:background-color="#80FFFF" style:text-underline-type="single" style:text-underline-style="solid" style:text-underline-width="auto" style:text-underline-mode="continuous"/>
    </style:style>
    <style:style style:name="T1878" style:parent-style-name="Domyślnaczcionkaakapitu" style:family="text">
      <style:text-properties style:text-underline-type="single" style:text-underline-style="solid" style:text-underline-width="auto" style:text-underline-mode="continuous"/>
    </style:style>
    <style:style style:name="T1879" style:parent-style-name="Domyślnaczcionkaakapitu" style:family="text">
      <style:text-properties fo:background-color="#80FFFF" style:text-underline-type="single" style:text-underline-style="solid" style:text-underline-width="auto" style:text-underline-mode="continuous"/>
    </style:style>
    <style:style style:name="T1880" style:parent-style-name="Domyślnaczcionkaakapitu" style:family="text">
      <style:text-properties style:text-underline-type="single" style:text-underline-style="solid" style:text-underline-width="auto" style:text-underline-mode="continuous"/>
    </style:style>
    <style:style style:name="P1881" style:parent-style-name="Normalny" style:family="paragraph">
      <style:paragraph-properties fo:text-align="justify" fo:line-height="150%" fo:text-indent="0.2479in"/>
    </style:style>
    <style:style style:name="P1882" style:parent-style-name="Normalny" style:family="paragraph">
      <style:paragraph-properties fo:text-align="justify" fo:line-height="150%"/>
    </style:style>
    <style:style style:name="T1883" style:parent-style-name="Domyślnaczcionkaakapitu" style:family="text">
      <style:text-properties style:text-underline-type="single" style:text-underline-style="solid" style:text-underline-width="auto" style:text-underline-mode="continuous"/>
    </style:style>
    <style:style style:name="T1884" style:parent-style-name="Domyślnaczcionkaakapitu" style:family="text">
      <style:text-properties fo:background-color="#80FFFF" style:text-underline-type="single" style:text-underline-style="solid" style:text-underline-width="auto" style:text-underline-mode="continuous"/>
    </style:style>
    <style:style style:name="P1885" style:parent-style-name="Normalny" style:family="paragraph">
      <style:paragraph-properties fo:text-align="justify" fo:line-height="150%" fo:text-indent="0.2479in"/>
    </style:style>
    <style:style style:name="P1886" style:parent-style-name="Normalny" style:family="paragraph">
      <style:paragraph-properties fo:text-align="justify" fo:line-height="150%"/>
    </style:style>
    <style:style style:name="T1887" style:parent-style-name="Domyślnaczcionkaakapitu" style:family="text">
      <style:text-properties style:text-underline-type="single" style:text-underline-style="solid" style:text-underline-width="auto" style:text-underline-mode="continuous"/>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style:style>
    <style:style style:name="T1891" style:parent-style-name="Domyślnaczcionkaakapitu" style:family="text">
      <style:text-properties style:text-underline-type="single" style:text-underline-style="solid" style:text-underline-width="auto" style:text-underline-mode="continuous"/>
    </style:style>
    <style:style style:name="T1892" style:parent-style-name="Domyślnaczcionkaakapitu" style:family="text">
      <style:text-properties fo:background-color="#80FFFF" style:text-underline-type="single" style:text-underline-style="solid" style:text-underline-width="auto" style:text-underline-mode="continuous"/>
    </style:style>
    <style:style style:name="T1893" style:parent-style-name="Domyślnaczcionkaakapitu" style:family="text">
      <style:text-properties style:text-underline-type="single" style:text-underline-style="solid" style:text-underline-width="auto" style:text-underline-mode="continuous"/>
    </style:style>
    <style:style style:name="T1894" style:parent-style-name="Domyślnaczcionkaakapitu" style:family="text">
      <style:text-properties fo:background-color="#80FFFF" style:text-underline-type="single" style:text-underline-style="solid" style:text-underline-width="auto" style:text-underline-mode="continuous"/>
    </style:style>
    <style:style style:name="P1895" style:parent-style-name="Normalny" style:family="paragraph">
      <style:paragraph-properties fo:text-align="justify" fo:line-height="150%" fo:text-indent="0.2479in"/>
    </style:style>
    <style:style style:name="P1896" style:parent-style-name="Normalny" style:family="paragraph">
      <style:paragraph-properties fo:text-align="justify" fo:line-height="150%"/>
    </style:style>
    <style:style style:name="T1897" style:parent-style-name="Domyślnaczcionkaakapitu" style:family="text">
      <style:text-properties style:text-underline-type="single" style:text-underline-style="solid" style:text-underline-width="auto" style:text-underline-mode="continuous"/>
    </style:style>
    <style:style style:name="T1898" style:parent-style-name="Domyślnaczcionkaakapitu" style:family="text">
      <style:text-properties fo:background-color="#80FFFF" style:text-underline-type="single" style:text-underline-style="solid" style:text-underline-width="auto" style:text-underline-mode="continuous"/>
    </style:style>
    <style:style style:name="T1899" style:parent-style-name="Domyślnaczcionkaakapitu" style:family="text">
      <style:text-properties style:text-underline-type="single" style:text-underline-style="solid" style:text-underline-width="auto" style:text-underline-mode="continuous"/>
    </style:style>
    <style:style style:name="P1900" style:parent-style-name="Normalny" style:family="paragraph">
      <style:paragraph-properties fo:text-align="justify" fo:line-height="150%" fo:text-indent="0.2479in"/>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fo:text-indent="0.2479in"/>
    </style:style>
    <style:style style:name="P1905" style:parent-style-name="Normalny" style:family="paragraph">
      <style:paragraph-properties fo:text-align="justify" fo:line-height="150%">
        <style:tab-stops>
          <style:tab-stop style:type="left" style:position="21.5347in"/>
        </style:tab-stops>
      </style:paragraph-properties>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P1908" style:parent-style-name="Normalny" style:family="paragraph">
      <style:paragraph-properties fo:text-align="justify" fo:line-height="150%" fo:text-indent="0.2479in">
        <style:tab-stops>
          <style:tab-stop style:type="left" style:position="21.5347in"/>
        </style:tab-stops>
      </style:paragraph-properties>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fo:text-indent="0.2479in"/>
    </style:style>
    <style:style style:name="P1911" style:parent-style-name="Normalny" style:family="paragraph">
      <style:paragraph-properties fo:text-align="justify" fo:line-height="150%" fo:text-indent="0.2479in"/>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fo:text-indent="0.2479in"/>
    </style:style>
    <style:style style:name="P1923" style:parent-style-name="Normalny" style:family="paragraph">
      <style:paragraph-properties fo:text-align="justify" fo:line-height="150%"/>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T1926" style:parent-style-name="Domyślnaczcionkaakapitu" style:family="text">
      <style:text-properties fo:background-color="#80FFFF" style:text-underline-type="single" style:text-underline-style="solid" style:text-underline-width="auto" style:text-underline-mode="continuous"/>
    </style:style>
    <style:style style:name="T1927" style:parent-style-name="Domyślnaczcionkaakapitu" style:family="text">
      <style:text-properties style:text-underline-type="single" style:text-underline-style="solid" style:text-underline-width="auto" style:text-underline-mode="continuous"/>
    </style:style>
    <style:style style:name="T1928" style:parent-style-name="Domyślnaczcionkaakapitu" style:family="text">
      <style:text-properties fo:background-color="#80FFFF" style:text-underline-type="single" style:text-underline-style="solid" style:text-underline-width="auto" style:text-underline-mode="continuous"/>
    </style:style>
    <style:style style:name="T1929" style:parent-style-name="Domyślnaczcionkaakapitu" style:family="text">
      <style:text-properties style:text-underline-type="single" style:text-underline-style="solid" style:text-underline-width="auto" style:text-underline-mode="continuous"/>
    </style:style>
    <style:style style:name="P1930" style:parent-style-name="Normalny" style:family="paragraph">
      <style:paragraph-properties fo:text-align="justify" fo:line-height="150%" fo:text-indent="0.2479in"/>
    </style:style>
    <style:style style:name="P1931" style:parent-style-name="Normalny" style:family="paragraph">
      <style:paragraph-properties fo:text-align="justify" fo:line-height="150%" fo:text-indent="0.2479in"/>
    </style:style>
    <style:style style:name="P1932" style:parent-style-name="Normalny" style:family="paragraph">
      <style:paragraph-properties fo:text-align="justify" fo:line-height="150%"/>
    </style:style>
    <style:style style:name="T1933" style:parent-style-name="Domyślnaczcionkaakapitu" style:family="text">
      <style:text-properties style:text-underline-type="single" style:text-underline-style="solid" style:text-underline-width="auto" style:text-underline-mode="continuous"/>
    </style:style>
    <style:style style:name="T1934" style:parent-style-name="Domyślnaczcionkaakapitu" style:family="text">
      <style:text-properties fo:background-color="#80FFFF" style:text-underline-type="single" style:text-underline-style="solid" style:text-underline-width="auto" style:text-underline-mode="continuous"/>
    </style:style>
    <style:style style:name="T1935" style:parent-style-name="Domyślnaczcionkaakapitu" style:family="text">
      <style:text-properties style:text-underline-type="single" style:text-underline-style="solid" style:text-underline-width="auto" style:text-underline-mode="continuous"/>
    </style:style>
    <style:style style:name="T1936" style:parent-style-name="Domyślnaczcionkaakapitu" style:family="text">
      <style:text-properties fo:background-color="#80FFFF" style:text-underline-type="single" style:text-underline-style="solid" style:text-underline-width="auto" style:text-underline-mode="continuous"/>
    </style:style>
    <style:style style:name="T1937" style:parent-style-name="Domyślnaczcionkaakapitu" style:family="text">
      <style:text-properties style:text-underline-type="single" style:text-underline-style="solid" style:text-underline-width="auto" style:text-underline-mode="continuous"/>
    </style:style>
    <style:style style:name="T1938" style:parent-style-name="Domyślnaczcionkaakapitu" style:family="text">
      <style:text-properties fo:background-color="#80FFFF" style:text-underline-type="single" style:text-underline-style="solid" style:text-underline-width="auto" style:text-underline-mode="continuous"/>
    </style:style>
    <style:style style:name="T1939" style:parent-style-name="Domyślnaczcionkaakapitu" style:family="text">
      <style:text-properties style:text-underline-type="single" style:text-underline-style="solid" style:text-underline-width="auto" style:text-underline-mode="continuous"/>
    </style:style>
    <style:style style:name="T1940" style:parent-style-name="Domyślnaczcionkaakapitu" style:family="text">
      <style:text-properties fo:background-color="#80FFFF" style:text-underline-type="single" style:text-underline-style="solid" style:text-underline-width="auto" style:text-underline-mode="continuous"/>
    </style:style>
    <style:style style:name="P1941" style:parent-style-name="Normalny" style:family="paragraph">
      <style:paragraph-properties fo:text-align="justify" fo:line-height="150%" fo:text-indent="0.2479in"/>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479in"/>
    </style:style>
    <style:style style:name="P1946" style:parent-style-name="Normalny" style:family="paragraph">
      <style:paragraph-properties fo:text-align="justify" fo:line-height="150%"/>
    </style:style>
    <style:style style:name="T1947" style:parent-style-name="Domyślnaczcionkaakapitu" style:family="text">
      <style:text-properties style:text-underline-type="single" style:text-underline-style="solid" style:text-underline-width="auto" style:text-underline-mode="continuous"/>
    </style:style>
    <style:style style:name="T1948" style:parent-style-name="Domyślnaczcionkaakapitu" style:family="text">
      <style:text-properties fo:background-color="#80FFFF" style:text-underline-type="single" style:text-underline-style="solid" style:text-underline-width="auto" style:text-underline-mode="continuous"/>
    </style:style>
    <style:style style:name="T1949" style:parent-style-name="Domyślnaczcionkaakapitu" style:family="text">
      <style:text-properties style:text-underline-type="single" style:text-underline-style="solid" style:text-underline-width="auto" style:text-underline-mode="continuous"/>
    </style:style>
    <style:style style:name="T1950" style:parent-style-name="Domyślnaczcionkaakapitu" style:family="text">
      <style:text-properties fo:background-color="#80FFFF" style:text-underline-type="single" style:text-underline-style="solid" style:text-underline-width="auto" style:text-underline-mode="continuous"/>
    </style:style>
    <style:style style:name="T1951" style:parent-style-name="Domyślnaczcionkaakapitu" style:family="text">
      <style:text-properties style:text-underline-type="single" style:text-underline-style="solid" style:text-underline-width="auto" style:text-underline-mode="continuous"/>
    </style:style>
    <style:style style:name="T1952" style:parent-style-name="Domyślnaczcionkaakapitu" style:family="text">
      <style:text-properties fo:background-color="#80FFFF" style:text-underline-type="single" style:text-underline-style="solid" style:text-underline-width="auto" style:text-underline-mode="continuous"/>
    </style:style>
    <style:style style:name="T1953" style:parent-style-name="Domyślnaczcionkaakapitu" style:family="text">
      <style:text-properties fo:background-color="#80FFFF"/>
    </style:style>
    <style:style style:name="P1954" style:parent-style-name="Normalny" style:family="paragraph">
      <style:paragraph-properties fo:text-align="justify" fo:line-height="150%" fo:text-indent="0.2479in"/>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fo:text-indent="0.2479in"/>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fo:text-indent="0.2479in"/>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P1975" style:parent-style-name="Normalny" style:family="paragraph">
      <style:paragraph-properties fo:text-align="justify" fo:line-height="150%" fo:text-indent="0.2479in"/>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479in"/>
    </style:style>
    <style:style style:name="P1983" style:parent-style-name="Normalny" style:family="paragraph">
      <style:paragraph-properties fo:text-align="justify" fo:line-height="150%"/>
    </style:style>
    <style:style style:name="T1984" style:parent-style-name="Domyślnaczcionkaakapitu" style:family="text">
      <style:text-properties style:text-underline-type="single" style:text-underline-style="solid" style:text-underline-width="auto" style:text-underline-mode="continuous"/>
    </style:style>
    <style:style style:name="T1985" style:parent-style-name="Domyślnaczcionkaakapitu" style:family="text">
      <style:text-properties fo:background-color="#80FFFF" style:text-underline-type="single" style:text-underline-style="solid" style:text-underline-width="auto" style:text-underline-mode="continuous"/>
    </style:style>
    <style:style style:name="T1986" style:parent-style-name="Domyślnaczcionkaakapitu" style:family="text">
      <style:text-properties style:text-underline-type="single" style:text-underline-style="solid" style:text-underline-width="auto" style:text-underline-mode="continuous"/>
    </style:style>
    <style:style style:name="T1987" style:parent-style-name="Domyślnaczcionkaakapitu" style:family="text">
      <style:text-properties fo:background-color="#80FFFF" style:text-underline-type="single" style:text-underline-style="solid" style:text-underline-width="auto" style:text-underline-mode="continuous"/>
    </style:style>
    <style:style style:name="T1988" style:parent-style-name="Domyślnaczcionkaakapitu" style:family="text">
      <style:text-properties style:text-underline-type="single" style:text-underline-style="solid" style:text-underline-width="auto" style:text-underline-mode="continuous"/>
    </style:style>
    <style:style style:name="T1989" style:parent-style-name="Domyślnaczcionkaakapitu" style:family="text">
      <style:text-properties fo:background-color="#80FFFF" style:text-underline-type="single" style:text-underline-style="solid" style:text-underline-width="auto" style:text-underline-mode="continuous"/>
    </style:style>
    <style:style style:name="T1990" style:parent-style-name="Domyślnaczcionkaakapitu" style:family="text">
      <style:text-properties style:text-underline-type="single" style:text-underline-style="solid" style:text-underline-width="auto" style:text-underline-mode="continuous"/>
    </style:style>
    <style:style style:name="T1991" style:parent-style-name="Domyślnaczcionkaakapitu" style:family="text">
      <style:text-properties fo:background-color="#80FFFF" style:text-underline-type="single" style:text-underline-style="solid" style:text-underline-width="auto" style:text-underline-mode="continuous"/>
    </style:style>
    <style:style style:name="P1992" style:parent-style-name="Normalny" style:family="paragraph">
      <style:paragraph-properties fo:text-align="justify" fo:line-height="150%" fo:text-indent="0.2479in"/>
    </style:style>
    <style:style style:name="P1993" style:parent-style-name="Normalny" style:family="paragraph">
      <style:paragraph-properties fo:text-align="justify" fo:line-height="150%"/>
    </style:style>
    <style:style style:name="T1994" style:parent-style-name="Domyślnaczcionkaakapitu" style:family="text">
      <style:text-properties fo:background-color="#80FFFF" style:text-underline-type="single" style:text-underline-style="solid" style:text-underline-width="auto" style:text-underline-mode="continuous"/>
    </style:style>
    <style:style style:name="T1995" style:parent-style-name="Domyślnaczcionkaakapitu" style:family="text">
      <style:text-properties style:text-underline-type="single" style:text-underline-style="solid" style:text-underline-width="auto" style:text-underline-mode="continuous"/>
    </style:style>
    <style:style style:name="T1996" style:parent-style-name="Domyślnaczcionkaakapitu" style:family="text">
      <style:text-properties fo:background-color="#80FFFF" style:text-underline-type="single" style:text-underline-style="solid" style:text-underline-width="auto" style:text-underline-mode="continuous"/>
    </style:style>
    <style:style style:name="T1997" style:parent-style-name="Domyślnaczcionkaakapitu" style:family="text">
      <style:text-properties style:text-underline-type="single" style:text-underline-style="solid" style:text-underline-width="auto" style:text-underline-mode="continuous"/>
    </style:style>
    <style:style style:name="T1998" style:parent-style-name="Domyślnaczcionkaakapitu" style:family="text">
      <style:text-properties fo:background-color="#80FFFF" style:text-underline-type="single" style:text-underline-style="solid" style:text-underline-width="auto" style:text-underline-mode="continuous"/>
    </style:style>
    <style:style style:name="T1999" style:parent-style-name="Domyślnaczcionkaakapitu" style:family="text">
      <style:text-properties style:text-underline-type="single" style:text-underline-style="solid" style:text-underline-width="auto" style:text-underline-mode="continuous"/>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style:style>
    <style:style style:name="T2006" style:parent-style-name="Domyślnaczcionkaakapitu" style:family="text">
      <style:text-properties style:text-underline-type="single" style:text-underline-style="solid" style:text-underline-width="auto" style:text-underline-mode="continuous"/>
    </style:style>
    <style:style style:name="T2007" style:parent-style-name="Domyślnaczcionkaakapitu" style:family="text">
      <style:text-properties fo:background-color="#80FFFF" style:text-underline-type="single" style:text-underline-style="solid" style:text-underline-width="auto" style:text-underline-mode="continuous"/>
    </style:style>
    <style:style style:name="T2008" style:parent-style-name="Domyślnaczcionkaakapitu" style:family="text">
      <style:text-properties style:text-underline-type="single" style:text-underline-style="solid" style:text-underline-width="auto" style:text-underline-mode="continuous"/>
    </style:style>
    <style:style style:name="T2009" style:parent-style-name="Domyślnaczcionkaakapitu" style:family="text">
      <style:text-properties fo:background-color="#80FFFF" style:text-underline-type="single" style:text-underline-style="solid" style:text-underline-width="auto" style:text-underline-mode="continuous"/>
    </style:style>
    <style:style style:name="T2010" style:parent-style-name="Domyślnaczcionkaakapitu" style:family="text">
      <style:text-properties style:text-underline-type="single" style:text-underline-style="solid" style:text-underline-width="auto" style:text-underline-mode="continuous"/>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T2012" style:parent-style-name="Domyślnaczcionkaakapitu" style:family="text">
      <style:text-properties style:text-underline-type="single" style:text-underline-style="solid" style:text-underline-width="auto" style:text-underline-mode="continuous"/>
    </style:style>
    <style:style style:name="T2013" style:parent-style-name="Domyślnaczcionkaakapitu" style:family="text">
      <style:text-properties fo:background-color="#80FFFF" style:text-underline-type="single" style:text-underline-style="solid" style:text-underline-width="auto" style:text-underline-mode="continuous"/>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style:style>
    <style:style style:name="T2023" style:parent-style-name="Domyślnaczcionkaakapitu" style:family="text">
      <style:text-properties style:text-underline-type="single" style:text-underline-style="solid" style:text-underline-width="auto" style:text-underline-mode="continuous"/>
    </style:style>
    <style:style style:name="T2024" style:parent-style-name="Domyślnaczcionkaakapitu" style:family="text">
      <style:text-properties fo:background-color="#80FFFF" style:text-underline-type="single" style:text-underline-style="solid" style:text-underline-width="auto" style:text-underline-mode="continuous"/>
    </style:style>
    <style:style style:name="T2025" style:parent-style-name="Domyślnaczcionkaakapitu" style:family="text">
      <style:text-properties style:text-underline-type="single" style:text-underline-style="solid" style:text-underline-width="auto" style:text-underline-mode="continuous"/>
    </style:style>
    <style:style style:name="T2026" style:parent-style-name="Domyślnaczcionkaakapitu" style:family="text">
      <style:text-properties fo:background-color="#80FFFF" style:text-underline-type="single" style:text-underline-style="solid" style:text-underline-width="auto" style:text-underline-mode="continuous"/>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P2035" style:parent-style-name="Normalny" style:family="paragraph">
      <style:paragraph-properties fo:text-align="justify" fo:line-height="150%" fo:text-indent="0.2479in"/>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479in"/>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fo:text-indent="0.2479in"/>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fo:text-indent="0.2479in"/>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fo:text-indent="0.2479in"/>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fo:text-indent="0.2479in"/>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P2070" style:parent-style-name="Normalny" style:family="paragraph">
      <style:paragraph-properties fo:text-align="justify" fo:line-height="150%" fo:text-indent="0.2479in"/>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479in"/>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479in"/>
    </style:style>
    <style:style style:name="P2093" style:parent-style-name="Normalny" style:family="paragraph">
      <style:paragraph-properties fo:text-align="justify" fo:line-height="150%" fo:text-indent="0.2479in"/>
    </style:style>
    <style:style style:name="P2094" style:parent-style-name="Normalny" style:family="paragraph">
      <style:paragraph-properties fo:text-align="justify" fo:line-height="150%"/>
    </style:style>
    <style:style style:name="T2095" style:parent-style-name="Domyślnaczcionkaakapitu" style:family="text">
      <style:text-properties style:text-underline-type="single" style:text-underline-style="solid" style:text-underline-width="auto" style:text-underline-mode="continuous"/>
    </style:style>
    <style:style style:name="P2096" style:parent-style-name="Normalny" style:family="paragraph">
      <style:paragraph-properties fo:text-align="justify" fo:line-height="150%" fo:text-indent="0.2479in"/>
    </style:style>
    <style:style style:name="P2097" style:parent-style-name="Normalny" style:family="paragraph">
      <style:paragraph-properties fo:text-align="justify" fo:line-height="150%"/>
    </style:style>
    <style:style style:name="T2098" style:parent-style-name="Domyślnaczcionkaakapitu" style:family="text">
      <style:text-properties style:text-underline-type="single" style:text-underline-style="solid" style:text-underline-width="auto" style:text-underline-mode="continuous"/>
    </style:style>
    <style:style style:name="T2099" style:parent-style-name="Domyślnaczcionkaakapitu" style:family="text">
      <style:text-properties fo:background-color="#80FFFF" style:text-underline-type="single" style:text-underline-style="solid" style:text-underline-width="auto" style:text-underline-mode="continuous"/>
    </style:style>
    <style:style style:name="T2100" style:parent-style-name="Domyślnaczcionkaakapitu" style:family="text">
      <style:text-properties style:text-underline-type="single" style:text-underline-style="solid" style:text-underline-width="auto" style:text-underline-mode="continuous"/>
    </style:style>
    <style:style style:name="P2101" style:parent-style-name="Normalny" style:family="paragraph">
      <style:paragraph-properties fo:text-align="justify" fo:line-height="150%" fo:text-indent="0.2479in"/>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fo:text-indent="0.2479in"/>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P2109" style:parent-style-name="Normalny" style:family="paragraph">
      <style:paragraph-properties fo:text-align="justify" fo:line-height="150%" fo:text-indent="0.2479in"/>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fo:text-indent="0.2479in"/>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479in"/>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fo:text-indent="0.2479in"/>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fo:text-indent="0.2479in"/>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479in"/>
    </style:style>
    <style:style style:name="P2139" style:parent-style-name="Normalny" style:family="paragraph">
      <style:paragraph-properties fo:text-align="justify" fo:line-height="150%" fo:text-indent="0.2479in"/>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fo:text-indent="0.2479in"/>
    </style:style>
    <style:style style:name="P2143" style:parent-style-name="Normalny" style:family="paragraph">
      <style:paragraph-properties fo:text-align="justify" fo:line-height="150%" fo:text-indent="0.2479in"/>
    </style:style>
    <style:style style:name="P2144" style:parent-style-name="Normalny" style:family="paragraph">
      <style:paragraph-properties fo:text-align="justify" fo:line-height="150%" fo:text-indent="0.2479in"/>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fo:text-indent="0.2479in"/>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479in"/>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P2158" style:parent-style-name="Normalny" style:family="paragraph">
      <style:paragraph-properties fo:text-align="justify" fo:line-height="150%" fo:text-indent="0.2479in"/>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479in"/>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479in"/>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479in"/>
    </style:style>
    <style:style style:name="P2169" style:parent-style-name="Normalny" style:family="paragraph">
      <style:paragraph-properties fo:text-align="justify" fo:line-height="150%" fo:text-indent="0.2479in"/>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479in"/>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fo:text-indent="0.2479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fo:text-indent="0.2479in"/>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fo:text-indent="0.2479in"/>
    </style:style>
    <style:style style:name="P2192" style:parent-style-name="Normalny" style:family="paragraph">
      <style:paragraph-properties fo:text-align="justify" fo:line-height="150%" fo:text-indent="0.2479in"/>
    </style:style>
    <style:style style:name="P2193" style:parent-style-name="Normalny" style:family="paragraph">
      <style:paragraph-properties fo:text-align="justify" fo:line-height="150%" fo:text-indent="0.2479in"/>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P2198" style:parent-style-name="Normalny" style:family="paragraph">
      <style:paragraph-properties fo:text-align="justify" fo:line-height="150%" fo:text-indent="0.2479in"/>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fo:text-indent="0.2479in"/>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fo:text-indent="0.2479in"/>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fo:text-indent="0.2479in">
        <style:tab-stops>
          <style:tab-stop style:type="left" style:position="-22in"/>
        </style:tab-stops>
      </style:paragraph-properties>
    </style:style>
    <style:style style:name="P2210" style:parent-style-name="Normalny" style:family="paragraph">
      <style:paragraph-properties fo:text-align="justify" fo:line-height="150%" fo:text-indent="0.2479in"/>
    </style:style>
    <style:style style:name="T2211" style:parent-style-name="Domyślnaczcionkaakapitu" style:family="text">
      <style:text-properties fo:background-color="#80FFFF"/>
    </style:style>
    <style:style style:name="P2212" style:parent-style-name="Normalny" style:family="paragraph">
      <style:paragraph-properties fo:text-align="justify" fo:line-height="150%" fo:text-indent="0.2479in"/>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479in"/>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fo:text-indent="0.2479in"/>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479in"/>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P2229" style:parent-style-name="Normalny" style:family="paragraph">
      <style:paragraph-properties fo:text-align="justify" fo:line-height="150%" fo:text-indent="0.2479in"/>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fo:text-indent="0.2479in"/>
    </style:style>
    <style:style style:name="T2233" style:parent-style-name="Domyślnaczcionkaakapitu" style:family="text">
      <style:text-properties fo:background-color="#80FFFF"/>
    </style:style>
    <style:style style:name="P2234" style:parent-style-name="Normalny" style:family="paragraph">
      <style:paragraph-properties fo:text-align="justify" fo:line-height="150%" fo:text-indent="0.2479in"/>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479in"/>
    </style:style>
    <style:style style:name="P2242" style:parent-style-name="Normalny" style:family="paragraph">
      <style:paragraph-properties fo:text-align="justify" fo:line-height="150%" fo:text-indent="0.2479in"/>
    </style:style>
    <style:style style:name="P2243" style:parent-style-name="Normalny" style:family="paragraph">
      <style:paragraph-properties fo:text-align="justify" fo:line-height="150%" fo:text-indent="0.2479in"/>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P2249" style:parent-style-name="Normalny" style:family="paragraph">
      <style:paragraph-properties fo:text-align="justify" fo:line-height="150%" fo:text-indent="0.2479in"/>
    </style:style>
    <style:style style:name="P2250" style:parent-style-name="Normalny" style:family="paragraph">
      <style:paragraph-properties fo:text-align="justify" fo:line-height="150%" fo:text-indent="0.2479in"/>
    </style:style>
    <style:style style:name="T2251" style:parent-style-name="Domyślnaczcionkaakapitu" style:family="text">
      <style:text-properties fo:background-color="#80FFFF"/>
    </style:style>
    <style:style style:name="P2252" style:parent-style-name="Normalny" style:family="paragraph">
      <style:paragraph-properties fo:text-align="justify" fo:line-height="150%" fo:text-indent="0.2479in"/>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479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fo:text-indent="0.2479in"/>
    </style:style>
    <style:style style:name="P2258" style:parent-style-name="Normalny" style:family="paragraph">
      <style:paragraph-properties fo:text-align="justify" fo:line-height="150%" fo:text-indent="0.2479in"/>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P2263" style:parent-style-name="Normalny" style:family="paragraph">
      <style:paragraph-properties fo:text-align="justify" fo:line-height="150%" fo:text-indent="0.2479in"/>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fo:text-indent="0.2479in"/>
    </style:style>
    <style:style style:name="P2269" style:parent-style-name="Normalny" style:family="paragraph">
      <style:paragraph-properties fo:text-align="justify" fo:line-height="150%" fo:text-indent="0.2479in"/>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479in"/>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style:tab-stops>
          <style:tab-stop style:type="left" style:position="17.3125in"/>
          <style:tab-stop style:type="left" style:position="22in"/>
          <style:tab-stop style:type="left" style:position="-20.5458in"/>
          <style:tab-stop style:type="left" style:position="-12.2125in"/>
        </style:tab-stops>
      </style:paragraph-properties>
    </style:style>
    <style:style style:name="T2294" style:parent-style-name="Domyślnaczcionkaakapitu" style:family="text">
      <style:text-properties style:text-underline-type="single" style:text-underline-style="solid" style:text-underline-width="auto" style:text-underline-mode="continuous"/>
    </style:style>
    <style:style style:name="P2295" style:parent-style-name="Normalny" style:family="paragraph">
      <style:paragraph-properties fo:text-align="justify" fo:line-height="150%" fo:text-indent="0.2479in">
        <style:tab-stops>
          <style:tab-stop style:type="left" style:position="17.3125in"/>
          <style:tab-stop style:type="left" style:position="22in"/>
          <style:tab-stop style:type="left" style:position="-20.5458in"/>
          <style:tab-stop style:type="left" style:position="-12.2125in"/>
        </style:tab-stops>
      </style:paragraph-properties>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fo:text-indent="0.2479in"/>
    </style:style>
    <style:style style:name="P2299" style:parent-style-name="Normalny" style:family="paragraph">
      <style:paragraph-properties fo:text-align="justify" fo:line-height="150%"/>
    </style:style>
    <style:style style:name="T2300" style:parent-style-name="Domyślnaczcionkaakapitu" style:family="text">
      <style:text-properties style:text-underline-type="single" style:text-underline-style="solid" style:text-underline-width="auto" style:text-underline-mode="continuous"/>
    </style:style>
    <style:style style:name="T2301" style:parent-style-name="Domyślnaczcionkaakapitu" style:family="text">
      <style:text-properties fo:background-color="#80FFFF" style:text-underline-type="single" style:text-underline-style="solid" style:text-underline-width="auto" style:text-underline-mode="continuous"/>
    </style:style>
    <style:style style:name="T2302" style:parent-style-name="Domyślnaczcionkaakapitu" style:family="text">
      <style:text-properties style:text-underline-type="single" style:text-underline-style="solid" style:text-underline-width="auto" style:text-underline-mode="continuous"/>
    </style:style>
    <style:style style:name="T2303" style:parent-style-name="Domyślnaczcionkaakapitu" style:family="text">
      <style:text-properties fo:background-color="#80FFFF" style:text-underline-type="single" style:text-underline-style="solid" style:text-underline-width="auto" style:text-underline-mode="continuous"/>
    </style:style>
    <style:style style:name="P2304" style:parent-style-name="Normalny" style:family="paragraph">
      <style:paragraph-properties fo:text-align="justify" fo:line-height="150%" fo:text-indent="0.2479in"/>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479in"/>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479in"/>
    </style:style>
    <style:style style:name="P2312" style:parent-style-name="Normalny" style:family="paragraph">
      <style:paragraph-properties fo:text-align="justify" fo:line-height="150%" fo:text-indent="0.2479in"/>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479in"/>
    </style:style>
    <style:style style:name="P2315" style:parent-style-name="Normalny" style:family="paragraph">
      <style:paragraph-properties fo:text-align="justify" fo:line-height="150%">
        <style:tab-stops>
          <style:tab-stop style:type="left" style:position="-14.7472in"/>
        </style:tab-stops>
      </style:paragraph-properties>
    </style:style>
    <style:style style:name="T2316" style:parent-style-name="Domyślnaczcionkaakapitu" style:family="text">
      <style:text-properties style:text-underline-type="single" style:text-underline-style="solid" style:text-underline-width="auto" style:text-underline-mode="continuous"/>
    </style:style>
    <style:style style:name="P2317" style:parent-style-name="Normalny" style:family="paragraph">
      <style:paragraph-properties fo:text-align="justify" fo:line-height="150%" fo:text-indent="0.2479in">
        <style:tab-stops>
          <style:tab-stop style:type="left" style:position="-14.7472in"/>
        </style:tab-stops>
      </style:paragraph-properties>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P2330" style:parent-style-name="Normalny" style:family="paragraph">
      <style:paragraph-properties fo:text-align="justify" fo:line-height="150%" fo:text-indent="0.2479in"/>
    </style:style>
    <style:style style:name="P2331" style:parent-style-name="Normalny" style:family="paragraph">
      <style:paragraph-properties fo:text-align="justify" fo:line-height="150%" fo:text-indent="0.2479in"/>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T2336" style:parent-style-name="Domyślnaczcionkaakapitu" style:family="text">
      <style:text-properties fo:background-color="#80FFFF"/>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P2342" style:parent-style-name="Normalny" style:family="paragraph">
      <style:paragraph-properties fo:text-align="justify" fo:line-height="150%" fo:text-indent="0.2479in"/>
    </style:style>
    <style:style style:name="P2343" style:parent-style-name="Normalny" style:family="paragraph">
      <style:paragraph-properties fo:text-align="justify" fo:line-height="150%" fo:text-indent="0.2479in"/>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479in"/>
    </style:style>
    <style:style style:name="T2348" style:parent-style-name="Domyślnaczcionkaakapitu" style:family="text">
      <style:text-properties fo:background-color="#80FFFF"/>
    </style:style>
    <style:style style:name="P2349" style:parent-style-name="Normalny" style:family="paragraph">
      <style:paragraph-properties fo:text-align="justify" fo:line-height="150%"/>
    </style:style>
    <style:style style:name="T2350" style:parent-style-name="Domyślnaczcionkaakapitu" style:family="text">
      <style:text-properties style:text-underline-type="single" style:text-underline-style="solid" style:text-underline-width="auto" style:text-underline-mode="continuous"/>
    </style:style>
    <style:style style:name="T2351" style:parent-style-name="Domyślnaczcionkaakapitu" style:family="text">
      <style:text-properties fo:background-color="#80FFFF" style:text-underline-type="single" style:text-underline-style="solid" style:text-underline-width="auto" style:text-underline-mode="continuous"/>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fo:text-indent="0.2479in"/>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fo:text-indent="0.2479in"/>
    </style:style>
    <style:style style:name="T2357" style:parent-style-name="Domyślnaczcionkaakapitu" style:family="text">
      <style:text-properties fo:background-color="#80FFFF"/>
    </style:style>
    <style:style style:name="P2358" style:parent-style-name="Normalny" style:family="paragraph">
      <style:paragraph-properties fo:text-align="justify" fo:line-height="150%" fo:text-indent="0.2479in"/>
    </style:style>
    <style:style style:name="P2359" style:parent-style-name="Normalny" style:family="paragraph">
      <style:paragraph-properties fo:text-align="justify" fo:line-height="150%"/>
    </style:style>
    <style:style style:name="T2360" style:parent-style-name="Domyślnaczcionkaakapitu" style:family="text">
      <style:text-properties style:text-underline-type="single" style:text-underline-style="solid" style:text-underline-width="auto" style:text-underline-mode="continuous"/>
    </style:style>
    <style:style style:name="T2361" style:parent-style-name="Domyślnaczcionkaakapitu" style:family="text">
      <style:text-properties fo:background-color="#80FFFF" style:text-underline-type="single" style:text-underline-style="solid" style:text-underline-width="auto" style:text-underline-mode="continuous"/>
    </style:style>
    <style:style style:name="T2362" style:parent-style-name="Domyślnaczcionkaakapitu" style:family="text">
      <style:text-properties style:text-underline-type="single" style:text-underline-style="solid" style:text-underline-width="auto" style:text-underline-mode="continuous"/>
    </style:style>
    <style:style style:name="T2363" style:parent-style-name="Domyślnaczcionkaakapitu" style:family="text">
      <style:text-properties fo:background-color="#80FFFF" style:text-underline-type="single" style:text-underline-style="solid" style:text-underline-width="auto" style:text-underline-mode="continuous"/>
    </style:style>
    <style:style style:name="T2364" style:parent-style-name="Domyślnaczcionkaakapitu" style:family="text">
      <style:text-properties style:text-underline-type="single" style:text-underline-style="solid" style:text-underline-width="auto" style:text-underline-mode="continuous"/>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fo:text-indent="0.2479in"/>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479in"/>
    </style:style>
    <style:style style:name="P2374" style:parent-style-name="Normalny" style:family="paragraph">
      <style:paragraph-properties fo:text-align="justify" fo:line-height="150%" fo:text-indent="0.2479in"/>
    </style:style>
    <style:style style:name="P2375" style:parent-style-name="Normalny" style:family="paragraph">
      <style:paragraph-properties fo:text-align="justify" fo:line-height="150%"/>
    </style:style>
    <style:style style:name="T2376" style:parent-style-name="Domyślnaczcionkaakapitu" style:family="text">
      <style:text-properties style:text-underline-type="single" style:text-underline-style="solid" style:text-underline-width="auto" style:text-underline-mode="continuous"/>
    </style:style>
    <style:style style:name="T2377" style:parent-style-name="Domyślnaczcionkaakapitu" style:family="text">
      <style:text-properties fo:background-color="#80FFFF" style:text-underline-type="single" style:text-underline-style="solid" style:text-underline-width="auto" style:text-underline-mode="continuous"/>
    </style:style>
    <style:style style:name="T2378" style:parent-style-name="Domyślnaczcionkaakapitu" style:family="text">
      <style:text-properties style:text-underline-type="single" style:text-underline-style="solid" style:text-underline-width="auto" style:text-underline-mode="continuous"/>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479in"/>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P2394" style:parent-style-name="Normalny" style:family="paragraph">
      <style:paragraph-properties fo:text-align="justify" fo:line-height="150%" fo:text-indent="0.2479in"/>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fo:text-indent="0.2479in"/>
    </style:style>
    <style:style style:name="P2397" style:parent-style-name="Normalny" style:family="paragraph">
      <style:paragraph-properties fo:text-align="justify" fo:line-height="150%" fo:text-indent="0.2479in"/>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fo:text-indent="0.2479in"/>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P2411" style:parent-style-name="Normalny" style:family="paragraph">
      <style:paragraph-properties fo:text-align="justify" fo:line-height="150%" fo:text-indent="0.2479in"/>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P2414" style:parent-style-name="Normalny" style:family="paragraph">
      <style:paragraph-properties fo:text-align="justify" fo:line-height="150%" fo:text-indent="0.2479in"/>
    </style:style>
    <style:style style:name="P2415" style:parent-style-name="Normalny" style:family="paragraph">
      <style:paragraph-properties fo:text-align="justify" fo:line-height="150%" fo:text-indent="0.2479in"/>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fo:text-indent="0.2479in"/>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479in"/>
    </style:style>
    <style:style style:name="T2423" style:parent-style-name="Domyślnaczcionkaakapitu" style:family="text">
      <style:text-properties fo:background-color="#80FFFF"/>
    </style:style>
    <style:style style:name="P2424" style:parent-style-name="Normalny" style:family="paragraph">
      <style:paragraph-properties fo:text-align="justify" fo:line-height="150%">
        <style:tab-stops>
          <style:tab-stop style:type="left" style:position="21.4097in"/>
        </style:tab-stops>
      </style:paragraph-properties>
    </style:style>
    <style:style style:name="T2425" style:parent-style-name="Domyślnaczcionkaakapitu" style:family="text">
      <style:text-properties style:text-underline-type="single" style:text-underline-style="solid" style:text-underline-width="auto" style:text-underline-mode="continuous"/>
    </style:style>
    <style:style style:name="T2426" style:parent-style-name="Domyślnaczcionkaakapitu" style:family="text">
      <style:text-properties fo:background-color="#80FFFF" style:text-underline-type="single" style:text-underline-style="solid" style:text-underline-width="auto" style:text-underline-mode="continuous"/>
    </style:style>
    <style:style style:name="T2427" style:parent-style-name="Domyślnaczcionkaakapitu" style:family="text">
      <style:text-properties style:text-underline-type="single" style:text-underline-style="solid" style:text-underline-width="auto" style:text-underline-mode="continuous"/>
    </style:style>
    <style:style style:name="P2428" style:parent-style-name="Normalny" style:family="paragraph">
      <style:paragraph-properties fo:text-align="justify" fo:line-height="150%" fo:text-indent="0.2479in">
        <style:tab-stops>
          <style:tab-stop style:type="left" style:position="21.4097in"/>
        </style:tab-stops>
      </style:paragraph-properties>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fo:text-indent="0.2479in"/>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style:style>
    <style:style style:name="T2434" style:parent-style-name="Domyślnaczcionkaakapitu" style:family="text">
      <style:text-properties style:text-underline-type="single" style:text-underline-style="solid" style:text-underline-width="auto" style:text-underline-mode="continuous"/>
    </style:style>
    <style:style style:name="P2435" style:parent-style-name="Normalny" style:family="paragraph">
      <style:paragraph-properties fo:text-align="justify" fo:line-height="150%" fo:text-indent="0.2479in"/>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479in"/>
    </style:style>
    <style:style style:name="P2438" style:parent-style-name="Normalny" style:family="paragraph">
      <style:paragraph-properties fo:text-align="justify" fo:line-height="150%" fo:text-indent="0.2479in"/>
    </style:style>
    <style:style style:name="P2439" style:parent-style-name="Normalny" style:family="paragraph">
      <style:paragraph-properties fo:text-align="justify" fo:line-height="150%" fo:text-indent="0.2479in"/>
    </style:style>
    <style:style style:name="P2440" style:parent-style-name="Normalny" style:family="paragraph">
      <style:paragraph-properties fo:text-align="justify" fo:line-height="150%" fo:text-indent="0.2479in"/>
    </style:style>
    <style:style style:name="P2441" style:parent-style-name="Normalny" style:family="paragraph">
      <style:paragraph-properties fo:text-align="justify" fo:line-height="150%" fo:text-indent="0.2479in"/>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fo:text-indent="0.2479in"/>
    </style:style>
    <style:style style:name="T2444" style:parent-style-name="Domyślnaczcionkaakapitu" style:family="text">
      <style:text-properties fo:background-color="#80FFFF"/>
    </style:style>
    <style:style style:name="P2445" style:parent-style-name="Normalny" style:family="paragraph">
      <style:paragraph-properties fo:text-align="justify" fo:line-height="150%" fo:text-indent="0.2479in"/>
    </style:style>
    <style:style style:name="P2446" style:parent-style-name="Normalny" style:family="paragraph">
      <style:paragraph-properties fo:text-align="justify" fo:line-height="150%" fo:text-indent="0.2479in"/>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fo:text-indent="0.2479in"/>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P2452" style:parent-style-name="Normalny" style:family="paragraph">
      <style:paragraph-properties fo:text-align="justify" fo:line-height="150%" fo:text-indent="0.2479in"/>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P2455" style:parent-style-name="Normalny" style:family="paragraph">
      <style:paragraph-properties fo:text-align="justify" fo:line-height="150%" fo:text-indent="0.2479in"/>
    </style:style>
    <style:style style:name="P2456" style:parent-style-name="Normalny" style:family="paragraph">
      <style:paragraph-properties fo:text-align="justify" fo:line-height="150%"/>
    </style:style>
    <style:style style:name="T2457" style:parent-style-name="Domyślnaczcionkaakapitu" style:family="text">
      <style:text-properties style:text-underline-type="single" style:text-underline-style="solid" style:text-underline-width="auto" style:text-underline-mode="continuous"/>
    </style:style>
    <style:style style:name="T2458" style:parent-style-name="Domyślnaczcionkaakapitu" style:family="text">
      <style:text-properties fo:background-color="#80FFFF" style:text-underline-type="single" style:text-underline-style="solid" style:text-underline-width="auto" style:text-underline-mode="continuous"/>
    </style:style>
    <style:style style:name="T2459" style:parent-style-name="Domyślnaczcionkaakapitu" style:family="text">
      <style:text-properties style:text-underline-type="single" style:text-underline-style="solid" style:text-underline-width="auto" style:text-underline-mode="continuous"/>
    </style:style>
    <style:style style:name="P2460" style:parent-style-name="Normalny" style:family="paragraph">
      <style:paragraph-properties fo:text-align="justify" fo:line-height="150%" fo:text-indent="0.2479in"/>
    </style:style>
    <style:style style:name="P2461" style:parent-style-name="Normalny" style:family="paragraph">
      <style:paragraph-properties fo:text-align="justify" fo:line-height="150%"/>
    </style:style>
    <style:style style:name="T2462" style:parent-style-name="Domyślnaczcionkaakapitu" style:family="text">
      <style:text-properties style:text-underline-type="single" style:text-underline-style="solid" style:text-underline-width="auto" style:text-underline-mode="continuous"/>
    </style:style>
    <style:style style:name="T2463" style:parent-style-name="Domyślnaczcionkaakapitu" style:family="text">
      <style:text-properties fo:background-color="#80FFFF" style:text-underline-type="single" style:text-underline-style="solid" style:text-underline-width="auto" style:text-underline-mode="continuous"/>
    </style:style>
    <style:style style:name="T2464" style:parent-style-name="Domyślnaczcionkaakapitu" style:family="text">
      <style:text-properties style:text-underline-type="single" style:text-underline-style="solid" style:text-underline-width="auto" style:text-underline-mode="continuous"/>
    </style:style>
    <style:style style:name="T2465" style:parent-style-name="Domyślnaczcionkaakapitu" style:family="text">
      <style:text-properties fo:background-color="#80FFFF" style:text-underline-type="single" style:text-underline-style="solid" style:text-underline-width="auto" style:text-underline-mode="continuous"/>
    </style:style>
    <style:style style:name="T2466" style:parent-style-name="Domyślnaczcionkaakapitu" style:family="text">
      <style:text-properties style:text-underline-type="single" style:text-underline-style="solid" style:text-underline-width="auto" style:text-underline-mode="continuous"/>
    </style:style>
    <style:style style:name="T2467" style:parent-style-name="Domyślnaczcionkaakapitu" style:family="text">
      <style:text-properties fo:background-color="#80FFFF"/>
    </style:style>
    <style:style style:name="P2468" style:parent-style-name="Normalny" style:family="paragraph">
      <style:paragraph-properties fo:text-align="justify" fo:line-height="150%" fo:text-indent="0.2479in"/>
    </style:style>
    <style:style style:name="P2469" style:parent-style-name="Normalny" style:family="paragraph">
      <style:paragraph-properties fo:text-align="justify" fo:line-height="150%"/>
    </style:style>
    <style:style style:name="T2470" style:parent-style-name="Domyślnaczcionkaakapitu" style:family="text">
      <style:text-properties style:text-underline-type="single" style:text-underline-style="solid" style:text-underline-width="auto" style:text-underline-mode="continuous"/>
    </style:style>
    <style:style style:name="T2471" style:parent-style-name="Domyślnaczcionkaakapitu" style:family="text">
      <style:text-properties fo:background-color="#80FFFF" style:text-underline-type="single" style:text-underline-style="solid" style:text-underline-width="auto" style:text-underline-mode="continuous"/>
    </style:style>
    <style:style style:name="T2472" style:parent-style-name="Domyślnaczcionkaakapitu" style:family="text">
      <style:text-properties style:text-underline-type="single" style:text-underline-style="solid" style:text-underline-width="auto" style:text-underline-mode="continuous"/>
    </style:style>
    <style:style style:name="P2473" style:parent-style-name="Normalny" style:family="paragraph">
      <style:paragraph-properties fo:text-align="justify" fo:line-height="150%" fo:text-indent="0.2479in"/>
    </style:style>
    <style:style style:name="P2474" style:parent-style-name="Normalny" style:family="paragraph">
      <style:paragraph-properties fo:text-align="justify" fo:line-height="150%"/>
    </style:style>
    <style:style style:name="T2475" style:parent-style-name="Domyślnaczcionkaakapitu" style:family="text">
      <style:text-properties style:text-underline-type="single" style:text-underline-style="solid" style:text-underline-width="auto" style:text-underline-mode="continuous"/>
    </style:style>
    <style:style style:name="T2476" style:parent-style-name="Domyślnaczcionkaakapitu" style:family="text">
      <style:text-properties fo:background-color="#80FFFF" style:text-underline-type="single" style:text-underline-style="solid" style:text-underline-width="auto" style:text-underline-mode="continuous"/>
    </style:style>
    <style:style style:name="P2477" style:parent-style-name="Normalny" style:family="paragraph">
      <style:paragraph-properties fo:text-align="justify" fo:line-height="150%" fo:text-indent="0.2479in"/>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479in"/>
    </style:style>
    <style:style style:name="P2480" style:parent-style-name="Normalny" style:family="paragraph">
      <style:paragraph-properties fo:text-align="justify" fo:line-height="150%" fo:text-indent="0.2479in"/>
    </style:style>
    <style:style style:name="P2481" style:parent-style-name="Normalny" style:family="paragraph">
      <style:paragraph-properties fo:text-align="justify" fo:line-height="150%"/>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479in"/>
    </style:style>
    <style:style style:name="P2484" style:parent-style-name="Normalny" style:family="paragraph">
      <style:paragraph-properties fo:text-align="justify" fo:line-height="150%"/>
    </style:style>
    <style:style style:name="T2485" style:parent-style-name="Domyślnaczcionkaakapitu" style:family="text">
      <style:text-properties style:text-underline-type="single" style:text-underline-style="solid" style:text-underline-width="auto" style:text-underline-mode="continuous"/>
    </style:style>
    <style:style style:name="T2486" style:parent-style-name="Domyślnaczcionkaakapitu" style:family="text">
      <style:text-properties fo:background-color="#80FFFF" style:text-underline-type="single" style:text-underline-style="solid" style:text-underline-width="auto" style:text-underline-mode="continuous"/>
    </style:style>
    <style:style style:name="T2487" style:parent-style-name="Domyślnaczcionkaakapitu" style:family="text">
      <style:text-properties style:text-underline-type="single" style:text-underline-style="solid" style:text-underline-width="auto" style:text-underline-mode="continuous"/>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fo:text-indent="0.2479in"/>
    </style:style>
    <style:style style:name="P2490" style:parent-style-name="Normalny" style:family="paragraph">
      <style:paragraph-properties fo:text-align="justify" fo:line-height="150%" fo:text-indent="0.2479in"/>
    </style:style>
    <style:style style:name="P2491" style:parent-style-name="Normalny" style:family="paragraph">
      <style:paragraph-properties fo:text-align="justify" fo:line-height="150%" fo:text-indent="0.2479in"/>
    </style:style>
    <style:style style:name="P2492" style:parent-style-name="Normalny" style:family="paragraph">
      <style:paragraph-properties fo:text-align="justify" fo:line-height="150%" fo:text-indent="0.2479in"/>
    </style:style>
    <style:style style:name="P2493" style:parent-style-name="Normalny" style:family="paragraph">
      <style:paragraph-properties fo:text-align="justify" fo:line-height="150%"/>
    </style:style>
    <style:style style:name="T2494" style:parent-style-name="Domyślnaczcionkaakapitu" style:family="text">
      <style:text-properties style:text-underline-type="single" style:text-underline-style="solid" style:text-underline-width="auto" style:text-underline-mode="continuous"/>
    </style:style>
    <style:style style:name="T2495" style:parent-style-name="Domyślnaczcionkaakapitu" style:family="text">
      <style:text-properties fo:background-color="#80FFFF" style:text-underline-type="single" style:text-underline-style="solid" style:text-underline-width="auto" style:text-underline-mode="continuous"/>
    </style:style>
    <style:style style:name="T2496" style:parent-style-name="Domyślnaczcionkaakapitu" style:family="text">
      <style:text-properties style:text-underline-type="single" style:text-underline-style="solid" style:text-underline-width="auto" style:text-underline-mode="continuous"/>
    </style:style>
    <style:style style:name="T2497" style:parent-style-name="Domyślnaczcionkaakapitu" style:family="text">
      <style:text-properties fo:background-color="#80FFFF" style:text-underline-type="single" style:text-underline-style="solid" style:text-underline-width="auto" style:text-underline-mode="continuous"/>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fo:text-indent="0.2479in"/>
    </style:style>
    <style:style style:name="P2500" style:parent-style-name="Normalny" style:family="paragraph">
      <style:paragraph-properties fo:text-align="justify" fo:line-height="150%" fo:text-indent="0.2479in"/>
    </style:style>
    <style:style style:name="P2501" style:parent-style-name="Normalny" style:family="paragraph">
      <style:paragraph-properties fo:text-align="justify" fo:line-height="150%"/>
    </style:style>
    <style:style style:name="T2502" style:parent-style-name="Domyślnaczcionkaakapitu" style:family="text">
      <style:text-properties style:text-underline-type="single" style:text-underline-style="solid" style:text-underline-width="auto" style:text-underline-mode="continuous"/>
    </style:style>
    <style:style style:name="T2503" style:parent-style-name="Domyślnaczcionkaakapitu" style:family="text">
      <style:text-properties fo:background-color="#80FFFF" style:text-underline-type="single" style:text-underline-style="solid" style:text-underline-width="auto" style:text-underline-mode="continuous"/>
    </style:style>
    <style:style style:name="T2504" style:parent-style-name="Domyślnaczcionkaakapitu" style:family="text">
      <style:text-properties style:text-underline-type="single" style:text-underline-style="solid" style:text-underline-width="auto" style:text-underline-mode="continuous"/>
    </style:style>
    <style:style style:name="T2505" style:parent-style-name="Domyślnaczcionkaakapitu" style:family="text">
      <style:text-properties fo:background-color="#80FFFF" style:text-underline-type="single" style:text-underline-style="solid" style:text-underline-width="auto" style:text-underline-mode="continuous"/>
    </style:style>
    <style:style style:name="T2506" style:parent-style-name="Domyślnaczcionkaakapitu" style:family="text">
      <style:text-properties style:text-underline-type="single" style:text-underline-style="solid" style:text-underline-width="auto" style:text-underline-mode="continuous"/>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479in"/>
    </style:style>
    <style:style style:name="P2509" style:parent-style-name="Normalny" style:family="paragraph">
      <style:paragraph-properties fo:text-align="justify" fo:line-height="150%"/>
    </style:style>
    <style:style style:name="T2510" style:parent-style-name="Domyślnaczcionkaakapitu" style:family="text">
      <style:text-properties style:text-underline-type="single" style:text-underline-style="solid" style:text-underline-width="auto" style:text-underline-mode="continuous"/>
    </style:style>
    <style:style style:name="T2511" style:parent-style-name="Domyślnaczcionkaakapitu" style:family="text">
      <style:text-properties fo:background-color="#80FFFF" style:text-underline-type="single" style:text-underline-style="solid" style:text-underline-width="auto" style:text-underline-mode="continuous"/>
    </style:style>
    <style:style style:name="T2512" style:parent-style-name="Domyślnaczcionkaakapitu" style:family="text">
      <style:text-properties style:text-underline-type="single" style:text-underline-style="solid" style:text-underline-width="auto" style:text-underline-mode="continuous"/>
    </style:style>
    <style:style style:name="T2513" style:parent-style-name="Domyślnaczcionkaakapitu" style:family="text">
      <style:text-properties fo:background-color="#80FFFF" style:text-underline-type="single" style:text-underline-style="solid" style:text-underline-width="auto" style:text-underline-mode="continuous"/>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479in"/>
    </style:style>
    <style:style style:name="P2516" style:parent-style-name="Normalny" style:family="paragraph">
      <style:paragraph-properties fo:text-align="justify" fo:line-height="150%">
        <style:tab-stops>
          <style:tab-stop style:type="left" style:position="6.9513in"/>
          <style:tab-stop style:type="left" style:position="9.5208in"/>
        </style:tab-stops>
      </style:paragraph-properties>
    </style:style>
    <style:style style:name="T2517" style:parent-style-name="Domyślnaczcionkaakapitu" style:family="text">
      <style:text-properties style:text-underline-type="single" style:text-underline-style="solid" style:text-underline-width="auto" style:text-underline-mode="continuous"/>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T2520" style:parent-style-name="Domyślnaczcionkaakapitu" style:family="text">
      <style:text-properties fo:background-color="#80FFFF" style:text-underline-type="single" style:text-underline-style="solid" style:text-underline-width="auto" style:text-underline-mode="continuous"/>
    </style:style>
    <style:style style:name="T2521" style:parent-style-name="Domyślnaczcionkaakapitu" style:family="text">
      <style:text-properties style:text-underline-type="single" style:text-underline-style="solid" style:text-underline-width="auto" style:text-underline-mode="continuous"/>
    </style:style>
    <style:style style:name="P2522" style:parent-style-name="Normalny" style:family="paragraph">
      <style:paragraph-properties fo:text-align="justify" fo:line-height="150%" fo:text-indent="0.2479in">
        <style:tab-stops>
          <style:tab-stop style:type="left" style:position="6.9513in"/>
          <style:tab-stop style:type="left" style:position="9.5208in"/>
        </style:tab-stops>
      </style:paragraph-properties>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fo:text-indent="0.2479in"/>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fo:text-indent="0.2479in"/>
    </style:style>
    <style:style style:name="T2536" style:parent-style-name="Domyślnaczcionkaakapitu" style:family="text">
      <style:text-properties fo:background-color="#80FFFF"/>
    </style:style>
    <style:style style:name="P2537" style:parent-style-name="Normalny" style:family="paragraph">
      <style:paragraph-properties fo:text-align="justify" fo:line-height="150%" fo:text-indent="0.2479in"/>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P2541" style:parent-style-name="Normalny" style:family="paragraph">
      <style:paragraph-properties fo:text-align="justify" fo:line-height="150%" fo:text-indent="0.2479in"/>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P2545" style:parent-style-name="Normalny" style:family="paragraph">
      <style:paragraph-properties fo:text-align="justify" fo:line-height="150%" fo:text-indent="0.2479in"/>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fo:text-indent="0.2479in"/>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479in"/>
    </style:style>
    <style:style style:name="P2553" style:parent-style-name="Normalny" style:family="paragraph">
      <style:paragraph-properties fo:text-align="justify" fo:line-height="150%" fo:text-indent="0.2479in"/>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fo:text-indent="0.2479in"/>
    </style:style>
    <style:style style:name="P2560" style:parent-style-name="Normalny" style:family="paragraph">
      <style:paragraph-properties fo:text-align="justify" fo:line-height="150%"/>
    </style:style>
    <style:style style:name="T2561" style:parent-style-name="Domyślnaczcionkaakapitu" style:family="text">
      <style:text-properties style:text-underline-type="single" style:text-underline-style="solid" style:text-underline-width="auto" style:text-underline-mode="continuous"/>
    </style:style>
    <style:style style:name="T2562" style:parent-style-name="Domyślnaczcionkaakapitu" style:family="text">
      <style:text-properties fo:background-color="#80FFFF" style:text-underline-type="single" style:text-underline-style="solid" style:text-underline-width="auto" style:text-underline-mode="continuous"/>
    </style:style>
    <style:style style:name="T2563" style:parent-style-name="Domyślnaczcionkaakapitu" style:family="text">
      <style:text-properties style:text-underline-type="single" style:text-underline-style="solid" style:text-underline-width="auto" style:text-underline-mode="continuous"/>
    </style:style>
    <style:style style:name="T2564" style:parent-style-name="Domyślnaczcionkaakapitu" style:family="text">
      <style:text-properties fo:background-color="#80FFFF" style:text-underline-type="single" style:text-underline-style="solid" style:text-underline-width="auto" style:text-underline-mode="continuous"/>
    </style:style>
    <style:style style:name="T2565" style:parent-style-name="Domyślnaczcionkaakapitu" style:family="text">
      <style:text-properties fo:background-color="#80FFFF"/>
    </style:style>
    <style:style style:name="P2566" style:parent-style-name="Normalny" style:family="paragraph">
      <style:paragraph-properties fo:text-align="justify" fo:line-height="150%" fo:text-indent="0.2479in"/>
    </style:style>
    <style:style style:name="P2567" style:parent-style-name="Normalny" style:family="paragraph">
      <style:paragraph-properties fo:text-align="justify" fo:line-height="150%"/>
    </style:style>
    <style:style style:name="T2568" style:parent-style-name="Domyślnaczcionkaakapitu" style:family="text">
      <style:text-properties style:text-underline-type="single" style:text-underline-style="solid" style:text-underline-width="auto" style:text-underline-mode="continuous"/>
    </style:style>
    <style:style style:name="T2569" style:parent-style-name="Domyślnaczcionkaakapitu" style:family="text">
      <style:text-properties fo:background-color="#80FFFF" style:text-underline-type="single" style:text-underline-style="solid" style:text-underline-width="auto" style:text-underline-mode="continuous"/>
    </style:style>
    <style:style style:name="T2570" style:parent-style-name="Domyślnaczcionkaakapitu" style:family="text">
      <style:text-properties style:text-underline-type="single" style:text-underline-style="solid" style:text-underline-width="auto" style:text-underline-mode="continuous"/>
    </style:style>
    <style:style style:name="T2571" style:parent-style-name="Domyślnaczcionkaakapitu" style:family="text">
      <style:text-properties fo:background-color="#80FFFF" style:text-underline-type="single" style:text-underline-style="solid" style:text-underline-width="auto" style:text-underline-mode="continuous"/>
    </style:style>
    <style:style style:name="T2572" style:parent-style-name="Domyślnaczcionkaakapitu" style:family="text">
      <style:text-properties style:text-underline-type="single" style:text-underline-style="solid" style:text-underline-width="auto" style:text-underline-mode="continuous"/>
    </style:style>
    <style:style style:name="P2573" style:parent-style-name="Normalny" style:family="paragraph">
      <style:paragraph-properties fo:text-align="justify" fo:line-height="150%" fo:text-indent="0.2479in"/>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479in"/>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P2581" style:parent-style-name="Normalny" style:family="paragraph">
      <style:paragraph-properties fo:text-align="justify" fo:line-height="150%" fo:text-indent="0.2479in"/>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P2587" style:parent-style-name="Normalny" style:family="paragraph">
      <style:paragraph-properties fo:text-align="justify" fo:line-height="150%" fo:text-indent="0.2479in"/>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fo:text-indent="0.2479in"/>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fo:text-indent="0.2479in"/>
    </style:style>
    <style:style style:name="P2593" style:parent-style-name="Normalny" style:family="paragraph">
      <style:paragraph-properties fo:text-align="justify" fo:line-height="150%" fo:text-indent="0.2479in"/>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P2596" style:parent-style-name="Normalny" style:family="paragraph">
      <style:paragraph-properties fo:text-align="justify" fo:line-height="150%" fo:text-indent="0.2479in"/>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T2602" style:parent-style-name="Domyślnaczcionkaakapitu" style:family="text">
      <style:text-properties style:text-underline-type="single" style:text-underline-style="solid" style:text-underline-width="auto" style:text-underline-mode="continuous"/>
    </style:style>
    <style:style style:name="T2603" style:parent-style-name="Domyślnaczcionkaakapitu" style:family="text">
      <style:text-properties fo:background-color="#80FFFF" style:text-underline-type="single" style:text-underline-style="solid" style:text-underline-width="auto" style:text-underline-mode="continuous"/>
    </style:style>
    <style:style style:name="T2604" style:parent-style-name="Domyślnaczcionkaakapitu" style:family="text">
      <style:text-properties style:text-underline-type="single" style:text-underline-style="solid" style:text-underline-width="auto" style:text-underline-mode="continuous"/>
    </style:style>
    <style:style style:name="T2605" style:parent-style-name="Domyślnaczcionkaakapitu" style:family="text">
      <style:text-properties fo:background-color="#80FFFF" style:text-underline-type="single" style:text-underline-style="solid" style:text-underline-width="auto" style:text-underline-mode="continuous"/>
    </style:style>
    <style:style style:name="T2606" style:parent-style-name="Domyślnaczcionkaakapitu" style:family="text">
      <style:text-properties style:text-underline-type="single" style:text-underline-style="solid" style:text-underline-width="auto" style:text-underline-mode="continuous"/>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fo:text-indent="0.2479in"/>
    </style:style>
    <style:style style:name="P2609" style:parent-style-name="Normalny" style:family="paragraph">
      <style:paragraph-properties fo:text-align="justify" fo:line-height="150%" fo:text-indent="0.2479in"/>
    </style:style>
    <style:style style:name="P2610" style:parent-style-name="Normalny" style:family="paragraph">
      <style:paragraph-properties fo:text-align="justify" fo:line-height="150%"/>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text-underline-type="single" style:text-underline-style="solid" style:text-underline-width="auto" style:text-underline-mode="continuous"/>
    </style:style>
    <style:style style:name="T2615" style:parent-style-name="Domyślnaczcionkaakapitu" style:family="text">
      <style:text-properties style:text-underline-type="single" style:text-underline-style="solid" style:text-underline-width="auto" style:text-underline-mode="continuous"/>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fo:text-indent="0.2479in"/>
    </style:style>
    <style:style style:name="P2618" style:parent-style-name="Normalny" style:family="paragraph">
      <style:paragraph-properties fo:text-align="justify" fo:line-height="150%"/>
    </style:style>
    <style:style style:name="T2619" style:parent-style-name="Domyślnaczcionkaakapitu" style:family="text">
      <style:text-properties style:text-underline-type="single" style:text-underline-style="solid" style:text-underline-width="auto" style:text-underline-mode="continuous"/>
    </style:style>
    <style:style style:name="T2620" style:parent-style-name="Domyślnaczcionkaakapitu" style:family="text">
      <style:text-properties fo:background-color="#80FFFF" style:text-underline-type="single" style:text-underline-style="solid" style:text-underline-width="auto" style:text-underline-mode="continuous"/>
    </style:style>
    <style:style style:name="T2621" style:parent-style-name="Domyślnaczcionkaakapitu" style:family="text">
      <style:text-properties style:text-underline-type="single" style:text-underline-style="solid" style:text-underline-width="auto" style:text-underline-mode="continuous"/>
    </style:style>
    <style:style style:name="P2622" style:parent-style-name="Normalny" style:family="paragraph">
      <style:paragraph-properties fo:text-align="justify" fo:line-height="150%" fo:text-indent="0.2479in"/>
    </style:style>
    <style:style style:name="P2623" style:parent-style-name="Normalny" style:family="paragraph">
      <style:paragraph-properties fo:text-align="justify" fo:line-height="150%" fo:text-indent="0.2479in"/>
    </style:style>
    <style:style style:name="T2624" style:parent-style-name="Domyślnaczcionkaakapitu" style:family="text">
      <style:text-properties fo:background-color="#80FFFF"/>
    </style:style>
    <style:style style:name="P2625" style:parent-style-name="Normalny" style:family="paragraph">
      <style:paragraph-properties fo:text-align="justify" fo:line-height="150%" fo:text-indent="0.2479in"/>
    </style:style>
    <style:style style:name="P2626" style:parent-style-name="Normalny" style:family="paragraph">
      <style:paragraph-properties fo:text-align="justify" fo:line-height="150%" fo:text-indent="0.2479in"/>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P2630" style:parent-style-name="Normalny" style:family="paragraph">
      <style:paragraph-properties fo:text-align="justify" fo:line-height="150%" fo:text-indent="0.2479in"/>
    </style:style>
    <style:style style:name="P2631" style:parent-style-name="Normalny" style:family="paragraph">
      <style:paragraph-properties fo:text-align="justify" fo:line-height="150%" fo:text-indent="0.2479in"/>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P2634" style:parent-style-name="Normalny" style:family="paragraph">
      <style:paragraph-properties fo:text-align="justify" fo:line-height="150%" fo:text-indent="0.2479in"/>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style:style>
    <style:style style:name="T2638" style:parent-style-name="Domyślnaczcionkaakapitu" style:family="text">
      <style:text-properties style:text-underline-type="single" style:text-underline-style="solid" style:text-underline-width="auto" style:text-underline-mode="continuous"/>
    </style:style>
    <style:style style:name="P2639" style:parent-style-name="Normalny" style:family="paragraph">
      <style:paragraph-properties fo:text-align="justify" fo:line-height="150%" fo:text-indent="0.2479in"/>
    </style:style>
    <style:style style:name="T2640" style:parent-style-name="Domyślnaczcionkaakapitu" style:family="text">
      <style:text-properties fo:background-color="#80FFFF"/>
    </style:style>
    <style:style style:name="P2641" style:parent-style-name="Normalny" style:family="paragraph">
      <style:paragraph-properties fo:text-align="justify" fo:line-height="150%"/>
    </style:style>
    <style:style style:name="T2642" style:parent-style-name="Domyślnaczcionkaakapitu" style:family="text">
      <style:text-properties style:text-underline-type="single" style:text-underline-style="solid" style:text-underline-width="auto" style:text-underline-mode="continuous"/>
    </style:style>
    <style:style style:name="P2643" style:parent-style-name="Normalny" style:family="paragraph">
      <style:paragraph-properties fo:text-align="justify" fo:line-height="150%" fo:text-indent="0.2479in"/>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fo:text-indent="0.2479in"/>
    </style:style>
    <style:style style:name="P2647" style:parent-style-name="Normalny" style:family="paragraph">
      <style:paragraph-properties fo:text-align="justify" fo:line-height="150%"/>
    </style:style>
    <style:style style:name="T2648" style:parent-style-name="Domyślnaczcionkaakapitu" style:family="text">
      <style:text-properties style:text-underline-type="single" style:text-underline-style="solid" style:text-underline-width="auto" style:text-underline-mode="continuous"/>
    </style:style>
    <style:style style:name="P2649" style:parent-style-name="Normalny" style:family="paragraph">
      <style:paragraph-properties fo:text-align="justify" fo:line-height="150%" fo:text-indent="0.2479in"/>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fo:text-indent="0.2479in"/>
    </style:style>
    <style:style style:name="P2654" style:parent-style-name="Normalny" style:family="paragraph">
      <style:paragraph-properties fo:text-align="justify" fo:line-height="150%"/>
    </style:style>
    <style:style style:name="T2655" style:parent-style-name="Domyślnaczcionkaakapitu" style:family="text">
      <style:text-properties style:text-underline-type="single" style:text-underline-style="solid" style:text-underline-width="auto" style:text-underline-mode="continuous"/>
    </style:style>
    <style:style style:name="P2656" style:parent-style-name="Normalny" style:family="paragraph">
      <style:paragraph-properties fo:text-align="justify" fo:line-height="150%" fo:text-indent="0.2479in"/>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fo:text-indent="0.2479in"/>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fo:text-indent="0.2479in"/>
    </style:style>
    <style:style style:name="P2670" style:parent-style-name="Normalny" style:family="paragraph">
      <style:paragraph-properties fo:text-align="justify" fo:line-height="150%"/>
    </style:style>
    <style:style style:name="T2671" style:parent-style-name="Domyślnaczcionkaakapitu" style:family="text">
      <style:text-properties style:text-underline-type="single" style:text-underline-style="solid" style:text-underline-width="auto" style:text-underline-mode="continuous"/>
    </style:style>
    <style:style style:name="P2672" style:parent-style-name="Normalny" style:family="paragraph">
      <style:paragraph-properties fo:text-align="justify" fo:line-height="150%" fo:text-indent="0.2479in"/>
    </style:style>
    <style:style style:name="T2673" style:parent-style-name="Domyślnaczcionkaakapitu" style:family="text">
      <style:text-properties fo:background-color="#80FFFF"/>
    </style:style>
    <style:style style:name="P2674" style:parent-style-name="Normalny" style:family="paragraph">
      <style:paragraph-properties fo:text-align="justify" fo:line-height="150%"/>
    </style:style>
    <style:style style:name="T2675" style:parent-style-name="Domyślnaczcionkaakapitu" style:family="text">
      <style:text-properties style:text-underline-type="single" style:text-underline-style="solid" style:text-underline-width="auto" style:text-underline-mode="continuous"/>
    </style:style>
    <style:style style:name="T2676" style:parent-style-name="Domyślnaczcionkaakapitu" style:family="text">
      <style:text-properties fo:background-color="#80FFFF" style:text-underline-type="single" style:text-underline-style="solid" style:text-underline-width="auto" style:text-underline-mode="continuous"/>
    </style:style>
    <style:style style:name="T2677" style:parent-style-name="Domyślnaczcionkaakapitu" style:family="text">
      <style:text-properties style:text-underline-type="single" style:text-underline-style="solid" style:text-underline-width="auto" style:text-underline-mode="continuous"/>
    </style:style>
    <style:style style:name="T2678" style:parent-style-name="Domyślnaczcionkaakapitu" style:family="text">
      <style:text-properties fo:background-color="#80FFFF" style:text-underline-type="single" style:text-underline-style="solid" style:text-underline-width="auto" style:text-underline-mode="continuous"/>
    </style:style>
    <style:style style:name="T2679" style:parent-style-name="Domyślnaczcionkaakapitu" style:family="text">
      <style:text-properties style:text-underline-type="single" style:text-underline-style="solid" style:text-underline-width="auto" style:text-underline-mode="continuous"/>
    </style:style>
    <style:style style:name="P2680" style:parent-style-name="Normalny" style:family="paragraph">
      <style:paragraph-properties fo:text-align="justify" fo:line-height="150%" fo:text-indent="0.2479in"/>
    </style:style>
    <style:style style:name="P2681" style:parent-style-name="Normalny" style:family="paragraph">
      <style:paragraph-properties fo:text-align="justify" fo:line-height="150%"/>
    </style:style>
    <style:style style:name="T2682" style:parent-style-name="Domyślnaczcionkaakapitu" style:family="text">
      <style:text-properties style:text-underline-type="single" style:text-underline-style="solid" style:text-underline-width="auto" style:text-underline-mode="continuous"/>
    </style:style>
    <style:style style:name="T2683" style:parent-style-name="Domyślnaczcionkaakapitu" style:family="text">
      <style:text-properties fo:background-color="#80FFFF" style:text-underline-type="single" style:text-underline-style="solid" style:text-underline-width="auto" style:text-underline-mode="continuous"/>
    </style:style>
    <style:style style:name="T2684" style:parent-style-name="Domyślnaczcionkaakapitu" style:family="text">
      <style:text-properties style:text-underline-type="single" style:text-underline-style="solid" style:text-underline-width="auto" style:text-underline-mode="continuous"/>
    </style:style>
    <style:style style:name="T2685" style:parent-style-name="Domyślnaczcionkaakapitu" style:family="text">
      <style:text-properties fo:background-color="#80FFFF" style:text-underline-type="single" style:text-underline-style="solid" style:text-underline-width="auto" style:text-underline-mode="continuous"/>
    </style:style>
    <style:style style:name="T2686" style:parent-style-name="Domyślnaczcionkaakapitu" style:family="text">
      <style:text-properties style:text-underline-type="single" style:text-underline-style="solid" style:text-underline-width="auto" style:text-underline-mode="continuous"/>
    </style:style>
    <style:style style:name="T2687" style:parent-style-name="Domyślnaczcionkaakapitu" style:family="text">
      <style:text-properties fo:background-color="#80FFFF" style:text-underline-type="single" style:text-underline-style="solid" style:text-underline-width="auto" style:text-underline-mode="continuous"/>
    </style:style>
    <style:style style:name="T2688" style:parent-style-name="Domyślnaczcionkaakapitu" style:family="text">
      <style:text-properties style:text-underline-type="single" style:text-underline-style="solid" style:text-underline-width="auto" style:text-underline-mode="continuous"/>
    </style:style>
    <style:style style:name="P2689" style:parent-style-name="Normalny" style:family="paragraph">
      <style:paragraph-properties fo:text-align="justify" fo:line-height="150%" fo:text-indent="0.2479in"/>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fo:text-indent="0.2479in"/>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P2694" style:parent-style-name="Normalny" style:family="paragraph">
      <style:paragraph-properties fo:text-align="justify" fo:line-height="150%" fo:text-indent="0.2479in"/>
    </style:style>
    <style:style style:name="P2695" style:parent-style-name="Normalny" style:family="paragraph">
      <style:paragraph-properties fo:text-align="justify" fo:line-height="150%"/>
    </style:style>
    <style:style style:name="T2696" style:parent-style-name="Domyślnaczcionkaakapitu" style:family="text">
      <style:text-properties style:text-underline-type="single" style:text-underline-style="solid" style:text-underline-width="auto" style:text-underline-mode="continuous"/>
    </style:style>
    <style:style style:name="T2697" style:parent-style-name="Domyślnaczcionkaakapitu" style:family="text">
      <style:text-properties fo:background-color="#80FFFF" style:text-underline-type="single" style:text-underline-style="solid" style:text-underline-width="auto" style:text-underline-mode="continuous"/>
    </style:style>
    <style:style style:name="T2698" style:parent-style-name="Domyślnaczcionkaakapitu" style:family="text">
      <style:text-properties style:text-underline-type="single" style:text-underline-style="solid" style:text-underline-width="auto" style:text-underline-mode="continuous"/>
    </style:style>
    <style:style style:name="P2699" style:parent-style-name="Normalny" style:family="paragraph">
      <style:paragraph-properties fo:text-align="justify" fo:line-height="150%" fo:text-indent="0.2479in"/>
    </style:style>
    <style:style style:name="P2700" style:parent-style-name="Normalny" style:family="paragraph">
      <style:paragraph-properties fo:text-align="justify" fo:line-height="150%" fo:text-indent="0.2479in"/>
    </style:style>
    <style:style style:name="P2701" style:parent-style-name="Normalny" style:family="paragraph">
      <style:paragraph-properties fo:text-align="justify" fo:line-height="150%" fo:text-indent="0.2479in"/>
    </style:style>
    <style:style style:name="P2702" style:parent-style-name="Normalny" style:family="paragraph">
      <style:paragraph-properties fo:text-align="justify" fo:line-height="150%"/>
    </style:style>
    <style:style style:name="T2703" style:parent-style-name="Domyślnaczcionkaakapitu" style:family="text">
      <style:text-properties style:text-underline-type="single" style:text-underline-style="solid" style:text-underline-width="auto" style:text-underline-mode="continuous"/>
    </style:style>
    <style:style style:name="P2704" style:parent-style-name="Normalny" style:family="paragraph">
      <style:paragraph-properties fo:text-align="justify" fo:line-height="150%" fo:text-indent="0.2479in"/>
    </style:style>
    <style:style style:name="P2705" style:parent-style-name="Normalny" style:family="paragraph">
      <style:paragraph-properties fo:text-align="justify" fo:line-height="150%"/>
    </style:style>
    <style:style style:name="T2706" style:parent-style-name="Domyślnaczcionkaakapitu" style:family="text">
      <style:text-properties style:text-underline-type="single" style:text-underline-style="solid" style:text-underline-width="auto" style:text-underline-mode="continuous"/>
    </style:style>
    <style:style style:name="T2707" style:parent-style-name="Domyślnaczcionkaakapitu" style:family="text">
      <style:text-properties fo:background-color="#80FFFF" style:text-underline-type="single" style:text-underline-style="solid" style:text-underline-width="auto" style:text-underline-mode="continuous"/>
    </style:style>
    <style:style style:name="T2708" style:parent-style-name="Domyślnaczcionkaakapitu" style:family="text">
      <style:text-properties style:text-underline-type="single" style:text-underline-style="solid" style:text-underline-width="auto" style:text-underline-mode="continuous"/>
    </style:style>
    <style:style style:name="T2709" style:parent-style-name="Domyślnaczcionkaakapitu" style:family="text">
      <style:text-properties fo:background-color="#80FFFF" style:text-underline-type="single" style:text-underline-style="solid" style:text-underline-width="auto" style:text-underline-mode="continuous"/>
    </style:style>
    <style:style style:name="T2710" style:parent-style-name="Domyślnaczcionkaakapitu" style:family="text">
      <style:text-properties style:text-underline-type="single" style:text-underline-style="solid" style:text-underline-width="auto" style:text-underline-mode="continuous"/>
    </style:style>
    <style:style style:name="T2711" style:parent-style-name="Domyślnaczcionkaakapitu" style:family="text">
      <style:text-properties fo:background-color="#80FFFF" style:text-underline-type="single" style:text-underline-style="solid" style:text-underline-width="auto" style:text-underline-mode="continuous"/>
    </style:style>
    <style:style style:name="T2712" style:parent-style-name="Domyślnaczcionkaakapitu" style:family="text">
      <style:text-properties style:text-underline-type="single" style:text-underline-style="solid" style:text-underline-width="auto" style:text-underline-mode="continuous"/>
    </style:style>
    <style:style style:name="T2713" style:parent-style-name="Domyślnaczcionkaakapitu" style:family="text">
      <style:text-properties fo:background-color="#80FFFF"/>
    </style:style>
    <style:style style:name="P2714" style:parent-style-name="Normalny" style:family="paragraph">
      <style:paragraph-properties fo:text-align="justify" fo:line-height="150%" fo:text-indent="0.2479in"/>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style:style>
    <style:style style:name="P2721" style:parent-style-name="Normalny" style:family="paragraph">
      <style:paragraph-properties fo:text-align="justify" fo:line-height="150%">
        <style:tab-stops>
          <style:tab-stop style:type="left" style:position="20.493in"/>
          <style:tab-stop style:type="left" style:position="-20.6847in"/>
          <style:tab-stop style:type="left" style:position="-16.393in"/>
        </style:tab-stops>
      </style:paragraph-properties>
    </style:style>
    <style:style style:name="P2722" style:parent-style-name="Normalny" style:family="paragraph">
      <style:paragraph-properties fo:text-align="justify" fo:line-height="150%">
        <style:tab-stops>
          <style:tab-stop style:type="left" style:position="20.493in"/>
          <style:tab-stop style:type="left" style:position="-20.6847in"/>
          <style:tab-stop style:type="left" style:position="-16.393in"/>
        </style:tab-stops>
      </style:paragraph-properties>
    </style:style>
    <style:style style:name="T2723" style:parent-style-name="Domyślnaczcionkaakapitu" style:family="text">
      <style:text-properties style:text-underline-type="single" style:text-underline-style="solid" style:text-underline-width="auto" style:text-underline-mode="continuous"/>
    </style:style>
    <style:style style:name="T2724" style:parent-style-name="Domyślnaczcionkaakapitu" style:family="text">
      <style:text-properties fo:background-color="#80FFFF" style:text-underline-type="single" style:text-underline-style="solid" style:text-underline-width="auto" style:text-underline-mode="continuous"/>
    </style:style>
    <style:style style:name="T2725" style:parent-style-name="Domyślnaczcionkaakapitu" style:family="text">
      <style:text-properties style:text-underline-type="single" style:text-underline-style="solid" style:text-underline-width="auto" style:text-underline-mode="continuous"/>
    </style:style>
    <style:style style:name="T2726" style:parent-style-name="Domyślnaczcionkaakapitu" style:family="text">
      <style:text-properties fo:background-color="#80FFFF" style:text-underline-type="single" style:text-underline-style="solid" style:text-underline-width="auto" style:text-underline-mode="continuous"/>
    </style:style>
    <style:style style:name="T2727" style:parent-style-name="Domyślnaczcionkaakapitu" style:family="text">
      <style:text-properties style:text-underline-type="single" style:text-underline-style="solid" style:text-underline-width="auto" style:text-underline-mode="continuous"/>
    </style:style>
    <style:style style:name="T2728" style:parent-style-name="Domyślnaczcionkaakapitu" style:family="text">
      <style:text-properties fo:background-color="#80FFFF" style:text-underline-type="single" style:text-underline-style="solid" style:text-underline-width="auto" style:text-underline-mode="continuous"/>
    </style:style>
    <style:style style:name="T2729" style:parent-style-name="Domyślnaczcionkaakapitu" style:family="text">
      <style:text-properties style:text-underline-type="single" style:text-underline-style="solid" style:text-underline-width="auto" style:text-underline-mode="continuous"/>
    </style:style>
    <style:style style:name="T2730" style:parent-style-name="Domyślnaczcionkaakapitu" style:family="text">
      <style:text-properties fo:background-color="#80FFFF"/>
    </style:style>
    <style:style style:name="P2731" style:parent-style-name="Normalny" style:family="paragraph">
      <style:paragraph-properties fo:text-align="justify" fo:line-height="150%" fo:text-indent="0.2479in">
        <style:tab-stops>
          <style:tab-stop style:type="left" style:position="20.493in"/>
          <style:tab-stop style:type="left" style:position="-20.6847in"/>
          <style:tab-stop style:type="left" style:position="-16.393in"/>
        </style:tab-stops>
      </style:paragraph-properties>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P2755" style:parent-style-name="Normalny" style:family="paragraph">
      <style:paragraph-properties fo:text-align="justify" fo:line-height="150%"/>
    </style:style>
    <style:style style:name="T2756" style:parent-style-name="Domyślnaczcionkaakapitu" style:family="text">
      <style:text-properties style:text-underline-type="single" style:text-underline-style="solid" style:text-underline-width="auto" style:text-underline-mode="continuous"/>
    </style:style>
    <style:style style:name="T2757" style:parent-style-name="Domyślnaczcionkaakapitu" style:family="text">
      <style:text-properties fo:background-color="#80FFFF" style:text-underline-type="single" style:text-underline-style="solid" style:text-underline-width="auto" style:text-underline-mode="continuous"/>
    </style:style>
    <style:style style:name="T2758" style:parent-style-name="Domyślnaczcionkaakapitu" style:family="text">
      <style:text-properties style:text-underline-type="single" style:text-underline-style="solid" style:text-underline-width="auto" style:text-underline-mode="continuous"/>
    </style:style>
    <style:style style:name="T2759" style:parent-style-name="Domyślnaczcionkaakapitu" style:family="text">
      <style:text-properties fo:background-color="#80FFFF" style:text-underline-type="single" style:text-underline-style="solid" style:text-underline-width="auto" style:text-underline-mode="continuous"/>
    </style:style>
    <style:style style:name="T2760" style:parent-style-name="Domyślnaczcionkaakapitu" style:family="text">
      <style:text-properties style:text-underline-type="single" style:text-underline-style="solid" style:text-underline-width="auto" style:text-underline-mode="continuous"/>
    </style:style>
    <style:style style:name="T2761" style:parent-style-name="Domyślnaczcionkaakapitu" style:family="text">
      <style:text-properties fo:background-color="#80FFFF"/>
    </style:style>
    <style:style style:name="P2762" style:parent-style-name="Normalny" style:family="paragraph">
      <style:paragraph-properties fo:text-align="justify" fo:line-height="150%" fo:text-indent="0.2479in"/>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P2768" style:parent-style-name="Normalny" style:family="paragraph">
      <style:paragraph-properties fo:text-align="justify" fo:line-height="150%"/>
    </style:style>
    <style:style style:name="T2769" style:parent-style-name="Domyślnaczcionkaakapitu" style:family="text">
      <style:text-properties style:text-underline-type="single" style:text-underline-style="solid" style:text-underline-width="auto" style:text-underline-mode="continuous"/>
    </style:style>
    <style:style style:name="T2770" style:parent-style-name="Domyślnaczcionkaakapitu" style:family="text">
      <style:text-properties fo:background-color="#80FFFF" style:text-underline-type="single" style:text-underline-style="solid" style:text-underline-width="auto" style:text-underline-mode="continuous"/>
    </style:style>
    <style:style style:name="T2771" style:parent-style-name="Domyślnaczcionkaakapitu" style:family="text">
      <style:text-properties style:text-underline-type="single" style:text-underline-style="solid" style:text-underline-width="auto" style:text-underline-mode="continuous"/>
    </style:style>
    <style:style style:name="P2772" style:parent-style-name="Normalny" style:family="paragraph">
      <style:paragraph-properties fo:text-align="justify" fo:line-height="150%" fo:text-indent="0.2479in"/>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P2800" style:parent-style-name="Normalny" style:family="paragraph">
      <style:paragraph-properties fo:text-align="justify" fo:line-height="150%" fo:text-indent="0.2479in"/>
    </style:style>
    <style:style style:name="T2801" style:parent-style-name="Domyślnaczcionkaakapitu" style:family="text">
      <style:text-properties fo:background-color="#80FFFF"/>
    </style:style>
    <style:style style:name="P2802" style:parent-style-name="Normalny" style:family="paragraph">
      <style:paragraph-properties fo:text-align="justify" fo:line-height="150%" fo:text-indent="0.2479in"/>
    </style:style>
    <style:style style:name="T2803" style:parent-style-name="Domyślnaczcionkaakapitu" style:family="text">
      <style:text-properties fo:background-color="#80FFFF"/>
    </style:style>
    <style:style style:name="P2804" style:parent-style-name="Normalny" style:family="paragraph">
      <style:paragraph-properties fo:text-align="justify" fo:line-height="150%"/>
    </style:style>
    <style:style style:name="T2805" style:parent-style-name="Domyślnaczcionkaakapitu" style:family="text">
      <style:text-properties style:text-underline-type="single" style:text-underline-style="solid" style:text-underline-width="auto" style:text-underline-mode="continuous"/>
    </style:style>
    <style:style style:name="T2806" style:parent-style-name="Domyślnaczcionkaakapitu" style:family="text">
      <style:text-properties fo:background-color="#80FFFF" style:text-underline-type="single" style:text-underline-style="solid" style:text-underline-width="auto" style:text-underline-mode="continuous"/>
    </style:style>
    <style:style style:name="T2807" style:parent-style-name="Domyślnaczcionkaakapitu" style:family="text">
      <style:text-properties style:text-underline-type="single" style:text-underline-style="solid" style:text-underline-width="auto" style:text-underline-mode="continuous"/>
    </style:style>
    <style:style style:name="T2808" style:parent-style-name="Domyślnaczcionkaakapitu" style:family="text">
      <style:text-properties fo:background-color="#80FFFF" style:text-underline-type="single" style:text-underline-style="solid" style:text-underline-width="auto" style:text-underline-mode="continuous"/>
    </style:style>
    <style:style style:name="T2809" style:parent-style-name="Domyślnaczcionkaakapitu" style:family="text">
      <style:text-properties style:text-underline-type="single" style:text-underline-style="solid" style:text-underline-width="auto" style:text-underline-mode="continuous"/>
    </style:style>
    <style:style style:name="T2810" style:parent-style-name="Domyślnaczcionkaakapitu" style:family="text">
      <style:text-properties fo:background-color="#80FFFF" style:text-underline-type="single" style:text-underline-style="solid" style:text-underline-width="auto" style:text-underline-mode="continuous"/>
    </style:style>
    <style:style style:name="T2811" style:parent-style-name="Domyślnaczcionkaakapitu" style:family="text">
      <style:text-properties style:text-underline-type="single" style:text-underline-style="solid" style:text-underline-width="auto" style:text-underline-mode="continuous"/>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fo:text-indent="0.2479in"/>
    </style:style>
    <style:style style:name="P2814" style:parent-style-name="Normalny" style:family="paragraph">
      <style:paragraph-properties fo:text-align="justify" fo:line-height="150%" fo:text-indent="0.2479in"/>
    </style:style>
    <style:style style:name="P2815" style:parent-style-name="Normalny" style:family="paragraph">
      <style:paragraph-properties fo:text-align="justify" fo:line-height="150%" fo:text-indent="0.2479in"/>
    </style:style>
    <style:style style:name="T2816" style:parent-style-name="Domyślnaczcionkaakapitu" style:family="text">
      <style:text-properties fo:background-color="#80FFFF"/>
    </style:style>
    <style:style style:name="P2817" style:parent-style-name="Normalny" style:family="paragraph">
      <style:paragraph-properties fo:text-align="justify" fo:line-height="150%"/>
    </style:style>
    <style:style style:name="T2818" style:parent-style-name="Domyślnaczcionkaakapitu" style:family="text">
      <style:text-properties style:text-underline-type="single" style:text-underline-style="solid" style:text-underline-width="auto" style:text-underline-mode="continuous"/>
    </style:style>
    <style:style style:name="T2819" style:parent-style-name="Domyślnaczcionkaakapitu" style:family="text">
      <style:text-properties fo:background-color="#80FFFF" style:text-underline-type="single" style:text-underline-style="solid" style:text-underline-width="auto" style:text-underline-mode="continuous"/>
    </style:style>
    <style:style style:name="T2820" style:parent-style-name="Domyślnaczcionkaakapitu" style:family="text">
      <style:text-properties style:text-underline-type="single" style:text-underline-style="solid" style:text-underline-width="auto" style:text-underline-mode="continuous"/>
    </style:style>
    <style:style style:name="P2821" style:parent-style-name="Normalny" style:family="paragraph">
      <style:paragraph-properties fo:text-align="justify" fo:line-height="150%" fo:text-indent="0.2479in"/>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P2827" style:parent-style-name="Normalny" style:family="paragraph">
      <style:paragraph-properties fo:text-align="justify" fo:line-height="150%" fo:text-indent="0.2479in"/>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fo:text-indent="0.2479in"/>
    </style:style>
    <style:style style:name="P2831" style:parent-style-name="Normalny" style:family="paragraph">
      <style:paragraph-properties fo:text-align="justify" fo:line-height="150%" fo:text-indent="0.2479in"/>
    </style:style>
    <style:style style:name="T2832" style:parent-style-name="Domyślnaczcionkaakapitu" style:family="text">
      <style:text-properties fo:background-color="#80FFFF"/>
    </style:style>
    <style:style style:name="P2833" style:parent-style-name="Normalny" style:family="paragraph">
      <style:paragraph-properties fo:text-align="justify" fo:line-height="150%" fo:text-indent="0.2479in"/>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fo:text-indent="0.2479in"/>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P2840" style:parent-style-name="Normalny" style:family="paragraph">
      <style:paragraph-properties fo:text-align="justify" fo:line-height="150%" fo:text-indent="0.2479in"/>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P2849" style:parent-style-name="Normalny" style:family="paragraph">
      <style:paragraph-properties fo:text-align="justify" fo:line-height="150%" fo:text-indent="0.2479in"/>
    </style:style>
    <style:style style:name="T2850" style:parent-style-name="Domyślnaczcionkaakapitu" style:family="text">
      <style:text-properties fo:background-color="#80FFFF"/>
    </style:style>
    <style:style style:name="P2851" style:parent-style-name="Normalny" style:family="paragraph">
      <style:paragraph-properties fo:text-align="justify" fo:line-height="150%" fo:text-indent="0.2479in"/>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P2857" style:parent-style-name="Normalny" style:family="paragraph">
      <style:paragraph-properties fo:text-align="justify" fo:line-height="150%" fo:text-indent="0.2479in"/>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P2860" style:parent-style-name="Normalny" style:family="paragraph">
      <style:paragraph-properties fo:text-align="justify" fo:line-height="150%" fo:text-indent="0.2479in"/>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P2868" style:parent-style-name="Normalny" style:family="paragraph">
      <style:paragraph-properties fo:text-align="justify" fo:line-height="150%" fo:text-indent="0.2479in"/>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fo:text-indent="0.2479in"/>
    </style:style>
    <style:style style:name="T2873" style:parent-style-name="Domyślnaczcionkaakapitu" style:family="text">
      <style:text-properties fo:background-color="#80FFFF"/>
    </style:style>
    <style:style style:name="P2874" style:parent-style-name="Normalny" style:family="paragraph">
      <style:paragraph-properties fo:text-align="justify" fo:line-height="150%" fo:text-indent="0.2479in"/>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P2877" style:parent-style-name="Normalny" style:family="paragraph">
      <style:paragraph-properties fo:text-align="justify" fo:line-height="150%" fo:text-indent="0.2479in"/>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fo:text-indent="0.2479in"/>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P2885" style:parent-style-name="Normalny" style:family="paragraph">
      <style:paragraph-properties fo:text-align="justify" fo:line-height="150%" fo:text-indent="0.2479in"/>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fo:text-indent="0.2479in"/>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fo:text-indent="0.2479in"/>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P2903" style:parent-style-name="Normalny" style:family="paragraph">
      <style:paragraph-properties fo:text-align="justify" fo:line-height="150%" fo:text-indent="0.2479in"/>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fo:text-indent="0.2479in"/>
    </style:style>
    <style:style style:name="P2911" style:parent-style-name="Normalny" style:family="paragraph">
      <style:paragraph-properties fo:text-align="justify" fo:line-height="150%" fo:text-indent="0.2479in"/>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P2925" style:parent-style-name="Normalny" style:family="paragraph">
      <style:paragraph-properties fo:text-align="justify" fo:line-height="150%" fo:text-indent="0.2479in"/>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P2930" style:parent-style-name="Normalny" style:family="paragraph">
      <style:paragraph-properties fo:text-align="justify" fo:line-height="150%" fo:text-indent="0.2479in"/>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fo:text-indent="0.2479in"/>
    </style:style>
    <style:style style:name="P2936" style:parent-style-name="Normalny" style:family="paragraph">
      <style:paragraph-properties fo:text-align="justify" fo:line-height="150%" fo:text-indent="0.2479in"/>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P2941" style:parent-style-name="Normalny" style:family="paragraph">
      <style:paragraph-properties fo:text-align="justify" fo:line-height="150%" fo:text-indent="0.2479in"/>
    </style:style>
    <style:style style:name="T2942" style:parent-style-name="Domyślnaczcionkaakapitu" style:family="text">
      <style:text-properties fo:background-color="#80FFFF"/>
    </style:style>
    <style:style style:name="P2943" style:parent-style-name="Normalny" style:family="paragraph">
      <style:paragraph-properties fo:text-align="justify" fo:line-height="150%" fo:text-indent="0.2479in"/>
    </style:style>
    <style:style style:name="T2944" style:parent-style-name="Domyślnaczcionkaakapitu" style:family="text">
      <style:text-properties fo:background-color="#80FFFF"/>
    </style:style>
    <style:style style:name="P2945" style:parent-style-name="Normalny" style:family="paragraph">
      <style:paragraph-properties fo:text-align="justify" fo:line-height="150%" fo:text-indent="0.2479in"/>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P2950" style:parent-style-name="Normalny" style:family="paragraph">
      <style:paragraph-properties fo:text-align="justify" fo:line-height="150%" fo:text-indent="0.2479in"/>
    </style:style>
    <style:style style:name="P2951" style:parent-style-name="Normalny" style:family="paragraph">
      <style:paragraph-properties fo:text-align="justify" fo:line-height="150%" fo:text-indent="0.2479in"/>
    </style:style>
    <style:style style:name="P2952" style:parent-style-name="Normalny" style:family="paragraph">
      <style:paragraph-properties fo:text-align="justify" fo:line-height="150%" fo:text-indent="0.2479in"/>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P2955" style:parent-style-name="Normalny" style:family="paragraph">
      <style:paragraph-properties fo:text-align="justify" fo:line-height="150%" fo:text-indent="0.2479in"/>
    </style:style>
    <style:style style:name="P2956" style:parent-style-name="Normalny" style:family="paragraph">
      <style:paragraph-properties fo:text-align="justify" fo:line-height="150%" fo:text-indent="0.2479in"/>
    </style:style>
    <style:style style:name="T2957" style:parent-style-name="Domyślnaczcionkaakapitu" style:family="text">
      <style:text-properties fo:background-color="#80FFFF"/>
    </style:style>
    <style:style style:name="P2958" style:parent-style-name="Normalny" style:family="paragraph">
      <style:paragraph-properties fo:text-align="justify" fo:line-height="150%" fo:text-indent="0.2479in"/>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P2961" style:parent-style-name="Normalny" style:family="paragraph">
      <style:paragraph-properties fo:text-align="justify" fo:line-height="150%" fo:text-indent="0.2479in"/>
    </style:style>
    <style:style style:name="T2962" style:parent-style-name="Domyślnaczcionkaakapitu" style:family="text">
      <style:text-properties fo:background-color="#80FFFF"/>
    </style:style>
    <style:style style:name="P2963" style:parent-style-name="Normalny" style:family="paragraph">
      <style:paragraph-properties fo:text-align="justify" fo:line-height="150%" fo:text-indent="0.2479in"/>
    </style:style>
    <style:style style:name="P2964" style:parent-style-name="Normalny" style:family="paragraph">
      <style:paragraph-properties fo:text-align="justify" fo:line-height="150%"/>
    </style:style>
    <style:style style:name="T2965" style:parent-style-name="Domyślnaczcionkaakapitu" style:family="text">
      <style:text-properties style:text-underline-type="single" style:text-underline-style="solid" style:text-underline-width="auto" style:text-underline-mode="continuous"/>
    </style:style>
    <style:style style:name="T2966" style:parent-style-name="Domyślnaczcionkaakapitu" style:family="text">
      <style:text-properties fo:background-color="#80FFFF" style:text-underline-type="single" style:text-underline-style="solid" style:text-underline-width="auto" style:text-underline-mode="continuous"/>
    </style:style>
    <style:style style:name="T2967" style:parent-style-name="Domyślnaczcionkaakapitu" style:family="text">
      <style:text-properties style:text-underline-type="single" style:text-underline-style="solid" style:text-underline-width="auto" style:text-underline-mode="continuous"/>
    </style:style>
    <style:style style:name="T2968" style:parent-style-name="Domyślnaczcionkaakapitu" style:family="text">
      <style:text-properties fo:background-color="#80FFFF" style:text-underline-type="single" style:text-underline-style="solid" style:text-underline-width="auto" style:text-underline-mode="continuous"/>
    </style:style>
    <style:style style:name="T2969" style:parent-style-name="Domyślnaczcionkaakapitu" style:family="text">
      <style:text-properties style:text-underline-type="single" style:text-underline-style="solid" style:text-underline-width="auto" style:text-underline-mode="continuous"/>
    </style:style>
    <style:style style:name="P2970" style:parent-style-name="Normalny" style:family="paragraph">
      <style:paragraph-properties fo:text-align="justify" fo:line-height="150%" fo:text-indent="0.2479in"/>
    </style:style>
    <style:style style:name="P2971" style:parent-style-name="Normalny" style:family="paragraph">
      <style:paragraph-properties fo:text-align="justify" fo:line-height="150%"/>
    </style:style>
    <style:style style:name="T2972" style:parent-style-name="Domyślnaczcionkaakapitu" style:family="text">
      <style:text-properties style:text-underline-type="single" style:text-underline-style="solid" style:text-underline-width="auto" style:text-underline-mode="continuous"/>
    </style:style>
    <style:style style:name="T2973" style:parent-style-name="Domyślnaczcionkaakapitu" style:family="text">
      <style:text-properties fo:background-color="#80FFFF" style:text-underline-type="single" style:text-underline-style="solid" style:text-underline-width="auto" style:text-underline-mode="continuous"/>
    </style:style>
    <style:style style:name="T2974" style:parent-style-name="Domyślnaczcionkaakapitu" style:family="text">
      <style:text-properties style:text-underline-type="single" style:text-underline-style="solid" style:text-underline-width="auto" style:text-underline-mode="continuous"/>
    </style:style>
    <style:style style:name="T2975" style:parent-style-name="Domyślnaczcionkaakapitu" style:family="text">
      <style:text-properties fo:background-color="#80FFFF" style:text-underline-type="single" style:text-underline-style="solid" style:text-underline-width="auto" style:text-underline-mode="continuous"/>
    </style:style>
    <style:style style:name="T2976" style:parent-style-name="Domyślnaczcionkaakapitu" style:family="text">
      <style:text-properties style:text-underline-type="single" style:text-underline-style="solid" style:text-underline-width="auto" style:text-underline-mode="continuous"/>
    </style:style>
    <style:style style:name="T2977" style:parent-style-name="Domyślnaczcionkaakapitu" style:family="text">
      <style:text-properties fo:background-color="#80FFFF"/>
    </style:style>
    <style:style style:name="P2978" style:parent-style-name="Normalny" style:family="paragraph">
      <style:paragraph-properties fo:text-align="justify" fo:line-height="150%" fo:text-indent="0.2479in"/>
    </style:style>
    <style:style style:name="T2979" style:parent-style-name="Domyślnaczcionkaakapitu" style:family="text">
      <style:text-properties fo:background-color="#80FFFF"/>
    </style:style>
    <style:style style:name="P2980" style:parent-style-name="Normalny" style:family="paragraph">
      <style:paragraph-properties fo:text-align="justify" fo:line-height="150%"/>
    </style:style>
    <style:style style:name="T2981" style:parent-style-name="Domyślnaczcionkaakapitu" style:family="text">
      <style:text-properties style:text-underline-type="single" style:text-underline-style="solid" style:text-underline-width="auto" style:text-underline-mode="continuous"/>
    </style:style>
    <style:style style:name="T2982" style:parent-style-name="Domyślnaczcionkaakapitu" style:family="text">
      <style:text-properties fo:background-color="#80FFFF" style:text-underline-type="single" style:text-underline-style="solid" style:text-underline-width="auto" style:text-underline-mode="continuous"/>
    </style:style>
    <style:style style:name="T2983" style:parent-style-name="Domyślnaczcionkaakapitu" style:family="text">
      <style:text-properties style:text-underline-type="single" style:text-underline-style="solid" style:text-underline-width="auto" style:text-underline-mode="continuous"/>
    </style:style>
    <style:style style:name="T2984" style:parent-style-name="Domyślnaczcionkaakapitu" style:family="text">
      <style:text-properties fo:background-color="#80FFFF" style:text-underline-type="single" style:text-underline-style="solid" style:text-underline-width="auto" style:text-underline-mode="continuous"/>
    </style:style>
    <style:style style:name="T2985" style:parent-style-name="Domyślnaczcionkaakapitu" style:family="text">
      <style:text-properties style:text-underline-type="single" style:text-underline-style="solid" style:text-underline-width="auto" style:text-underline-mode="continuous"/>
    </style:style>
    <style:style style:name="P2986" style:parent-style-name="Normalny" style:family="paragraph">
      <style:paragraph-properties fo:text-align="justify" fo:line-height="150%" fo:text-indent="0.2479in"/>
    </style:style>
    <style:style style:name="P2987" style:parent-style-name="Normalny" style:family="paragraph">
      <style:paragraph-properties fo:text-align="justify" fo:line-height="150%" fo:text-indent="0.2479in"/>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P2990" style:parent-style-name="Normalny" style:family="paragraph">
      <style:paragraph-properties fo:text-align="justify" fo:line-height="150%" fo:text-indent="0.2479in"/>
    </style:style>
    <style:style style:name="P2991" style:parent-style-name="Normalny" style:family="paragraph">
      <style:paragraph-properties fo:text-align="justify" fo:line-height="150%" fo:text-indent="0.2479in"/>
    </style:style>
    <style:style style:name="P2992" style:parent-style-name="Normalny" style:family="paragraph">
      <style:paragraph-properties fo:text-align="justify" fo:line-height="150%">
        <style:tab-stops>
          <style:tab-stop style:type="left" style:position="15.9375in"/>
        </style:tab-stops>
      </style:paragraph-properties>
    </style:style>
    <style:style style:name="T2993" style:parent-style-name="Domyślnaczcionkaakapitu" style:family="text">
      <style:text-properties style:text-underline-type="single" style:text-underline-style="solid" style:text-underline-width="auto" style:text-underline-mode="continuous"/>
    </style:style>
    <style:style style:name="T2994" style:parent-style-name="Domyślnaczcionkaakapitu" style:family="text">
      <style:text-properties fo:background-color="#80FFFF" style:text-underline-type="single" style:text-underline-style="solid" style:text-underline-width="auto" style:text-underline-mode="continuous"/>
    </style:style>
    <style:style style:name="T2995" style:parent-style-name="Domyślnaczcionkaakapitu" style:family="text">
      <style:text-properties style:text-underline-type="single" style:text-underline-style="solid" style:text-underline-width="auto" style:text-underline-mode="continuous"/>
    </style:style>
    <style:style style:name="T2996" style:parent-style-name="Domyślnaczcionkaakapitu" style:family="text">
      <style:text-properties fo:background-color="#80FFFF" style:text-underline-type="single" style:text-underline-style="solid" style:text-underline-width="auto" style:text-underline-mode="continuous"/>
    </style:style>
    <style:style style:name="T2997" style:parent-style-name="Domyślnaczcionkaakapitu" style:family="text">
      <style:text-properties style:text-underline-type="single" style:text-underline-style="solid" style:text-underline-width="auto" style:text-underline-mode="continuous"/>
    </style:style>
    <style:style style:name="P2998" style:parent-style-name="Normalny" style:family="paragraph">
      <style:paragraph-properties fo:text-align="justify" fo:line-height="150%" fo:text-indent="0.2479in"/>
    </style:style>
    <style:style style:name="P2999" style:parent-style-name="Normalny" style:family="paragraph">
      <style:paragraph-properties fo:text-align="justify" fo:line-height="150%"/>
    </style:style>
    <style:style style:name="T3000" style:parent-style-name="Domyślnaczcionkaakapitu" style:family="text">
      <style:text-properties style:text-underline-type="single" style:text-underline-style="solid" style:text-underline-width="auto" style:text-underline-mode="continuous"/>
    </style:style>
    <style:style style:name="T3001" style:parent-style-name="Domyślnaczcionkaakapitu" style:family="text">
      <style:text-properties fo:background-color="#80FFFF" style:text-underline-type="single" style:text-underline-style="solid" style:text-underline-width="auto" style:text-underline-mode="continuous"/>
    </style:style>
    <style:style style:name="T3002" style:parent-style-name="Domyślnaczcionkaakapitu" style:family="text">
      <style:text-properties style:text-underline-type="single" style:text-underline-style="solid" style:text-underline-width="auto" style:text-underline-mode="continuous"/>
    </style:style>
    <style:style style:name="T3003" style:parent-style-name="Domyślnaczcionkaakapitu" style:family="text">
      <style:text-properties fo:background-color="#80FFFF" style:text-underline-type="single" style:text-underline-style="solid" style:text-underline-width="auto" style:text-underline-mode="continuous"/>
    </style:style>
    <style:style style:name="T3004" style:parent-style-name="Domyślnaczcionkaakapitu" style:family="text">
      <style:text-properties style:text-underline-type="single" style:text-underline-style="solid" style:text-underline-width="auto" style:text-underline-mode="continuous"/>
    </style:style>
    <style:style style:name="T3005" style:parent-style-name="Domyślnaczcionkaakapitu" style:family="text">
      <style:text-properties fo:background-color="#80FFFF" style:text-underline-type="single" style:text-underline-style="solid" style:text-underline-width="auto" style:text-underline-mode="continuous"/>
    </style:style>
    <style:style style:name="T3006" style:parent-style-name="Domyślnaczcionkaakapitu" style:family="text">
      <style:text-properties style:text-underline-type="single" style:text-underline-style="solid" style:text-underline-width="auto" style:text-underline-mode="continuous"/>
    </style:style>
    <style:style style:name="T3007" style:parent-style-name="Domyślnaczcionkaakapitu" style:family="text">
      <style:text-properties fo:background-color="#80FFFF" style:text-underline-type="single" style:text-underline-style="solid" style:text-underline-width="auto" style:text-underline-mode="continuous"/>
    </style:style>
    <style:style style:name="T3008" style:parent-style-name="Domyślnaczcionkaakapitu" style:family="text">
      <style:text-properties style:text-underline-type="single" style:text-underline-style="solid" style:text-underline-width="auto" style:text-underline-mode="continuous"/>
    </style:style>
    <style:style style:name="P3009" style:parent-style-name="Normalny" style:family="paragraph">
      <style:paragraph-properties fo:text-align="justify" fo:line-height="150%" fo:text-indent="0.2479in"/>
    </style:style>
    <style:style style:name="P3010" style:parent-style-name="Normalny" style:family="paragraph">
      <style:paragraph-properties fo:text-align="justify" fo:line-height="150%"/>
    </style:style>
    <style:style style:name="T3011" style:parent-style-name="Domyślnaczcionkaakapitu" style:family="text">
      <style:text-properties style:text-underline-type="single" style:text-underline-style="solid" style:text-underline-width="auto" style:text-underline-mode="continuous"/>
    </style:style>
    <style:style style:name="T3012" style:parent-style-name="Domyślnaczcionkaakapitu" style:family="text">
      <style:text-properties style:text-underline-type="single" style:text-underline-style="solid" style:text-underline-width="auto" style:text-underline-mode="continuous"/>
    </style:style>
    <style:style style:name="T3013" style:parent-style-name="Domyślnaczcionkaakapitu" style:family="text">
      <style:text-properties style:text-underline-type="single" style:text-underline-style="solid" style:text-underline-width="auto" style:text-underline-mode="continuous"/>
    </style:style>
    <style:style style:name="T3014" style:parent-style-name="Domyślnaczcionkaakapitu" style:family="text">
      <style:text-properties style:text-underline-type="single" style:text-underline-style="solid" style:text-underline-width="auto" style:text-underline-mode="continuous"/>
    </style:style>
    <style:style style:name="P3015" style:parent-style-name="Normalny" style:family="paragraph">
      <style:paragraph-properties fo:text-align="justify" fo:line-height="150%" fo:text-indent="0.2479in"/>
    </style:style>
    <style:style style:name="P3016" style:parent-style-name="Normalny" style:family="paragraph">
      <style:paragraph-properties fo:text-align="justify" fo:line-height="150%" fo:text-indent="0.2479in"/>
    </style:style>
    <style:style style:name="T3017" style:parent-style-name="Domyślnaczcionkaakapitu" style:family="text">
      <style:text-properties fo:background-color="#80FFFF"/>
    </style:style>
    <style:style style:name="P3018" style:parent-style-name="Normalny" style:family="paragraph">
      <style:paragraph-properties fo:text-align="justify" fo:line-height="150%"/>
    </style:style>
    <style:style style:name="T3019" style:parent-style-name="Domyślnaczcionkaakapitu" style:family="text">
      <style:text-properties style:text-underline-type="single" style:text-underline-style="solid" style:text-underline-width="auto" style:text-underline-mode="continuous"/>
    </style:style>
    <style:style style:name="T3020" style:parent-style-name="Domyślnaczcionkaakapitu" style:family="text">
      <style:text-properties fo:background-color="#80FFFF" style:text-underline-type="single" style:text-underline-style="solid" style:text-underline-width="auto" style:text-underline-mode="continuous"/>
    </style:style>
    <style:style style:name="T3021" style:parent-style-name="Domyślnaczcionkaakapitu" style:family="text">
      <style:text-properties style:text-underline-type="single" style:text-underline-style="solid" style:text-underline-width="auto" style:text-underline-mode="continuous"/>
    </style:style>
    <style:style style:name="T3022" style:parent-style-name="Domyślnaczcionkaakapitu" style:family="text">
      <style:text-properties fo:background-color="#80FFFF" style:text-underline-type="single" style:text-underline-style="solid" style:text-underline-width="auto" style:text-underline-mode="continuous"/>
    </style:style>
    <style:style style:name="T3023" style:parent-style-name="Domyślnaczcionkaakapitu" style:family="text">
      <style:text-properties style:text-underline-type="single" style:text-underline-style="solid" style:text-underline-width="auto" style:text-underline-mode="continuous"/>
    </style:style>
    <style:style style:name="P3024" style:parent-style-name="Normalny" style:family="paragraph">
      <style:paragraph-properties fo:text-align="justify" fo:line-height="150%" fo:text-indent="0.2479in"/>
    </style:style>
    <style:style style:name="P3025" style:parent-style-name="Normalny" style:family="paragraph">
      <style:paragraph-properties fo:text-align="justify" fo:line-height="150%"/>
    </style:style>
    <style:style style:name="T3026" style:parent-style-name="Domyślnaczcionkaakapitu" style:family="text">
      <style:text-properties style:text-underline-type="single" style:text-underline-style="solid" style:text-underline-width="auto" style:text-underline-mode="continuous"/>
    </style:style>
    <style:style style:name="P3027" style:parent-style-name="Normalny" style:family="paragraph">
      <style:paragraph-properties fo:text-align="justify" fo:line-height="150%" fo:text-indent="0.2479in"/>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P3032" style:parent-style-name="Normalny" style:family="paragraph">
      <style:paragraph-properties fo:text-align="justify" fo:line-height="150%" fo:text-indent="0.2479in"/>
    </style:style>
    <style:style style:name="T3033" style:parent-style-name="Domyślnaczcionkaakapitu" style:family="text">
      <style:text-properties fo:background-color="#80FFFF"/>
    </style:style>
    <style:style style:name="P3034" style:parent-style-name="Normalny" style:family="paragraph">
      <style:paragraph-properties fo:text-align="justify" fo:line-height="150%" fo:text-indent="0.2479in"/>
    </style:style>
    <style:style style:name="P3035" style:parent-style-name="Normalny" style:family="paragraph">
      <style:paragraph-properties fo:text-align="justify" fo:line-height="150%" fo:text-indent="0.2479in"/>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fo:text-indent="0.2479in"/>
    </style:style>
    <style:style style:name="T3045" style:parent-style-name="Domyślnaczcionkaakapitu" style:family="text">
      <style:text-properties fo:background-color="#80FFFF"/>
    </style:style>
    <style:style style:name="P3046" style:parent-style-name="Normalny" style:family="paragraph">
      <style:paragraph-properties fo:text-align="justify" fo:line-height="150%" fo:text-indent="0.2479in"/>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P3049" style:parent-style-name="Normalny" style:family="paragraph">
      <style:paragraph-properties fo:text-align="justify" fo:line-height="150%" fo:text-indent="0.2479in"/>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P3052" style:parent-style-name="Normalny" style:family="paragraph">
      <style:paragraph-properties fo:text-align="justify" fo:line-height="150%" fo:text-indent="0.2479in"/>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P3055" style:parent-style-name="Normalny" style:family="paragraph">
      <style:paragraph-properties fo:text-align="justify" fo:line-height="150%" fo:text-indent="0.2479in"/>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479in"/>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fo:text-indent="0.2479in"/>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P3067" style:parent-style-name="Normalny" style:family="paragraph">
      <style:paragraph-properties fo:text-align="justify" fo:line-height="150%" fo:text-indent="0.2479in"/>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P3074" style:parent-style-name="Normalny" style:family="paragraph">
      <style:paragraph-properties fo:text-align="justify" fo:line-height="150%" fo:text-indent="0.2479in"/>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P3077" style:parent-style-name="Normalny" style:family="paragraph">
      <style:paragraph-properties fo:text-align="justify" fo:line-height="150%"/>
    </style:style>
    <style:style style:name="T3078" style:parent-style-name="Domyślnaczcionkaakapitu" style:family="text">
      <style:text-properties style:text-underline-type="single" style:text-underline-style="solid" style:text-underline-width="auto" style:text-underline-mode="continuous"/>
    </style:style>
    <style:style style:name="T3079" style:parent-style-name="Domyślnaczcionkaakapitu" style:family="text">
      <style:text-properties fo:background-color="#80FFFF"/>
    </style:style>
    <style:style style:name="P3080" style:parent-style-name="Normalny" style:family="paragraph">
      <style:paragraph-properties fo:text-align="justify" fo:line-height="150%" fo:text-indent="0.2479in"/>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fo:text-indent="0.2479in"/>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P3095" style:parent-style-name="Normalny" style:family="paragraph">
      <style:paragraph-properties fo:text-align="justify" fo:line-height="150%" fo:text-indent="0.2479in"/>
    </style:style>
    <style:style style:name="P3096" style:parent-style-name="Normalny" style:family="paragraph">
      <style:paragraph-properties fo:text-align="justify" fo:line-height="150%"/>
    </style:style>
    <style:style style:name="T3097" style:parent-style-name="Domyślnaczcionkaakapitu" style:family="text">
      <style:text-properties style:text-underline-type="single" style:text-underline-style="solid" style:text-underline-width="auto" style:text-underline-mode="continuous"/>
    </style:style>
    <style:style style:name="T3098" style:parent-style-name="Domyślnaczcionkaakapitu" style:family="text">
      <style:text-properties fo:background-color="#80FFFF"/>
    </style:style>
    <style:style style:name="P3099" style:parent-style-name="Normalny" style:family="paragraph">
      <style:paragraph-properties fo:text-align="justify" fo:line-height="150%" fo:text-indent="0.2479in"/>
    </style:style>
    <style:style style:name="T3100" style:parent-style-name="Domyślnaczcionkaakapitu" style:family="text">
      <style:text-properties fo:background-color="#80FFFF"/>
    </style:style>
    <style:style style:name="P3101" style:parent-style-name="Normalny" style:family="paragraph">
      <style:paragraph-properties fo:text-align="justify" fo:line-height="150%" fo:text-indent="0.2479in"/>
    </style:style>
    <style:style style:name="P3102" style:parent-style-name="Normalny" style:family="paragraph">
      <style:paragraph-properties fo:text-align="justify" fo:line-height="150%"/>
    </style:style>
    <style:style style:name="T3103" style:parent-style-name="Domyślnaczcionkaakapitu" style:family="text">
      <style:text-properties style:text-underline-type="single" style:text-underline-style="solid" style:text-underline-width="auto" style:text-underline-mode="continuous"/>
    </style:style>
    <style:style style:name="T3104" style:parent-style-name="Domyślnaczcionkaakapitu" style:family="text">
      <style:text-properties fo:background-color="#80FFFF" style:text-underline-type="single" style:text-underline-style="solid" style:text-underline-width="auto" style:text-underline-mode="continuous"/>
    </style:style>
    <style:style style:name="T3105" style:parent-style-name="Domyślnaczcionkaakapitu" style:family="text">
      <style:text-properties style:text-underline-type="single" style:text-underline-style="solid" style:text-underline-width="auto" style:text-underline-mode="continuous"/>
    </style:style>
    <style:style style:name="T3106" style:parent-style-name="Domyślnaczcionkaakapitu" style:family="text">
      <style:text-properties fo:background-color="#80FFFF" style:text-underline-type="single" style:text-underline-style="solid" style:text-underline-width="auto" style:text-underline-mode="continuous"/>
    </style:style>
    <style:style style:name="T3107" style:parent-style-name="Domyślnaczcionkaakapitu" style:family="text">
      <style:text-properties style:text-underline-type="single" style:text-underline-style="solid" style:text-underline-width="auto" style:text-underline-mode="continuous"/>
    </style:style>
    <style:style style:name="P3108" style:parent-style-name="Normalny" style:family="paragraph">
      <style:paragraph-properties fo:text-align="justify" fo:line-height="150%" fo:text-indent="0.2479in"/>
    </style:style>
    <style:style style:name="P3109" style:parent-style-name="Normalny" style:family="paragraph">
      <style:paragraph-properties fo:text-align="justify" fo:line-height="150%"/>
    </style:style>
    <style:style style:name="T3110" style:parent-style-name="Domyślnaczcionkaakapitu" style:family="text">
      <style:text-properties style:text-underline-type="single" style:text-underline-style="solid" style:text-underline-width="auto" style:text-underline-mode="continuous"/>
    </style:style>
    <style:style style:name="T3111" style:parent-style-name="Domyślnaczcionkaakapitu" style:family="text">
      <style:text-properties fo:background-color="#80FFFF" style:text-underline-type="single" style:text-underline-style="solid" style:text-underline-width="auto" style:text-underline-mode="continuous"/>
    </style:style>
    <style:style style:name="T3112" style:parent-style-name="Domyślnaczcionkaakapitu" style:family="text">
      <style:text-properties style:text-underline-type="single" style:text-underline-style="solid" style:text-underline-width="auto" style:text-underline-mode="continuous"/>
    </style:style>
    <style:style style:name="P3113" style:parent-style-name="Normalny" style:family="paragraph">
      <style:paragraph-properties fo:text-align="justify" fo:line-height="150%" fo:text-indent="0.2479in"/>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fo:text-indent="0.2479in"/>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P3125" style:parent-style-name="Normalny" style:family="paragraph">
      <style:paragraph-properties fo:text-align="justify" fo:line-height="150%" fo:text-indent="0.2479in"/>
    </style:style>
    <style:style style:name="P3126" style:parent-style-name="Normalny" style:family="paragraph">
      <style:paragraph-properties fo:text-align="justify" fo:line-height="150%" fo:text-indent="0.2479in"/>
    </style:style>
    <style:style style:name="P3127" style:parent-style-name="Normalny" style:family="paragraph">
      <style:paragraph-properties fo:text-align="justify" fo:line-height="150%" fo:text-indent="0.2479in"/>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P3130" style:parent-style-name="Normalny" style:family="paragraph">
      <style:paragraph-properties fo:text-align="justify" fo:line-height="150%" fo:text-indent="0.2479in"/>
    </style:style>
    <style:style style:name="T3131" style:parent-style-name="Domyślnaczcionkaakapitu" style:family="text">
      <style:text-properties fo:background-color="#80FFFF"/>
    </style:style>
    <style:style style:name="P3132" style:parent-style-name="Normalny" style:family="paragraph">
      <style:paragraph-properties fo:text-align="justify" fo:line-height="150%"/>
    </style:style>
    <style:style style:name="T3133" style:parent-style-name="Domyślnaczcionkaakapitu" style:family="text">
      <style:text-properties style:text-underline-type="single" style:text-underline-style="solid" style:text-underline-width="auto" style:text-underline-mode="continuous"/>
    </style:style>
    <style:style style:name="T3134" style:parent-style-name="Domyślnaczcionkaakapitu" style:family="text">
      <style:text-properties fo:background-color="#80FFFF" style:text-underline-type="single" style:text-underline-style="solid" style:text-underline-width="auto" style:text-underline-mode="continuous"/>
    </style:style>
    <style:style style:name="T3135" style:parent-style-name="Domyślnaczcionkaakapitu" style:family="text">
      <style:text-properties style:text-underline-type="single" style:text-underline-style="solid" style:text-underline-width="auto" style:text-underline-mode="continuous"/>
    </style:style>
    <style:style style:name="T3136" style:parent-style-name="Domyślnaczcionkaakapitu" style:family="text">
      <style:text-properties fo:background-color="#80FFFF" style:text-underline-type="single" style:text-underline-style="solid" style:text-underline-width="auto" style:text-underline-mode="continuous"/>
    </style:style>
    <style:style style:name="T3137" style:parent-style-name="Domyślnaczcionkaakapitu" style:family="text">
      <style:text-properties style:text-underline-type="single" style:text-underline-style="solid" style:text-underline-width="auto" style:text-underline-mode="continuous"/>
    </style:style>
    <style:style style:name="P3138" style:parent-style-name="Normalny" style:family="paragraph">
      <style:paragraph-properties fo:text-align="justify" fo:line-height="150%" fo:text-indent="0.2479in"/>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P3143" style:parent-style-name="Normalny" style:family="paragraph">
      <style:paragraph-properties fo:text-align="justify" fo:line-height="150%"/>
    </style:style>
    <style:style style:name="T3144" style:parent-style-name="Domyślnaczcionkaakapitu" style:family="text">
      <style:text-properties style:text-underline-type="single" style:text-underline-style="solid" style:text-underline-width="auto" style:text-underline-mode="continuous"/>
    </style:style>
    <style:style style:name="P3145" style:parent-style-name="Normalny" style:family="paragraph">
      <style:paragraph-properties fo:text-align="justify" fo:line-height="150%" fo:text-indent="0.2479in"/>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style:style>
    <style:style style:name="T3148" style:parent-style-name="Domyślnaczcionkaakapitu" style:family="text">
      <style:text-properties style:text-underline-type="single" style:text-underline-style="solid" style:text-underline-width="auto" style:text-underline-mode="continuous"/>
    </style:style>
    <style:style style:name="T3149" style:parent-style-name="Domyślnaczcionkaakapitu" style:family="text">
      <style:text-properties style:text-underline-type="single" style:text-underline-style="solid" style:text-underline-width="auto" style:text-underline-mode="continuous"/>
    </style:style>
    <style:style style:name="T3150" style:parent-style-name="Domyślnaczcionkaakapitu" style:family="text">
      <style:text-properties fo:background-color="#80FFFF" style:text-underline-type="single" style:text-underline-style="solid" style:text-underline-width="auto" style:text-underline-mode="continuous"/>
    </style:style>
    <style:style style:name="T3151" style:parent-style-name="Domyślnaczcionkaakapitu" style:family="text">
      <style:text-properties style:text-underline-type="single" style:text-underline-style="solid" style:text-underline-width="auto" style:text-underline-mode="continuous"/>
    </style:style>
    <style:style style:name="P3152" style:parent-style-name="Normalny" style:family="paragraph">
      <style:paragraph-properties fo:text-align="justify" fo:line-height="150%" fo:text-indent="0.2479in"/>
    </style:style>
    <style:style style:name="P3153" style:parent-style-name="Normalny" style:family="paragraph">
      <style:paragraph-properties fo:text-align="justify" fo:line-height="150%" fo:text-indent="0.2479in"/>
    </style:style>
    <style:style style:name="T3154" style:parent-style-name="Domyślnaczcionkaakapitu" style:family="text">
      <style:text-properties fo:background-color="#80FFFF"/>
    </style:style>
    <style:style style:name="P3155" style:parent-style-name="Normalny" style:family="paragraph">
      <style:paragraph-properties fo:text-align="justify" fo:line-height="150%"/>
    </style:style>
    <style:style style:name="T3156" style:parent-style-name="Domyślnaczcionkaakapitu" style:family="text">
      <style:text-properties style:text-underline-type="single" style:text-underline-style="solid" style:text-underline-width="auto" style:text-underline-mode="continuous"/>
    </style:style>
    <style:style style:name="T3157" style:parent-style-name="Domyślnaczcionkaakapitu" style:family="text">
      <style:text-properties fo:background-color="#80FFFF" style:text-underline-type="single" style:text-underline-style="solid" style:text-underline-width="auto" style:text-underline-mode="continuous"/>
    </style:style>
    <style:style style:name="T3158" style:parent-style-name="Domyślnaczcionkaakapitu" style:family="text">
      <style:text-properties style:text-underline-type="single" style:text-underline-style="solid" style:text-underline-width="auto" style:text-underline-mode="continuous"/>
    </style:style>
    <style:style style:name="T3159" style:parent-style-name="Domyślnaczcionkaakapitu" style:family="text">
      <style:text-properties fo:background-color="#80FFFF" style:text-underline-type="single" style:text-underline-style="solid" style:text-underline-width="auto" style:text-underline-mode="continuous"/>
    </style:style>
    <style:style style:name="T3160" style:parent-style-name="Domyślnaczcionkaakapitu" style:family="text">
      <style:text-properties style:text-underline-type="single" style:text-underline-style="solid" style:text-underline-width="auto" style:text-underline-mode="continuous"/>
    </style:style>
    <style:style style:name="P3161" style:parent-style-name="Normalny" style:family="paragraph">
      <style:paragraph-properties fo:text-align="justify" fo:line-height="150%" fo:text-indent="0.2479in"/>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P3165" style:parent-style-name="Normalny" style:family="paragraph">
      <style:paragraph-properties fo:text-align="justify" fo:line-height="150%" fo:text-indent="0.2479in"/>
    </style:style>
    <style:style style:name="P3166" style:parent-style-name="Normalny" style:family="paragraph">
      <style:paragraph-properties fo:text-align="justify" fo:line-height="150%"/>
    </style:style>
    <style:style style:name="T3167" style:parent-style-name="Domyślnaczcionkaakapitu" style:family="text">
      <style:text-properties fo:background-color="#80FFFF" style:text-underline-type="single" style:text-underline-style="solid" style:text-underline-width="auto" style:text-underline-mode="continuous"/>
    </style:style>
    <style:style style:name="T3168" style:parent-style-name="Domyślnaczcionkaakapitu" style:family="text">
      <style:text-properties style:text-underline-type="single" style:text-underline-style="solid" style:text-underline-width="auto" style:text-underline-mode="continuous"/>
    </style:style>
    <style:style style:name="T3169" style:parent-style-name="Domyślnaczcionkaakapitu" style:family="text">
      <style:text-properties fo:background-color="#80FFFF" style:text-underline-type="single" style:text-underline-style="solid" style:text-underline-width="auto" style:text-underline-mode="continuous"/>
    </style:style>
    <style:style style:name="T3170" style:parent-style-name="Domyślnaczcionkaakapitu" style:family="text">
      <style:text-properties style:text-underline-type="single" style:text-underline-style="solid" style:text-underline-width="auto" style:text-underline-mode="continuous"/>
    </style:style>
    <style:style style:name="P3171" style:parent-style-name="Normalny" style:family="paragraph">
      <style:paragraph-properties fo:text-align="justify" fo:line-height="150%" fo:text-indent="0.2479in"/>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P3177" style:parent-style-name="Normalny" style:family="paragraph">
      <style:paragraph-properties fo:text-align="justify" fo:line-height="150%" fo:text-indent="0.2479in"/>
    </style:style>
    <style:style style:name="T3178" style:parent-style-name="Domyślnaczcionkaakapitu" style:family="text">
      <style:text-properties fo:background-color="#80FFFF"/>
    </style:style>
    <style:style style:name="P3179" style:parent-style-name="Normalny" style:family="paragraph">
      <style:paragraph-properties fo:text-align="justify" fo:line-height="150%" fo:text-indent="0.2479in"/>
    </style:style>
    <style:style style:name="T3180" style:parent-style-name="Domyślnaczcionkaakapitu" style:family="text">
      <style:text-properties fo:background-color="#80FFFF"/>
    </style:style>
    <style:style style:name="P3181" style:parent-style-name="Normalny" style:family="paragraph">
      <style:paragraph-properties fo:text-align="justify" fo:line-height="150%" fo:text-indent="0.2479in"/>
    </style:style>
    <style:style style:name="P3182" style:parent-style-name="Normalny" style:family="paragraph">
      <style:paragraph-properties fo:text-align="justify" fo:line-height="150%"/>
    </style:style>
    <style:style style:name="T3183" style:parent-style-name="Domyślnaczcionkaakapitu" style:family="text">
      <style:text-properties style:text-underline-type="single" style:text-underline-style="solid" style:text-underline-width="auto" style:text-underline-mode="continuous"/>
    </style:style>
    <style:style style:name="T3184" style:parent-style-name="Domyślnaczcionkaakapitu" style:family="text">
      <style:text-properties fo:background-color="#80FFFF" style:text-underline-type="single" style:text-underline-style="solid" style:text-underline-width="auto" style:text-underline-mode="continuous"/>
    </style:style>
    <style:style style:name="T3185" style:parent-style-name="Domyślnaczcionkaakapitu" style:family="text">
      <style:text-properties style:text-underline-type="single" style:text-underline-style="solid" style:text-underline-width="auto" style:text-underline-mode="continuous"/>
    </style:style>
    <style:style style:name="T3186" style:parent-style-name="Domyślnaczcionkaakapitu" style:family="text">
      <style:text-properties fo:background-color="#80FFFF" style:text-underline-type="single" style:text-underline-style="solid" style:text-underline-width="auto" style:text-underline-mode="continuous"/>
    </style:style>
    <style:style style:name="T3187" style:parent-style-name="Domyślnaczcionkaakapitu" style:family="text">
      <style:text-properties style:text-underline-type="single" style:text-underline-style="solid" style:text-underline-width="auto" style:text-underline-mode="continuous"/>
    </style:style>
    <style:style style:name="P3188" style:parent-style-name="Normalny" style:family="paragraph">
      <style:paragraph-properties fo:text-align="justify" fo:line-height="150%" fo:text-indent="0.2479in"/>
    </style:style>
    <style:style style:name="P3189" style:parent-style-name="Normalny" style:family="paragraph">
      <style:paragraph-properties fo:text-align="justify" fo:line-height="150%"/>
    </style:style>
    <style:style style:name="T3190" style:parent-style-name="Domyślnaczcionkaakapitu" style:family="text">
      <style:text-properties style:text-underline-type="single" style:text-underline-style="solid" style:text-underline-width="auto" style:text-underline-mode="continuous"/>
    </style:style>
    <style:style style:name="T3191" style:parent-style-name="Domyślnaczcionkaakapitu" style:family="text">
      <style:text-properties fo:background-color="#80FFFF" style:text-underline-type="single" style:text-underline-style="solid" style:text-underline-width="auto" style:text-underline-mode="continuous"/>
    </style:style>
    <style:style style:name="T3192" style:parent-style-name="Domyślnaczcionkaakapitu" style:family="text">
      <style:text-properties style:text-underline-type="single" style:text-underline-style="solid" style:text-underline-width="auto" style:text-underline-mode="continuous"/>
    </style:style>
    <style:style style:name="T3193" style:parent-style-name="Domyślnaczcionkaakapitu" style:family="text">
      <style:text-properties fo:background-color="#80FFFF" style:text-underline-type="single" style:text-underline-style="solid" style:text-underline-width="auto" style:text-underline-mode="continuous"/>
    </style:style>
    <style:style style:name="T3194" style:parent-style-name="Domyślnaczcionkaakapitu" style:family="text">
      <style:text-properties style:text-underline-type="single" style:text-underline-style="solid" style:text-underline-width="auto" style:text-underline-mode="continuous"/>
    </style:style>
    <style:style style:name="T3195" style:parent-style-name="Domyślnaczcionkaakapitu" style:family="text">
      <style:text-properties fo:background-color="#80FFFF"/>
    </style:style>
    <style:style style:name="P3196" style:parent-style-name="Normalny" style:family="paragraph">
      <style:paragraph-properties fo:text-align="justify" fo:line-height="150%" fo:text-indent="0.2479in"/>
    </style:style>
    <style:style style:name="T3197" style:parent-style-name="Domyślnaczcionkaakapitu" style:family="text">
      <style:text-properties fo:background-color="#80FFFF"/>
    </style:style>
    <style:style style:name="P3198" style:parent-style-name="Normalny" style:family="paragraph">
      <style:paragraph-properties fo:text-align="justify" fo:line-height="150%"/>
    </style:style>
    <style:style style:name="T3199" style:parent-style-name="Domyślnaczcionkaakapitu" style:family="text">
      <style:text-properties style:text-underline-type="single" style:text-underline-style="solid" style:text-underline-width="auto" style:text-underline-mode="continuous"/>
    </style:style>
    <style:style style:name="T3200" style:parent-style-name="Domyślnaczcionkaakapitu" style:family="text">
      <style:text-properties fo:background-color="#80FFFF" style:text-underline-type="single" style:text-underline-style="solid" style:text-underline-width="auto" style:text-underline-mode="continuous"/>
    </style:style>
    <style:style style:name="T3201" style:parent-style-name="Domyślnaczcionkaakapitu" style:family="text">
      <style:text-properties fo:background-color="#80FFFF"/>
    </style:style>
    <style:style style:name="P3202" style:parent-style-name="Normalny" style:family="paragraph">
      <style:paragraph-properties fo:text-align="justify" fo:line-height="150%" fo:text-indent="0.2479in"/>
    </style:style>
    <style:style style:name="T3203" style:parent-style-name="Domyślnaczcionkaakapitu" style:family="text">
      <style:text-properties fo:background-color="#80FFFF"/>
    </style:style>
    <style:style style:name="P3204" style:parent-style-name="Normalny" style:family="paragraph">
      <style:paragraph-properties fo:text-align="justify" fo:line-height="150%"/>
    </style:style>
    <style:style style:name="T3205" style:parent-style-name="Domyślnaczcionkaakapitu" style:family="text">
      <style:text-properties style:text-underline-type="single" style:text-underline-style="solid" style:text-underline-width="auto" style:text-underline-mode="continuous"/>
    </style:style>
    <style:style style:name="P3206" style:parent-style-name="Normalny" style:family="paragraph">
      <style:paragraph-properties fo:text-align="justify" fo:line-height="150%" fo:text-indent="0.2479in"/>
    </style:style>
    <style:style style:name="P3207" style:parent-style-name="Normalny" style:family="paragraph">
      <style:paragraph-properties fo:text-align="justify" fo:line-height="150%" fo:text-indent="0.2479in"/>
    </style:style>
    <style:style style:name="P3208" style:parent-style-name="Normalny" style:family="paragraph">
      <style:paragraph-properties fo:text-align="justify" fo:line-height="150%" fo:text-indent="0.2479in"/>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fo:text-indent="0.2479in"/>
    </style:style>
    <style:style style:name="P3218" style:parent-style-name="Normalny" style:family="paragraph">
      <style:paragraph-properties fo:text-align="justify" fo:line-height="150%" fo:text-indent="0.2479in"/>
    </style:style>
    <style:style style:name="P3219" style:parent-style-name="Normalny" style:family="paragraph">
      <style:paragraph-properties fo:text-align="justify" fo:line-height="150%" fo:text-indent="0.2479in"/>
    </style:style>
    <style:style style:name="P3220" style:parent-style-name="Normalny" style:family="paragraph">
      <style:paragraph-properties fo:text-align="justify" fo:line-height="150%"/>
    </style:style>
    <style:style style:name="T3221" style:parent-style-name="Domyślnaczcionkaakapitu" style:family="text">
      <style:text-properties style:text-underline-type="single" style:text-underline-style="solid" style:text-underline-width="auto" style:text-underline-mode="continuous"/>
    </style:style>
    <style:style style:name="T3222" style:parent-style-name="Domyślnaczcionkaakapitu" style:family="text">
      <style:text-properties fo:background-color="#80FFFF" style:text-underline-type="single" style:text-underline-style="solid" style:text-underline-width="auto" style:text-underline-mode="continuous"/>
    </style:style>
    <style:style style:name="T3223" style:parent-style-name="Domyślnaczcionkaakapitu" style:family="text">
      <style:text-properties fo:background-color="#80FFFF"/>
    </style:style>
    <style:style style:name="P3224" style:parent-style-name="Normalny" style:family="paragraph">
      <style:paragraph-properties fo:text-align="justify" fo:line-height="150%" fo:text-indent="0.2479in"/>
    </style:style>
    <style:style style:name="P3225" style:parent-style-name="Normalny" style:family="paragraph">
      <style:paragraph-properties fo:text-align="justify" fo:line-height="150%"/>
    </style:style>
    <style:style style:name="T3226" style:parent-style-name="Domyślnaczcionkaakapitu" style:family="text">
      <style:text-properties style:text-underline-type="single" style:text-underline-style="solid" style:text-underline-width="auto" style:text-underline-mode="continuous"/>
    </style:style>
    <style:style style:name="P3227" style:parent-style-name="Normalny" style:family="paragraph">
      <style:paragraph-properties fo:text-align="justify" fo:line-height="150%" fo:text-indent="0.2479in"/>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P3230" style:parent-style-name="Normalny" style:family="paragraph">
      <style:paragraph-properties fo:text-align="justify" fo:line-height="150%" fo:text-indent="0.2479in"/>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fo:text-indent="0.2479in"/>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P3235" style:parent-style-name="Normalny" style:family="paragraph">
      <style:paragraph-properties fo:text-align="justify" fo:line-height="150%" fo:text-indent="0.2479in"/>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P3242" style:parent-style-name="Normalny" style:family="paragraph">
      <style:paragraph-properties fo:text-align="justify" fo:line-height="150%" fo:text-indent="0.2479in"/>
    </style:style>
    <style:style style:name="P3243" style:parent-style-name="Normalny" style:family="paragraph">
      <style:paragraph-properties fo:text-align="justify" fo:line-height="150%" fo:text-indent="0.2479in"/>
    </style:style>
    <style:style style:name="P3244" style:parent-style-name="Normalny" style:family="paragraph">
      <style:paragraph-properties fo:text-align="justify" fo:line-height="150%" fo:text-indent="0.2479in"/>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P3251" style:parent-style-name="Normalny" style:family="paragraph">
      <style:paragraph-properties fo:text-align="justify" fo:line-height="150%"/>
    </style:style>
    <style:style style:name="T3252" style:parent-style-name="Domyślnaczcionkaakapitu" style:family="text">
      <style:text-properties style:text-underline-type="single" style:text-underline-style="solid" style:text-underline-width="auto" style:text-underline-mode="continuous"/>
    </style:style>
    <style:style style:name="T3253" style:parent-style-name="Domyślnaczcionkaakapitu" style:family="text">
      <style:text-properties fo:background-color="#80FFFF" style:text-underline-type="single" style:text-underline-style="solid" style:text-underline-width="auto" style:text-underline-mode="continuous"/>
    </style:style>
    <style:style style:name="T3254" style:parent-style-name="Domyślnaczcionkaakapitu" style:family="text">
      <style:text-properties style:text-underline-type="single" style:text-underline-style="solid" style:text-underline-width="auto" style:text-underline-mode="continuous"/>
    </style:style>
    <style:style style:name="T3255" style:parent-style-name="Domyślnaczcionkaakapitu" style:family="text">
      <style:text-properties fo:background-color="#80FFFF" style:text-underline-type="single" style:text-underline-style="solid" style:text-underline-width="auto" style:text-underline-mode="continuous"/>
    </style:style>
    <style:style style:name="T3256" style:parent-style-name="Domyślnaczcionkaakapitu" style:family="text">
      <style:text-properties style:text-underline-type="single" style:text-underline-style="solid" style:text-underline-width="auto" style:text-underline-mode="continuous"/>
    </style:style>
    <style:style style:name="P3257" style:parent-style-name="Normalny" style:family="paragraph">
      <style:paragraph-properties fo:text-align="justify" fo:line-height="150%" fo:text-indent="0.2479in"/>
    </style:style>
    <style:style style:name="P3258" style:parent-style-name="Normalny" style:family="paragraph">
      <style:paragraph-properties fo:text-align="justify" fo:line-height="150%"/>
    </style:style>
    <style:style style:name="T3259" style:parent-style-name="Domyślnaczcionkaakapitu" style:family="text">
      <style:text-properties style:text-underline-type="single" style:text-underline-style="solid" style:text-underline-width="auto" style:text-underline-mode="continuous"/>
    </style:style>
    <style:style style:name="T3260" style:parent-style-name="Domyślnaczcionkaakapitu" style:family="text">
      <style:text-properties fo:background-color="#80FFFF" style:text-underline-type="single" style:text-underline-style="solid" style:text-underline-width="auto" style:text-underline-mode="continuous"/>
    </style:style>
    <style:style style:name="T3261" style:parent-style-name="Domyślnaczcionkaakapitu" style:family="text">
      <style:text-properties style:text-underline-type="single" style:text-underline-style="solid" style:text-underline-width="auto" style:text-underline-mode="continuous"/>
    </style:style>
    <style:style style:name="P3262" style:parent-style-name="Normalny" style:family="paragraph">
      <style:paragraph-properties fo:text-align="justify" fo:line-height="150%" fo:text-indent="0.2479in"/>
    </style:style>
    <style:style style:name="P3263" style:parent-style-name="Normalny" style:family="paragraph">
      <style:paragraph-properties fo:text-align="justify" fo:line-height="150%"/>
    </style:style>
    <style:style style:name="T3264" style:parent-style-name="Domyślnaczcionkaakapitu" style:family="text">
      <style:text-properties style:text-underline-type="single" style:text-underline-style="solid" style:text-underline-width="auto" style:text-underline-mode="continuous"/>
    </style:style>
    <style:style style:name="P3265" style:parent-style-name="Normalny" style:family="paragraph">
      <style:paragraph-properties fo:text-align="justify" fo:line-height="150%" fo:text-indent="0.2479in"/>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P3268" style:parent-style-name="Normalny" style:family="paragraph">
      <style:paragraph-properties fo:text-align="justify" fo:line-height="150%"/>
    </style:style>
    <style:style style:name="T3269" style:parent-style-name="Domyślnaczcionkaakapitu" style:family="text">
      <style:text-properties style:text-underline-type="single" style:text-underline-style="solid" style:text-underline-width="auto" style:text-underline-mode="continuous"/>
    </style:style>
    <style:style style:name="T3270" style:parent-style-name="Domyślnaczcionkaakapitu" style:family="text">
      <style:text-properties style:text-underline-type="single" style:text-underline-style="solid" style:text-underline-width="auto" style:text-underline-mode="continuous"/>
    </style:style>
    <style:style style:name="T3271" style:parent-style-name="Domyślnaczcionkaakapitu" style:family="text">
      <style:text-properties style:text-underline-type="single" style:text-underline-style="solid" style:text-underline-width="auto" style:text-underline-mode="continuous"/>
    </style:style>
    <style:style style:name="T3272" style:parent-style-name="Domyślnaczcionkaakapitu" style:family="text">
      <style:text-properties style:text-underline-type="single" style:text-underline-style="solid" style:text-underline-width="auto" style:text-underline-mode="continuous"/>
    </style:style>
    <style:style style:name="T3273" style:parent-style-name="Domyślnaczcionkaakapitu" style:family="text">
      <style:text-properties style:text-underline-type="single" style:text-underline-style="solid" style:text-underline-width="auto" style:text-underline-mode="continuous"/>
    </style:style>
    <style:style style:name="P3274" style:parent-style-name="Normalny" style:family="paragraph">
      <style:paragraph-properties fo:text-align="justify" fo:line-height="150%" fo:text-indent="0.2479in"/>
    </style:style>
    <style:style style:name="T3275" style:parent-style-name="Domyślnaczcionkaakapitu" style:family="text">
      <style:text-properties fo:background-color="#80FFFF"/>
    </style:style>
    <style:style style:name="P3276"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3277" style:parent-style-name="Normalny" style:family="paragraph">
      <style:paragraph-properties fo:text-align="justify" fo:line-height="150%" fo:text-indent="0.2479in"/>
    </style:style>
    <style:style style:name="P3278" style:parent-style-name="Normalny" style:family="paragraph">
      <style:paragraph-properties fo:text-align="justify" fo:line-height="150%"/>
    </style:style>
    <style:style style:name="T3279" style:parent-style-name="Domyślnaczcionkaakapitu" style:family="text">
      <style:text-properties style:text-underline-type="single" style:text-underline-style="solid" style:text-underline-width="auto" style:text-underline-mode="continuous"/>
    </style:style>
    <style:style style:name="T3280" style:parent-style-name="Domyślnaczcionkaakapitu" style:family="text">
      <style:text-properties fo:background-color="#80FFFF" style:text-underline-type="single" style:text-underline-style="solid" style:text-underline-width="auto" style:text-underline-mode="continuous"/>
    </style:style>
    <style:style style:name="T3281" style:parent-style-name="Domyślnaczcionkaakapitu" style:family="text">
      <style:text-properties style:text-underline-type="single" style:text-underline-style="solid" style:text-underline-width="auto" style:text-underline-mode="continuous"/>
    </style:style>
    <style:style style:name="T3282" style:parent-style-name="Domyślnaczcionkaakapitu" style:family="text">
      <style:text-properties fo:background-color="#80FFFF" style:text-underline-type="single" style:text-underline-style="solid" style:text-underline-width="auto" style:text-underline-mode="continuous"/>
    </style:style>
    <style:style style:name="T3283" style:parent-style-name="Domyślnaczcionkaakapitu" style:family="text">
      <style:text-properties style:text-underline-type="single" style:text-underline-style="solid" style:text-underline-width="auto" style:text-underline-mode="continuous"/>
    </style:style>
    <style:style style:name="P3284" style:parent-style-name="Normalny" style:family="paragraph">
      <style:paragraph-properties fo:text-align="justify" fo:line-height="150%" fo:text-indent="0.2479in"/>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style:style>
    <style:style style:name="T3287" style:parent-style-name="Domyślnaczcionkaakapitu" style:family="text">
      <style:text-properties style:text-underline-type="single" style:text-underline-style="solid" style:text-underline-width="auto" style:text-underline-mode="continuous"/>
    </style:style>
    <style:style style:name="P3288" style:parent-style-name="Normalny" style:family="paragraph">
      <style:paragraph-properties fo:text-align="justify" fo:line-height="150%" fo:text-indent="0.2479in"/>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P3293" style:parent-style-name="Normalny" style:family="paragraph">
      <style:paragraph-properties fo:text-align="justify" fo:line-height="150%"/>
    </style:style>
    <style:style style:name="T3294" style:parent-style-name="Domyślnaczcionkaakapitu" style:family="text">
      <style:text-properties style:text-underline-type="single" style:text-underline-style="solid" style:text-underline-width="auto" style:text-underline-mode="continuous"/>
    </style:style>
    <style:style style:name="T3295" style:parent-style-name="Domyślnaczcionkaakapitu" style:family="text">
      <style:text-properties fo:background-color="#80FFFF" style:text-underline-type="single" style:text-underline-style="solid" style:text-underline-width="auto" style:text-underline-mode="continuous"/>
    </style:style>
    <style:style style:name="P3296" style:parent-style-name="Normalny" style:family="paragraph">
      <style:paragraph-properties fo:text-align="justify" fo:line-height="150%" fo:text-indent="0.2479in"/>
    </style:style>
    <style:style style:name="P3297" style:parent-style-name="Normalny" style:family="paragraph">
      <style:paragraph-properties fo:text-align="justify" fo:line-height="150%"/>
    </style:style>
    <style:style style:name="T3298" style:parent-style-name="Domyślnaczcionkaakapitu" style:family="text">
      <style:text-properties style:text-underline-type="single" style:text-underline-style="solid" style:text-underline-width="auto" style:text-underline-mode="continuous"/>
    </style:style>
    <style:style style:name="T3299" style:parent-style-name="Domyślnaczcionkaakapitu" style:family="text">
      <style:text-properties fo:background-color="#80FFFF" style:text-underline-type="single" style:text-underline-style="solid" style:text-underline-width="auto" style:text-underline-mode="continuous"/>
    </style:style>
    <style:style style:name="T3300" style:parent-style-name="Domyślnaczcionkaakapitu" style:family="text">
      <style:text-properties style:text-underline-type="single" style:text-underline-style="solid" style:text-underline-width="auto" style:text-underline-mode="continuous"/>
    </style:style>
    <style:style style:name="T3301" style:parent-style-name="Domyślnaczcionkaakapitu" style:family="text">
      <style:text-properties fo:background-color="#80FFFF" style:text-underline-type="single" style:text-underline-style="solid" style:text-underline-width="auto" style:text-underline-mode="continuous"/>
    </style:style>
    <style:style style:name="T3302" style:parent-style-name="Domyślnaczcionkaakapitu" style:family="text">
      <style:text-properties style:text-underline-type="single" style:text-underline-style="solid" style:text-underline-width="auto" style:text-underline-mode="continuous"/>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fo:text-indent="0.2479in"/>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P3307" style:parent-style-name="Normalny" style:family="paragraph">
      <style:paragraph-properties fo:text-align="justify" fo:line-height="150%" fo:text-indent="0.2479in"/>
    </style:style>
    <style:style style:name="T3308" style:parent-style-name="Domyślnaczcionkaakapitu" style:family="text">
      <style:text-properties fo:background-color="#80FFFF"/>
    </style:style>
    <style:style style:name="P3309" style:parent-style-name="Normalny" style:family="paragraph">
      <style:paragraph-properties fo:text-align="justify" fo:line-height="150%" fo:text-indent="0.2479in"/>
    </style:style>
    <style:style style:name="T3310" style:parent-style-name="Domyślnaczcionkaakapitu" style:family="text">
      <style:text-properties fo:background-color="#80FFFF"/>
    </style:style>
    <style:style style:name="P3311" style:parent-style-name="Normalny" style:family="paragraph">
      <style:paragraph-properties fo:text-align="justify" fo:line-height="150%" fo:text-indent="0.2479in"/>
    </style:style>
    <style:style style:name="T3312" style:parent-style-name="Domyślnaczcionkaakapitu" style:family="text">
      <style:text-properties fo:background-color="#80FFFF"/>
    </style:style>
    <style:style style:name="P3313" style:parent-style-name="Normalny" style:family="paragraph">
      <style:paragraph-properties fo:text-align="justify" fo:line-height="150%"/>
    </style:style>
    <style:style style:name="T3314" style:parent-style-name="Domyślnaczcionkaakapitu" style:family="text">
      <style:text-properties style:text-underline-type="single" style:text-underline-style="solid" style:text-underline-width="auto" style:text-underline-mode="continuous"/>
    </style:style>
    <style:style style:name="T3315" style:parent-style-name="Domyślnaczcionkaakapitu" style:family="text">
      <style:text-properties fo:background-color="#80FFFF" style:text-underline-type="single" style:text-underline-style="solid" style:text-underline-width="auto" style:text-underline-mode="continuous"/>
    </style:style>
    <style:style style:name="T3316" style:parent-style-name="Domyślnaczcionkaakapitu" style:family="text">
      <style:text-properties style:text-underline-type="single" style:text-underline-style="solid" style:text-underline-width="auto" style:text-underline-mode="continuous"/>
    </style:style>
    <style:style style:name="T3317" style:parent-style-name="Domyślnaczcionkaakapitu" style:family="text">
      <style:text-properties fo:background-color="#80FFFF" style:text-underline-type="single" style:text-underline-style="solid" style:text-underline-width="auto" style:text-underline-mode="continuous"/>
    </style:style>
    <style:style style:name="P3318" style:parent-style-name="Normalny" style:family="paragraph">
      <style:paragraph-properties fo:text-align="justify" fo:line-height="150%" fo:text-indent="0.2479in"/>
    </style:style>
    <style:style style:name="P3319" style:parent-style-name="Normalny" style:family="paragraph">
      <style:paragraph-properties fo:text-align="justify" fo:line-height="150%"/>
    </style:style>
    <style:style style:name="T3320" style:parent-style-name="Domyślnaczcionkaakapitu" style:family="text">
      <style:text-properties style:text-underline-type="single" style:text-underline-style="solid" style:text-underline-width="auto" style:text-underline-mode="continuous"/>
    </style:style>
    <style:style style:name="P3321" style:parent-style-name="Normalny" style:family="paragraph">
      <style:paragraph-properties fo:text-align="justify" fo:line-height="150%" fo:text-indent="0.2479in"/>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P3327" style:parent-style-name="Normalny" style:family="paragraph">
      <style:paragraph-properties fo:text-align="justify" fo:line-height="150%" fo:text-indent="0.2479in"/>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fo:text-indent="0.2479in"/>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P3344" style:parent-style-name="Normalny" style:family="paragraph">
      <style:paragraph-properties fo:text-align="justify" fo:line-height="150%" fo:text-indent="0.2479in"/>
    </style:style>
    <style:style style:name="P3345" style:parent-style-name="Normalny" style:family="paragraph">
      <style:paragraph-properties fo:text-align="justify" fo:line-height="150%" fo:text-indent="0.2479in"/>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fo:text-indent="0.2479in"/>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P3353" style:parent-style-name="Normalny" style:family="paragraph">
      <style:paragraph-properties fo:text-align="justify" fo:line-height="150%" fo:text-indent="0.2479in"/>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P3358" style:parent-style-name="Normalny" style:family="paragraph">
      <style:paragraph-properties fo:text-align="justify" fo:line-height="150%" fo:text-indent="0.2479in"/>
    </style:style>
    <style:style style:name="T3359" style:parent-style-name="Domyślnaczcionkaakapitu" style:family="text">
      <style:text-properties fo:background-color="#80FFFF"/>
    </style:style>
    <style:style style:name="P3360" style:parent-style-name="Normalny" style:family="paragraph">
      <style:paragraph-properties fo:text-align="justify" fo:line-height="150%"/>
    </style:style>
    <style:style style:name="T3361" style:parent-style-name="Domyślnaczcionkaakapitu" style:family="text">
      <style:text-properties style:text-underline-type="single" style:text-underline-style="solid" style:text-underline-width="auto" style:text-underline-mode="continuous"/>
    </style:style>
    <style:style style:name="T3362" style:parent-style-name="Domyślnaczcionkaakapitu" style:family="text">
      <style:text-properties fo:background-color="#80FFFF" style:text-underline-type="single" style:text-underline-style="solid" style:text-underline-width="auto" style:text-underline-mode="continuous"/>
    </style:style>
    <style:style style:name="T3363" style:parent-style-name="Domyślnaczcionkaakapitu" style:family="text">
      <style:text-properties style:text-underline-type="single" style:text-underline-style="solid" style:text-underline-width="auto" style:text-underline-mode="continuous"/>
    </style:style>
    <style:style style:name="P3364" style:parent-style-name="Normalny" style:family="paragraph">
      <style:paragraph-properties fo:text-align="justify" fo:line-height="150%" fo:text-indent="0.2479in"/>
    </style:style>
    <style:style style:name="P3365" style:parent-style-name="Normalny" style:family="paragraph">
      <style:paragraph-properties fo:text-align="justify" fo:line-height="150%"/>
    </style:style>
    <style:style style:name="T3366" style:parent-style-name="Domyślnaczcionkaakapitu" style:family="text">
      <style:text-properties style:text-underline-type="single" style:text-underline-style="solid" style:text-underline-width="auto" style:text-underline-mode="continuous"/>
    </style:style>
    <style:style style:name="T3367" style:parent-style-name="Domyślnaczcionkaakapitu" style:family="text">
      <style:text-properties fo:background-color="#80FFFF" style:text-underline-type="single" style:text-underline-style="solid" style:text-underline-width="auto" style:text-underline-mode="continuous"/>
    </style:style>
    <style:style style:name="T3368" style:parent-style-name="Domyślnaczcionkaakapitu" style:family="text">
      <style:text-properties style:text-underline-type="single" style:text-underline-style="solid" style:text-underline-width="auto" style:text-underline-mode="continuous"/>
    </style:style>
    <style:style style:name="T3369" style:parent-style-name="Domyślnaczcionkaakapitu" style:family="text">
      <style:text-properties fo:background-color="#80FFFF" style:text-underline-type="single" style:text-underline-style="solid" style:text-underline-width="auto" style:text-underline-mode="continuous"/>
    </style:style>
    <style:style style:name="T3370" style:parent-style-name="Domyślnaczcionkaakapitu" style:family="text">
      <style:text-properties style:text-underline-type="single" style:text-underline-style="solid" style:text-underline-width="auto" style:text-underline-mode="continuous"/>
    </style:style>
    <style:style style:name="P3371" style:parent-style-name="Normalny" style:family="paragraph">
      <style:paragraph-properties fo:text-align="justify" fo:line-height="150%" fo:text-indent="0.2479in"/>
    </style:style>
    <style:style style:name="T3372" style:parent-style-name="Domyślnaczcionkaakapitu" style:family="text">
      <style:text-properties fo:background-color="#80FFFF"/>
    </style:style>
    <style:style style:name="P3373" style:parent-style-name="Normalny" style:family="paragraph">
      <style:paragraph-properties fo:text-align="justify" fo:line-height="150%"/>
    </style:style>
    <style:style style:name="T3374" style:parent-style-name="Domyślnaczcionkaakapitu" style:family="text">
      <style:text-properties style:text-underline-type="single" style:text-underline-style="solid" style:text-underline-width="auto" style:text-underline-mode="continuous"/>
    </style:style>
    <style:style style:name="T3375" style:parent-style-name="Domyślnaczcionkaakapitu" style:family="text">
      <style:text-properties fo:background-color="#80FFFF" style:text-underline-type="single" style:text-underline-style="solid" style:text-underline-width="auto" style:text-underline-mode="continuous"/>
    </style:style>
    <style:style style:name="T3376" style:parent-style-name="Domyślnaczcionkaakapitu" style:family="text">
      <style:text-properties style:text-underline-type="single" style:text-underline-style="solid" style:text-underline-width="auto" style:text-underline-mode="continuous"/>
    </style:style>
    <style:style style:name="P3377" style:parent-style-name="Normalny" style:family="paragraph">
      <style:paragraph-properties fo:text-align="justify" fo:line-height="150%" fo:text-indent="0.2479in"/>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P3380" style:parent-style-name="Normalny" style:family="paragraph">
      <style:paragraph-properties fo:text-align="justify" fo:line-height="150%" fo:text-indent="0.2479in"/>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P3383" style:parent-style-name="Normalny" style:family="paragraph">
      <style:paragraph-properties fo:text-align="justify" fo:line-height="150%" fo:text-indent="0.2479in"/>
    </style:style>
    <style:style style:name="P3384" style:parent-style-name="Normalny" style:family="paragraph">
      <style:paragraph-properties fo:text-align="justify" fo:line-height="150%"/>
    </style:style>
    <style:style style:name="T3385" style:parent-style-name="Domyślnaczcionkaakapitu" style:family="text">
      <style:text-properties style:text-underline-type="single" style:text-underline-style="solid" style:text-underline-width="auto" style:text-underline-mode="continuous"/>
    </style:style>
    <style:style style:name="P3386" style:parent-style-name="Normalny" style:family="paragraph">
      <style:paragraph-properties fo:text-align="justify" fo:line-height="150%" fo:text-indent="0.2479in"/>
    </style:style>
    <style:style style:name="P3387" style:parent-style-name="Normalny" style:family="paragraph">
      <style:paragraph-properties fo:text-align="justify" fo:line-height="150%" fo:text-indent="0.2479in"/>
    </style:style>
    <style:style style:name="P3388" style:parent-style-name="Normalny" style:family="paragraph">
      <style:paragraph-properties fo:text-align="justify" fo:line-height="150%"/>
    </style:style>
    <style:style style:name="T3389" style:parent-style-name="Domyślnaczcionkaakapitu" style:family="text">
      <style:text-properties style:text-underline-type="single" style:text-underline-style="solid" style:text-underline-width="auto" style:text-underline-mode="continuous"/>
    </style:style>
    <style:style style:name="P3390" style:parent-style-name="Normalny" style:family="paragraph">
      <style:paragraph-properties fo:text-align="justify" fo:line-height="150%" fo:text-indent="0.2479in"/>
    </style:style>
    <style:style style:name="P3391" style:parent-style-name="Normalny" style:family="paragraph">
      <style:paragraph-properties fo:text-align="justify" fo:line-height="150%"/>
    </style:style>
    <style:style style:name="T3392" style:parent-style-name="Domyślnaczcionkaakapitu" style:family="text">
      <style:text-properties style:text-underline-type="single" style:text-underline-style="solid" style:text-underline-width="auto" style:text-underline-mode="continuous"/>
    </style:style>
    <style:style style:name="P3393" style:parent-style-name="Normalny" style:family="paragraph">
      <style:paragraph-properties fo:text-align="justify" fo:line-height="150%" fo:text-indent="0.2479in"/>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P3407" style:parent-style-name="Normalny" style:family="paragraph">
      <style:paragraph-properties fo:text-align="justify" fo:line-height="150%" fo:text-indent="0.2479in"/>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P3410" style:parent-style-name="Normalny" style:family="paragraph">
      <style:paragraph-properties fo:text-align="justify" fo:line-height="150%" fo:text-indent="0.2479in"/>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P3428" style:parent-style-name="Normalny" style:family="paragraph">
      <style:paragraph-properties fo:text-align="justify" fo:line-height="150%" fo:text-indent="0.2479in"/>
    </style:style>
    <style:style style:name="T3429" style:parent-style-name="Domyślnaczcionkaakapitu" style:family="text">
      <style:text-properties fo:background-color="#80FFFF"/>
    </style:style>
    <style:style style:name="P3430" style:parent-style-name="Normalny" style:family="paragraph">
      <style:paragraph-properties fo:text-align="justify" fo:line-height="150%"/>
    </style:style>
    <style:style style:name="T3431" style:parent-style-name="Domyślnaczcionkaakapitu" style:family="text">
      <style:text-properties style:text-underline-type="single" style:text-underline-style="solid" style:text-underline-width="auto" style:text-underline-mode="continuous"/>
    </style:style>
    <style:style style:name="T3432" style:parent-style-name="Domyślnaczcionkaakapitu" style:family="text">
      <style:text-properties fo:background-color="#80FFFF" style:text-underline-type="single" style:text-underline-style="solid" style:text-underline-width="auto" style:text-underline-mode="continuous"/>
    </style:style>
    <style:style style:name="P3433" style:parent-style-name="Normalny" style:family="paragraph">
      <style:paragraph-properties fo:text-align="justify" fo:line-height="150%" fo:text-indent="0.2479in"/>
    </style:style>
    <style:style style:name="T3434" style:parent-style-name="Domyślnaczcionkaakapitu" style:family="text">
      <style:text-properties fo:background-color="#80FFFF"/>
    </style:style>
    <style:style style:name="P3435" style:parent-style-name="Normalny" style:family="paragraph">
      <style:paragraph-properties fo:text-align="justify" fo:line-height="150%"/>
    </style:style>
    <style:style style:name="T3436" style:parent-style-name="Domyślnaczcionkaakapitu" style:family="text">
      <style:text-properties style:text-underline-type="single" style:text-underline-style="solid" style:text-underline-width="auto" style:text-underline-mode="continuous"/>
    </style:style>
    <style:style style:name="P3437" style:parent-style-name="Normalny" style:family="paragraph">
      <style:paragraph-properties fo:text-align="justify" fo:line-height="150%" fo:text-indent="0.2479in"/>
    </style:style>
    <style:style style:name="T3438" style:parent-style-name="Domyślnaczcionkaakapitu" style:family="text">
      <style:text-properties fo:background-color="#80FFFF"/>
    </style:style>
    <style:style style:name="P3439" style:parent-style-name="Normalny" style:family="paragraph">
      <style:paragraph-properties fo:text-align="justify" fo:line-height="150%" fo:text-indent="0.2479in"/>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P3446" style:parent-style-name="Normalny" style:family="paragraph">
      <style:paragraph-properties fo:text-align="justify" fo:line-height="150%" fo:text-indent="0.2479in"/>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P3451" style:parent-style-name="Normalny" style:family="paragraph">
      <style:paragraph-properties fo:text-align="justify" fo:line-height="150%" fo:text-indent="0.2479in"/>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P3455" style:parent-style-name="Normalny" style:family="paragraph">
      <style:paragraph-properties fo:text-align="justify" fo:line-height="150%" fo:text-indent="0.2479in"/>
    </style:style>
    <style:style style:name="P3456" style:parent-style-name="Normalny" style:family="paragraph">
      <style:paragraph-properties fo:text-align="justify" fo:line-height="150%"/>
    </style:style>
    <style:style style:name="T3457" style:parent-style-name="Domyślnaczcionkaakapitu" style:family="text">
      <style:text-properties style:text-underline-type="single" style:text-underline-style="solid" style:text-underline-width="auto" style:text-underline-mode="continuous"/>
    </style:style>
    <style:style style:name="P3458" style:parent-style-name="Normalny" style:family="paragraph">
      <style:paragraph-properties fo:text-align="justify" fo:line-height="150%" fo:text-indent="0.2479in"/>
    </style:style>
    <style:style style:name="T3459" style:parent-style-name="Domyślnaczcionkaakapitu" style:family="text">
      <style:text-properties fo:background-color="#80FFFF"/>
    </style:style>
    <style:style style:name="P3460" style:parent-style-name="Normalny" style:family="paragraph">
      <style:paragraph-properties fo:text-align="justify" fo:line-height="150%"/>
    </style:style>
    <style:style style:name="T3461" style:parent-style-name="Domyślnaczcionkaakapitu" style:family="text">
      <style:text-properties style:text-underline-type="single" style:text-underline-style="solid" style:text-underline-width="auto" style:text-underline-mode="continuous"/>
    </style:style>
    <style:style style:name="T3462" style:parent-style-name="Domyślnaczcionkaakapitu" style:family="text">
      <style:text-properties fo:background-color="#80FFFF" style:text-underline-type="single" style:text-underline-style="solid" style:text-underline-width="auto" style:text-underline-mode="continuous"/>
    </style:style>
    <style:style style:name="T3463" style:parent-style-name="Domyślnaczcionkaakapitu" style:family="text">
      <style:text-properties style:text-underline-type="single" style:text-underline-style="solid" style:text-underline-width="auto" style:text-underline-mode="continuous"/>
    </style:style>
    <style:style style:name="P3464" style:parent-style-name="Normalny" style:family="paragraph">
      <style:paragraph-properties fo:text-align="justify" fo:line-height="150%" fo:text-indent="0.2479in"/>
    </style:style>
    <style:style style:name="T3465" style:parent-style-name="Domyślnaczcionkaakapitu" style:family="text">
      <style:text-properties fo:background-color="#80FFFF"/>
    </style:style>
    <style:style style:name="P3466" style:parent-style-name="Normalny" style:family="paragraph">
      <style:paragraph-properties fo:text-align="justify" fo:line-height="150%"/>
    </style:style>
    <style:style style:name="T3467" style:parent-style-name="Domyślnaczcionkaakapitu" style:family="text">
      <style:text-properties style:text-underline-type="single" style:text-underline-style="solid" style:text-underline-width="auto" style:text-underline-mode="continuous"/>
    </style:style>
    <style:style style:name="T3468" style:parent-style-name="Domyślnaczcionkaakapitu" style:family="text">
      <style:text-properties fo:background-color="#80FFFF" style:text-underline-type="single" style:text-underline-style="solid" style:text-underline-width="auto" style:text-underline-mode="continuous"/>
    </style:style>
    <style:style style:name="T3469" style:parent-style-name="Domyślnaczcionkaakapitu" style:family="text">
      <style:text-properties style:text-underline-type="single" style:text-underline-style="solid" style:text-underline-width="auto" style:text-underline-mode="continuous"/>
    </style:style>
    <style:style style:name="T3470" style:parent-style-name="Domyślnaczcionkaakapitu" style:family="text">
      <style:text-properties fo:background-color="#80FFFF" style:text-underline-type="single" style:text-underline-style="solid" style:text-underline-width="auto" style:text-underline-mode="continuous"/>
    </style:style>
    <style:style style:name="T3471" style:parent-style-name="Domyślnaczcionkaakapitu" style:family="text">
      <style:text-properties style:text-underline-type="single" style:text-underline-style="solid" style:text-underline-width="auto" style:text-underline-mode="continuous"/>
    </style:style>
    <style:style style:name="P3472" style:parent-style-name="Normalny" style:family="paragraph">
      <style:paragraph-properties fo:text-align="justify" fo:line-height="150%" fo:text-indent="0.2479in"/>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P3477" style:parent-style-name="Normalny" style:family="paragraph">
      <style:paragraph-properties fo:text-align="justify" fo:line-height="150%" fo:text-indent="0.2479in"/>
    </style:style>
    <style:style style:name="T3478" style:parent-style-name="Domyślnaczcionkaakapitu" style:family="text">
      <style:text-properties fo:background-color="#80FFFF"/>
    </style:style>
    <style:style style:name="P3479" style:parent-style-name="Normalny" style:family="paragraph">
      <style:paragraph-properties fo:text-align="justify" fo:line-height="150%"/>
    </style:style>
    <style:style style:name="T3480" style:parent-style-name="Domyślnaczcionkaakapitu" style:family="text">
      <style:text-properties style:text-underline-type="single" style:text-underline-style="solid" style:text-underline-width="auto" style:text-underline-mode="continuous"/>
    </style:style>
    <style:style style:name="T3481" style:parent-style-name="Domyślnaczcionkaakapitu" style:family="text">
      <style:text-properties fo:background-color="#80FFFF" style:text-underline-type="single" style:text-underline-style="solid" style:text-underline-width="auto" style:text-underline-mode="continuous"/>
    </style:style>
    <style:style style:name="T3482" style:parent-style-name="Domyślnaczcionkaakapitu" style:family="text">
      <style:text-properties style:text-underline-type="single" style:text-underline-style="solid" style:text-underline-width="auto" style:text-underline-mode="continuous"/>
    </style:style>
    <style:style style:name="P3483" style:parent-style-name="Normalny" style:family="paragraph">
      <style:paragraph-properties fo:text-align="justify" fo:line-height="150%" fo:text-indent="0.2479in"/>
    </style:style>
    <style:style style:name="P3484" style:parent-style-name="Normalny" style:family="paragraph">
      <style:paragraph-properties fo:text-align="justify" fo:line-height="150%"/>
    </style:style>
    <style:style style:name="T3485" style:parent-style-name="Domyślnaczcionkaakapitu" style:family="text">
      <style:text-properties style:text-underline-type="single" style:text-underline-style="solid" style:text-underline-width="auto" style:text-underline-mode="continuous"/>
    </style:style>
    <style:style style:name="T3486" style:parent-style-name="Domyślnaczcionkaakapitu" style:family="text">
      <style:text-properties fo:background-color="#80FFFF" style:text-underline-type="single" style:text-underline-style="solid" style:text-underline-width="auto" style:text-underline-mode="continuous"/>
    </style:style>
    <style:style style:name="T3487" style:parent-style-name="Domyślnaczcionkaakapitu" style:family="text">
      <style:text-properties style:text-underline-type="single" style:text-underline-style="solid" style:text-underline-width="auto" style:text-underline-mode="continuous"/>
    </style:style>
    <style:style style:name="P3488" style:parent-style-name="Normalny" style:family="paragraph">
      <style:paragraph-properties fo:text-align="justify" fo:line-height="150%" fo:text-indent="0.2479in"/>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P3492" style:parent-style-name="Normalny" style:family="paragraph">
      <style:paragraph-properties fo:text-align="justify" fo:line-height="150%" fo:text-indent="0.2479in"/>
    </style:style>
    <style:style style:name="P3493" style:parent-style-name="Normalny" style:family="paragraph">
      <style:paragraph-properties fo:text-align="justify" fo:line-height="150%" fo:text-indent="0.2479in"/>
    </style:style>
    <style:style style:name="P3494" style:parent-style-name="Normalny" style:family="paragraph">
      <style:paragraph-properties fo:text-align="justify" fo:line-height="150%"/>
    </style:style>
    <style:style style:name="T3495" style:parent-style-name="Domyślnaczcionkaakapitu" style:family="text">
      <style:text-properties style:text-underline-type="single" style:text-underline-style="solid" style:text-underline-width="auto" style:text-underline-mode="continuous"/>
    </style:style>
    <style:style style:name="T3496" style:parent-style-name="Domyślnaczcionkaakapitu" style:family="text">
      <style:text-properties fo:background-color="#80FFFF" style:text-underline-type="single" style:text-underline-style="solid" style:text-underline-width="auto" style:text-underline-mode="continuous"/>
    </style:style>
    <style:style style:name="T3497" style:parent-style-name="Domyślnaczcionkaakapitu" style:family="text">
      <style:text-properties style:text-underline-type="single" style:text-underline-style="solid" style:text-underline-width="auto" style:text-underline-mode="continuous"/>
    </style:style>
    <style:style style:name="P3498" style:parent-style-name="Normalny" style:family="paragraph">
      <style:paragraph-properties fo:text-align="justify" fo:line-height="150%" fo:text-indent="0.2479in"/>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P3502" style:parent-style-name="Normalny" style:family="paragraph">
      <style:paragraph-properties fo:text-align="justify" fo:line-height="150%" fo:text-indent="0.2479in"/>
    </style:style>
    <style:style style:name="T3503" style:parent-style-name="Domyślnaczcionkaakapitu" style:family="text">
      <style:text-properties fo:background-color="#80FFFF"/>
    </style:style>
    <style:style style:name="P3504" style:parent-style-name="Normalny" style:family="paragraph">
      <style:paragraph-properties fo:text-align="justify" fo:line-height="150%"/>
    </style:style>
    <style:style style:name="T3505" style:parent-style-name="Domyślnaczcionkaakapitu" style:family="text">
      <style:text-properties style:text-underline-type="single" style:text-underline-style="solid" style:text-underline-width="auto" style:text-underline-mode="continuous"/>
    </style:style>
    <style:style style:name="T3506" style:parent-style-name="Domyślnaczcionkaakapitu" style:family="text">
      <style:text-properties fo:background-color="#80FFFF" style:text-underline-type="single" style:text-underline-style="solid" style:text-underline-width="auto" style:text-underline-mode="continuous"/>
    </style:style>
    <style:style style:name="T3507" style:parent-style-name="Domyślnaczcionkaakapitu" style:family="text">
      <style:text-properties style:text-underline-type="single" style:text-underline-style="solid" style:text-underline-width="auto" style:text-underline-mode="continuous"/>
    </style:style>
    <style:style style:name="P3508" style:parent-style-name="Normalny" style:family="paragraph">
      <style:paragraph-properties fo:text-align="justify" fo:line-height="150%" fo:text-indent="0.2479in"/>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T3514" style:parent-style-name="Domyślnaczcionkaakapitu" style:family="text">
      <style:text-properties fo:background-color="#80FFFF"/>
    </style:style>
    <style:style style:name="P3515" style:parent-style-name="Normalny" style:family="paragraph">
      <style:paragraph-properties fo:text-align="justify" fo:line-height="150%" fo:text-indent="0.2479in"/>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P3518" style:parent-style-name="Normalny" style:family="paragraph">
      <style:paragraph-properties fo:text-align="justify" fo:line-height="150%" fo:text-indent="0.2479in"/>
    </style:style>
    <style:style style:name="P3519" style:parent-style-name="Normalny" style:family="paragraph">
      <style:paragraph-properties fo:text-align="justify" fo:line-height="150%"/>
    </style:style>
    <style:style style:name="T3520" style:parent-style-name="Domyślnaczcionkaakapitu" style:family="text">
      <style:text-properties style:text-underline-type="single" style:text-underline-style="solid" style:text-underline-width="auto" style:text-underline-mode="continuous"/>
    </style:style>
    <style:style style:name="T3521" style:parent-style-name="Domyślnaczcionkaakapitu" style:family="text">
      <style:text-properties fo:background-color="#80FFFF" style:text-underline-type="single" style:text-underline-style="solid" style:text-underline-width="auto" style:text-underline-mode="continuous"/>
    </style:style>
    <style:style style:name="P3522" style:parent-style-name="Normalny" style:family="paragraph">
      <style:paragraph-properties fo:text-align="justify" fo:line-height="150%" fo:text-indent="0.2479in"/>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P3525" style:parent-style-name="Normalny" style:family="paragraph">
      <style:paragraph-properties fo:text-align="justify" fo:line-height="150%" fo:text-indent="0.2479in"/>
    </style:style>
    <style:style style:name="T3526" style:parent-style-name="Domyślnaczcionkaakapitu" style:family="text">
      <style:text-properties fo:background-color="#80FFFF"/>
    </style:style>
    <style:style style:name="P3527" style:parent-style-name="Normalny" style:family="paragraph">
      <style:paragraph-properties fo:text-align="justify" fo:line-height="150%"/>
    </style:style>
    <style:style style:name="T3528" style:parent-style-name="Domyślnaczcionkaakapitu" style:family="text">
      <style:text-properties fo:background-color="#80FFFF" style:text-underline-type="single" style:text-underline-style="solid" style:text-underline-width="auto" style:text-underline-mode="continuous"/>
    </style:style>
    <style:style style:name="T3529" style:parent-style-name="Domyślnaczcionkaakapitu" style:family="text">
      <style:text-properties style:text-underline-type="single" style:text-underline-style="solid" style:text-underline-width="auto" style:text-underline-mode="continuous"/>
    </style:style>
    <style:style style:name="T3530" style:parent-style-name="Domyślnaczcionkaakapitu" style:family="text">
      <style:text-properties fo:background-color="#80FFFF" style:text-underline-type="single" style:text-underline-style="solid" style:text-underline-width="auto" style:text-underline-mode="continuous"/>
    </style:style>
    <style:style style:name="T3531" style:parent-style-name="Domyślnaczcionkaakapitu" style:family="text">
      <style:text-properties style:text-underline-type="single" style:text-underline-style="solid" style:text-underline-width="auto" style:text-underline-mode="continuous"/>
    </style:style>
    <style:style style:name="T3532" style:parent-style-name="Domyślnaczcionkaakapitu" style:family="text">
      <style:text-properties fo:background-color="#80FFFF"/>
    </style:style>
    <style:style style:name="P3533" style:parent-style-name="Normalny" style:family="paragraph">
      <style:paragraph-properties fo:text-align="justify" fo:line-height="150%" fo:text-indent="0.2479in"/>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P3542" style:parent-style-name="Normalny" style:family="paragraph">
      <style:paragraph-properties fo:text-align="justify" fo:line-height="150%" fo:text-indent="0.2479in"/>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P3545" style:parent-style-name="Normalny" style:family="paragraph">
      <style:paragraph-properties fo:text-align="justify" fo:line-height="150%" fo:text-indent="0.2479in"/>
    </style:style>
    <style:style style:name="P3546" style:parent-style-name="Normalny" style:family="paragraph">
      <style:paragraph-properties fo:text-align="justify" fo:line-height="150%"/>
    </style:style>
    <style:style style:name="T3547" style:parent-style-name="Domyślnaczcionkaakapitu" style:family="text">
      <style:text-properties style:text-underline-type="single" style:text-underline-style="solid" style:text-underline-width="auto" style:text-underline-mode="continuous"/>
    </style:style>
    <style:style style:name="T3548" style:parent-style-name="Domyślnaczcionkaakapitu" style:family="text">
      <style:text-properties fo:background-color="#80FFFF" style:text-underline-type="single" style:text-underline-style="solid" style:text-underline-width="auto" style:text-underline-mode="continuous"/>
    </style:style>
    <style:style style:name="T3549" style:parent-style-name="Domyślnaczcionkaakapitu" style:family="text">
      <style:text-properties style:text-underline-type="single" style:text-underline-style="solid" style:text-underline-width="auto" style:text-underline-mode="continuous"/>
    </style:style>
    <style:style style:name="P3550" style:parent-style-name="Normalny" style:family="paragraph">
      <style:paragraph-properties fo:text-align="justify" fo:line-height="150%" fo:text-indent="0.2479in"/>
    </style:style>
    <style:style style:name="P3551" style:parent-style-name="Normalny" style:family="paragraph">
      <style:paragraph-properties fo:text-align="justify" fo:line-height="150%"/>
    </style:style>
    <style:style style:name="P3552" style:parent-style-name="Normalny" style:family="paragraph">
      <style:paragraph-properties fo:text-align="justify" fo:line-height="150%"/>
    </style:style>
    <style:style style:name="P3553" style:parent-style-name="Normalny" style:family="paragraph">
      <style:paragraph-properties fo:text-align="justify" fo:line-height="150%"/>
    </style:style>
    <style:style style:name="P3554" style:parent-style-name="Normalny" style:family="paragraph">
      <style:paragraph-properties fo:text-align="justify" fo:line-height="150%"/>
    </style:style>
    <style:style style:name="T3555" style:parent-style-name="Domyślnaczcionkaakapitu" style:family="text">
      <style:text-properties style:text-underline-type="single" style:text-underline-style="solid" style:text-underline-width="auto" style:text-underline-mode="continuous"/>
    </style:style>
    <style:style style:name="P3556" style:parent-style-name="Normalny" style:family="paragraph">
      <style:paragraph-properties fo:text-align="justify" fo:line-height="150%" fo:text-indent="0.2479in"/>
    </style:style>
    <style:style style:name="P3557" style:parent-style-name="Normalny" style:family="paragraph">
      <style:paragraph-properties fo:text-align="justify" fo:line-height="150%" fo:text-indent="0.2479in"/>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P3560" style:parent-style-name="Normalny" style:family="paragraph">
      <style:paragraph-properties fo:text-align="justify" fo:line-height="150%"/>
    </style:style>
    <style:style style:name="T3561" style:parent-style-name="Domyślnaczcionkaakapitu" style:family="text">
      <style:text-properties style:text-underline-type="single" style:text-underline-style="solid" style:text-underline-width="auto" style:text-underline-mode="continuous"/>
    </style:style>
    <style:style style:name="P3562" style:parent-style-name="Normalny" style:family="paragraph">
      <style:paragraph-properties fo:text-align="justify" fo:line-height="150%" fo:text-indent="0.2479in"/>
    </style:style>
    <style:style style:name="P3563" style:parent-style-name="Normalny" style:family="paragraph">
      <style:paragraph-properties fo:text-align="justify" fo:line-height="150%"/>
    </style:style>
    <style:style style:name="T3564" style:parent-style-name="Domyślnaczcionkaakapitu" style:family="text">
      <style:text-properties style:text-underline-type="single" style:text-underline-style="solid" style:text-underline-width="auto" style:text-underline-mode="continuous"/>
    </style:style>
    <style:style style:name="P3565" style:parent-style-name="Normalny" style:family="paragraph">
      <style:paragraph-properties fo:text-align="justify" fo:line-height="150%" fo:text-indent="0.2479in"/>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P3568" style:parent-style-name="Normalny" style:family="paragraph">
      <style:paragraph-properties fo:text-align="justify" fo:line-height="150%"/>
    </style:style>
    <style:style style:name="T3569" style:parent-style-name="Domyślnaczcionkaakapitu" style:family="text">
      <style:text-properties style:text-underline-type="single" style:text-underline-style="solid" style:text-underline-width="auto" style:text-underline-mode="continuous"/>
    </style:style>
    <style:style style:name="P3570" style:parent-style-name="Normalny" style:family="paragraph">
      <style:paragraph-properties fo:text-align="justify" fo:line-height="150%" fo:text-indent="0.2479in"/>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P3573" style:parent-style-name="Normalny" style:family="paragraph">
      <style:paragraph-properties fo:text-align="justify" fo:line-height="150%"/>
    </style:style>
    <style:style style:name="T3574" style:parent-style-name="Domyślnaczcionkaakapitu" style:family="text">
      <style:text-properties style:text-underline-type="single" style:text-underline-style="solid" style:text-underline-width="auto" style:text-underline-mode="continuous"/>
    </style:style>
    <style:style style:name="P3575" style:parent-style-name="Normalny" style:family="paragraph">
      <style:paragraph-properties fo:text-align="justify" fo:line-height="150%" fo:text-indent="0.2479in"/>
    </style:style>
    <style:style style:name="T3576" style:parent-style-name="Domyślnaczcionkaakapitu" style:family="text">
      <style:text-properties fo:background-color="#80FFFF"/>
    </style:style>
    <style:style style:name="P3577" style:parent-style-name="Normalny" style:family="paragraph">
      <style:paragraph-properties fo:text-align="justify" fo:line-height="150%"/>
    </style:style>
    <style:style style:name="T3578" style:parent-style-name="Domyślnaczcionkaakapitu" style:family="text">
      <style:text-properties style:text-underline-type="single" style:text-underline-style="solid" style:text-underline-width="auto" style:text-underline-mode="continuous"/>
    </style:style>
    <style:style style:name="P3579" style:parent-style-name="Normalny" style:family="paragraph">
      <style:paragraph-properties fo:text-align="justify" fo:line-height="150%" fo:text-indent="0.2479in"/>
    </style:style>
    <style:style style:name="T3580" style:parent-style-name="Domyślnaczcionkaakapitu" style:family="text">
      <style:text-properties fo:background-color="#80FFFF"/>
    </style:style>
    <style:style style:name="P3581" style:parent-style-name="Normalny" style:family="paragraph">
      <style:paragraph-properties fo:text-align="justify" fo:line-height="150%" fo:text-indent="0.2479in"/>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P3587" style:parent-style-name="Normalny" style:family="paragraph">
      <style:paragraph-properties fo:text-align="justify" fo:line-height="150%" fo:text-indent="0.2479in"/>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P3591" style:parent-style-name="Normalny" style:family="paragraph">
      <style:paragraph-properties fo:text-align="justify" fo:line-height="150%"/>
    </style:style>
    <style:style style:name="T3592" style:parent-style-name="Domyślnaczcionkaakapitu" style:family="text">
      <style:text-properties fo:background-color="#80FFFF" style:text-underline-type="single" style:text-underline-style="solid" style:text-underline-width="auto" style:text-underline-mode="continuous"/>
    </style:style>
    <style:style style:name="T3593" style:parent-style-name="Domyślnaczcionkaakapitu" style:family="text">
      <style:text-properties style:text-underline-type="single" style:text-underline-style="solid" style:text-underline-width="auto" style:text-underline-mode="continuous"/>
    </style:style>
    <style:style style:name="T3594" style:parent-style-name="Domyślnaczcionkaakapitu" style:family="text">
      <style:text-properties fo:background-color="#80FFFF" style:text-underline-type="single" style:text-underline-style="solid" style:text-underline-width="auto" style:text-underline-mode="continuous"/>
    </style:style>
    <style:style style:name="T3595" style:parent-style-name="Domyślnaczcionkaakapitu" style:family="text">
      <style:text-properties style:text-underline-type="single" style:text-underline-style="solid" style:text-underline-width="auto" style:text-underline-mode="continuous"/>
    </style:style>
    <style:style style:name="P3596" style:parent-style-name="Normalny" style:family="paragraph">
      <style:paragraph-properties fo:text-align="justify" fo:line-height="150%" fo:text-indent="0.2479in"/>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P3599" style:parent-style-name="Normalny" style:family="paragraph">
      <style:paragraph-properties fo:text-align="justify" fo:line-height="150%" fo:text-indent="0.2479in"/>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P3609" style:parent-style-name="Normalny" style:family="paragraph">
      <style:paragraph-properties fo:text-align="justify" fo:line-height="150%" fo:text-indent="0.2479in"/>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P3612" style:parent-style-name="Normalny" style:family="paragraph">
      <style:paragraph-properties fo:text-align="justify" fo:line-height="150%" fo:text-indent="0.2479in"/>
    </style:style>
    <style:style style:name="P3613" style:parent-style-name="Normalny" style:family="paragraph">
      <style:paragraph-properties fo:text-align="justify" fo:line-height="150%"/>
    </style:style>
    <style:style style:name="T3614" style:parent-style-name="Domyślnaczcionkaakapitu" style:family="text">
      <style:text-properties style:text-underline-type="single" style:text-underline-style="solid" style:text-underline-width="auto" style:text-underline-mode="continuous"/>
    </style:style>
    <style:style style:name="T3615" style:parent-style-name="Domyślnaczcionkaakapitu" style:family="text">
      <style:text-properties fo:background-color="#80FFFF" style:text-underline-type="single" style:text-underline-style="solid" style:text-underline-width="auto" style:text-underline-mode="continuous"/>
    </style:style>
    <style:style style:name="T3616" style:parent-style-name="Domyślnaczcionkaakapitu" style:family="text">
      <style:text-properties style:text-underline-type="single" style:text-underline-style="solid" style:text-underline-width="auto" style:text-underline-mode="continuous"/>
    </style:style>
    <style:style style:name="T3617" style:parent-style-name="Domyślnaczcionkaakapitu" style:family="text">
      <style:text-properties fo:background-color="#80FFFF" style:text-underline-type="single" style:text-underline-style="solid" style:text-underline-width="auto" style:text-underline-mode="continuous"/>
    </style:style>
    <style:style style:name="P3618" style:parent-style-name="Normalny" style:family="paragraph">
      <style:paragraph-properties fo:text-align="justify" fo:line-height="150%" fo:text-indent="0.2479in"/>
    </style:style>
    <style:style style:name="P3619" style:parent-style-name="Normalny" style:family="paragraph">
      <style:paragraph-properties fo:text-align="justify" fo:line-height="150%" fo:text-indent="0.2479in"/>
    </style:style>
    <style:style style:name="P3620" style:parent-style-name="Normalny" style:family="paragraph">
      <style:paragraph-properties fo:text-align="justify" fo:line-height="150%"/>
    </style:style>
    <style:style style:name="T3621" style:parent-style-name="Domyślnaczcionkaakapitu" style:family="text">
      <style:text-properties style:text-underline-type="single" style:text-underline-style="solid" style:text-underline-width="auto" style:text-underline-mode="continuous"/>
    </style:style>
    <style:style style:name="P3622" style:parent-style-name="Normalny" style:family="paragraph">
      <style:paragraph-properties fo:text-align="justify" fo:line-height="150%" fo:text-indent="0.2479in"/>
    </style:style>
    <style:style style:name="P3623" style:parent-style-name="Normalny" style:family="paragraph">
      <style:paragraph-properties fo:text-align="justify" fo:line-height="150%" fo:text-indent="0.2479in"/>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P3626" style:parent-style-name="Normalny" style:family="paragraph">
      <style:paragraph-properties fo:text-align="justify" fo:line-height="150%"/>
    </style:style>
    <style:style style:name="T3627" style:parent-style-name="Domyślnaczcionkaakapitu" style:family="text">
      <style:text-properties style:text-underline-type="single" style:text-underline-style="solid" style:text-underline-width="auto" style:text-underline-mode="continuous"/>
    </style:style>
    <style:style style:name="P3628" style:parent-style-name="Normalny" style:family="paragraph">
      <style:paragraph-properties fo:text-align="justify" fo:line-height="150%" fo:text-indent="0.2479in"/>
    </style:style>
    <style:style style:name="T3629" style:parent-style-name="Domyślnaczcionkaakapitu" style:family="text">
      <style:text-properties fo:background-color="#80FFFF"/>
    </style:style>
    <style:style style:name="P3630" style:parent-style-name="Normalny" style:family="paragraph">
      <style:paragraph-properties fo:text-align="justify" fo:line-height="150%" fo:text-indent="0.2479in"/>
    </style:style>
    <style:style style:name="P3631" style:parent-style-name="Normalny" style:family="paragraph">
      <style:paragraph-properties fo:text-align="justify" fo:line-height="150%"/>
    </style:style>
    <style:style style:name="T3632" style:parent-style-name="Domyślnaczcionkaakapitu" style:family="text">
      <style:text-properties style:text-underline-type="single" style:text-underline-style="solid" style:text-underline-width="auto" style:text-underline-mode="continuous"/>
    </style:style>
    <style:style style:name="T3633" style:parent-style-name="Domyślnaczcionkaakapitu" style:family="text">
      <style:text-properties fo:background-color="#80FFFF" style:text-underline-type="single" style:text-underline-style="solid" style:text-underline-width="auto" style:text-underline-mode="continuous"/>
    </style:style>
    <style:style style:name="T3634" style:parent-style-name="Domyślnaczcionkaakapitu" style:family="text">
      <style:text-properties style:text-underline-type="single" style:text-underline-style="solid" style:text-underline-width="auto" style:text-underline-mode="continuous"/>
    </style:style>
    <style:style style:name="T3635" style:parent-style-name="Domyślnaczcionkaakapitu" style:family="text">
      <style:text-properties fo:background-color="#80FFFF" style:text-underline-type="single" style:text-underline-style="solid" style:text-underline-width="auto" style:text-underline-mode="continuous"/>
    </style:style>
    <style:style style:name="T3636" style:parent-style-name="Domyślnaczcionkaakapitu" style:family="text">
      <style:text-properties style:text-underline-type="single" style:text-underline-style="solid" style:text-underline-width="auto" style:text-underline-mode="continuous"/>
    </style:style>
    <style:style style:name="T3637" style:parent-style-name="Domyślnaczcionkaakapitu" style:family="text">
      <style:text-properties fo:background-color="#80FFFF"/>
    </style:style>
    <style:style style:name="P3638" style:parent-style-name="Normalny" style:family="paragraph">
      <style:paragraph-properties fo:text-align="justify" fo:line-height="150%" fo:text-indent="0.2479in"/>
    </style:style>
    <style:style style:name="T3639" style:parent-style-name="Domyślnaczcionkaakapitu" style:family="text">
      <style:text-properties fo:background-color="#80FFFF"/>
    </style:style>
    <style:style style:name="P3640" style:parent-style-name="Normalny" style:family="paragraph">
      <style:paragraph-properties fo:text-align="justify" fo:line-height="150%" fo:text-indent="0.2479in"/>
    </style:style>
    <style:style style:name="T3641" style:parent-style-name="Domyślnaczcionkaakapitu" style:family="text">
      <style:text-properties fo:background-color="#80FFFF"/>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T3644" style:parent-style-name="Domyślnaczcionkaakapitu" style:family="text">
      <style:text-properties fo:background-color="#80FFFF"/>
    </style:style>
    <style:style style:name="T3645" style:parent-style-name="Domyślnaczcionkaakapitu" style:family="text">
      <style:text-properties fo:background-color="#80FFFF"/>
    </style:style>
    <style:style style:name="P3646" style:parent-style-name="Normalny" style:family="paragraph">
      <style:paragraph-properties fo:text-align="justify" fo:line-height="150%" fo:text-indent="0.2479in"/>
    </style:style>
    <style:style style:name="P3647" style:parent-style-name="Normalny" style:family="paragraph">
      <style:paragraph-properties fo:text-align="justify" fo:line-height="150%"/>
    </style:style>
    <style:style style:name="T3648" style:parent-style-name="Domyślnaczcionkaakapitu" style:family="text">
      <style:text-properties style:text-underline-type="single" style:text-underline-style="solid" style:text-underline-width="auto" style:text-underline-mode="continuous"/>
    </style:style>
    <style:style style:name="P3649" style:parent-style-name="Normalny" style:family="paragraph">
      <style:paragraph-properties fo:text-align="justify" fo:line-height="150%" fo:text-indent="0.2479in"/>
    </style:style>
    <style:style style:name="P3650" style:parent-style-name="Normalny" style:family="paragraph">
      <style:paragraph-properties fo:text-align="justify" fo:line-height="150%" fo:text-indent="0.2479in"/>
    </style:style>
    <style:style style:name="T3651" style:parent-style-name="Domyślnaczcionkaakapitu" style:family="text">
      <style:text-properties fo:background-color="#80FFFF"/>
    </style:style>
    <style:style style:name="P3652" style:parent-style-name="Normalny" style:family="paragraph">
      <style:paragraph-properties fo:text-align="justify" fo:line-height="150%" fo:text-indent="0.2479in"/>
    </style:style>
    <style:style style:name="P3653" style:parent-style-name="Normalny" style:family="paragraph">
      <style:paragraph-properties fo:text-align="justify" fo:line-height="150%"/>
    </style:style>
    <style:style style:name="T3654" style:parent-style-name="Domyślnaczcionkaakapitu" style:family="text">
      <style:text-properties style:text-underline-type="single" style:text-underline-style="solid" style:text-underline-width="auto" style:text-underline-mode="continuous"/>
    </style:style>
    <style:style style:name="P3655" style:parent-style-name="Normalny" style:family="paragraph">
      <style:paragraph-properties fo:text-align="justify" fo:line-height="150%" fo:text-indent="0.2479in"/>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P3658" style:parent-style-name="Normalny" style:family="paragraph">
      <style:paragraph-properties fo:text-align="justify" fo:line-height="150%"/>
    </style:style>
    <style:style style:name="T3659" style:parent-style-name="Domyślnaczcionkaakapitu" style:family="text">
      <style:text-properties style:text-underline-type="single" style:text-underline-style="solid" style:text-underline-width="auto" style:text-underline-mode="continuous"/>
    </style:style>
    <style:style style:name="P3660" style:parent-style-name="Normalny" style:family="paragraph">
      <style:paragraph-properties fo:text-align="justify" fo:line-height="150%" fo:text-indent="0.2479in"/>
    </style:style>
    <style:style style:name="P3661" style:parent-style-name="Normalny" style:family="paragraph">
      <style:paragraph-properties fo:text-align="justify" fo:line-height="150%" fo:text-indent="0.2479in"/>
    </style:style>
    <style:style style:name="T3662" style:parent-style-name="Domyślnaczcionkaakapitu" style:family="text">
      <style:text-properties fo:background-color="#80FFFF"/>
    </style:style>
    <style:style style:name="P3663" style:parent-style-name="Normalny" style:family="paragraph">
      <style:paragraph-properties fo:text-align="justify" fo:line-height="150%" fo:text-indent="0.2479in"/>
    </style:style>
    <style:style style:name="T3664" style:parent-style-name="Domyślnaczcionkaakapitu" style:family="text">
      <style:text-properties fo:background-color="#80FFFF"/>
    </style:style>
    <style:style style:name="P3665" style:parent-style-name="Normalny" style:family="paragraph">
      <style:paragraph-properties fo:text-align="justify" fo:line-height="150%"/>
    </style:style>
    <style:style style:name="T3666" style:parent-style-name="Domyślnaczcionkaakapitu" style:family="text">
      <style:text-properties style:text-underline-type="single" style:text-underline-style="solid" style:text-underline-width="auto" style:text-underline-mode="continuous"/>
    </style:style>
    <style:style style:name="P3667" style:parent-style-name="Normalny" style:family="paragraph">
      <style:paragraph-properties fo:text-align="justify" fo:line-height="150%" fo:text-indent="0.2479in"/>
    </style:style>
    <style:style style:name="T3668" style:parent-style-name="Domyślnaczcionkaakapitu" style:family="text">
      <style:text-properties fo:font-style="italic" style:font-style-asian="italic" style:font-style-complex="italic"/>
    </style:style>
    <style:style style:name="T3669" style:parent-style-name="Domyślnaczcionkaakapitu" style:family="text">
      <style:text-properties fo:background-color="#80FFFF"/>
    </style:style>
    <style:style style:name="P3670" style:parent-style-name="Normalny" style:family="paragraph">
      <style:paragraph-properties fo:text-align="justify" fo:line-height="150%"/>
    </style:style>
    <style:style style:name="T3671" style:parent-style-name="Domyślnaczcionkaakapitu" style:family="text">
      <style:text-properties style:text-underline-type="single" style:text-underline-style="solid" style:text-underline-width="auto" style:text-underline-mode="continuous"/>
    </style:style>
    <style:style style:name="P3672" style:parent-style-name="Normalny" style:family="paragraph">
      <style:paragraph-properties fo:text-align="justify" fo:line-height="150%" fo:text-indent="0.2479in"/>
    </style:style>
    <style:style style:name="T3673" style:parent-style-name="Domyślnaczcionkaakapitu" style:family="text">
      <style:text-properties fo:background-color="#80FFFF"/>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T3678" style:parent-style-name="Domyślnaczcionkaakapitu" style:family="text">
      <style:text-properties fo:background-color="#80FFFF"/>
    </style:style>
    <style:style style:name="P3679" style:parent-style-name="Normalny" style:family="paragraph">
      <style:paragraph-properties fo:text-align="justify" fo:line-height="150%" fo:text-indent="0.2479in"/>
    </style:style>
    <style:style style:name="T3680" style:parent-style-name="Domyślnaczcionkaakapitu" style:family="text">
      <style:text-properties fo:background-color="#80FFFF"/>
    </style:style>
    <style:style style:name="P3681" style:parent-style-name="Normalny" style:family="paragraph">
      <style:paragraph-properties fo:text-align="justify" fo:line-height="150%" fo:text-indent="0.2479in"/>
    </style:style>
    <style:style style:name="P3682" style:parent-style-name="Normalny" style:family="paragraph">
      <style:paragraph-properties fo:text-align="justify" fo:line-height="150%"/>
    </style:style>
    <style:style style:name="T3683" style:parent-style-name="Domyślnaczcionkaakapitu" style:family="text">
      <style:text-properties style:text-underline-type="single" style:text-underline-style="solid" style:text-underline-width="auto" style:text-underline-mode="continuous"/>
    </style:style>
    <style:style style:name="T3684" style:parent-style-name="Domyślnaczcionkaakapitu" style:family="text">
      <style:text-properties fo:background-color="#80FFFF" style:text-underline-type="single" style:text-underline-style="solid" style:text-underline-width="auto" style:text-underline-mode="continuous"/>
    </style:style>
    <style:style style:name="T3685" style:parent-style-name="Domyślnaczcionkaakapitu" style:family="text">
      <style:text-properties style:text-underline-type="single" style:text-underline-style="solid" style:text-underline-width="auto" style:text-underline-mode="continuous"/>
    </style:style>
    <style:style style:name="T3686" style:parent-style-name="Domyślnaczcionkaakapitu" style:family="text">
      <style:text-properties fo:background-color="#80FFFF" style:text-underline-type="single" style:text-underline-style="solid" style:text-underline-width="auto" style:text-underline-mode="continuous"/>
    </style:style>
    <style:style style:name="T3687" style:parent-style-name="Domyślnaczcionkaakapitu" style:family="text">
      <style:text-properties style:text-underline-type="single" style:text-underline-style="solid" style:text-underline-width="auto" style:text-underline-mode="continuous"/>
    </style:style>
    <style:style style:name="T3688" style:parent-style-name="Domyślnaczcionkaakapitu" style:family="text">
      <style:text-properties fo:background-color="#80FFFF" style:text-underline-type="single" style:text-underline-style="solid" style:text-underline-width="auto" style:text-underline-mode="continuous"/>
    </style:style>
    <style:style style:name="T3689" style:parent-style-name="Domyślnaczcionkaakapitu" style:family="text">
      <style:text-properties style:text-underline-type="single" style:text-underline-style="solid" style:text-underline-width="auto" style:text-underline-mode="continuous"/>
    </style:style>
    <style:style style:name="P3690" style:parent-style-name="Normalny" style:family="paragraph">
      <style:paragraph-properties fo:text-align="justify" fo:line-height="150%" fo:text-indent="0.2479in"/>
    </style:style>
    <style:style style:name="P3691" style:parent-style-name="Normalny" style:family="paragraph">
      <style:paragraph-properties fo:text-align="justify" fo:line-height="150%"/>
    </style:style>
    <style:style style:name="T3692" style:parent-style-name="Domyślnaczcionkaakapitu" style:family="text">
      <style:text-properties style:text-underline-type="single" style:text-underline-style="solid" style:text-underline-width="auto" style:text-underline-mode="continuous"/>
    </style:style>
    <style:style style:name="T3693" style:parent-style-name="Domyślnaczcionkaakapitu" style:family="text">
      <style:text-properties fo:background-color="#80FFFF"/>
    </style:style>
    <style:style style:name="P3694" style:parent-style-name="Normalny" style:family="paragraph">
      <style:paragraph-properties fo:text-align="justify" fo:line-height="150%" fo:text-indent="0.2479in"/>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P3698" style:parent-style-name="Normalny" style:family="paragraph">
      <style:paragraph-properties fo:text-align="justify" fo:line-height="150%" fo:text-indent="0.2479in"/>
    </style:style>
    <style:style style:name="P3699" style:parent-style-name="Normalny" style:family="paragraph">
      <style:paragraph-properties fo:text-align="justify" fo:line-height="150%"/>
    </style:style>
    <style:style style:name="T3700" style:parent-style-name="Domyślnaczcionkaakapitu" style:family="text">
      <style:text-properties style:text-underline-type="single" style:text-underline-style="solid" style:text-underline-width="auto" style:text-underline-mode="continuous"/>
    </style:style>
    <style:style style:name="P3701" style:parent-style-name="Normalny" style:family="paragraph">
      <style:paragraph-properties fo:text-align="justify" fo:line-height="150%" fo:text-indent="0.2479in"/>
    </style:style>
    <style:style style:name="T3702" style:parent-style-name="Domyślnaczcionkaakapitu" style:family="text">
      <style:text-properties fo:background-color="#80FFFF"/>
    </style:style>
    <style:style style:name="P3703" style:parent-style-name="Normalny" style:family="paragraph">
      <style:paragraph-properties fo:text-align="justify" fo:line-height="150%" fo:text-indent="0.2479in"/>
    </style:style>
    <style:style style:name="P3704" style:parent-style-name="Normalny" style:family="paragraph">
      <style:paragraph-properties fo:text-align="justify" fo:line-height="150%"/>
    </style:style>
    <style:style style:name="T3705" style:parent-style-name="Domyślnaczcionkaakapitu" style:family="text">
      <style:text-properties style:text-underline-type="single" style:text-underline-style="solid" style:text-underline-width="auto" style:text-underline-mode="continuous"/>
    </style:style>
    <style:style style:name="T3706" style:parent-style-name="Domyślnaczcionkaakapitu" style:family="text">
      <style:text-properties fo:background-color="#80FFFF" style:text-underline-type="single" style:text-underline-style="solid" style:text-underline-width="auto" style:text-underline-mode="continuous"/>
    </style:style>
    <style:style style:name="T3707" style:parent-style-name="Domyślnaczcionkaakapitu" style:family="text">
      <style:text-properties style:text-underline-type="single" style:text-underline-style="solid" style:text-underline-width="auto" style:text-underline-mode="continuous"/>
    </style:style>
    <style:style style:name="P3708" style:parent-style-name="Normalny" style:family="paragraph">
      <style:paragraph-properties fo:text-align="justify" fo:line-height="150%" fo:text-indent="0.2479in"/>
    </style:style>
    <style:style style:name="P3709" style:parent-style-name="Normalny" style:family="paragraph">
      <style:paragraph-properties fo:text-align="justify" fo:line-height="150%"/>
    </style:style>
    <style:style style:name="T3710" style:parent-style-name="Domyślnaczcionkaakapitu" style:family="text">
      <style:text-properties style:text-underline-type="single" style:text-underline-style="solid" style:text-underline-width="auto" style:text-underline-mode="continuous"/>
    </style:style>
    <style:style style:name="P3711" style:parent-style-name="Normalny" style:family="paragraph">
      <style:paragraph-properties fo:text-align="justify" fo:line-height="150%" fo:text-indent="0.2479in"/>
    </style:style>
    <style:style style:name="P3712" style:parent-style-name="Normalny" style:family="paragraph">
      <style:paragraph-properties fo:text-align="justify" fo:line-height="150%"/>
    </style:style>
    <style:style style:name="T3713" style:parent-style-name="Domyślnaczcionkaakapitu" style:family="text">
      <style:text-properties style:text-underline-type="single" style:text-underline-style="solid" style:text-underline-width="auto" style:text-underline-mode="continuous"/>
    </style:style>
    <style:style style:name="T3714" style:parent-style-name="Domyślnaczcionkaakapitu" style:family="text">
      <style:text-properties fo:background-color="#80FFFF" style:text-underline-type="single" style:text-underline-style="solid" style:text-underline-width="auto" style:text-underline-mode="continuous"/>
    </style:style>
    <style:style style:name="T3715" style:parent-style-name="Domyślnaczcionkaakapitu" style:family="text">
      <style:text-properties style:text-underline-type="single" style:text-underline-style="solid" style:text-underline-width="auto" style:text-underline-mode="continuous"/>
    </style:style>
    <style:style style:name="P3716" style:parent-style-name="Normalny" style:family="paragraph">
      <style:paragraph-properties fo:text-align="justify" fo:line-height="150%" fo:text-indent="0.2479in"/>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P3720" style:parent-style-name="Normalny" style:family="paragraph">
      <style:paragraph-properties fo:text-align="justify" fo:line-height="150%" fo:text-indent="0.2479in"/>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P3725" style:parent-style-name="Normalny" style:family="paragraph">
      <style:paragraph-properties fo:text-align="justify" fo:line-height="150%" fo:text-indent="0.2479in"/>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P3732" style:parent-style-name="Normalny" style:family="paragraph">
      <style:paragraph-properties fo:text-align="justify" fo:line-height="150%" fo:text-indent="0.2479in"/>
    </style:style>
    <style:style style:name="T3733" style:parent-style-name="Domyślnaczcionkaakapitu" style:family="text">
      <style:text-properties fo:background-color="#80FFFF"/>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P3736" style:parent-style-name="Normalny" style:family="paragraph">
      <style:paragraph-properties fo:text-align="justify" fo:line-height="150%" fo:text-indent="0.2479in"/>
    </style:style>
    <style:style style:name="T3737" style:parent-style-name="Domyślnaczcionkaakapitu" style:family="text">
      <style:text-properties fo:background-color="#80FFFF"/>
    </style:style>
    <style:style style:name="P3738" style:parent-style-name="Normalny" style:family="paragraph">
      <style:paragraph-properties fo:text-align="justify" fo:line-height="150%" fo:text-indent="0.2479in"/>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P3741" style:parent-style-name="Normalny" style:family="paragraph">
      <style:paragraph-properties fo:text-align="justify" fo:line-height="150%" fo:text-indent="0.2479in"/>
    </style:style>
    <style:style style:name="P3742" style:parent-style-name="Normalny" style:family="paragraph">
      <style:paragraph-properties fo:text-align="justify" fo:line-height="150%"/>
    </style:style>
    <style:style style:name="T3743" style:parent-style-name="Domyślnaczcionkaakapitu" style:family="text">
      <style:text-properties style:text-underline-type="single" style:text-underline-style="solid" style:text-underline-width="auto" style:text-underline-mode="continuous"/>
    </style:style>
    <style:style style:name="P3744" style:parent-style-name="Normalny" style:family="paragraph">
      <style:paragraph-properties fo:text-align="justify" fo:line-height="150%" fo:text-indent="0.2479in"/>
    </style:style>
    <style:style style:name="T3745" style:parent-style-name="Domyślnaczcionkaakapitu" style:family="text">
      <style:text-properties fo:background-color="#80FFFF"/>
    </style:style>
    <style:style style:name="P3746" style:parent-style-name="Normalny" style:family="paragraph">
      <style:paragraph-properties fo:text-align="justify" fo:line-height="150%"/>
    </style:style>
    <style:style style:name="T3747" style:parent-style-name="Domyślnaczcionkaakapitu" style:family="text">
      <style:text-properties style:text-underline-type="single" style:text-underline-style="solid" style:text-underline-width="auto" style:text-underline-mode="continuous"/>
    </style:style>
    <style:style style:name="P3748" style:parent-style-name="Normalny" style:family="paragraph">
      <style:paragraph-properties fo:text-align="justify" fo:line-height="150%" fo:text-indent="0.2479in"/>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P3751" style:parent-style-name="Normalny" style:family="paragraph">
      <style:paragraph-properties fo:text-align="justify" fo:line-height="150%" fo:text-indent="0.2479in"/>
    </style:style>
    <style:style style:name="P3752" style:parent-style-name="Normalny" style:family="paragraph">
      <style:paragraph-properties fo:text-align="justify" fo:line-height="150%" fo:text-indent="0.2479in"/>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T3755" style:parent-style-name="Domyślnaczcionkaakapitu" style:family="text">
      <style:text-properties fo:background-color="#80FFFF"/>
    </style:style>
    <style:style style:name="P3756" style:parent-style-name="Normalny" style:family="paragraph">
      <style:paragraph-properties fo:text-align="justify" fo:line-height="150%" fo:text-indent="0.2479in"/>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P3760" style:parent-style-name="Normalny" style:family="paragraph">
      <style:paragraph-properties fo:text-align="justify" fo:line-height="150%" fo:text-indent="0.2479in"/>
    </style:style>
    <style:style style:name="P3761" style:parent-style-name="Normalny" style:family="paragraph">
      <style:paragraph-properties fo:text-align="justify" fo:line-height="150%" fo:text-indent="0.2479in"/>
    </style:style>
    <style:style style:name="T3762" style:parent-style-name="Domyślnaczcionkaakapitu" style:family="text">
      <style:text-properties fo:background-color="#80FFFF"/>
    </style:style>
    <style:style style:name="P3763" style:parent-style-name="Normalny" style:family="paragraph">
      <style:paragraph-properties fo:text-align="justify" fo:line-height="150%" fo:text-indent="0.2479in"/>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P3766" style:parent-style-name="Normalny" style:family="paragraph">
      <style:paragraph-properties fo:text-align="justify" fo:line-height="150%" fo:text-indent="0.2479in"/>
    </style:style>
    <style:style style:name="T3767" style:parent-style-name="Domyślnaczcionkaakapitu" style:family="text">
      <style:text-properties fo:background-color="#80FFFF"/>
    </style:style>
    <style:style style:name="T3768" style:parent-style-name="Domyślnaczcionkaakapitu" style:family="text">
      <style:text-properties fo:background-color="#80FFFF"/>
    </style:style>
    <style:style style:name="P3769" style:parent-style-name="Normalny" style:family="paragraph">
      <style:paragraph-properties fo:text-align="justify" fo:line-height="150%" fo:text-indent="0.2479in"/>
    </style:style>
    <style:style style:name="T3770" style:parent-style-name="Domyślnaczcionkaakapitu" style:family="text">
      <style:text-properties fo:background-color="#80FFFF"/>
    </style:style>
    <style:style style:name="P3771" style:parent-style-name="Normalny" style:family="paragraph">
      <style:paragraph-properties fo:text-align="justify" fo:line-height="150%" fo:text-indent="0.2479in"/>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P3774" style:parent-style-name="Normalny" style:family="paragraph">
      <style:paragraph-properties fo:text-align="justify" fo:line-height="150%" fo:text-indent="0.2479in"/>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P3777" style:parent-style-name="Normalny" style:family="paragraph">
      <style:paragraph-properties fo:text-align="justify" fo:line-height="150%" fo:text-indent="0.2479in">
        <style:tab-stops>
          <style:tab-stop style:type="left" style:position="-5.0319in"/>
        </style:tab-stops>
      </style:paragraph-properties>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P3780" style:parent-style-name="Normalny" style:family="paragraph">
      <style:paragraph-properties fo:text-align="justify" fo:line-height="150%" fo:text-indent="0.2479in"/>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P3783" style:parent-style-name="Normalny" style:family="paragraph">
      <style:paragraph-properties fo:text-align="justify" fo:line-height="150%" fo:text-indent="0.2479in"/>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P3789" style:parent-style-name="Normalny" style:family="paragraph">
      <style:paragraph-properties fo:text-align="justify" fo:line-height="150%" fo:text-indent="0.2479in"/>
    </style:style>
    <style:style style:name="P3790" style:parent-style-name="Normalny" style:family="paragraph">
      <style:paragraph-properties fo:text-align="justify" fo:line-height="150%" fo:text-indent="0.2479in"/>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P3793" style:parent-style-name="Normalny" style:family="paragraph">
      <style:paragraph-properties fo:text-align="justify" fo:line-height="150%" fo:text-indent="0.2479in"/>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P3797" style:parent-style-name="Normalny" style:family="paragraph">
      <style:paragraph-properties fo:text-align="justify" fo:line-height="150%" fo:text-indent="0.2479in"/>
    </style:style>
    <style:style style:name="P3798" style:parent-style-name="Normalny" style:family="paragraph">
      <style:paragraph-properties fo:text-align="justify" fo:line-height="150%" fo:text-indent="0.2479in"/>
    </style:style>
    <style:style style:name="P3799" style:parent-style-name="Normalny" style:family="paragraph">
      <style:paragraph-properties fo:text-align="justify" fo:line-height="150%" fo:text-indent="0.2479in"/>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P3802" style:parent-style-name="Normalny" style:family="paragraph">
      <style:paragraph-properties fo:text-align="justify" fo:line-height="150%" fo:text-indent="0.2479in"/>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P3805" style:parent-style-name="Normalny" style:family="paragraph">
      <style:paragraph-properties fo:text-align="justify" fo:line-height="150%" fo:text-indent="0.2479in"/>
    </style:style>
    <style:style style:name="T3806" style:parent-style-name="Domyślnaczcionkaakapitu" style:family="text">
      <style:text-properties fo:background-color="#80FFFF"/>
    </style:style>
    <style:style style:name="T3807" style:parent-style-name="Domyślnaczcionkaakapitu" style:family="text">
      <style:text-properties fo:background-color="#80FFFF"/>
    </style:style>
    <style:style style:name="P3808" style:parent-style-name="Normalny" style:family="paragraph">
      <style:paragraph-properties fo:text-align="justify" fo:line-height="150%" fo:text-indent="0.2479in"/>
    </style:style>
    <style:style style:name="T3809" style:parent-style-name="Domyślnaczcionkaakapitu" style:family="text">
      <style:text-properties fo:background-color="#80FFFF"/>
    </style:style>
    <style:style style:name="T3810" style:parent-style-name="Domyślnaczcionkaakapitu" style:family="text">
      <style:text-properties fo:background-color="#80FFFF"/>
    </style:style>
    <style:style style:name="T3811" style:parent-style-name="Domyślnaczcionkaakapitu" style:family="text">
      <style:text-properties fo:background-color="#80FFFF"/>
    </style:style>
    <style:style style:name="T3812" style:parent-style-name="Domyślnaczcionkaakapitu" style:family="text">
      <style:text-properties fo:background-color="#80FFFF"/>
    </style:style>
    <style:style style:name="P3813" style:parent-style-name="Normalny" style:family="paragraph">
      <style:paragraph-properties fo:text-align="justify" fo:line-height="150%" fo:text-indent="0.2479in"/>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P3818" style:parent-style-name="Normalny" style:family="paragraph">
      <style:paragraph-properties fo:text-align="justify" fo:line-height="150%" fo:text-indent="0.2479in"/>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P3824" style:parent-style-name="Normalny" style:family="paragraph">
      <style:paragraph-properties fo:text-align="justify" fo:line-height="150%" fo:text-indent="0.2479in"/>
    </style:style>
    <style:style style:name="T3825" style:parent-style-name="Domyślnaczcionkaakapitu" style:family="text">
      <style:text-properties fo:background-color="#80FFFF"/>
    </style:style>
    <style:style style:name="P3826" style:parent-style-name="Normalny" style:family="paragraph">
      <style:paragraph-properties fo:text-align="justify" fo:line-height="150%" fo:text-indent="0.2479in"/>
    </style:style>
    <style:style style:name="T3827" style:parent-style-name="Domyślnaczcionkaakapitu" style:family="text">
      <style:text-properties fo:background-color="#80FFFF"/>
    </style:style>
    <style:style style:name="T3828" style:parent-style-name="Domyślnaczcionkaakapitu" style:family="text">
      <style:text-properties fo:background-color="#80FFFF"/>
    </style:style>
    <style:style style:name="T3829" style:parent-style-name="Domyślnaczcionkaakapitu" style:family="text">
      <style:text-properties fo:background-color="#80FFFF"/>
    </style:style>
    <style:style style:name="T3830" style:parent-style-name="Domyślnaczcionkaakapitu" style:family="text">
      <style:text-properties fo:background-color="#80FFFF"/>
    </style:style>
    <style:style style:name="P3831" style:parent-style-name="Normalny" style:family="paragraph">
      <style:paragraph-properties fo:text-align="justify" fo:line-height="150%" fo:text-indent="0.2479in"/>
    </style:style>
    <style:style style:name="T3832" style:parent-style-name="Domyślnaczcionkaakapitu" style:family="text">
      <style:text-properties fo:background-color="#80FFFF"/>
    </style:style>
    <style:style style:name="P3833" style:parent-style-name="Normalny" style:family="paragraph">
      <style:paragraph-properties fo:text-align="justify" fo:line-height="150%" fo:text-indent="0.2479in"/>
    </style:style>
    <style:style style:name="T3834" style:parent-style-name="Domyślnaczcionkaakapitu" style:family="text">
      <style:text-properties fo:background-color="#80FFFF"/>
    </style:style>
    <style:style style:name="P3835" style:parent-style-name="Normalny" style:family="paragraph">
      <style:paragraph-properties fo:text-align="justify" fo:line-height="150%" fo:text-indent="0.2479in"/>
    </style:style>
    <style:style style:name="T3836" style:parent-style-name="Domyślnaczcionkaakapitu" style:family="text">
      <style:text-properties fo:background-color="#80FFFF"/>
    </style:style>
    <style:style style:name="P3837" style:parent-style-name="Normalny" style:family="paragraph">
      <style:paragraph-properties fo:text-align="justify" fo:line-height="150%" fo:text-indent="0.2479in"/>
    </style:style>
    <style:style style:name="P3838" style:parent-style-name="Normalny" style:family="paragraph">
      <style:paragraph-properties fo:text-align="justify" fo:line-height="150%" fo:text-indent="0.2479in"/>
    </style:style>
    <style:style style:name="P3839" style:parent-style-name="Normalny" style:family="paragraph">
      <style:paragraph-properties fo:text-align="justify" fo:line-height="150%" fo:text-indent="0.2479in"/>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T3844" style:parent-style-name="Domyślnaczcionkaakapitu" style:family="text">
      <style:text-properties fo:background-color="#80FFFF"/>
    </style:style>
    <style:style style:name="P3845" style:parent-style-name="Normalny" style:family="paragraph">
      <style:paragraph-properties fo:text-align="justify" fo:line-height="150%" fo:text-indent="0.2479in"/>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P3852" style:parent-style-name="Normalny" style:family="paragraph">
      <style:paragraph-properties fo:text-align="justify" fo:line-height="150%" fo:text-indent="0.2479in"/>
    </style:style>
    <style:style style:name="P3853" style:parent-style-name="Normalny" style:family="paragraph">
      <style:paragraph-properties fo:text-align="justify" fo:line-height="150%" fo:text-indent="0.2479in"/>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P3856" style:parent-style-name="Normalny" style:family="paragraph">
      <style:paragraph-properties fo:text-align="justify" fo:line-height="150%" fo:text-indent="0.2479in"/>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T3862" style:parent-style-name="Domyślnaczcionkaakapitu" style:family="text">
      <style:text-properties fo:background-color="#80FFFF"/>
    </style:style>
    <style:style style:name="T3863" style:parent-style-name="Domyślnaczcionkaakapitu" style:family="text">
      <style:text-properties fo:background-color="#80FFFF"/>
    </style:style>
    <style:style style:name="T3864" style:parent-style-name="Domyślnaczcionkaakapitu" style:family="text">
      <style:text-properties fo:background-color="#80FFFF"/>
    </style:style>
    <style:style style:name="T3865" style:parent-style-name="Domyślnaczcionkaakapitu" style:family="text">
      <style:text-properties fo:background-color="#80FFFF"/>
    </style:style>
    <style:style style:name="P3866" style:parent-style-name="Normalny" style:family="paragraph">
      <style:paragraph-properties fo:text-align="justify" fo:line-height="150%" fo:text-indent="0.2479in"/>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P3869" style:parent-style-name="Normalny" style:family="paragraph">
      <style:paragraph-properties fo:text-align="justify" fo:line-height="150%" fo:text-indent="0.2479in"/>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P3873" style:parent-style-name="Normalny" style:family="paragraph">
      <style:paragraph-properties fo:text-align="justify" fo:line-height="150%" fo:text-indent="0.2479in"/>
    </style:style>
    <style:style style:name="T3874" style:parent-style-name="Domyślnaczcionkaakapitu" style:family="text">
      <style:text-properties fo:background-color="#80FFFF"/>
    </style:style>
    <style:style style:name="P3875" style:parent-style-name="Normalny" style:family="paragraph">
      <style:paragraph-properties fo:text-align="justify" fo:line-height="150%" fo:text-indent="0.2479in"/>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T3886" style:parent-style-name="Domyślnaczcionkaakapitu" style:family="text">
      <style:text-properties fo:background-color="#80FFFF"/>
    </style:style>
    <style:style style:name="P3887" style:parent-style-name="Normalny" style:family="paragraph">
      <style:paragraph-properties fo:text-align="justify" fo:line-height="150%" fo:text-indent="0.2479in"/>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T3892" style:parent-style-name="Domyślnaczcionkaakapitu" style:family="text">
      <style:text-properties fo:background-color="#80FFFF"/>
    </style:style>
    <style:style style:name="P3893" style:parent-style-name="Normalny" style:family="paragraph">
      <style:paragraph-properties fo:text-align="justify" fo:line-height="150%" fo:text-indent="0.2479in"/>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P3896" style:parent-style-name="Normalny" style:family="paragraph">
      <style:paragraph-properties fo:text-align="justify" fo:line-height="150%" fo:text-indent="0.2479in"/>
    </style:style>
    <style:style style:name="T3897" style:parent-style-name="Domyślnaczcionkaakapitu" style:family="text">
      <style:text-properties fo:background-color="#80FFFF"/>
    </style:style>
    <style:style style:name="P3898" style:parent-style-name="Normalny" style:family="paragraph">
      <style:paragraph-properties fo:text-align="justify" fo:line-height="150%" fo:text-indent="0.2479in"/>
    </style:style>
    <style:style style:name="T3899" style:parent-style-name="Domyślnaczcionkaakapitu" style:family="text">
      <style:text-properties fo:background-color="#80FFFF"/>
    </style:style>
    <style:style style:name="T3900" style:parent-style-name="Domyślnaczcionkaakapitu" style:family="text">
      <style:text-properties fo:background-color="#80FFFF"/>
    </style:style>
    <style:style style:name="T3901" style:parent-style-name="Domyślnaczcionkaakapitu" style:family="text">
      <style:text-properties fo:background-color="#80FFFF"/>
    </style:style>
    <style:style style:name="T3902" style:parent-style-name="Domyślnaczcionkaakapitu" style:family="text">
      <style:text-properties fo:background-color="#80FFFF"/>
    </style:style>
    <style:style style:name="P3903" style:parent-style-name="Normalny" style:family="paragraph">
      <style:paragraph-properties fo:text-align="justify" fo:line-height="150%" fo:text-indent="0.2479in"/>
    </style:style>
    <style:style style:name="P3904" style:parent-style-name="Normalny" style:family="paragraph">
      <style:paragraph-properties fo:text-align="justify" fo:line-height="150%" fo:text-indent="0.2479in"/>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T3909" style:parent-style-name="Domyślnaczcionkaakapitu" style:family="text">
      <style:text-properties fo:background-color="#80FFFF"/>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P3917" style:parent-style-name="Normalny" style:family="paragraph">
      <style:paragraph-properties fo:text-align="justify" fo:line-height="150%" fo:text-indent="0.2479in"/>
    </style:style>
    <style:style style:name="T3918" style:parent-style-name="Domyślnaczcionkaakapitu" style:family="text">
      <style:text-properties fo:background-color="#80FFFF"/>
    </style:style>
    <style:style style:name="T3919" style:parent-style-name="Domyślnaczcionkaakapitu" style:family="text">
      <style:text-properties fo:background-color="#80FFFF"/>
    </style:style>
    <style:style style:name="T3920" style:parent-style-name="Domyślnaczcionkaakapitu" style:family="text">
      <style:text-properties fo:background-color="#80FFFF"/>
    </style:style>
    <style:style style:name="P3921" style:parent-style-name="Normalny" style:family="paragraph">
      <style:paragraph-properties fo:text-align="justify" fo:line-height="150%" fo:text-indent="0.2479in"/>
    </style:style>
    <style:style style:name="P3922" style:parent-style-name="Normalny" style:family="paragraph">
      <style:paragraph-properties fo:text-align="justify" fo:line-height="150%" fo:text-indent="0.2479in"/>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P3929" style:parent-style-name="Normalny" style:family="paragraph">
      <style:paragraph-properties fo:text-align="justify" fo:line-height="150%" fo:text-indent="0.2479in"/>
    </style:style>
    <style:style style:name="P3930" style:parent-style-name="Normalny" style:family="paragraph">
      <style:paragraph-properties fo:text-align="justify" fo:line-height="150%" fo:text-indent="0.2479in"/>
    </style:style>
    <style:style style:name="T3931" style:parent-style-name="Domyślnaczcionkaakapitu" style:family="text">
      <style:text-properties fo:background-color="#80FFFF"/>
    </style:style>
    <style:style style:name="T3932" style:parent-style-name="Domyślnaczcionkaakapitu" style:family="text">
      <style:text-properties fo:background-color="#80FFFF"/>
    </style:style>
    <style:style style:name="T3933" style:parent-style-name="Domyślnaczcionkaakapitu" style:family="text">
      <style:text-properties fo:background-color="#80FFFF"/>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T3936" style:parent-style-name="Domyślnaczcionkaakapitu" style:family="text">
      <style:text-properties fo:background-color="#80FFFF"/>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T3939" style:parent-style-name="Domyślnaczcionkaakapitu" style:family="text">
      <style:text-properties fo:background-color="#80FFFF"/>
    </style:style>
    <style:style style:name="T3940" style:parent-style-name="Domyślnaczcionkaakapitu" style:family="text">
      <style:text-properties fo:background-color="#80FFFF"/>
    </style:style>
    <style:style style:name="P3941" style:parent-style-name="Normalny" style:family="paragraph">
      <style:paragraph-properties fo:text-align="justify" fo:line-height="150%" fo:text-indent="0.2479in"/>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T3944" style:parent-style-name="Domyślnaczcionkaakapitu" style:family="text">
      <style:text-properties fo:background-color="#80FFFF"/>
    </style:style>
    <style:style style:name="P3945" style:parent-style-name="Normalny" style:family="paragraph">
      <style:paragraph-properties fo:text-align="justify" fo:line-height="150%" fo:text-indent="0.2479in"/>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T3954" style:parent-style-name="Domyślnaczcionkaakapitu" style:family="text">
      <style:text-properties fo:background-color="#80FFFF"/>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T3960" style:parent-style-name="Domyślnaczcionkaakapitu" style:family="text">
      <style:text-properties fo:background-color="#80FFFF"/>
    </style:style>
    <style:style style:name="P3961" style:parent-style-name="Normalny" style:family="paragraph">
      <style:paragraph-properties fo:text-align="justify" fo:line-height="150%" fo:text-indent="0.2479in"/>
    </style:style>
    <style:style style:name="T3962" style:parent-style-name="Domyślnaczcionkaakapitu" style:family="text">
      <style:text-properties fo:background-color="#80FFFF"/>
    </style:style>
    <style:style style:name="P3963" style:parent-style-name="Normalny" style:family="paragraph">
      <style:paragraph-properties fo:text-align="justify" fo:line-height="150%" fo:text-indent="0.2479in"/>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T3966" style:parent-style-name="Domyślnaczcionkaakapitu" style:family="text">
      <style:text-properties fo:background-color="#80FFFF"/>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P3975" style:parent-style-name="Normalny" style:family="paragraph">
      <style:paragraph-properties fo:text-align="justify" fo:line-height="150%" fo:text-indent="0.2479in"/>
    </style:style>
    <style:style style:name="T3976" style:parent-style-name="Domyślnaczcionkaakapitu" style:family="text">
      <style:text-properties fo:background-color="#80FFFF"/>
    </style:style>
    <style:style style:name="P3977" style:parent-style-name="Normalny" style:family="paragraph">
      <style:paragraph-properties fo:text-align="justify" fo:line-height="150%"/>
    </style:style>
    <style:style style:name="T3978" style:parent-style-name="Domyślnaczcionkaakapitu" style:family="text">
      <style:text-properties style:text-underline-type="single" style:text-underline-style="solid" style:text-underline-width="auto" style:text-underline-mode="continuous"/>
    </style:style>
    <style:style style:name="P3979" style:parent-style-name="Normalny" style:family="paragraph">
      <style:paragraph-properties fo:text-align="justify" fo:line-height="150%" fo:text-indent="0.2479in"/>
    </style:style>
    <style:style style:name="P3980" style:parent-style-name="Normalny" style:family="paragraph">
      <style:paragraph-properties fo:text-align="justify" fo:line-height="150%" fo:text-indent="0.2479in"/>
    </style:style>
    <style:style style:name="T3981" style:parent-style-name="Domyślnaczcionkaakapitu" style:family="text">
      <style:text-properties fo:background-color="#80FFFF"/>
    </style:style>
    <style:style style:name="P3982" style:parent-style-name="Normalny" style:family="paragraph">
      <style:paragraph-properties fo:text-align="justify" fo:line-height="150%"/>
    </style:style>
    <style:style style:name="T3983" style:parent-style-name="Domyślnaczcionkaakapitu" style:family="text">
      <style:text-properties fo:background-color="#80FFFF" style:text-underline-type="single" style:text-underline-style="solid" style:text-underline-width="auto" style:text-underline-mode="continuous"/>
    </style:style>
    <style:style style:name="T3984" style:parent-style-name="Domyślnaczcionkaakapitu" style:family="text">
      <style:text-properties style:text-underline-type="single" style:text-underline-style="solid" style:text-underline-width="auto" style:text-underline-mode="continuous"/>
    </style:style>
    <style:style style:name="T3985" style:parent-style-name="Domyślnaczcionkaakapitu" style:family="text">
      <style:text-properties fo:background-color="#80FFFF" style:text-underline-type="single" style:text-underline-style="solid" style:text-underline-width="auto" style:text-underline-mode="continuous"/>
    </style:style>
    <style:style style:name="T3986" style:parent-style-name="Domyślnaczcionkaakapitu" style:family="text">
      <style:text-properties style:text-underline-type="single" style:text-underline-style="solid" style:text-underline-width="auto" style:text-underline-mode="continuous"/>
    </style:style>
    <style:style style:name="T3987" style:parent-style-name="Domyślnaczcionkaakapitu" style:family="text">
      <style:text-properties fo:background-color="#80FFFF"/>
    </style:style>
    <style:style style:name="P3988" style:parent-style-name="Normalny" style:family="paragraph">
      <style:paragraph-properties fo:text-align="justify" fo:line-height="150%" fo:text-indent="0.2479in"/>
    </style:style>
    <style:style style:name="T3989" style:parent-style-name="Domyślnaczcionkaakapitu" style:family="text">
      <style:text-properties fo:background-color="#80FFFF"/>
    </style:style>
    <style:style style:name="T3990" style:parent-style-name="Domyślnaczcionkaakapitu" style:family="text">
      <style:text-properties fo:background-color="#80FFFF"/>
    </style:style>
    <style:style style:name="P3991" style:parent-style-name="Normalny" style:family="paragraph">
      <style:paragraph-properties fo:text-align="justify" fo:line-height="150%" fo:text-indent="0.2479in"/>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P3999" style:parent-style-name="Normalny" style:family="paragraph">
      <style:paragraph-properties fo:text-align="justify" fo:line-height="150%" fo:text-indent="0.2479in"/>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P4007" style:parent-style-name="Normalny" style:family="paragraph">
      <style:paragraph-properties fo:text-align="justify" fo:line-height="150%" fo:text-indent="0.2479in"/>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P4013" style:parent-style-name="Normalny" style:family="paragraph">
      <style:paragraph-properties fo:text-align="justify" fo:line-height="150%" fo:text-indent="0.2479in"/>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T4016" style:parent-style-name="Domyślnaczcionkaakapitu" style:family="text">
      <style:text-properties fo:background-color="#80FFFF"/>
    </style:style>
    <style:style style:name="T4017" style:parent-style-name="Domyślnaczcionkaakapitu" style:family="text">
      <style:text-properties fo:background-color="#80FFFF"/>
    </style:style>
    <style:style style:name="P4018" style:parent-style-name="Normalny" style:family="paragraph">
      <style:paragraph-properties fo:text-align="justify" fo:line-height="150%" fo:text-indent="0.2479in"/>
    </style:style>
    <style:style style:name="P4019" style:parent-style-name="Normalny" style:family="paragraph">
      <style:paragraph-properties fo:text-align="justify" fo:line-height="150%" fo:text-indent="0.2479in">
        <style:tab-stops>
          <style:tab-stop style:type="left" style:position="20.7916in"/>
          <style:tab-stop style:type="left" style:position="-17.775in"/>
          <style:tab-stop style:type="left" style:position="-11.1638in"/>
        </style:tab-stops>
      </style:paragraph-properties>
    </style:style>
    <style:style style:name="T4020" style:parent-style-name="Domyślnaczcionkaakapitu" style:family="text">
      <style:text-properties fo:background-color="#80FFFF"/>
    </style:style>
    <style:style style:name="T4021" style:parent-style-name="Domyślnaczcionkaakapitu" style:family="text">
      <style:text-properties fo:background-color="#80FFFF"/>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P4030" style:parent-style-name="Normalny" style:family="paragraph">
      <style:paragraph-properties fo:text-align="justify" fo:line-height="150%" fo:text-indent="0.2479in"/>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P4033" style:parent-style-name="Normalny" style:family="paragraph">
      <style:paragraph-properties fo:text-align="justify" fo:line-height="150%" fo:text-indent="0.2479in"/>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P4040" style:parent-style-name="Normalny" style:family="paragraph">
      <style:paragraph-properties fo:text-align="justify" fo:line-height="150%" fo:text-indent="0.2479in"/>
    </style:style>
    <style:style style:name="T4041" style:parent-style-name="Domyślnaczcionkaakapitu" style:family="text">
      <style:text-properties fo:background-color="#80FFFF"/>
    </style:style>
    <style:style style:name="T4042" style:parent-style-name="Domyślnaczcionkaakapitu" style:family="text">
      <style:text-properties fo:background-color="#80FFFF"/>
    </style:style>
    <style:style style:name="T4043" style:parent-style-name="Domyślnaczcionkaakapitu" style:family="text">
      <style:text-properties fo:background-color="#80FFFF"/>
    </style:style>
    <style:style style:name="T4044" style:parent-style-name="Domyślnaczcionkaakapitu" style:family="text">
      <style:text-properties fo:background-color="#80FFFF"/>
    </style:style>
    <style:style style:name="P4045" style:parent-style-name="Normalny" style:family="paragraph">
      <style:paragraph-properties fo:text-align="justify" fo:line-height="150%" fo:text-indent="0.2479in"/>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T4049" style:parent-style-name="Domyślnaczcionkaakapitu" style:family="text">
      <style:text-properties fo:background-color="#80FFFF"/>
    </style:style>
    <style:style style:name="T4050" style:parent-style-name="Domyślnaczcionkaakapitu" style:family="text">
      <style:text-properties fo:background-color="#80FFFF"/>
    </style:style>
    <style:style style:name="T4051" style:parent-style-name="Domyślnaczcionkaakapitu" style:family="text">
      <style:text-properties fo:background-color="#80FFFF"/>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T4055" style:parent-style-name="Domyślnaczcionkaakapitu" style:family="text">
      <style:text-properties fo:background-color="#80FFFF"/>
    </style:style>
    <style:style style:name="T4056" style:parent-style-name="Domyślnaczcionkaakapitu" style:family="text">
      <style:text-properties fo:background-color="#80FFFF"/>
    </style:style>
    <style:style style:name="T4057" style:parent-style-name="Domyślnaczcionkaakapitu" style:family="text">
      <style:text-properties fo:background-color="#80FFFF"/>
    </style:style>
    <style:style style:name="T4058" style:parent-style-name="Domyślnaczcionkaakapitu" style:family="text">
      <style:text-properties fo:background-color="#80FFFF"/>
    </style:style>
    <style:style style:name="T4059" style:parent-style-name="Domyślnaczcionkaakapitu" style:family="text">
      <style:text-properties fo:background-color="#80FFFF"/>
    </style:style>
    <style:style style:name="T4060" style:parent-style-name="Domyślnaczcionkaakapitu" style:family="text">
      <style:text-properties fo:background-color="#80FFFF"/>
    </style:style>
    <style:style style:name="P4061" style:parent-style-name="Normalny" style:family="paragraph">
      <style:paragraph-properties fo:text-align="justify" fo:line-height="150%" fo:text-indent="0.2479in"/>
    </style:style>
    <style:style style:name="P4062" style:parent-style-name="Normalny" style:family="paragraph">
      <style:paragraph-properties fo:text-align="justify" fo:line-height="150%"/>
    </style:style>
    <style:style style:name="T4063" style:parent-style-name="Domyślnaczcionkaakapitu" style:family="text">
      <style:text-properties style:text-underline-type="single" style:text-underline-style="solid" style:text-underline-width="auto" style:text-underline-mode="continuous"/>
    </style:style>
    <style:style style:name="T4064" style:parent-style-name="Domyślnaczcionkaakapitu" style:family="text">
      <style:text-properties fo:background-color="#80FFFF" style:text-underline-type="single" style:text-underline-style="solid" style:text-underline-width="auto" style:text-underline-mode="continuous"/>
    </style:style>
    <style:style style:name="P4065" style:parent-style-name="Normalny" style:family="paragraph">
      <style:paragraph-properties fo:text-align="justify" fo:line-height="150%" fo:text-indent="0.2479in"/>
    </style:style>
    <style:style style:name="P4066" style:parent-style-name="Normalny" style:family="paragraph">
      <style:paragraph-properties fo:text-align="justify" fo:line-height="150%" fo:text-indent="0.2479in"/>
    </style:style>
    <style:style style:name="P4067" style:parent-style-name="Normalny" style:family="paragraph">
      <style:paragraph-properties fo:text-align="justify" fo:line-height="150%"/>
    </style:style>
    <style:style style:name="T4068" style:parent-style-name="Domyślnaczcionkaakapitu" style:family="text">
      <style:text-properties style:text-underline-type="single" style:text-underline-style="solid" style:text-underline-width="auto" style:text-underline-mode="continuous"/>
    </style:style>
    <style:style style:name="T4069" style:parent-style-name="Domyślnaczcionkaakapitu" style:family="text">
      <style:text-properties fo:background-color="#80FFFF" style:text-underline-type="single" style:text-underline-style="solid" style:text-underline-width="auto" style:text-underline-mode="continuous"/>
    </style:style>
    <style:style style:name="T4070" style:parent-style-name="Domyślnaczcionkaakapitu" style:family="text">
      <style:text-properties style:text-underline-type="single" style:text-underline-style="solid" style:text-underline-width="auto" style:text-underline-mode="continuous"/>
    </style:style>
    <style:style style:name="T4071" style:parent-style-name="Domyślnaczcionkaakapitu" style:family="text">
      <style:text-properties fo:background-color="#80FFFF" style:text-underline-type="single" style:text-underline-style="solid" style:text-underline-width="auto" style:text-underline-mode="continuous"/>
    </style:style>
    <style:style style:name="T4072" style:parent-style-name="Domyślnaczcionkaakapitu" style:family="text">
      <style:text-properties style:text-underline-type="single" style:text-underline-style="solid" style:text-underline-width="auto" style:text-underline-mode="continuous"/>
    </style:style>
    <style:style style:name="P4073" style:parent-style-name="Normalny" style:family="paragraph">
      <style:paragraph-properties fo:text-align="justify" fo:line-height="150%" fo:text-indent="0.2479in"/>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P4080" style:parent-style-name="Normalny" style:family="paragraph">
      <style:paragraph-properties fo:text-align="justify" fo:line-height="150%" fo:text-indent="0.2479in"/>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T4085" style:parent-style-name="Domyślnaczcionkaakapitu" style:family="text">
      <style:text-properties fo:background-color="#80FFFF"/>
    </style:style>
    <style:style style:name="P4086" style:parent-style-name="Normalny" style:family="paragraph">
      <style:paragraph-properties fo:text-align="justify" fo:line-height="150%" fo:text-indent="0.2479in"/>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T4089" style:parent-style-name="Domyślnaczcionkaakapitu" style:family="text">
      <style:text-properties fo:background-color="#80FFFF"/>
    </style:style>
    <style:style style:name="T4090" style:parent-style-name="Domyślnaczcionkaakapitu" style:family="text">
      <style:text-properties fo:background-color="#80FFFF"/>
    </style:style>
    <style:style style:name="T4091" style:parent-style-name="Domyślnaczcionkaakapitu" style:family="text">
      <style:text-properties fo:background-color="#80FFFF"/>
    </style:style>
    <style:style style:name="T4092" style:parent-style-name="Domyślnaczcionkaakapitu" style:family="text">
      <style:text-properties fo:background-color="#80FFFF"/>
    </style:style>
    <style:style style:name="P4093" style:parent-style-name="Normalny" style:family="paragraph">
      <style:paragraph-properties fo:text-align="justify" fo:line-height="150%" fo:text-indent="0.2479in"/>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T4099" style:parent-style-name="Domyślnaczcionkaakapitu" style:family="text">
      <style:text-properties fo:background-color="#80FFFF"/>
    </style:style>
    <style:style style:name="T4100" style:parent-style-name="Domyślnaczcionkaakapitu" style:family="text">
      <style:text-properties fo:background-color="#80FFFF"/>
    </style:style>
    <style:style style:name="P4101" style:parent-style-name="Normalny" style:family="paragraph">
      <style:paragraph-properties fo:text-align="justify" fo:line-height="150%" fo:text-indent="0.2479in"/>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P4105" style:parent-style-name="Normalny" style:family="paragraph">
      <style:paragraph-properties fo:text-align="justify" fo:line-height="150%" fo:text-indent="0.2479in"/>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T4111" style:parent-style-name="Domyślnaczcionkaakapitu" style:family="text">
      <style:text-properties fo:background-color="#80FFFF"/>
    </style:style>
    <style:style style:name="T4112" style:parent-style-name="Domyślnaczcionkaakapitu" style:family="text">
      <style:text-properties fo:background-color="#80FFFF"/>
    </style:style>
    <style:style style:name="T4113" style:parent-style-name="Domyślnaczcionkaakapitu" style:family="text">
      <style:text-properties fo:background-color="#80FFFF"/>
    </style:style>
    <style:style style:name="P4114" style:parent-style-name="Normalny" style:family="paragraph">
      <style:paragraph-properties fo:text-align="justify" fo:line-height="150%" fo:text-indent="0.2479in"/>
    </style:style>
    <style:style style:name="T4115" style:parent-style-name="Domyślnaczcionkaakapitu" style:family="text">
      <style:text-properties fo:background-color="#80FFFF"/>
    </style:style>
    <style:style style:name="T4116" style:parent-style-name="Domyślnaczcionkaakapitu" style:family="text">
      <style:text-properties fo:background-color="#80FFFF"/>
    </style:style>
    <style:style style:name="T4117" style:parent-style-name="Domyślnaczcionkaakapitu" style:family="text">
      <style:text-properties fo:background-color="#80FFFF"/>
    </style:style>
    <style:style style:name="T4118" style:parent-style-name="Domyślnaczcionkaakapitu" style:family="text">
      <style:text-properties fo:background-color="#80FFFF"/>
    </style:style>
    <style:style style:name="T4119" style:parent-style-name="Domyślnaczcionkaakapitu" style:family="text">
      <style:text-properties fo:background-color="#80FFFF"/>
    </style:style>
    <style:style style:name="T4120" style:parent-style-name="Domyślnaczcionkaakapitu" style:family="text">
      <style:text-properties fo:background-color="#80FFFF"/>
    </style:style>
    <style:style style:name="P4121" style:parent-style-name="Normalny" style:family="paragraph">
      <style:paragraph-properties fo:text-align="justify" fo:line-height="150%" fo:text-indent="0.2479in"/>
    </style:style>
    <style:style style:name="T4122" style:parent-style-name="Domyślnaczcionkaakapitu" style:family="text">
      <style:text-properties fo:background-color="#80FFFF"/>
    </style:style>
    <style:style style:name="T4123" style:parent-style-name="Domyślnaczcionkaakapitu" style:family="text">
      <style:text-properties fo:background-color="#80FFFF"/>
    </style:style>
    <style:style style:name="T4124" style:parent-style-name="Domyślnaczcionkaakapitu" style:family="text">
      <style:text-properties fo:background-color="#80FFFF"/>
    </style:style>
    <style:style style:name="T4125" style:parent-style-name="Domyślnaczcionkaakapitu" style:family="text">
      <style:text-properties fo:background-color="#80FFFF"/>
    </style:style>
    <style:style style:name="P4126" style:parent-style-name="Normalny" style:family="paragraph">
      <style:paragraph-properties fo:text-align="justify" fo:line-height="150%" fo:text-indent="0.2479in"/>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T4130" style:parent-style-name="Domyślnaczcionkaakapitu" style:family="text">
      <style:text-properties fo:background-color="#80FFFF"/>
    </style:style>
    <style:style style:name="P4131" style:parent-style-name="Normalny" style:family="paragraph">
      <style:paragraph-properties fo:text-align="justify" fo:line-height="150%" fo:text-indent="0.2479in"/>
    </style:style>
    <style:style style:name="T4132" style:parent-style-name="Domyślnaczcionkaakapitu" style:family="text">
      <style:text-properties fo:background-color="#80FFFF"/>
    </style:style>
    <style:style style:name="T4133" style:parent-style-name="Domyślnaczcionkaakapitu" style:family="text">
      <style:text-properties fo:background-color="#80FFFF"/>
    </style:style>
    <style:style style:name="T4134" style:parent-style-name="Domyślnaczcionkaakapitu" style:family="text">
      <style:text-properties fo:background-color="#80FFFF"/>
    </style:style>
    <style:style style:name="P4135" style:parent-style-name="Normalny" style:family="paragraph">
      <style:paragraph-properties fo:text-align="justify" fo:line-height="150%" fo:text-indent="0.2479in"/>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P4139" style:parent-style-name="Normalny" style:family="paragraph">
      <style:paragraph-properties fo:text-align="justify" fo:line-height="150%" fo:text-indent="0.2479in"/>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P4142" style:parent-style-name="Normalny" style:family="paragraph">
      <style:paragraph-properties fo:text-align="justify" fo:line-height="150%" fo:text-indent="0.2479in"/>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T4145" style:parent-style-name="Domyślnaczcionkaakapitu" style:family="text">
      <style:text-properties fo:background-color="#80FFFF"/>
    </style:style>
    <style:style style:name="T4146" style:parent-style-name="Domyślnaczcionkaakapitu" style:family="text">
      <style:text-properties fo:background-color="#80FFFF"/>
    </style:style>
    <style:style style:name="T4147" style:parent-style-name="Domyślnaczcionkaakapitu" style:family="text">
      <style:text-properties fo:background-color="#80FFFF"/>
    </style:style>
    <style:style style:name="T4148" style:parent-style-name="Domyślnaczcionkaakapitu" style:family="text">
      <style:text-properties fo:background-color="#80FFFF"/>
    </style:style>
    <style:style style:name="T4149" style:parent-style-name="Domyślnaczcionkaakapitu" style:family="text">
      <style:text-properties fo:background-color="#80FFFF"/>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P4153" style:parent-style-name="Normalny" style:family="paragraph">
      <style:paragraph-properties fo:text-align="justify" fo:line-height="150%" fo:text-indent="0.2479in"/>
    </style:style>
    <style:style style:name="P4154" style:parent-style-name="Normalny" style:family="paragraph">
      <style:paragraph-properties fo:text-align="justify" fo:line-height="150%" fo:text-indent="0.2479in"/>
    </style:style>
    <style:style style:name="T4155" style:parent-style-name="Domyślnaczcionkaakapitu" style:family="text">
      <style:text-properties fo:background-color="#80FFFF"/>
    </style:style>
    <style:style style:name="P4156" style:parent-style-name="Normalny" style:family="paragraph">
      <style:paragraph-properties fo:text-align="justify" fo:line-height="150%"/>
    </style:style>
    <style:style style:name="T4157" style:parent-style-name="Domyślnaczcionkaakapitu" style:family="text">
      <style:text-properties style:text-underline-type="single" style:text-underline-style="solid" style:text-underline-width="auto" style:text-underline-mode="continuous"/>
    </style:style>
    <style:style style:name="T4158" style:parent-style-name="Domyślnaczcionkaakapitu" style:family="text">
      <style:text-properties fo:background-color="#80FFFF" style:text-underline-type="single" style:text-underline-style="solid" style:text-underline-width="auto" style:text-underline-mode="continuous"/>
    </style:style>
    <style:style style:name="T4159" style:parent-style-name="Domyślnaczcionkaakapitu" style:family="text">
      <style:text-properties fo:background-color="#80FFFF"/>
    </style:style>
    <style:style style:name="P4160" style:parent-style-name="Normalny" style:family="paragraph">
      <style:paragraph-properties fo:text-align="justify" fo:line-height="150%" fo:text-indent="0.2479in"/>
    </style:style>
    <style:style style:name="P4161" style:parent-style-name="Normalny" style:family="paragraph">
      <style:paragraph-properties fo:text-align="justify" fo:line-height="150%" fo:text-indent="0.2479in"/>
    </style:style>
    <style:style style:name="T4162" style:parent-style-name="Domyślnaczcionkaakapitu" style:family="text">
      <style:text-properties fo:background-color="#80FFFF"/>
    </style:style>
    <style:style style:name="P4163" style:parent-style-name="Normalny" style:family="paragraph">
      <style:paragraph-properties fo:text-align="justify" fo:line-height="150%"/>
    </style:style>
    <style:style style:name="T4164" style:parent-style-name="Domyślnaczcionkaakapitu" style:family="text">
      <style:text-properties style:text-underline-type="single" style:text-underline-style="solid" style:text-underline-width="auto" style:text-underline-mode="continuous"/>
    </style:style>
    <style:style style:name="T4165" style:parent-style-name="Domyślnaczcionkaakapitu" style:family="text">
      <style:text-properties fo:background-color="#80FFFF" style:text-underline-type="single" style:text-underline-style="solid" style:text-underline-width="auto" style:text-underline-mode="continuous"/>
    </style:style>
    <style:style style:name="T4166" style:parent-style-name="Domyślnaczcionkaakapitu" style:family="text">
      <style:text-properties style:text-underline-type="single" style:text-underline-style="solid" style:text-underline-width="auto" style:text-underline-mode="continuous"/>
    </style:style>
    <style:style style:name="T4167" style:parent-style-name="Domyślnaczcionkaakapitu" style:family="text">
      <style:text-properties fo:background-color="#80FFFF" style:text-underline-type="single" style:text-underline-style="solid" style:text-underline-width="auto" style:text-underline-mode="continuous"/>
    </style:style>
    <style:style style:name="T4168" style:parent-style-name="Domyślnaczcionkaakapitu" style:family="text">
      <style:text-properties style:text-underline-type="single" style:text-underline-style="solid" style:text-underline-width="auto" style:text-underline-mode="continuous"/>
    </style:style>
    <style:style style:name="T4169" style:parent-style-name="Domyślnaczcionkaakapitu" style:family="text">
      <style:text-properties fo:background-color="#80FFFF" style:text-underline-type="single" style:text-underline-style="solid" style:text-underline-width="auto" style:text-underline-mode="continuous"/>
    </style:style>
    <style:style style:name="T4170" style:parent-style-name="Domyślnaczcionkaakapitu" style:family="text">
      <style:text-properties style:text-underline-type="single" style:text-underline-style="solid" style:text-underline-width="auto" style:text-underline-mode="continuous"/>
    </style:style>
    <style:style style:name="P4171" style:parent-style-name="Normalny" style:family="paragraph">
      <style:paragraph-properties fo:text-align="justify" fo:line-height="150%" fo:text-indent="0.2479in"/>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P4174" style:parent-style-name="Normalny" style:family="paragraph">
      <style:paragraph-properties fo:text-align="justify" fo:line-height="150%" fo:text-indent="0.2479in"/>
    </style:style>
    <style:style style:name="T4175" style:parent-style-name="Domyślnaczcionkaakapitu" style:family="text">
      <style:text-properties fo:background-color="#80FFFF"/>
    </style:style>
    <style:style style:name="P4176" style:parent-style-name="Normalny" style:family="paragraph">
      <style:paragraph-properties fo:text-align="justify" fo:line-height="150%" fo:text-indent="0.2479in"/>
    </style:style>
    <style:style style:name="T4177" style:parent-style-name="Domyślnaczcionkaakapitu" style:family="text">
      <style:text-properties fo:background-color="#80FFFF"/>
    </style:style>
    <style:style style:name="P4178" style:parent-style-name="Normalny" style:family="paragraph">
      <style:paragraph-properties fo:text-align="justify" fo:line-height="150%" fo:text-indent="0.2479in"/>
    </style:style>
    <style:style style:name="T4179" style:parent-style-name="Domyślnaczcionkaakapitu" style:family="text">
      <style:text-properties fo:background-color="#80FFFF"/>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P4184" style:parent-style-name="Normalny" style:family="paragraph">
      <style:paragraph-properties fo:text-align="justify" fo:line-height="150%" fo:text-indent="0.2479in"/>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P4191" style:parent-style-name="Normalny" style:family="paragraph">
      <style:paragraph-properties fo:text-align="justify" fo:line-height="150%" fo:text-indent="0.2479in"/>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P4194" style:parent-style-name="Normalny" style:family="paragraph">
      <style:paragraph-properties fo:text-align="justify" fo:line-height="150%" fo:text-indent="0.2479in"/>
    </style:style>
    <style:style style:name="T4195" style:parent-style-name="Domyślnaczcionkaakapitu" style:family="text">
      <style:text-properties fo:background-color="#80FFFF"/>
    </style:style>
    <style:style style:name="T4196" style:parent-style-name="Domyślnaczcionkaakapitu" style:family="text">
      <style:text-properties fo:background-color="#80FFFF"/>
    </style:style>
    <style:style style:name="P4197" style:parent-style-name="Normalny" style:family="paragraph">
      <style:paragraph-properties fo:text-align="justify" fo:line-height="150%" fo:text-indent="0.2479in"/>
    </style:style>
    <style:style style:name="T4198" style:parent-style-name="Domyślnaczcionkaakapitu" style:family="text">
      <style:text-properties fo:background-color="#80FFFF"/>
    </style:style>
    <style:style style:name="P4199" style:parent-style-name="Normalny" style:family="paragraph">
      <style:paragraph-properties fo:text-align="justify" fo:line-height="150%" fo:text-indent="0.2479in"/>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T4202" style:parent-style-name="Domyślnaczcionkaakapitu" style:family="text">
      <style:text-properties fo:background-color="#80FFFF"/>
    </style:style>
    <style:style style:name="P4203" style:parent-style-name="Normalny" style:family="paragraph">
      <style:paragraph-properties fo:text-align="justify" fo:line-height="150%" fo:text-indent="0.2479in"/>
    </style:style>
    <style:style style:name="P4204" style:parent-style-name="Normalny" style:family="paragraph">
      <style:paragraph-properties fo:text-align="justify" fo:line-height="150%" fo:text-indent="0.2479in"/>
    </style:style>
    <style:style style:name="T4205" style:parent-style-name="Domyślnaczcionkaakapitu" style:family="text">
      <style:text-properties fo:background-color="#80FFFF"/>
    </style:style>
    <style:style style:name="T4206" style:parent-style-name="Domyślnaczcionkaakapitu" style:family="text">
      <style:text-properties fo:background-color="#80FFFF"/>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T4210" style:parent-style-name="Domyślnaczcionkaakapitu" style:family="text">
      <style:text-properties fo:background-color="#80FFFF"/>
    </style:style>
    <style:style style:name="T4211" style:parent-style-name="Domyślnaczcionkaakapitu" style:family="text">
      <style:text-properties fo:background-color="#80FFFF"/>
    </style:style>
    <style:style style:name="T4212" style:parent-style-name="Domyślnaczcionkaakapitu" style:family="text">
      <style:text-properties fo:background-color="#80FFFF"/>
    </style:style>
    <style:style style:name="P4213" style:parent-style-name="Normalny" style:family="paragraph">
      <style:paragraph-properties fo:text-align="justify" fo:line-height="150%" fo:text-indent="0.2479in"/>
    </style:style>
    <style:style style:name="T4214" style:parent-style-name="Domyślnaczcionkaakapitu" style:family="text">
      <style:text-properties fo:background-color="#80FFFF"/>
    </style:style>
    <style:style style:name="P4215" style:parent-style-name="Normalny" style:family="paragraph">
      <style:paragraph-properties fo:text-align="justify" fo:line-height="150%"/>
    </style:style>
    <style:style style:name="T4216" style:parent-style-name="Domyślnaczcionkaakapitu" style:family="text">
      <style:text-properties style:text-underline-type="single" style:text-underline-style="solid" style:text-underline-width="auto" style:text-underline-mode="continuous"/>
    </style:style>
    <style:style style:name="T4217" style:parent-style-name="Domyślnaczcionkaakapitu" style:family="text">
      <style:text-properties fo:background-color="#80FFFF" style:text-underline-type="single" style:text-underline-style="solid" style:text-underline-width="auto" style:text-underline-mode="continuous"/>
    </style:style>
    <style:style style:name="P4218" style:parent-style-name="Normalny" style:family="paragraph">
      <style:paragraph-properties fo:text-align="justify" fo:line-height="150%" fo:text-indent="0.2479in"/>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P4221" style:parent-style-name="Normalny" style:family="paragraph">
      <style:paragraph-properties fo:text-align="justify" fo:line-height="150%">
        <style:tab-stops>
          <style:tab-stop style:type="left" style:position="-14.6847in"/>
        </style:tab-stops>
      </style:paragraph-properties>
    </style:style>
    <style:style style:name="T4222" style:parent-style-name="Domyślnaczcionkaakapitu" style:family="text">
      <style:text-properties fo:background-color="#80FFFF" style:text-underline-type="single" style:text-underline-style="solid" style:text-underline-width="auto" style:text-underline-mode="continuous"/>
    </style:style>
    <style:style style:name="T4223" style:parent-style-name="Domyślnaczcionkaakapitu" style:family="text">
      <style:text-properties style:text-underline-type="single" style:text-underline-style="solid" style:text-underline-width="auto" style:text-underline-mode="continuous"/>
    </style:style>
    <style:style style:name="T4224" style:parent-style-name="Domyślnaczcionkaakapitu" style:family="text">
      <style:text-properties fo:background-color="#80FFFF" style:text-underline-type="single" style:text-underline-style="solid" style:text-underline-width="auto" style:text-underline-mode="continuous"/>
    </style:style>
    <style:style style:name="T4225" style:parent-style-name="Domyślnaczcionkaakapitu" style:family="text">
      <style:text-properties style:text-underline-type="single" style:text-underline-style="solid" style:text-underline-width="auto" style:text-underline-mode="continuous"/>
    </style:style>
    <style:style style:name="T4226" style:parent-style-name="Domyślnaczcionkaakapitu" style:family="text">
      <style:text-properties fo:background-color="#80FFFF" style:text-underline-type="single" style:text-underline-style="solid" style:text-underline-width="auto" style:text-underline-mode="continuous"/>
    </style:style>
    <style:style style:name="T4227" style:parent-style-name="Domyślnaczcionkaakapitu" style:family="text">
      <style:text-properties style:text-underline-type="single" style:text-underline-style="solid" style:text-underline-width="auto" style:text-underline-mode="continuous"/>
    </style:style>
    <style:style style:name="T4228" style:parent-style-name="Domyślnaczcionkaakapitu" style:family="text">
      <style:text-properties fo:background-color="#80FFFF" style:text-underline-type="single" style:text-underline-style="solid" style:text-underline-width="auto" style:text-underline-mode="continuous"/>
    </style:style>
    <style:style style:name="T4229" style:parent-style-name="Domyślnaczcionkaakapitu" style:family="text">
      <style:text-properties fo:background-color="#80FFFF"/>
    </style:style>
    <style:style style:name="P4230" style:parent-style-name="Normalny" style:family="paragraph">
      <style:paragraph-properties fo:text-align="justify" fo:line-height="150%" fo:text-indent="0.2479in">
        <style:tab-stops>
          <style:tab-stop style:type="left" style:position="-14.6847in"/>
        </style:tab-stops>
      </style:paragraph-properties>
    </style:style>
    <style:style style:name="T4231" style:parent-style-name="Domyślnaczcionkaakapitu" style:family="text">
      <style:text-properties fo:background-color="#80FFFF"/>
    </style:style>
    <style:style style:name="P4232" style:parent-style-name="Normalny" style:family="paragraph">
      <style:paragraph-properties fo:text-align="justify" fo:line-height="150%" fo:text-indent="0.2479in"/>
    </style:style>
    <style:style style:name="T4233" style:parent-style-name="Domyślnaczcionkaakapitu" style:family="text">
      <style:text-properties fo:background-color="#80FFFF"/>
    </style:style>
    <style:style style:name="P4234" style:parent-style-name="Normalny" style:family="paragraph">
      <style:paragraph-properties fo:text-align="justify" fo:line-height="150%" fo:text-indent="0.2479in"/>
    </style:style>
    <style:style style:name="T4235" style:parent-style-name="Domyślnaczcionkaakapitu" style:family="text">
      <style:text-properties fo:background-color="#80FFFF"/>
    </style:style>
    <style:style style:name="P4236" style:parent-style-name="Normalny" style:family="paragraph">
      <style:paragraph-properties fo:text-align="justify" fo:line-height="150%"/>
    </style:style>
    <style:style style:name="T4237" style:parent-style-name="Domyślnaczcionkaakapitu" style:family="text">
      <style:text-properties style:text-underline-type="single" style:text-underline-style="solid" style:text-underline-width="auto" style:text-underline-mode="continuous"/>
    </style:style>
    <style:style style:name="P4238" style:parent-style-name="Normalny" style:family="paragraph">
      <style:paragraph-properties fo:text-align="justify" fo:line-height="150%" fo:text-indent="0.2479in"/>
    </style:style>
    <style:style style:name="T4239" style:parent-style-name="Domyślnaczcionkaakapitu" style:family="text">
      <style:text-properties fo:background-color="#80FFFF"/>
    </style:style>
    <style:style style:name="P4240" style:parent-style-name="Normalny" style:family="paragraph">
      <style:paragraph-properties fo:text-align="justify" fo:line-height="150%" fo:text-indent="0.2479in"/>
    </style:style>
    <style:style style:name="T4241" style:parent-style-name="Domyślnaczcionkaakapitu" style:family="text">
      <style:text-properties fo:background-color="#80FFFF"/>
    </style:style>
    <style:style style:name="P4242" style:parent-style-name="Normalny" style:family="paragraph">
      <style:paragraph-properties fo:text-align="justify" fo:line-height="150%"/>
    </style:style>
    <style:style style:name="T4243" style:parent-style-name="Domyślnaczcionkaakapitu" style:family="text">
      <style:text-properties fo:background-color="#80FFFF" style:text-underline-type="single" style:text-underline-style="solid" style:text-underline-width="auto" style:text-underline-mode="continuous"/>
    </style:style>
    <style:style style:name="T4244" style:parent-style-name="Domyślnaczcionkaakapitu" style:family="text">
      <style:text-properties style:text-underline-type="single" style:text-underline-style="solid" style:text-underline-width="auto" style:text-underline-mode="continuous"/>
    </style:style>
    <style:style style:name="T4245" style:parent-style-name="Domyślnaczcionkaakapitu" style:family="text">
      <style:text-properties fo:background-color="#80FFFF" style:text-underline-type="single" style:text-underline-style="solid" style:text-underline-width="auto" style:text-underline-mode="continuous"/>
    </style:style>
    <style:style style:name="T4246" style:parent-style-name="Domyślnaczcionkaakapitu" style:family="text">
      <style:text-properties style:text-underline-type="single" style:text-underline-style="solid" style:text-underline-width="auto" style:text-underline-mode="continuous"/>
    </style:style>
    <style:style style:name="P4247" style:parent-style-name="Normalny" style:family="paragraph">
      <style:paragraph-properties fo:text-align="justify" fo:line-height="150%" fo:text-indent="0.2479in"/>
    </style:style>
    <style:style style:name="P4248" style:parent-style-name="Normalny" style:family="paragraph">
      <style:paragraph-properties fo:text-align="justify" fo:line-height="150%" fo:text-indent="0.2479in"/>
    </style:style>
    <style:style style:name="T4249" style:parent-style-name="Domyślnaczcionkaakapitu" style:family="text">
      <style:text-properties fo:background-color="#80FFFF"/>
    </style:style>
    <style:style style:name="T4250" style:parent-style-name="Domyślnaczcionkaakapitu" style:family="text">
      <style:text-properties fo:background-color="#80FFFF"/>
    </style:style>
    <style:style style:name="P4251" style:parent-style-name="Normalny" style:family="paragraph">
      <style:paragraph-properties fo:text-align="justify" fo:line-height="150%" fo:text-indent="0.2479in"/>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T4254" style:parent-style-name="Domyślnaczcionkaakapitu" style:family="text">
      <style:text-properties fo:background-color="#80FFFF"/>
    </style:style>
    <style:style style:name="T4255" style:parent-style-name="Domyślnaczcionkaakapitu" style:family="text">
      <style:text-properties fo:background-color="#80FFFF"/>
    </style:style>
    <style:style style:name="T4256" style:parent-style-name="Domyślnaczcionkaakapitu" style:family="text">
      <style:text-properties fo:background-color="#80FFFF"/>
    </style:style>
    <style:style style:name="P4257" style:parent-style-name="Normalny" style:family="paragraph">
      <style:paragraph-properties fo:text-align="justify" fo:line-height="150%" fo:text-indent="0.2479in"/>
    </style:style>
    <style:style style:name="T4258" style:parent-style-name="Domyślnaczcionkaakapitu" style:family="text">
      <style:text-properties fo:background-color="#80FFFF"/>
    </style:style>
    <style:style style:name="T4259" style:parent-style-name="Domyślnaczcionkaakapitu" style:family="text">
      <style:text-properties fo:background-color="#80FFFF"/>
    </style:style>
    <style:style style:name="T4260" style:parent-style-name="Domyślnaczcionkaakapitu" style:family="text">
      <style:text-properties fo:background-color="#80FFFF"/>
    </style:style>
    <style:style style:name="P4261" style:parent-style-name="Normalny" style:family="paragraph">
      <style:paragraph-properties fo:text-align="justify" fo:line-height="150%" fo:text-indent="0.2479in"/>
    </style:style>
    <style:style style:name="T4262" style:parent-style-name="Domyślnaczcionkaakapitu" style:family="text">
      <style:text-properties fo:background-color="#80FFFF"/>
    </style:style>
    <style:style style:name="T4263" style:parent-style-name="Domyślnaczcionkaakapitu" style:family="text">
      <style:text-properties fo:background-color="#80FFFF"/>
    </style:style>
    <style:style style:name="T4264" style:parent-style-name="Domyślnaczcionkaakapitu" style:family="text">
      <style:text-properties fo:background-color="#80FFFF"/>
    </style:style>
    <style:style style:name="P4265" style:parent-style-name="Normalny" style:family="paragraph">
      <style:paragraph-properties fo:text-align="justify" fo:line-height="150%" fo:text-indent="0.2479in"/>
    </style:style>
    <style:style style:name="P4266" style:parent-style-name="Normalny" style:family="paragraph">
      <style:paragraph-properties fo:text-align="justify" fo:line-height="150%" fo:text-indent="0.2479in"/>
    </style:style>
    <style:style style:name="T4267" style:parent-style-name="Domyślnaczcionkaakapitu" style:family="text">
      <style:text-properties fo:background-color="#80FFFF"/>
    </style:style>
    <style:style style:name="T4268" style:parent-style-name="Domyślnaczcionkaakapitu" style:family="text">
      <style:text-properties fo:background-color="#80FFFF"/>
    </style:style>
    <style:style style:name="P4269" style:parent-style-name="Normalny" style:family="paragraph">
      <style:paragraph-properties fo:text-align="justify" fo:line-height="150%" fo:text-indent="0.2479in"/>
    </style:style>
    <style:style style:name="T4270" style:parent-style-name="Domyślnaczcionkaakapitu" style:family="text">
      <style:text-properties style:text-position="super 66.6%"/>
    </style:style>
    <style:style style:name="T4271" style:parent-style-name="Domyślnaczcionkaakapitu" style:family="text">
      <style:text-properties style:text-position="super 66.6%"/>
    </style:style>
    <style:style style:name="P4272" style:parent-style-name="Normalny" style:family="paragraph">
      <style:paragraph-properties fo:text-align="justify" fo:line-height="150%" fo:text-indent="0.2479in"/>
    </style:style>
    <style:style style:name="P4273" style:parent-style-name="Normalny" style:family="paragraph">
      <style:paragraph-properties fo:text-align="justify" fo:line-height="150%" fo:text-indent="0.2479in"/>
    </style:style>
    <style:style style:name="T4274" style:parent-style-name="Domyślnaczcionkaakapitu" style:family="text">
      <style:text-properties fo:background-color="#80FFFF"/>
    </style:style>
    <style:style style:name="P4275" style:parent-style-name="Normalny" style:family="paragraph">
      <style:paragraph-properties fo:text-align="justify" fo:line-height="150%" fo:text-indent="0.2479in"/>
    </style:style>
    <style:style style:name="T4276" style:parent-style-name="Domyślnaczcionkaakapitu" style:family="text">
      <style:text-properties fo:background-color="#80FFFF"/>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P4282" style:parent-style-name="Normalny" style:family="paragraph">
      <style:paragraph-properties fo:text-align="justify" fo:line-height="150%" fo:text-indent="0.2479in"/>
    </style:style>
    <style:style style:name="P4283" style:parent-style-name="Normalny" style:family="paragraph">
      <style:paragraph-properties fo:text-align="justify" fo:line-height="150%" fo:text-indent="0.2479in"/>
    </style:style>
    <style:style style:name="T4284" style:parent-style-name="Domyślnaczcionkaakapitu" style:family="text">
      <style:text-properties fo:background-color="#80FFFF"/>
    </style:style>
    <style:style style:name="T4285" style:parent-style-name="Domyślnaczcionkaakapitu" style:family="text">
      <style:text-properties fo:background-color="#80FFFF"/>
    </style:style>
    <style:style style:name="P4286" style:parent-style-name="Normalny" style:family="paragraph">
      <style:paragraph-properties fo:text-align="justify" fo:line-height="150%" fo:text-indent="0.2479in"/>
    </style:style>
    <style:style style:name="T4287" style:parent-style-name="Domyślnaczcionkaakapitu" style:family="text">
      <style:text-properties fo:background-color="#80FFFF"/>
    </style:style>
    <style:style style:name="P4288" style:parent-style-name="Normalny" style:family="paragraph">
      <style:paragraph-properties fo:text-align="justify" fo:line-height="150%" fo:text-indent="0.2479in"/>
    </style:style>
    <style:style style:name="P4289" style:parent-style-name="Normalny" style:family="paragraph">
      <style:paragraph-properties fo:text-align="justify" fo:line-height="150%" fo:text-indent="0.2479in"/>
    </style:style>
    <style:style style:name="T4290" style:parent-style-name="Domyślnaczcionkaakapitu" style:family="text">
      <style:text-properties fo:background-color="#80FFFF"/>
    </style:style>
    <style:style style:name="P4291" style:parent-style-name="Normalny" style:family="paragraph">
      <style:paragraph-properties fo:text-align="justify" fo:line-height="150%" fo:text-indent="0.2479in"/>
    </style:style>
    <style:style style:name="T4292" style:parent-style-name="Domyślnaczcionkaakapitu" style:family="text">
      <style:text-properties fo:background-color="#80FFFF"/>
    </style:style>
    <style:style style:name="P4293" style:parent-style-name="Normalny" style:family="paragraph">
      <style:paragraph-properties fo:text-align="justify" fo:line-height="150%" fo:text-indent="0.2479in"/>
    </style:style>
    <style:style style:name="P4294" style:parent-style-name="Normalny" style:family="paragraph">
      <style:paragraph-properties fo:text-align="justify" fo:line-height="150%" fo:text-indent="0.2479in"/>
    </style:style>
    <style:style style:name="P4295" style:parent-style-name="Normalny" style:family="paragraph">
      <style:paragraph-properties fo:text-align="justify" fo:line-height="150%" fo:text-indent="0.2479in"/>
    </style:style>
    <style:style style:name="P4296" style:parent-style-name="Normalny" style:family="paragraph">
      <style:paragraph-properties fo:text-align="justify" fo:line-height="150%" fo:text-indent="0.2479in"/>
    </style:style>
    <style:style style:name="P4297" style:parent-style-name="Normalny" style:family="paragraph">
      <style:paragraph-properties fo:text-align="justify" fo:line-height="150%" fo:text-indent="0.2479in"/>
    </style:style>
    <style:style style:name="T4298" style:parent-style-name="Domyślnaczcionkaakapitu" style:family="text">
      <style:text-properties fo:background-color="#80FFFF"/>
    </style:style>
    <style:style style:name="P4299" style:parent-style-name="Normalny" style:family="paragraph">
      <style:paragraph-properties fo:text-align="justify" fo:line-height="150%" fo:text-indent="0.2479in"/>
    </style:style>
    <style:style style:name="T4300" style:parent-style-name="Domyślnaczcionkaakapitu" style:family="text">
      <style:text-properties fo:background-color="#80FFFF"/>
    </style:style>
    <style:style style:name="T4301" style:parent-style-name="Domyślnaczcionkaakapitu" style:family="text">
      <style:text-properties fo:background-color="#80FFFF"/>
    </style:style>
    <style:style style:name="T4302" style:parent-style-name="Domyślnaczcionkaakapitu" style:family="text">
      <style:text-properties fo:background-color="#80FFFF"/>
    </style:style>
    <style:style style:name="P4303" style:parent-style-name="Normalny" style:family="paragraph">
      <style:paragraph-properties fo:text-align="justify" fo:line-height="150%" fo:text-indent="0.2479in"/>
    </style:style>
    <style:style style:name="T4304" style:parent-style-name="Domyślnaczcionkaakapitu" style:family="text">
      <style:text-properties fo:background-color="#80FFFF"/>
    </style:style>
    <style:style style:name="T4305" style:parent-style-name="Domyślnaczcionkaakapitu" style:family="text">
      <style:text-properties fo:background-color="#80FFFF"/>
    </style:style>
    <style:style style:name="T4306" style:parent-style-name="Domyślnaczcionkaakapitu" style:family="text">
      <style:text-properties fo:background-color="#80FFFF"/>
    </style:style>
    <style:style style:name="P4307" style:parent-style-name="Normalny" style:family="paragraph">
      <style:paragraph-properties fo:text-align="justify" fo:line-height="150%" fo:text-indent="0.2479in"/>
    </style:style>
    <style:style style:name="P4308" style:parent-style-name="Normalny" style:family="paragraph">
      <style:paragraph-properties fo:text-align="justify" fo:line-height="150%" fo:text-indent="0.2479in"/>
    </style:style>
    <style:style style:name="T4309" style:parent-style-name="Domyślnaczcionkaakapitu" style:family="text">
      <style:text-properties fo:background-color="#80FFFF"/>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P4312" style:parent-style-name="Normalny" style:family="paragraph">
      <style:paragraph-properties fo:text-align="justify" fo:line-height="150%" fo:text-indent="0.2479in"/>
    </style:style>
    <style:style style:name="P4313" style:parent-style-name="Normalny" style:family="paragraph">
      <style:paragraph-properties fo:text-align="justify" fo:line-height="150%" fo:text-indent="0.2479in">
        <style:tab-stops>
          <style:tab-stop style:type="left" style:position="-11.5736in"/>
        </style:tab-stops>
      </style:paragraph-properties>
    </style:style>
    <style:style style:name="P4314" style:parent-style-name="Normalny" style:family="paragraph">
      <style:paragraph-properties fo:text-align="justify" fo:line-height="150%" fo:text-indent="0.2479in">
        <style:tab-stops>
          <style:tab-stop style:type="left" style:position="-11.5736in"/>
        </style:tab-stops>
      </style:paragraph-properties>
    </style:style>
    <style:style style:name="T4315" style:parent-style-name="Domyślnaczcionkaakapitu" style:family="text">
      <style:text-properties fo:background-color="#80FFFF"/>
    </style:style>
    <style:style style:name="T4316" style:parent-style-name="Domyślnaczcionkaakapitu" style:family="text">
      <style:text-properties fo:background-color="#80FFFF"/>
    </style:style>
    <style:style style:name="P4317" style:parent-style-name="Normalny" style:family="paragraph">
      <style:paragraph-properties fo:text-align="justify" fo:line-height="150%" fo:text-indent="0.2479in"/>
    </style:style>
    <style:style style:name="T4318" style:parent-style-name="Domyślnaczcionkaakapitu" style:family="text">
      <style:text-properties fo:background-color="#80FFFF"/>
    </style:style>
    <style:style style:name="P4319" style:parent-style-name="Normalny" style:family="paragraph">
      <style:paragraph-properties fo:text-align="justify" fo:line-height="150%" fo:text-indent="0.2479in"/>
    </style:style>
    <style:style style:name="T4320" style:parent-style-name="Domyślnaczcionkaakapitu" style:family="text">
      <style:text-properties fo:background-color="#80FFFF"/>
    </style:style>
    <style:style style:name="P4321" style:parent-style-name="Normalny" style:family="paragraph">
      <style:paragraph-properties fo:text-align="justify" fo:line-height="150%" fo:text-indent="0.2479in"/>
    </style:style>
    <style:style style:name="T4322" style:parent-style-name="Domyślnaczcionkaakapitu" style:family="text">
      <style:text-properties fo:background-color="#80FFFF"/>
    </style:style>
    <style:style style:name="P4323" style:parent-style-name="Normalny" style:family="paragraph">
      <style:paragraph-properties fo:text-align="justify" fo:line-height="150%" fo:text-indent="0.2479in"/>
    </style:style>
    <style:style style:name="P4324" style:parent-style-name="Normalny" style:family="paragraph">
      <style:paragraph-properties fo:text-align="justify" fo:line-height="150%" fo:text-indent="0.2479in"/>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T4327" style:parent-style-name="Domyślnaczcionkaakapitu" style:family="text">
      <style:text-properties fo:background-color="#80FFFF"/>
    </style:style>
    <style:style style:name="T4328" style:parent-style-name="Domyślnaczcionkaakapitu" style:family="text">
      <style:text-properties fo:background-color="#80FFFF"/>
    </style:style>
    <style:style style:name="P4329" style:parent-style-name="Normalny" style:family="paragraph">
      <style:paragraph-properties fo:text-align="justify" fo:line-height="150%" fo:text-indent="0.2479in"/>
    </style:style>
    <style:style style:name="T4330" style:parent-style-name="Domyślnaczcionkaakapitu" style:family="text">
      <style:text-properties fo:background-color="#80FFFF"/>
    </style:style>
    <style:style style:name="T4331" style:parent-style-name="Domyślnaczcionkaakapitu" style:family="text">
      <style:text-properties fo:background-color="#80FFFF"/>
    </style:style>
    <style:style style:name="P4332" style:parent-style-name="Normalny" style:family="paragraph">
      <style:paragraph-properties fo:text-align="justify" fo:line-height="150%" fo:text-indent="0.2479in"/>
    </style:style>
    <style:style style:name="P4333" style:parent-style-name="Normalny" style:family="paragraph">
      <style:paragraph-properties fo:text-align="justify" fo:line-height="150%" fo:text-indent="0.2479in"/>
    </style:style>
    <style:style style:name="P4334" style:parent-style-name="Normalny" style:family="paragraph">
      <style:paragraph-properties fo:text-align="justify" fo:line-height="150%" fo:text-indent="0.2479in"/>
    </style:style>
    <style:style style:name="T4335" style:parent-style-name="Domyślnaczcionkaakapitu" style:family="text">
      <style:text-properties fo:background-color="#80FFFF"/>
    </style:style>
    <style:style style:name="P4336" style:parent-style-name="Normalny" style:family="paragraph">
      <style:paragraph-properties fo:text-align="justify" fo:line-height="150%" fo:text-indent="0.2479in"/>
    </style:style>
    <style:style style:name="P4337" style:parent-style-name="Normalny" style:family="paragraph">
      <style:paragraph-properties fo:text-align="justify" fo:line-height="150%" fo:text-indent="0.2479in"/>
    </style:style>
    <style:style style:name="T4338" style:parent-style-name="Domyślnaczcionkaakapitu" style:family="text">
      <style:text-properties fo:background-color="#80FFFF"/>
    </style:style>
    <style:style style:name="T4339" style:parent-style-name="Domyślnaczcionkaakapitu" style:family="text">
      <style:text-properties fo:background-color="#80FFFF"/>
    </style:style>
    <style:style style:name="P4340" style:parent-style-name="Normalny" style:family="paragraph">
      <style:paragraph-properties fo:text-align="justify" fo:line-height="150%" fo:text-indent="0.2479in"/>
    </style:style>
    <style:style style:name="T4341" style:parent-style-name="Domyślnaczcionkaakapitu" style:family="text">
      <style:text-properties fo:background-color="#80FFFF"/>
    </style:style>
    <style:style style:name="T4342" style:parent-style-name="Domyślnaczcionkaakapitu" style:family="text">
      <style:text-properties fo:background-color="#80FFFF"/>
    </style:style>
    <style:style style:name="P4343" style:parent-style-name="Normalny" style:family="paragraph">
      <style:paragraph-properties fo:text-align="justify" fo:line-height="150%" fo:text-indent="0.2479in"/>
    </style:style>
    <style:style style:name="T4344" style:parent-style-name="Domyślnaczcionkaakapitu" style:family="text">
      <style:text-properties fo:background-color="#80FFFF"/>
    </style:style>
    <style:style style:name="P4345" style:parent-style-name="Normalny" style:family="paragraph">
      <style:paragraph-properties fo:text-align="justify" fo:line-height="150%" fo:text-indent="0.2479in"/>
    </style:style>
    <style:style style:name="T4346" style:parent-style-name="Domyślnaczcionkaakapitu" style:family="text">
      <style:text-properties fo:background-color="#80FFFF"/>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T4349" style:parent-style-name="Domyślnaczcionkaakapitu" style:family="text">
      <style:text-properties fo:background-color="#80FFFF"/>
    </style:style>
    <style:style style:name="T4350" style:parent-style-name="Domyślnaczcionkaakapitu" style:family="text">
      <style:text-properties fo:background-color="#80FFFF"/>
    </style:style>
    <style:style style:name="P4351" style:parent-style-name="Normalny" style:family="paragraph">
      <style:paragraph-properties fo:text-align="justify" fo:line-height="150%" fo:text-indent="0.2479in"/>
    </style:style>
    <style:style style:name="T4352" style:parent-style-name="Domyślnaczcionkaakapitu" style:family="text">
      <style:text-properties fo:background-color="#80FFFF"/>
    </style:style>
    <style:style style:name="P4353" style:parent-style-name="Normalny" style:family="paragraph">
      <style:paragraph-properties fo:text-align="justify" fo:line-height="150%" fo:text-indent="0.2479in"/>
    </style:style>
    <style:style style:name="P4354" style:parent-style-name="Normalny" style:family="paragraph">
      <style:paragraph-properties fo:text-align="justify" fo:line-height="150%" fo:text-indent="0.2479in"/>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P4357" style:parent-style-name="Normalny" style:family="paragraph">
      <style:paragraph-properties fo:text-align="justify" fo:line-height="150%" fo:text-indent="0.2479in"/>
    </style:style>
    <style:style style:name="T4358" style:parent-style-name="Domyślnaczcionkaakapitu" style:family="text">
      <style:text-properties fo:background-color="#80FFFF"/>
    </style:style>
    <style:style style:name="T4359" style:parent-style-name="Domyślnaczcionkaakapitu" style:family="text">
      <style:text-properties fo:background-color="#80FFFF"/>
    </style:style>
    <style:style style:name="P4360" style:parent-style-name="Normalny" style:family="paragraph">
      <style:paragraph-properties fo:text-align="justify" fo:line-height="150%"/>
    </style:style>
    <style:style style:name="T4361" style:parent-style-name="Domyślnaczcionkaakapitu" style:family="text">
      <style:text-properties style:text-underline-type="single" style:text-underline-style="solid" style:text-underline-width="auto" style:text-underline-mode="continuous"/>
    </style:style>
    <style:style style:name="P4362" style:parent-style-name="Normalny" style:family="paragraph">
      <style:paragraph-properties fo:text-align="justify" fo:line-height="150%" fo:text-indent="0.2479in"/>
    </style:style>
    <style:style style:name="P4363" style:parent-style-name="Normalny" style:family="paragraph">
      <style:paragraph-properties fo:text-align="justify" fo:line-height="150%" fo:text-indent="0.2479in"/>
    </style:style>
    <style:style style:name="T4364" style:parent-style-name="Domyślnaczcionkaakapitu" style:family="text">
      <style:text-properties fo:background-color="#80FFFF"/>
    </style:style>
    <style:style style:name="P4365" style:parent-style-name="Normalny" style:family="paragraph">
      <style:paragraph-properties fo:text-align="justify" fo:line-height="150%" fo:text-indent="0.2479in"/>
    </style:style>
    <style:style style:name="T4366" style:parent-style-name="Domyślnaczcionkaakapitu" style:family="text">
      <style:text-properties fo:background-color="#80FFFF"/>
    </style:style>
    <style:style style:name="T4367" style:parent-style-name="Domyślnaczcionkaakapitu" style:family="text">
      <style:text-properties fo:background-color="#80FFFF"/>
    </style:style>
    <style:style style:name="P4368" style:parent-style-name="Normalny" style:family="paragraph">
      <style:paragraph-properties fo:text-align="justify" fo:line-height="150%" fo:text-indent="0.2479in"/>
    </style:style>
    <style:style style:name="P4369" style:parent-style-name="Normalny" style:family="paragraph">
      <style:paragraph-properties fo:text-align="justify" fo:line-height="150%"/>
    </style:style>
    <style:style style:name="T4370" style:parent-style-name="Domyślnaczcionkaakapitu" style:family="text">
      <style:text-properties style:text-underline-type="single" style:text-underline-style="solid" style:text-underline-width="auto" style:text-underline-mode="continuous"/>
    </style:style>
    <style:style style:name="P4371" style:parent-style-name="Normalny" style:family="paragraph">
      <style:paragraph-properties fo:text-align="justify" fo:line-height="150%" fo:text-indent="0.2479in"/>
    </style:style>
    <style:style style:name="P4372" style:parent-style-name="Normalny" style:family="paragraph">
      <style:paragraph-properties fo:text-align="justify" fo:line-height="150%"/>
    </style:style>
    <style:style style:name="T4373" style:parent-style-name="Domyślnaczcionkaakapitu" style:family="text">
      <style:text-properties style:text-underline-type="single" style:text-underline-style="solid" style:text-underline-width="auto" style:text-underline-mode="continuous"/>
    </style:style>
    <style:style style:name="P4374" style:parent-style-name="Normalny" style:family="paragraph">
      <style:paragraph-properties fo:text-align="justify" fo:line-height="150%" fo:text-indent="0.2479in"/>
    </style:style>
    <style:style style:name="P4375" style:parent-style-name="Normalny" style:family="paragraph">
      <style:paragraph-properties fo:text-align="justify" fo:line-height="150%"/>
    </style:style>
    <style:style style:name="P4376" style:parent-style-name="Normalny" style:family="paragraph">
      <style:paragraph-properties fo:text-align="justify" fo:line-height="150%"/>
    </style:style>
    <style:style style:name="T4377" style:parent-style-name="Domyślnaczcionkaakapitu" style:family="text">
      <style:text-properties style:text-underline-type="single" style:text-underline-style="solid" style:text-underline-width="auto" style:text-underline-mode="continuous"/>
    </style:style>
    <style:style style:name="P4378" style:parent-style-name="Normalny" style:family="paragraph">
      <style:paragraph-properties fo:text-align="justify" fo:line-height="150%" fo:text-indent="0.2479in"/>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P4381" style:parent-style-name="Normalny" style:family="paragraph">
      <style:paragraph-properties fo:text-align="justify" fo:line-height="150%" fo:text-indent="0.2479in"/>
    </style:style>
    <style:style style:name="T4382"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Górnictwa</text:p>
      <text:p text:style-name="P3">TYTUŁ= STENOGRAM z czwartego posiedzenia Podzespołu do spraw Górnictwa</text:p>
      <text:p text:style-name="P4">DATA= 2 marca 1989 r.</text:p>
      <text:p text:style-name="P5">SYGNATURA=<text:s/></text:p>
      <text:p text:style-name="P6">INW= 46062</text:p>
      <text:p text:style-name="P7">TEKST=</text:p>
      <text:p text:style-name="P8">Stenogram z posiedzenia Podzespołu do spraw Górnictwa w dniu 2 ma<text:span text:style-name="T9">r</text:span>ca 19<text:span text:style-name="T10">8</text:span>9 r.</text:p>
      <text:p text:style-name="P11">/Obradom<text:s/><text:span text:style-name="T12">przewodniczy ob. Marian Gustek</text:span>/.</text:p>
      <text:p text:style-name="P13"><text:span text:style-name="T14">Przewodnicząc</text:span><text:span text:style-name="T15">y</text:span>:</text:p>
      <text:p text:style-name="P16">Zgodnie z wcześnie<text:span text:style-name="T17">js</text:span>zym porozumieniem na mnie dzisiaj wyp<text:span text:style-name="T18">ad</text:span>a prowadzenie kolejnego posiedzenia. Witam serdecznie wszystkich. Na ostatnim posiedzeniu kontynuow<text:span text:style-name="T19">aliś</text:span>my dyskusję na temat czasu pracy w górnictwie. Wysłuchaliśmy kilku stanowisk, zgodnie z porozumieniem dzisiaj mamy kontynuować na pocz<text:span text:style-name="T20">ą</text:span>tek ten temat<text:span text:style-name="T21">.</text:span><text:s/>Czy są jakieś inne propozycje? Proszę pan Pietrzyk.</text:p>
      <text:p text:style-name="P22"><text:span text:style-name="T23">Ob. Alojzy Pietrzyk</text:span>:</text:p>
      <text:p text:style-name="P24">Panie Przewodniczący! Ja żeby uprościć i ewentualnie przyspieszyć - mam propozycję tego rodza<text:span text:style-name="T25">j</text:span>u, żeby w poszczególnych tematach wasza strona powiedziała co jest możliwe z waszego punktu widzenia, wasze propozy<text:span text:style-name="T26">cj</text:span>e<text:s/>po prostu w poszczególnych tematach i ewentualnie my byśmy się wspólnie z kolegami z OPZZ mieli wtedy możliwość ustosunkować. Uważamy, że to jest stanowisko naszej strony, że to by bardzo mocno przyspieszyło.<text:s/>Tę tematykę i te sprawy, które my tu mamy do ewentualnego załatwienia<text:span text:style-name="T27">.</text:span><text:s/>Dziękuję.</text:p>
      <text:p text:style-name="P28"><text:span text:style-name="T29">Ob</text:span><text:span text:style-name="T30">.</text:span><text:span text:style-name="T31"><text:s/></text:span><text:span text:style-name="T32">R</text:span><text:span text:style-name="T33">ajm</text:span><text:span text:style-name="T34">u</text:span><text:span text:style-name="T35">n</text:span><text:span text:style-name="T36">d</text:span><text:span text:style-name="T37"><text:s/>Moric</text:span>:</text:p>
      <text:p text:style-name="P38">Przepraszam bardzo jak ja pana rozumiem, to nie chodzi tylko o sam czas prac<text:span text:style-name="T39">y</text:span>, ale o główne cztery tematy<text:span text:style-name="T40">.</text:span></text:p>
      <text:p text:style-name="P41"><text:span text:style-name="T42">Ob</text:span><text:span text:style-name="T43">.</text:span><text:span text:style-name="T44"><text:s/></text:span><text:span text:style-name="T45">A.</text:span><text:span text:style-name="T46"><text:s/></text:span><text:span text:style-name="T47">P</text:span><text:span text:style-name="T48">ietrzyk</text:span>:</text:p>
      <text:p text:style-name="P49">Tak oczywiście, możemy nawet i wszystkie tematy kolejno, propozycje z waszej strony i to nam prz<text:span text:style-name="T50">ys</text:span>pieszy i zyskamy bardzo dużo na czasie prawdopodobnie, bo tak zanim my wspólnie będziemy dochodzić do tego gdzieś tam przez ogródki, to potrwa jednak bardzo długo. No, po prostu propozycja moja jest taka, żeby położyć karty na stół, bo już nadszedł ten czas.</text:p>
      <text:p text:style-name="P51"><text:span text:style-name="T52">Ob</text:span><text:span text:style-name="T53">.</text:span><text:span text:style-name="T54"><text:s/>R.<text:s/></text:span><text:span text:style-name="T55">M</text:span><text:span text:style-name="T56">oric</text:span>:</text:p>
      <text:p text:style-name="P57">Jeżeli można, ja rozumiem w ten sposób i podzielam ten pogląd, że dobrze by byłoby, żeby strona rządowa w poszczególnych tematach<text:span text:style-name="T58">,</text:span><text:s/>które przyjęliśmy przedstawiała swoje propozycje, ale jednak bym proponował, że nie wszystkie propozycje przedstawi, a przedstawi propozycje na przykład w zakresie czasu pracy. Ten temat byśmy załatwili i następne propozycje, bo to n<text:span text:style-name="T59">a</text:span>m posunie do przodu.</text:p>
      <text:p text:style-name="P60">Jeżeli wszystkie tematy przedstawi naraz strona rządowa, zrobi nam się bałagan i może stworzyć się bałagan, i w odnoszeniu się do poszczególnych tematów możemy się pogubić. Taka jest moja propozycja, jeżeli możn<text:span text:style-name="T61">a.</text:span></text:p>
      <text:p text:style-name="P62"><text:span text:style-name="T63">Przewodnicząc</text:span><text:span text:style-name="T64">y</text:span>:</text:p>
      <text:p text:style-name="P65">Czyli ja rozumiem, że tu jest jakaś rozbieżność, bo ja rozumiałem pana Pietrzyka, żeby postawić ze<text:s/><text:soft-page-break/>strony koalicyjno-rządowej te podstawowe sprawy, a więc podstawową sprawą dla mnie i chyba dla państwa to jest sprawa czasu pracy, systemu finansowo-ekonomicznego, struktur, bo one się<text:s/><text:span text:style-name="T66">z</text:span><text:s/>sobą wiążą i ewentualnie p<text:span text:style-name="T67">ł</text:span>ac<text:span text:style-name="T68">,</text:span><text:s/>bo wsz<text:span text:style-name="T69">ys</text:span>tkie inne sprawy to są bardzo szybko do omówienia, gdybyśmy te cztery sprawy albo każdą oddzielnie, albo wszystko razem, jak państwo sobie życzą, my jesteśmy przygotowani na wszystkie strony.</text:p>
      <text:p text:style-name="P70"><text:span text:style-name="T71">Ob</text:span><text:span text:style-name="T72">.</text:span><text:span text:style-name="T73"><text:s/></text:span><text:span text:style-name="T74">A.</text:span><text:span text:style-name="T75"><text:s/>Pietrzyk</text:span>:</text:p>
      <text:p text:style-name="P76">Dobrze, zgoda, oddzielnie, tak? Punkt po punkcie.</text:p>
      <text:p text:style-name="P77"><text:span text:style-name="T78">Ob. R. Moric</text:span>:</text:p>
      <text:p text:style-name="P79">Ponieważ w tym układzie rozumiem, żeśmy uzgodnili jak ma mniej więcej przebiegać nasza procedura dzisiaj i pierwszym tematem jest sprawa czasu pracy, to jest kontynuacja, przed przedstawieniem propozycji ze strony rządowej wnoszę o to, żeby się tu państwo szanowni zgodzili - wszystkie strony, aby rząd udzielił<text:span text:style-name="T80"><text:s/></text:span>odpowiedzi na nasze oświa<text:span text:style-name="T81">d</text:span>c<text:span text:style-name="T82">z</text:span>e<text:span text:style-name="T83">ni</text:span>e złożone w poprzednią sobotę, co do łamania zasady dobrowolności pracy w soboty w<text:s/>Dolnośląskim<text:s/>Przedsiębiorstwie<text:s/>Eksploatac<text:span text:style-name="T84">ji</text:span><text:s/>Węgla. Prosiłbym, żeby wszyscy współprzewodniczący raczyli to przyj<text:span text:style-name="T85">ą</text:span>ć, bo to nam oczyści przedpole.</text:p>
      <text:p text:style-name="P86">Dziękuję<text:span text:style-name="T87">.</text:span></text:p>
      <text:p text:style-name="P88"><text:span text:style-name="T89">A.<text:s/></text:span><text:span text:style-name="T90">P</text:span><text:span text:style-name="T91">ietrzyk</text:span>:</text:p>
      <text:p text:style-name="P92">Tak, oczywiście zgoda.</text:p>
      <text:p text:style-name="P93"><text:span text:style-name="T94">Przewodnicząc</text:span><text:span text:style-name="T95">y</text:span>:</text:p>
      <text:p text:style-name="P96">W tej sprawie udzielam głosu panu Puszczewiczowi.</text:p>
      <text:p text:style-name="P97"><text:span text:style-name="T98">Ob. Edward Puszczewicz</text:span>:</text:p>
      <text:p text:style-name="P99">Dziękuję bardzo.<text:s/><text:span text:style-name="T100">W</text:span><text:s/>świetle pisma, które zostało przekazane przez Federację Związków Zawodowych Górników do dyrektora generalnego Wspólnoty Węgla Kamiennego chciałbym poinformow<text:span text:style-name="T101">ać</text:span>, iż dyrektor generalny Wspólnoty Węgla Kamiennego zaproponował odpowiednim pismem z 28 lutego przewodniczącemu Federacji Rajmundowi Mo<text:span text:style-name="T102">ri</text:span>cowi<text:s/><text:span text:style-name="T103">s</text:span>potkanie przedstawicieli Federacji Zwi<text:span text:style-name="T104">ą</text:span>zków Zawod<text:span text:style-name="T105">o</text:span>wych Górników i Wspólnoty Węgla Kamiennego celem omówienia tego problemu oraz innych spraw będących w sferze wspólnego zainteresowania. Mając na względzie konieczność oceny dotychczasowej realizacji ustaleń Ministra Przemysłu i Federacji Związków Zawodowych proponuje dyrektor generalny spotkanie robocze, wynikające z tych ustaleń.</text:p>
      <text:p text:style-name="P106">Dyrektor generalny Wspólnoty w trybie możliwie jak najszybszym jest gotowy to spotkanie odbyć i wyjaśnić wszystkie problemy, które Federacja Związków Zawodowych<text:span text:style-name="T107"><text:s/></text:span>Górników przedstawi.</text:p>
      <text:p text:style-name="P108">Dziękuję bardzo.</text:p>
      <text:p text:style-name="P109"><text:span text:style-name="T110">Przewodniczący</text:span>:</text:p>
      <text:p text:style-name="P111">Proszę bardzo kto w tej sprawie pragnie zabrać głos?</text:p>
      <text:p text:style-name="P112"><text:span text:style-name="T113">Ob. R</text:span><text:span text:style-name="T114">.</text:span><text:span text:style-name="T115"><text:s/>Moric</text:span>:</text:p>
      <text:p text:style-name="P116">Ja prawdę mówiąc jestem zaskoczony takim oświadczeniem strony rządowej. Oczywiście cieszymy się, że jest propozycja spotkania celem rozwiązywania nas wspó<text:span text:style-name="T117">l</text:span>nie inter<text:span text:style-name="T118">es</text:span>ujących tematów, tym niemniej uważam że przed tym spotkaniem należy anulować zarządzenia dyrektorów wprowadzające obligatoryjną pracę w sobotę ponieważ jest ona z mocy ustaleń podpisanych między Fe<text:span text:style-name="T119">de</text:span>ra<text:span text:style-name="T120">cj</text:span>ą a Ministrem Przemysłu niezgodna z tymi ustaleniami i rozumiem, że myśmy dzisiaj oczekiwa<text:span text:style-name="T121">li</text:span><text:s/>anulowania tych zarządzeń i<text:s/><text:soft-page-break/>oczywiście następnie spotkania się i dyskutowania na temat sytuac<text:span text:style-name="T122">ji</text:span><text:s/>związanych z czasem pracy, związanych z wydobyciem, wielkościami analizy tak jak to było powiedziane w porozumieniu.<text:s/>Ja chcę powiedzieć, że sytuacja jest bardzo poważna, ponieważ są formalne zapowiedziane akcje protestacyjne i strajkowe, w tymże prze<text:span text:style-name="T123">ds</text:span>iębiorstwie przez organizacje związkowe.</text:p>
      <text:p text:style-name="P124">Jeżeli można ja rozumiem jest to oświadczenie dyrektora generalnego Szlachty i ja mam pytanie, czy Minister Przemysłu, który jest stroną ustaleń podpisanych między Federacją a Ministrem Przemysłu czy przedst<text:span text:style-name="T125">a</text:span>w<text:span text:style-name="T126">i</text:span>c<text:span text:style-name="T127">i</text:span>el Ministerstwa Przemysłu w tym temacie mógłby zabrać głos, ponieważ zostało to też skierowane do Ministra Przemysłu to oświadczenie.</text:p>
      <text:p text:style-name="P128"><text:span text:style-name="T129">Przewodniczący</text:span>:</text:p>
      <text:p text:style-name="P130">Proszę bardzo pan Puszczewicz.</text:p>
      <text:p text:style-name="P131"><text:span text:style-name="T132">Ob. Edward Puszczewicz</text:span>:</text:p>
      <text:p text:style-name="P133">Ja rozumiem, że to co pan przewodniczący Moric w tej chwili poruszył, a między innymi używając sformułowania anulować rozporządzenie jest to temat na robocze spotkanie w trybie pilnym, z dyrektorem generalnym Wspólnoty, który przedstawił tę propozycję spotkania w uzgodnieniu z Ministrem Przemysłu i stąd charakter roboczego spotkania i omówienia wsz<text:span text:style-name="T134">ys</text:span>tkich spraw wynikających z porozumienia pomiędzy Federacją Związków Zawodowych Górników a Ministrem Przemysłu. I tak rozumiana jest ta propozycja i w trybie jak<text:s/>n<text:span text:style-name="T135">ajp</text:span>ilni<text:span text:style-name="T136">ejs</text:span>zym dyrektor generalny Wspólnoty jest gotowy te sprawy omówi<text:span text:style-name="T137">ć</text:span>.</text:p>
      <text:p text:style-name="P138">Dziękuję bar<text:span text:style-name="T139">d</text:span>zo.</text:p>
      <text:p text:style-name="P140"><text:span text:style-name="T141">O</text:span><text:span text:style-name="T142">b</text:span><text:span text:style-name="T143">.</text:span><text:span text:style-name="T144"><text:s/>A</text:span><text:span text:style-name="T145">.</text:span><text:span text:style-name="T146"><text:s/>Pietrz</text:span><text:span text:style-name="T147">y</text:span><text:span text:style-name="T148">k</text:span><text:span text:style-name="T149">:</text:span></text:p>
      <text:p text:style-name="P150">Proszę o zabranie głosu przez pana Betkę z Wałbrzycha<text:span text:style-name="T151">.</text:span></text:p>
      <text:p text:style-name="P152"><text:span text:style-name="T153">O</text:span><text:span text:style-name="T154">b.<text:s/></text:span><text:span text:style-name="T155">Krzys</text:span><text:span text:style-name="T156">z</text:span><text:span text:style-name="T157">to</text:span><text:span text:style-name="T158">f Betka</text:span>:</text:p>
      <text:p text:style-name="P159">Tu jest jakieś nieporozumienie, to nie jest zarzą<text:span text:style-name="T160">d</text:span>zenie to co dyrekcja, tylko to jest porozumienie pomiędzy związkami zawodowymi<text:span text:style-name="T161">.</text:span><text:s/>Ja może ten dokument odczytam na podstawie, którego pracuje się w sobotę i niedziele też<text:span text:style-name="T162">.</text:span></text:p>
      <text:p text:style-name="P163">Porozumienie zawarte w dniu 13 stycznia 1989 r. pomiędzy Zarządem Samorządnego Niezależnego Związku Zawodowego Pracowników Kopalni Węgla Kamiennego<text:s/>„Wiktoria”<text:s/>zeprezentowanego przez przewodniczącego zarządu Aleksandra Nowaka a dyrekcją kopalni węgla kamiennego<text:s/>„Wiktora”<text:s/>w Wałbrzychu reprezentowanym przez dyrektora mgr in. Ryszarda<text:span text:style-name="T164"><text:s/></text:span>Grzywalskiego następującej treści:</text:p>
      <text:p text:style-name="P165">„W oparciu o przepisy rozporządzenia Rady Ministrów z dnia 21 lutego 1986 r<text:span text:style-name="T166">.</text:span><text:s/>w sprawie podwyższonego czasu pracy w niektórych zakł<text:span text:style-name="T167">ad</text:span>ach pracy w latach 1986-1990 Dz<text:span text:style-name="T168">.</text:span><text:s/>U. nr 6 poz. 34 oraz ustalenia z dnia 28 grudnia 1988 r<text:span text:style-name="T169">.</text:span><text:s/>między Ministrem Przemysłu a przewodniczącym Federacji Związków Zawodowych Górników i pisma naczelnego dyrektora<text:s/>Przedsiębiorstwa<text:s/>Eksploatacji<text:s/>Węgla „Dolny Śląsk”<text:s/>z dn. 10 stycznia 1989 r. znak MDSG 173 89 ustala się co następuje:</text:p>
      <text:p text:style-name="P170">Par. 1 - realizacja nałożonych na kopalnię planów produkcyjnych w zakresie wydobycia węgla kamiennego wymaga pracy załogi górników również w soboty i częściowo w niedziele, i odbywać się będzie na zasadach określonych uchwałą nr 199 Rady Ministrów z dn. 11 września 1981 r. w sprawie środków zapewnia<text:span text:style-name="T171">ją</text:span>c<text:span text:style-name="T172">yc</text:span>h zwiększenie wydobycia w<text:span text:style-name="T173">ę</text:span>gla kamiennego oraz innych surowców w kopalniach głębinowych oraz niniejszym porozumieniem.</text:p>
      <text:p text:style-name="P174">Par. 2 - kierownicy oddziałów sporządzają listy osób, które nie są przewidziane do pracy w soboty i listy<text:s/><text:soft-page-break/>te najpóźniej do czwartku poprzedza<text:span text:style-name="T175">ją</text:span>cego sobotę, której dotyczą wywieszają do publicznej wiadomości na oddziałowych tablicach ogłoszeń. Pracownicy, którzy nie mogą z różnych względów pracować w sobotę, osobiście lub za pośrednictwem organizacji związkowej do końca drugiej zmiany w środę zawiadamiają o tym kierownika oddziału, który ustala<text:span text:style-name="T176">ją</text:span>c listę osób nieprzewidzianych do pracy, uwzględnia słuszne interesy pracowników.<text:s/><text:span text:style-name="T177">W</text:span><text:s/>przypadkach losowych pracownik przewidziany do pracy w sobotę, który nie może być w tym dniu w pracy, może się z tego obowiązku zwolnić najpóźniej do końca pierwszej zmiany w piątek.</text:p>
      <text:p text:style-name="P178">Par. 3<text:s/><text:span text:style-name="T179">-</text:span><text:s/>pracownicy przewidziani do pracy w sobotę, którzy nie zgłosili wniosku o zwolnienie w tym dniu, mają obowiązek podjęcia pracy, a niestawienie się w pracy traktowane będzie jako naruszenie obowiązków<text:s/><text:span text:style-name="T180">pracow</text:span>n<text:span text:style-name="T181">iczyc</text:span>h i jako<text:s/>dzień nieobecny nieusprawiedliwiony. Kierownik oddziału ma prawo do usprawiedliwienia nieobecności do poniedziałku włącznie. Po tym terminie obowiązują ogólne zasady usprawiedliwiania nieobecności.</text:p>
      <text:p text:style-name="P182">Par. 4<text:s/><text:span text:style-name="T183">-</text:span><text:s/>pracownicy niezbędni do pracy w niedzielę zatrudnieni są w zależności od potrzeb na indywidualne obłożenia sporządzone przez kierownika oddziału w porozumieniu z zainter<text:span text:style-name="T184">es</text:span>owanym pracownikiem. Pracownik, który za jego zgodą został przewidziany do pracy w niedzielę, a nie pracował w sobotę poprzedzającą tę niedzielę, i nie stawił się do pracy ma nieobecność nieusprawiedliwioną. Pracownik zamówiony za jego zgodą do pracy w niedzielę po przepracowanej sobocie, który nie stawił się do pracy w niedzielę, podlega odpowiedzialności dyscyplinarnej i pracowniczej za utrudnianie prowadzenia w ruchu zakładu górniczego i za wykroczenia przeciwko prawu górniczemu.</text:p>
      <text:p text:style-name="P185">Par.<text:s/><text:span text:style-name="T186">5</text:span><text:s/>- pracownicy zatrudnieni na zmianach ma<text:span text:style-name="T187">ją</text:span>cych na celu przygotowanie oddziału do ruchu w poniedziałek zatrudnieni<text:s/><text:span text:style-name="T188">s</text:span>ą w niedzielę na zmianach określonych przez kierownika danego oddziału. Nie są natomiast zatrudniani w soboty. Liczba osób p<text:span text:style-name="T189">rzew</text:span>idzian<text:span text:style-name="T190">yc</text:span>h do pracy w tym systemie w niedzielę odbywa się na takich zasadach, jak odkładanie pracowników na soboty.</text:p>
      <text:p text:style-name="P191">Par.<text:s/><text:span text:style-name="T192">6</text:span><text:s/>- szczegółowe zasady określające ilość osób niezbędnych do pracy na poszczególnych oddziałach w soboty i liczbę oddziałów pracujących w soboty zawiera załącznik do niniejszego<text:s/><text:span text:style-name="T193">poroz</text:span>um<text:span text:style-name="T194">ie</text:span>nia.</text:p>
      <text:p text:style-name="P195">P<text:span text:style-name="T196">a</text:span>r. 7<text:s/>-<text:s/>porozumienie niniejsze może zostać przez strony zmienione<text:s/><text:span text:style-name="T197">w</text:span><text:s/>przypadku zmiany regulującego te zmiany statutu prawneg<text:span text:style-name="T198">o.</text:span></text:p>
      <text:p text:style-name="P199">Za zgodność oryginału - kierownik działu norm pracy i płacy.</text:p>
      <text:p text:style-name="P200">I takie porozumienia są na wszystkich kopalniach na Dolnym Śląsku<text:span text:style-name="T201">.</text:span><text:s/>I to nie jest zarządzenie dyrektora. I muszę powiedzieć jedną rzecz, że np. od początku lutego wszys<text:span text:style-name="T202">t</text:span>kie oddziały wydobywcze pracują także w niedzielę, ponieważ pracownik przychodzi do pracy, ponieważ się boi, że będzie miał<text:s/>„n”<text:s/>za ten dzień.</text:p>
      <text:p text:style-name="P203">Dzięku<text:span text:style-name="T204">ję</text:span><text:s/>bardzo.</text:p>
      <text:p text:style-name="P205"><text:span text:style-name="T206">Przewodnicząc</text:span><text:span text:style-name="T207">y</text:span>:</text:p>
      <text:p text:style-name="P208">Przepraszam bardzo, kto podpisał to porozumienie?</text:p>
      <text:p text:style-name="P209"><text:span text:style-name="T210">Ob. Krzyszto</text:span><text:span text:style-name="T211">f</text:span><text:span text:style-name="T212"><text:s/>Betka</text:span>:</text:p>
      <text:p text:style-name="P213">To porozumienie jest pomiędzy przewodniczącym Zarządu Samodzielnego Związku Zawodowego Pracowników Kopalni Węgla<text:s/>„Wiktoria”, Aleksandrem Nowakiem a dyrektorem, mgr inż. R<text:span text:style-name="T214">y</text:span>szardem G<text:span text:style-name="T215">r</text:span>zybowskim. Ale to dotyczy tylko<text:s/>„Wiktorii”, a na każdej kopalni są takie identyczne<text:s/><text:span text:style-name="T216">porozumi</text:span>enia.</text:p>
      <text:soft-page-break/>
      <text:p text:style-name="P217">Dziękuję</text:p>
      <text:p text:style-name="P218"><text:span text:style-name="T219">Przewodnicząc</text:span><text:span text:style-name="T220">y</text:span>:</text:p>
      <text:p text:style-name="P221">Proszę panów, proszę państwa, ja proponuję taką sprawę, aby jednak przewodniczący Moric spotkał się w sobotę z generalnym dyrektorem i tę sprawę załatwili, dlatego że tu jest taka masa szczegółów. Poza tym podpisały to związki zawodowe konkretnie na swoich kopalniach. My się tu w<text:span text:style-name="T222">cią</text:span>gamy w szczegóły takie, że nie ruszymy podstawowych tematów.</text:p>
      <text:p text:style-name="P223">Proszę bardzo, pan Pietrzyk.</text:p>
      <text:p text:style-name="P224"><text:span text:style-name="T225">O</text:span><text:span text:style-name="T226">b</text:span><text:span text:style-name="T227">.</text:span><text:span text:style-name="T228"><text:s/>Alojzy Pietrzyk</text:span>:</text:p>
      <text:p text:style-name="P229">Ja nie uważam, że to są szczegóły, to jest bardzo istotne, bo to jest naruszenie pod<text:span text:style-name="T230">st</text:span>awowego czasu pracy<text:span text:style-name="T231">.</text:span><text:s/>To jest praktycznie rzecz biorąc, my tu mówi<text:span text:style-name="T232">m</text:span>y o sobotach wolnych, a tu wychodzi na to, że nawet w Wałbrzychu się boją, że niedzielę stracą.</text:p>
      <text:p text:style-name="P233"><text:span text:style-name="T234">Przewodnicząc</text:span><text:span text:style-name="T235">y</text:span>:</text:p>
      <text:p text:style-name="P236">Proszę bardzo, pan Moric<text:span text:style-name="T237">.</text:span></text:p>
      <text:p text:style-name="P238"><text:span text:style-name="T239">Ob. Rajmund Moric</text:span>:</text:p>
      <text:p text:style-name="P240">Może strona ta, która jest winowajcą tego wszystkiego, co tu się w tej chwili dzieje.</text:p>
      <text:p text:style-name="P241">Więc oczywiście tutaj pan z Wałbrzycha odczytał treś<text:span text:style-name="T242">ć<text:s/></text:span>porozumienia zawartego na jednej z kopalń wałbrzyskich. Te porozumienia są nie identycznej treści, a podobnej - mniej więcej treści, bo mamy tu parę innych, one się różnią trochę, ale są podobnej treści.</text:p>
      <text:p text:style-name="P243">Chcę natomiast powiedzieć, że bym się ucieszył bardzo gdyby kolega z Wałbrzycha, przepraszam, że tak powiem, pan z Wałbrzycha powiedział w tym układzie, czy to popiera czy nie, czy chce to zmienić.</text:p>
      <text:p text:style-name="P244">Ja chcę powiedzieć w ten sposób. Jest to prawdą, że takie porozumienia, pseudo-porozumienia - bym to nazwał, zosta<text:span text:style-name="T245">ł</text:span>y tam podpisane. Ja powiem inaczej, porozumienia zostały podpisane na wszystkich kopalniach głębinowych w Polsce. One miały dotyczyć sposobu techniki zatrudniania ludzi w wolne soboty, czyli w jaki sposób ludzie ma<text:span text:style-name="T246">ją</text:span><text:s/>powiadamiać, że nie chcą pracować, w jaki sposób ma to być organizacyjnie zrobione.</text:p>
      <text:p text:style-name="P247">Podpisane porozumienia wałbrzyskie wychodzą poza ramy ustaleń, które zostały podpisane między Ministrem Przemysłu<text:s/><text:span text:style-name="T248">i</text:span><text:s/>Federacją ponieważ mówią o obligu pracy<text:span text:style-name="T249">,<text:s/></text:span>czego w ustaleniach między Ministrem Przemysłu, a Federacją nie było absolutnie mowy. To jest po pierwsze.</text:p>
      <text:p text:style-name="P250">Po drugie, chcę państwu powiedzieć, że szkoda, że pan nie przeczytał datę tego porozumienia, ponieważ chcę państwu powiedzieć, że wszystkie związki te porozumienia wypowiedziały. I na dzień dzisiejszy stan prawny jest taki, że te porozumienia od dwóch tygodni są wypowiedziane.</text:p>
      <text:p text:style-name="P251">I w związku z tym oczekiwaliśmy decyzji anulującej zarządzenia, które obligują w tym momencie w zakresie pracy w soboty.</text:p>
      <text:p text:style-name="P252">Poza tym chcę powiedzieć, że chcąc skorzystać z rozporządzenia o możliwości wydłużenia czasu pracy w górnictwie z roku 1986 można to zrobić z mocy prawa tylko przez zarząd, względnie dyrektora zakładu, a nigdy przez porozumienie. Wyraźnie o tym mówi rozporządzenie Rady Ministrów, jaki jest tryb tego w<text:span text:style-name="T253">prow</text:span>a<text:span text:style-name="T254">dzen</text:span>ia.</text:p>
      <text:p text:style-name="P255">Z tych względów domagamy się jako Federacja anulowania tych zasad pracy w soboty i obligu, jak i również anulowania dniówek<text:s/><text:span text:style-name="T256">„</text:span>S<text:span text:style-name="T257">”</text:span>. Ja rozumiem, że w tej chwili strona rządowa nie jest w stanie powiedzieć,<text:s/><text:soft-page-break/>że jest to anulowane, odkłada sprawę do wzajemnych rozmów. Oczywiście w tej sytuacji nie mamy innego wyjścia. Natomiast chcę oświadczyć, że tryb sporu zbiorowego i przygotowywanej akcji protestacyjnej w<text:s/>Przedsiębiorstwie<text:s/>Dolnośląskim<text:s/>Eksploatacji<text:s/>Węgla biegnie. I mamy chyba wszyscy tą świadomość - i to będzie może jakąś taką... dopingiem, żebyśmy tą sprawę w rozmowach, jeżeli tak panowie chcą dwustronnych, szybko zakończyli.</text:p>
      <text:p text:style-name="P258">Ja oczywiście nie odrzucam kwestii rozmów<text:span text:style-name="T259">,</text:span><text:s/>ale mi<text:span text:style-name="T260">ej</text:span>m<text:span text:style-name="T261">y</text:span><text:s/>świadomość, że tryb tam przygotowany biegnie.</text:p>
      <text:p text:style-name="P262">Dzięku<text:span text:style-name="T263">ję.</text:span></text:p>
      <text:p text:style-name="P264"><text:span text:style-name="T265">Przewodniczący</text:span>:</text:p>
      <text:p text:style-name="P266">Pan Pietrzyk.</text:p>
      <text:p text:style-name="P267"><text:span text:style-name="T268">O</text:span><text:span text:style-name="T269">b.</text:span><text:span text:style-name="T270"><text:s/></text:span><text:span text:style-name="T271">Alojz</text:span><text:span text:style-name="T272">y Pietrzyk</text:span>:</text:p>
      <text:p text:style-name="P273">Proszę o zabranie głosu pana Zielińskiego.</text:p>
      <text:p text:style-name="P274"><text:span text:style-name="T275">Przewodnicząc</text:span><text:span text:style-name="T276">y</text:span><text:span text:style-name="T277">:</text:span></text:p>
      <text:p text:style-name="P278">Proszę bardzo, pan prof. Zieliński.</text:p>
      <text:p text:style-name="P279"><text:span text:style-name="T280">Ob. T</text:span><text:span text:style-name="T281">a</text:span><text:span text:style-name="T282">deusz Zieliński</text:span>:</text:p>
      <text:p text:style-name="P283">Panie Przewodnicząc<text:span text:style-name="T284">y!</text:span><text:s/>Szanowni Państwo!</text:p>
      <text:p text:style-name="P285">Muszę powiedzieć, ja treścią przedstawionego porozumienia jestem trochę zbulwersowany jako prawnik. Nie wchodzę<text:s/><text:span text:style-name="T286">w</text:span><text:s/>tej chwili w problem, czy to porozumienie w dalszym ciągu obowiązuje, czy nie i czy w ogóle było ważne. Nad tym się trzeba zastanowić.</text:p>
      <text:p text:style-name="P287">Natomiast jest widoczną rzeczą, że porozumienie zostało zawarte bez konsultacji ze służbami prawnymi. Mamy bowiem tutaj takie sformułowania, które zdecydowanie pozostają w kolizji z przepisami kodeksu pracy. Powiedziałbym nawet że w tych sformułowaniach, z tych sformułowań wynika, że pracowników w górnictwie traktuje się jako siłę roboczą, którą można swobodnie dysponować. Czytamy tutaj, że pracownicy są przewidziani do pracy w sobotę. Dalej mamy takie sformułowanie, pracownik zamówiony za jego zgodą do pracy w niedzielę po przepracowanej sobocie. I wreszcie jest mowa o karach, o odpowiedzialności dyscyplinarnej i pracowniczej za utrudnianie prowadzenia ruchu zakładu górniczego i za wykroczenia przeciwko prawu górniczemu.</text:p>
      <text:p text:style-name="P288">Więc nie ulega dla mnie jako prawnika wątpliwości, że przepisy te pozostają w sprzeczności z przepisami prawa pracy. Przepisy prawa pracy określają wyraźnie, kiedy praca może być wykonywana w godzinach nadliczbowych. To jest problem polecenia wykonywania pracy w dniach wolnych od pracy i w godzinach nadliczbowych. I tutaj wymagania określone są oznaczone w przepisach prawa.</text:p>
      <text:p text:style-name="P289">No a ju<text:span text:style-name="T290">ż</text:span><text:s/>chyba bardzo poważnym uchybieniem jest wprowadzanie odpowiedzialności dyscyplinarnej za czyny bliżej nie określone - takie jak za utrudnianie prowadzenia ruchu zakładu górniczego i za wykroczenia przeciwko prawu górniczemu<text:span text:style-name="T291">.</text:span><text:s/>Sama nieobecnoś<text:span text:style-name="T292">ć</text:span><text:s/>w pracy nie może być potraktowana jako wykroczenie ani też za naruszanie obowiązków pracowniczych, która by miała polegać na sankcjach za utrudnianie prowadzenia ruchu zakładu górniczego.</text:p>
      <text:p text:style-name="P293">Sankcje za naruszanie obowiązków pr<text:span text:style-name="T294">acow</text:span>n<text:span text:style-name="T295">iczyc</text:span>h, czy też za wykroczenia przeciwko obowiązkom są w prawie ściśle określone i nie mogą być wprowadzane na podstawie porozumień nawet za zgodą strony zainteresowanej. Takie porozumienia trzeba traktować jako nieważne z mocy samego prawa.</text:p>
      <text:soft-page-break/>
      <text:p text:style-name="P296">Dziękuję za uwagę.</text:p>
      <text:p text:style-name="P297"><text:span text:style-name="T298">Prz</text:span><text:span text:style-name="T299">e</text:span><text:span text:style-name="T300">wodni</text:span><text:span text:style-name="T301">c</text:span><text:span text:style-name="T302">zą</text:span><text:span text:style-name="T303">c</text:span><text:span text:style-name="T304">y</text:span>:</text:p>
      <text:p text:style-name="P305">Dziękuję. Pan Pietrzyk.</text:p>
      <text:p text:style-name="P306"><text:span text:style-name="T307">Ob.<text:s/></text:span><text:span text:style-name="T308">A</text:span><text:span text:style-name="T309">lojzy Pietrzyk</text:span>:</text:p>
      <text:p text:style-name="P310">Proszę o zabranie głosu pana Piotrowskiego.</text:p>
      <text:p text:style-name="P311"><text:span text:style-name="T312">Ob. Piotrowski</text:span>:</text:p>
      <text:p text:style-name="P313">No, krótk<text:span text:style-name="T314">o</text:span><text:s/>chciałem p<text:span text:style-name="T315">ow</text:span>i<text:span text:style-name="T316">e</text:span>dzieć<text:span text:style-name="T317">,</text:span><text:s/>ż<text:span text:style-name="T318">e</text:span><text:s/>j<text:span text:style-name="T319">a</text:span><text:s/><text:span text:style-name="T320">si</text:span>ę<text:s/><text:span text:style-name="T321">p</text:span>rzyłączam<text:s/><text:span text:style-name="T322">j</text:span>ako<text:s/><text:span text:style-name="T323">drug</text:span>i prawnik strony solidarnościowo-opozycyjnej do głosu pana pro<text:span text:style-name="T324">f.</text:span><text:s/>Tadeusza Zielińskiego i chcę ze swej<text:s/><text:span text:style-name="T325">st</text:span>rony powiedzieć, że nie ma innej drogi jak najpierw uchylenie tego pseud<text:span text:style-name="T326">o</text:span>-<text:span text:style-name="T327">p</text:span>orozumienia, z przyczyn, o których powiedział pan profesor, a potem będziemy rozmawiać o czasie pracy w górnictwie<text:span text:style-name="T328">.</text:span></text:p>
      <text:p text:style-name="P329">Dziękuję<text:span text:style-name="T330">.</text:span></text:p>
      <text:p text:style-name="P331"><text:span text:style-name="T332">Przewodniczący</text:span>:</text:p>
      <text:p text:style-name="P333">Proszę o zabranie głosu pana Puszczewicza.</text:p>
      <text:p text:style-name="P334"><text:span text:style-name="T335">Ob.<text:s/></text:span><text:span text:style-name="T336">E</text:span><text:span text:style-name="T337">dward Pus</text:span><text:span text:style-name="T338">zcz</text:span><text:span text:style-name="T339">ewic</text:span><text:span text:style-name="T340">z</text:span>:</text:p>
      <text:p text:style-name="P341">Ja przedstawiłem propozycje spotkania i rozwiązanie tej sprawy. Chciałbym przypomnieć nam wszystkim, że myśmy uzgodnili, iż Podzespół do spraw Górnictwa będzie wypracowywał kierunki i będzie inspiratorem do określonych rozwiązań systemowych w perspektywie górnictwa. Natomiast podzespół tu obradujący nie jest do rozwiązywania konkretnych spraw. Ta konkretna sprawa, którą był tu - zgłosił tu pan przewodniczący Moric, winna być rozwiązana pomiędzy, tak jak zresztą to zostało adresowane, pomiędzy dyrektorem generalnym Wspólnoty a Federacją Związków Zawodowych.</text:p>
      <text:p text:style-name="P342">Ja rozumiem, że Podzespół ds. Górnictwa dyskutując nad kierunkowymi sprawami i rozwiązaniami zapoznał się również z tą sprawą. I proponuję to traktować jako zapoznanie, ponieważ jest zaprezentowane stanowisko, jest propozy<text:span text:style-name="T343">cj</text:span>a szybkiego spotkania<text:span text:style-name="T344">.</text:span><text:s/><text:span text:style-name="T345">I</text:span><text:s/>rozumiem, że w trak<text:span text:style-name="T346">c</text:span>ie tego spotkania bogatsze strony zarówno związków zawodowych jak i strona Wspólnoty Węgla Kamiennego, jest bogatsza o te wypowiedzi, które tutaj dzisiaj padły.</text:p>
      <text:p text:style-name="P347">Ja rozumiem,<text:s/><text:span text:style-name="T348">ż</text:span>e Federacja Związków Zawodowych Górników, jak również i dyrektor generalny Wspólnoty - strony są zainteresowane, żeby jak najszybciej ten problem... żeby spotkać się i ten problem rozwiązać.</text:p>
      <text:p text:style-name="P349">Dziękuję bardzo.</text:p>
      <text:p text:style-name="P350"><text:span text:style-name="T351">Przewodniczący</text:span>:</text:p>
      <text:p text:style-name="P352">Proszę bardzo - pan Pietrzyk.</text:p>
      <text:p text:style-name="P353"><text:span text:style-name="T354">O</text:span><text:span text:style-name="T355">b.</text:span><text:span text:style-name="T356"><text:s/></text:span><text:span text:style-name="T357">A</text:span><text:span text:style-name="T358">lojzy Pietrzyk</text:span>:</text:p>
      <text:p text:style-name="P359">Proszę o głos dla pana Stawskiego<text:s/><text:span text:style-name="T360">.</text:span></text:p>
      <text:p text:style-name="P361"><text:span text:style-name="T362">Prz</text:span><text:span text:style-name="T363">e</text:span><text:span text:style-name="T364">wodni</text:span><text:span text:style-name="T365">c</text:span><text:span text:style-name="T366">zą</text:span><text:span text:style-name="T367">c</text:span><text:span text:style-name="T368">y</text:span>:</text:p>
      <text:p text:style-name="P369">Proszę bardzo -<text:s/><text:span text:style-name="T370">p</text:span>an Stawski.</text:p>
      <text:p text:style-name="P371"><text:span text:style-name="T372">O</text:span><text:span text:style-name="T373">b.</text:span><text:span text:style-name="T374"><text:s/>Grzegorz S</text:span><text:span text:style-name="T375">ta</text:span><text:span text:style-name="T376">wsk</text:span><text:span text:style-name="T377">i</text:span><text:span text:style-name="T378">:</text:span></text:p>
      <text:p text:style-name="P379">Proszę państwa, żeby to w jakiś sposób uporządkować to myślę, że będę tu jakby w zgodności z kolegami z OPZZ. Należy, jeżeli takowy protokół w jakiś sposób jest tutaj robiony, należy sugestie obydwu naszych<text:s/><text:span text:style-name="T380">s</text:span>tron wziąć jako punkt do załatwienia - czyli jako sprawę, która musi znaleź<text:span text:style-name="T381">ć</text:span><text:s/>w najbliższym czasie<text:s/><text:soft-page-break/>rozwiązanie z myślą taką jaka była tu podana przez kolegów.</text:p>
      <text:p text:style-name="P382">Strona<text:s/><text:span text:style-name="T383">„</text:span>Solidarności”<text:s/>uważa, że ten problem musi by<text:span text:style-name="T384">ć</text:span><text:s/>załatwiony jak najszybciej.</text:p>
      <text:p text:style-name="P385"><text:span text:style-name="T386">Prz</text:span><text:span text:style-name="T387">e</text:span><text:span text:style-name="T388">wodni</text:span><text:span text:style-name="T389">c</text:span><text:span text:style-name="T390">zą</text:span><text:span text:style-name="T391">c</text:span><text:span text:style-name="T392">y</text:span>:</text:p>
      <text:p text:style-name="P393">Ja proponuję zakończyć tę sprawę i prz<text:span text:style-name="T394">yj</text:span>mijmy do wiadomości, że w sobotę spotka się generalny dyrektor<text:s/><text:span text:style-name="T395">i</text:span><text:s/>przewodniczący Federacji<text:span text:style-name="T396">.</text:span><text:s/>Przy czym wszyscy uważamy, że je<text:span text:style-name="T397">s</text:span>t to sprawa do załatwienia<text:span text:style-name="T398">.</text:span><text:s/>Przy czym, że nie tylko<text:s/><text:span text:style-name="T399">je</text:span>s<text:span text:style-name="T400">t</text:span><text:s/>to sprawa do załatwienia, ale że trzeba<text:s/><text:span text:style-name="T401">ją</text:span><text:s/>załatwić.</text:p>
      <text:p text:style-name="P402">Proszę uprzejmie pan Pietrzyk<text:span text:style-name="T403">.</text:span></text:p>
      <text:p text:style-name="P404"><text:span text:style-name="T405">O</text:span><text:span text:style-name="T406">b. Alojzy Pietrzyk</text:span>:</text:p>
      <text:p text:style-name="P407">Proponuję do tego składu generalny dyrektor i przewodni<text:span text:style-name="T408">c</text:span>zący Moric, też i przedstawiciela z naszej strony, jako że<text:s/><text:span text:style-name="T409">/</text:span>z Wałbrzycha/, jako że niestety, ale już bardzo dużo się zmieniło na zakładach pracy i w tym kraju<text:span text:style-name="T410">.</text:span></text:p>
      <text:p text:style-name="P411">Chcemy by<text:span text:style-name="T412">ć</text:span><text:s/>tam gdzie powinniśmy być<text:span text:style-name="T413">.</text:span></text:p>
      <text:p text:style-name="P414"><text:span text:style-name="T415">Przewodnicząc</text:span><text:span text:style-name="T416">y</text:span>:</text:p>
      <text:p text:style-name="P417">Proszę - co w tej sprawie pan Moric, jako że jest to sp<text:span text:style-name="T418">ó</text:span>r, jak do tej pory formalny między Federacją Związków Zawodowych i Ministrem Przemysłu, którego w tym wypadku reprezentuje generalny dyrektor Wspólnoty<text:span text:style-name="T419">.</text:span></text:p>
      <text:p text:style-name="P420"><text:span text:style-name="T421">O</text:span><text:span text:style-name="T422">b</text:span><text:span text:style-name="T423">.</text:span><text:span text:style-name="T424"><text:s/>Mor</text:span><text:span text:style-name="T425">ic</text:span>:</text:p>
      <text:p text:style-name="P426">Więc oczywiście cieszy nas tutaj wsparcie i dziękujemy za to wsparcie stronie opozycyjno-solidarnościow<text:span text:style-name="T427">ej.</text:span><text:span text:style-name="T428"><text:s/></text:span>Ja muszę powiedzieć, że jestem przerażony, że sprawa która powinna być załatwiona od ręki, po tym oświadczeniu naszym, które zostało złożone w poprzednią sobotę, a było znane Wspólnocie wcześniej, że ja sądziłem, że dzisiaj tutaj będzie odpowiedź jednoznaczna, że biorąc pod uwagę<text:s/><text:span text:style-name="T429">-</text:span><text:s/>moc prawną, względy społe<text:span text:style-name="T430">c</text:span>zne, fakt wypowiedzenia tych porozumień przez związki zawodowe, po prostu te porozumienia są anulowane i nie ma tematu.</text:p>
      <text:p text:style-name="P431">Jest temat - jak się traktuje pracę, jak się nie raz<text:s/>wpuszcza w maliny związki zawodowe<text:span text:style-name="T432">.</text:span><text:s/><text:span text:style-name="T433">I</text:span><text:s/>tak liczyłem.</text:p>
      <text:p text:style-name="P434">Natomiast chcę powiedzieć, że oczywiście rozwiązanie - spotkania się, rozmawiania. Zawsze trzeba rozmawiać, to jest przecież rzeczą normalną. Natomiast chcę powiedzieć, że mamy za dwa dni kolejną s<text:span text:style-name="T435">ob</text:span>o<text:span text:style-name="T436">tę</text:span>. A więc znowu świadomie niejako dopuszczamy do tego, aby było łamane prawo, w tę sobotę i niedzielę. I tu jest dylemat i na tym polega dylemat. Ja tu już raz oświadczyłem, że oczywiście moc zdjęcia tego porozumienia ze strony związkowej jest. Musi być też z drugiej strony - ze strony administracyjn<text:span text:style-name="T437">ej.<text:s/></text:span>I w tym układzie powiedziałem, że są przygotowywane akcje protestacyjne i one biegną. I mam nadzieje i prosiłbym gdyby się dało, oczywiście do tego spotkała jesteśmy gotowi przystąpić. Natomiast gdyby się dało prosiłbym bardzo, żeby się jeszcze skontaktować z Ministrem Przemysłu jeszcze dzisia<text:span text:style-name="T438">j</text:span>, w trakcie naszych obrad i pod koniec naszych obrad dać decy<text:span text:style-name="T439">zj</text:span>e - czy to będzie zdjęte natychmiast, czy to będzie dopiero w wyniku rozmów. Taką mam propozyc<text:span text:style-name="T440">ję</text:span>.</text:p>
      <text:p text:style-name="P441"><text:span text:style-name="T442">Prz</text:span><text:span text:style-name="T443">e</text:span><text:span text:style-name="T444">wodni</text:span><text:span text:style-name="T445">c</text:span><text:span text:style-name="T446">zą</text:span><text:span text:style-name="T447">c</text:span><text:span text:style-name="T448">y</text:span>:</text:p>
      <text:p text:style-name="P449">Proszę pan Pietrzyk.</text:p>
      <text:p text:style-name="P450"><text:span text:style-name="T451">O</text:span><text:span text:style-name="T452">b</text:span><text:span text:style-name="T453">.<text:s/></text:span><text:span text:style-name="T454">A</text:span><text:span text:style-name="T455">.<text:s/></text:span><text:span text:style-name="T456">P</text:span><text:span text:style-name="T457">i</text:span><text:span text:style-name="T458">etr</text:span><text:span text:style-name="T459">z</text:span><text:span text:style-name="T460">yk</text:span><text:span text:style-name="T461">:</text:span></text:p>
      <text:p text:style-name="P462">Proszę - Ryszard Brzózy.</text:p>
      <text:p text:style-name="P463"><text:span text:style-name="T464">Ob. Ryszard Brzózy</text:span>:</text:p>
      <text:soft-page-break/>
      <text:p text:style-name="P465">Panie przewodniczący Gustek, ja mam takie pytanie<text:s/><text:span text:style-name="T466">-</text:span><text:s/>pan ciągle, jeżeli pada jakiś podstawowy i zasadniczy problem, to stara się pan to gdzieś po prostu zepchnąć.</text:p>
      <text:p text:style-name="P467">Proszę pana<text:s/><text:span text:style-name="T468">-</text:span><text:s/>słyszał pan o zapowiedzianych akcjach protestacyjnych. Czy pan sobie zdaje sprawę z tego co wynika z takiej akcji, że w końcu zostanie zawalone to pańskie 190 mln ton węgla czy jakiegoś innego surowca. My tutaj powinniśmy konkretnie powiedzieć, że problem ten zostaje tutaj i teraz.</text:p>
      <text:p text:style-name="P469">Proszę pana, nie możemy wszystkiego odwlekać w czasie. Ja będąc uczestnikiem strajku, poważnego, jednego z na<text:span text:style-name="T470">j</text:span>poważniejszych w Polsce ostatnio - wiem jakie mogą być tego konsekwencje. Dlatego śmieszy mnie to, że pan w ten sposób próbuje załatwić sprawę.</text:p>
      <text:p text:style-name="P471">Dlatego wnioskuję, aby to zostało teraz i od ręki.</text:p>
      <text:p text:style-name="P472"><text:span text:style-name="T473">Przewodniczący</text:span>:</text:p>
      <text:p text:style-name="P474">Proszę państwa, na ostatnim posiedzeniu dostałem dokument skierowany jako, nazwany jako oświadczenie. I to oświadczenie... do tego oświadczenia zażądano ode mnie ustosunkowania się na piśmie. Zwróciłem się do generalnego dyrektora Wspólnoty Węgla Kamiennego i oświadczenie w tej sprawie na piśmie. Oświadczenie takie dostałem i to oświadczenie przedkładam jako oficjalny dokument, to co odczytał pan Puszczewicz.</text:p>
      <text:p text:style-name="P475">Dziękuję bardzo<text:span text:style-name="T476">.</text:span><text:s/>Proszę bardzo - pan Pietrzyk.</text:p>
      <text:p text:style-name="P477"><text:span text:style-name="T478">Ob. Pietrzyk</text:span>:</text:p>
      <text:p text:style-name="P479">Proszę o zabranie głosu Piotra Polmańskiego.</text:p>
      <text:p text:style-name="P480"><text:span text:style-name="T481">Ob.<text:s/></text:span><text:span text:style-name="T482">P</text:span><text:span text:style-name="T483">olmański Piotr -<text:s/></text:span><text:span text:style-name="T484">„</text:span><text:span text:style-name="T485">Solidarność</text:span><text:span text:style-name="T486">”</text:span>:</text:p>
      <text:p text:style-name="P487">Szanowni państwo, w zasadzie na dzisiaj umówiliśmy się, że będziemy kontynuować sprawę czasu pracy i ja w tej materii chciałem coś niecoś powiedzieć.</text:p>
      <text:p text:style-name="P488">Otóż szanowni państwo zbyt wiele zła wyrządzono polskiemu górnictwu.<text:s/>Zbyt wiele zła wyrządzono polskiemu górnictwu, a godnością polskiego górnika zamiatano podziemne chodniki, byśmy mieli teraz zadowala<text:span text:style-name="T489">ć</text:span><text:s/>się półśrodkami i wahać przed podejmowaniem radykalnych rozwiązań, na które jest społeczne zapotrzebowanie. Jako górnik z 12-<text:span text:style-name="T490">l</text:span>etnim stażem posiadający trochę wykształcenia chcę powiedzieć, i będę tutaj zarazem wyrazicielem opinii górniczych załóg, że górnicy nie chcą i nie będą już dalej niczyimi sługusami, nie pozwolą aby w dalszym ciągu pomiatano ich godnością. Nie chcemy, bo<text:s/><text:span text:style-name="T491">n</text:span>i<text:span text:style-name="T492">e</text:span><text:s/>mamy już ani sił, ani ochoty brać na swoje jakże spracowane barki kolejny już raz ogromny wysiłek wypr<text:span text:style-name="T493">ow</text:span>adzenia n<text:span text:style-name="T494">a</text:span>szej gospodarki. Nie mamy przy tym jasnych gwarancji, że wysiłek na<text:span text:style-name="T495">s</text:span>z nie zostanie po raz kolejny zmarnowany. Przestaliśmy już wierzyć w jakiekolwiek deklaracje i dobre intencje. Liczą się czyny i fakty. Przedstawiona przeze mnie propozycja związku zawodowego<text:s/><text:span text:style-name="T496">„</text:span>Solidarność”<text:s/>w zakresie czasu pracy jest w pełni odzwierciedleniem dążeń, aspiracji i prawa górnicz<text:span text:style-name="T497">yc</text:span>h załóg do godziwych warunków pr<text:span text:style-name="T498">ac</text:span>y.</text:p>
      <text:p text:style-name="P499">Wszyscy wiemy doskonale, że dotychczasowy stan w górnictwie odnośnie czasu pracy powoduje jawną dyskryminację górniczej grupy zawodowej w stosunku do ogółu zatrudnionych w Polsce. Nie muszę chyba tego uzasadniać. Władze resortu górnictwa z całą świadomością i premedytacją podejmowały w niedalekiej przeszłości i nadal podejmują takie działania.</text:p>
      <text:p text:style-name="P500">My nie chcemy być przekupywani jak to określił były wicepremier Szałajda. My chcemy spokojnie pracować dla kraju mając godziwe warunki pracy i płacy, nic<text:s/>więcej. M<text:span text:style-name="T501">a</text:span>my chyba do tego moralne prawo<text:span text:style-name="T502">.</text:span><text:s/>Pytam więc szanownych partnerów przy stole, czy zasada równości konstytucyjnej i pod<text:span text:style-name="T503">s</text:span>t<text:span text:style-name="T504">a</text:span>wowe prawa<text:s/><text:soft-page-break/>obywatelskie stanowią skuteczną przeciwwagę wobec wydobycia węgla i<text:span text:style-name="T505"><text:s/></text:span>bilansu energetycznego, czy nie?</text:p>
      <text:p text:style-name="P506">Jeżeli nie, to już w tej chwili możemy zakończyć te dysputy nad naprawą Rzeczypospolitej. Jeżeli tak to proszę nas nie szantażować spadkiem wydobycia węgla. My górnicy w pełni zdajemy sobie sprawę z tego i widzimy to zagrożenie lepiej niż niejeden urzędnik oderwany od realiów życia. Czas najwyższy jednak aby odrzucić pewne relacje i zmienić nieżyciowe i przestarzałe schematy.</text:p>
      <text:p text:style-name="P507">Nie można przecież za wszelką cenę widzieć tylko wózek, a nie dostrzegać górnika, który go pcha, jak to określił przewodniczący Federac<text:span text:style-name="T508">ji</text:span>. Wszyscy jak tu siedzimy wiemy doskonale, że zdrowie górnika niszczenie w zastraszającym tempie, że poważnie skraca mu się okres pracy zawodowej, a bardzo wielu z tych którzy szczęśliwie doczekali emerytury - niebawem umiera. Zachorowalność na choroby zawodowe w górnictwie kilkakrotnie przekracza średnią krajową. Wiemy też, że utrzymując to tempo wydobycia nie potrafimy stworzyć warunków do właściwego przygotowania frontu robót górniczych. Nie jesteśmy w stanie przeprowadzić należytej konserwacji maszyn i urzą<text:span text:style-name="T509">d</text:span>zeń. Nie potrafimy przy tym tempie wydobycia kontrolować i przestrzegać podstawowych warunk<text:span text:style-name="T510">ó</text:span>w i przepisów BHP<text:span text:style-name="T511">,</text:span><text:s/>bo jest to po prostu niemożliwe. Co jednak powoduje wzrastającą liczbę przestojów w czasie pracy i wzrost liczby wypadków, nierzadko śmiertelnych<text:span text:style-name="T512">.</text:span><text:span text:style-name="T513"><text:s/></text:span>Czy ktoś za to odpowiada?</text:p>
      <text:p text:style-name="P514">Szanowni Państwo!</text:p>
      <text:p text:style-name="P515">Każdy z nas ma prawo do wypoczynku. Organizacja wypoczynku jest nie mniej ważna niż organizacja pracy. To prawo gwarantuje nam nie tylko kodeks pracy, ale przede wszystkim<text:s/>Konstytucja naszego państwa i tu znów jak na ironię górnik, którzy najciężej pracuje ma najdłuższy wymiar czasu pracy, a tym samym najmniej czasu na wypoczynek.</text:p>
      <text:p text:style-name="P516">Pan dr Klonowski w swym wystąpieniu jest za tym, aby górnik pracował 5 dni w tygodniu, ale no właśnie co dalej? Odniosłem wrażenie, że gdzieś tam w podtekście chciał nam powiedzieć, zaproponować system,<text:s/><text:span text:style-name="T517">k</text:span>tóry w górnictwie dawno się już skompromitował. Owszem jesteśmy za tym, aby górnik pracował tylko 5 dni w tygodniu,<text:s/><text:span text:style-name="T518">a</text:span>le również normy prawne najwyższej rangi oraz zasady współżycia społecznego przyznają mu prawo do zasłużonego wypoczynku sobotnio-niedzielnego wraz z rodziną.</text:p>
      <text:p text:style-name="P519">Mając to wszystko na uwadze propozycje wprowadzenia od 1991 roku trzeciej zmiany w soboty jako zmiany bez wydobycia pozostawiam już kompletnie bez komentarza. Mam tylko taką gorąco prośbę osobistą do pana doktora Klonowskiego, aby zechci<text:span text:style-name="T520">a</text:span>ł powtórzyć to samo do górników<text:s/>w ostatnią niedzielę<text:s/><text:span text:style-name="T521">m</text:span>a<text:span text:style-name="T522">ją ze</text:span><text:s/>wzgórza Kal<text:span text:style-name="T523">waryjski</text:span>ego podczas dorocznej pielgrzymki mężczyzn do Matki Boskiej Piekarskiej. Byłbym panu wielce zobowiązany, gdyż nie jestem na tyle odważny, by uczynić to sam osobiście.</text:p>
      <text:p text:style-name="P524">Szanowni Państwo!</text:p>
      <text:p text:style-name="P525">Spróbujmy w zasadzie sobie wszyscy odpowiedzieć na jedno zasadnicze pytanie, po co my się tak śpieszymy z tym wy<text:span text:style-name="T526">d</text:span>obywaniem węgla i dokąd zmierzamy? Dla mnie prostego górnika i człowieka wierzącego nie ulega najmniejszej wątpliwości, że w tym całym pośpiechu właściwie donikąd.<text:s/><text:span text:style-name="T527">T</text:span>racimy z oczu wszystko co jest najważniejsze w tym całym procesie produkcji. Depczemy więc bezlitośnie godność człowieka i nie dostrzegamy jego rodziny. Zatracamy właściwą organizację pracy i nie przestrzegamy przepisów BHP, narażając z całą świadomością<text:span text:style-name="T528"><text:s/></text:span>na utratę zdrowia i życie ludzkie. Przewracamy więc do góry nogami całą hierarchię wartości, która wyrasta z korzenia ponad tysiącletniej chrześcijańskiej tradycji naszego narodu i państwa.</text:p>
      <text:soft-page-break/>
      <text:p text:style-name="P529">Pytam więc, czy mamy prawo rabować to, co jest własnością wszystkich pokoleń, a więc i tych, które prz<text:span text:style-name="T530">yj</text:span>dą po nas?</text:p>
      <text:p text:style-name="P531">Wyzwanie epoki, w której żyjemy zmusza nas żyjących z kolei na tej ziemi, do poszukiwania rozwiązań na miarę tej epoki. Innej drogi do porozumienia.<text:s/>I chciałbym, aby szczególnie mocno zabrzmiało to tu na tej sali.</text:p>
      <text:p text:style-name="P532">Dziękuję.</text:p>
      <text:p text:style-name="P533"><text:span text:style-name="T534">Przewodniczący</text:span>:</text:p>
      <text:p text:style-name="P535">Dziękuję<text:span text:style-name="T536">,</text:span><text:s/>bardzo panu Polmańskiemu<text:span text:style-name="T537">.</text:span></text:p>
      <text:p text:style-name="P538">Pan Moric, przepraszam bardzo Gustek, chce zabrać głos<text:span text:style-name="T539">.</text:span></text:p>
      <text:p text:style-name="P540"><text:span text:style-name="T541">Ob. Marian Gustek</text:span>:</text:p>
      <text:p text:style-name="P542">Ja myślę tak, że co do zasady że g<text:span text:style-name="T543">ó</text:span>rnik ma pracować 5 dni w tygodniu jesteśmy tutaj wszyscy zgodni. Myśmy tutaj w dodatku jeszcze pod tym względem też niczego nie wymyślili, bo jest to postanowienie Układu Jastrzębskiego<text:span text:style-name="T544">.</text:span><text:s/>Jest tylko kwestia jakimi drogami do tego dojść, żeby doprowadzić do tego, żeby górnik faktycznie pracował 5 dni w tygodniu i skupmy na tym dyskusję. Bardzo bym o to prosił.</text:p>
      <text:p text:style-name="P545"><text:span text:style-name="T546">Ob. R. Moric</text:span>:</text:p>
      <text:p text:style-name="P547">Widzę, że rozpoczęliśmy już dyskusję niejako przechodząc do porządku dziennego nad sprawą tego ośw<text:span text:style-name="T548">i</text:span>adczenia<text:span text:style-name="T549">.</text:span><text:s/>Chciałbym natomiast powiedzieć, że nasza strona oczekuje odpowiedzi na to oświadczenie do końca naszego posiedzenia<text:span text:style-name="T550">.</text:span><text:s/>Oczywiście nie odrzucając sprawy rozmów i ponieważ dyskusja się rozpoczęła w tym temacie, proszę żeby zabrał głos kol. Peterko.</text:p>
      <text:p text:style-name="P551"><text:span text:style-name="T552">Ob</text:span><text:span text:style-name="T553">.</text:span><text:span text:style-name="T554"><text:s/>Marian Pe</text:span><text:span text:style-name="T555">te</text:span><text:span text:style-name="T556">rko</text:span>:</text:p>
      <text:p text:style-name="P557">Szanowni Państwo! Strona związkowa reprezentująca Ogólnopolskie Porozumienie Związków Zawodowych po zapoznaniu się ze stanowiskiem strony rządowej jak również i opozycji<text:s/><text:span text:style-name="T558">„</text:span>Solidarność”<text:s/>ma nieco odmienną koncepcję skracania cza<text:span text:style-name="T559">s</text:span>u pracy. Bowiem mamy na uwadze zasadniczą sprawę tego zagadnienia, czyli swobody obywatelskie. Jako ruch związkowy jesteśmy za pełną swobodą obywatelską<text:s/><text:span text:style-name="T560">i</text:span><text:s/>myśli, w której pr<text:span text:style-name="T561">a</text:span>cownik winien dokonać wyboru podjęcia pracy lub nie podejmowania pracy w dniu ustawowo wolnym od pracy<text:span text:style-name="T562">.</text:span></text:p>
      <text:p text:style-name="P563">Zasada dobrowolności pracy w soboty jest postanowieniem zarówno i Porozumienia Jastrzębskiego jak i nawiązuje do uchwały 199, ora<text:span text:style-name="T564">z</text:span><text:s/>do podpisanego w styczniu przez przewodniczącego Federacji Związków Zawodowych Górników i Ministra Przemysłu ustaleń w zakresie wdrażania<text:s/><text:span text:style-name="T565">w</text:span><text:s/>życie dobrowolności pracy w soboty.</text:p>
      <text:p text:style-name="P566">Temat ten zaczęliśmy rozpatrywać na samym początku naszego dzisiejszego posiedzenia. Uważamy, że zasada dobrowolności pracy w soboty i inne dni wolne od pracy proponowana przez naszą stronę w pełni pokrywa się i zastosowanie ma do natychmiastowego żądania opozycji<text:s/>„Solidarność<text:span text:style-name="T567">”</text:span>. Nie wprowadzając równocześnie obligatoryjnego nakazu pracy w niektóre soboty, które są proponowane i również ich zakazów.</text:p>
      <text:p text:style-name="P568">Strona opozycyjna<text:s/>„Solidarność”<text:s/>po prostu obligatoryjnie wyznacza niektóre dni w stosunku do których pracownik musiałby się z<text:span text:style-name="T569">as</text:span>tosować.</text:p>
      <text:p text:style-name="P570">Proponowane rozwiązania uznajemy za nasze, znaczy proponowane nasze rozwiązania, za w pełni demokr<text:span text:style-name="T571">at</text:span>y<text:span text:style-name="T572">cz</text:span>ne ponieważ decyduje pracownik o woli pracy wzglę<text:span text:style-name="T573">d</text:span>nie nie<text:span text:style-name="T574">.</text:span><text:s/>Aby ta proponowana koncepcja<text:s/><text:soft-page-break/>dobrowolnej pracy w sobotę oraz inne dni była odzwierciedleniem woli pracownika, to niestety, plan wydobycia na poszczególne zakłady musi opiewać na bazę 5<text:span text:style-name="T575">-</text:span>dniowego dnia w tygodniu.</text:p>
      <text:p text:style-name="P576">Zdajemy sobie w p<text:span text:style-name="T577">e</text:span>łni sprawę z faktu, że równocześnie i pracownik winien korzystać z wydłuż<text:span text:style-name="T578">o</text:span>nego wypoczynku w przypadku wydłużonego czasu pracy na zasadzie pełnej dobrowolności.</text:p>
      <text:p text:style-name="P579">Dlatego będziemy stali na stanowisku i przestrzegali tego, by wypracowane formy przydzielania dodatkowych dni urlopowych w wymiarze jak na ten rok 11, a w przyszłym roku 12 dni, były przez pracowników przestrzegane, wybierane, a przez pracodawców przydzielane.</text:p>
      <text:p text:style-name="P580">Dzięku<text:span text:style-name="T581">ję</text:span><text:s/>za uwagę.</text:p>
      <text:p text:style-name="P582"><text:span text:style-name="T583">Przewodnicząc</text:span><text:span text:style-name="T584">y</text:span>:</text:p>
      <text:p text:style-name="P585">Dzięku<text:span text:style-name="T586">ję</text:span><text:s/>bardzo. Kto z państwa?</text:p>
      <text:p text:style-name="P587">Pan Pietrzyk.</text:p>
      <text:p text:style-name="P588"><text:span text:style-name="T589">O</text:span><text:span text:style-name="T590">b. Alojzy Pietrzyk</text:span>:</text:p>
      <text:p text:style-name="P591">Ja chciałem odpowiedzieć przedstawicielowi z OPZZ, że m.in. ten referat kol. Polmańskiego, w którym było wspomniane o jakimś tam czasowym rozłożeniu, to ja myślę, że to było takie dość... zresztą może nie dość, to było małe nieporozumienie. Kol. Polmański zapędził się trochę dalej, aniżeli powinien się zapędzić, jako że my tam nie wspominamy o żadnym tam rozłożeniu w czasie. Tylko on nie ma na uwadze sobót wolnych - żebyśmy się teraz dobrze zrozumieli - sobót wolnych i pracy w sobotę. On tam mówi o wolnych sobotach, a ta zasada tej dobrowolności w połączeniu z pracą wydobywczą w soboty - on o tym myślał, że jeżeli soboty wolne, jeżeli ktoś dobrowolnie<text:s/>przychodzi<text:span text:style-name="T592">,</text:span><text:s/>to tam była<text:s/><text:span text:style-name="T593">m</text:span>owa o tym, że<text:s/><text:span text:style-name="T594">w</text:span><text:s/>soboty robi się pra<text:span text:style-name="T595">ce</text:span><text:s/>konserwacyjne, a je<text:span text:style-name="T596">ż</text:span>eli ich się nie robi, no to jest to wydobycie, żeby to ograniczyć<text:span text:style-name="T597">.</text:span><text:s/>Soboty wolne, a wydobycie w soboty wolne, to odchodzenie w tym czasie, to było m.in. tak powiedziane i w tym duchu to było wyłożone, w tym referacie kol. Polmańskiego. Bo tu od samego początku są, od chwili kiedy to zostało odczytane, dość duże nieporozumienia na ten temat. I w<text:s/><text:span text:style-name="T598">pr</text:span>asie i dość duże nieporozumienia tu na tej sali.</text:p>
      <text:p text:style-name="P599">Tak że myślę, że to już jest w tej chwili zrozumiałe, że strona solidarnościowa<text:s/><text:span text:style-name="T600">jed</text:span>n<text:span text:style-name="T601">oz</text:span>n<text:span text:style-name="T602">acz</text:span>n<text:span text:style-name="T603">ie</text:span><text:s/>twierdzi, że soboty zgodnie z Porozumieniem Jastrzębskim. To jest nasze stanowisko.</text:p>
      <text:p text:style-name="P604">Jeżeli już jestem przy głosie, to prosiłbym o zabranie głosu pana Piotrowskiego.</text:p>
      <text:p text:style-name="P605"><text:span text:style-name="T606">Przewodnicząc</text:span><text:span text:style-name="T607">y:</text:span></text:p>
      <text:p text:style-name="P608">Proszę, pan Piotrowski.</text:p>
      <text:p text:style-name="P609"><text:span text:style-name="T610">O</text:span><text:span text:style-name="T611">b.</text:span><text:span text:style-name="T612"><text:s/></text:span><text:span text:style-name="T613">L</text:span><text:span text:style-name="T614">eszek P</text:span><text:span text:style-name="T615">iot</text:span><text:span text:style-name="T616">r</text:span><text:span text:style-name="T617">o</text:span><text:span text:style-name="T618">wski<text:s/></text:span><text:span text:style-name="T619">-</text:span><text:span text:style-name="T620"><text:s/></text:span><text:span text:style-name="T621">„</text:span><text:span text:style-name="T622">Solidarność</text:span><text:span text:style-name="T623">”</text:span>:</text:p>
      <text:p text:style-name="P624">Dzisie<text:span text:style-name="T625">js</text:span>ze wystąpienia były takie. Pan Krzysztof Betka z Wałbrzycha przedstawił tekst skandalicznego porozumienia, które następnie zostało ocenione przez prof. Zielińskiego. Chyba nie będzie sporu co do tego, że jest to człowiek kompetentny do oceny tego rodzaju aktów, jak to p<text:span text:style-name="T626">oroz</text:span>umienie. Następnie strona OPZZ zażądała załatwienia tego zaraz - od ręki. Chcę być jasny teraz w swojej wypowiedzi i krótki.</text:p>
      <text:p text:style-name="P627">My się do tego stanowiska zaprezentowanego przez pana przewodnic<text:span text:style-name="T628">zą</text:span>cego M<text:span text:style-name="T629">oric</text:span>a obiema rękami dopisujemy. Chcemy załatwienia tego dzisiaj. Pan minister Gustek jednocześnie mówi, że jest za 5-dniowym tygodniem pracy, a spycha - jak to użył takiego określenia mój przedmówca<text:s/>- to<text:s/>zagadnienie właśnie na sobotę. Nie rozumiem, dlaczego? Przecież kwestia kompetencji tu chyba nie wchodzi w rachubę.<text:s/>Za generalnego dyrektora tamtej wspólnoty może tu ktoś podpisać porozumienie, uchylające tamto porozumienie.</text:p>
      <text:soft-page-break/>
      <text:p text:style-name="P630">Skoro zaś jest przedstawiciel tej strony, która to porozumienie zawarła, to dzisiaj to można przy tym stole załatwić i czymś się pochwalimy dzisiaj.</text:p>
      <text:p text:style-name="P631">Więc stawiamy rzecz pryncypialną, przyłączamy się do głosu OPZZ i domagamy się uchylenia tego porozumienia jako nieważnego i szkodliwego dla sprawy, którą omawiamy, dla sprawy czasu pracy.</text:p>
      <text:p text:style-name="P632">Dzięku<text:span text:style-name="T633">ję</text:span>.</text:p>
      <text:p text:style-name="P634"><text:span text:style-name="T635">Przewodnicząc</text:span><text:span text:style-name="T636">y</text:span>:</text:p>
      <text:p text:style-name="P637">Dziękuję. Proszę, kto z państwa?</text:p>
      <text:p text:style-name="P638">O głos prosi pan Puszczewicz.</text:p>
      <text:p text:style-name="P639"><text:span text:style-name="T640">Ob. Edward Puszczewicz</text:span>:</text:p>
      <text:p text:style-name="P641">Ja chciałbym słów kilka jeszcze raz w konkretnej sprawie, w której wystąpił pan Moric. To, czy to jest dzisiaj, czy w sobotę, czy w piątek, jak poinformowałem dyrektora generalnego Wspólnoty 28 lutego zaproponował w trybie natychmiastowym spotkanie, by te sprawy omówić<text:span text:style-name="T642">.</text:span><text:s/>A ponieważ było określone uzgodnienie między związkami zawodowymi na Dolnym Śląsku i dyrekcjami tamtych kopalń, zatem rozwiązać tę sprawę proponuje się w trybie jak n<text:span text:style-name="T643">ajs</text:span>pieszni<text:span text:style-name="T644">ej</text:span>szym, między tymi, którzy zwarli określone ustalenia. A wynikają one z nadrzędnych, zawartych przez Federację Związków Zawodowych z Ministrem Przemysłu.</text:p>
      <text:p text:style-name="P645">Jeszcze raz chciałbym powiedzieć, że my jako podzespół górnictwa nie jesteśmy tu do rozwiązywania tej sprawy, ponieważ sprawa jest pomiędzy Federacją, a konkretnie Ministerstwem Przemysłu. I te strony to powinny załatwić. My jako podzespół górnictwa - jeszcze raz chciałbym powiedzieć - jesteśmy do wypracowania określonych, na<text:span text:style-name="T646">ji</text:span>stotniejszych w naszym wspólnym przekonaniu spraw dotyczących perspektyw górnictwa w Polsce Ludowej.</text:p>
      <text:p text:style-name="P647"><text:span text:style-name="T648">I</text:span><text:s/>tu chciałbym słów kilka na temat czasu pracy, związanych zagadnień z tym czasem pracy. W trakcie obrad przy naszym stole mówiliśmy i uzgodniliśmy, bo tak to rozumiałem, iż szukamy consensusu by w naszym kraju, w Polsce było lepiej, żyło się spokojniej, by poprawić sytuację społeczno-polityczną i gospodarczą naszego kraju. Jest to nadrzędna sprawa, która winna determinować nasze<text:s/>sp<text:span text:style-name="T649">ojr</text:span>zenie,<text:s/><text:span text:style-name="T650">wyc</text:span>inkowe w tym w<text:span text:style-name="T651">yp</text:span>adku,<text:s/><text:span text:style-name="T652">n</text:span>a problemy górnictwa.</text:p>
      <text:p text:style-name="P653">Również na tej sali padło sformułowanie, iż tylko górnictwo węgla kamiennego rozumie i zastanawia się, i realizu<text:span text:style-name="T654">j</text:span>e potrzeby gospodarki narodowej w zaopatrzeniu w węgiel kamienny, a nie wychodzi z możliwości. Gdyby wszyscy tak postępowali, mam na myśli wszystkie pozostałe działy gospodarki narodowej, wówczas mielibyśmy pełne półki w sklepach, społeczeństwu, obywatelom żyłoby się dostatniej. A my przecież, to co powiedziałem na początku, wychodzimy z założenia,<text:span text:style-name="T655"><text:s/></text:span>by wszystkim żyło się lepiej, dostatniej, byśmy jak n<text:span text:style-name="T656">ajs</text:span>pieszniej do tego doszli.</text:p>
      <text:p text:style-name="P657">I z drugiej strony, kiedy zaczynamy dyskusję o czasie pracy i doskonale jako fachowcy górnicy, znający się na tym zagadnieniu, wiemy, iż podstawą dla właściwego rozwoju gospodarki narodowej, mało tego - dla jej restrukturyzacji w ramach reformy, jest niezbędna i konieczna określona ilość dostaw energii.<text:s/><text:span text:style-name="T658">Z</text:span><text:s/>czego tą energię wytwarzamy w Polsce, mówiliśmy również za tym stołem i było to zawarte i w wystąpieniu dyrektora Klonowskiego, jak również prof. Jaczewskiego.</text:p>
      <text:p text:style-name="P659">Jeżeli tak uważamy, iż dostawa węgla i innych surowców, z których mamy wytworzyć energię, by ta energia była w każdym polskim domu, by była ciepła woda, itd., itd., bo uż<text:span text:style-name="T660">y</text:span>wamy wielkich słów, iż<text:s/><text:soft-page-break/>zmuszamy górników, górnicy są sługusami, nie mówimy kogo? Ja to rozumiem, że górnicy wytwarzają dobro narodowe, które służy całemu społeczeństwu, każdej rodzinie, bowiem każda rodzina korzysta z tej pracy górników, korzysta z energii.</text:p>
      <text:p text:style-name="P661">Jeżeli teraz wy<text:span text:style-name="T662">j</text:span>dziemy z założenia, że na obecnym etapie kraju, na jakim jesteśmy w dniu dzisiejszym, potwierdzone jest to wieloma analizami ekspertów - nie chciałbym tu przytacza<text:span text:style-name="T663">ć</text:span><text:s/>przykładów, że poziom wydobycia węgla jest niezbędny by gospodarka funkcjonowała w wysokości rzędu 190 mln ton<text:span text:style-name="T664">.</text:span><text:s/>I my mówimy, a ja jestem zgodny, że powinniśmy planować wydobycie węgla w kopalniach na analogiczny czas pracy, jak pracują we wszystkich branżach, w kraju. Ale to wydobycie węgla i my też wiemy, nam nie wystarcza jako gospodarce narodowej.<text:s/></text:p>
      <text:p text:style-name="P665">Ale możemy powiedzieć, bąd<text:span text:style-name="T666">ź</text:span><text:s/><text:span text:style-name="T667">n</text:span>a przykład, jeżeli zmni<text:span text:style-name="T668">ej</text:span>s<text:span text:style-name="T669">z</text:span>ymy - teoretyzuję<text:s/><text:span text:style-name="T670">-</text:span><text:s/>o te 30 mln ton, podejmujemy de<text:span text:style-name="T671">c</text:span>yzję - soboty s<text:span text:style-name="T672">ą</text:span><text:s/>wolne, 32 mln ton. Kogo obciążyć? Zdjąć cały eksport?</text:p>
      <text:p text:style-name="P673">Można i jest to jeden z wariantów, obciążyć równomiernie wszystkich odbiorców, czyli kogo dotknie? Każdą rodzinę, dotknie wszystkie przemysły. Czyli jeśli dostaną mniej energii, mniej dóbr wytworzą w pozostałych gałęziach g<text:span text:style-name="T674">o</text:span>s<text:span text:style-name="T675">poda</text:span>rki narodowej.</text:p>
      <text:p text:style-name="P676">Bo na dzisiaj już wiemy, że tej energii mamy za mało. My mówimy generalnie - ograniczymy w odbiorze hutnictwa, tam gdzie jest najbardziej energochłonne. Ale z drugiej strony chcemy budować mieszkania, chcemy mieć tę stal, ona jest potrzebna. Wiemy na dzisiaj, że tę stal w dużej części importujemy. Importujemy ją również pod potrzeby górnictwa, pod produkc<text:span text:style-name="T677">ję</text:span><text:s/>maszyn i urządzeń górniczych. Zatem mówiąc o tym, iż prawa człowieka pracy są ponad systemem planowania, nie ulega wątpliwości, że nie. Bo człowiek faktycznie, jesteśmy zgodni - ma prawo do pracy i do owoców swojej pracy. Ale do owoców pracy każdego człowieka ma też<text:s/><text:span text:style-name="T678">i</text:span>nny obywatel, z którym on tworzy społeczeństwo, tworzy Polskę. Czy zatem my - świadomie mamy podjąć dzisiaj decyzję i powiedzieć społeczeństwu polskiemu - będziemy wydobywali 30 mln ton węgla mniej, ponieważ efekty górnictwa przez ostatnie cztery pięciolatki pracy na rzecz tego społeczeństwa nie przyniosły określonych rezultatów. Będziemy go wydobywali mniej - sytuacja będzie gorsza, dotknie to każdego<text:span text:style-name="T679">.</text:span></text:p>
      <text:p text:style-name="P680">Wydaje mi się, że tak ostre postawienie tej sprawy w dniu dzisiejszym - pod natychmiast, w moim osobistym przekonaniu jest nierealne. Bowiem wówczas mogłoby dojść do takiej sytuacji, jeżeli używamy różnych porównań, iż dyskutowalibyśmy i rozwiązywali problemy, ale w jas<text:span text:style-name="T681">k</text:span>ini i przy łuczywie. Mogłaby zaistnieć taka sytuacja - czy stać nas na to?</text:p>
      <text:p text:style-name="P682">I znów wychodzę z tego założenia,<text:s/><text:span text:style-name="T683">ż</text:span>e wszyscy chcemy by było nam w Polsce lepiej, by rozwiązać podstawowe problemy w górnictwie, by jak n<text:span text:style-name="T684">ajw</text:span>łaściwi<text:span text:style-name="T685">ej</text:span><text:s/>wykorzystać majątek, który jest zainwestowany w te kopalnie, by górnicy mieli godziwy wypoczynek, by górnicy czuli s<text:span text:style-name="T686">i</text:span>ę gospodarzami. Gospodarzami na swoich stanowiskach pracy, by czuli się gospodarzami dysponującymi tym dobrem narodowy<text:span text:style-name="T687">m.</text:span></text:p>
      <text:p text:style-name="P688">Dlatego też uważam, iż określanie, że górnicy są sługusami, że to resort górnictwa nakłada na nich obowiązek takiej pracy w czasie ponadnormatywnym w wolne soboty. Chciałbym powiedzieć, że to nie resort górnictwa nakłada. A przecież społeczna dyskusja nad założeniami<text:span text:style-name="T689">,</text:span><text:s/>nad narodowym planem społeczno-gospodarczym, skorygowanym na dzisiaj planem społeczno-gospodarczym. Bo jak wiemy w<text:s/><text:span text:style-name="T690">N</text:span>PSG na rok 1990 jeszcze się kiedyś zakładało wydobycie w wysokości 195 mln ton węgla, w skorygowanym 192 mln a w tej chwili 189 mln 900 tys., jako te najpilniejsze potrzeby.</text:p>
      <text:soft-page-break/>
      <text:p text:style-name="P691">Zatem to wydobycie, ja nie chcę tu powiedzieć, że tylko konsultowane w Sejmie, jest to uchwała sejmowa, ale konsultowane to NPSG z całym społeczeństwem<text:span text:style-name="T692">.</text:span><text:s/>I jest pełna świadomość,<text:s/><text:span text:style-name="T693">ż</text:span>e takie wydobycie w takiej wysokości jest nam niezbędne.</text:p>
      <text:p text:style-name="P694">Zatem do górnictwa z prośbą, ustalając określone potrzeby gospodarki narodowe<text:span text:style-name="T695">j</text:span>, niejako można powiedzieć zwrócił się Sejm, zwróciło się społeczeństwo, chcąc by w Polsce wszystkim żyło się nam lepiej. Chcąc, by ten bilans energetyczny, który na dzisiaj jest niedomknięty, o czym wiemy<text:span text:style-name="T696">.</text:span></text:p>
      <text:p text:style-name="P697">My na dzisiaj wiemy i powiedzmy sobie, że gdyby cała gospodarka narodowa i duży przemysł, i małe zakłady rusz<text:span text:style-name="T698">y</text:span>ła i pracowała efektywnie z wykorzystaniem tego majątku, któr<text:span text:style-name="T699">y</text:span><text:s/>jest, to będziemy wprowadzali ograniczenia energetyczne, czyli będziemy mieli niejako wpływ na marnotrawienie, że w innych sektorach nie wytworzy się tej produkcji. I będziemy my, jako górnicy narzekali, że nie będziemy mogli także kupić określonej produkcji, niezbędnej do życia. Czyli niejako prowadzę do tego,<text:span text:style-name="T700"><text:s/></text:span>że jesteśmy na dzisiaj w sytuacji paliwowo-energetycznej - i mu<text:span text:style-name="T701">simy</text:span><text:s/>mieć świadomość - bardzo skomplikowanej i bardzo trudnej. Nie chcę nazwać tego, a są określone symulacyjne rachunki wykonane w Instytucie Energetyki, gdzie zakładało się określoną podaż paliwa pierwotnego w różnych wariantach, że jesteśmy już w kryzysie paliwowo-energetycznym. Taka jest rzeczywistość.</text:p>
      <text:p text:style-name="P702">Czy będziemy mieli odwagę<text:s/><text:span text:style-name="T703">po</text:span>wi<text:span text:style-name="T704">e</text:span>dzieć temu społeczeństwu, całemu narodowi, że za<text:span text:style-name="T705">st</text:span>an<text:span text:style-name="T706">aw</text:span>ialiśmy się nad tym, na Podzespole do spraw Górnictwa, że ma być lepiej, a de facto w wyniku naszej działalności, będzie gorzej.<text:s/>I każdemu górnikowi, bo nie będzie miał określonych dóbr<text:s/><text:span text:style-name="T707">i</text:span><text:s/>całemu społeczeństwu, jako całości<text:span text:style-name="T708">.</text:span></text:p>
      <text:p text:style-name="P709">Dlatego też uważam, że powinniśmy do tego - i przekonany jestem - podchodzić do tego bardzo rozważnie. I nie prowadzić do konfrontacji, zresztą to także było za tym stołem powiedziane, górnictwa a reszty kraju. Bo sytuacją zmniejszenia podaży tego podstawowego paliwa, taką kon<text:span text:style-name="T710">f</text:span>rontację może wywołać.</text:p>
      <text:p text:style-name="P711">Dlatego też uważam, iż wystąpienie, które bardzo szeroko przedstawił nam wszystkim dyrektor Klonowski, to wszystko o czym mówię, ten obraz daje.</text:p>
      <text:p text:style-name="P712">Nie ulega dla mnie wątpliwości i chyba co do tego jesteśmy zgodni, że planować wydobycie dla kopalń powinniśmy w takim samym czasie pracy, jak pracują wszystkie inne gałęzie gospodarki narodowe<text:span text:style-name="T713">j</text:span><text:s/>i z aktualnych założeń techniczno-ekonomicznych kopalń. Na pewno powinniśmy tak planować.</text:p>
      <text:p text:style-name="P714">I jest druga część - w jakim terminie, w jakim czasie znaleźć najwłaściwsze rozwiązanie, bo przy tym planowaniu, o którym powiedziałem, co do którego jesteśmy zgodni, tego paliwa nam nie wystarczy. Znaleźć rozwiązanie, byśmy w sposób racjonalny, spokojny mogli dojść do tego o czym mówimy<text:s/><text:span text:style-name="T715">-</text:span><text:s/>godziwego wypoczynku, satysfakcji dla załóg górni<text:span text:style-name="T716">c</text:span>z<text:span text:style-name="T717">y</text:span>ch.</text:p>
      <text:p text:style-name="P718">I wyda<text:span text:style-name="T719">j</text:span>e mi si<text:span text:style-name="T720">ę</text:span>,<text:s/><text:span text:style-name="T721">ż</text:span>e możliwości w kró<text:span text:style-name="T722">t</text:span>kim przedziale czasowym, ja mam na myśli rok 1989 i rok 1990, nie mamy.<text:s/><text:span text:style-name="T723">Ja</text:span><text:s/>pomijam już tu to<text:span text:style-name="T724">,</text:span><text:s/>co powiedziałem na wstępie, iż na rok 1989 mamy określone potrzeby gospodarki narod<text:span text:style-name="T725">o</text:span>w<text:span text:style-name="T726">ej.</text:span><text:s/>wszystkich sektorów<text:span text:style-name="T727">.</text:span><text:s/>Jeżeli byśmy to podjęli dzisiaj, kto poniesie konsekwencje i koszty tego, że my to ograniczymy<text:span text:style-name="T728">.</text:span></text:p>
      <text:p text:style-name="P729">To samo dotyczy roku 1990. Dlatego uważam, że m<text:span text:style-name="T730">yś</text:span>my powinni przyjąć wszystkie warianty, które zostały przy tym stole zgłoszone. Wychodząc z założenia, iż podzespół<text:s/>- ja<text:s/>tak rozumiem - powinien wypełniać rolę inspirującą do prz<text:span text:style-name="T731">ep</text:span>rowadzenia określonych zmian<text:span text:style-name="T732">.</text:span><text:s/>Wszystkie warianty, od wariantu, który<text:s/><text:soft-page-break/>był zgłoszony, że planuje się w porównywalnym czasie pracy wydobycie. Z zastanowieniem się - jeżeli uzna Sejm, jeżeli uzna rząd, jeżeli uzna społeczeństwo, że tego węgla jest więcej, wówczas Minister Przemysłu w formie określonej umowy, to by trzeba było wypracować, dogadać się z załogami kopalń, ponieważ będzie społeczeństwo potrzebowało więcej tego wydobycia, określone to będzie na zasadach określonego porozumienia<text:span text:style-name="T733">.<text:s/></text:span>Takie możliwości prawne są<text:span text:style-name="T734">.</text:span><text:s/>Przyjąć wariant, o którym mówił pan Polmański - trzeba czasowego schodzenia w okresie dwóch lat, ale nie w roku<text:s/><text:span text:style-name="T735">1989</text:span><text:s/>i 1990 - w moim przekonaniu - bośmy wszystkim odbiorcom i sektorom społecznym określili<text:s/><text:span text:style-name="T736">i</text:span><text:s/>oni są przygotowani do określonego odbioru węgla, ale od roku 1991.</text:p>
      <text:p text:style-name="P737">Przyjąć wariant pod rozwagę dobrowolnej pracy w soboty, według dotychczasowych zasad jak to jest. Dotychcza<text:span text:style-name="T738">so</text:span>wych zasad, które są zawarte w porozumieniu, w uchwale 199, itd.</text:p>
      <text:p text:style-name="P739">Przyjąć wariant na dotychczasowych zasadach, które ostatnio wypracowała Federacja Związków Zawodowych z Ministrem Przemysłu<text:span text:style-name="T740">.</text:span><text:s/>Przyjąć wariant w ogóle nie pracowania<text:s/><text:span text:style-name="T741">w</text:span><text:s/>soboty.<text:s/><text:span text:style-name="T742">A</text:span>le nie je<text:span text:style-name="T743">s</text:span>t<text:s/><text:span text:style-name="T744">t</text:span>o<text:s/><text:span text:style-name="T745">d</text:span>ecyzja na dzisi<text:span text:style-name="T746">a</text:span>j,<text:s/><text:span text:style-name="T747">w</text:span><text:s/><text:span text:style-name="T748">m</text:span>oim przekonaniu, ale jest to decyzja, która powinna w ostatecznym trybie zapaść w 1990 roku, tak żebyśmy w 1991 rok weszli w naszym przekonaniu. I przy wyborze tej decyzji konsultowa<text:span text:style-name="T749">ć<text:s/></text:span>ją z załogami górniczymi z<text:s/><text:span text:style-name="T750">ws</text:span>zystkimi kompetentnymi, którzy będą w drugiej połowie 1989, 1990 roku, w<text:s/><text:span text:style-name="T751">p</text:span>ier<text:span text:style-name="T752">ws</text:span>zej połowie. Przekonsultować, jaki wariant będziemy wybierali - jaką drogą pójdziemy. Natomiast uznając potrzeby gospodarki narodowej, uznając potrzeby społeczeństwa na dzień dzisiejszy wydobycie węgla realizować na dotychczasowych zasadach<text:s/><text:span text:style-name="T753">-</text:span><text:s/>ja mówię tu o pracy w soboty, na zasadach pełnej dobrowolności, o której tu mówił przewodniczący Moric, to znaczy porozumienia, które jest zawarte z Ministrem Przemysłu. I przygotowywać, nawet powołać zespół roboczy z nas wszystkich tu składający się, który będzie niejako wiodący przygotowywał<text:span text:style-name="T754">,</text:span><text:s/>z tych wszystkich wa<text:span text:style-name="T755">ri</text:span>an<text:span text:style-name="T756">tó</text:span>w, które zostały zgłoszone, jak postąpić w prz<text:span text:style-name="T757">ys</text:span>złoś<text:span text:style-name="T758">ci</text:span><text:s/>-<text:span text:style-name="T759"><text:s/></text:span>czy nam tego wystarczy, czy jednak, żeby całemu społeczeństwu żyło się lepiej i dostatniej, będziemy tego paliwa potrzebowali więcej.</text:p>
      <text:p text:style-name="P760">My - padały także sprawy możemy zrezygnować z eksportu. Samo górnictwo nie może w obecnej sytuacji zrezygnować z eksportu, doskonale wszyscy państwo wiecie<text:span text:style-name="T761">,</text:span><text:s/>że żeby górnikom pracowało się lżej, bezpieczniej, oczywiście konieczne są określone maszyny, ur<text:span text:style-name="T762">z</text:span>ądzenia itd., nie chcę w to wchodzić. Nie wszystko możemy otrzymać w kraju, a naw<text:span text:style-name="T763">et</text:span><text:s/><text:span text:style-name="T764">j</text:span>eżeli żądają od nas i inne se<text:span text:style-name="T765">k</text:span>tory wsadów dewizowych. Oznacza to, że musimy mieć określone d<text:span text:style-name="T766">e</text:span>w<text:span text:style-name="T767">i</text:span>zy, bow<text:span text:style-name="T768">i</text:span>em inaczej wyeksportu<text:span text:style-name="T769">je</text:span>my - rządzą się prawa<text:span text:style-name="T770">m</text:span>i ekonomicznymi - swoje urządzenia, a my nie będziemy ich mieli. Ma<text:span text:style-name="T771">ł</text:span>o tego, musimy także zaimportować, bo w dzisiejszej sytuacji gospodarki narodowej nie wystarcza tej produkcji przy tej podaży energii. Zatem samo górnictwo mus<text:span text:style-name="T772">i</text:span><text:s/>mieć ten rząd wielkości 200 - 250 milionów dolarów rocznie na to, by zabezpieczyć własne potrzeby. Oczywiście z eksportu węgla na dzisiaj otrzymujemy blisko 900 milionów dolarów nie mówię już o pierwszej strefie<text:span text:style-name="T773"><text:s/></text:span>rublowej i dla nas samych byśmy bezpieczniej żyli i pracowali jest to także niezbędne.</text:p>
      <text:p text:style-name="P774">Zatem czy możemy dzisiaj ad hoc powiedzieć zmniejszamy wydobycie? Nie będziemy eksportowal<text:span text:style-name="T775">i</text:span>. Możemy powiedzieć ograniczymy określonych odbiorców, taką i taką wielkością. Czyli wprowadzimy<text:s/><text:span text:style-name="T776">o</text:span>kreślone zakłócenie funk<text:span text:style-name="T777">cj</text:span>onowania gospodarki narodowej, a przecież nie jest to naszym celem i dlatego też opowiadałbym się za tym, by dyskutując o czasie pracy przyjąć jako consensus, iż strony są zgodne, iż planować wydobycie dla kopalń powinno się w identycznym czasie pracy obowią<text:span text:style-name="T778">z</text:span>ującym w skali kraju z<text:s/><text:soft-page-break/>uwzględnieniem ZP.</text:p>
      <text:p text:style-name="P779">Natomiast przyjąć również zasady pracy w<text:s/><text:span text:style-name="T780">1</text:span>989 i 1990 roku na dotychczasowych zasadach.</text:p>
      <text:p text:style-name="P781">Po trzecie - przyjąć wszystkie propozycje, które zostały zgłoszone na Podzespole do spraw Górnictwa do wnikliwej analizy znaleźć rozwiązanie od 1991 roku, które satysfakcjonowałoby załogi górnicze jak również w miarę zabezpieczało potrzeby pa<text:span text:style-name="T782">li</text:span>wo<text:span text:style-name="T783">wo</text:span>-energety<text:span text:style-name="T784">cz</text:span>ne gospodarki narodowej, funk<text:span text:style-name="T785">cj</text:span>onowania wszystkich sektorów i wydaje mi się, że w tym rozwiązaniu oczywiście ten zespół nad szukaniem tego wariantu, ustalilibyśmy skąd, wszystkich z<text:span text:style-name="T786">ai</text:span>nter<text:span text:style-name="T787">es</text:span>owanych, ten zespół pracowałby nie jako z inicjatywy powołania naszego Podzespołu do spraw Górnictwa, jak mówiłem przekonsultował to z załogami i wówczas mielibyśmy tę drogę dojścia spokojną i mieścilibyśmy się w intencji rozwiązania problemu spokojnie, na zasadzie pełnej odpowiedzialności i na zasadzie tej, iż świadomie wszyscy uważamy, iż chcemy by było lepiej nie tylko w górnictwie, ale i w gospodarce narodowej. Bo każdy pracuje na rzecz innego, tak by wszy<text:span text:style-name="T788">s</text:span>cy mogli mieć, czerpać z tych owoców pracy wszystkich jak n<text:span text:style-name="T789">aj</text:span>pełniej i jak najlepiej<text:span text:style-name="T790">.</text:span></text:p>
      <text:p text:style-name="P791">Ja tyle miałem do powiedzenia, dziękuję.</text:p>
      <text:p text:style-name="P792"><text:span text:style-name="T793">Przewodniczący</text:span>:</text:p>
      <text:p text:style-name="P794">Dziękuję bardzo. Kto z państwa ?</text:p>
      <text:p text:style-name="P795">Pan Moric prosi o głos<text:span text:style-name="T796">,</text:span><text:s/>udzieli głosu.</text:p>
      <text:p text:style-name="P797"><text:span text:style-name="T798">Ob</text:span><text:span text:style-name="T799">.</text:span><text:span text:style-name="T800"><text:s/>Ry</text:span><text:span text:style-name="T801">s</text:span><text:span text:style-name="T802">zard Zbrzyzny</text:span><text:span text:style-name="T803">:</text:span></text:p>
      <text:p text:style-name="P804">P<text:span text:style-name="T805">a</text:span>nie dyrektorze mam pytanie, mianowicie jak mam rozumieć z propozycji, które pan na końcu przedstawił czas pracy na d<text:span text:style-name="T806">otyc</text:span>h<text:span text:style-name="T807">czas</text:span>owych zasadach? Czy chodzi tu o zasady obowiązujące w<text:s/>Wałbrzyskiem?</text:p>
      <text:p text:style-name="P808"><text:span text:style-name="T809">Edward Puszczewicz</text:span>:</text:p>
      <text:p text:style-name="P810">Ja m<text:span text:style-name="T811">yś</text:span>lę, że dotychczasowe obowiązujące zasady pan zna, bo jeżeli Federacja je określała z Ministrem Przemysłu, jako strona, to dziwię się, że tego nie zna.</text:p>
      <text:p text:style-name="P812">Dziękuję bardzo.</text:p>
      <text:p text:style-name="P813"><text:span text:style-name="T814">P</text:span><text:span text:style-name="T815">rz</text:span><text:span text:style-name="T816">ewodni</text:span><text:span text:style-name="T817">cz</text:span><text:span text:style-name="T818">ący</text:span>:</text:p>
      <text:p text:style-name="P819">Proszę bardzo<text:span text:style-name="T820">,</text:span><text:s/>pan Pietrzyk udzieli głosu.</text:p>
      <text:p text:style-name="P821"><text:span text:style-name="T822">Ob</text:span><text:span text:style-name="T823">.</text:span><text:span text:style-name="T824"><text:s/>Grzegorz Stawsk</text:span><text:span text:style-name="T825">i:</text:span></text:p>
      <text:p text:style-name="P826">Ja w kwestii formalnej. Wydaje mi się, że pan Puszczewicz tutaj bardzo sprytnie uniknął odpowiedzi wprost na pytanie. Było to pytanie zasadnicze, co z<text:s/>„Wałbrzychem”<text:s/>i jak ustosunkowu<text:span text:style-name="T827">jeci</text:span>e się panowie do stanowiska tutaj w tym momencie dwóch stron załatwienia tego problemu w dzisiejszym dniu. Tej odpowiedzi nie było z pańskiej strony.</text:p>
      <text:p text:style-name="P828">Dziękuję.</text:p>
      <text:p text:style-name="P829"><text:span text:style-name="T830">Ob. Edward Puszczewicz</text:span>:</text:p>
      <text:p text:style-name="P831">Ja myślę, że w tej sprawie jak się ustosunkowałem bardzo wyraźnie przedstawiliśmy to na piśmie, iż nawet jeżeli Federacja będzie gotowa, dyrektor generalny Wspólnoty jest gotow<text:span text:style-name="T832">y</text:span><text:s/>dzisiaj się spotkać z Federacją. Ja powiedziałem - był gotowy wczoraj, przedwczoraj 28 lutego i rozwiązać tę sprawę. Ja nie widzę prz<text:span text:style-name="T833">e</text:span>szkód żadnych. Bardzo wyraźnie powiedziałem, niech strony, które między którymi to jest - niech się spotkają<text:s/>i rozwiązują ten problem.</text:p>
      <text:p text:style-name="P834">Dziękuję<text:span text:style-name="T835">.</text:span></text:p>
      <text:soft-page-break/>
      <text:p text:style-name="P836"><text:span text:style-name="T837">Ob</text:span><text:span text:style-name="T838">.</text:span><text:span text:style-name="T839"><text:s/></text:span><text:span text:style-name="T840">Alojzy<text:s/></text:span><text:span text:style-name="T841">Pietrzyk</text:span>:</text:p>
      <text:p text:style-name="P842">Proszę o zabranie głosu pana Zdzisława Kłeczka.</text:p>
      <text:p text:style-name="P843"><text:span text:style-name="T844">Przewodniczą</text:span>cy:</text:p>
      <text:p text:style-name="P845">Przepraszam panie Pietrzyk, ja proponuję żebyśmy skończyli sprawę wałbrzyską<text:span text:style-name="T846">,</text:span><text:s/>żeby ona nie ciążyła na naszych dalszych obradach. Proszę uprzejmie pan Pietrzyk.</text:p>
      <text:p text:style-name="P847"><text:span text:style-name="T848">Ob. P</text:span><text:span text:style-name="T849">i</text:span><text:span text:style-name="T850">etrzyk</text:span>:</text:p>
      <text:p text:style-name="P851">No, my<text:s/><text:span text:style-name="T852">je</text:span>dnoznacznie stwierdzamy, że to porozumienie, które jest tak rażąco krzywdzące dla górników kopalń wałbrzyskich powinno być tu na tej sali cofnięte.</text:p>
      <text:p text:style-name="P853"><text:span text:style-name="T854">Ob. R. Moric</text:span>:</text:p>
      <text:p text:style-name="P855">Pan Ciesielski zabierze głos, ponieważ tutaj padły jakieś takie denuncjacje, że jakoby nie chcemy się spotkać i te<text:s/><text:span text:style-name="T856">s</text:span>prawy rozwiązać. Ja chcę powiedzieć, że do dnia dzisiejszego takiego dokumentu od pana dyrektora generalnego S<text:span text:style-name="T857">z</text:span>lachty nie posiadamy, natomiast jeżeli taka jest potrzeba, jestem gotów w tej chwili odejść od stołu i z panem dyrektorem generalnym tę sprawę załatwić, ale nie rozumiem - dlaczego akurat z dyrektorem generalnym, a nie z innymi przedstawicielami Wspólnoty? Proszę pan Ciesielski ma głos.</text:p>
      <text:p text:style-name="P858"><text:span text:style-name="T859">Przewodnicząc</text:span><text:span text:style-name="T860">y</text:span>:</text:p>
      <text:p text:style-name="P861">P<text:span text:style-name="T862">rze</text:span>p<text:span text:style-name="T863">ras</text:span>z<text:span text:style-name="T864">am</text:span><text:s/>bardzo<text:span text:style-name="T865">,</text:span><text:s/><text:span text:style-name="T866">w</text:span><text:s/>uzgodnieniu<text:s/><text:span text:style-name="T867">z</text:span><text:s/>panem Pietrzykiem pan Sta<text:span text:style-name="T868">w</text:span>ski prosi o głos w sprawie<text:s/><text:span text:style-name="T869">fo</text:span>rmaln<text:span text:style-name="T870">ej.</text:span></text:p>
      <text:p text:style-name="P871"><text:span text:style-name="T872">Ob. Stawski</text:span>:</text:p>
      <text:p text:style-name="P873">Więc ja teraz nie rozumiem stanowiska kolegów, bo tutaj przewodniczący Gustek zaproponował, żebyśmy zajęli stanowisko co z tym problemem robimy. Wydaje mi się, że nasze stanowisko w tym momencie było jasne, stanowisko kolegów jeszcze nie jest jasne, więc co ustalamy? Czy rzeczywiście robimy spotkanie dzisiaj, czy nie robimy?</text:p>
      <text:p text:style-name="P874"><text:span text:style-name="T875">Ob. Ciesielski Jan</text:span>:</text:p>
      <text:p text:style-name="P876">Mnie się wydaje, że jest ogromnie niezrozumienie w ogóle tematu. Jeżeli mówimy o porozumieniu i przywiodła nas sprawa, żeby<text:span text:style-name="T877">ś</text:span>my się porozumieli co dalej powiedzmy z górnictwem i powołano ten<text:s/>„stolik”, to sądzę, że strony po to się spotkały, żeby zrealizować w przyszłości nasze ustalenia.</text:p>
      <text:p text:style-name="P878">I jeżeli mamy tak realizować w przyszłości te nasze ustalenia, które dzisiaj dokonujemy i tak je łamać powiedzmy jak zostało to zrobione na podstawie tego porozumienia wpisanego między panem ministrem Wilczkiem a przewodniczącym Moricem, to uważam, że takie porozumienie... w ogóle nie można mówić o porozumieniu, a nasze spotkanie jest bezsensem. Innymi słowy spisujemy p<text:span text:style-name="T879">oroz</text:span>umienie, a nie realizujemy tego porozumienia w podstawowych<text:s/><text:span text:style-name="T880">je</text:span>go założeniach<text:span text:style-name="T881">.</text:span></text:p>
      <text:p text:style-name="P882">Ja mam pytanie przede wszystkim, kto jest organem założycielskim dla kopalń, czy pan dyrektor Wspólnoty. pan dyr. Szlachta, czy powiedzmy Ministerstwo Przemysłu? Kto powinien realizować postanowienia, czy pan minister? Szlachta jest upoważniony, aby łamać to porozumienie spisane z jednostką, co by nie powiedzieć, nadrzędną<text:span text:style-name="T883">.</text:span></text:p>
      <text:p text:style-name="P884">W ślad za tym, wydaje mi się, że powinniśmy przyjąć taki kierunek, że dzisiaj na tej sali powinniśmy otrzymać odpowiedź, że pan dyrektora Szlachta przyjął do wiadomości porozumienie i będzie je natychmiast realizował, zgodnie z podpisanym porozumieniem między panem ministrem Wilczkiem a<text:s/><text:soft-page-break/>przewodniczącym Federacji<text:span text:style-name="T885">.</text:span><text:s/><text:span text:style-name="T886">Ż</text:span>e przyjął do realizacji<text:span text:style-name="T887">.</text:span><text:span text:style-name="T888"><text:s/></text:span>I że, po prostu wycofuje się z tych spraw, które są nadal praktykowane.</text:p>
      <text:p text:style-name="P889">Ja sądzę, że tak należy po prostu postawić sprawę<text:span text:style-name="T890">.<text:s/></text:span>Natomiast to, co mówił pan dyr<text:span text:style-name="T891">.</text:span><text:s/>Puszczewicz<text:span text:style-name="T892">.</text:span><text:s/>Panie dyrektorze, wydaje mi się, że my mamy dzisiaj mówić o podmiocie, a tym podmiotem są górnicy i w ślad za tym mówienie o całej gospodarce narodowej - oczywiście rozumiem, że należy mieć ten aspekt na uwadze, natomiast głównie powinniśmy się skupić nad podmiotem, jakim są sami górnicy. N<text:span text:style-name="T893">i</text:span>e zrozumiałem po prostu pana wypowiedzi, mówienie o wszystkim, a nie o podmiocie.</text:p>
      <text:p text:style-name="P894">Dzięku<text:span text:style-name="T895">ję</text:span>.</text:p>
      <text:p text:style-name="P896"><text:span text:style-name="T897">Przewodnicząc</text:span><text:span text:style-name="T898">y</text:span><text:span text:style-name="T899">:</text:span></text:p>
      <text:p text:style-name="P900">Pan Puszczewicz<text:span text:style-name="T901">.</text:span></text:p>
      <text:p text:style-name="P902"><text:span text:style-name="T903">Ob</text:span><text:span text:style-name="T904">.</text:span><text:span text:style-name="T905"><text:s/>Edward Puszczewicz</text:span>:</text:p>
      <text:p text:style-name="P906">Chciałbym jeszcze raz odpowiadając na pytanie, organem założycielskim przedsiębiorstw eksploatacji węgla jest oczywiście Minister Przemysłu<text:span text:style-name="T907">.<text:s/></text:span>Informowałem dzisiaj, że generalny dyrektor Wspólnoty ma upoważnienie Ministra Przemysłu do rozwiązania tej sprawy z Federacją<text:span text:style-name="T908">.</text:span></text:p>
      <text:p text:style-name="P909">Chciałbym, żebyśmy się dobrze zrozumieli. Porozumienie, o którym tu się mówi na Dolnym<text:s/><text:span text:style-name="T910">Ś</text:span>l<text:span text:style-name="T911">ą</text:span>sku, które zostało odczytane, zostało zawarte z dyrektorem Zakładu Wydobywczego, a kopalnią i związkami zawodowymi, tam na dole. Zatem, jeżeli tam się strony nie chcą wchodzić... na dzisiaj, tu prof. Zieliński mówił, na ile merytorycznie itd., itd. tam te strony to zawarły. Federacja dzisiaj zgłasza sprawę określonego protestu, cofnięcia itd. tych spraw. Dlatego logicznym jest... Dlatego jeszcze raz chciałbym powiedzieć, że nie tu Podzespół ds. Górnictwa jest władny o tym decydować, a jest to sprawa - zgodny jestem co do tego - by w trybie pilnym wyjaśnić wszystkie sprawy i okoliczności, o których tu koledzy ze związków zawodowych mówią i wyjaśnić. Bo na dzisiaj, ani dyrektor Szlachta, ani Minister Przemysłu, nikomu nie nakazywał tam na dole zawierać takiego porozumienia. Związki zawodowe są niezależne, samorządne itd. To porozumienie zostało zawarte<text:span text:style-name="T912">.</text:span></text:p>
      <text:p text:style-name="P913">Zatem nie jest to sprawa Ministra Przemysłu na dzisiaj cofać to porozumienie, którego będzie reprezentował minister Szlachta, a jest potrzeba spotkania się przedstawicieli Federacji, dyrektora generalnego Wspólnoty, Szlachty, ustalić w trybie pilnym, jak rozwiązać tą sprawę, by<text:s/>postępować w zgodności z porozumieniem zawartym przez Federację, a Ministrem Przemysłu. I myślę, że to jest logiczne p<text:span text:style-name="T914">os</text:span>tępowanie. A my cały czas jeszcze na ten temat dyskutujemy. Strona jedna, strona druga jest gotowa rozwiązywać. No to spotkać się i rozwiązywać.</text:p>
      <text:p text:style-name="P915">Dziękuję bardzo<text:span text:style-name="T916">.</text:span></text:p>
      <text:p text:style-name="P917"><text:span text:style-name="T918">Przewodnicząc</text:span><text:span text:style-name="T919">y</text:span>:</text:p>
      <text:p text:style-name="P920">Pan Moric.</text:p>
      <text:p text:style-name="P921"><text:span text:style-name="T922">Ob</text:span><text:span text:style-name="T923">.</text:span><text:span text:style-name="T924"><text:s/>Ra</text:span><text:span text:style-name="T925">j</text:span><text:span text:style-name="T926">mund Moric</text:span>:</text:p>
      <text:p text:style-name="P927">Sądzę, że chyba tu więcej grają - to jest moja taka ocena<text:s/><text:span text:style-name="T928">-</text:span><text:s/>sprawy ambicji, aniżeli jakaś chęć przełamania i rozwiązania problemu<text:span text:style-name="T929">.</text:span><text:s/>Tu chyba mamy wszyscy świadomość, że jest nie w porządku<text:s/><text:span text:style-name="T930">i</text:span><text:s/>z prawem obowiązującym i z zasadami, nawet z tą ideą, która tu dzisiaj nas przywiodła do stołu.</text:p>
      <text:p text:style-name="P931">Chcę powiedzieć, że po pierwsze - chcę wyprostować panie dyrektorze<text:s/>Puszczewicz - sprawa przez Fed<text:span text:style-name="T932">e</text:span>rację nie została zgłoszona dzisiaj - to po pierwsze. Została formalnie tu na<text:s/>„stoliku”<text:s/>i do Ministra<text:s/><text:soft-page-break/>Przemysłu skierowana w ub. sobotę. Tu postawiona konkretnie w sobotę ubiegłą, do Ministra Przemysłu w piątek poszło<text:span text:style-name="T933">.</text:span><text:s/>To po drugie.</text:p>
      <text:p text:style-name="P934">Po trzecie - sprawa ta była tematem działania grupy i<text:span text:style-name="T935">nterw</text:span>e<text:span text:style-name="T936">ncyjnej</text:span><text:s/>Federacji w Dolnośląskim Przedsiębiorstwie Eksploatacji Wę<text:span text:style-name="T937">g</text:span>la, przed tym oświadczeniem na<text:s/>„okrągły stół”. U osoby kompetentnej, dyrektora tego przedsiębiorstwa, pana dyr. Polaka. Gdyby tam ten temat można było rozwiązać, nie stanęłaby ona na<text:s/>„okrągłym stole”, nie<text:span text:style-name="T938"><text:s/></text:span>znalazłaby takiego dużego wydźwięku. Ale niestety, są tam pewni ludzie bardzo uparci, którzy prawo traktują, śmiem tak powiedzieć, bardzo dowolnie i traktują, że jedynym prawem jest jego wola. Bo ja muszę powiedzieć, co znalazło to wydźwięk w prasie, bo ta sprawa się głośna stała w prasie, były tam oświadczenia. To co tam wymyśla Federacja, pan Moric, w Warszawie, to jest daleko. A my tu na dole, my to wiemy lepiej i niech oni się tam znają na tym w Warszawie, my na dole to widzimy inacze<text:span text:style-name="T939">j.</text:span></text:p>
      <text:p text:style-name="P940">Nie chciałem tego mówić, bo nie chciałem psuć atmosfery,<text:s/><text:span text:style-name="T941">ale</text:span><text:s/>taka jest prawda. Na ten temat jest już cały szereg artykułów prasowych i się ukażą następne, bo wiem, że jest to gratka dla dziennikarzy w tej chwili<text:span text:style-name="T942">.</text:span></text:p>
      <text:p text:style-name="P943">I dlatego chcę powiedzieć tak, stanowisko naszej Federacji jest jednoznaczne<text:span text:style-name="T944">.</text:span><text:s/>Mamy zgodnie z o<text:span text:style-name="T945">bo</text:span>w<text:span text:style-name="T946">ią</text:span>zu<text:span text:style-name="T947">ją</text:span>c<text:span text:style-name="T948">ym<text:s/></text:span>prawem i naszą strukturą w związkach zawodowych jako<text:s/><text:span text:style-name="T949">F</text:span>ederacja prawo występowania, jeżeli do nas się zwrócą w tych tematach związki zawodowe<text:span text:style-name="T950">.</text:span><text:s/>Takie wystąpienia organizacji związkowych z tego terenu są<text:span text:style-name="T951">.</text:span><text:s/>Na tej podstawie Federacja podjęła działania<text:span text:style-name="T952">.</text:span><text:s/>Taką mamy strukturę u nas<text:span text:style-name="T953">.</text:span><text:s/>I w tej chwili nie jest sprawa, czy Moric się spotka z dyr. Szlachtą, czy nie, tylko jest sprawa decyzji administrac<text:span text:style-name="T954">yj</text:span>n<text:span text:style-name="T955">ej.<text:s/></text:span>Federacja, a nie Moric dała swoje stanowisko, żądając w sposób prawny anulowania tamtych porozumień, czy nieporozumień<text:span text:style-name="T956">.</text:span><text:s/>I uważam, że to jest wszystko kwestia decyzji administrac<text:span text:style-name="T957">yj</text:span>n<text:span text:style-name="T958">ej</text:span><text:s/>- tak lub nie. I jest to prosta sprawa.</text:p>
      <text:p text:style-name="P959">I tutaj, czy spotkanie będzie, czy nie, nie ma znaczenia<text:span text:style-name="T960">.</text:span><text:s/>My nigdy nie unikamy spotkań, bo to jest rzecz zrozumiała. I my naprawdę oczekujemy, że dzisiaj tutaj zapadnie przynajmniej oświadczenie ze strony rządowej<text:span text:style-name="T961">.<text:s/></text:span>Oświadczeni<text:span text:style-name="T962">e...</text:span><text:s/>decyzja ze strony rządowej, że w Przedsiębiorstwie Eksploatac<text:span text:style-name="T963">ji</text:span><text:s/>Węgla<text:s/>„Dolny Śląsk”<text:s/>będzie respektowane porozumienie zawarte między Ministrem Przemysłu i Federacją, co do dobr<text:span text:style-name="T964">owol</text:span>n<text:span text:style-name="T965">ości</text:span><text:s/>pracy<text:span text:style-name="T966">.</text:span></text:p>
      <text:p text:style-name="P967">Dziękuję bardzo<text:span text:style-name="T968">.</text:span></text:p>
      <text:p text:style-name="P969">I to jest końcowe stanowisko w tym temacie<text:span text:style-name="T970">.</text:span></text:p>
      <text:p text:style-name="P971"><text:span text:style-name="T972">Pr</text:span><text:span text:style-name="T973">ze</text:span><text:span text:style-name="T974">wodn</text:span><text:span text:style-name="T975">iczą</text:span><text:span text:style-name="T976">c</text:span><text:span text:style-name="T977">y</text:span>:</text:p>
      <text:p text:style-name="P978">Jeżeli można, ja bym naprawdę chciał zaproponować zakończenie tego<text:s/>„wałbrzyskiego”<text:s/>tematu<text:span text:style-name="T979">.</text:span><text:span text:style-name="T980"><text:s/></text:span>Proszę mnie nie rozumieć,<text:s/><text:span text:style-name="T981">że</text:span><text:s/>ja chcę znowu gdzieś coś spychać<text:span text:style-name="T982">.<text:s/></text:span>Dostałem oficjalny dokument, tak jak dostali wszyscy współprz<text:span text:style-name="T983">ew</text:span>odniczący, dokument w formie oświadczenia Federacji. Oficjalnie z tym zwróciłem się do pana generalnego dyrektora W<text:span text:style-name="T984">s</text:span>pólnoty Węgla Kamiennego, aby dał w tej sprawie odpowiedź na piśmie<text:span text:style-name="T985">.</text:span><text:s/>Jak państwo zobaczycie, do stenogramu zobowiązałem się, że tę sprawę przedłożę na piśmie. Zwróciłem się do pana generalnego dyrektora i otrzymałem takie to oświadczenie, które tutaj chcę złożyć przewodniczącemu Federacji.</text:p>
      <text:p text:style-name="P986">Ponieważ to nie satysfakcjonuje pana przewodniczącego Morica i stronę solidarnościową, zaproponowałem, ponieważ pan generalny dyrektor zasugerował<text:s/><text:span text:style-name="T987">w</text:span><text:s/>rozmowie ze mną, rozmowę na ten<text:s/><text:soft-page-break/>temat w sobotę, zaproponowałem,<text:s/><text:span text:style-name="T988">s</text:span>trona OPZZ, rozumiem, przyjęła. Strona solidarnościowa prosiła o to, czy wnioskowała o to, aby był włączony w to również przedstawiciel strony<text:s/>„Solidarności”<text:s/>z Wałbrzycha - tak?</text:p>
      <text:p text:style-name="P989">Pan przewodniczący M<text:span text:style-name="T990">o</text:span>r<text:span text:style-name="T991">i</text:span>c wnioskuje, aby sprawa była dzisiaj przy tym stole załatwiona. Ponieważ pan minister Szlachta w tym wypadku działa z upoważnienia pana ministra Wilczka, wszyscy jesteśmy za tym, aby porozumienie to było respektowane. Tutaj zaszły jakieś niezgodności. Pan przewodniczący Moric domaga się dzisiaj załatwienia tego. Prosiłem tutaj, aby się porozumieć z panem generalnym Szlachtą i do końca dnia, żeby pan generalny Szlachta dał nam w tej sprawie odpowiedź.</text:p>
      <text:p text:style-name="P992">I w związku z tym wnioskuję, abyśmy w tej chwili przyjęli to i nie dyskutowali sprawy<text:s/>„wałbrzyskiej”<text:s/>jako oddzielnego tematu, a skoncentrowali się na zagadnieniu czasu pracy.</text:p>
      <text:p text:style-name="P993">Porozumiem si<text:span text:style-name="T994">ę</text:span><text:s/>z panem ministrem Szlachtą, przyjdzie odpowiedź, wrócimy do tej sprawy.</text:p>
      <text:p text:style-name="P995">Czy zgoda panowie na taką propozycję?</text:p>
      <text:p text:style-name="P996">Pan Pietrzyk - proszę.</text:p>
      <text:p text:style-name="P997">Ob.<text:s/>Alojzy<text:s/>Pietrzyk:<text:bookmark-start text:name="bookmark0"/><text:bookmark-end text:name="bookmark0"/></text:p>
      <text:p text:style-name="P998">Ja chciałem n<text:span text:style-name="T999">aj</text:span>pierw w kwestii formalnej gwoli uzupełnienia, że do nas i to nie tylko do OPZZ, ale do nas też, do naszej strony, z zakładowych komitetów<text:s/><text:span text:style-name="T1000">„</text:span>Solidarności<text:span text:style-name="T1001">”</text:span><text:s/>z terenu Wałbrzycha też się z tą sprawą zwracano. I dla nas jest to też bardzo ważny i drażliwy temat.</text:p>
      <text:p text:style-name="P1002">Teraz prosiłbym o zabranie głosu pana Piotrowskiego.</text:p>
      <text:p text:style-name="P1003"><text:span text:style-name="T1004">Przewodnic</text:span><text:span text:style-name="T1005">z</text:span><text:span text:style-name="T1006">ąc</text:span><text:span text:style-name="T1007">y</text:span><text:span text:style-name="T1008">:</text:span></text:p>
      <text:p text:style-name="P1009">Proszę<text:s/><text:span text:style-name="T1010">-</text:span><text:s/>pan Piotrowski. Rozumiem, że jeszcze nadal w tej sprawie<text:s/>„wałbrzyski<text:span text:style-name="T1011">ej</text:span>”<text:span text:style-name="T1012">.</text:span></text:p>
      <text:p text:style-name="P1013"><text:span text:style-name="T1014">Ob. Leszek Piotrowski</text:span><text:span text:style-name="T1015">:</text:span></text:p>
      <text:p text:style-name="P1016"><text:span text:style-name="T1017">N</text:span>o, więc nie ma zgody na zdjęcie tej sprawy<text:s/>„wałbrzyskiej”<text:span text:style-name="T1018">.</text:span><text:s/>Popieramy w całej rozciągłości stanowisko pana Morica. Dzisiaj to ma być załatwione, bo my tego chcemy. My - dwie strony tego stołu.</text:p>
      <text:p text:style-name="P1019">Pan Szlachta do nas się może pofatygować, nie są to za niskie progi dla niego. Jeżeli już panowie tak stawiacie sprawę, że nie jesteście umocowani w jego imieniu zabierać głosu na temat nieważności tego<text:s/><text:span text:style-name="T1020">„</text:span>pseudo - porozumienia<text:span text:style-name="T1021">”</text:span><text:s/>- jak to jeszcze raz nazwę.</text:p>
      <text:p text:style-name="P1022">Jeśli natomiast idzie o wystąpienie pana dyrektora Pusz<text:span text:style-name="T1023">c</text:span>z<text:span text:style-name="T1024">ew</text:span>icza, to ch<text:span text:style-name="T1025">c</text:span>ę je skomentować jako prawnik w sposób następujący - jest to traktowanie prawa w sposób in<text:span text:style-name="T1026">str</text:span>um<text:span text:style-name="T1027">ental</text:span>ny, szuka się trudności<text:s/><text:span text:style-name="T1028">fo</text:span>rmalno-prawnych tam gdzie się czegoś nie chce załatwić. Ja to dobrze znam, bo jestem sądownikiem.</text:p>
      <text:p text:style-name="P1029">Stawiam taki zarzut z całą odpowiedzialnością za słowa. Możecie to załatwić, bo takie jest pr<text:span text:style-name="T1030">a</text:span>wo, a załatwić tego dzisiaj nie chc<text:span text:style-name="T1031">ec</text:span>ie. Ja mam dowody na szybkie działanie w przeciwnym kierunku, w przeciwną stronę. Jeżeli by to panów zainteresowało, to mogę to zreferować.</text:p>
      <text:p text:style-name="P1032">Natomiast jak trzeba coś zrobić dobrego, to są trudności, to ten jest niewładny, tamten nie ma umocowania, to się powołuje na przepisy, które akurat mu są wygodne<text:span text:style-name="T1033">,</text:span><text:s/>które wy<text:span text:style-name="T1034">bi</text:span>era spośród innych przepisów.</text:p>
      <text:p text:style-name="P1035">A więc jeszcze raz mówię, a jesteśmy tutaj niezależni, że nie dot<text:span text:style-name="T1036">yc</text:span>zy to tylko strony koalicyjno-rządowej i strony OPZZ. My jesteśmy trzecią tutaj stroną, która ma swoje zdanie na ten temat<text:span text:style-name="T1037">.</text:span><text:s/>I jeżeli panowie widzicie możliwość tylko poprzez pana Szlachtę załatwienia tej sprawy, to z<text:span text:style-name="T1038">a</text:span>prośmy go tutaj dzisiaj<text:span text:style-name="T1039">.</text:span></text:p>
      <text:p text:style-name="P1040">Dziękuję.</text:p>
      <text:soft-page-break/>
      <text:h text:style-name="P1041" text:outline-level="4"><text:span text:style-name="T1042">Przewodnicząc</text:span><text:span text:style-name="T1043">y</text:span>:<text:bookmark-start text:name="bookmark2"/><text:bookmark-end text:name="bookmark2"/></text:h>
      <text:p text:style-name="P1044">Kto z państwa jeszcze w tej sprawie? Proszę pan N<text:span text:style-name="T1045">ac</text:span>zyński<text:span text:style-name="T1046">.</text:span></text:p>
      <text:p text:style-name="P1047"><text:span text:style-name="T1048">O</text:span><text:span text:style-name="T1049">b.</text:span><text:span text:style-name="T1050"><text:s/>N</text:span><text:span text:style-name="T1051">aczyńs</text:span><text:span text:style-name="T1052">k</text:span><text:span text:style-name="T1053">i</text:span><text:span text:style-name="T1054">:</text:span></text:p>
      <text:p text:style-name="P1055">Mo<text:span text:style-name="T1056">j</text:span>e nazwisko N<text:span text:style-name="T1057">a</text:span>czyńs<text:span text:style-name="T1058">k</text:span>i<text:s/><text:span text:style-name="T1059">-</text:span><text:s/>dyrektor kopalni<text:s/><text:span text:style-name="T1060">„</text:span>Ziemowit<text:span text:style-name="T1061">”</text:span><text:span text:style-name="T1062">.<text:s/></text:span>Jak ja to odbieram z pozycji dyrektora, który też musi jakoś dojść do ugody między pracownikami, żeby jak na dzień dzisiejszy wydobywać 98 proc. wydobycia<text:s/>„dnia czarnego”.</text:p>
      <text:p text:style-name="P1063">Istotnie z dyskusji, która się tu<text:span text:style-name="T1064">t</text:span>a<text:span text:style-name="T1065">j</text:span><text:s/>dzisiaj toczy, wnoszę... odnoszę wrażenie, że autentycznie n<text:span text:style-name="T1066">i</text:span>e chcemy się porozumieć. Przeczytałem to Porozumienie Wałbrzyskie. I tam jest<text:s/><text:span text:style-name="T1067">-</text:span><text:s/>nie będę dyskutował czy to jest z punktu widzenia prawnego właściwe, czy nie. Ale intencją tego dyrektora czy<text:s/><text:span text:style-name="T1068">s</text:span>trony umawiających było, by w tym porozumieniu była zawarta pełna dobrowolność. I oświadczam, że w moim odczuciu ona jest.</text:p>
      <text:p text:style-name="P1069">Każdy pracownik kopalni do piątku włącznie mógł się zgłosić i określić, że nie chce przyjść do pracy. Pozostali w sposób, nie wiem jak to traktować<text:s/><text:span text:style-name="T1070">-</text:span><text:s/>prawny, zawarli cichą umowę, że zawarli umowę z zakładem pracy, że przyjdą do pracy i będą tę pracę świadczyli. Powstała umowa. I ta umowa, ale tylko w bardzo wąskim zakresie załogi przez co niektórych, nie została dochowana. Na co został określony sposób i tryb załatwienia tej sprawy.</text:p>
      <text:p text:style-name="P1071">I czy to jest, aż taki problem? Zostało k<text:span text:style-name="T1072">i</text:span>lku ludzi, którzy z przyczyn losowych ni<text:span text:style-name="T1073">eje</text:span>dnokrotnie innych, nie przyszli, a dyrektorowi obiecali poprzez sztygara. Pozostali mogli nie przyjść, zgłaszając się tylko na listę. Obojętnie jak to jest napisane i jak to jest ujęte.</text:p>
      <text:p text:style-name="P1074">Jest zasada dobrowolności - spytam się prawników, zawarta w tym porozumieniu, czy nie ma?</text:p>
      <text:p text:style-name="P1075">Uważam osobiście, że w całej rozciągłości<text:span text:style-name="T1076">.</text:span><text:span text:style-name="T1077"><text:s/></text:span>W st<text:span text:style-name="T1078">o</text:span>sunku do pozostałych, bo pisze się tam o sankcjach. Oczywiście - doszło do umowy partnerskiej. Przychodzę do pracy, kopalnia musi fedrować. Ta umowa została zerwana. W jakimś stopniu musi być opracowany system zamawiania, egzekwowania i produkowania węgla w soboty. System w jakimś stopniu wymuszający, wymuszający. Chociażby wymusza<text:span text:style-name="T1079">j</text:span>ący m.in. i takim porozumieniem.</text:p>
      <text:p text:style-name="P1080">Dzięku<text:span text:style-name="T1081">ję</text:span></text:p>
      <text:p text:style-name="P1082">Przewodniczący:<text:bookmark-start text:name="bookmark4"/><text:bookmark-end text:name="bookmark4"/></text:p>
      <text:p text:style-name="P1083">Dziękuję bardzo. Ja bym proponował, żebyśmy zrobili przerwę, bo tak zrozumiałem tutaj pana Pietrzyka.</text:p>
      <text:p text:style-name="P1084"><text:span text:style-name="T1085">Ob. A. Pietrzyk</text:span><text:span text:style-name="T1086">:</text:span></text:p>
      <text:p text:style-name="P1087">Jeszcze jeden głos z naszej strony i przerwa.</text:p>
      <text:p text:style-name="P1088"><text:span text:style-name="T1089">P</text:span><text:span text:style-name="T1090">rzew</text:span><text:span text:style-name="T1091">o</text:span><text:span text:style-name="T1092">dniczący</text:span><text:span text:style-name="T1093">:</text:span></text:p>
      <text:p text:style-name="P1094">Proszę bardzo, komu pan proponuje udzielić głos<text:span text:style-name="T1095">u</text:span>?</text:p>
      <text:p text:style-name="P1096"><text:span text:style-name="T1097">Ob. A. Pietrzyk</text:span>:</text:p>
      <text:p text:style-name="P1098">Krzysztof Betka.</text:p>
      <text:p text:style-name="P1099"><text:span text:style-name="T1100">Ob.<text:s/></text:span><text:span text:style-name="T1101">K</text:span><text:span text:style-name="T1102">rzysztof Betka -<text:s/></text:span><text:span text:style-name="T1103">„</text:span><text:span text:style-name="T1104">Solidarność</text:span><text:span text:style-name="T1105">”</text:span>:</text:p>
      <text:p text:style-name="P1106">Tu jest pewne nieporozumienie znowu. Bo mówi się, faktycznie mówi się o zgłaszaniu do piątku, nawet w ostateczności do piątku, ale nie mówi się tam co jest w szczegółowych zasadach ilościowych obłożeń pracą w soboty, niedziele, święta<text:s/><text:span text:style-name="T1107">-</text:span><text:s/>nie mówi się, że ki<text:span text:style-name="T1108">e</text:span>rownik oddziału decyduje o tym, że może dać, ale nie musi. I najczęściej nie daje, bo ma... na przykład to<text:s/>uwarunkowane<text:s/>jest tym, że na przykład - dla<text:s/><text:soft-page-break/>oddziałów wydobywczych, to jest podpisane przez dyrektora przedsiębiorstwa /to jest dość duże, a więc całości nie będę<text:s/><text:span text:style-name="T1109">c</text:span>zytał/<text:span text:style-name="T1110">.</text:span></text:p>
      <text:p text:style-name="P1111">Ale pkt.<text:s/>1 - w oddziałach wydobywczych od 1 do 10<text:s/><text:span text:style-name="T1112">/</text:span>to są nu<text:span text:style-name="T1113">m</text:span>ery oddziałów/ minimalne obłożenie robotników w pracę w soboty winno wynosić co najmniej 90 proc. pracowników zatrudnionych w normalnym dniu pracy. I jeżeli tego nie zapewni, to kierownik odmawia i to nie znaczy, że na przykład komuś z losowych rzeczy wychodzi, że ma mieć wolne, że on je dostanie. Nie ma tego, że to jest dobrowolność. I dlatego chodzi o to, że kategorycznie<text:span text:style-name="T1114">.<text:s/></text:span>Chcemy, żeby to ustalenie, to porozumienie było zniesione.</text:p>
      <text:p text:style-name="P1115">Bo tutaj jeszcze pan Moric mówił, ja się ust<text:span text:style-name="T1116">os</text:span>unkowa<text:span text:style-name="T1117">łe</text:span>m<text:span text:style-name="T1118"><text:s/></text:span>do tej sprawy w poprzedniej wypowiedzi - czy my chcemy to zdjąć czy nie<text:s/><text:span text:style-name="T1119">i</text:span><text:s/>nie podałem daty. Datę podałem<text:s/>- tam<text:s/>jest w porozumieniu na początku<text:span text:style-name="T1120">.</text:span><text:s/>Ale my kategorycznie chcemy, żeby to porozumienie było zniesione w Dolnośląskim Przedsiębiorstwi<text:span text:style-name="T1121">e.</text:span></text:p>
      <text:p text:style-name="P1122"><text:span text:style-name="T1123">Przewodnicząc</text:span><text:span text:style-name="T1124">y</text:span>:</text:p>
      <text:p text:style-name="P1125">Proszę - pan Moric.</text:p>
      <text:p text:style-name="P1126"><text:span text:style-name="T1127">Ob</text:span><text:span text:style-name="T1128">.</text:span><text:span text:style-name="T1129"><text:s/>Rajmund Moric</text:span>:</text:p>
      <text:p text:style-name="P1130">Proszę o zabranie głosu ko<text:span text:style-name="T1131">l</text:span>. Rupala.</text:p>
      <text:p text:style-name="P1132"><text:span text:style-name="T1133">Ob.<text:s/></text:span><text:span text:style-name="T1134">B</text:span><text:span text:style-name="T1135">ogu</text:span><text:span text:style-name="T1136">mi</text:span><text:span text:style-name="T1137">ł Rupala<text:s/></text:span><text:span text:style-name="T1138">-</text:span><text:span text:style-name="T1139"><text:s/>Federacja</text:span>:</text:p>
      <text:p text:style-name="P1140">Żeby zakończyć bardzo krótko. Ja mam akurat tekst, czy my mamy tekst z kopalni<text:s/><text:span text:style-name="T1141">„</text:span>Thorez”- on jest bardzo podobny, ale jednak jest jednoznaczny.</text:p>
      <text:p text:style-name="P1142">Porozumienie z dnia 18 stycznia 1989 r.</text:p>
      <text:p text:style-name="P1143"><text:span text:style-name="T1144">...</text:span>z interpelacją prawną kolegów o bezzasadności zawarcia takiego por<text:span text:style-name="T1145">oz</text:span>umienia. Ale nie kom<text:span text:style-name="T1146">e</text:span>n<text:span text:style-name="T1147">t</text:span>ujemy tej sprawy z uwagi na to, że właściwe ciało statut<text:span text:style-name="T1148">ó</text:span>w Federacji obradowało dwa dni temu i podjęło uchwałę jednoznaczną o niezwłocznym odstąpieniu, uchylenia decyzji zawartych przez<text:span text:style-name="T1149"><text:s/></text:span>związki zawodowe, niefortunnych decyzji.</text:p>
      <text:p text:style-name="P1150">Natomiast chciałem tylko tutaj powiedzieć, że mając tekst z kopalni<text:s/>„Thorez<text:span text:style-name="T1151">”</text:span><text:s/>jest wyraźnie w nim napisane:<text:s/>„Podjęli decyzję o wprowadzeniu z dniem 28 stycznia<text:s/><text:span text:style-name="T1152">1</text:span>9<text:span text:style-name="T1153">8</text:span>9 r<text:span text:style-name="T1154">.<text:s/></text:span>obowiązku pracy we wszystkie soboty i inne dni wolne od pracy pracownikom, którzy wyznaczeni zostali do pracy”. A więc jest tu jednoznacznie oświadczone. I chciałem jeszcze powiedzieć jedno - tu mi kolega przewodniczący Moric podpowiada, że stanowisko początkowo dyrektora tego byłego<text:s/>„Pewex-u”, czy obecnego przedsiębiorstwa<text:span text:style-name="T1155">...</text:span><text:s/>węgla jest pozornie korzystna zgodnie z ustaleniami. Natomiast decyzje na szczeblu kopalń są zupełnie odmienne.</text:p>
      <text:p text:style-name="P1156">Dziękuję bardzo.</text:p>
      <text:p text:style-name="P1157"><text:span text:style-name="T1158">Przewodnicząc</text:span><text:span text:style-name="T1159">y</text:span>:</text:p>
      <text:p text:style-name="P1160">Dziękuję. Proszę pan Pietrzyk.</text:p>
      <text:p text:style-name="P1161"><text:span text:style-name="T1162">Ob.<text:s/></text:span><text:span text:style-name="T1163">A.</text:span><text:span text:style-name="T1164"><text:s/>Pietrzyk</text:span>:</text:p>
      <text:p text:style-name="P1165">Proszę o zabranie głos pana Tadeusza Zielińskiego.</text:p>
      <text:p text:style-name="P1166"><text:span text:style-name="T1167">Ob</text:span><text:span text:style-name="T1168"><text:s/></text:span><text:span text:style-name="T1169">.</text:span><text:span text:style-name="T1170">T.</text:span><text:span text:style-name="T1171"><text:s/></text:span><text:span text:style-name="T1172">Zie</text:span><text:span text:style-name="T1173">l</text:span><text:span text:style-name="T1174">iński</text:span>:</text:p>
      <text:p text:style-name="P1175">Proszę państwa - było pytanie do prawników - jak należy rozumieć porozumienie zawarte w tej sprawie?</text:p>
      <text:p text:style-name="P1176">Ja mam przed sobą tekst p<text:span text:style-name="T1177">or</text:span>ozumien<text:span text:style-name="T1178">ia</text:span>.<text:s/><text:span text:style-name="T1179">I</text:span><text:s/>muszę powiedzieć, że zasada dobrowolności absolutnie nie wynika wyraźnie z treści tego porozumienia, w szczelności z § 2, §3<text:s/><text:span text:style-name="T1180">i<text:s/></text:span>§4.<text:s/>Jest<text:s/><text:span text:style-name="T1181">w</text:span><text:s/>par<text:span text:style-name="T1182">.</text:span><text:s/>2 powiedziane, że kierownictwo oddziału sporządzają listy osób, które nie są przewidziane do pracy w soboty. Już samo<text:s/><text:soft-page-break/>określenie<text:s/>„przewidzenie do pracy”<text:s/>oznacza chyba wymóg obligatoryjności<text:span text:style-name="T1183">.</text:span><text:s/><text:span text:style-name="T1184">D</text:span>alej pracowni<text:span text:style-name="T1185">c</text:span>y, którzy nie mogą z różnych względów pracować w sobotę itd<text:span text:style-name="T1186">.</text:span><text:s/>zawiadamiają o tym kierownika o<text:span text:style-name="T1187">dd</text:span>ziału, który ustalając listę osób nie przewidzianych do pracy uwzględnia słuszne interesy pracowników, czyli ja to rozumiem w ten sposób, że regu<text:span text:style-name="T1188">ł</text:span>ą jest obowiązek w gruncie rzecz pracy w te dni w soboty nie jest to wyraźnie, z porozumienia to nie wynika<text:span text:style-name="T1189">.</text:span></text:p>
      <text:p text:style-name="P1190"><text:span text:style-name="T1191">W</text:span><text:s/>przypadkach losowych pracownik przewidziany do pracy w sobotę, który nie może w tym dniu być w pracy może się z tego obowiązku zwolnić najpóźniej do końca pierwsze<text:span text:style-name="T1192">j<text:s/></text:span>zmiany w piątek<text:span text:style-name="T1193">.</text:span><text:s/>Wyraźnie tutaj z tekstu tego porozumienie wynika, że jest z góry ustalana lista pra<text:span text:style-name="T1194">cow</text:span>ni<text:span text:style-name="T1195">kó</text:span>w,<text:s/><text:span text:style-name="T1196">k</text:span>tórzy są przewidziani do pracy w sobotę i mają oni obowiązek podjęcia pracy<text:span text:style-name="T1197">.</text:span><text:s/><text:span text:style-name="T1198">D</text:span>alej par. 3: pracownicy, którzy nie zgłaszali wniosku o zwolnienie w dniu w sobotę daną<text:s/>mają obowiązek podjęcia pracy, a nie stawienie się w pracy traktowane będzie jako naruszenie obowiązków pracowniczych, jako dzień nieobecny nieusprawiedliwiony.</text:p>
      <text:p text:style-name="P1199">Dalej jest przecież znowu mowa o zamówieniu jakimś do pracy, to wprawdzie po raz pierwszy się pojawia sformułowanie za zgodą, pracownik zamówiony za jego zgodą do pracy w niedzielę po przepracowan<text:span text:style-name="T1200">ej<text:s/></text:span>sobocie, który nie stawi się do pracy w nied<text:span text:style-name="T1201">z</text:span>ielę podlega o<text:span text:style-name="T1202">dp</text:span>o<text:span text:style-name="T1203">wie</text:span>dzi<text:span text:style-name="T1204">al</text:span>n<text:span text:style-name="T1205">o</text:span>ś<text:span text:style-name="T1206">ci</text:span><text:s/>dyscyplinarnej pracowniczej.</text:p>
      <text:p text:style-name="P1207">Jest to co n<text:span text:style-name="T1208">aj</text:span>mniej niejasne porozumienie co do tego. W każdym razie w jednym tylko par. 4 jest mowa o zgodzie na pracę w niedzielę, a z innych pozostałych przepisów - ja tak to rozumiem jako prawnik - wynika, że jest lista osób, które mają obowiązek pracować. Być mo<text:span text:style-name="T1209">ż</text:span>e była inna intencja, być może inna była praktyka, w każdym razie z porozumienia nie wynika dob<text:span text:style-name="T1210">ro</text:span>w<text:span text:style-name="T1211">o</text:span>lność, nie wynika absolutnie dobrowolność, natomiast przewidziane są sankcje za bliżej nieokreślone zachowania, tak jak tutaj czytamy w par. 4, że pracownik podlega odpowiedzialności za utrudnianie prowadzenia zakładu górni<text:span text:style-name="T1212">c</text:span>z<text:span text:style-name="T1213">e</text:span>go.</text:p>
      <text:p text:style-name="P1214">Zgodnie z przepisami prawa karnego czy także z przepisami prawa pracy, pracownik, każdy zresztą obywatel może ponosić odpowiedzialność za konkretne uchybienia, a nie mo<text:span text:style-name="T1215">ż</text:span>na przecież przypisywać tym ludziom odpowiedzialności za utrudnienie funk<text:span text:style-name="T1216">cjo</text:span>nowaniu zakładu<text:span text:style-name="T1217">.</text:span></text:p>
      <text:p text:style-name="P1218">Dziękuję uprzejmie.</text:p>
      <text:p text:style-name="P1219"><text:span text:style-name="T1220">Przewodnicząc</text:span><text:span text:style-name="T1221">y</text:span>:</text:p>
      <text:p text:style-name="P1222">Dziękuję bardzo panu prof. Zielińskiemu.</text:p>
      <text:p text:style-name="P1223">Proszę o zabranie głosu pana Niglusa<text:span text:style-name="T1224">.</text:span></text:p>
      <text:p text:style-name="P1225"><text:span text:style-name="T1226">O</text:span><text:span text:style-name="T1227">b</text:span><text:span text:style-name="T1228">.</text:span><text:span text:style-name="T1229"><text:s/>Hubert Niglus</text:span>:</text:p>
      <text:p text:style-name="P1230">Proszę Państwa! Jeśli chodzi o tę sprawę w Prze<text:span text:style-name="T1231">ds</text:span>iębiorstwie Eksploatacji Węgla<text:s/>„Dolny Śląsk”<text:s/>to pozwolę sobie podać do wiadomości, iż porozumienia pomiędzy przewodniczącymi niezależnych zakładow<text:span text:style-name="T1232">y</text:span>ch związków zawodowych, a dyrektorami kopalń zostały zawarte - w<text:s/>„Nowej Rudzie”<text:s/>16 stycznia, podpisał pan Kulpa, w<text:s/>„Thorez-<text:span text:style-name="T1233">i</text:span>e”<text:s/>18 stycznia podpisał pan J<text:span text:style-name="T1234">as</text:span>trzewski, w<text:s/>„Wiktorii”<text:s/>13 stycznia podpisał pan Nowak i w<text:s/>„Wałbrzychu”<text:s/>12 stycznia podpisał pan Pomiernik.</text:p>
      <text:p text:style-name="P1235">Porozumienia te są zbieżne acz nie i<text:span text:style-name="T1236">de</text:span>ntyczne.<text:s/><text:span text:style-name="T1237">J</text:span>edne porozumienie, jak na przykład na kopalni<text:s/>„Thorez”<text:s/>jest zawarte objętościowo na jednej stronie bez wyszczególnienia paragrafów,<text:s/><text:span text:style-name="T1238">i</text:span>nn<text:span text:style-name="T1239">e</text:span><text:s/>jak na<text:s/>„Wiktorii”<text:s/>czy<text:s/>„Nowej Rudzie”<text:s/>obejmuje po kilka paragrafów<text:span text:style-name="T1240">.</text:span><text:s/>Dzisiaj mówimy, że strona rządowa reprezentowana przez pana ministra Szlachtę, bądź też pana ministra Wilczka ma anulowa<text:span text:style-name="T1241">ć</text:span><text:s/>te porozumienia<text:span text:style-name="T1242">.</text:span><text:s/>Ale przecież porozumienia podpisywały dwie niezależne osoby, jedna reprezentująca<text:s/><text:soft-page-break/>niezależny związek, którego jurysdykcja nie obejmuje pan minister Szlachta, n<text:span text:style-name="T1243">i</text:span>e obejmuje jurysdykcją, żeby uchylał podpis i dyrektora kopalni. Wobec tego proszę panów umowa może być rozwiązana przez tych, którzy ją zawarli<text:span text:style-name="T1244">.</text:span><text:s/>Ja nie jestem prawnikiem, ale mecenasie Piotrowski - panie profesorze, ja jestem ekonomistą, ale kiedyś jako ekonomi<text:span text:style-name="T1245">ś</text:span>ci liznęliśmy<text:s/><text:span text:style-name="T1246">i</text:span><text:s/>trochę prawa i tam kiedyś pamiętam taką zasadę,<text:s/><text:span text:style-name="T1247">ż</text:span>e nieznajomość prawa nie zwalnia od odpowiedzialno<text:span text:style-name="T1248">ś</text:span>c<text:span text:style-name="T1249">i.</text:span><text:s/>Wobe<text:span text:style-name="T1250">c</text:span><text:s/>tego zanim się coś podpisuje, jak się ma wątpliwości, istnieje cała plejada radców<text:s/>prawnych<text:s/>w przedsiębiorstwach na kopalni, w Federacji można tych radców prawnych, bo po to oni są, zasięgnąć opinii, a dopiero później cyrograf podpis<text:span text:style-name="T1251">y</text:span>wać.</text:p>
      <text:p text:style-name="P1252">Tak wygląda to od strony prawnej i nie... przepraszam od strony faktycznej i nie ośmielam się jako nieprawnik podejmować jakiejkolwiek polemiki z panem profesorem, czy zacnym panem mecenasem Piotrowskim, ale wydaje mi się na logikę, że nikt w trybie administracyjnym, niezależny jednostce niczego nakazywać nie może.</text:p>
      <text:p text:style-name="P1253">D<text:span text:style-name="T1254">z</text:span>iękuję bardzo.</text:p>
      <text:p text:style-name="P1255"><text:span text:style-name="T1256">Prze</text:span><text:span text:style-name="T1257">wo</text:span><text:span text:style-name="T1258">dnic</text:span><text:span text:style-name="T1259">z</text:span><text:span text:style-name="T1260">ąc</text:span><text:span text:style-name="T1261">y</text:span><text:span text:style-name="T1262">:</text:span></text:p>
      <text:p text:style-name="P1263">Chciał jeszcze prosić o głos pan dyrektor Kapłanek.</text:p>
      <text:p text:style-name="P1264"><text:span text:style-name="T1265">Ob</text:span><text:span text:style-name="T1266">.</text:span><text:span text:style-name="T1267"><text:s/>Andrzej Ka</text:span><text:span text:style-name="T1268">p</text:span><text:span text:style-name="T1269">łanek</text:span>:</text:p>
      <text:p text:style-name="P1270">Proszę Państw<text:span text:style-name="T1271">a!</text:span><text:s/>W naszej dyskusji zakradło się maleńkie nieporozumienie<text:span text:style-name="T1272">.</text:span><text:s/>Operujemy<text:span text:style-name="T1273"><text:s/></text:span>dwoma pojęciami. Dotyczącymi tych samych spraw.<text:s/><text:span text:style-name="T1274">M</text:span>ówimy porozumienie. Porozumienie to jest to co Federacja podpisała<text:s/><text:span text:style-name="T1275">z</text:span><text:s/>ministrem Wilczkiem,<text:s/><text:span text:style-name="T1276">j</text:span>a to tak rozumiem. Natomiast pod tym porozumieniu powstało na 70 kopalniach<text:span text:style-name="T1277"><text:s/></text:span>ileś zasad regulujących wprowadzanie tego porozumienia i na zdecydowanej większości kopalń te zasady aczkolwiek one tam budzą takie czy inne emocje przy różnych<text:s/>„stolikach”<text:s/>i różnych spotkaniach górniczych, te zasady w większości kopalń na dzisiaj są realizowane bez tych takich formalnych zgrzytów, o których tu mówimy, tak jak w przypadku kopalń dolnośląskich.</text:p>
      <text:p text:style-name="P1278">Te porozumienia,<text:s/><text:span text:style-name="T1279">ż</text:span>e zasady, kt<text:span text:style-name="T1280">ó</text:span>re ustaliliśmy na większości kopalń gwarantują pełną dobrowolność górnikom praktycznie na dzień dzisiejszy górnik, który nie przychodzi w sobotę do pracy - nie ma z tego powodu żadnych dolegliwości czy sankcji<text:span text:style-name="T1281">.</text:span></text:p>
      <text:p text:style-name="P1282">Na większości kopalń<text:s/>z wyjątkiem<text:s/>dolnośląskich, bo to wynika z tego, cośmy tu usłyszeli. I proszę państwa i teraz są<text:s/><text:span text:style-name="T1283">d</text:span>wie sprawy. Pierwsza to o czym tu w sprawie formalnej ro<text:span text:style-name="T1284">z</text:span>mawiamy dogadania tych zasad, które funkcjonowały, rozumiem jakiś czas,<text:s/><text:span text:style-name="T1285">k</text:span>ilka tygodni i po kilku tygodniach strona związków zawodnych oprotestowała je mówiąc, że powinny zostać zmienione. I to jest sprawa, którą trzeba zgodnie z intencjami tych, którzy wnieśli to spróbować rozwiązać,<text:span text:style-name="T1286"><text:s/>d</text:span>oprowadzić do innych zasad satysfak<text:span text:style-name="T1287">cj</text:span>onujących dwie strony.</text:p>
      <text:p text:style-name="P1288">Ale jest jeszcze... chciałbym podnieść jeszcze jedną stronę, nie wszyscy czytając to porozumienie zwrócili uwagę na punkt 4 tego porozumienia, gdzie mowa jest o ewentualnej renegocjacji, w przypadku jeżeli te ustalone zasady między dwoma stronami doprowadzą do pewnych napięć i w zakresie wydobycia, i prowadzenia kopalń<text:span text:style-name="T1289">.</text:span><text:s/>I ja tutaj rozumiejąc intencje spotkania ministra Szlachty, bowiem minęły już dwa miesiące praktycznie od czasu wprowadzenia tych porozumień na zakładach, że trzeba wymienić zdanie na ten temat w moim odczuciu jako dyrektora przedsiębiorstwa widzę, że potrzeba wymienić zdania.</text:p>
      <text:p text:style-name="P1290">Dlaczego? Mimo że na<text:s/><text:span text:style-name="T1291">p</text:span>rzedsiębiorstwie jastrzębsko- rybnickim, na kopa<text:span text:style-name="T1292">l</text:span>niach obowiązuje ta zasada, o której mówiłem inna niż w wałbrzyskim, ale z tego tytułu ponosimy - nie chcę użyć wielkich słów, bo<text:s/><text:soft-page-break/>chciałem powiedzieć - k<text:span text:style-name="T1293">l</text:span>ęski organizacyjne, ponosimy jakieś tam organizac<text:span text:style-name="T1294">yj</text:span>ne wpadki.<text:s/><text:span text:style-name="T1295">B</text:span>owiem zasada dobrowolnego zgłaszania do czwartku nie jest w większości górników uznawana i dowolnie jest - ten kalendarz pracy tego górnika dobierany według jakichś tam okoliczności i w efekcie obserwujemy, to jest praktyka, że przychodzi do ściany 50% ilości ludzi potrzebnych do obłożenia ściany, w efekcie w poniedziałek zamiast ściana jechać, w związku z tym, że obłożono ścianę tylko, a nie wnęki, no wiadomo jako górnicy, ja nie muszę dalej tłumaczyć co się dzieje, nie chcę tutaj zabierać czasu.</text:p>
      <text:p text:style-name="P1296">W związku z powyższym ja mógłbym jeszcze przypadków takich poda<text:span text:style-name="T1297">ć</text:span>, tutaj tych trudności organizacyjnych jakie mamy<text:span text:style-name="T1298">.</text:span><text:s/>W związku z powyższym należy właśnie się spotkać, by te sprawy również - nie tylko sprawę wałbrzyskich zasad, ale również na zasadzie tego punktu<text:s/><text:span text:style-name="T1299">4<text:s/></text:span>uściślić i powiedzieć sobie co dalej. To tyle co chciałbym powiedzieć.</text:p>
      <text:p text:style-name="P1300"><text:span text:style-name="T1301">Przewodniczący</text:span>:</text:p>
      <text:p text:style-name="P1302">Panowie współprzewodniczący? Ja proponuję przerwę, bo się zanosi na jeszcze dyskus<text:span text:style-name="T1303">ję<text:s/></text:span>nad sprawą<text:s/>„wałbrzyską”.</text:p>
      <text:p text:style-name="P1304">Proponuję przerwę. Pan Moric jednak przed przerwą<text:s/><text:span text:style-name="T1305">j</text:span>eszcze chciał zabrać głos.</text:p>
      <text:p text:style-name="P1306"><text:span text:style-name="T1307">O</text:span><text:span text:style-name="T1308">b.<text:s/></text:span><text:span text:style-name="T1309">R</text:span><text:span text:style-name="T1310">ajmund Moric</text:span>:</text:p>
      <text:p text:style-name="P1311">Panowie wybaczą,<text:s/><text:span text:style-name="T1312">że</text:span><text:s/>jeszcze przed przerwą chcę powiedzieć parę słów, ponieważ tu padły pewne nieporozumienia, a uważam, żeby to przemyśleć, to trzeba mieć pewne informacje przed przerwą. Dlatego jeżeli byście pozwolili panowie jeszcze<text:span text:style-name="T1313"><text:s/></text:span>przed przerwą parę tylko informac<text:span text:style-name="T1314">ji</text:span>, króciutko.</text:p>
      <text:p text:style-name="P1315">Pozwoli przewodniczący?</text:p>
      <text:p text:style-name="P1316"><text:span text:style-name="T1317">P</text:span><text:span text:style-name="T1318">rz</text:span><text:span text:style-name="T1319">e</text:span><text:span text:style-name="T1320">wo</text:span><text:span text:style-name="T1321">dni</text:span><text:span text:style-name="T1322">c</text:span><text:span text:style-name="T1323">ząc</text:span><text:span text:style-name="T1324">y</text:span><text:span text:style-name="T1325">:</text:span></text:p>
      <text:p text:style-name="P1326"><text:span text:style-name="T1327">P</text:span>roszę bardzo.</text:p>
      <text:p text:style-name="P1328"><text:span text:style-name="T1329">Ob</text:span><text:span text:style-name="T1330">.</text:span><text:span text:style-name="T1331"><text:s/>R</text:span><text:span text:style-name="T1332">.</text:span><text:span text:style-name="T1333"><text:s/>Moric</text:span>:</text:p>
      <text:p text:style-name="P1334">Proszę Państwa! Mylimy podstawowe pojęcia. Federacja z ministrem Wilczkiem podpisała ustalenia, które prawdę powiedziawszy w świetle przepisów prawa może by się prawnicy i krzywili, nie bardzo były zgodne z prawem. Mieliśmy tę świadomość wszystkie strony tam będące, ale dawały jedną rzecz. Dawały o<text:span text:style-name="T1335">n</text:span>e praktycznie dobrowolność pracy załogom górniczym od 1 stycznia, polegająca na tym, że jeżeli pracownik nie chce przyjść do pracy oświadcza to do jakiegoś terminu, który właśnie miał być ustalony na zakładzie, że pracy nie chce podjąć i będzie w związku z tym miał wolne bez konsekwenc<text:span text:style-name="T1336">ji.</text:span></text:p>
      <text:p text:style-name="P1337">I taki był duch, intencja t<text:span text:style-name="T1338">y</text:span>ch podpisanych ustaleń. Te oczywiście podpisane ustalenia, trzeba to powiedzieć uczciwie, miały dwie rzeczy, jedną delegację dla zakładu, aby określić tą technikę, jak to ma się odbywać w zakładzie. To miały robić te porozumienia te zakładowe. Tylko to, nic poza tym. I drugi par. 4, gdzie się mówiło, ponieważ<text:s/><text:span text:style-name="T1339">z</text:span>dawaliśmy sobie sprawę i zdajemy sobie sprawę wszyscy, jak tu jesteśmy górnikami, że wprowadzenie dobrowolności, że pracownicy mogą do pracy nie przychodzić w sobo<text:span text:style-name="T1340">tę</text:span>, może spowodować spadek wydobycia. I były też te obawy ze strony rządu, pana ministra Wilczka. I w związku z tym zapisaliśmy w pkt. 4, że wprowadzamy od 1 stycznia tą dobrowolność, ale raz na kwartał będziemy analizowali rozwó<text:span text:style-name="T1341">j</text:span><text:s/>tej dobrowolności, sprawy wydobycia, jaki ma to wpływ, między Federacją a dyrektorami wspólnoty i kombinatów. Dotyczy to nie tylko w<text:span text:style-name="T1342">ę</text:span>gla, dotyczy wszystkich kopalń głębinowych.</text:p>
      <text:p text:style-name="P1343">I w tym układzie oczywiście taka analiza będzie dokonana, jesteśmy za tym. Natomiast porozumienia, które zostały podpisane<text:s/><text:span text:style-name="T1344">w</text:span><text:s/>zakładach wałbrzyskich, wychodzą poza ramy ustaleń z ministrem Wilczkiem.<text:s/><text:soft-page-break/>Poza te ramy, poza delegacje tam nadane. I tu jest problem. I nie jest<text:s/>prawdą<text:span text:style-name="T1345">,</text:span><text:s/>że tu chcemy załatwić tą sprawę<text:span text:style-name="T1346">.</text:span><text:s/>Prawdą jest, że tą sprawę stawialiśmy i w zakładach u panów dyrektorów poszczególn<text:span text:style-name="T1347">yc</text:span>h i u dyrektora Przedsiębiorstwa Eksploatacji<text:s/>„Dolny Śląsk”<text:span text:style-name="T1348">.</text:span></text:p>
      <text:p text:style-name="P1349">I chcę jednoznacznie jeszcze raz oświadczyć, że związki zawodowe wypowiedziały<text:s/><text:span text:style-name="T1350">-</text:span><text:s/>odpowiedni dokument jest u nas w Federacji - te porozumienia. Jedna ze stron wypowiedziała, druga nie chce tego przyjąć i nie chce też tego wypowiedzieć. I tu jest zgryz.</text:p>
      <text:p text:style-name="P1351">Dzięku<text:span text:style-name="T1352">ję</text:span>.</text:p>
      <text:p text:style-name="P1353"><text:span text:style-name="T1354">Przewodnicząc</text:span><text:span text:style-name="T1355">y</text:span>:</text:p>
      <text:p text:style-name="P1356">Pan Pietrzyk.</text:p>
      <text:p text:style-name="P1357"><text:span text:style-name="T1358">O</text:span><text:span text:style-name="T1359">b.</text:span><text:span text:style-name="T1360"><text:s/>Alojzy Pietrzyk</text:span>:</text:p>
      <text:p text:style-name="P1361">Ja tylko przed przerwą chciałem nadmienić, że nierozwiązanie tego problemu może spowodować i może się powtórzyć<text:s/>„Bełchatów”, a skala tego może być jeszcze dwa razy większa. Bo m.in. w Bełchatowie przyczyną konfliktu zasadniczą był system wewnętrzny wynagradzania, też podpisany przez wspólnotę i przez stronę OPZZ-owską. Tu jest przedstawiciel ze strony<text:s/><text:span text:style-name="T1362">„</text:span>Solidarności<text:span text:style-name="T1363">”</text:span><text:s/>z Bełchatowa i jeżeli ktoś ma wątpliwości, to może to uzasadnić.</text:p>
      <text:p text:style-name="P1364">Dzięku<text:span text:style-name="T1365">ję</text:span>.</text:p>
      <text:p text:style-name="P1366"><text:span text:style-name="T1367">Przewodnicząc</text:span><text:span text:style-name="T1368">y</text:span>:</text:p>
      <text:p text:style-name="P1369">Dzięku<text:span text:style-name="T1370">ję</text:span><text:s/>bardzo.</text:p>
      <text:p text:style-name="P1371">Jeżeli można, to do godziny 12, 15-minutowa przerwa.</text:p>
      <text:p text:style-name="P1372">/Przerwa/.</text:p>
      <text:p text:style-name="P1373"/>
      <text:p text:style-name="P1374">/Po przerwie/.</text:p>
      <text:p text:style-name="P1375"><text:span text:style-name="T1376">Przewodnicząc</text:span><text:span text:style-name="T1377">y</text:span>:</text:p>
      <text:p text:style-name="P1378">Proszę o zajmowanie miejsc przy stole, czas to pieniądz<text:span text:style-name="T1379">.</text:span><text:s/>Rozpoczynamy dalszy ciąg obrad<text:span text:style-name="T1380">.</text:span></text:p>
      <text:p text:style-name="P1381"><text:span text:style-name="T1382">Ob. <text:s text:c="22"/></text:span>:</text:p>
      <text:p text:style-name="P1383">P<text:span text:style-name="T1384">rze</text:span>w<text:span text:style-name="T1385">od</text:span>n<text:span text:style-name="T1386">iczą</text:span>cy Gu<text:span text:style-name="T1387">ste</text:span>k, może ja w międzyczasie wykorzystam tą przerwę, zanim dotrze do nas pan M<text:span text:style-name="T1388">o</text:span>ric i przeczytam pismo, które jest adresowane do<text:s/><text:span text:style-name="T1389">L</text:span>echa Wałęsy.<text:s/><text:span text:style-name="T1390">„</text:span>Okrągły Stół Górniczy”<text:s/>Episkopat Polski, dyrektor generalny, dyrektor Wspólnoty<text:s/>„Południe”<text:s/>i<text:s/><text:span text:style-name="T1391">...</text:span><text:s/>Przedsiębiorstwa<text:s/>„Południe”<text:s/>i dyrektor KMK<text:s/>„Manifest Lipcowy”<text:span text:style-name="T1392">.</text:span></text:p>
      <text:p text:style-name="P1393">Tymczasowa<text:s/>Komisja<text:s/>Zakładowa NSZZ<text:s/>„Solidarność”<text:s/>Kopalni Węgla Kamiennego<text:s/>„Manifest Lipcowy”<text:s/>w Jastrzębiu Zdroju.</text:p>
      <text:p text:style-name="P1394">Akurat to pismo jest adresowane do ministra Wilczka i jest ono też i do<text:s/>„stołu”<text:s/>górniczego<text:span text:style-name="T1395">.</text:span></text:p>
      <text:p text:style-name="P1396">Tymczasowa<text:s/>Komisja<text:s/>Zakładowa NSZZ<text:s/>„Solidarność”<text:s/>Kopalni Węgla Kamiennego<text:s/>„Manifest Lipcowy”<text:s/>w Jastrzębiu Zdroju składa zdecydowany protest odnośnie pozbawienia za udział w strajku sierpień 88 górników naszej kopalni tzw<text:span text:style-name="T1397">.</text:span><text:s/>„czternastej”<text:s/>pensji za rok 1988. Protest swój uzasadniamy tym, że w dniu<text:s/><text:span text:style-name="T1398">2</text:span>0<text:span text:style-name="T1399">.</text:span>02<text:span text:style-name="T1400">.</text:span>1989 r<text:span text:style-name="T1401">.</text:span><text:s/>dyrekcja kopalni otrzymała telefonogram Wspólnoty Węgla Kamiennego w Katowicach informujący, że czternasta pensja ma zostać wypłacona górnikom na takich samych zasadach, jak<text:s/>„trzynastka”.</text:p>
      <text:p text:style-name="P1402">W związku z tym dział kontroli zarobków dokonał listy wypłat zgodnie z otrzymanym telefonogramem.<text:s/><text:soft-page-break/>W przeddzień wypłaty<text:s/>„czternastki”<text:s/>staje się rzecz dla nas niezrozumiała<text:span text:style-name="T1403">.</text:span><text:s/>O godzinie czternastej z minutami przybył do kopalni dyrektor ds. ekonom<text:span text:style-name="T1404">ic</text:span>zn<text:span text:style-name="T1405">yc</text:span>h Przedsiębiorstwa Eksploatacji Węgla<text:s/>„Południe”<text:s/>w Jastrzębiu Zdroju. Następstwem tego przybycia było ściągnięcie po godzinach pracy pracowników działu kontroli zarobków aby, jak się okazało, anulować naliczone czternaste pensje dla wszystkich górników biorących udział w strajku powyżej 6 dni.</text:p>
      <text:p text:style-name="P1406">W naszym odczuciu, jak i w zaciągniętej opinii wśród górników jest to jawna i bezczelna prowokacja. Uważamy, że prowokacja ta została zainicjowana przez lobby part<text:span text:style-name="T1407">yj</text:span>no- węglowe w Katowicach. Domagamy się usunięcia z zajmowanych stanowisk ludzi, którzy swoje decyz<text:span text:style-name="T1408">je</text:span><text:s/>zmienia<text:span text:style-name="T1409">ją</text:span><text:s/>w ciągu kilku dni i wprowadzają tym samym umyślnie niepokoje wśród braci górniczej. Jak wykazuje życie, to my górnicy jesteśmy o wiele mądrzejsi od wielu osób zajmujących wysokie eksponowane stanowiska tak w sferze partyjnej jak i gospodarczej i nie damy się wciągnąć w prowokacyjne zagrywki. Ale i też nie pozwo<text:span text:style-name="T1410">l</text:span>imy sobie, aby rządzili nami wierni synowie systemu<text:s/><text:span text:style-name="T1411">st</text:span>alin<text:span text:style-name="T1412">ow</text:span>ski<text:span text:style-name="T1413">eg</text:span>o.</text:p>
      <text:p text:style-name="P1414">Przedstawi<text:span text:style-name="T1415">ają</text:span>c powyższy nasz protest, żądamy wypłacenia należnej nam czternastej pensji zgodnie z pierwotną decyzją władz górniczych.</text:p>
      <text:p text:style-name="P1416">Ja mogę dodać jeszcze od siebie, że widziałem te paski wypłat, gdzie właśnie te osoby, którym decyzją, jakąś decyzją, co do której decyzji chcielibyśmy tu bynajmniej, żeby wasza strona, panie Gustek, się ustosunkowała, co się wydarzyło i co miało miejsce, że ta decyzja została zmieniona, bo na paskach te należne<text:s/>„czternastki”<text:s/>zostały tym ludziom skreślone.</text:p>
      <text:p text:style-name="P1417">Dziękuję.</text:p>
      <text:p text:style-name="P1418"><text:span text:style-name="T1419">Prze</text:span><text:span text:style-name="T1420">w</text:span><text:span text:style-name="T1421">o</text:span><text:span text:style-name="T1422">dn</text:span><text:span text:style-name="T1423">iczą</text:span><text:span text:style-name="T1424">c</text:span><text:span text:style-name="T1425">y</text:span>:</text:p>
      <text:p text:style-name="P1426">Dzięku<text:span text:style-name="T1427">ję</text:span><text:s/>bardzo<text:span text:style-name="T1428">.</text:span><text:s/>Ja chcę powiedzieć,<text:s/><text:span text:style-name="T1429">ż</text:span>e ja nie znam tej sprawy, panie przewodnic<text:span text:style-name="T1430">zą</text:span>cy. Może byśmy prosili o wyjaśnienie tej sprawy zanim pod<text:span text:style-name="T1431">ej</text:span>miemy jakąś decyzję pana dyr. Kapłanka.</text:p>
      <text:p text:style-name="P1432">Bardzo proszę.</text:p>
      <text:p text:style-name="P1433"><text:span text:style-name="T1434">D</text:span><text:span text:style-name="T1435">y</text:span><text:span text:style-name="T1436">r</text:span><text:span text:style-name="T1437">.</text:span><text:span text:style-name="T1438"><text:s/>Andrzej K</text:span><text:span text:style-name="T1439">apła</text:span><text:span text:style-name="T1440">nek</text:span>:</text:p>
      <text:p text:style-name="P1441">Jeżeli wolno, aczkolwiek ten temat, myślę. że znowu zabierze nam bardzo wiele czasu, to<text:s/><text:span text:style-name="T1442">jest</text:span><text:s/>temat z rzędu tych, które przy tym stole - w moim odczuciu oczywiście - wiele takich padło przy różnych wystąpieniach, których nie podejmowaliśmy na zasadzie repliki, bowiem są ważniejsze rzeczy przy tym<text:s/><text:span text:style-name="T1443">st</text:span>ole do rozpatrzenia. Ale, jeżeli już został temat podniesiony, pozwólcie, że nie tylko w kontekście tego listu, tylko zacznę od poszerzenia.</text:p>
      <text:p text:style-name="P1444">Bo oprócz tego stanowiska kolegów z<text:s/>„Manifestu Lipcowego”<text:s/>również ogłoszono akcję, przygotowanie akcji strajkowych na kopalni<text:s/>„Morcinek”, do czwartku jeżeli nie będzie wypłacone. I na kopalni<text:s/>„Jastrzębie”, jeżeli do wtorku nie będzie ta<text:s/>„czternastka”<text:s/>tym pracownikom wypłacona. Tym, o których również w tym liście była mowa<text:span text:style-name="T1445">.</text:span></text:p>
      <text:p text:style-name="P1446">I tu może chciałbym w dwóch aspektach - prawnym, aczkolwiek jestem tylko górnikiem, a nie prawnikiem, ale opieram się na dokumentach, i tym, jakimi dyrektorzy sfery zarządzającej kopalniami winni... jakimi zasadami się powinni kierować.</text:p>
      <text:p text:style-name="P1447">Jeżeli chodzi o stronę prawną. Otóż po strajkach obydwie strony przyjęły zasadę, że dniówki na okres strajku traktowane są jako dniówki<text:s/>„x<text:span text:style-name="T1448">”</text:span>, czyli nieobecność usprawiedl<text:span text:style-name="T1449">iw</text:span>i<text:span text:style-name="T1450">o</text:span>n<text:span text:style-name="T1451">ą</text:span>, z wszystkimi z tego wynik<text:span text:style-name="T1452">ają</text:span>cymi konsekwencjami. Tak wynika z dokumentów, które mam tu przed sobą.</text:p>
      <text:soft-page-break/>
      <text:p text:style-name="P1453">Natomiast, jeżeli chodzi o kopalnię<text:s/>„Jastrzębie”<text:s/>tu wzmiankowana sytuacja była jeszcze inna, bowiem 28 sierpnia, bezpośrednio<text:s/><text:span text:style-name="T1454">p</text:span>o strajkach przyjęto na tej kopalni jako jedynej zasadę, że za dni strajku, strajkującym wypłaci się równowartość stawki zasadniczej. I ten układ funkcjonował, aż do dnia 29.<text:span text:style-name="T1455">..</text:span><text:s/>20 września ub. roku, gdzie grupa reprezentu<text:span text:style-name="T1456">ją</text:span>ca ludzi, którzy wtedy na kopalni<text:s/>„Jastrzębie”<text:s/>strajkowali, do której wchodził pan Werner, pan Stepecki i Kr<text:span text:style-name="T1457">yst</text:span>ówka, zwróciła się do dyrekcji z prośbą o anulowanie pkt. 2 tego porozumienia, tego z 28 sierpnia, mówiącego o zapłaceniu za..<text:span text:style-name="T1458">.</text:span><text:s/>równowartością dniówki i zamienieniu tego na dniówki<text:s/>„x”, z wszystkimi konsekwenc<text:span text:style-name="T1459">ja</text:span>mi. Znowu mam przed sobą dokument podpisany przez tych trzech panów, prezentu<text:span text:style-name="T1460">ją</text:span>c<text:span text:style-name="T1461">yc</text:span>h tą grupę.</text:p>
      <text:p text:style-name="P1462">I wracając teraz do ogłoszonej akcji protestacyjnej w kopalni<text:s/>„Jastrzębie”. Jak należy to rozumieć? Z jednej strony na swoją prośbę zamieniono to na dniówki<text:s/>„x”, a z drugiej strony dzisiaj żąda się i ogłasza się akcję protestacyjną i żąda się wypłacenia tego.</text:p>
      <text:p text:style-name="P1463">Ja tu chciałbym wrócić do zasad wypłacania<text:s/>„czternastki”. Otóż, oczywiście, wszystkie zasady można zmieniać. Natomiast, jeżeli chodzi o<text:s/>„czternastkę”, ona jest uwarunkowana pr<text:span text:style-name="T1464">ze</text:span>pracowaniem - jeżeli w tym temacie mówimy o dniówkach<text:s/>„x”, tzn. każdy pracujący może mieć nie więcej niż 6 dniówek<text:s/>„x<text:span text:style-name="T1465">”</text:span>. W tym momencie każdy, który ma 6 dniówek<text:s/><text:span text:style-name="T1466">„</text:span>x<text:span text:style-name="T1467">”</text:span><text:s/>jeszcze<text:s/>„czternastkę”<text:s/>dostaje. Bez względu na to, z jakiego powodu te dniówki są. I tak to również dotrzymano we wszystkich kopalniach, w przedsiębiorstwach, którymi kieru<text:span text:style-name="T1468">ję.</text:span></text:p>
      <text:p text:style-name="P1469">Natomiast wszyscy, którzy z jakichkolwiek powodów przekroczyli te 6 dni, niestety, tej<text:s/>„czternastki”<text:s/>nie otrzymali. I teraz oczywiście znane jest, kto wydaje to rozporządzenie, tzn. rozporządzenie to jest Rady Ministrów.<text:s/>I wszystkie zmiany trzeba kierować na ten adres, a konkretnie scedowała to Rada Ministrów na Ministra Przemysłu oraz w porozumieniu z Mini<text:span text:style-name="T1470">s</text:span>tr<text:span text:style-name="T1471">e</text:span>m Pracy, Płac i Spraw Socjalnych<text:span text:style-name="T1472">.</text:span></text:p>
      <text:p text:style-name="P1473"><text:span text:style-name="T1474">I</text:span><text:s/>jeżeli chcielibyśmy to zmienić to znaczy jako kierowni<text:span text:style-name="T1475">c</text:span>twa, jako dyrekc<text:span text:style-name="T1476">j</text:span>e przedsiębiorstw, zakładów, musielibyśmy taki akt prawny, który dopuszcza do tego.</text:p>
      <text:p text:style-name="P1477">Padło pytanie, to znaczy może najpierw jeszcze raz wrócę do listu<text:span text:style-name="T1478">.</text:span><text:s/>W pierwszym tam zdaniu, czy też w pierwszych zdaniach jest mowa w tym liście o tym, iż przyszedł telefonogram ze Wspólnoty Węgla Kamiennego. Ja dlatego może tak zacząłem, że to niekiedy tak w atmosferze sensacy<text:span text:style-name="T1479">j</text:span>n<text:span text:style-name="T1480">o</text:span>ści niektóre wiadomości tu są podawane. I w tym przypadku nie podane ustnie, a na piśmie.</text:p>
      <text:p text:style-name="P1481">Z pełną odpowiedzialnością mówię - do dnia dzisie<text:span text:style-name="T1482">js</text:span>zego ani 22, jak tam było podane, ani do dnia dzisiejszego, nie przyszedł na kopalnię taki telefonogram. Wręcz przeciwnie<text:span text:style-name="T1483"><text:s/></text:span>nawet - indagowany o to<text:s/><text:span text:style-name="T1484">pa</text:span>n Włodarek, który sygnował ten list, nie potrafił wskazać, bo chcieliśmy dojść do<text:s/><text:span text:style-name="T1485">ź</text:span>ródła tego dokumentu. Nie potrafił podać nam źródła, z którego uzyskał informację<text:span text:style-name="T1486">,</text:span><text:s/>że taki dokument ktoś, gdzieś widział.</text:p>
      <text:p text:style-name="P1487">W związku<text:s/><text:span text:style-name="T1488">z</text:span><text:s/>powyższym - jeżeli ten podstawowy element, który jest powodem niejako rozpisania tego w takiej formie tego listu, nie ma go. No dziwię się, że padły następne<text:s/><text:span text:style-name="T1489">z</text:span>dania tu napisane.</text:p>
      <text:p text:style-name="P1490">To na razie tyle w zakresie wyjaśnienia od strony prawnej i stanu faktycznego na dzień dzisiejszy.</text:p>
      <text:p text:style-name="P1491">Dziękuję.</text:p>
      <text:p text:style-name="P1492"><text:span text:style-name="T1493">Przewodnicząc</text:span><text:span text:style-name="T1494">y</text:span><text:span text:style-name="T1495">:</text:span></text:p>
      <text:p text:style-name="P1496">Dziękuję, pan Pietrzyk<text:span text:style-name="T1497">.</text:span></text:p>
      <text:p text:style-name="P1498"><text:span text:style-name="T1499">Ob.<text:s/></text:span><text:span text:style-name="T1500">A</text:span><text:span text:style-name="T1501">.<text:s/></text:span><text:span text:style-name="T1502">P</text:span><text:span text:style-name="T1503">i</text:span><text:span text:style-name="T1504">e</text:span><text:span text:style-name="T1505">trz</text:span><text:span text:style-name="T1506">y</text:span><text:span text:style-name="T1507">k</text:span>:</text:p>
      <text:p text:style-name="P1508">Proszę o zabranie głosu pana Grzegorza Stawskiego.</text:p>
      <text:soft-page-break/>
      <text:p text:style-name="P1509"><text:span text:style-name="T1510">Ob. Grzegorz Stawski</text:span>:</text:p>
      <text:p text:style-name="P1511">Panie dyrektorze, dziękujemy panu za przypomnienie regulaminu wypłaty<text:s/>„czternastek”<text:span text:style-name="T1512">.</text:span><text:s/>Ale wydaje nam się, że pan odbiegł bardzo daleko od merytorycznej sprawy związanej z tym pismem<text:span text:style-name="T1513">.</text:span><text:s/>Rzecz przedstawia się w następujący sposób: że najpierw przyszły do nas wiadomości mówiące o tym, że wszyscy ludzie mają mieć wypłaconą<text:s/>„13”<text:s/>pensję przepraszam, czternastą pensję na zasadzie trzynastej pensji.<text:s/>I ta wiadomość poszła między ludzi nie przez nas rozpowszechniona. I do dnia 27 lutego wszystko to było naliczone na paskach. I 27 w godzinach popołudniowych zostały ściągnięte płatniczki<text:s/><text:span text:style-name="T1514">i</text:span><text:s/>cała ta sprawa od nowa przewertowana. I tym wszystkim ludziom, którym naliczono czternaste pensje, skreślono je z pasków, czyli problem wygląda nie na zasadzie tej - czy regulamin był tu w tym momencie przestrzegany, czy nie. Tu chodzi o sprawę innego typu - na jakich zasadach, z jakiego powodu stało się najpierw tak, że te<text:s/>„14”<text:s/>naliczono, a potem, dlaczego te czternaste pensje zostały jak gdyby wykreślone.</text:p>
      <text:p text:style-name="P1515">I po prostu nasze stanowisko - w tej chwili - jest takie, że uważamy - w sytuacji kiedy wiadomość poszła między ludzi, teraz odkręcając tą całą sprawę, może to być zarzewiem konfliktu. I to jest nasze stanowisko w tym momencie, że może dojść do konfliktu,<text:s/><text:span text:style-name="T1516">ż</text:span>e może po prostu dojść do rozróby<text:span text:style-name="T1517">.</text:span><text:s/>Ja nie chcę tu używać tego słowa, ale wszyscy rozumieją o co tu chodzi. Może to być sprowokowanie kolejnego konfliktu, ogniska zapalnego.</text:p>
      <text:p text:style-name="P1518"><text:span text:style-name="T1519">Przewodnicząc</text:span><text:span text:style-name="T1520">y</text:span>:</text:p>
      <text:p text:style-name="P1521">Proszę bardzo<text:s/><text:span text:style-name="T1522">-</text:span><text:s/>pan Kapłanek.</text:p>
      <text:p text:style-name="P1523"><text:span text:style-name="T1524">Ob.<text:s/></text:span><text:span text:style-name="T1525">A</text:span><text:span text:style-name="T1526">ndrzej Kapłanek</text:span><text:span text:style-name="T1527">:</text:span></text:p>
      <text:p text:style-name="P1528">Ja nie umiem odpowiedzieć skąd przyszły te informacje, o których tu pan Stawski mówi.<text:s/><text:span text:style-name="T1529">N</text:span>o, trzeba do źródła dojść kto wymyślił coś takiego. Bowiem ja myślę, że żaden urzędnik państwowy, k<text:span text:style-name="T1530">t</text:span>óry chce jeszcze utrzymać się na tym stołku, nie może działać wbrew prawu, które obowiązuje w każdym kraju.</text:p>
      <text:p text:style-name="P1531">I ja nie poczuwam się do tego, moje służby przepytane również nie.<text:s/><text:span text:style-name="T1532">W</text:span>ięc może tu<text:s/><text:span text:style-name="T1533">zdefi</text:span>ni<text:span text:style-name="T1534">uje</text:span>my, może dzisiaj się dowiem skąd to wyszło, że takie było stwierdzenie.</text:p>
      <text:p text:style-name="P1535">Natomiast wracając do tego maleńkiego zamieszania w dniu 27.<text:span text:style-name="T1536"><text:s/></text:span>Wyjaśniam: Od wielu tygodni Federacja Zw. Zaw. czyniła w ministerstwie, przy pomocy Wspólnoty, w Ministerstwie Przemysłu próby, podkreślam próby, chciała załatwić problem chorobowych większych niż 26 dni, jakie obowiązują zgodnie z regulaminem wypłat<text:s/>„14”<text:span text:style-name="T1537">.</text:span></text:p>
      <text:p text:style-name="P1538">To znaczy jeszcze raz, żeby było jasno. Zgodnie z obecnym , niedawno obowiąz<text:span text:style-name="T1539">ują</text:span>cym regulaminem - wszysc<text:span text:style-name="T1540">y</text:span>,<text:span text:style-name="T1541"><text:s/></text:span>k<text:span text:style-name="T1542">t</text:span>órzy chorowali więcej niż wymiar urlopu, /to był drugi warunek/ również nie przysługiwało im prawo do<text:s/>„14”. To o<text:span text:style-name="T1543">p</text:span>rócz tych sześciu<text:s/>„x”.</text:p>
      <text:p text:style-name="P1544">Federacja od wielu tygodni, jak długi jest to proces, zrobiła podejście, by rozszerzyć to na pozostałe dni chorobowe w ciągu roku, zgodnie z wieloma sugestiami załóg górniczych od wielu, wielu miesięcy wysuwanych.</text:p>
      <text:p text:style-name="P1545">I proszę państwa, sytuacja była następująca: akurat w naszym przedsiębiorstwie wypłaty nastąpić miały 28-go. I w dniu poprzedza<text:span text:style-name="T1546">ją</text:span>cym do godziny 14-ej czekaliśmy na dokument podpisany. I mieliśmy gotowe listy dla tych wszy<text:span text:style-name="T1547">s</text:span>tkich ludzi, którzy mimo że mieli chorobowe większe niż 26, również na tych listach się znajdowali. Do godziny 14-ej nie było jeszcze dokumentu. Następny dzień jest wypłata w przedsiębiorstwie. Stąd padła decyzja - zdejmujemy ręcznie, bo nie mogliśmy tego wypłacić, byliśmy przygotowani, ale nie<text:s/><text:soft-page-break/>mogliśmy wypłacić.</text:p>
      <text:p text:style-name="P1548">Natomiast o godzinie 16.30 to znaczy ja dostałem informację po 16-ej, że dokument jest podpisany. W związku z powyższym padła decyzja następująca, żeby wrócić to co zaczęto zdejmować. To było tylko zamieszanie,<text:s/>w którym<text:s/>uczestniczyło kilka osób na kopalni, którzy mieli trochę więcej pracy, natomiast chcieliśmy zadowolić ludzi i chcieliśmy spowodować, by nie było tego zamieszania w n<text:span text:style-name="T1549">a</text:span>stępnym dniu, by nie pytali dlaczego nie dostali tego - co nam obiecali.</text:p>
      <text:p text:style-name="P1550">I to jest pełna informacja na ten temat i myślę, że administracja postępowała zgodnie z zasadami i tak jak administracja powinna postępować.</text:p>
      <text:p text:style-name="P1551"><text:span text:style-name="T1552">P</text:span><text:span text:style-name="T1553">rzewod</text:span><text:span text:style-name="T1554">n</text:span><text:span text:style-name="T1555">iczący</text:span>:</text:p>
      <text:p text:style-name="P1556">Dziękuję, ale mam jeszcze prośbą do pana dyrektora Kapłanka, żeby uprzejmie zawnioskował jak tę sprawę skończy<text:span text:style-name="T1557">ć.</text:span></text:p>
      <text:p text:style-name="P1558"><text:span text:style-name="T1559">Dy</text:span><text:span text:style-name="T1560">r.</text:span><text:span text:style-name="T1561"><text:s/>Kapłanek</text:span>:</text:p>
      <text:p text:style-name="P1562">Ja nie rozumiem.</text:p>
      <text:p text:style-name="P1563"><text:span text:style-name="T1564">P</text:span><text:span text:style-name="T1565">rzewod</text:span><text:span text:style-name="T1566">n</text:span><text:span text:style-name="T1567">iczący</text:span>:</text:p>
      <text:p text:style-name="P1568">Jak chcemy tę sprawę skończyć<text:span text:style-name="T1569">.</text:span><text:s/>Bo wyszedł kolejny temat nowy. Bo ja argumentację pańską usłyszałem tutaj<text:s/><text:span text:style-name="T1570">c</text:span>ały czas, tylko mnie chodzi o to<text:s/><text:span text:style-name="T1571">-</text:span><text:s/>jak pan pr<text:span text:style-name="T1572">op</text:span>on<text:span text:style-name="T1573">uj</text:span>e zakończyć tę sprawę.</text:p>
      <text:p text:style-name="P1574"><text:span text:style-name="T1575">Dyr</text:span><text:span text:style-name="T1576">e</text:span><text:span text:style-name="T1577">k</text:span><text:span text:style-name="T1578">t</text:span><text:span text:style-name="T1579">or Kapłanek</text:span>:</text:p>
      <text:p text:style-name="P1580">Ja myślę, że sprawa jest zakończona<text:s/><text:span text:style-name="T1581">-</text:span><text:s/>zgodnie z decyzją Ministra Przemysłu wypłaciliśmy załodze, która ma dniówki chorobowe większe od 26, czyli zgodnie z tą zasadą. Natomiast jeżeli chodzi o<text:s/><text:span text:style-name="T1582">„</text:span>14”, to zgodnie z prawem winno, winien odbyć ten wniosek taką samą drogę, jak odbył ten wniosek poprzedni Federacji w sprawie zwiększenie ilości dni chorobowych. Tę samą drogę powinien odbyć, a my jesteśmy tylko administracją i wykonawczo do tego podejdziemy.</text:p>
      <text:p text:style-name="P1583"><text:span text:style-name="T1584">Przewodniczący</text:span>:</text:p>
      <text:p text:style-name="P1585">Dziękuję bardzo. Pan Rupala.</text:p>
      <text:p text:style-name="P1586"><text:span text:style-name="T1587">O</text:span><text:span text:style-name="T1588">b.</text:span><text:span text:style-name="T1589"><text:s/>Bogumił<text:s/></text:span><text:span text:style-name="T1590">Rupala -</text:span><text:span text:style-name="T1591"><text:s/>Federacja Zw. Zaw.<text:s/></text:span><text:span text:style-name="T1592">G</text:span><text:span text:style-name="T1593">órników</text:span>:</text:p>
      <text:p text:style-name="P1594">No wielka szkoda, że nie ma przedstawiciela Ministerstwa Przemysłu, generalnego dyrektora pana Pawłowskieg<text:span text:style-name="T1595">o</text:span>,<text:span text:style-name="T1596"><text:s/></text:span>który brał udział w tej rozmowie.</text:p>
      <text:p text:style-name="P1597">Chciałem oświadczyć,<text:s/><text:span text:style-name="T1598">ż</text:span>e w dniu 14 dokładnie 14 stycznia, w Ministerstwie<text:s/><text:span text:style-name="T1599">P</text:span>rzemysłu odbyła się rozmowa na temat<text:span text:style-name="T1600"><text:s/></text:span>czternastej pensji między innymi<text:span text:style-name="T1601">.</text:span><text:s/>Rozmowa z udziałem ze strony Ministerstwa Przemysłu - był dyrektor generalny Pawłowski, dyrektor departamentu ekonomiki i finansów<text:s/>- pan<text:s/>Woźniakowski, zastępca generalnego dyrektora Wspólnoty Węgla Kamiennego - dyr.<text:s/><text:span text:style-name="T1602">Z</text:span>dzisław Doszla i z ramienia Federacji Zw. Zaw. Górników wiceprzewodniczący Stefan Piwoński, przewodniczący branży węgla kamiennego - Andrzej Kubliński i główny specjalista w tejże Federacji Bogumił Rupala.</text:p>
      <text:p text:style-name="P1603">To o czym mówił pan dyrektor Kapłanek ja jestem zobowiązany i zobligowany, ażeby sprawę nieco szerzej naświetlić.</text:p>
      <text:p text:style-name="P1604">Otóż niestety, przepisy są w dalszym ciągu obowiązujące. I chciałem przypomnieć państwu, że w Karcie<text:s/>górnika w przepisach tej naszej<text:s/><text:span text:style-name="T1605">„</text:span>zielonej książeczki<text:span text:style-name="T1606">”</text:span><text:s/>w przepisach wykonawczych tzw. końcowych jest taki zapis, że utrzymuje się w mocy § 6 ustawy, która mówi właśnie o czternastej pensji. Jeden tylko ten przepis jest utrzymany i do tej pory obowiązuje.</text:p>
      <text:soft-page-break/>
      <text:p text:style-name="P1607">W związku z tym, że kwestia tzw. absencji chorobowej była poruszana od wielu, no od kilku lat, chcieliśmy...</text:p>
      <text:p text:style-name="P1608">/Głos z sali: z sierpniowych/.</text:p>
      <text:p text:style-name="P1609">Tak jest, panie przewodniczących z sierpniowych, ale jeszcze poprzednio były wnioski też zgłaszane, które to<text:s/><text:span text:style-name="T1610">rozpat</text:span>r<text:span text:style-name="T1611">y</text:span>w<text:span text:style-name="T1612">ali</text:span>śmy na forum naszej Federacji.</text:p>
      <text:p text:style-name="P1613">Uważaliśmy, że sprawa kwalifiku<text:span text:style-name="T1614">je</text:span><text:s/>się jak najbardziej do załatwienia i dlatego też pr<text:span text:style-name="T1615">ze</text:span>dstawiliśmy ją w tym dniu, w którym powiedziałem, na tym forum.</text:p>
      <text:p text:style-name="P1616">W wyniku dyskusji - generalny dyrektor Pawłowski oświadczył,<text:s/><text:span text:style-name="T1617">ż</text:span>e sprawa się kwalifikuje do załatwienia. Mamy pełne poparcie Ministerstwa Przemysłu i wystąpi niezwłocznie o zmianę tegoż paragrafu 6-ego<text:span text:style-name="T1618">.</text:span><text:s/>Bo dopóki nie ma zmiany to nie można rozszerzać, no taka właśnie jest prawda.</text:p>
      <text:p text:style-name="P1619">Prosiliśmy przedstawicieli Ministerstwa Przemysłu, żeby nam w teleksie o tym powi<text:span text:style-name="T1620">ad</text:span>omiono, w następnym dniu, bo tu wymagana była zgoda jednego z podsekretarzy stanu.</text:p>
      <text:p text:style-name="P1621"><text:span text:style-name="T1622">W</text:span><text:s/>n<text:span text:style-name="T1623">a</text:span>s<text:span text:style-name="T1624">t</text:span>ępnym dniu otrzymaliśmy teleks, nie mam tego teleksu, ale dokładnie pamiętam o co chodzi, że tenże telex<text:s/>otrzyma treść:<text:s/>dni zwolnień lekarskich, chodzi o chorobę, czyli że można automatycznie o czym mówił pan dyrektor Kapłanek<text:span text:style-name="T1625"><text:s/></text:span>zamiast tych 6 dni, a potem docelowo tyle ile wynosi wymiar należny urlopu taryfowego czy wypoczynkowego zwiększyć o faktyczne ilości dni chorobowych. I taką otrzymaliśmy decyzję, znaczy informację i na końcu było napisane jednak wymaga to uzgodnienia z Ministrem Pracy i Polityki Socjalnej i zmianą też przepisów tej uchwały.</text:p>
      <text:p text:style-name="P1626"><text:span text:style-name="T1627">W</text:span><text:s/>tym czasie to było 17, potem w lutym jak myśmy tu obradowali, faktycznie wyszły takie informacje ze strony Federac<text:span text:style-name="T1628">ji</text:span>,<text:s/><text:span text:style-name="T1629">ż</text:span>e działania idą w tym kierunku, natomiast sprawa nie była załatwiona, nie było decyzji. Dlatego też interweniowaliśmy wielokrotnie na forum Ministerstwa Przemysłu o wydanie tych interpr<text:span text:style-name="T1630">et</text:span>a<text:span text:style-name="T1631">cji<text:s/></text:span>z uwagi na to, co jest faktem bezspornym, niektóre zakłady pracy wypłacały według tych zasad jeszcze niepotwierdzony przepisem, jednak wypłacały, wysłaliśmy pismo dwa teleksy bardzo ostre, jednoznaczne do wiceministra Miedziarka, że oczekujemy natychmiastowej decyzji w tej sprawie z uwagi na to,<text:s/><text:span text:style-name="T1632">ż</text:span>e od poniedziałku już wypłaty biegły, a niektóre zakłady wypłaciły wcześniej i proszę sobie wyobrazić, że otrzymaliśmy ten teleks w następnym dniu z zawi<text:span text:style-name="T1633">ad</text:span>o<text:span text:style-name="T1634">m</text:span>ieniem, że jak najbardziej podtrzymują swoje stanowisko jeśli chodzi, no poparcie tej sprawy w Ministerstwie Przemysłu, jednak dopóki nie będzie zmiany tego paragrafu 6 to nie może Ministerstwo Przemysłu wydać takiej de<text:span text:style-name="T1635">c</text:span>yzji i oświadczyło w konkluzji, że podejmie starania celem jak najszybszego załatwienia sprawy<text:span text:style-name="T1636">.</text:span><text:s/>To była informacja z wtorku tego tygodnia.</text:p>
      <text:p text:style-name="P1637">Więc tyle gwoli już ścisłości chciałem jeszcze przedstawić. Ja nie m<text:span text:style-name="T1638">ó</text:span>wię o wielkich trudnościach, bo to nie w tym rzecz, tylko myśmy nabrali przekonania, że sprawa będzie załatwiona.</text:p>
      <text:p text:style-name="P1639"><text:span text:style-name="T1640">/</text:span>Głos z sali: jest załatwiona/<text:span text:style-name="T1641">.</text:span></text:p>
      <text:p text:style-name="P1642"><text:span text:style-name="T1643">Przewodniczący</text:span>:</text:p>
      <text:p text:style-name="P1644"><text:span text:style-name="T1645">K</text:span>toś chce zabrać głos w tej sprawie czy pozwolicie, żebym ja zaproponował zakończenie tej sprawy?</text:p>
      <text:p text:style-name="P1646">Jeszcze ktoś chce zabrać głos w tej sprawie. Pan Pietrzy<text:span text:style-name="T1647">k</text:span><text:s/>proszę bardzo.</text:p>
      <text:p text:style-name="P1648"><text:span text:style-name="T1649">A</text:span><text:span text:style-name="T1650">.</text:span><text:span text:style-name="T1651"><text:s/></text:span><text:span text:style-name="T1652">P</text:span><text:span text:style-name="T1653">ietrzyk</text:span>:</text:p>
      <text:p text:style-name="P1654">Proszę o zabranie głosu pana Jana Lityńskiego.</text:p>
      <text:p text:style-name="P1655"><text:span text:style-name="T1656">J</text:span><text:span text:style-name="T1657">an Lityński:</text:span></text:p>
      <text:soft-page-break/>
      <text:p text:style-name="P1658">Ja obawiam się, że to co tutaj było powiedziane ze strony rządowej - ze strony dyrektora Kapłanka dowodzi, naszej tezy generalnej, że ktoś chce zerwać<text:s/><text:span text:style-name="T1659">O</text:span>krągły St<text:span text:style-name="T1660">ó</text:span>ł, że ktoś montuje pro<text:span text:style-name="T1661">w</text:span>okację<text:span text:style-name="T1662">.</text:span><text:s/>Tutaj górnicy przychodzą ze sprawami strajkowymi i kolejną sprawę się w trakcie, czyli kiedy odbywają się obrady Okrągłego Stołu ktoś nie wiadomo<text:span text:style-name="T1663">,</text:span><text:s/>bo nie można wyjaśnić kto wrzuca sprawę, która jest zarzewiem konfliktu, która jest zarzewiem strajku i oczywiście, że tego typu strajki będą godzić w<text:s/>„okrągły stół”, tylko że tego typu strajki są wynikiem realnej sytuacj<text:span text:style-name="T1664">i.</text:span></text:p>
      <text:p text:style-name="P1665">I to jest mo<text:span text:style-name="T1666">ja</text:span><text:s/>reflek<text:span text:style-name="T1667">sj</text:span>a, ja nie chcę mnożyć słów, ale mam tut<text:span text:style-name="T1668">aj</text:span><text:s/>refleksję natury ogólnej, że okazuje się i tu wyprzedzę trochę [nieczytelne] naszą dyskusję pójdą do dalszego tematu<text:span text:style-name="T1669">,</text:span><text:s/>okazuje się, że te wszelkie struktury, które są pomiędzy kopalnią a organem założycielskim, a Ministrem Przemysłu okazuje się, że te wszelkie struktury są strukturami przenoszącymi decyzje administracyjne jak sam pan dyrektor Kapłanek powiedział - jest to administra<text:span text:style-name="T1670">cj</text:span>a nie mająca tutaj nic wspólnego z rzeczywistym zarządzaniem kopalń, dlatego że decyzje te spoczywają w r<text:span text:style-name="T1671">ę</text:span>kach ministra.</text:p>
      <text:p text:style-name="P1672">I moim zdaniem cała ta dyskusja niezależnie od tego jak panowie się do tego ustosunkowu<text:span text:style-name="T1673">je</text:span>cie, cała ta problematyka, problematyka związana z problemem kopalni wałbrzyskich, związana z tym problematyka, w której te<text:span text:style-name="T1674">ż</text:span><text:s/>okazuje się, że jednocześnie dyrektor kopalni jest odpow<text:span text:style-name="T1675">i</text:span>e<text:span text:style-name="T1676">dz</text:span>ia<text:span text:style-name="T1677">l</text:span>ny i nie jest odpowiedzialny - cała ta problematyka doprowadza nas do dyskusji, do jednej rzeczy że ten system, któr<text:span text:style-name="T1678">e</text:span>go tak bronił pan dyrektor Puszczewicz, w którym ud<text:span text:style-name="T1679">o</text:span>wadniał różne rzeczy nieudawadnialne, że jednocześnie węgiel po to musi się eksportować, po to żeby za dewizy w kraju kupować<text:span text:style-name="T1680">,</text:span><text:s/>tymczasem jednak za papierki się sprzedaje, za te papierkowe złotówki się sprzed<text:span text:style-name="T1681">aje</text:span><text:s/><text:span text:style-name="T1682">j</text:span>ednak węgiel w kraju.</text:p>
      <text:p text:style-name="P1683">Tak że moim zdaniem to wszystko razem dowodzi tego, że ten system, który doprowadził nas do tego Okrągłego Stołu trzeba zmienić i panowie uparcie tego systemu bronią i tutaj moim zdaniem cała administra<text:span text:style-name="T1684">cj</text:span>a powinna zostać zmiecion<text:span text:style-name="T1685">a</text:span>,<text:s/><text:span text:style-name="T1686">p</text:span>owinna zostać zmieciona ta cała struktura pomiędzy dyrektorem samodzielnego prze<text:span text:style-name="T1687">ds</text:span>iębiorstwa i samorządnego przedsiębiorstwa a organem założycielskim.</text:p>
      <text:p text:style-name="P1688">I moim zdaniem panowie tutaj dowodzili tego i oczywiście, że panowie się z tym nie zgodzą, panowie będą ciągle mnożyli słowa, będą pokazywali różnego typu liczny, wszystkie liczby od 100 milionów do 200 milionów i będą mówili o węglu, stali i miedzi, będą mówili o konieczności 6<text:span text:style-name="T1689">-</text:span>dni<text:span text:style-name="T1690">o</text:span>wej pracy, w rezultacie 6-dniowej pracy aczkolwiek panowie są otwarci na propozy<text:span text:style-name="T1691">cj</text:span>e, ale będą mówili o konieczności 6-dniowego tygodnia pracy, chociaż powinien być 5-dniowy tydzień pracy w górnictwie, bo się nie zamyka bilans energetyczny, [nieczytelne] dlatego, że dost<text:span text:style-name="T1692">aj</text:span>emy za to dolary, tymczasem kraj ginie i kraj pada, i panowie od 3 tygodni od kiedy tu usiedliśmy właśnie to dokładnie robią. Bronią tego systemu w wyniku, którego jesteśmy tu przy Okrągłym Stole i w wyniku, którego nie zamyka się bilans energetyczny i jest taka sytuacja ekologiczna i panowie nad tym [nieczytelne] i nic wi<text:span text:style-name="T1693">ę</text:span>cej.</text:p>
      <text:p text:style-name="P1694">Nie chcą zrobić ani jednego odważnego kroku do którego wzywa nasz przewodniczący Pietrzyk i ani jednego odważnego kroku, Panowie chcą rozważyć na rok 1991. Jest to tragiczne.</text:p>
      <text:p text:style-name="P1695">Ja uważam, że tutaj jest pewien mechanizm, który doprowadzi do tego, że być może w sprawach politycznych zostanie zawarte porozumienie, natomiast w spawach rzeczywistych w sprawach ludzi pracy to porozumienie zostanie zawarte z powodu stanowiska panów. Bardzo się tego obawiam.</text:p>
      <text:p text:style-name="P1696"><text:span text:style-name="T1697">Ob</text:span><text:span text:style-name="T1698">.</text:span><text:span text:style-name="T1699"><text:s/>Moric</text:span>:</text:p>
      <text:p text:style-name="P1700">Proszę państwa, dla potomnych. Ja bardzo przepraszam za spóźnienie<text:span text:style-name="T1701">,</text:span><text:s/>ale korzystając z tego co<text:s/><text:soft-page-break/>powiedział pan przewodniczący minister Gustek, że administracja kierownictwo Wspólnoty upoważnione przez Ministra Przemysłu jest gotowe i wstanie się spotkać nawet dzisiaj w temacie<text:s/>„wałbrzyskim”, przeprowad<text:span text:style-name="T1702">za</text:span>łem rozmowę z generalnym dyrektorem Szlachtą i chcę państwa poinformować, że rozmowy na temat łamania zasady dobrowolności pracy w kopalniach wałbrzyskich rozpoczyn<text:span text:style-name="T1703">aj</text:span>ą się o godzinie 15 w Katowicach, między dyrektorem Szlachtą i upełnomocnionym z Federacji wiceprzewodniczącym panem Piwońskim oraz kolegą Burzawą, szefem<text:s/>Komisji<text:s/>Interwencyjnej Federacji<text:span text:style-name="T1704">.</text:span></text:p>
      <text:p text:style-name="P1705">O wynikach tych rozmów jak tylko je będą miał po<text:span text:style-name="T1706">wi</text:span>adomię.</text:p>
      <text:p text:style-name="P1707">I druga sprawa<text:s/><text:span text:style-name="T1708">-</text:span><text:s/>proszę państwa trzeba zdać sobie sprawę, że nie żyjemy na pustyni, że pewne struktury związkowe działały i działają, sprawa 14 pensji uniezależnienia jej wypłacania od wielkości chorobowego, została prz<text:span text:style-name="T1709">yj</text:span>ęta do programu Federacji Związków Zawodowych i wszyscy panowie mogli się z tym zapoznać, ponieważ te mate<text:span text:style-name="T1710">ri</text:span>ały, które były po konferencji n<text:span text:style-name="T1711">a</text:span>szych delega<text:span text:style-name="T1712">tó</text:span>w z października roku ubiegłego, gdzie ta sprawa figur<text:span text:style-name="T1713">uj</text:span>e zostały wszystkim stronom doręczone i był przez Federację ten temat prowadzony, prawdą jest że nabrał on rumieńców szczególnie na przełomie stycznia i lutego - od połowy lutego z prostej przyczyny, że w tym czasie następowały wypłaty czternastej pensji.</text:p>
      <text:p text:style-name="P1714">I chcę tu oświadczyć, gdyby pan Rupala jeszcze nie wiedział decyzja odnośnie Ministerstwa Przemysłu, odnośnie nie wiązania wypłaty czternas<text:span text:style-name="T1715">te</text:span>j pensji z dniami chorobowymi została podjęta przez Ministerstwo Przemysłu, podpisał tę decyzję dyrektor generalny w Minis<text:span text:style-name="T1716">ters</text:span>twie Przemysłu pan Janusz<text:s/>Pawłowski.</text:p>
      <text:p text:style-name="P1717">I taka decyzja jest w Federacji od wczoraj, pan o tym n<text:span text:style-name="T1718">i</text:span>e wiedział bo wyjeżdżaliśmy do Warszawy.</text:p>
      <text:p text:style-name="P1719">T<text:span text:style-name="T1720">o</text:span><text:s/>tyle wyjaśnienia i może to w<text:span text:style-name="T1721">yj</text:span>aśni wiele tematów, które tutaj padły, nie były do końca dopowiedziane<text:span text:style-name="T1722">.</text:span></text:p>
      <text:p text:style-name="P1723">Proszę panów nie miejmy pretens<text:span text:style-name="T1724">j</text:span>i, że związki te nasze, Federacja Związku Zawodowego Górników załatwia pewne tem<text:span text:style-name="T1725">at</text:span>y, ma pewne tematy zaawansowane i byłoby może uważam nieszczęściem zgodzić się w tym, żebyśmy w tej chwili zawiesili wszelką działalność i załatwianie tematów<text:span text:style-name="T1726">,</text:span><text:s/>które prowadzimy od paru miesięcy, żeby w tej chwili to zawiesić i czekając na decyzje Okrągłego Stołu. Jak powiedziałem na ws<text:span text:style-name="T1727">tę</text:span>pie Federacja Górników ma swój program i jest zobowiązana<text:s/><text:span text:style-name="T1728">g</text:span>o realizować, bo inaczej nasza baza członkowska nas rozliczy i zniesie jak byśmy tego nie zrobili.</text:p>
      <text:p text:style-name="P1729">Dziękuję bardzo.</text:p>
      <text:p text:style-name="P1730"><text:span text:style-name="T1731">Przewodni</text:span><text:span text:style-name="T1732">cz</text:span><text:span text:style-name="T1733">ąc</text:span><text:span text:style-name="T1734">y</text:span><text:span text:style-name="T1735">:</text:span></text:p>
      <text:p text:style-name="P1736">Dziękuję<text:s/>bardzo. Pan Pietrzyk prosi o głos.</text:p>
      <text:p text:style-name="P1737"><text:span text:style-name="T1738">Ob.<text:s/></text:span><text:span text:style-name="T1739">A.</text:span><text:span text:style-name="T1740"><text:s/></text:span><text:span text:style-name="T1741">P</text:span><text:span text:style-name="T1742">ietrzy</text:span><text:span text:style-name="T1743">k</text:span>:</text:p>
      <text:p text:style-name="P1744">Jeżeli chodzi o ten problem<text:s/>„wałbrzyski”<text:s/>rozwiązanie jednostronne tego problemu, to jest raz, pomija się tu stronę naszą, i to też może mieć jakieś negatywne i ujemne skutki tego wszystkiego patrząc w przyszłość, a ja chciałem nadmienić, że to nie tylko już jest w tej chwili problem<text:s/>„wałbrzyski”<text:s/>ale i problem Lubina już też. W związku z tym prosiłbym o zabranie głosu Grockiego z Lubina.</text:p>
      <text:p text:style-name="P1745"><text:span text:style-name="T1746">Przewodniczący</text:span>:</text:p>
      <text:p text:style-name="P1747">Ja mam zanim... zanim udzielę głosu panu Grockiemu mam taką prośbę, żebyśmy panowie trzymali się, załatwili którąś sprawę, bo przeskakujemy z Wałbrzycha - z wałbrzyskich spraw na<text:s/>„jastrzębskie”, a żadnej nie załatwimy i co chwila jest inny głos<text:span text:style-name="T1748">.</text:span></text:p>
      <text:p text:style-name="P1749">Proszę pana Grockiego.</text:p>
      <text:p text:style-name="P1750"><text:span text:style-name="T1751">Ob. Władysław Grocki</text:span>:</text:p>
      <text:soft-page-break/>
      <text:p text:style-name="P1752">....</text:p>
      <text:p text:style-name="P1753"><text:span text:style-name="T1754">Ob. Pi</text:span><text:span text:style-name="T1755">et</text:span><text:span text:style-name="T1756">rzyk</text:span><text:span text:style-name="T1757">:</text:span></text:p>
      <text:p text:style-name="P1758">Dobrze<text:span text:style-name="T1759">,</text:span><text:s/>wycofujemy głos Grockiego z tym, że podnosimy właśnie problem ni<text:span text:style-name="T1760">erozwi</text:span>ą<text:span text:style-name="T1761">zy</text:span>wania<text:span text:style-name="T1762"><text:s/></text:span>problemów jednostronnie, tak jak to bywało dotychczas, że to się<text:span text:style-name="T1763"><text:s/>od</text:span>by<text:span text:style-name="T1764">w</text:span>a<text:span text:style-name="T1765">ł</text:span>o między stroną z reguły administracyjną i stroną OPZZ-owską, a przy tym wszystkim powinna by<text:span text:style-name="T1766">ć</text:span><text:s/>już jednak i ta strona opozycyjno-solidarnościowa między innymi, jako że coś niecoś w tym układzie ogólnopo<text:span text:style-name="T1767">l</text:span>itycznym kraju się zmieniło w ostatnim okresie czasu.</text:p>
      <text:p text:style-name="P1768">Jeszcze poproszę Grzegorza Stawskiego o uzupełnienie.</text:p>
      <text:p text:style-name="P1769"><text:span text:style-name="T1770">P</text:span><text:span text:style-name="T1771">rze</text:span><text:span text:style-name="T1772">w</text:span><text:span text:style-name="T1773">od</text:span><text:span text:style-name="T1774">n</text:span><text:span text:style-name="T1775">iczą</text:span><text:span text:style-name="T1776">c</text:span><text:span text:style-name="T1777">y</text:span>:</text:p>
      <text:p text:style-name="P1778">Proszę bardzo, pan Grzegorz Stawski.</text:p>
      <text:p text:style-name="P1779"><text:span text:style-name="T1780">Ob. Grzegorz Stawski</text:span>:</text:p>
      <text:p text:style-name="P1781">Proszę państwa, ja tutaj chciałbym zasugerować dwa wnioski, żeby rzeczywiście nie przedłużać tego tematu.</text:p>
      <text:p text:style-name="P1782">Pierwsza sprawa - zas<text:span text:style-name="T1783">yg</text:span>n<text:span text:style-name="T1784">alizow</text:span>any jest problem, że taka sama historia występuje na miedzi i należy ją też rozważyć. I druga sprawa, drugi wniosek naszej strony jest taki, żeby do uczestnictwa w załatwieniu tego sporu włączyć<text:s/>„Solidarność”.</text:p>
      <text:p text:style-name="P1785">Dziękuję.</text:p>
      <text:p text:style-name="P1786"><text:span text:style-name="T1787">P</text:span><text:span text:style-name="T1788">rze</text:span><text:span text:style-name="T1789">w</text:span><text:span text:style-name="T1790">od</text:span><text:span text:style-name="T1791">n</text:span><text:span text:style-name="T1792">iczą</text:span><text:span text:style-name="T1793">c</text:span><text:span text:style-name="T1794">y</text:span>:</text:p>
      <text:p text:style-name="P1795">Czy jeszcze w tej sprawie ktoś? Bardzo by mi było miło, gdyby państwo zechcieli przyjąć to, co ja teraz powiem.</text:p>
      <text:p text:style-name="P1796">Pierwsze - wrócę do tej sprawy<text:s/>„jastrzębskiej”, tej trzynastej pensji. Czternastej<text:s/><text:span text:style-name="T1797">-</text:span><text:s/>przepraszam. P<text:span text:style-name="T1798">o</text:span>nieważ ja nie biorę ani trzynastej, ani czternastej, więc tutaj mogę mieć rozluźnienie jaźni. A to nie o to chodzi.</text:p>
      <text:p text:style-name="P1799">Mieliśmy w tym podstawowym dokumencie, któr<text:span text:style-name="T1800">y</text:span><text:span text:style-name="T1801"><text:s/></text:span>my przyjęli jako dokument rozbieżności, to w tej pierwszej częś<text:span text:style-name="T1802">c</text:span>i, w której uważałem, że strona opozycyjno-solidarnościowa go akceptuje, wyszli z podstawowego założenia i to podtrzymuję, pod tym się podpisałem, że wszystkie sprawy związane ze strajkami po 1988 r. załatwiamy pozytywnie w oparciu o istniejące przepisy, ale na korzyść pracownika<text:span text:style-name="T1803">.</text:span><text:s/>Tak tutaj ta sprawa była wyraźnie wyartykułowana.</text:p>
      <text:p text:style-name="P1804">I dlatego, jeżeli są takie sprawy, które może do końca nie są wyjaśnione, proponuję, ab<text:span text:style-name="T1805">yś</text:span>my tutaj zredagowali takie stanowisko do pana Ministra Przemysłu, aby tę sprawę poprzez służby dopilnował, żeby one były realizowane.</text:p>
      <text:p text:style-name="P1806">Rozumiemy się, o co chodzi w tych sprawach czternastej pensji?</text:p>
      <text:p text:style-name="P1807"><text:span text:style-name="T1808">Ob. Alojzy Pietrzyk</text:span><text:span text:style-name="T1809">:</text:span></text:p>
      <text:p text:style-name="P1810">T<text:span text:style-name="T1811">a</text:span>k. W związku z tym trzeba by było stworzyć zespół redakcyjny.</text:p>
      <text:p text:style-name="P1812"><text:span text:style-name="T1813">Przewodnicz</text:span><text:span text:style-name="T1814">ą</text:span><text:span text:style-name="T1815">c</text:span><text:span text:style-name="T1816">y</text:span>:</text:p>
      <text:p text:style-name="P1817">Proszę bardzo. Zapropon<text:span text:style-name="T1818">ujc</text:span>ie z każdej ze stron po jednej osobie. Z naszej strony dyr. Bąk i dyr. Kapłanek.</text:p>
      <text:p text:style-name="P1819"><text:span text:style-name="T1820">Ob. <text:s text:c="22"/></text:span>:</text:p>
      <text:p text:style-name="P1821">Ze strony<text:s/>„Solidarności”<text:s/>mec. Leszek Piotrowski i Mieczysław Borawski.</text:p>
      <text:soft-page-break/>
      <text:p text:style-name="P1822"><text:span text:style-name="T1823">Przewodnicz</text:span><text:span text:style-name="T1824">ą</text:span><text:span text:style-name="T1825">c</text:span><text:span text:style-name="T1826">y</text:span>:</text:p>
      <text:p text:style-name="P1827">OPZZ?</text:p>
      <text:p text:style-name="P1828"><text:span text:style-name="T1829">Ob. <text:s text:c="22"/></text:span>:</text:p>
      <text:p text:style-name="P1830">Kol. Władek Stępień.</text:p>
      <text:p text:style-name="P1831">Dzięku<text:span text:style-name="T1832">ję</text:span><text:s/>bardzo.</text:p>
      <text:p text:style-name="P1833"><text:span text:style-name="T1834">P</text:span><text:span text:style-name="T1835">rze</text:span><text:span text:style-name="T1836">w</text:span><text:span text:style-name="T1837">od</text:span><text:span text:style-name="T1838">n</text:span><text:span text:style-name="T1839">iczą</text:span><text:span text:style-name="T1840">c</text:span><text:span text:style-name="T1841">y</text:span>:</text:p>
      <text:p text:style-name="P1842">Dzięku<text:span text:style-name="T1843">ję</text:span><text:s/>bardzo. Ja myślę. że koledzy przygotują takie stanowisko i zdejmę tę dyskusję z porządku dzienneg<text:span text:style-name="T1844">o.</text:span></text:p>
      <text:p text:style-name="P1845">I teraz jest sprawa<text:s/>„wałbrzyska”. W sprawie<text:s/>„wałbrzyskiej”<text:s/>ja chcę przypomnieć, że jako współprzewodniczący nie dostałem na poprzednim posiedzeniu umów, czy jakiejkolwiek umowy. Dostałem oświadczenie od przewodniczącego<text:s/><text:span text:style-name="T1846">F</text:span>ZZ, aby się do tego ustosunkować. I w swoim wystąpieniu, jak panowie,<text:s/>zaglądną do stenogramu, jest wyraźnie powiedziane, że się zobowiązałem stanowisko generalnego dyrektora w tej sprawie przedłożyć na piśmie<text:span text:style-name="T1847">.</text:span></text:p>
      <text:p text:style-name="P1848">Czy to stanowisko, które dzisiaj przedłożyłem od generalnego dyrektora zadowala strony, czy nie, to jest inne zagadnienie. Z tego się wywiązałem. Natomiast po rozmowach bezpośrednich moich doszło do ustalenia, że generalny dyrektor proponuje w tej sprawie spotkanie w sobotę. Po tej dyskusji, która tutaj się rozwinęła<text:s/><text:span text:style-name="T1849">-</text:span><text:s/>nie ja mówiłem, że dzisiaj, tak dla ścisłości, ale to nie jest istotne<text:s/><text:span text:style-name="T1850">-</text:span><text:s/>że dojdzie do takiego spotkania dzisiaj, wyrażam z tego powodu zadowolenie. Chociażby dlatego, że chcę naprawdę z dobrej woli jakieś sprawy tutaj załatwić do końca.</text:p>
      <text:p text:style-name="P1851">Sprawa udziału w tym strony<text:s/>„Solidarności”, ponieważ jest to spór powstały między Ministerstwem Przemysłu, które w tym wypadku reprezentuje generalny dyrektor Szlachta a Federacją, do tej sprawy chce się dołączyć strona solidarnościowa, ja mam propozycję, aby zaprosił do tego ewentualnie, jeżeli uzna za słuszne, pan przewodniczący M<text:span text:style-name="T1852">o</text:span>ric.</text:p>
      <text:p text:style-name="P1853">Dzięku<text:span text:style-name="T1854">ję</text:span><text:s/>bardzo.</text:p>
      <text:p text:style-name="P1855">Czy pan Moric chce się do tego ustosunkować?</text:p>
      <text:p text:style-name="P1856"><text:span text:style-name="T1857">Ob. R</text:span><text:span text:style-name="T1858">aj</text:span><text:span text:style-name="T1859">mund Moric</text:span>:</text:p>
      <text:p text:style-name="P1860">Proszę państwa, nie jest moją rzeczą oceniać, czy dyrektor generalny zaprasza do tych r<text:span text:style-name="T1861">o</text:span>zmów kogoś jeszcze. Prawdą jest. że mówiąc szczerze, ten nasz konflikt z administra<text:span text:style-name="T1862">cją</text:span><text:s/>jest to prostowanie błędów naszych organizacji zakładowych.<text:s/><text:span text:style-name="T1863">Ta</text:span>ka jest prawda. I w tym układzie jest to zasadne, że jesteśmy my przy tym, natomiast niewątpliwie jestem przekonany, że w ramach współpracy dobrej, której do tej pory nie za bardzo wszędzie było, ale myślę, że będzie, przy ustalaniu nowych tekstów porozumienia będą wszystkie już wtedy trzy strony zasiadały. Bo tematem dzisiejszych obrad jest nie zrobienie tego tekstu porozumienia, a anulowanie porozumień, które mówiły o ob<text:span text:style-name="T1864">l</text:span>igu.<text:s/><text:span text:style-name="T1865">I</text:span><text:s/>dzisiaj prawdopodobnie nie będzie decyzji o nowym tekście<text:span text:style-name="T1866">.</text:span><text:s/>Będzie anulowanie tekstu istnie<text:span text:style-name="T1867">ją</text:span>cego. A rozmowy na temat nowego tekstu muszą się odbyć w zakładach pracy, a więc w poszczególnych kopalniach, gdzie panowie też mają reprezentac<text:span text:style-name="T1868">ję</text:span><text:s/>i tam będziecie z naszymi organizacjami wspólnie to, mam nadzie<text:span text:style-name="T1869">ję</text:span>, że wspólnie - o co bardzo serdecznie proszę - robili.</text:p>
      <text:p text:style-name="P1870"><text:span text:style-name="T1871">Przewodnicząc</text:span><text:span text:style-name="T1872">y</text:span>:</text:p>
      <text:p text:style-name="P1873">Pan Pietrzyk.</text:p>
      <text:soft-page-break/>
      <text:p text:style-name="P1874"><text:span text:style-name="T1875">O</text:span><text:span text:style-name="T1876">b</text:span><text:span text:style-name="T1877">.</text:span><text:span text:style-name="T1878"><text:s/>Alo</text:span><text:span text:style-name="T1879">jz</text:span><text:span text:style-name="T1880">y Pietrzyk</text:span>:</text:p>
      <text:p text:style-name="P1881">Proszę o zabranie głosu pana Leszka Piotrowskiego.</text:p>
      <text:p text:style-name="P1882"><text:span text:style-name="T1883">Przewodnicząc</text:span><text:span text:style-name="T1884">y</text:span>:</text:p>
      <text:p text:style-name="P1885">Pan mecenas Piotrowski.</text:p>
      <text:p text:style-name="P1886"><text:span text:style-name="T1887">Ob. Leszek Piotrowski</text:span>:</text:p>
      <text:p text:style-name="P1888">Jeśli dobrze zrozumiałem, a jeśli źle, to proszę mnie sprostować, że rzecz w Katowicach będzie dzisiaj załatwiona w kwestii uchylenia tego porozumienia. Będzie załatwiona przez dwie strony, które to porozumienie zawarły. Tak? Dzisiaj? Dziękuję bardzo, to jest pytanie do pana<text:s/><text:span text:style-name="T1889">Mo</text:span>rica.</text:p>
      <text:p text:style-name="P1890"><text:span text:style-name="T1891">Przewodn</text:span><text:span text:style-name="T1892">iczą</text:span><text:span text:style-name="T1893">c</text:span><text:span text:style-name="T1894">y</text:span>:</text:p>
      <text:p text:style-name="P1895">Proszę, pan Moric.</text:p>
      <text:p text:style-name="P1896"><text:span text:style-name="T1897">Ob</text:span><text:span text:style-name="T1898">.</text:span><text:span text:style-name="T1899"><text:s/>Rajmund Moric</text:span>:</text:p>
      <text:p text:style-name="P1900">Proszę państwa, wolą naszą jest, żeby to załatwić dzisiaj, ponieważ sam to mówiłem w swoim wystąpieniu, że odwlekanie sprawy do soboty jest to we<text:span text:style-name="T1901">jś</text:span>cie z obligiem pracy nieuzasadnionym w nową sobotę. O tym mówiłem.<text:s/><text:span text:style-name="T1902">I</text:span><text:s/>dlatego naszą wolą jest to dzisiaj.<text:s/>I nasza wola jest w Federacji<text:s/><text:span text:style-name="T1903">je</text:span>dnoznaczna.</text:p>
      <text:p text:style-name="P1904">Natomiast strona druga, którą jest administracja, nam nadzieję, że również wykaże taką wolę. A czy taka wola będzie spełniona, zobowiązałem się powiadomić, ponieważ ja czekam też na informacje, jak to zostanie załatwione.</text:p>
      <text:p text:style-name="P1905"><text:span text:style-name="T1906">Przewodnicząc</text:span><text:span text:style-name="T1907">y</text:span>:</text:p>
      <text:p text:style-name="P1908">Dzięku<text:span text:style-name="T1909">ję</text:span><text:s/>bardzo. Ja myślę, że te dwie sprawy mamy domówione. Tzn. do pierwszej sprawy, sprawy<text:s/>„jastrzębskiej”, tak to nazwijmy, jest powołany zespół. Tzn. nie tyle zespół, ile grupa redakcyjna, która jakieś wspólne stanowisko napisze i przedłoży nam w ciągu dzisiejszych obrad.</text:p>
      <text:p text:style-name="P1910">Natomiast sprawa<text:s/>„wałbrzyska”<text:s/>- przyjmujemy to, co powiedział pan Moric.</text:p>
      <text:p text:style-name="P1911">Jeżeli nie ma innych głosów w tej sprawie, to proponowałbym<text:s/><text:span text:style-name="T1912">aby</text:span>śmy przeszli do tematów zasadniczych<text:span text:style-name="T1913">,</text:span><text:s/>do<text:span text:style-name="T1914"><text:s/></text:span>następnego tematu t<text:span text:style-name="T1915">j</text:span>. czasu pracy. I mam pro<text:span text:style-name="T1916">ś</text:span>bę taką organizacyjną, żebyśmy prz<text:span text:style-name="T1917">e</text:span>szli do przodu, o co tu zresztą pan Lityński apelował, to musimy się zastanowić<text:s/><text:span text:style-name="T1918">-</text:span><text:s/>czy i w jaki sposób załatwiać tu te sprawy takie rzucane z biegu. Bo my pozostawiamy ustalonych przez nas wszystkich i domówiony porządek spraw, i zajmujemy się sprawami, które nam tutaj są przedkładane na<text:s/>„<text:span text:style-name="T1919">st</text:span>olik”. Tutaj takich spraw, takich listów jest więcej<text:span text:style-name="T1920">.</text:span><text:s/>Jeżeli my te listy zaczniemy rozpatrywać, to nie załatwimy, czy nie będziemy mogli się w<text:span text:style-name="T1921">yp</text:span>owiedzieć na tematy zasadnicze.<text:s/>Trzeba załatwić jedno i drugie, ale uważam, że w pierwszym rzędzie, w pierwszej kolejności załatwiajmy sprawy te, które ustaliliśmy, a więc realizujmy nasz porządek dzienny. Taka jest moja propozycja.</text:p>
      <text:p text:style-name="P1922">Pan Pietrzyk.</text:p>
      <text:p text:style-name="P1923"><text:span text:style-name="T1924">O</text:span><text:span text:style-name="T1925">b</text:span><text:span text:style-name="T1926">.</text:span><text:span text:style-name="T1927"><text:s/>Alo</text:span><text:span text:style-name="T1928">jz</text:span><text:span text:style-name="T1929">y Pietrzyk</text:span>:</text:p>
      <text:p text:style-name="P1930">Ja w kwestii formalnej. Z tym, że chciałbym przyspieszyć bieg tego zespołu, który ma stworzyć zapis umożliwiający wyjście z tych<text:s/>„14-ek”, z tego problemu, który się zarysował ostatnio szczególnie w kopalniach jastrzębskich.</text:p>
      <text:p text:style-name="P1931">Propozycja moja jest taka, żeby ten zespół już udał się i podjął pracę.</text:p>
      <text:p text:style-name="P1932"><text:span text:style-name="T1933">P</text:span><text:span text:style-name="T1934">rze</text:span><text:span text:style-name="T1935">w</text:span><text:span text:style-name="T1936">od</text:span><text:span text:style-name="T1937">n</text:span><text:span text:style-name="T1938">iczą</text:span><text:span text:style-name="T1939">c</text:span><text:span text:style-name="T1940">y</text:span>:</text:p>
      <text:p text:style-name="P1941">Nie mam nic przeciwko temu<text:span text:style-name="T1942">.</text:span><text:s/>Tak było i przy poprzednim zapi<text:span text:style-name="T1943">s</text:span>ie, tylko żeby dobrze to zrobil<text:span text:style-name="T1944">i</text:span>. Bardzo<text:s/><text:soft-page-break/>was o to prosimy.</text:p>
      <text:p text:style-name="P1945">Przystępujemy do porządku dziennego i dyskutujemy zagadnienie czasu pracy w górnictwie. Kto w tej sprawie chce zabrać głos? Pan Gabryś.</text:p>
      <text:p text:style-name="P1946"><text:span text:style-name="T1947">Ob. <text:s/>Gerard Gabryś -<text:s/></text:span><text:span text:style-name="T1948">g</text:span><text:span text:style-name="T1949">ór</text:span><text:span text:style-name="T1950">n</text:span><text:span text:style-name="T1951">i</text:span><text:span text:style-name="T1952">k</text:span><text:span text:style-name="T1953">:</text:span></text:p>
      <text:p text:style-name="P1954">Szanowni państwo, jak tu siedzimy w sprawie stanowiska w sprawie czasu pracy jesteśmy wszyscy zgodni. Za soboty nie ma już dniówek<text:s/><text:span text:style-name="T1955">„</text:span>N”, bo nikt górnika w tym wypadku nie zmusi. Ja przepracowałem grupo ponad 3<text:span text:style-name="T1956">5</text:span><text:s/>lat i wiem co to znaczyło. Ale my tutaj przy tym stoliku udowadniamy kto jest ważnie<text:span text:style-name="T1957">js</text:span>zy.</text:p>
      <text:p text:style-name="P1958">A mnie się wydaje, że to do niczego nie prowadzi. Myślę, że mamy tu wyznaczyć główne kierunki górnictwa. Wyznaczy<text:span text:style-name="T1959">li</text:span>śmy sobie 8 czy 9 tematów. Na razie nie poszliśmy ani kroku prawie że do przodu. I ma to być tematem m.in. co pan Pietrzyk będzie miał przedstawiać przy<text:s/>„okrągłym stole”, czy pan Moric.</text:p>
      <text:p text:style-name="P1960">A my stoimy w miejscu. Uważam, że w drobnych sprawach, gdzie powstają rozbieżności, powinniśmy powoływać zespoły robocze, które będą te sprawy rozpatrywać. Bo dogadać się m<text:span text:style-name="T1961">us</text:span>imy i oby jak najszybciej.</text:p>
      <text:p text:style-name="P1962">Bo jeżeli p<text:span text:style-name="T1963">oj</text:span>edziemy w tym tempie szanowni państwo, to nas tu następna zima zastanie.</text:p>
      <text:p text:style-name="P1964">Ale<text:s/><text:span text:style-name="T1965">z</text:span><text:s/>drug<text:span text:style-name="T1966">i</text:span>e<text:span text:style-name="T1967">j</text:span><text:s/>strony<text:span text:style-name="T1968">,</text:span><text:s/>zda<text:span text:style-name="T1969">j</text:span>ę sobie te<text:span text:style-name="T1970">ż</text:span><text:s/>jako obywatel żyjący w tym kraju sprawę, że zapotrzebowanie na energię wzrasta każdego roku u nas gdzie około 7 proc. I nie mam zamiaru w domu siedzieć w zimnym mieszkaniu i przy zgaszonym świetle, ani nie korzystać z różnych udogodnień.</text:p>
      <text:p text:style-name="P1971">Bo dzisiaj już jednak każde mieszkanie ma tę pralkę, ma lodówkę. Ale cóż mi z tego, jeżeli nie będzie prądu.</text:p>
      <text:p text:style-name="P1972">Szanowni państwo, przysłuchując się tu dotychczas tym czterem posiedzeniom, to mnie się wydaje jedno<text:s/><text:span text:style-name="T1973">-</text:span><text:s/>tak czysto w górniczym języku to powiem<text:s/><text:span text:style-name="T1974">-</text:span><text:s/>że nam się ściana wali, wiecie, a my taśmy czyścimy.</text:p>
      <text:p text:style-name="P1975">Szanowni państwo, ile czasu myśmy tu stracili<text:s/><text:span text:style-name="T1976">-</text:span><text:s/>zadaję sobie to pytanie. I ilu ludzi. I tracimy energię, a jeszcze na przykład w sprawie innych tematów nie powiedzieli nic. A na temat weteranów pracy, naszych emerytów i rencistów itd., itd. Myśmy jeszcze tego tematu, w ogóle tu nie dotknęliśmy.</text:p>
      <text:p text:style-name="P1977">A więc odwołu<text:span text:style-name="T1978">j</text:span>ę się do rozsądku - id<text:span text:style-name="T1979">ź</text:span>my w końcu naprzód, bo jeśli w tym tempie, to<text:span text:style-name="T1980">.</text:span>.<text:span text:style-name="T1981">.</text:span><text:s/>Gdyby rzeczywiście ci górnicy z dołu gdyby to zobaczyli jak my tu dyskutujemy, to wierzcie mi, że nas przepędzą.</text:p>
      <text:p text:style-name="P1982">Dziękuję.</text:p>
      <text:p text:style-name="P1983"><text:span text:style-name="T1984">P</text:span><text:span text:style-name="T1985">rze</text:span><text:span text:style-name="T1986">w</text:span><text:span text:style-name="T1987">od</text:span><text:span text:style-name="T1988">n</text:span><text:span text:style-name="T1989">iczą</text:span><text:span text:style-name="T1990">c</text:span><text:span text:style-name="T1991">y</text:span>:</text:p>
      <text:p text:style-name="P1992">Proszę - pan Pietrzyk.</text:p>
      <text:p text:style-name="P1993"><text:span text:style-name="T1994">O</text:span><text:span text:style-name="T1995">b</text:span><text:span text:style-name="T1996">.</text:span><text:span text:style-name="T1997"><text:s/>Alo</text:span><text:span text:style-name="T1998">jz</text:span><text:span text:style-name="T1999">y Pietrzyk</text:span>:</text:p>
      <text:p text:style-name="P2000">Proszę o zabranie głosu<text:s/><text:span text:style-name="T2001">p</text:span>rof<text:span text:style-name="T2002">.<text:s/></text:span>Tadeusza<text:s/><text:span text:style-name="T2003">Z</text:span>ielińsk<text:span text:style-name="T2004">i</text:span>ego.</text:p>
      <text:p text:style-name="P2005"><text:span text:style-name="T2006">P</text:span><text:span text:style-name="T2007">rze</text:span><text:span text:style-name="T2008">w</text:span><text:span text:style-name="T2009">od</text:span><text:span text:style-name="T2010">n</text:span><text:span text:style-name="T2011">iczą</text:span><text:span text:style-name="T2012">c</text:span><text:span text:style-name="T2013">y</text:span>:</text:p>
      <text:p text:style-name="P2014">Pros<text:span text:style-name="T2015">z</text:span>ę bard<text:span text:style-name="T2016">z</text:span>o p<text:span text:style-name="T2017">an</text:span><text:s/>pro<text:span text:style-name="T2018">f.</text:span><text:s/>Ta<text:span text:style-name="T2019">de</text:span>u<text:span text:style-name="T2020">s</text:span>z Zieliński<text:span text:style-name="T2021">.</text:span></text:p>
      <text:p text:style-name="P2022"><text:span text:style-name="T2023">Prof</text:span><text:span text:style-name="T2024">.</text:span><text:span text:style-name="T2025"><text:s/>Tadeusz Zielińsk</text:span><text:span text:style-name="T2026">i</text:span>:</text:p>
      <text:p text:style-name="P2027">Panie prze<text:span text:style-name="T2028">w</text:span>odnic<text:span text:style-name="T2029">z</text:span>ący<text:span text:style-name="T2030">,</text:span><text:s/>szanowni państwo<text:span text:style-name="T2031">.</text:span><text:s/>Mój głos w dyskusji będ<text:span text:style-name="T2032">z</text:span>ie wiązał się częściowo z wywodami pana dyrektora Puszczewicza.</text:p>
      <text:p text:style-name="P2033">Zacznę od uwag ogólniejszych. Otóż w całym minionym 45-leclu dominowała w naszym kraju filozofia tzw. ekstensywnego gospodarowania, czyli gospodarowania polegającego na wykonywaniu planów produkcyjnych, przede wszystkim ręcznymi siłami mas pracowniczych.<text:s/><text:span text:style-name="T2034">I</text:span><text:s/>myślę, że tę konserwatywną<text:s/><text:soft-page-break/>filozofię, zaprezentował pan dyr. Puszczewicz. Jakie są elementy tej filozofii?</text:p>
      <text:p text:style-name="P2035">Otóż elementami tej filozofii było i jest nadal - po pierwsze - wysokie zatrudnienie, po drugie - wydłużony czas pracy, po trze<text:span text:style-name="T2036">c</text:span>ie - taniość siły roboczej. Podobno nawet w Hongkongu robocizna jest droższa niż w Polsce Ludowej.</text:p>
      <text:p text:style-name="P2037">Czwarty element - niedorozw<text:span text:style-name="T2038">ó</text:span>j techniczny gospodarki, brak nowoczesnych maszyn i urządzeń, które są zastępowane żywą ludzką pracą. I niestety, model gospodarki opartej na eksploatacji tanich sił ludzkich jest nadal preferowany<text:span text:style-name="T2039">.</text:span><text:span text:style-name="T2040"><text:s/></text:span>Także, a może nawet przede wszystkim w górnictwie. W Sejmie znajduje s<text:span text:style-name="T2041">i</text:span>ę rządowy projekt nowelizacji Kodeksu Pracy, w którym problem reformy czasu pracy został całkowicie pominięty, całkowicie<text:span text:style-name="T2042">.</text:span></text:p>
      <text:p text:style-name="P2043">Projekt ten przewidu<text:span text:style-name="T2044">je</text:span><text:s/>niewielkie, a raczej drobne kosmetyczne zmiany w przepisach aktu prawnego, w przepisach kodeksu pracy, który jest przecież konstytucją, jakąś zasadniczą ustawą świata pracy<text:span text:style-name="T2045">.</text:span></text:p>
      <text:p text:style-name="P2046">Na pominięcie najbardziej fundamentalnego zagadnienia z zakresu czasu pracy, tak istotnego właśnie w górnictwie, jakim jest czas pracy, zwróciła w ostrych słowach także Rada Społeczno-Gospodarcza przy Sejmie w swojej opinii z 1 grudnia 19<text:span text:style-name="T2047">8</text:span>8 r. uwagę. Warto zacytowa<text:span text:style-name="T2048">ć</text:span><text:s/>niektóre fragmenty tego dokumentu:</text:p>
      <text:p text:style-name="P2049">„<text:span text:style-name="T2050">Za</text:span>ha<text:span text:style-name="T2051">mow</text:span>a<text:span text:style-name="T2052">nie</text:span><text:s/>pędu do ekstensywnego gospodarowania czynnikiem ludzkim, powinno nastąpić drogą natychmiastowej co najmniej stopniowej nowelizacji przepisów o czasie pracy, które sankcjonują dziś praktyki nieumiarkowanego zatrudniania pracowników w godzinach nadliczbowych oraz w niedziele i święta.</text:p>
      <text:p text:style-name="P2053">Praca nadmiernie rozciągnięta w czasie powoduje przemęczenie ludzi, jest przyczyną spadku wydajności pracy i sprzyja powstawaniu wypadków przy pracy. Przesadna aktywizacja zawodowa kobiet oraz zatrudnianie ich w godzinach nocnych powoduje głęboko<text:s/><text:span text:style-name="T2054">uj</text:span>emne konsekwencje dla życia rodzinnego obywateli i wychowania młodego pokolenia”.</text:p>
      <text:p text:style-name="P2055">W tych warunkach Rada Społeczno-Go<text:span text:style-name="T2056">sp</text:span>odarcza opowiedziała się za wprowadzeniem w kodeksie pracy dobowego limitu godzin nadliczbowych. Brak bowiem ustawowej granicy tych godzin w obrębie dnia roboczego umożliwia zakładom pracy stosowanie czasu pracy przekraczającego nawet 12 godzin dziennie.</text:p>
      <text:p text:style-name="P2057">Obecne prawo pracy w Polsce jest pod tym względem zacofane nawet w stosunku do ustawy o czasie pracy w przemyśle i handlu z 1919 roku, która przewidywała 4-godzinny limit dobowy pracy w godzinach nadliczbowych<text:span text:style-name="T2058">.</text:span></text:p>
      <text:p text:style-name="P2059">70 lat temu, państwo polskie po wieloletniej niewoli i zniszczeniach wojennych zdobyło się na uchwalenie ustawy o czasie pracy, która była heroldem postępu, która była heroldem postępu w ówczesnym świecie<text:span text:style-name="T2060">.</text:span><text:s/>Była to cytowana przed chwil<text:span text:style-name="T2061">ą</text:span><text:s/>przeze mnie ustawa o czasie pracy w przemyśle i handlu, z 1919 roku<text:span text:style-name="T2062">,</text:span><text:s/>przewidywała wówczas 46 godzinny tydzień pracy norma wówczas rzadka, nawet niższa od przewidzi<text:span text:style-name="T2063">a</text:span>nej w konwencji, słynnej konwencji waszyngtońskiej nr 1 z 1919 roku, ustawa ta przewidywała limit pracy w godzinach nadliczbowych, owe 4 godziny na dobę oraz zakaz pracy nocnej kobiet z pewnymi dość zresztą licznymi wyjątkami.</text:p>
      <text:p text:style-name="P2064">Dzisiejsze ustawodawstwo pracy nie określa dobowej ilości godzin nadliczbowych, zakaz pracy nocnej dla kobiet obowiązywał w całym okresie sanacyjnym, a także w pierwszym jakże trudnym okresie powojennym.<text:s/><text:span text:style-name="T2065">W</text:span><text:s/>okresie stalinowskim zakaz ten został uchylony aktem z 1951 roku. Dzisiaj nie ma<text:s/><text:soft-page-break/>zasadniczo przeszkód w zatrudnianiu kobiet w por<text:span text:style-name="T2066">z</text:span>e nocnej, z nielicznymi w<text:span text:style-name="T2067">yj</text:span>ą<text:span text:style-name="T2068">tk</text:span>ami związanymi z macierzyństwem. Okrutny wyzysk kobiet zatrudnianych w godzinach nocnych występuje też w górnictwie i nic nie wskazuje na to, aby mia<text:span text:style-name="T2069">ł</text:span><text:s/>być zniesiony.</text:p>
      <text:p text:style-name="P2070">Szanowni<text:s/>Państwo<text:span text:style-name="T2071">!</text:span></text:p>
      <text:p text:style-name="P2072">Pod względem regulacji czasu pracy Polska jest zacofana także w stosunku do swych sąsiadów. Niemiecki<text:span text:style-name="T2073">ej</text:span><text:s/>Republiki Demokr<text:span text:style-name="T2074">at</text:span>yczn<text:span text:style-name="T2075">ej</text:span>,<text:s/><text:span text:style-name="T2076">t</text:span>akże Czechosłowa<text:span text:style-name="T2077">cji</text:span>,<text:span text:style-name="T2078"><text:s/></text:span>Związku Radzieckiego. M<text:span text:style-name="T2079">yś</text:span>lę, że przezwy<text:span text:style-name="T2080">cięż</text:span>enie kryzysu i wyjście z naszej biedy będzie możliwe wtedy dopiero gdy zmienia się filozofia gospodarowania. Ta filozofia gospodarowania, którą tutaj dzisiaj wyłożył pan dyrektor Puszczewicz. Gdy siłę ludzką zastąpi się w większym stopniu zmodernizowanymi urządzeniami technicznymi, w unowocześnieniu gospodarki leży istota problemu. To jest klucz do rozwiązania wszystkich zagadnień.<text:s/><text:span text:style-name="T2081">W</text:span>szelkie jednak postulaty zmierzające do tej fundamentaln<text:span text:style-name="T2082">ej<text:s/></text:span>reformy systemu gospodarczego są kwitowane krótkim zdaniem nie stać nas na to.</text:p>
      <text:p text:style-name="P2083">Przy tej okazji pragnę zainteresować państwo tezą, którą głoszę przy wszelkich nadarz<text:span text:style-name="T2084">aj</text:span>ących się sposobnościach.<text:span text:style-name="T2085"><text:s/></text:span>Otóż twierdzę, że to co socjalnie jest konieczne to socjalnie jest konieczne musi być gospodarczo możliwe. I warto przypomnieć także tutaj dawno już sformułowany pogląd wybitnego polskiego ekonomisty prof. Edwarda Lipińskiego, że nie ma bardziej opłacalnych inwestycji jak inwestycje w człowieka.</text:p>
      <text:p text:style-name="P2086">I wreszcie ostatnia uwaga. Ufamy, że nasze postulaty spotkają się z zainteresowaniem właściwych czynników tych czynników,<text:s/><text:span text:style-name="T2087">o</text:span>ficjalnie powołanych do stanowienia prawa. Niestety niektóre pociągnięcia tych właśnie oficjalnych czynników podważają nieco naszą wiarę, tą wiarę, która doprowadziła nas tutaj do<text:s/>„okrągłego stołu”. Przecież nie mamy żadnych innych gwarancji, mamy tylko zaufanie, oby nie było podważone. Ale niestety ta wiara jednak jest podkopywana. Mam tu na myśli wydawanie aktów<text:s/>prawnych<text:s/>w obecnym okresie przez Sejm PRL,<text:s/><text:span text:style-name="T2088">k</text:span>tóry w sprawach wokół których toczą się dyskusje przy Okrągłym Stole podejmuje nieodwracalne przynajmniej na razie decyzje. Niestety nie są respektowane również liczne opinie, które są przedkładane, chociażby ta opinia Rady Społeczno-Gospodarczej przy Sejmie, która tak wyraźnie i dobitnie podkreślała, że trzeba zreformować w Polsce przy okazji nowelizacji kodeksu pracy czas pracy, jako fundamentalne zagadnienie, według posiadanych wiadomości komisje sejmowe przygotowały projekt, który utrzymuje rządowe przedłożenie, w którym jak już wspomniałem są tylko nieznaczne poprawki redakcyjne można by powiedzieć. Nie ma żadnego fundamentalnego problemu<text:s/><text:span text:style-name="T2089">p</text:span>odjętego, a postulat generalny, który był wysuwany także w owej Radzie Społeczno-Gospodarcz<text:span text:style-name="T2090">ej</text:span><text:s/>został całkowicie pominięty<text:span text:style-name="T2091">.</text:span></text:p>
      <text:p text:style-name="P2092">Liczymy, że tu przy tym Okrągłym Stole w tej sali czy w innej, w której przyjdzie nam obradować nastąpi pewien przełom w kierunku pozytywnym dla całego świata pracy.</text:p>
      <text:p text:style-name="P2093">Dziękuję za uwagę.</text:p>
      <text:p text:style-name="P2094"><text:span text:style-name="T2095">Przewodniczący</text:span>:</text:p>
      <text:p text:style-name="P2096">Dziękuję bardzo panu profesorowi. O głos prosił pan prof. Lisowski.</text:p>
      <text:p text:style-name="P2097"><text:span text:style-name="T2098">Ob</text:span><text:span text:style-name="T2099">.</text:span><text:span text:style-name="T2100"><text:s/>Andrzej Lisowski</text:span>:</text:p>
      <text:p text:style-name="P2101">Panie Współprzewodnicząc<text:span text:style-name="T2102">y!</text:span><text:s/>Szanowni Państwo!</text:p>
      <text:p text:style-name="P2103">Status rzeczoznawcy zaproszonego przez stronę rządową do wzięcia udziału w obradach tego zespołu<text:s/><text:soft-page-break/>umożliwia mi zabranie głosu nie w konwenc<text:span text:style-name="T2104">ji</text:span><text:s/>formułowania stanowiska albo oświadczenia, a raczej w konwencji prezentacji d<text:span text:style-name="T2105">y</text:span>skusyjnego poglądu, który mam nadzieję mimo akcentów polemicznych przyczyni si<text:span text:style-name="T2106">ę</text:span><text:s/>do porozumienia obradujących stron.<text:s/><text:span text:style-name="T2107">W</text:span><text:s/>swej wypow<text:span text:style-name="T2108">i</text:span>edzi chcę się ustosunkować do bardzo ciekawego i konstruktywnego referatu przedstawionego przez prof. Bojarskiego na posiedzeniu zespołu 20 lutego. Jak rozumiem, jest to referat w pewnym sensie programowy strony opozycyjno-solidarnościowej w zakresie szeregu istotnych problemów ekonomicznych, które ten<text:s/>„stół”<text:s/>rozpisał sobie w programie swojej pracy.</text:p>
      <text:p text:style-name="P2109">Referat prof. Bojarskiego<text:s/><text:span text:style-name="T2110">uj</text:span>ęty w 24 punktach zawiera szereg poglądów, które moim zdaniem stanowią dobrą płaszczyznę porozumienia w interesie jak to ujął prof. Bojarski, przezwyciężenia kryzysu i pomyślnego rozwoju kraju.</text:p>
      <text:p text:style-name="P2111">Są równi<text:span text:style-name="T2112">eż</text:span><text:s/>poglądy<text:s/><text:span text:style-name="T2113">d</text:span>y<text:span text:style-name="T2114">s</text:span>kusyjne, ale zanim je omówię chcę przytoczyć te tezy pod którymi podpisuję się całkowicie. Sądzę, że również strona rządowa może to zrobić.</text:p>
      <text:p text:style-name="P2115"><text:span text:style-name="T2116">W</text:span><text:s/>skrócie koniecznym te tezy chcę przypomnieć.<text:s/>Pierwsza - polski węgiel i inne zasoby mineralne są wielkim dobrem całego narodu, przeszłych, obecnych i przyszłych pokoleń.</text:p>
      <text:p text:style-name="P2117">Punkt pierwszy.</text:p>
      <text:p text:style-name="P2118">W wielu procesach energ<text:span text:style-name="T2119">et</text:span>ycznych bardziej wydajnymi i opłacalnymi są paliwa węglowo- wodorowe, gaz ziemny i oleje opałowe. To w punkcie d<text:span text:style-name="T2120">ru</text:span>gim.</text:p>
      <text:p text:style-name="P2121">Faktycznie gospodarce polskiej nie potrzeba więcej węgl<text:span text:style-name="T2122">a</text:span>, ale węgiel musi być użytkowany znacznie oszczędniej i efektywniej niż dotychczas.</text:p>
      <text:p text:style-name="P2123">Dalej - zn<text:span text:style-name="T2124">ac</text:span>zenie eksportu polskiego węgla jest stale bardzo duże wobec załamania się eksportu innych branż o niedostatecznym poziomie ilościowym i jakościowym produkcji. I tu górnictwo nadrabia za inne branże i działy gospodarki<text:span text:style-name="T2125">.</text:span><text:s/>To jest w punkcie czwartym. Tu może bym miał pewne zastrzeżenia<text:span text:style-name="T2126">,</text:span><text:s/>do<text:s/>słowa -<text:s/>załama<text:span text:style-name="T2127">n</text:span>ie eksportu. Raczej niedorozwój, ale sens jest myślę bardzo prawidłowy.</text:p>
      <text:p text:style-name="P2128">Dalej - jedyna pełna kompleksowa reforma polityczna i gospodarcza może spowodować przebudowę struktury produkcyjnej oraz uruchomić szybkie dostatecznie skuteczne procesy wzajemnego dostosowywania się gospodarki z jednej strony, a przemysłu paliwowo-energetycznego z drugiej strony<text:span text:style-name="T2129">,</text:span><text:s/>dla ujawnienia i pokrycia rzeczywiście niezbędnych i racjonalnych potrzeb energetycznych kraju.</text:p>
      <text:p text:style-name="P2130">To w punkcie osiem.</text:p>
      <text:p text:style-name="P2131">Dotychczasowy nacisk władz centralnych na fo<text:span text:style-name="T2132">rs</text:span>owanie wydobycia węgla wymusza szereg nieracjonalnoś<text:span text:style-name="T2133">ci<text:s/></text:span>i nadmierne koszty górnictwa, w punkcie dziewięć.</text:p>
      <text:p text:style-name="P2134">Niezbędne jest zatem nie forsowanie wydobycia węgla bez względu na skutki i koszty, a ra<text:span text:style-name="T2135">cj</text:span>onaliza<text:span text:style-name="T2136">cj</text:span>a i optymalizacja wyd<text:span text:style-name="T2137">o</text:span>bycia węgla oraz jego zużycia i eksportu przy odpowiednich cenach. W punkcie 10.</text:p>
      <text:p text:style-name="P2138">Społeczno-ekonomiczno-ekologiczne wymagania poprawienia jakości węgla kamiennego i stabilizacji jego parametrów łączą się z potrzebą budowy szeregu zakładów odpirytowania i wzbogacania węgla - w punkcie 13.</text:p>
      <text:p text:style-name="P2139">Potrzebna jest minimaliza<text:span text:style-name="T2140">cj</text:span>a uciążliwości kopalń<text:span text:style-name="T2141"><text:s/></text:span>dla środowiska, co wymaga między innymi szerokiego zastosowania posadzki z pełnym zagospodarowaniem do tego celu odpadów górniczych, pełnego zagospodarowania i odsalania wód górniczych. Punkt 14.</text:p>
      <text:p text:style-name="P2142">Racjonalna gospodarka górnicza wymaga pełnego rozrachunku ekonomicznego poszczególnych kopalń i poziomów wydobywczych - punkt 15.</text:p>
      <text:soft-page-break/>
      <text:p text:style-name="P2143">Dodałbym tu - od siebie dodam - że również oddziałów produkcyjnych i innych wewnętrznych jednostek kopalni, ale to jest sens zgodny. Przepraszam, że może trochę przedłużam wywód na przytoczenie tych tez, ale ponieważ one mnie się wydają konstruktywne, mogą stanowić płaszczyznę porozumienia, dlatego je tutaj przytoczyłem.</text:p>
      <text:p text:style-name="P2144">Są jak powiedziałem już również poglądy dyskusyjne.<text:s/><text:span text:style-name="T2145">I</text:span><text:s/>teraz rozpatrzmy trzy takie poglądy dyskusyjne.</text:p>
      <text:p text:style-name="P2146">Pierwsze - sprawa opłacalności eksportu. Prof. Bojarski, cho<text:span text:style-name="T2147">ć</text:span><text:s/>wcześniej w pkt. 4 - co cytowałem - podkreśla znaczenie eksportu polskiego węgla. Następnie w pkt. 6 formułuje<text:s/><text:span text:style-name="T2148">p</text:span>ogląd przeciwny. Zacytuję:<text:s/>„Jeżeli nawet obecnie faktyczne koszty pozyskania polskiego węgla liczone średnio dla całego górnictwa są niższe od ceny uzyskiwanej w eksporcie, to jednak dla pewnej grupy nawet nowych kopalń, np. dla kopalni<text:s/><text:span text:style-name="T2149">„</text:span>Gustaw Morcinek”<text:s/>faktyczne koszty pozyskania węgla<text:s/><text:span text:style-name="T2150">wyraź</text:span>n<text:span text:style-name="T2151">ie</text:span><text:s/>przewyższają ceny eksportowe. Oznacza to brak opłacalności eksportu polskiego węgla już dziś, a perspektywy na przyszłość też są niepomyślne”. I dalej - z tego eksportu musi się więc nasza gospodarka wycofywać na rynek krajowy.</text:p>
      <text:p text:style-name="P2152">T<text:span text:style-name="T2153">a</text:span>k sprawę widzi pan prof. Bojarski.</text:p>
      <text:p text:style-name="P2154">Otóż pogląd ten muszę, niestety, określić jako w jakimś stopniu nielogiczny i niezasadny. Jeżeli nawet któreś kopalnie eksportujące węgiel mają koszty pozyskania wyższe od ceny węgla, wcale nie oznacza to, cytuję<text:s/>„braku opłacalności eksportu”. Podobnie jak jeden z oddziałów w kopalni jest nieopłacalny, wcale nie oznacza nieopłacalności całej kopalni. Tym bardziej nieopłacalność kopalni<text:s/>„Morcinek”<text:s/>nie oznacza, że nasza gospodarka musi wycofywać się z eksportu węgla.</text:p>
      <text:p text:style-name="P2155">W tym tkwi jakieś nieporozumienie. Eksport węgla do drugiego obszaru zapewnił powojennej gospodarce wpływy w wysokości przeszło 17 mld dolarów. Nadwyżka uzyskiwanej ceny nad kosztem liczona sumarycznie od 1<text:span text:style-name="T2156">9</text:span>6<text:span text:style-name="T2157">5</text:span><text:s/>r. wynosiła 155 proc. Dolar nabywany w wyniku eksportu węgla był w tym samym okresie 1,7 razy tańszy od średniego kosztu nabycia dolara w całym eksporcie do drugiego obszaru płatniczego. Jest przy tym istotne, że wsad dewizowy, niezbędny dla produkcji węgla jest bardzo niski i że przemysł węglowy nie jest obciążony zagranicznymi długami gospodarki.</text:p>
      <text:p text:style-name="P2158">Chociaż prominentni przedstawiciele rządu deklarowali tendencje do rezygnacji z eksportu wę<text:span text:style-name="T2159">g</text:span>la, z realizacją tych deklaracji nie trzeba się spieszyć, przynajmniej do czasu znalezienia towarów o efektywności porównywalnej do węgla.</text:p>
      <text:p text:style-name="P2160">Myślę zatem, że ten punkt pr<text:span text:style-name="T2161">ez</text:span>en<text:span text:style-name="T2162">tow</text:span>any, czy ten pogląd prezentowany przez pana prof. Bojarskiego wymaga jeszcze dyskusji i może korekty.</text:p>
      <text:p text:style-name="P2163">Druga sprawa - zasady 5 dni pracy w górnictwie. Sformułowanie użyte przez prof. Bojarskiego w pkt. 11 - cytuję:<text:s/><text:span text:style-name="T2164">„</text:span>przyjęcie generalnej zasady 5 dni pracy tygodniowo w górnictwie”<text:s/>wyraża moim zdaniem pogląd skrajny. Dążąc konsekwentnie do zagwarantowania górnikom pracy przez 5 dni w tygodniu trzeba szukać rozwiązań umożliwia<text:span text:style-name="T2165">ją</text:span>cych wykorzystanie potencjału produkcyjnego kopalń stosownie do wymagań rynku. Proponowana przez prof. Bojarskiego rezygnacja z wydobycia rzędu 10 - 15 proc. - tak to sformułował w poniższym punkcie, co stanowi rocznie<text:s/><text:span text:style-name="T2166">1</text:span>3 - 27 mln ton węgla, wymaga głębokiej analizy. Jeżeli dążymy do gospodarki rynkowej, a dążymy, to czy możemy ryzykować wprowadzenie w ryn<text:span text:style-name="T2167">k</text:span>u paliw w taki głęboki niedobór albo w stan całkowitej<text:s/>niemożności opłacalnego eksportu, czy rzeczywiście musi wystąpić taka konieczność, jeżeli zostaną wykorzystane możliwości tkwiące w motywowaniu załóg górniczych do wydajnej pracy przez 5 dni w tygodniu. Problem wymaga, tak sądzę, wnikliwych prac<text:s/><text:soft-page-break/>projektowych i organizacyjnych, realizowanych wspólnie przez związki zawodowe, OPZZ i<text:s/>„Solidarności”, oraz kierownictwo kopalń i przemysłu węglowego jako całości.</text:p>
      <text:p text:style-name="P2168">To jest druga z dyskusyjnych spraw postawionych przez pana prof. Bojarskiego</text:p>
      <text:p text:style-name="P2169">Teraz trzecia, chyba na<text:span text:style-name="T2170">jt</text:span>rudnie<text:span text:style-name="T2171">js</text:span>za. Sprawa kursu na trzy<text:s/>„U”. Cały referat miał ten tytuł. W konkluzji w pkt. 24 prof. Bojarski proponuje:<text:s/>„przyjęcie wspólnego uzgodnionego kursu na realizację pełnej reformy gospodarczej w górnictwie, tzn. kursu na trzy<text:s/>„U”<text:s/>- usamodzielnienie górnictwa, urentownienie górnictwa, urynkowienie górnictwa”<text:s/>- ciągle jeszcze cytu<text:span text:style-name="T2172">ję</text:span><text:s/>-<text:s/>„jest to kurs na demonopolizację oraz na rozwój inicjatywy i tradycyjnej śląskiej gospodarności w górnictwie”.</text:p>
      <text:p text:style-name="P2173">Otóż z tak ogólnie sformułowaną tezą zgodziłbym się całkowicie. I sądzę, że również strona rządowa mogłaby się zgodzić. Gdyby nie wykładnia tego hasła, tych haseł podana w punktach od 16 do 24<text:span text:style-name="T2174">.</text:span><text:s/>Ta wykładnia jest, niestety, nieprawidłowa. Prowadzi bowiem do błędnych rozwiązań praktycznych. Sądzę, że wymaga wnikliwej dyskusji i mam nadzieję, modyfikac<text:span text:style-name="T2175">ji</text:span>.</text:p>
      <text:p text:style-name="P2176">Zacznę od hasła - usamodzielnienie. Prof. Bojarski widzi to usamodzielnienie w ten sposób, że każda kopalnia zostaje przyporządkowana bezpośrednio tylko do organu założycielskiego. Ten pogląd tu się przewijał zresztą również w innych wypowiedziach. Można się domyślać, że do ministra przemysłu. Ten organ, tzn. minister przemysłu miałby wyznaczać poszczególnym kopalniom rentę górniczą lub dotacje. Renta to rodzaj podatku od warunków naturalnych tym wyższa renta, im warunki lepsze, koszty wydobycia niższy, a zysk wyższy. Dotację miałaby, uzyskiwać kopalnia tytułem<text:s/><text:span text:style-name="T2177">-</text:span><text:s/>z referatu prof. Bojarskiego - w przypadku eksploatacji nierentownych zasobów na zamówienie organu założycielskiego.</text:p>
      <text:p text:style-name="P2178">Ponieważ, jak wiadomo, nie ma metody na obiektywnie słuszne wyznaczanie wysokości tak pomyślanej renty i dotacji organ założycielski realizowałby swą funkcję w tym zakresie w trybie uznaniowym. Mówiąc ściśle<text:span text:style-name="T2179">j</text:span>, w trybie uznaniowo- przetargowym. Admin<text:span text:style-name="T2180">istracja</text:span><text:s/>gospodarcza reprezentu<text:span text:style-name="T2181">ją</text:span>ca organ założycielski starałaby się kopalniom<text:s/>„<text:span text:style-name="T2182">d</text:span>obrym”<text:s/>wyznaczyć możliwie wysoką rentę, tzn. możliwie wysoki podatek, a kopalniom dofinans<text:span text:style-name="T2183">ow</text:span>ywanym możliwie niską dotację. Kopalnie starałyby się udowadniać, że renta jest w istniejących warunkach za wysoka, a dotacja za niska.</text:p>
      <text:p text:style-name="P2184">W istocie byłoby to podtrzymanie uznaniowego, nakazowo-rozdzielczego<text:s/>systemu planowania z okresu poprzedza<text:span text:style-name="T2185">ją</text:span>cego reformę. Odpowiednie manipulowanie rentą i dotacją otwierałoby możliwość wykazania nierentowności każdej z kopalń, w dowolnym momencie. Podobnie zresztą jak to ma mie<text:span text:style-name="T2186">js</text:span>ce w aktualnie stosowanym systemie ceny rozliczeniowej.</text:p>
      <text:p text:style-name="P2187">Otóż uważam, że tak rozumiana samodzielność źle przysłużyłaby się reformie gospodarczej górnictwa i załogom górniczym. W istocie jest to samodzieln<text:span text:style-name="T2188">oś</text:span>ć pozorna, sprowadza się bowiem do poddania poszczególnych osam<text:span text:style-name="T2189">o</text:span>tnionych kopalń uznaniowości organu założycielskiego, a ściślej, administrac<text:span text:style-name="T2190">j</text:span>i tego organu.</text:p>
      <text:p text:style-name="P2191">Tak pomyślana samodzielność w moim przekonaniu przekreślałaby reformę i szansę wyprowadzenia kopalń na działalność<text:s/>proefektywnościową. A o to przecież chodzi.</text:p>
      <text:p text:style-name="P2192">Jedyną możliwość prawdziwej samodzielności stwarza uwolnienie się od uznaniowości organu założycielskiego. I uzależnienie swego losu od wypracowanego przez siebie efektu mierzonego uczciwie w ramach bilansu przedsiębiorstwa działającego w gospodarce coraz bardziej rynkowej.</text:p>
      <text:p text:style-name="P2193">Ponieważ tylko część kopalń działając na rynku w pojedynkę byłaby w stanie uzyskać<text:s/><text:soft-page-break/>sa<text:span text:style-name="T2194">mofi</text:span>na<text:span text:style-name="T2195">nsow</text:span>an<text:span text:style-name="T2196">ie,</text:span><text:s/>powstaje problem kopalń niezdolnych do samo<text:span text:style-name="T2197">fi</text:span>nansowania. Trzeba je albo wyeliminować, ale prowadzi to do drastycznego zubożenia rynku i wprowadzenia go na pozycję chorego rynku producenta ze znanymi tego konsekwencjami, albo łączyć z kopalniami, które<text:s/>dysponują nadwyżkami finansowymi.</text:p>
      <text:p text:style-name="P2198">Można sobie wyobrazić wiele sposobów ugrupowania kopalń, aby tworzyć jednostki gospodarcze zdolne do samofinansowania czyli samodzielności, bez konieczności dotowania bądź wyznaczania renty drenu<text:span text:style-name="T2199">ją</text:span>cej nadw<text:span text:style-name="T2200">y</text:span>żki finansowe w sposób uznaniowy.</text:p>
      <text:p text:style-name="P2201">Uważam jednak, że w warunkach narasta<text:span text:style-name="T2202">ją</text:span>cego deficytu paliw i niewątpliwe efektywności eksportu, o czym mówiłem sposobem najbardziej racjonalnym jest integracja w zasadzie wszystkich kopalń w jeden organizm gospodarczy, w pełni samofinansu<text:span text:style-name="T2203">ją</text:span>cy się i samorządny, funk<text:span text:style-name="T2204">cj</text:span>onu<text:span text:style-name="T2205">ją</text:span>cy na prawach przedsiębiorstwa, bez powiązania z organem założycielskim, żadną więzią uznaniowych dotacji czy rent<text:span text:style-name="T2206">y.</text:span></text:p>
      <text:p text:style-name="P2207">Prawdopodobnie tylko niektóre kopalnie takie jak np.<text:s/><text:span text:style-name="T2208">„</text:span>Siersza”<text:s/>związana bezpośrednio z elektrownią, czy<text:s/>„Wiktoria”<text:s/>związana z koksownią, będą wymagały odrębnego potraktowania. Ale to bym odsuwał jako sprawę no do szczegółowego jakiegoś rozpatrywania.</text:p>
      <text:p text:style-name="P2209">Sądzę, że dopiero w ramach takiego organizmu kopalnia ma szansę osiągnąć maksymalną samodzielność nie na zasadzie uznaniowo przyznanych dotacji czy preferencji podatkowych, a na zasadzie rzetelnie mierzonego wkładu w osiąganą efektywność całej jednostki. Jednostki gospodarczej, działającej w oparciu o prawa ekonomiki, na rynku międzynarodowym i krajowym.</text:p>
      <text:p text:style-name="P2210">Ma również szansę dyskontować korzyści, które w warunkach wysokiego oprocentowania kredytów inwestycyjnych i obrotowych przynosi zintegrowana gospodarka finansowa. Korz<text:span text:style-name="T2211">yś</text:span>ci, które przynosi wspólne finansowanie i promowanie postępu technicznego, uzupełnianie potencjału produkcyjnego itd.</text:p>
      <text:p text:style-name="P2212">Mówię o jednostce gospodarczej funkcjonując<text:span text:style-name="T2213">ej<text:s/></text:span>na prawach przedsiębiorstwa, unikając takich nazw jak kombinat czy koncern, czy wspólnota, która ma dziś określoną strukturę organizacyjną i system ekonomiczno- finansowy.</text:p>
      <text:p text:style-name="P2214">Postulowana jednostka integrująca kopalnie powinna mie<text:span text:style-name="T2215">ć</text:span><text:s/><text:span text:style-name="T2216">-</text:span><text:s/>moim zdaniem - nowy system ekonomiczny finansowy i nową strukturę organizacyjną, dostosowaną do tego systemu. Zarówno system jak i struktura powinny być przy tym tak zapro<text:span text:style-name="T2217">je</text:span>ktowane, aby w sumie zapewniły kopalniom i ich załogom możliwość samodzielneg<text:span text:style-name="T2218">o</text:span>, samorządnego gospodarowania i czerpania z w<text:span text:style-name="T2219">ygospodarow</text:span>an<text:span text:style-name="T2220">yc</text:span>h efektów sprawiedliwych korzyści, liczonych we wszystkich kopalniach wg tych samych zasad. Także, aby zapewniały postulowanej jednostce zgodnie z potrzebami rynku i osiąganą efektywnością możliwość rozbudowy, bąd<text:span text:style-name="T2221">ź</text:span><text:s/>odtwarz<text:span text:style-name="T2222">a</text:span>nia zdolności produkcyjnej bez decyzji i środków organu założycielsk<text:span text:style-name="T2223">ie</text:span>go.</text:p>
      <text:p text:style-name="P2224">Postulat pro<text:span text:style-name="T2225">f</text:span>. Bojarskiego w punkcie 18 - aby budowę nowej kopalni oraz powołanie nowego przedsiębiorstwa górniczego uzależnić od organu założycielskiego, wymaga rewizji według mnie.</text:p>
      <text:p text:style-name="P2226">Także proponowane przesuwanie decyzji w tej problematyce na drugą połowę lat dziewięćdziesiątych, co w<text:s/>punkcie 18-tym pan profesor Bojarski proponuje, - jest podobne<text:span text:style-name="T2227">.</text:span><text:s/>Czas ucieka, a deficyt paliwowo- energetyczny, no grozi coraz<text:s/><text:span text:style-name="T2228">m</text:span>ocniej.</text:p>
      <text:p text:style-name="P2229">Drugie hasło, które pan pro<text:span text:style-name="T2230">f.</text:span><text:s/>Bojarski wysunął - hasło urentownienia górnictwa. Także teoretycznie biorąc bardzo prawidłowe. Jednak wykładnia przyjęta dla tego hasła przez pro<text:span text:style-name="T2231">f.</text:span><text:s/>Bojarskiego nie jest jasna.</text:p>
      <text:p text:style-name="P2232">Sądzę, że wykładnię tą stanowi omówiona wyżej tendencja do rezygnacji z eksportu węgla, jako<text:s/><text:soft-page-break/>działalności nierentown<text:span text:style-name="T2233">ej,</text:span><text:s/>to pan profesor podnosił w punkcie 6-tym referatu. Także tendencja wyrażona w następującym zdaniu w punkcie 15-tym /cytuję/:<text:s/>„Znaczna większość krajowego wydobycia węgla jest rentowna, ale wynikające stąd korzyści gospodarcze nie mogą być bezwiednie umniejszane przez utrzymywanie wydobycia na nierentownych poziomach i kopalniach.</text:p>
      <text:p text:style-name="P2234">Jeżeli mój domysł jest słuszny, to muszę powiedzieć, że tendencje te określam jako mylne. Ograniczeniem eksportu nie doprowadzimy do urentownienia kopalń<text:span text:style-name="T2235">,</text:span><text:s/>co już wspominałem. Także zamykanie kopalń nie może być traktowane jako recepta na urentownienie górnictwa. Zamykając jedną, czy nawet kilka kopalń można uzyskać tylko bardzo niewielką, doraźną poprawę sumarycznych efekt<text:span text:style-name="T2236">ów</text:span><text:s/>górnictwa, mierzonych na przykład z obniżeniem średniego kosztu produkcji. Niestety, płacąc za to, za ten n<text:span text:style-name="T2237">i</text:span>ewielki doraźny efekt, bardzo dużymi stratami społecznymi, przemieszczanie i przekwalifikowywanie załóg i najprawdopodobni<text:span text:style-name="T2238">ej</text:span><text:s/>pogłębienie nierównowagi rynkowej także stratami<text:s/><text:span text:style-name="T2239">i</text:span><text:s/>zagrożeniami górniczymi, wynikającymi z konieczności utrzymywania wyrobisk i odwadn<text:span text:style-name="T2240">i</text:span>ania zatrzymanych kopalni itd.</text:p>
      <text:p text:style-name="P2241">Hasło urentownienia kopalń trzeba rozumieć inaczej - mianowicie jako systematyczną działalność prowadzoną we wszystkich kopalniach, a nie tylko paru, którym grozi wyrok śmierci i które walczą o swe istnienie. Sednem tej działalności powinna być racjonalizacja techniczna i doskonalenie organizacji w oparciu o skuteczne systemy motywacyjne, funkcjonujące na zasadzie partycypacji.</text:p>
      <text:p text:style-name="P2242">Kopalniom i załogom powinno się opłacać produkować jak najwięcej dobrego węgla, po możliwie najniższym koszcie.</text:p>
      <text:p text:style-name="P2243">Gdy ta<text:span text:style-name="T2244">k</text:span>i stan zostanie osiągnięty, reforma i urentownienie stanie się faktem, bez instrumentalnego zamykania kopalń. Nastąpi to w procesie naturalnej eliminacji i<text:s/>nierentownych przodków oddziałów i być może niektórych poziomów o zbyt małej koncentracji produk<text:span text:style-name="T2245">cj</text:span>i.<text:s/><text:span text:style-name="T2246">B</text:span>yć może również niektórych k<text:span text:style-name="T2247">op</text:span>alń,<text:s/><text:span text:style-name="T2248">a</text:span>le ta decyzja będzie wówczas rezultatem procesu ekonomizacji wszystkich kopalń, po osiągnięciu na rynku nadwyżek węgla. Bo wprowadzanie rynku w chorą sytuację niedoborów węglowych, nie leży w interesie kopalń.</text:p>
      <text:p text:style-name="P2249">Nad opracowaniem niezbędnych systemów motywacyjnych powinny podjąć prace wspólnie związki zawodowe i kopalnie wraz z zarządem przedsiębiorstwa integrującego je w całościowy organizm gospodarczy.</text:p>
      <text:p text:style-name="P2250">Trzecie hasło, i zbliżam się już do końca wypowiedzi - hasło urynkowienie górnictwa. Wykładnię tego hasła pro<text:span text:style-name="T2251">f.</text:span><text:s/>Bojarski podaje w następujących zdaniach /cytuję/:</text:p>
      <text:p text:style-name="P2252">„Niezbędne jest możliwie szybkie stworzenie<text:span text:style-name="T2253"><text:s/></text:span>krajowego rynku węglowego, powiązanego z rynkiem międzynarodowym, giełdy węglowej oraz swobodnego kształtowania się ceny węgla /regulowanej pośrednio wysokością renty górniczej, opłatami celnymi oraz ewentualnie krajowymi lub zagranicznymi zakupami państwowymi”. To w punkcie 16.</text:p>
      <text:p text:style-name="P2254">I dalej<text:s/><text:span text:style-name="T2255">-</text:span><text:s/>cytuję<text:span text:style-name="T2256">:</text:span><text:s/>„górnictwo będzie wydobywało tyle węgla, ile będzie racjonalne i opłacalne dla poszczególnych kopalń przy cenach, jakie zaakceptują odbiorcy”. Pkt 20. I koniec cytatu.</text:p>
      <text:p text:style-name="P2257">Otóż z taką interpretacją hasła urynkowienia górnictwa nie można się zgodzić. Trzeba pamiętać, że w całym świecie na rynku funkcjonują zarówno drobne przedsiębiorstwa - jak średnie i duże i nawet gigantyczne.</text:p>
      <text:p text:style-name="P2258">Rynek węgla nie tworzy się, prz<text:span text:style-name="T2259">ep</text:span>ra<text:span text:style-name="T2260">sza</text:span>m, rynku węgla nie tworzy się p<text:span text:style-name="T2261">op</text:span>rz<text:span text:style-name="T2262">ez</text:span><text:s/>rozdrabnianie podmiotów<text:s/><text:soft-page-break/>wkraczających na rynek do skali pojedynczej kopalni, co proponuje pan profesor.</text:p>
      <text:p text:style-name="P2263">Węglem nie można handlować na tej samej zasadzie co pietruszką lub polonezami wystawianymi na przetarg, na katastrofalnie wygłodzonym rynku.<text:s/>Tu obowiązują długookresowe kontrakty zawierane w handlu międzynarodowym, porozumienia w<text:span text:style-name="T2264">ew</text:span>nąt<text:span text:style-name="T2265">rz</text:span><text:s/><text:span text:style-name="T2266">k</text:span>r<text:span text:style-name="T2267">ajo</text:span>we zawierane na całe dziesięciolecia np. stosowanie do parametrów zbudowanej elektrowni, czy kotłowni itd.</text:p>
      <text:p text:style-name="P2268">Trzeba, owszem, tworzyć krajowy, stabilny rynek, ale rynek paliw silnie powiązany z rynkiem międzynarodowym, ale nie wewnętrzne targowisko na węgiel z poszczególnych kopalń, zwłaszcza gdy grozi - powtarzam to - narastająca nierównowaga zaopatrzenia w paliwa całej gospodarki.</text:p>
      <text:p text:style-name="P2269">Prof<text:span text:style-name="T2270">.</text:span><text:s/>Bojarski proponuje, proponując kurs na trzy<text:s/>„U”<text:s/>m<text:span text:style-name="T2271">ó</text:span>wi, że jest to kurs na demonopolizację<text:span text:style-name="T2272">.</text:span><text:s/>Nie jest to kurs na demonopoliza<text:span text:style-name="T2273">cj</text:span>ę. Nie jest to niestety ścisłe, bo aby zdemonopolizować węgiel na naszym krajowym rynku trzeba by zmniejszyć udział tego [nieczytelne] w energii w bilansie p<text:span text:style-name="T2274">a</text:span>liwowo-energ<text:span text:style-name="T2275">et</text:span>ycznym do około powiedzmy 30 - 50%, ale jak wiadomo w przewidywalnym horyzoncie czasowym nie jest to możliwe, nawet przy najszerszym z<text:span text:style-name="T2276">as</text:span>tosowaniu kursu na trzy<text:s/>„W”<text:span text:style-name="T2277">.</text:span><text:s/>Profesor mówiąc o kursie na<text:s/>demonopoli<text:span text:style-name="T2278">z</text:span>ację<text:s/>mówi równocześnie o rozwoju inicjatywy i gospodarności w g<text:span text:style-name="T2279">ó</text:span>rnictwie, co prowadzi myślenie na fałszywą ścieżkę wiary, że przyczyną braku inicjatywy i gospodarności jest monopo<text:span text:style-name="T2280">lis</text:span>tyczna pozycja gospodarującego podmiotu.</text:p>
      <text:p text:style-name="P2281">Również ten pogląd jest mylący, gdyż<text:s/><text:span text:style-name="T2282">j</text:span>ak świadczą osiągnięcia światowych koncernów monopolizujących na przykład produkcję niektórych spe<text:span text:style-name="T2283">cj</text:span>alistycznych wyrobów o ini<text:span text:style-name="T2284">cjat</text:span>ywnoś<text:span text:style-name="T2285">ci</text:span><text:s/>i gospodarności decyduje cały zestaw zupełnie innych czynników wśród, których rozdrobnienie jednostek gospodarczych występuje raczej rzadko.</text:p>
      <text:p text:style-name="P2286">Kończąc tę wypowiedź polemiczną w stosunku do niektórych poglądów przedstawionych w referacie prof. Bojarskiego pragnę podkreślić, że spośród kilkunastu sformułowanych przez niego tez 10 zarekomendowałem już na wstępie jako w pełni nadające się do przyjęcia. Tylko trzy sprawy są dyskusyjne, ale i w nich tkwią<text:span text:style-name="T2287"><text:s/></text:span>elementy zapo<text:span text:style-name="T2288">wi</text:span>ad<text:span text:style-name="T2289">aj</text:span>ące możliwość uzgodnienia stanowisk ku pożytkowi górnictwa i załóg.</text:p>
      <text:p text:style-name="P2290">Dz<text:span text:style-name="T2291">i</text:span>ękuję panie przewo<text:span text:style-name="T2292">d</text:span>niczący.</text:p>
      <text:p text:style-name="P2293"><text:span text:style-name="T2294">Przewodniczący</text:span>:</text:p>
      <text:p text:style-name="P2295">Dziękuję bardzo panu profesorowi Liso<text:span text:style-name="T2296">ws</text:span>kiemu<text:span text:style-name="T2297">.</text:span></text:p>
      <text:p text:style-name="P2298">O głos prosił pan Pietrzyk.</text:p>
      <text:p text:style-name="P2299"><text:span text:style-name="T2300">Ob. A<text:s/></text:span><text:span text:style-name="T2301">.</text:span><text:span text:style-name="T2302">Pietrzy</text:span><text:span text:style-name="T2303">k</text:span>:</text:p>
      <text:p text:style-name="P2304">Zanim oddam głos panu Kłeczkowi chciałbym panu odpowiedzieć panie Lisowski i zarazem to będzie odpowiedź w stronę koalicji rządowej<text:span text:style-name="T2305">.</text:span></text:p>
      <text:p text:style-name="P2306">Taktyka tych negocjacji tutaj została tak ustalona<text:span text:style-name="T2307">,</text:span><text:s/><text:span text:style-name="T2308">ż</text:span>e wychodzi na to, że my wychodzimy z konkretnymi propozy<text:span text:style-name="T2309">cj</text:span>ami, zrobiliśmy prezentację naszych stanowisk naszej strony, a panowie ograniczacie się tylko do tego co powiedział prof. Bojarski albo co powiedział prof<text:span text:style-name="T2310">.</text:span><text:s/>Zieliński i nic więcej z tego nie wynika.</text:p>
      <text:p text:style-name="P2311">W związku z tym ponawiam jeszcze raz w konkretnych tematach konkretne propozycje z panów strony byśmy chcieli usłyszeć, bo będziemy na okrągło tylko słyszeć co kto z naszej strony powiedział.</text:p>
      <text:p text:style-name="P2312">My jako związkowcy powinniśmy mieć wasze stanowisko konkretne, rzeczowe,<text:s/><text:span text:style-name="T2313">b</text:span>o niestety posiadacie całe sztaby ludzi odpowiednio do tego przygotowanych i my od was tego musimy wymagać. Ponawiam<text:s/><text:soft-page-break/>jeszcze raz konkretne rzeczowe propozycje w konkretnych tematach.</text:p>
      <text:p text:style-name="P2314">Dziękuję.</text:p>
      <text:p text:style-name="P2315"><text:span text:style-name="T2316">Przewodniczący</text:span>:</text:p>
      <text:p text:style-name="P2317">Ja chciałbym panie Pietrzyk zaprotestować takiemu - tak z<text:span text:style-name="T2318">aj</text:span>mowanemu stanowisku<text:span text:style-name="T2319">.<text:s/></text:span>Ja cały czas od początku, jeżeli panowie uprzejmie słuchają chcę iść w tym kierunku, żebyśmy załatwiali konkretne tematy. Ale nie może to też być tak, że racje tylko panowie mają, że nie mamy my możliwości przedstawienia swo<text:span text:style-name="T2320">i</text:span>ch racji. Jeżeli mówił pan prof. Bojarski i przedkładał pewne propozycje, to i pan profesor Lisowski miał prawo przedłożyć pewne propozycje i te propozycje przedłożył, one są dość konkretne. Te konkretne propozycje przedłożył pan Kl<text:span text:style-name="T2321">o</text:span>nowski<text:span text:style-name="T2322">.</text:span><text:s/>Te konkretne propozycje przedłożył pan Ziaja z Miedzi, należy teraz tylko wybrać ze tego co jest n<text:span text:style-name="T2323">aj</text:span>istotniejsze, uzgodnić i posuwać się do przodu. My bierzemy pod uwagę bardzo konkretne propozycje, mamy propozycje pana Polmańskiego, który w pierwszym dniu - w czasie prezentacji stanowisk przedłożył, bierzemy je pod uwagę, wszys<text:span text:style-name="T2324">tk</text:span>ie sprawy bierzemy pod uwagę, [nieczytelne] do<text:s/><text:span text:style-name="T2325">t</text:span>ego, żeby każda ze stron miała możliwość wypo<text:span text:style-name="T2326">wi</text:span>e<text:span text:style-name="T2327">dz</text:span>enia się do końca<text:span text:style-name="T2328">.</text:span></text:p>
      <text:p text:style-name="P2329">Poza tym nie chciałbym być źle zrozumiały, ale mnie tutaj panowie poprawią jeżeli nie mam racji, jak ja rozumiem ideę Okrągłego Stołu to nie jest to idea negocjacji, a jest to idea domówienia się i porozumienia. Są to dwie różne sprawy.</text:p>
      <text:p text:style-name="P2330">Dziękuję bardzo.</text:p>
      <text:p text:style-name="P2331">Proszę bardzo głos ma pan Pietrzyk.</text:p>
      <text:p text:style-name="P2332"><text:span text:style-name="T2333">Ob. A.<text:s/></text:span><text:span text:style-name="T2334">P</text:span><text:span text:style-name="T2335">ietrzyk</text:span><text:span text:style-name="T2336">:</text:span></text:p>
      <text:p text:style-name="P2337"><text:span text:style-name="T2338">J</text:span>a chciałem odpowiedzieć, bo akurat w tym co pan powiedział panie Wilczek i panie Gustek przepraszam, pan tu twierdził akurat moją tezę tego wszystkiego, bo akurat wypowiedź, prof. Lisowskiego była bardzo polemiczna w stosunku do prof. Bojarskiego. A jako, że chcemy tu uniknąć polemik, w związku z tym twierdzimy jednoznacznie, propozycja,<text:s/><text:span text:style-name="T2339">j</text:span>eżeli [nieczytelne] nie miała nic wsp<text:span text:style-name="T2340">ó</text:span>lnego ostatecznie z czasem pracy, akurat ten temat tu jest w tym czasie - akurat powinien być poruszany tylko i wyłącznie, a to było już wyjście dale<text:span text:style-name="T2341">j.</text:span></text:p>
      <text:p text:style-name="P2342">Bilans energetyczny i wydobycie węgla i dalej, i dalej - i tak będziemy brnęli, rozwadniali i będziemy stali w miejscu.</text:p>
      <text:p text:style-name="P2343">Niech bym usłyszał<text:s/><text:span text:style-name="T2344">je</text:span>dnoznacznie od pro<text:span text:style-name="T2345">f</text:span>. Lisowskiego jest on jest za 4-brygadowym systemem pracy, w którym kierunku tu już głosy z waszej strony padły, to zrozumiałbym, to i wiedzielibyśmy wyraźnie jednoznacznie,<text:s/><text:span text:style-name="T2346">ż</text:span>e w 1980 taki system był wprowadzony on się nie sprawdził i w większej części był powodem fali strajków, która się przewinęła przez ten kraj i szczególnie w górnictwie.</text:p>
      <text:p text:style-name="P2347">Dziękuję<text:span text:style-name="T2348">.</text:span></text:p>
      <text:p text:style-name="P2349"><text:span text:style-name="T2350">Przewodnicząc</text:span><text:span text:style-name="T2351">y</text:span><text:span text:style-name="T2352">:</text:span></text:p>
      <text:p text:style-name="P2353"><text:span text:style-name="T2354">D</text:span>zięk<text:span text:style-name="T2355">uję.</text:span></text:p>
      <text:p text:style-name="P2356">Jeżeli mogę panie przewodniczący Pietrzyk przy tym stole dobrze jest, że są polemiki, dlatego że my musimy wypracować jakieś zdanie, nie możemy siąść i zgodzić się wy na nasze propozycje albo my na wasze propozycje<text:span text:style-name="T2357">.</text:span><text:s/>Musimy znaleźć jakiś kompromis, środek, który załatwia sprawę, nie możemy znowu tak stawiać sprawę, że przez ileś tam lat partia miała monopol na rację, a teraz to będzie miała opozycja monopol na rację. My musimy mieć rację wspólną - narodową, żeby w tym kraju było lepiej. W tym duchu<text:s/><text:soft-page-break/>ja siedzę tutaj, zgodziłem się siedzieć jako współprzewodniczący tego<text:s/>„stołu”.</text:p>
      <text:p text:style-name="P2358">Dziękuję bardzo.</text:p>
      <text:p text:style-name="P2359"><text:span text:style-name="T2360">Ob</text:span><text:span text:style-name="T2361">.</text:span><text:span text:style-name="T2362"><text:s/>A.<text:s/></text:span><text:span text:style-name="T2363">P</text:span><text:span text:style-name="T2364">ietrzyk</text:span><text:span text:style-name="T2365">:</text:span></text:p>
      <text:p text:style-name="P2366">Akurat sobie sam na<text:span text:style-name="T2367">ci</text:span>snę i udzielę głosu. To nie jest to, że my mamy rację.<text:s/><text:span text:style-name="T2368">T</text:span>o nie jest to. Nie wiem jak my w tak prostych sprawach w tej chwili nie możemy się zrozumieć. To jest to, że wy panowie dysponujecie niesamowitym sztabem ludzi naukowców na których z kolei my pracujemy. My pracujemy, bo ktoś na coś robi i od każdego tu się czegoś oczekuje. I my oczekujemy od was konkretnej propozycji. Staliśmy na jedne<text:span text:style-name="T2369">j</text:span><text:s/>nodze przez 7 lat, od 13 grudnia 1981 roku. Wtedy nam zabrano wolne soboty i gdy w dwóch, trzech zadaniach wy teraz sformułujecie jak wy widzicie pracę w górnictwie, dwóch - czas pracy wtedy dla nas to jest bardzo jasne i jasne to jest dla naszych ludzi na zakładach pracy, w kopalniach z którymi my mamy styczność na bieżąco.</text:p>
      <text:p text:style-name="P2370"><text:span text:style-name="T2371">I</text:span><text:s/>dyskutujmy nad sprawami zasadniczym<text:span text:style-name="T2372">i.</text:span></text:p>
      <text:p text:style-name="P2373">Dziękuję.</text:p>
      <text:p text:style-name="P2374">Jeżeli już jestem przy głosie, w związku z tym prof. Kłeczek prosi o głos.</text:p>
      <text:p text:style-name="P2375"><text:span text:style-name="T2376">Ob.<text:s/></text:span><text:span text:style-name="T2377">Z</text:span><text:span text:style-name="T2378">dzisław Kłeczek</text:span>:</text:p>
      <text:p text:style-name="P2379">Niezależnie od prezentowanych zarówno dzisiaj jak i na ostatnim naszym posiedzeniu w sobotę poglądów i zaistniałych rozbieżności na temat czasu pracy wydaje mi się, że należałoby się zgodzić z faktem, że w aktualnej sytuacji jeden z najcięższych zawodów, jakim jest zawód górnika charakteryzuje się<text:s/><text:span text:style-name="T2380">6</text:span>-dniowym tygodniem pracy.</text:p>
      <text:p text:style-name="P2381">Stan ten jest powodem wielu negatywnych zjawisk, o których to zjawiskach w tym gronie mam wrażenie nie ma potrzeby się wzajemnie przekonywa<text:span text:style-name="T2382">ć</text:span>, lecz niestety prawda jest taka, że środki masowego przekazu<text:s/><text:span text:style-name="T2383">fas</text:span>zer<text:span text:style-name="T2384">u</text:span>ją opinię społeczną między innymi o bajońskich zarobkach górników, o nieefektywności górnictwa węglowego, o tym, że przem<text:span text:style-name="T2385">ys</text:span>ł wydobywczy przez określone n<text:span text:style-name="T2386">ac</text:span>iski na rząd zapewnia sobie różnorodne preferencje, będąc de facto przemysłem kryzysogenny<text:span text:style-name="T2387">m.</text:span></text:p>
      <text:p text:style-name="P2388">Przed kilkoma, dwoma tygodniami w<text:s/>„Przeglą<text:span text:style-name="T2389">dz</text:span>ie Technicznym”<text:s/>pan Szpilewicz w art<text:span text:style-name="T2390">yk</text:span>ule<text:s/>„Energetyczne mity”<text:s/>sugeruje, że kryzysem ekonomiczno-gospodarczym należy obarczyć przemysł wydobywczy węgla kamiennego, natomiast nie pisze ani słowem o tym, że górnicza grupa zawodowa jest w kraju, w stosunku do ogółu zatrudniony<text:span text:style-name="T2391">c</text:span>h<text:span text:style-name="T2392"><text:s/>dy</text:span>skryminowana, że ma miejsce naruszenia ustawodawstwa o Międzynarodow<text:span text:style-name="T2393">ej</text:span><text:s/>Organizacji Pracy, o warunkach pracy w górnictwie podziemnym.<text:s/>Nie pisze o tym, że istnieje problem stanu zdrowia górników, zwiększonej podatności na wypadki, problem chorób zawodowych i przedwczesne przechodzenie na renty inwalidzkie.</text:p>
      <text:p text:style-name="P2394">Proszę zatem nie dziwić się, że strona opozycyjna w swych postulatach domaga się w stanowczy sposób realizacji Porozumień Jastrzę<text:span text:style-name="T2395">b</text:span>skich z 3 września 1980 r. Porozumienia w zakresie obietnicy wprowadzenia wolnych sobót w górnictwie.</text:p>
      <text:p text:style-name="P2396">Stanowisko strony rządowej w tej sprawie przedstawił w ub. sobotę pan dr. Zbigniew Klonowski stwierdzając m.in., że w wyniku drastycznego niedoinwestowania przemysłu węgla kamiennego w ostatnim 10-leciu nie widzi się aktualnie możliwości zwiększenia jego wydobycia, pomimo, że taki wzrost przewidziano w narodowym planie społeczno-gospodarczym. Nie kwestionując absolutnie faktu niedoinwestowania górnictwa węglowego - o czym za chwilę - należałoby zapytać, z czego wynika potrzeba<text:s/><text:soft-page-break/>wzrostu wydobycia węgla?</text:p>
      <text:p text:style-name="P2397">Otóż odnoszę wrażenie, że wynika ona ze zwiększonego zap<text:span text:style-name="T2398">ot</text:span>rzebowania węgla na cele produkcyjne - o tym świadczą statystyki. Sedno sprawy bowiem leży w energochłonności przemysłów przetwórczych w naszym kraju. Mimo, że stwierdzenie w tym gronie zapewne jest truizmem, pozwolę sobie zacytować dane z raportu Banku Światowego dotyczące energochłonności wytworzonego dochodu u nas w kraju. Energochłonności mierzonej wkładem energii pierwotnej na jednostkę wartości produktu globalnego brutto. Energochłonność ta wynosi w Republice Federalnej N<text:span text:style-name="T2399">i</text:span>emiec - 0,63 kilograma paliwa umownego na jednostkę wartości produktu. W Wielkiej Brytanii - 0,61 kilograma, we Francji - 0,44, zaś w Polsce - 2,32 kg paliwa umownego na jednostkę dochodu, z tendencją dalszego wzrostu.</text:p>
      <text:p text:style-name="P2400">O potrzebie oszczędności energii, restrukturyzac<text:span text:style-name="T2401">ji<text:s/></text:span>przemysłu ciężkiego w Polsce mówi się od lat, lecz niestety,<text:s/><text:span text:style-name="T2402">są</text:span><text:s/>to tylko pobożne życzenia. Skoro stanowisko strony rządowej wypowiedziane w ub. sobotę w referacie pana dr. Klonowskiego zawiera stwierdzenie, że<text:s/>„zakładany w bieżącej 5-latce program zaoszczędzenia około 20 mln ton paliwa umownego nie dał spodziewanych efektów”<text:s/>to dlaczego w tym samym stanowisku mówi się, że deficyty w możliwościach zaspokajania potrzeb gospodarki narodowej na węgiel kamienny spowodują, bądź to katastrofę energetyczną, bądź też stworzą koniecznoś<text:span text:style-name="T2403">ć</text:span><text:s/>importu znacznych ilości innych nośników energii.</text:p>
      <text:p text:style-name="P2404">Skoro w całym kraju obowiązuje 5-dni<text:span text:style-name="T2405">ow</text:span>y tydzień pracy, to dlaczego - pytam - za katastrofę energetyczną czyni się odpowiedzialnym górnika, który też ma prawo do 5 dni pracy w tygodniu. Czyż nie mają udziału w tej ponurej prognozie przyszłości ci, którzy nie uczynili prawdę powiedziawszy nie w ubiegłych latach, aby mimo alarmującej, bo istniejącej od 1975 r. sytuacji, oszczędnie gospodarować energią i przejść do restrukturyzacji przemysłu przetwórczego.<text:s/><text:span text:style-name="T2406">N</text:span>ie dostrzegając ekonomicznych potrzeb nie tylko inwestowania, lecz również potrzeby odtwarzania zasobów, czyli prostej reprodukcji, w dalszym ciągu narzucana jest naszemu górnictwu wynikająca ze stalinowskiego systemu, scentralizowanej gospodarki nakazowo-rozdzi<text:span text:style-name="T2407">el</text:span>cz<text:span text:style-name="T2408">ej,</text:span><text:s/>proilościowa<text:s/>polityka eksploatacyjna. Przejawem tej polityki moim zdaniem jest m.in. założone na 1989 r. wydobycie w wysokości 190 mln ton węgla, którego realizacja w systemie<text:s/><text:span text:style-name="T2409">5</text:span>-d<text:span text:style-name="T2410">nio</text:span>wego tygodnia pracy kopalń - stwierdzają to wszyscy - jest niemożliwa.</text:p>
      <text:p text:style-name="P2411">W tej sytuacji istnieją dwa wyjścia albo przystosować rozchód węgla do realnego wydobycia, albo też usankcjonować 6-dni<text:span text:style-name="T2412">ow</text:span>y tydzień pracy kopalń. Rozwiązanie drugie jednak jest nie do przyjęcia na dłuższą metę, bowiem może okazać się, jak to wykazuje dotychczasowa praktyka, że w niedalekiej przyszłości i 7-dni<text:span text:style-name="T2413">ow</text:span>y tydzień pracy oraz 4-brygadowy system pracy nie zabezpieczy potrzeb energochłonnego przemysłu przetwórczego.</text:p>
      <text:p text:style-name="P2414">Potrzebą chwili zatem staje się prawdziwa restrukturyzacja przemysłu, szeroko zakrojona akcja oszczędzania węgla i te wszystkie przedsięwzięcia, które opierają się na rzetelnym rachunku ekonomicznym.</text:p>
      <text:p text:style-name="P2415">Mój przedmówca, prof. Andrzej Lisowski w swym raporcie z października 1988 r. zatytułowanym<text:s/><text:span text:style-name="T2416">„</text:span>Efektywność górni<text:span text:style-name="T2417">c</text:span>twa węglowego w świetle faktów”<text:s/>pisze:<text:s/>„górnictwo węglowe nie powinno być dłużej manipulowane przez centrum w kierunku polityki<text:s/>proilościowej. Ma to być normalny wielozakładowy podmiot gospodarczy działający na prawach samofinansu<text:span text:style-name="T2418">ją</text:span>cego się przedsię<text:span text:style-name="T2419">b</text:span>iorstwa, odpowiedzialnego za siebie i za swój rozwój”.</text:p>
      <text:soft-page-break/>
      <text:p text:style-name="P2420">Jestem osobiście przekonany i wyrażam taki pogląd, że realizacja tej właśnie zasady w praktyce, w sposób racjonalny ekonomicznie i jednoznaczny, sądzę też, że niejako w sposób automatyczny pozwoli rozwiąza<text:span text:style-name="T2421">ć</text:span><text:s/>problem czasu pracy w górnictwie.</text:p>
      <text:p text:style-name="P2422">Dzięku<text:span text:style-name="T2423">ję</text:span><text:s/>bardzo.</text:p>
      <text:p text:style-name="P2424"><text:span text:style-name="T2425">Przewodn</text:span><text:span text:style-name="T2426">i</text:span><text:span text:style-name="T2427">czący</text:span>:</text:p>
      <text:p text:style-name="P2428">Dzięku<text:span text:style-name="T2429">ję</text:span><text:s/>bardzo. Kto z państwa<text:span text:style-name="T2430">?</text:span></text:p>
      <text:p text:style-name="P2431">Pan M<text:span text:style-name="T2432">o</text:span>ric.</text:p>
      <text:p text:style-name="P2433"><text:span text:style-name="T2434">Ob. Rajmund Moric</text:span>:</text:p>
      <text:p text:style-name="P2435">Szanowni Państw<text:span text:style-name="T2436">o</text:span>!</text:p>
      <text:p text:style-name="P2437">To, że rozpocznę swoją wypowiedź od apelowania o<text:s/>„niegadulstwo”, nie będzie świadczyło, że potem będę mówił 15 minut. Broń Boże, powiem krótko.</text:p>
      <text:p text:style-name="P2438">Jak państwo zauważyli, nasza strona nie zabiera zbyt dużo czasu w dyskusji i jeżeli mówi, to ma też konkretne propozycje, chociaż na masówkach nie wszyscy to zauważają. Proszę mi wybaczyć, musiałem to powiedzieć. Złożyliśmy jako Federacja konkretne propozycje w zakresie czasu pracy.</text:p>
      <text:p text:style-name="P2439">Zdajemy sobie sprawę, że naszym obowiązkiem jest zapewnić krajowi surowce. Ale też i naszym obowiązkiem, tutaj siedzących przy tym stole, jest zapewnić spokój społeczny. I zdajemy sobie sprawę, że bez tego spokoju społecznego nie będzie też i węgla. Jest to tożsame. I tu nie ma elementów przetargowych.</text:p>
      <text:p text:style-name="P2440">Sprawą oczywiście dużego znaczenia jest w naszych rozmowach sprawa zapewnienia odpowiedniej ilości paliw dla kraju w kontekście kryzysu energetycznego. Ja powiem inaczej. Jeżeli my pewnych rozwiązań korzystnych dla ludzi pracy w zakresie czasu pracy nie zrobimy w tej chwili, to za rok, dwa będzie jeszcze gorzej. Bo jeszcze przez rok, dwa gospodarkę utrzymamy w świadomości łatwego dostępu do źródeł energii. I później, za dwa, trzy lata rozmawiając na te tematy będzie jeszcze gorzej.</text:p>
      <text:p text:style-name="P2441">W związku z tym, aby pójść konstruktywnie do przodu, proponuję, jeżeli można, zacząć spisywać protokół uzgodnień, jeżeli się wszystkie strony zgodzą. Wydaje mi się, że na tą porę nie było żadnych tutaj rozbieżności, że planowanie wydobycia w górnictwie należy opierać na 5-dniowym tygodniu pracy. I sądzę i proponu<text:span text:style-name="T2442">ję</text:span>, żeby to mogło być jednym z pierwszych elementów zapisu, nazwijmy to, naszego wspólnego stanowiska, czy porozumienia.</text:p>
      <text:p text:style-name="P2443">Oczywiście,<text:s/>musiałaby<text:s/>być klauzula w tym zawarta, że dotyczy to od roku 1990 - bądźmy realistami. Natomiast na rok 1989 proponu<text:span text:style-name="T2444">ję</text:span>, żeby dokonać ewentualnie zmian w CPR po półroczu, w zależności od rozwoju produkcji, jaka nastąpi.</text:p>
      <text:p text:style-name="P2445">Jeżeli chodzi o sprawy - ponieważ lubię być bardzo konkretny - sprawy czasu pracy. Opowiedzieliśmy się jako Federacja, państwo to chyba zauważyli, za dobrowolnością pracy w soboty. I tą dobrowolność nieraz może i krzykiem i szumem staramy się wyegzekwować, bo zdajemy sobie sprawę, że podpisane ustalenia, a praktyka to są dwie różne rzeczy.</text:p>
      <text:p text:style-name="P2446">I w tym układzie, gdyby państwo się zgodzili, jeżeli wszystkie strony się zgodzą to dobrze, jak nie wszystkie, to tyle ile się zgodzą, żeby zapisać jako uzgodnione, czy nieuzg<text:span text:style-name="T2447">od</text:span>n<text:span text:style-name="T2448">io</text:span>ne, że jesteśmy za dobrowolnością pracy w sobotę i to od dnia 1 stycznia tego roku.</text:p>
      <text:p text:style-name="P2449">Chcę też powiedzieć,<text:s/><text:span text:style-name="T2450">ż</text:span>e naszym zdaniem taki zapis konsumuje również propozycje, które dała druga<text:s/><text:soft-page-break/>strona. Chociaż wiem, że jest pewne<text:s/><text:span text:style-name="T2451">„</text:span>ale”. Różnica polega na tym, że my nie mówimy o zakazie pracy w soboty, a mówimy ściśle tak, jak jest w Porozumieniach Jastrzębskich, o dobrowolności pracy w soboty. I o wydłużaniu spraw wypoczynku, czasu urlopowego dla załóg.</text:p>
      <text:p text:style-name="P2452">I w pkt. 3 proponujemy, żeby wszystkie strony, jeżeli się na to zgodzą, zgodziły się w ustaleniach, w uzgodnieniach zapisać, że wszyscy domagamy się od władz państwowych rzetelnego traktowania i efektywnego wykonywania oszczędności w zakresie surowców energetycznych i wszystkich innych<text:span text:style-name="T2453">.</text:span><text:s/>Bo trzeba wiedzieć, że to nie tylko sprawa górnictwa, ale surowców pozostałych również.</text:p>
      <text:p text:style-name="P2454">Takie trzy tematy, gdyby państwo się zgodzili, mogłyby służyć do praktycznego zapisu przez zespół roboczy, który moglibyśmy wyłonić.</text:p>
      <text:p text:style-name="P2455">Dziękuję bardzo.</text:p>
      <text:p text:style-name="P2456"><text:span text:style-name="T2457">Przewodnic</text:span><text:span text:style-name="T2458">z</text:span><text:span text:style-name="T2459">ący</text:span>:</text:p>
      <text:p text:style-name="P2460">Dziękuję bardzo panu Moricowi. Pan Pietrzyk ma głos.</text:p>
      <text:p text:style-name="P2461"><text:span text:style-name="T2462">Ob</text:span><text:span text:style-name="T2463">.</text:span><text:span text:style-name="T2464"><text:s/>A.<text:s/></text:span><text:span text:style-name="T2465">P</text:span><text:span text:style-name="T2466">ietrzyk</text:span><text:span text:style-name="T2467">:</text:span></text:p>
      <text:p text:style-name="P2468">Proszę - głos zabierze pan Stanisław Węglarz.</text:p>
      <text:p text:style-name="P2469"><text:span text:style-name="T2470">Przewodnic</text:span><text:span text:style-name="T2471">z</text:span><text:span text:style-name="T2472">ący</text:span>:</text:p>
      <text:p text:style-name="P2473">Pan Węglarz.</text:p>
      <text:p text:style-name="P2474"><text:span text:style-name="T2475">Ob. Stanisław Węgla</text:span><text:span text:style-name="T2476">rz</text:span>:</text:p>
      <text:p text:style-name="P2477">Ja chciałbym tutaj ustosunkować się do wypowiedzi pana Mo<text:span text:style-name="T2478">ric</text:span>a.</text:p>
      <text:p text:style-name="P2479">W swojej wypowiedzi stwierdził pan, że naszym obowiązkiem jest zapewnić spokój społeczny. Proszę pana - jeżeli pańska Federacja będzie zawierać porozumienia płacowe typu<text:s/>„Wałbrzych”<text:s/>i inne, to będziemy mieli zawsze bałagan.</text:p>
      <text:p text:style-name="P2480">Dziękuję.</text:p>
      <text:p text:style-name="P2481"><text:span text:style-name="T2482">Przewodniczący</text:span>:</text:p>
      <text:p text:style-name="P2483">Dziękuję bardzo. Pan Moric.</text:p>
      <text:p text:style-name="P2484"><text:span text:style-name="T2485">Ob. Mor</text:span><text:span text:style-name="T2486">i</text:span><text:span text:style-name="T2487">c</text:span><text:span text:style-name="T2488">:</text:span></text:p>
      <text:p text:style-name="P2489">Proszę panów, tak się składa, że ja niemalże przy każdym stoliku składam oświadczenia, to już niedobrze.</text:p>
      <text:p text:style-name="P2490">Ja bym bardzo prosił, żeby nie robić pewnych wycieczek. Powiedzieliśmy tutaj z pełną odpowiedzialnością, nie kryjąc tego, że sprawa<text:s/>„wałbrzyska”<text:s/>jest pewną niedoróbką części naszej struktury, powiedziałem to.</text:p>
      <text:p text:style-name="P2491">Natomiast proszę panów, życzę panom w państwa działalności, aby panowie nie popełnili podobnych pomyłek.</text:p>
      <text:p text:style-name="P2492">Dziękuję bardzo.</text:p>
      <text:p text:style-name="P2493"><text:span text:style-name="T2494">Przewodni</text:span><text:span text:style-name="T2495">cz</text:span><text:span text:style-name="T2496">ąc</text:span><text:span text:style-name="T2497">y</text:span><text:span text:style-name="T2498">:</text:span></text:p>
      <text:p text:style-name="P2499">Dziękuję bardzo panu Moricowi. Kto z państwa jeszcze na ten temat.</text:p>
      <text:p text:style-name="P2500">Pan Pietrzyk.</text:p>
      <text:p text:style-name="P2501"><text:span text:style-name="T2502">Ob</text:span><text:span text:style-name="T2503">.</text:span><text:span text:style-name="T2504"><text:s/>A.<text:s/></text:span><text:span text:style-name="T2505">P</text:span><text:span text:style-name="T2506">ietrzyk</text:span><text:span text:style-name="T2507">:</text:span></text:p>
      <text:p text:style-name="P2508">Ja tylko chciałem udzielić głosu panu Henrykowi Karasiowi.</text:p>
      <text:p text:style-name="P2509"><text:span text:style-name="T2510">Przewodni</text:span><text:span text:style-name="T2511">cz</text:span><text:span text:style-name="T2512">ąc</text:span><text:span text:style-name="T2513">y</text:span><text:span text:style-name="T2514">:</text:span></text:p>
      <text:soft-page-break/>
      <text:p text:style-name="P2515">Proszę bardzo - pan Karaś.</text:p>
      <text:p text:style-name="P2516"><text:span text:style-name="T2517">Ob.<text:s/></text:span><text:span text:style-name="T2518">H</text:span><text:span text:style-name="T2519">enr</text:span><text:span text:style-name="T2520">yk</text:span><text:span text:style-name="T2521"><text:s/>Karaś</text:span>:</text:p>
      <text:p text:style-name="P2522">Zagłę<text:span text:style-name="T2523">b</text:span>ie Mi<text:span text:style-name="T2524">e</text:span>dziow<text:span text:style-name="T2525">e</text:span><text:s/><text:span text:style-name="T2526">„</text:span>Sol<text:span text:style-name="T2527">ida</text:span>rn<text:span text:style-name="T2528">ość</text:span>”<text:s/>- Henr<text:span text:style-name="T2529">y</text:span>k Karaś. Ja jeszcze chciałbym uzupełnić wypowiedź pana prof. Kłeczka. Mam pytanie - dlaczego strona rządowa, upierając się przy dotychczasowym wydobyciu węgla nie naciska na przemysł przetwarza<text:span text:style-name="T2530">ją</text:span>cy węgiel w energię, by wprowadzał energooszc<text:span text:style-name="T2531">zę</text:span>dne technologie.</text:p>
      <text:p text:style-name="P2532">Europa Zachodnia została zmuszona do tego roku w latach<text:span text:style-name="T2533"><text:s/></text:span>kryzysu naftowego. Mechanizm był bardzo skuteczny. Znacznie zmniejszono zużycie energii w gospodarce tych krajów, bez spadku stopy życiowej mieszkańców Europy Zachodniej. Dlaczego nie miałby on zadziałać w warunkach wprowadzonej przez nas reformy gospodarcz<text:span text:style-name="T2534">ej?</text:span></text:p>
      <text:p text:style-name="P2535">Sprawa jest możliwa do zrealizowania, skoro inni szybko i skutecznie rozwiązują te problemy w warunkach gospodarki rynkowej. Czy m<text:span text:style-name="T2536">a</text:span>my dalej wypuszczać energię w powietrze, tak jak to ma miejsce w naszym kraju?</text:p>
      <text:p text:style-name="P2537">Ja nie usłyszałem z panów strony żadnego programu zmuszającego przemysł do zmniejszenia zużycia węgla jako podstawowego nośnika energii. Na razie zmuszamy do oszczędzania odbiorców indywidualnych, a to co zaoszczędziliśmy na nich idzie w powietrze w naszym<text:s/><text:span text:style-name="T2538">e</text:span>n<text:span text:style-name="T2539">er</text:span>g<text:span text:style-name="T2540">oc</text:span>hłonnym przemyśle.</text:p>
      <text:p text:style-name="P2541">I jeszcze chciałbym ustosunkować się do wypowi<text:span text:style-name="T2542">e</text:span>dzi pana dyr.<text:s/><text:span text:style-name="T2543">Z</text:span>iaji, do tez, które zostały przedstawione przez pana dyrektora na ostatnim spotkaniu. Wystąpienie moje dotyczy czasu pracy w górnictwie i związanej z tym nieuzasadnionej według nas presji na maksymalizac<text:span text:style-name="T2544">ję</text:span><text:s/>wydobycia surowców w<text:s/>zagłębiu<text:s/>miedziowym.</text:p>
      <text:p text:style-name="P2545">Od początku istnienia<text:s/>zagłębia<text:s/>miedziowego obserwujemy stały nacisk na realizację ilościowego programu wydobycia i produkcji miedzi, przy jednoczesny pomijaniu efektywności ekonomicznej. Odbywało się to pod stałą presją aparatu politycznego, przy jednoczesnym sprzężeniu zarobków zał<text:span text:style-name="T2546">ó</text:span>g i kierownictwa kopalń z wielkością wydobycia. Przykładem tego było wprowadzenie systemu 4-brygadowego w zakładach górniczych w latach siedemdzi<text:span text:style-name="T2547">es</text:span>iątych, a obecnie wprowadzenie przymusu ekonomicznego do pracy w sobotę i w niedzielę w postaci uchwały nr<text:s/><text:span text:style-name="T2548">1</text:span>99.</text:p>
      <text:p text:style-name="P2549">W wyniku kryzysu gospodarczego nie zostały o<text:span text:style-name="T2550">s</text:span>iągnięte zamierzenia, dotyczące docelowej produkcji miedzi w ilości<text:s/><text:span text:style-name="T2551">50</text:span>0 tys. ton rocznie i wydobycia węgla w ilości 220 - 250 mln ton w latach dziewięćdziesiątych.</text:p>
      <text:p text:style-name="P2552">Skupianie uwagi na ilości wydobycia powoduje wymierne straty ekonomiczne tj. pogarszanie się jakości kopalin, marnotrawstwo materiałów, nieracjonalną eksploatację złóż, fatalną obsługę i wykorzystanie maszyn.</text:p>
      <text:p text:style-name="P2553">Pojawiają się również koszty społeczne, sygnalizowane już w przemówieniach pana pro<text:span text:style-name="T2554">f</text:span>. Bojarskiego i pana Polmańsk<text:span text:style-name="T2555">iego</text:span>. To, że w Europie Zachodniej wprowadzono w latach trzydziestych 5-dniowy tydzień pracy w górnictwie nie było socjalnym podarunkiem właścicieli kopalń<text:span text:style-name="T2556">,</text:span><text:s/>niezależnie czy było nim państwo, czy osoby prywatne. Była to uzasadniona technologicznie przerwa w pracy, w czasie której ludzie musieli zregenerować swoje siły, a techniczne wyposażenie kopalni poddawane było w tym czasie przeglądowi, naprawom<text:s/><text:span text:style-name="T2557">i</text:span><text:s/>konserwacji. Miało to zapewnić bezawaryjny i ciągły proces pracy zakładu górniczego w ciągu następnych pięciu dni pracy, co u nas nie ma miejsca<text:span text:style-name="T2558">.</text:span></text:p>
      <text:soft-page-break/>
      <text:p text:style-name="P2559">Przedłużanie nacisku na wzrost ilości wydobycia kopalin dla uzyskania niezbędnych dewiz odsuwa górnictwo od sprawnego, pro...</text:p>
      <text:p text:style-name="P2560"><text:span text:style-name="T2561">Przewodni</text:span><text:span text:style-name="T2562">cz</text:span><text:span text:style-name="T2563">ąc</text:span><text:span text:style-name="T2564">y</text:span><text:span text:style-name="T2565">:</text:span></text:p>
      <text:p text:style-name="P2566">Przepraszam pana bardzo. Kolego współprzewodniczący, czy myśmy wyrazili zgodę na robienie zdjęć w czasie obrad naszego podzespołu?</text:p>
      <text:p text:style-name="P2567"><text:span text:style-name="T2568">Ob.<text:s/></text:span><text:span text:style-name="T2569">H</text:span><text:span text:style-name="T2570">enr</text:span><text:span text:style-name="T2571">yk</text:span><text:span text:style-name="T2572"><text:s/>Karaś</text:span>:</text:p>
      <text:p text:style-name="P2573">Powtórzę to jeszcze raz - przedłużanie nacisku na wzrost ilości wydobycia kopalin dla uzyskania niezbędnych dewiz, odsuwa górnictwo od sprawnego,<text:s/>pr<text:span text:style-name="T2574">o</text:span>efektywnościowego<text:s/>systemu ekonomicznego, który powinniśmy wprowadzić w naszym kraju.</text:p>
      <text:p text:style-name="P2575">Dążność do wydobycia jak największej ilości rudy miedzi z naszego zagłębia, spowodowała to, że pod koniec lat siedemdziesiątych, uruchomiono z marszu kolejną kopalnię miedzi<text:s/><text:span text:style-name="T2576">„</text:span>Sieroszowice<text:span text:style-name="T2577">”</text:span><text:s/>bez dokładnego rozpoznania geologicznego, bez przygotowanych i sprawdzonych technologii eksploatacji, uwzględnia<text:span text:style-name="T2578">ją</text:span>cych wybieranie cienkiego złoża. Kopalnia istnieje już 8 lat aż do teraz, do chwili obecnej<text:span text:style-name="T2579">,</text:span><text:s/>nie rozwiązano w kombinacie problemu przygotowania nowej generacji niskich maszyn oraz systemów eksploatacji, stwarzających możliwość wybierania złoża furtą dopasowaną do naturalnej miąższości złoża.</text:p>
      <text:p text:style-name="P2580">Nie przekonują więc nas informacje, które podał na ostatnim posiedzeniu dyrektor Ziaja odnośnie strat, jakie poniesie polska gospodarka z tytułu obniżenia się produkcji miedzi i srebra, po wprowadzeniu 5-dniowego tygodnia pracy w kopalniach LGOM.</text:p>
      <text:p text:style-name="P2581">Trudno mówić o str<text:span text:style-name="T2582">a</text:span>tach, jeżeli dzięki spokojnemu i dokła<text:span text:style-name="T2583">d</text:span>nemu wybieraniu złoża przedłużymy okres eksploatacj<text:span text:style-name="T2584">i</text:span><text:s/>kopalni chociażby o dziesię<text:span text:style-name="T2585">ć</text:span><text:s/>lat<text:span text:style-name="T2586">.</text:span></text:p>
      <text:p text:style-name="P2587">Cały nacisk należy kierować nie na coraz więk<text:span text:style-name="T2588">s</text:span>z<text:span text:style-name="T2589">e</text:span><text:s/>wydobycia i związany z tym eksport miedzi i srebra, ale na zmniejszenie strat miedzi w złożu, odzysk pierwiastków towarzyszących, czy poprawę organizacji pracy.</text:p>
      <text:p text:style-name="P2590">Uruchomienie reguł systemu efektywnościowego pozwoli na ekonomiczne wykorzystanie zasobów rud miedzi. Powinno si<text:span text:style-name="T2591">ę</text:span><text:s/>więc wprowadzić opłaty za niewykorzystane i pozostawione zasoby złóż w oparciu na przykład o normatywny wskaźnik wybrania złoża, czy wprowadzenie mechanizmu zmuszającego kopalnie do zmniejszania zubożenia rudy.</text:p>
      <text:p text:style-name="P2592">Aby podkreślić konieczność racjonalnej gospodarki złożem miedzi, należy stwierdzić, że na przełomie roku 2010 produkcja miedzi może zmaleć i w tym okresie z eksportera miedzi możemy stać się jej importerem.</text:p>
      <text:p text:style-name="P2593"><text:span text:style-name="T2594">N</text:span>ie przekonuje nas również argument, że w przypadku wprowadzenia 5-dniowego tygodnia pracy kopalnie miedzi Lubin i Polkowice staną się deficytowe. Wygląda na to, że te kopalnie wykorzystały wszystkie możliwości tkwiące w organizacji pracy, w oszczędności materiał<text:span text:style-name="T2595">ó</text:span>w, w racjonalizacji gospodarki sprzętem i maszynami. A tak chyba nie jest.</text:p>
      <text:p text:style-name="P2596">Dzięk<text:span text:style-name="T2597">uj</text:span>ę bardz<text:span text:style-name="T2598">o.</text:span></text:p>
      <text:p text:style-name="P2599"><text:span text:style-name="T2600">Pr</text:span><text:span text:style-name="T2601">z</text:span><text:span text:style-name="T2602">ewo</text:span><text:span text:style-name="T2603">d</text:span><text:span text:style-name="T2604">ni</text:span><text:span text:style-name="T2605">czą</text:span><text:span text:style-name="T2606">cy</text:span><text:span text:style-name="T2607">:</text:span></text:p>
      <text:p text:style-name="P2608">Dziękuję bardzo. Szanowni panowie, organizatorzy nas prosili, żebyśmy o godzinie drugiej byli na obiedzie.</text:p>
      <text:p text:style-name="P2609">Ja bym proponował przerwę obiadową. Proszę pan Pietrzyk.</text:p>
      <text:soft-page-break/>
      <text:p text:style-name="P2610"><text:span text:style-name="T2611">Ob</text:span><text:span text:style-name="T2612">.</text:span><text:span text:style-name="T2613"><text:s/>A.<text:s/></text:span><text:span text:style-name="T2614">P</text:span><text:span text:style-name="T2615">ietrzyk</text:span><text:span text:style-name="T2616">:</text:span></text:p>
      <text:p text:style-name="P2617">Mamy sporządzony zapis, który proponowałbym odczytać i przyjąć go tu, jeżeli on jest do przyjęcia.</text:p>
      <text:p text:style-name="P2618"><text:span text:style-name="T2619">Ob.<text:s/></text:span><text:span text:style-name="T2620">L</text:span><text:span text:style-name="T2621">eszek Piotrowski</text:span>:</text:p>
      <text:p text:style-name="P2622">Jako członek zespołu 5-osobowego wytypowanego przez nas wszystkich do opracowania projektu pisma związanego z tymi dniówkami usprawiedliwionymi, które są przeszkodą do wypłaty 14-tej pensji, czy przynajmniej były teraz przeszkodą, proponujemy taki tekst:</text:p>
      <text:p text:style-name="P2623"><text:span text:style-name="T2624">„</text:span>Warszawa, dnia 2 marca 1989 r.</text:p>
      <text:p text:style-name="P2625">Minister Przemysłu w Warszawie.</text:p>
      <text:p text:style-name="P2626">Podzespół do spraw Górnictwa<text:s/>„okrągłego stołu”<text:s/>obradujący w dniu 2 marca 1<text:span text:style-name="T2627">98</text:span>9 r<text:span text:style-name="T2628">.</text:span><text:s/>zwraca się do Obywatela Ministra o rozważenie w trybie wyjątkowym za rok 1988 możliwości dokonania wypłat górnikom uprawnionym do uzyskania należności z tytułu tzw. czternastej pensji, którzy przekroczyli wymiar 6 dniówek nieobecności w pracy usprawiedliwionych tzw. dniówek<text:s/>„x”<text:s/>. Sprawa ta związana jest z pismem pracowników kopalni węgla kamiennego<text:s/>„Manifest Lipcowy”<text:s/>z dnia 28 lutego<text:s/><text:span text:style-name="T2629">198</text:span>9 r. wniesiona na nasze obrady”.</text:p>
      <text:p text:style-name="P2630">W podpisie:</text:p>
      <text:p text:style-name="P2631">Marian Gustek, Alojzy Pietrzyk, Ra<text:span text:style-name="T2632">j</text:span>mund Moric<text:span text:style-name="T2633">.</text:span></text:p>
      <text:p text:style-name="P2634">Proszę o rozważenie zasadności takiego załatwienia<text:span text:style-name="T2635"><text:s/></text:span>spraw<text:span text:style-name="T2636">y</text:span>.</text:p>
      <text:p text:style-name="P2637"><text:span text:style-name="T2638">Przewodniczący</text:span>:</text:p>
      <text:p text:style-name="P2639">Dzięku<text:span text:style-name="T2640">ję</text:span><text:s/>bardzo. Kto ma uwagi?</text:p>
      <text:p text:style-name="P2641"><text:span text:style-name="T2642">Prof. Zieliński</text:span>:</text:p>
      <text:p text:style-name="P2643">Chciałem zapytać czy tutaj ta formuła nie jest zbyt szeroka, bo tam chodzi o wszystkie te dni, czy chodzi o te<text:span text:style-name="T2644">,</text:span><text:s/>które się wiążą z tym pismem, prawd<text:span text:style-name="T2645">a</text:span>? Czy to jest dość precyzyjnie napisane?</text:p>
      <text:p text:style-name="P2646">Chodzi o wyjaśnienie tego.</text:p>
      <text:p text:style-name="P2647"><text:span text:style-name="T2648">Przewodniczący</text:span>:</text:p>
      <text:p text:style-name="P2649">Przepraszam bardzo. Ja proponuję, żeby do tego tekstu to pismo g<text:span text:style-name="T2650">ó</text:span>rników kopalni<text:s/><text:span text:style-name="T2651">„</text:span>Manifest Lipcowy”<text:s/>załączyć jako dokument, jako załącznik do tego pisma, bo pan minister Wilczek czy jego służby zaczną czytać i chciałyby wiedzieć co w tym liście było napisane<text:span text:style-name="T2652">.</text:span></text:p>
      <text:p text:style-name="P2653">Natomiast ja do treści pisma nie wnoszę uwag.</text:p>
      <text:p text:style-name="P2654"><text:span text:style-name="T2655">Ob. Stawski</text:span>:</text:p>
      <text:p text:style-name="P2656">To pismo jest o ministra Wilczka. Panie przewodniczący, jeśli mogę odpowiedzieć bezpośrednio na pańską uwagę, zresztą słuszną<text:span text:style-name="T2657">.</text:span></text:p>
      <text:p text:style-name="P2658">Więc pismo kopalni<text:s/>„Manifest Lipcow<text:span text:style-name="T2659">y</text:span>”<text:s/><text:span text:style-name="T2660">chcia</text:span>łem tutaj jako załącznik do tego pisma wymienić, ale zwrócono mi słusznie uwagę, że to zrobili już sami<text:s/>górnicy -<text:s/>to pismo tak jest.</text:p>
      <text:p text:style-name="P2661">I zapewniono mnie, w szczególności pan dyrektor Kapłanek<text:span text:style-name="T2662">,</text:span><text:s/>że minister zna to pismo, więc nie ma powodu go dołączać do tego pisma<text:span text:style-name="T2663">,</text:span><text:s/>które teraz żeśmy przyg<text:span text:style-name="T2664">oto</text:span>wa<text:span text:style-name="T2665">li.</text:span></text:p>
      <text:p text:style-name="P2666">N<text:span text:style-name="T2667">at</text:span>omiast jeśli idzie o pana profesora Zielińskiego, to dobrze zrozumiał to pismo, nie rozróżniajmy tego co jest rozróżnione<text:span text:style-name="T2668">.</text:span></text:p>
      <text:p text:style-name="P2669">Dziękuję.</text:p>
      <text:p text:style-name="P2670"><text:span text:style-name="T2671">Przewodniczący</text:span>:</text:p>
      <text:soft-page-break/>
      <text:p text:style-name="P2672">D<text:span text:style-name="T2673">zi</text:span>ękuję bardzo. Pan Pietrzyk.</text:p>
      <text:p text:style-name="P2674"><text:span text:style-name="T2675">Ob. A</text:span><text:span text:style-name="T2676">.</text:span><text:span text:style-name="T2677"><text:s/></text:span><text:span text:style-name="T2678">P</text:span><text:span text:style-name="T2679">ietrzyk</text:span>:</text:p>
      <text:p text:style-name="P2680">Głos ma Grzegorz Stawski.</text:p>
      <text:p text:style-name="P2681"><text:span text:style-name="T2682">Ob</text:span><text:span text:style-name="T2683">.</text:span><text:span text:style-name="T2684"><text:s/>Grzego</text:span><text:span text:style-name="T2685">rz</text:span><text:span text:style-name="T2686"><text:s/>Staw</text:span><text:span text:style-name="T2687">s</text:span><text:span text:style-name="T2688">ki</text:span>:</text:p>
      <text:p text:style-name="P2689">Ja mam taką jeszcze jedną uwagę w związku z tekstem tego pisma, żeby to nie zostało odczytane znowu opatrznie<text:span text:style-name="T2690">.</text:span><text:s/>Tutaj jest napisane w trybie wyjątkowym możliwości dokonania wypłat górnikom uprawnionym do uzyskania należności z tytułu tak zwanej 14 pensji. Ja oczywiście rozumiem, że dotychczasowe ustalenia odnośnie nie liczenia tych ilości dniówek chorobowych, które do tej pory zostało rozwiązane przez kolegów z Federacji, w treść tego pisma wejdzie.</text:p>
      <text:p text:style-name="P2691"><text:span text:style-name="T2692">C</text:span>zyli uważamy, że ta sprawa tych dniówek chorobowych jest to jakby - jeszcze raz, żeby wszystko było jasne do samego końca, że ludzie, którzy mają<text:s/>„x”<text:s/>dniówki, a ich ilość dniówek chorobowych w związku z tym zapisem nie uprawniałaby ich do czternastej pensji, jest załatwiona tamtym aktem, który załatwił OPZZ, tak to należy rozumieć<text:span text:style-name="T2693">.</text:span></text:p>
      <text:p text:style-name="P2694">Dobrze, dziękuję.</text:p>
      <text:p text:style-name="P2695"><text:span text:style-name="T2696">Pr</text:span><text:span text:style-name="T2697">ze</text:span><text:span text:style-name="T2698">wodniczący</text:span>:</text:p>
      <text:p text:style-name="P2699">Dziękuję bardzo.</text:p>
      <text:p text:style-name="P2700">Ja proponuję, żebyśmy przyjęli tekst tego pisma i żeby to przekazać jeszcze dzisiaj do Ministerstwa Przemysłu.</text:p>
      <text:p text:style-name="P2701">Po prostu ktoś pojedzie,<text:s/>zawiezie to.</text:p>
      <text:p text:style-name="P2702"><text:span text:style-name="T2703">A. Pietrzyk</text:span>:</text:p>
      <text:p text:style-name="P2704">Tak oczywiście z naszej strony jest zgoda.</text:p>
      <text:p text:style-name="P2705"><text:span text:style-name="T2706">Pr</text:span><text:span text:style-name="T2707">z</text:span><text:span text:style-name="T2708">ewo</text:span><text:span text:style-name="T2709">d</text:span><text:span text:style-name="T2710">ni</text:span><text:span text:style-name="T2711">czą</text:span><text:span text:style-name="T2712">cy</text:span><text:span text:style-name="T2713">:</text:span></text:p>
      <text:p text:style-name="P2714"><text:span text:style-name="T2715">J</text:span>eże<text:span text:style-name="T2716">li</text:span><text:s/>tak, proponuję przerwę do godziny 15-tej.</text:p>
      <text:p text:style-name="P2717">/<text:span text:style-name="T2718">Przerwa</text:span>/<text:span text:style-name="T2719">.</text:span></text:p>
      <text:p text:style-name="P2720"/>
      <text:p text:style-name="P2721">/Po przerwie/.</text:p>
      <text:p text:style-name="P2722"><text:span text:style-name="T2723">Pr</text:span><text:span text:style-name="T2724">z</text:span><text:span text:style-name="T2725">ewo</text:span><text:span text:style-name="T2726">d</text:span><text:span text:style-name="T2727">ni</text:span><text:span text:style-name="T2728">czą</text:span><text:span text:style-name="T2729">cy</text:span><text:span text:style-name="T2730">:</text:span></text:p>
      <text:p text:style-name="P2731">Pros<text:span text:style-name="T2732">zę</text:span><text:s/>o<text:s/><text:span text:style-name="T2733">z</text:span>ajmo<text:span text:style-name="T2734">w</text:span>ani<text:span text:style-name="T2735">e</text:span><text:s/><text:span text:style-name="T2736">m</text:span>ie<text:span text:style-name="T2737">j</text:span>sc. Pr<text:span text:style-name="T2738">zy</text:span>stę<text:span text:style-name="T2739">p</text:span>u<text:span text:style-name="T2740">j</text:span>em<text:span text:style-name="T2741">y</text:span><text:s/><text:span text:style-name="T2742">d</text:span>o dalszej<text:s/><text:span text:style-name="T2743">czę</text:span>śc<text:span text:style-name="T2744">i</text:span><text:s/>obra<text:span text:style-name="T2745">d.</text:span><text:s/>Kto<text:s/><text:span text:style-name="T2746">w</text:span><text:s/><text:span text:style-name="T2747">s</text:span>pra<text:span text:style-name="T2748">w</text:span>ie cza<text:span text:style-name="T2749">s</text:span>u p<text:span text:style-name="T2750">r</text:span>acy chce<text:s/><text:span text:style-name="T2751">jeszcze</text:span><text:s/><text:span text:style-name="T2752">z</text:span>abr<text:span text:style-name="T2753">a</text:span>ć gło<text:span text:style-name="T2754">s</text:span>?</text:p>
      <text:p text:style-name="P2755"><text:span text:style-name="T2756">Ob</text:span><text:span text:style-name="T2757">.</text:span><text:span text:style-name="T2758"><text:s/>A.<text:s/></text:span><text:span text:style-name="T2759">P</text:span><text:span text:style-name="T2760">ietrzyk</text:span><text:span text:style-name="T2761">:</text:span></text:p>
      <text:p text:style-name="P2762"><text:span text:style-name="T2763">P</text:span>ro<text:span text:style-name="T2764">szę</text:span><text:s/>W<text:span text:style-name="T2765">ładysław</text:span><text:s/>Gro<text:span text:style-name="T2766">c</text:span>ki<text:span text:style-name="T2767">.</text:span></text:p>
      <text:p text:style-name="P2768"><text:span text:style-name="T2769">O</text:span><text:span text:style-name="T2770">b.</text:span><text:span text:style-name="T2771"><text:s/>Władysław Grocki</text:span>:</text:p>
      <text:p text:style-name="P2772"><text:span text:style-name="T2773">P</text:span>ro<text:span text:style-name="T2774">szę</text:span><text:s/><text:span text:style-name="T2775">Pa</text:span>ń<text:span text:style-name="T2776">stwa</text:span>! C<text:span text:style-name="T2777">hciałbym przedst</text:span>a<text:span text:style-name="T2778">wi</text:span>ć<text:s/><text:span text:style-name="T2779">t</text:span>aką s<text:span text:style-name="T2780">p</text:span>raw<text:span text:style-name="T2781">ę</text:span>,<text:s/><text:span text:style-name="T2782">spr</text:span>a<text:span text:style-name="T2783">wę</text:span><text:s/><text:span text:style-name="T2784">tygod</text:span>ni<text:span text:style-name="T2785">a</text:span><text:s/>p<text:span text:style-name="T2786">r</text:span>a<text:span text:style-name="T2787">cy</text:span><text:s/><text:span text:style-name="T2788">w<text:s/></text:span>górnictwie<text:s/><text:span text:style-name="T2789">węg</text:span>lo<text:span text:style-name="T2790">wy</text:span>m,<text:s/><text:span text:style-name="T2791">j</text:span>e<text:span text:style-name="T2792">st</text:span><text:s/>ta sprawa<text:s/><text:span text:style-name="T2793">j</text:span>ak gdyby nie doszliśmy na ra<text:span text:style-name="T2794">z</text:span>ie do ża<text:span text:style-name="T2795">d</text:span>nego porozumienia w tej kwestii ze względu na argumenty wysuwane przez stronę rządową mianowi<text:span text:style-name="T2796">c</text:span>i<text:span text:style-name="T2797">e</text:span><text:s/>bilans energetyczny - potrzeby kraju, trochę inaczej sytuacja wygląda w górnictwie miedziowym<text:s/><text:span text:style-name="T2798">i<text:s/></text:span>tu takich uwarunkowań nie ma, i zresztą my tych uwarunkowań, które strona rządowa przedsta<text:span text:style-name="T2799">w</text:span>iła nie przyjmujemy.</text:p>
      <text:p text:style-name="P2800">Wobec tego podchodzę do spraw w ten sposób, czy tu w tej chwili może zapaść decyzja konkretnie o 5 dniach pracy w górnictwie miedziowym. Zresztą w ca<text:span text:style-name="T2801">ł</text:span>ym górnictwie metali kolorowych?</text:p>
      <text:soft-page-break/>
      <text:p text:style-name="P2802">Dzięku<text:span text:style-name="T2803">ję.</text:span></text:p>
      <text:p text:style-name="P2804"><text:span text:style-name="T2805">Pr</text:span><text:span text:style-name="T2806">z</text:span><text:span text:style-name="T2807">ewo</text:span><text:span text:style-name="T2808">d</text:span><text:span text:style-name="T2809">ni</text:span><text:span text:style-name="T2810">czą</text:span><text:span text:style-name="T2811">cy</text:span><text:span text:style-name="T2812">:</text:span></text:p>
      <text:p text:style-name="P2813">Dziękuję bardzo</text:p>
      <text:p text:style-name="P2814">Czy ktoś z państwa jeszcze?</text:p>
      <text:p text:style-name="P2815">Rozumiem, że pan dyrektor<text:s/><text:span text:style-name="T2816">Zi</text:span>aja, proszę uprzejmie.</text:p>
      <text:p text:style-name="P2817"><text:span text:style-name="T2818">Dyrektor Zia</text:span><text:span text:style-name="T2819">j</text:span><text:span text:style-name="T2820">a</text:span>:</text:p>
      <text:p text:style-name="P2821">Z<text:span text:style-name="T2822">as</text:span>tana<text:span text:style-name="T2823">wi</text:span>ałem się dość długo nad konwencją mojego wystąpienia w dyskusji, zakładałem również, że będę musiał się w swoim wystąpieniu ustosunkować do wypowiedzi mojego szanownego przedmówcy in<text:span text:style-name="T2824">ż.</text:span><text:s/>Karasia i zastanawiam się również nad tym, czy nie zarezerwować sobie pewnej rezerwy czasu na to,<text:s/><text:span text:style-name="T2825">a</text:span>b<text:span text:style-name="T2826">y</text:span><text:s/>wystąpienie to napisać w godzinach popołudniowych, aby ewentualnie jutro w sposób może bardziej zorganizowany, w sposób bardziej przemyślany zaprezentować na jutrzejszym spotkaniu.</text:p>
      <text:p text:style-name="P2827">Otóż ja osobiście uważam, że ponieważ efektywność naszych obrad przy Okrągłym Stole obrad na temat 10 spraw jakie podczas poprzednich ustaleń zrobiliśmy sobie, zależy od bardziej konkretnego podejścia do właśnie tych konkretnych tematów. Dlatego też jakiekolwiek obszerne repliki na wystąpienia przedmówców, którzy nie wiem czy z przyczyn subiektywnych czy z jakichś innych przyczyn przez brak pełnej informacji o przemyśle, nie prze<text:span text:style-name="T2828">ds</text:span>tawi<text:span text:style-name="T2829">aj</text:span>ą tych wszystkich zagadnień dotyczących przemysłu miedziowego w sposób zgodny z rzeczywistością, w sposób racjonalny.</text:p>
      <text:p text:style-name="P2830">Dlatego też a vista parę moich uwag na wstępie, bo później jeszcze ustosunkuję się do sprawy czasu pracy w przemyśle miedziowym w górnictwie miedziowym, parę moich uwag niejako w odpowiedzi panu inżynierowi Karasiowi.</text:p>
      <text:p text:style-name="P2831">Otóż w swoim wystąpieniu na poprzednim naszym spotkaniu, w części początkowej, informowałem uczestników Okrągłego Stołu o pewnych faktach związanych z przemysłem miedziowym. Nie sugerowałem nic na temat presji wywieranej przez jakieś tam środowiska w tym przemyśle lub poza przemysłem czy też polityczne środowiska, na temat maksymaliza<text:span text:style-name="T2832">cji</text:span><text:s/>wydobycia w górnictwie i automatycznie później przerobu tej rudy i procesu hutniczego.</text:p>
      <text:p text:style-name="P2833">Obecny poziom wydobycia rudy miedzi jest poziomem utrzymywanym od lat i na dobrą sprawę począwszy od przełomu l<text:span text:style-name="T2834">at</text:span><text:s/>1980 - 1981 w tym względzie nie nastąpił żaden postęp jeżeli chodzi o wielkość wydobycia, żaden postęp podkreślam to. Około 29 do 30 milionów ton rudy było wydobywane i jest. Jeżeli są jakieś<text:s/>wahnięcia<text:s/>w tym zakresie wynikają one wyłącznie z oddawania [nieczytelne] zdolności produkcyjnych, a nie na skutek forsowania organizacyjnego czy też powiedzmy sobie z jakichś innych przyczyn pracy kopalń obliczonych na określoną zdolność wydobywczą<text:span text:style-name="T2835">.</text:span></text:p>
      <text:p text:style-name="P2836">Dla udowodnienia tej tezy przytoczę tylko jeden przykład, mojej macierzystej kopalni<text:s/>„Luboń”<text:s/>gdzie w 1979 roku w systemie 4-brygadowym kopalnia osiągała wydobycie ponad 8 miliomów ton na rok, obecnie już od 8 lat prz<text:span text:style-name="T2837">y</text:span><text:s/>zmianie systemu organizacji pracy wydobycie to utrzymuje się w sposób systematyczny na poziomie 7 400<text:s/>–<text:s/>7<text:span text:style-name="T2838"> </text:span>50<text:span text:style-name="T2839">0</text:span><text:s/>tysięcy ton.</text:p>
      <text:p text:style-name="P2840">Podobnie sytuacja ma się w kopalni<text:s/>„Rudna”, w kopalni<text:span text:style-name="T2841"><text:s/></text:span>„Polkowice”, które tak jak i kopienia<text:s/>„Luboń”<text:s/>również utrzymuje od wielu lat ten sam poziom wydobycia. Trudno tu m<text:span text:style-name="T2842">ó</text:span>wi<text:span text:style-name="T2843">ć</text:span><text:s/>o maksymaliza<text:span text:style-name="T2844">cji</text:span><text:s/>wydobycia. Ten poziom wydobycia,<text:span text:style-name="T2845"><text:s/></text:span>utrzymywanie tego poziomu wydobycia wynika wyłącznie z stanowiska kopalń, gdyż dla każdego jest oczywiste, że w sytuacji obiektywnej n<text:span text:style-name="T2846">as</text:span>zej, przy spadku zawartości miedzi w<text:s/><text:soft-page-break/>wydobywanej rudzie, utrzymanie poziomu wydobycia ma ewidentny wpływ, nie mówię, że wyłączny wpływ, ale ewidentny wpływ na efektywność pracy tych kopalń<text:span text:style-name="T2847">,<text:s/></text:span>co tutaj między innymi podkreślił pan in<text:span text:style-name="T2848">ż.</text:span><text:s/>Karaś.</text:p>
      <text:p text:style-name="P2849">To byłyby uwagi dotyczące tej presji na maksymalne wydobycie<text:span text:style-name="T2850">.</text:span></text:p>
      <text:p text:style-name="P2851">Nie zgadzam się z twierdzeniem, z tezą, że jakoby w<text:s/>tym ferworze<text:s/>walki o maksymaliza<text:span text:style-name="T2852">cj</text:span>ę wydobycia pomijano efektywność ekonomiczną<text:span text:style-name="T2853">.</text:span><text:s/>Otóż stwierdzam z całą odpowiedzialnością, że właśnie kombinat górniczo-hutniczy miedzi, kopalnie tego kombinatu i huty cechują się bardzo wysoką efektywnością ekonomiczną i ona między inn<text:span text:style-name="T2854">y</text:span>m<text:span text:style-name="T2855">i</text:span><text:s/>wynika właśnie z tego kierunku zainteresowań, które tam się cechują od lat około 15 - kiedy już poziom wydobycia i<text:s/>produkcji miedzi w koncentracie był odpowiednio wysoki<text:span text:style-name="T2856">.</text:span></text:p>
      <text:p text:style-name="P2857">My jesteśmy przedsiębiorstwem wielozakładowym, które już od wielu lat jest przedsiębiorstwem samo<text:span text:style-name="T2858">fi</text:span>nansującym się, mimo iż prze<text:span text:style-name="T2859">d</text:span>siębiorstwo to tylko niecałe 50% produkcji miedzi elektrolitycznej rozlicza, sprzedaje po cenach światowych, natomiast pozostałe 50 czy 55 produkcji zbywa na rynek, dla odbiorców wewnątrz kraju, po cenach wewnętrznych - krajowych, które nie są odzwierciedleniem cen światowych.</text:p>
      <text:p text:style-name="P2860"><text:span text:style-name="T2861">W</text:span><text:s/>ubiegłym roku o<text:s/><text:span text:style-name="T2862">i</text:span>le dobrze pamiętam 60<text:span text:style-name="T2863">%</text:span><text:s/>tej produkc<text:span text:style-name="T2864">ji</text:span><text:s/>zostało skierowane i sprzedane, a poza tym cena światowa, cena wewnętrzna stanowi 60% ceny światowej w przeliczeniu oczywiście na złotówki polskie przy kursie dolara około 500 - 520 złotych. Dlatego to jest problem tej efektywności w naszym przemyśle to jest jeden z podstawowych problemów, że dzisiaj - nie tylko dzisiaj, ale od lat się mówi o tym, że przed<text:span text:style-name="T2865">s</text:span>ię<text:span text:style-name="T2866">bi</text:span>orstwo nie może pracować bez efektywnie... <text:s/>nie może powiedzmy prowadzić jaki<text:span text:style-name="T2867">ej</text:span>kolwiek... liczyć na jakiekolwiek dotacje, bo przecież musi gospodarce narodowej przysparzać dochodu narodowego, czyli będzie się do niego dopłacać, trudno mówić o efektywności takiej działalności gospodarczej, w ogóle o celowości takiej działalności gospodarczej.</text:p>
      <text:p text:style-name="P2868">Parę uwag na temat poglądu jakoby - może nie dokładnie przytoczę, bo szybko zapisywałem - poglądu wyrażon<text:span text:style-name="T2869">e</text:span>go przez pana inż<text:span text:style-name="T2870">.</text:span><text:s/>Karasia, na temat fatalnego stanu obsługi maszyn i urządzeń, konserwacji, fatalnego współczynnika wykorzystania maszyn<text:span text:style-name="T2871">.</text:span></text:p>
      <text:p text:style-name="P2872">Nie wiem skąd pan inżynier brał te informacje, ja mam pogląd całkowicie inny, chociaż nie twierdzę, że w tej dziedzinie - kopalnie, przemysł nasz zrobił wszystko. Nie ma takiej dziedziny działalności produkcyjnej czy gospodarczej, w której ktoś mógłby powiedzie<text:span text:style-name="T2873">ć</text:span>, że dzisiaj zrobiłem już wszystko i powiedzmy nie mogę niczego usprawnić, nie mogę niczego zracjonalizować, aby uzyskać większe efekty z tego tytułu.</text:p>
      <text:p text:style-name="P2874">Nasze załogi mają inny<text:s/><text:span text:style-name="T2875">p</text:span>ogląd na ten temat. Uważam<text:s/><text:span text:style-name="T2876">-</text:span><text:s/>a moja ocena tej sprawy jest ewidentnie inna niż ocena pana inżyniera Karasia - mamy wyjątkowo wysoko wyspecjalizowanych już ludzi, którzy bardzo umiejętnie eksploatują maszyny i urządzenia, i to praktycznie wszystkie. I dzięki temu właśnie w tych kopalniach istnieje wyjątkowo duża rytmika produkcji.</text:p>
      <text:p text:style-name="P2877"><text:span text:style-name="T2878">W</text:span><text:s/>naszych specy<text:span text:style-name="T2879">fi</text:span>cznych warunkach w odniesieniu do większej ilości maszyn nie ma takiej potrzeby, aby konserwacje tych maszyn musiały być wykonywane w czasie ich postoju, dlatego że jest taki stan wyposażenia, który pozwala na to, aby eksploatując jedną maszynę można było w tym samym czasie wykonywać przeglądy naprawy maszyn i aby nie było kłopotów z ciągłością ich eksploata<text:span text:style-name="T2880">cj</text:span>i.</text:p>
      <text:p text:style-name="P2881">Zgłoszona tutaj w wypowiedziach i Ob. Karasia teza, w odniesieniu do kopalni<text:s/>„S<text:span text:style-name="T2882">i</text:span>eroszowice”, że kopa<text:span text:style-name="T2883">l</text:span>nie zbudowano bez rozpoznania, bez maszyn do pokładów niskich, mimo iż wiedziano, że tam te pokłady niskie występują<text:span text:style-name="T2884">,</text:span><text:s/>że nie dostosowane maszyny systemu eksploatacji itd., nie dopasowane do<text:s/><text:soft-page-break/>większości złoża itd.</text:p>
      <text:p text:style-name="P2885">Otóż dziwi mnie bardzo takie stanowisko, gdyż już z formalnego punktu widzenia nie wchodzę merytorycznie w tą sprawę, każdą kopalnię przed podjęciem decyzji jej budowania, właśnie musi być rozpoznana pod względem złoża, jego parametrów i jego jakości, w każdym razie musimy odpowiedzieć sobie poprzez, dzięki opracowanej dokumentacji, wierceniom rozpoznawczym, i rozpoznawczym z powierzchni, dokładnie na temat tego jakie złoże będziemy eksploatować i jaki jest jego charakter przemysłowy<text:span text:style-name="T2886">.</text:span></text:p>
      <text:p text:style-name="P2887">Również i ten warunek stwierdzam to z całą odpowiedzialnością, był tutaj spełniony. Natomiast fakt tego, że zakłady górnicze<text:s/>„Sierosz<text:span text:style-name="T2888">e</text:span>wice”<text:s/>są kopalnią w tej chwili deficytową, wynika nie z nierozpoznania złoża, nie z braku maszyn do niskich pokła<text:span text:style-name="T2889">dó</text:span>w, bo one już są, one zostały już skonstruowan<text:span text:style-name="T2890">e</text:span>, i pracują między innymi w<text:s/>„Sieroszowicach”<text:s/>i w<text:s/>„Polkowicach”<text:s/>również w kopalni<text:s/>„Lubin”, w mnie<text:span text:style-name="T2891">js</text:span>zym zakresie, ale wynika prze<text:span text:style-name="T2892">d</text:span>e wszystkim ze zmienności decyzji w okresie nakazowo-rozdzielczym gdzie po prostu inwestycji z powodu braku dotacji z budżetu były zatrzymane, mieliśmy okres lat kilkudziesięciu<text:span text:style-name="T2893"><text:s/></text:span>gdzie<text:s/>„Sieroszowice”<text:s/>praktycznie w ogóle nie były budowane. Nie ma się co dziwić, że przedłuż<text:span text:style-name="T2894">aj</text:span>ący się cykl inwesty<text:span text:style-name="T2895">c</text:span>yjny spowodował takie reperkusje w zakresie efektywn<text:span text:style-name="T2896">ości<text:s/></text:span>ekon<text:span text:style-name="T2897">om</text:span>icznej tej kopalni.</text:p>
      <text:p text:style-name="P2898">Podzielam pogląd<text:span text:style-name="T2899">,</text:span><text:s/>pana inż. Karasia na temat przedłużenia okresu eksploatacji czy wykorzystywania w procesie złoża przypadku, gdy doprowadzimy do takiego systemu organizacji pracy i do takiego czasu pracy kopalń, że po prostu będziemy mniej wydobywać.<text:s/>To jest oczywiste, to jest dobro narodowe i n<text:span text:style-name="T2900">a</text:span><text:s/><text:span text:style-name="T2901">p</text:span>e<text:span text:style-name="T2902">wn</text:span>o może o 10 lat, może o 15 lat, może o 12 nie jest to kwestią dyskusji.</text:p>
      <text:p text:style-name="P2903">Parę uwag na temat odzysku pierwiastków towarzyszących. Mówi się powszechnie, że złożu<text:s/>zagłębia<text:s/>miedziowego<text:span text:style-name="T2904"><text:s/></text:span>występuje pół tablicy Mendelejewa. To jest prawda, ale z tej połowy tablicy Mendelejewa jest tylko kilka pierwiastków, które mogą być przedmiotem przemysłowego wykorzystania, mianowicie jest to panowie wiecie srebro - również, wysoki poziom wydobycia, mamy również ołów, który w tej chwili jest tym składnikiem szkodliwym, utrudni<text:span text:style-name="T2905">aj</text:span>ącym pro<text:span text:style-name="T2906">ce</text:span>s hu<text:span text:style-name="T2907">tn</text:span>i<text:span text:style-name="T2908">cz</text:span>y, z pozyskiwania miedzi elektrolitycznej z koncentratu, uzyskuje się również złoto, które praktycznie nie wchodzi w rozliczenia między nami a tym który to robi, nie jest tego dużo, natomiast pozostałe inne pierwiastki, które występują w ilościach śladowych niestety są przedmiotem na razie badań laboratoryjnych, jak do tej pory nie udało się opracować takich technologii, które byłyby opłacalne i które by w efekcie powodowały właśnie uzyskiwanie tego typu pierwiastkó<text:span text:style-name="T2909">w.</text:span></text:p>
      <text:p text:style-name="P2910">Tam jeszcze jest nadrenian amonu w niewielkich ilościach, i jeszcze powiedzmy uzyskujemy troszeczkę arsenu.</text:p>
      <text:p text:style-name="P2911">Ja nie twierdzę, że to jest ostatnie słowo, jeżeli chodzi o pozyskiwanie, o efektywność<text:s/><text:span text:style-name="T2912">w</text:span><text:s/>zakresie pozyskiwania pierwiastków, bo zgadzam się całkowicie z poglądem,<text:s/>że powinniśmy tutaj maksymalnie postąpić pod jednym jednakże warunkiem, że mamy opracowane technologie nie ma ich niestety i w związku<text:s/>z<text:s/>tym musimy czekać, aż nasi naukowcy, świat w tym zakresie zrobi krok do przodu<text:span text:style-name="T2913">.</text:span></text:p>
      <text:p text:style-name="P2914">Dyskusyjny jest pogląd zgłoszony tutaj przez pana inżyniera Karasia<text:span text:style-name="T2915">,</text:span><text:s/>że zakłady górnicze<text:s/>„Lubin”,<text:s/>„<text:span text:style-name="T2916">P</text:span>olkowice”<text:s/>w przypadku zadecydowania o tym,<text:s/><text:span text:style-name="T2917">ż</text:span>e będą pracowały w wymiarze 5 dni w tygodniu, nie będą opłacalne. Ja tam podawałem to jako wniosek powiedzmy z wpr<text:span text:style-name="T2918">o</text:span>w<text:span text:style-name="T2919">a</text:span>dzenia ewentualnego takiego systemu organizacji pracy 5 dni w tygodniu pracy pracowników kopalń, w odniesieniu spadek produkcji miedzi i<text:s/><text:soft-page-break/>hutniczej, elektrolitycznej w wysokości 70 tys. ton, to jest oczywiście szacunek mogę się pomylić o 5%, może 10, może w rzeczywistości<text:s/><text:span text:style-name="T2920"><text:s/></text:span>w praktyce troszeczkę to będzie inaczej wyglądać, niemniej jednak faktem jest bezspornym, to jest oczywiste - rząd wielkości może być powiedzmy nieznacznie mniejszy lub nieznacznie nawet większy. Ale to jest również kwestia tych wzajemnych związków. Jeżeli wydobycie spadnie o około 15 - 17%, to istnieją proste zależności, które niekoniecznie mogą spowodować to, że ZG<text:s/>„Polkowice”<text:s/>i<text:s/>„<text:span text:style-name="T2921">L</text:span>ubo<text:span text:style-name="T2922">ń</text:span>”<text:s/>zmniejszą wydobycie o 17%, może o 15%, bo w innych dziedzinach istnieją pewne możliwości poprawy,<text:span text:style-name="T2923"><text:s/></text:span>niemniej jednak te możliwości poprawy w innych dziedzinach nie potr<text:span text:style-name="T2924">a</text:span>fią zrównoważyć skutków wywołanych zmniejszeniem czasu pracy.</text:p>
      <text:p text:style-name="P2925">To byłoby kilka us<text:span text:style-name="T2926">to</text:span>sunkowań się do wypo<text:span text:style-name="T2927">wi</text:span>edzi pana inż<text:span text:style-name="T2928">.</text:span><text:s/>Karasia<text:span text:style-name="T2929">.</text:span></text:p>
      <text:p text:style-name="P2930">Teraz moje uwagi dotyczące czasu pr<text:span text:style-name="T2931">a</text:span>cy. Otóż u nikogo z tutaj obecnych, z całą pewnością nie budzi wątpliwości to, że czas pracy implikuje praktycznie wszystkie dziedziny działalności późni<text:span text:style-name="T2932">ej</text:span>sz<text:span text:style-name="T2933">ej.</text:span><text:s/>Oczywiście to nie jest implikacja prosta. Na pewno wpłynie na zdolność wydobywczą ogniw produkcyjnych, co do tego nikt nie może mieć wątpliwości, bo tutaj się nic zrobić nie da, na pewno wpłynie na wielkość wydobycia, na pewno wpłynie na wskaźniki techniczno-ekonomiczne i to w sposób powodujących spade<text:span text:style-name="T2934">k</text:span>, ale myśmy powiedzieli sobie tutaj, że kwestie czasu pracy rozpatrujemy w dwóch płaszczyznach, jak gdyby płaszczyznach pracy kopalń i zakładu produkującego, i płaszczyzny pracy człowieka - pracownika zatrudnionego w kopalni.</text:p>
      <text:p text:style-name="P2935">I nie ma różnicy zdań w kwestii pracy ludzi, ze względów chociażby czysto humanitarnych, bo mówimy, że to jest najcięższa praca i ja podzielam ten pogląd, natomiast my jako strona rządowa musimy głosić tutaj powszechnie to, że jednak będą skutki w zakresie spadku produkcji czy wydobycia, one muszą być.</text:p>
      <text:p text:style-name="P2936">Nie jest kwestią w tej chwili czy to będzie 17%, czy 15%, ale będą.<text:s/><text:span text:style-name="T2937">I</text:span><text:s/>to ten przemysł, ja mówiłem o tym w swoim wystąpieniu, ustawi efektywnościowo gorzej<text:span text:style-name="T2938">.</text:span><text:s/>Ja nie twierdzę,<text:s/><text:span text:style-name="T2939">ż</text:span>e my akurat musimy, że nie możemy pracować<text:s/>efektywnościowo<text:s/>gorzej - możemy, możemy. Zamiast powiedzmy - jak powiedzieliśmy tam, nie pamiętam dokładnie - akumulacji rzędu 200 mld zł zrobimy ją 120 mld zł czy 130 mld zł, zakładając - powiedzmy - jak<text:span text:style-name="T2940">ą</text:span>ś korzystną zmianę koniunkturalną, trzeba ewentualnie racjonalizacji naszej pracy, bo i w tej dziedzinie z całą pewnością istnieją rezerwy i co do tego ja osobiście również nie mam wątpliwości. Niemniej jednak to będzie faktem.</text:p>
      <text:p text:style-name="P2941">I w tej świadomości uważam, że należy podjąć decyzję o czasie pracy. Ludzie, to powinno być w sposób jednoznaczny zapisany. Natomiast uważam również, że warto byłoby<text:span text:style-name="T2942"><text:s/></text:span>jednak stworzyć pewną alternatywę i dać pewną swobodę wypowiedzenia się na temat pracy, zakładu pracy tych ludzi w wymiarze - powiedzmy - dłuższym jak 5 godzin w tygodniu.</text:p>
      <text:p text:style-name="P2943">Ja nie twierdz<text:span text:style-name="T2944">ę</text:span>, że akurat - powiedzmy - to będzie 5 godzin. Ja nawet nie mam propozycji konkretnego systemu, bo jak tutaj państwo słyszeliście system brygadowy został jednoznacznie odrzucony w okresie strajku 1981. Dlatego ja też tego nie proponuję. Ale wierzę w to, że istnieje cały szereg rozwiązań chociażby - rzucam tak to w tej chwili - również ten system 3-brygadowy jaki obecnie jest. Ale na przykład z zachowaniem zasady dobrowolności pracy, o której tu mówimy i co do której się całkowicie zgadzamy.</text:p>
      <text:p text:style-name="P2945">Jeżeli dzisiaj będzie taki nacisk ekonomiczny, że 320 proc. dniówka sobotnia odnos<text:span text:style-name="T2946">i</text:span>ć się będzie w stosunku do<text:s/>„czarnej”<text:s/>dniówki<text:span text:style-name="T2947">.</text:span><text:s/>Bo tak jak słyszymy<text:span text:style-name="T2948">,</text:span><text:s/>starania idą w tym kierunku, żeby nie było takiej dysproporcji wartości dniówki sobotniej w stosunku do dniówki<text:s/>„czarnej”. I wtedy wybór pracownika będzie<text:s/><text:soft-page-break/>miał charakter dobrowolny, tam nie będzie nacisku ekonomicznego, aż takiego, żeby człowiek - powiedzmy - był przymuszony podejmować pracę w wolną sobotę<text:span text:style-name="T2949">.</text:span></text:p>
      <text:p text:style-name="P2950">Ja reprezentuję pogląd, że powinniśmy tę sprawę pozostawić... ostateczną decyzję pozostawić załogom, kierownictwo zakładów pracy. Tym bardziej, że przemysł miedziowy ma pewną specyfikę, którą ja poprzednio podkreśliłem, a teraz to zrobię jeszcze raz. Nasz proces technologiczny zaczyna się od wydobycia rudy, poprzez przerobienie tej rudy na koncentrat o wielokrotnie większej zawartości miedzi. Następnie proces hutniczy i produkt finalny w przemyśle, to jest miedź elektrolityczna.</text:p>
      <text:p text:style-name="P2951">Huta ze względu na technologię, na system, na technologię musi pracować w sposób ciągły. Nie można zatrzymać pieców, nie można zatrzymać pieca zawiesinowego, bo to są po prostu rzeczy fizycznie niemożliwe. Gdyby to zrobił, to są straty - powiedzmy ogromne.</text:p>
      <text:p text:style-name="P2952">W związku z tym musiałyby zaistnieć w przypadku spadku tego wydobycia rudy i produkcji koncentratu,<text:s/><text:span text:style-name="T2953">w</text:span><text:s/>kopalniach, potrzeba kapitalnego przereorganizowania przemysłu hutniczego. Nie można tego zrobić na przykład na skutek zmniejszenia wydajności<text:s/>nitki linii<text:s/>technologiczn<text:span text:style-name="T2954">ej,</text:span><text:s/>bo to jest nieopłacalne ekonomicznie. Nitka jeżeli ma zdolność produkcyjną taką i taką, to powinna na poziomie tej zdolności pracować.</text:p>
      <text:p text:style-name="P2955">Natomiast byłaby kwestia zamknięcia wydziałów produkcyjnych jakichś, nie wiem - może nawet i zakładów całych. To są to - powiedzmy sprawy do rozważenia i do omówienia.</text:p>
      <text:p text:style-name="P2956">Jeżeli to w sumie, z punktu widzenia gospodarki, nie z punktu widzenia przedsiębiorstwa, czy z mo<text:span text:style-name="T2957">je</text:span>go punktu widzenia opłaci się, to jest to celowe. Powinniśmy iść w tym kierunku i działajmy tak dalej.</text:p>
      <text:p text:style-name="P2958">I tu bym prosił - po pierwsze - o nie załatwianie przy<text:s/>„okrągłym stole”<text:s/>czasu pracy, <text:s/><text:span text:style-name="T2959">p</text:span>rzemysłu wydobywczego górnictwa osobno dla miedzi, osobno dla węgla brunatnego itd. Bo to nie wprowadzi dobrej i zdrowej atmosfery. Górnicy się utożsamiają wszyscy z jedną rodziną i z całą pewnością wywołałoby to określone niezadowolenie.<text:s/><text:span text:style-name="T2960">C</text:span>o do tego nie mam wątpliwości, a w górnictwie pracuję bardzo długo i znam trochę poglądy, i opinie pracowników.</text:p>
      <text:p text:style-name="P2961">To musimy załatwi<text:span text:style-name="T2962">ć</text:span><text:s/>- uważam - czas pracy ludzi, jednakowo dla całego górnictwa. Natomiast kwestie późniejszych rozwiązań indywidualnych w odniesieniu do zakładów pozostawić, tak jak mówiłem, do dyspozycji, do decyzji załóg górniczych i kierownictw poszczególnych zakładów.</text:p>
      <text:p text:style-name="P2963">Dziękuję.</text:p>
      <text:p text:style-name="P2964"><text:span text:style-name="T2965">Przewo</text:span><text:span text:style-name="T2966">dni</text:span><text:span text:style-name="T2967">czą</text:span><text:span text:style-name="T2968">c</text:span><text:span text:style-name="T2969">y</text:span>:</text:p>
      <text:p text:style-name="P2970">Dziękuję bardzo. Proszę pan Pietrzyk.</text:p>
      <text:p text:style-name="P2971"><text:span text:style-name="T2972">Ob</text:span><text:span text:style-name="T2973">.</text:span><text:span text:style-name="T2974"><text:s/>A.<text:s/></text:span><text:span text:style-name="T2975">P</text:span><text:span text:style-name="T2976">ietrzyk</text:span><text:span text:style-name="T2977">:</text:span></text:p>
      <text:p text:style-name="P2978">Proszę o zabranie głosu kol.<text:s/><text:span text:style-name="T2979">W</text:span>ładysława Grockiego.</text:p>
      <text:p text:style-name="P2980"><text:span text:style-name="T2981">Ob.<text:s/></text:span><text:span text:style-name="T2982">W</text:span><text:span text:style-name="T2983">ład</text:span><text:span text:style-name="T2984">ys</text:span><text:span text:style-name="T2985">ław Grocki</text:span>:</text:p>
      <text:p text:style-name="P2986">Proszę państwa. Chciałem zwrócić uwagę, że przecież jestem jak gdyby sygnatariuszem z zagłębia miedziowego, sygnatariuszem postulatów, które były zgłoszone przez większość poszczególnych kopalń zrzeszonych w Zagłębiu Miedziowym.</text:p>
      <text:p text:style-name="P2987">I tam postulat wyraźnie brzm<text:span text:style-name="T2988">ia</text:span>ł<text:s/><text:span text:style-name="T2989">-</text:span><text:s/>5 dniowy tydzień pracy z zachowaniem co najmniej obecnego zarobku.</text:p>
      <text:p text:style-name="P2990">W tym wszystkim panie dyrektorze Ziaja chyba pan zapomniał o warunkach pracy, jakie są na dole, tam się tych ludzi codziennie, sukcesywnie po kawałku zabija.</text:p>
      <text:soft-page-break/>
      <text:p text:style-name="P2991">Nie zapominajmy o tym, kopalnia ma służyć ludziom, a nie ludzie kopalni. Dziękuję.</text:p>
      <text:p text:style-name="P2992"><text:span text:style-name="T2993">Przewo</text:span><text:span text:style-name="T2994">dni</text:span><text:span text:style-name="T2995">czą</text:span><text:span text:style-name="T2996">c</text:span><text:span text:style-name="T2997">y</text:span>:</text:p>
      <text:p text:style-name="P2998">Dziękuję. Pan Pietrzyk.</text:p>
      <text:p text:style-name="P2999"><text:span text:style-name="T3000">O</text:span><text:span text:style-name="T3001">b.</text:span><text:span text:style-name="T3002"><text:s/></text:span><text:span text:style-name="T3003">A.</text:span><text:span text:style-name="T3004"><text:s/></text:span><text:span text:style-name="T3005">P</text:span><text:span text:style-name="T3006">i</text:span><text:span text:style-name="T3007">etrz</text:span><text:span text:style-name="T3008">yk</text:span>:</text:p>
      <text:p text:style-name="P3009">Proszę o zabranie głosu Ryszarda Brzuzego.</text:p>
      <text:p text:style-name="P3010"><text:span text:style-name="T3011">Ob. Ryszard Brzózy - NSZZ<text:s/></text:span><text:span text:style-name="T3012">„</text:span><text:span text:style-name="T3013">Solidarność</text:span><text:span text:style-name="T3014">”</text:span>:</text:p>
      <text:p text:style-name="P3015">W związku z tym, że - jak to się mówi - gadulstwa w Polsce, żeśmy się nauczyli już od dawna, gadać potrafimy czy mówić - jak jest to ładniejsze brzmienie. Aby tego uniknąć i zakończyć, bo w tym jesteśmy naprawdę... proszę państwa wszyscy - dobrzy, proponuję aby strona rządowa zaproponowała - jakie jest jej ostateczne stanowisko w sprawie czasu pracy pracownika i kopalni. I na tym proponuję zakończyć, jak to się mówi tę dalszą gadaninę , a przystąpić do sprecyzowania zapisu.</text:p>
      <text:p text:style-name="P3016">Dziękuję<text:span text:style-name="T3017">.</text:span></text:p>
      <text:p text:style-name="P3018"><text:span text:style-name="T3019">Przewo</text:span><text:span text:style-name="T3020">dni</text:span><text:span text:style-name="T3021">czą</text:span><text:span text:style-name="T3022">c</text:span><text:span text:style-name="T3023">y</text:span>:</text:p>
      <text:p text:style-name="P3024">Dziękuję bardzo. Proszę bardzo dyrektor Puszczewicz.</text:p>
      <text:p text:style-name="P3025"><text:span text:style-name="T3026">Dyrektor Puszczewicz</text:span>:</text:p>
      <text:p text:style-name="P3027">Jeżeli można<text:span text:style-name="T3028">.</text:span><text:s/>Ja uważam, że stanowisko wspólne, szukające consensusu powinniśmy próbować znaleźć w sprawie łącznie systemu ekonomiczno-finansowego zarządzania i czasu pracy w górnictwie węgla kamiennego.<text:s/>Są to sprawy wynikające jedne z drugich. Tym niemniej tę część, ponieważ jest taka<text:span text:style-name="T3029">...</text:span><text:s/>Ja w swoim wystąpieniu próbowałem przedstawić, jest taka propozycja - tę część dotyczącą czasu pracy postaram się w tej chwil<text:span text:style-name="T3030">i</text:span><text:s/>przedstawić. Chyba, że współprzewodniczący uznają, że faktycznie będziemy pr<text:span text:style-name="T3031">ó</text:span>bowali stanowisko całościowe i czas pracy, i system ekonomiczno-finansowy, i zarządzanie, i oczywiście płace, bo to się wszystko z sobą łączy.</text:p>
      <text:p text:style-name="P3032">Uważam, że tak jak zresztą dzisiaj występował i prof. Lisowski i kilku nas występowało, iż jest wiele spraw co do których jesteśmy zgodni tu przy tym<text:s/>„okrągłym stole”<text:s/>jako Podzespół do spraw Górnictwa. I zostało to wyrażone w wielu wystąpieniach z jednej<text:s/><text:span text:style-name="T3033">i</text:span><text:s/>drugiej strony.</text:p>
      <text:p text:style-name="P3034">Jeżeli chodzi - uważam - że do tego stanowiska, to też w tym jesteśmy zgodni. Zresztą było to zawarte również w wystąpieniach wprowadzających, powinno ono być poparte określonym wstępem, który był zawarty w poszczególnych wystąpieniach.</text:p>
      <text:p text:style-name="P3035">A teraz jeżeli chodzi o tekst. Strony zgodnie przyznają, że węgiel stanowi podstawowe źródło zabezpieczenia potrzeb energetyczno-<text:span text:style-name="T3036">p</text:span>aliwowych kraju<text:span text:style-name="T3037">,</text:span><text:s/>jak również znaczącą pozyc<text:span text:style-name="T3038">ję</text:span><text:s/>w naszym eksporcie. Racjonalna gospodarka tym dobrem jest więc nakazem chwili i obowiązkiem wobec przyszłych pokoleń<text:span text:style-name="T3039">.</text:span><text:s/>Problemy z tym związane nie mogą być jednak rozwiązywane w oderwaniu od realiów gospodarki narodowej, bilans energ<text:span text:style-name="T3040">etyc</text:span>zno-paliwowy, wieloletnie umowy eksportowe, nieodzowność eksportu dla utrzymania wydobycia węgla<text:span text:style-name="T3041">.</text:span><text:s/>Wymaga to podtrzymania wydobycia węgla na poziomie ok<text:span text:style-name="T3042">.</text:span><text:s/>190 mln ton rocznie, co n<text:span text:style-name="T3043">aj</text:span>mniej do końca 1990 roku.</text:p>
      <text:p text:style-name="P3044">Wynika stąd konieczność podjęcia intensywnej prac nad przyszłym modelem górnictwa<text:span text:style-name="T3045">.</text:span></text:p>
      <text:p text:style-name="P3046">Jeżeli chodzi o czas pracy, podstawowym zagadnieniem wymagającym najpilnie<text:span text:style-name="T3047">js</text:span>zego załatwienia jest problem określenia wielkości wydobycia węgla kamiennego i związanego z tym nierozerwalnie czasu pracy w górnictwie<text:span text:style-name="T3048">.</text:span></text:p>
      <text:soft-page-break/>
      <text:p text:style-name="P3049">Strony zgodnie uznają, że podstawą planowania wydob<text:span text:style-name="T3050">yc</text:span>ia węgla powinien być ogólnie obowiązujący czas pracy w kraju, przy uwzględnieniu aktualnych założeń techniczno-ekonomicznych kopalń<text:span text:style-name="T3051">.</text:span></text:p>
      <text:p text:style-name="P3052">W trakcie dyskusji zgłoszonych zostało kilka wariantów rozwiązań, zaś wybór rozwiązania usatysfakc<text:span text:style-name="T3053">jo</text:span>nować musi załogi górnicze, a zarazem gwarantować zabezpieczenie potrzeb energetyczno-paliwowych gospodarki narodowej<text:span text:style-name="T3054">.</text:span></text:p>
      <text:p text:style-name="P3055">Te warianty - pierwszy - określenie<text:s/><text:span text:style-name="T3056">w</text:span><text:s/>planie rocznym wydobycia na poziomie wynikającym z obowiązującego czasu pracy i zawarcia w oparciu o art. 48 ustawy o Wspólnocie Węgla Kamiennego umowy o wykonanie dodatkowych zadań poza planem z Ministrem Przemysłu, który winien zapewnić niezbędne środki do wykonania dodatkowych zadań wydobywczych<text:span text:style-name="T3057">.</text:span></text:p>
      <text:p text:style-name="P3058">Druga propozycja, która była zgłoszona<text:s/><text:span text:style-name="T3059">-</text:span><text:s/>stopniowe zmniejszanie wielkości planowanego wydobycia w okresie dwóch lat, w pie<text:span text:style-name="T3060">rw</text:span>szym roku zmnie<text:span text:style-name="T3061">js</text:span>zenie planowanego wydobycia przy założeniu 15 sobót niewydobywczych, w drugim roku dalsze zmniejszenie planowanego wydobycia przy założeniu 28 sobót, niewydobywczych, w trzecim roku zupełna likwidacja wydobycia w sobotę<text:span text:style-name="T3062">.</text:span></text:p>
      <text:p text:style-name="P3063">Trzecie<text:span text:style-name="T3064">,</text:span><text:s/>dobrowolna praca w sobotę według d<text:span text:style-name="T3065">ot</text:span>ychczasowych zasad przy zaprzestaniu wydobycia w soboty na zmianie nocnej, z podjęciem przedsięwzięć zapewni<text:span text:style-name="T3066">aj</text:span>ących utrzymanie obecnego poziomu wydobycia.</text:p>
      <text:p text:style-name="P3067">Czwarte<text:s/><text:span text:style-name="T3068">-</text:span><text:s/>realizacja planowych zadań na zasadach określonych porozumieniem Ministra Przemysłu z Federac<text:span text:style-name="T3069">j</text:span>ą Związków Zawodowych Górników z 5 stycznia 19<text:span text:style-name="T3070">89</text:span><text:s/>r. Ostateczny wybór koncepcji wymaga dokonania analizy potrzeb energetyczno-paliwowych gospodarki kraju w latach 1990-tych, z uwzględnieniem niezbędnego eksportu i winien nastąpić do 30 czerwca 1990 roku. Rz<text:span text:style-name="T3071">ą</text:span>d winien podkreślić niezbędne potrzeby paliwowo-energetyczne gospodarki narodowej i przedstawić Sejmowi w celu określenia wielkości wydobycia węgla kamiennego w NPSG na lata 1991-1995. Uwzględniając że wielkość wydobycia w 1989 r. zawarta jest w uchwalonym Centralnym Planie Rocznym w wysokości 191 m<text:span text:style-name="T3072">l</text:span>n ton, natomiast w skorygowanej uchwale sejmowej o NPSG na lata 1989, 1990 wielkość wydobycia w 1990 roku określona jest w wysokości 189 milionów ton.<text:s/><text:span text:style-name="T3073">W</text:span><text:s/>świetle powyższego, realizacja zadań w latach 1989-1990 przebiegać powinna zgodnie z obowiązującymi aktami prawnymi w tym zakresie.</text:p>
      <text:p text:style-name="P3074">Tyle jeżeli chodzi w tej części stanowiska dotyczą<text:span text:style-name="T3075">ce</text:span>go czasu pracy<text:span text:style-name="T3076">.</text:span></text:p>
      <text:p text:style-name="P3077"><text:span text:style-name="T3078">Ob. Moric</text:span><text:span text:style-name="T3079">:</text:span></text:p>
      <text:p text:style-name="P3080">Muszę powiedzieć, że w<text:s/><text:span text:style-name="T3081">t</text:span>ej propozycji - bo tak to rozumiem - jakiegoś<text:s/>consensusu, który byśmy mieli osiągnąć są pewne elementy, które satysfak<text:span text:style-name="T3082">cj</text:span>onują nas. To jest sprawa, jak na przykład to, aby oprzeć plany produkcyjne o ogólnopolski czas pracy, tak to się powiedziało docelowo. Chcę powiedzieć, że takiego zapisu myśmy się [nieczytelne], mimo<text:s/><text:span text:style-name="T3083">ż</text:span>e generalnie się z tym zgadzamy, ponieważ ogólnopolski czas pracy to jedna sobotą pracującą w miesiącu. Jest to niezgodne w tym układzie i cofnięcie się od porozumień zapisów z Ka<text:span text:style-name="T3084">rt</text:span>y<text:s/>Górnika, które na dzień dzisiejszy wyr<text:span text:style-name="T3085">aź</text:span>nie mówią o obowiązujący w świetle przepisów prawa - czas pracy w górnictwie jest 5-dniowy.<text:s/><text:span text:style-name="T3086">J</text:span>est to - przypomnę - potwierdzeniem również uchwał<text:span text:style-name="T3087">ą</text:span><text:s/>199.</text:p>
      <text:p text:style-name="P3088">A więc oczywiście dla przypomnienia jeszcze tylko powiem, że to jest obowiązujący w tej chwili czas pracy Może to być zmienione, jeżeli są wymiany na mocy rozporządzenia Rady Ministrów z roku 19<text:span text:style-name="T3089">86</text:span><text:s/>decyzją o wydłużeniu w zakładach pracy czasu pracy takich decyz<text:span text:style-name="T3090">ji</text:span><text:s/>o ile ja wiem nie ma nigdzie na tę porę. Więc rozumiem w ten sposób, że z kwestią planowania opartą o obowiązujący czas pracy w oparciu o<text:s/><text:soft-page-break/>Kartę<text:s/>Górnika jesteśmy tu zgodni jeżeli chodzi o sprawy zapis, bo tutaj się wariantowo próbuje pewne rzeczy rozwiązać, chcę powiedzieć, że satysfakcjonował, by nas ten zapis 4 z dopiskiem, że to tak jak jest to przewidziane w porozumieniu, czyli na zasadach<text:s/><text:span text:style-name="T3091">do</text:span>browolnoś<text:span text:style-name="T3092">ci,</text:span><text:s/>bo taki jest<text:s/><text:span text:style-name="T3093">s</text:span>en<text:span text:style-name="T3094">s</text:span><text:s/>naszego porozumienia.</text:p>
      <text:p text:style-name="P3095">Dziękuję bardzo.</text:p>
      <text:p text:style-name="P3096"><text:span text:style-name="T3097">Ob. Pietrzyk</text:span><text:span text:style-name="T3098">:</text:span></text:p>
      <text:p text:style-name="P3099">Proszą o przekazanie nam tych czterech wariantów. Zapytanie - za którym wariantem jest strona rządowa, no i przede wszystkim musimy mieć czas, żeby się nad tymi wariantami zastanowić,<text:s/><text:span text:style-name="T3100">t</text:span>o są między innymi dwa takie moje zastrzeżenia z naszej strony.</text:p>
      <text:p text:style-name="P3101">Dziękuję.</text:p>
      <text:p text:style-name="P3102"><text:span text:style-name="T3103">Przewo</text:span><text:span text:style-name="T3104">dni</text:span><text:span text:style-name="T3105">czą</text:span><text:span text:style-name="T3106">c</text:span><text:span text:style-name="T3107">y</text:span>:</text:p>
      <text:p text:style-name="P3108">Proszę pan Puszczewicz.</text:p>
      <text:p text:style-name="P3109"><text:span text:style-name="T3110">Ob</text:span><text:span text:style-name="T3111">.</text:span><text:span text:style-name="T3112"><text:s/>Edward Puszczewicz</text:span>:</text:p>
      <text:p text:style-name="P3113"><text:span text:style-name="T3114">Ż</text:span>ebym był dobrze zrozumiany do końca, określenie za którym wariantem jestem na dzisiaj - ja referując to mówiłem, że wybór tego wariantu on musi usatysfak<text:span text:style-name="T3115">cj</text:span>onować - i we wcześni<text:span text:style-name="T3116">ej</text:span>szym swoim pierwszym wystąpieniu - usatysfakcjono<text:span text:style-name="T3117">w</text:span>ać i załogi górnicze, jak również i potrzeby paliwowo-energetyczne kraju i powinien to, co proponowałem. Zespół, który będzie pracował nad tymi wariantami, jest wykluczone... Jeszcze, że w trakcie prac mogą się zrodzić nowe warianty, co do wyboru rozwiązania, po to, by wariant był najlepszy i uważamy, że powinno to być wspólnie wydyskutowane z załogami. Strona rządowa w w<text:span text:style-name="T3118">y</text:span>stąpieniu<text:s/><text:span text:style-name="T3119">ws</text:span>półprzewodniczącego, koalicyjno-rzą<text:span text:style-name="T3120">do</text:span>wa, w pierwszym dniu naszego spotkania przedstawiała jak państwo pamiętają ten wariant, który jest tu określony jako wariant pierwszy to znaczy planowanie obowiązujący czas pracy i dodatkowe umowy porozumienia, które trzeba by było wypracować w oparciu o artykuł 48 ustawy o wspólnocie węgla kamiennego z Ministrem Przemysłu, oczywiście byłoby to określone na umowie, którą zawierałyby dwie strony w czasie dodatkowym, w czasie wolnym. Natomiast zadania dla całego przemysłu byłyby planowane tak jak powiedziałem - obowiązu<text:span text:style-name="T3121">j</text:span>ący czas pracy.</text:p>
      <text:p text:style-name="P3122">I tak jak również, powiedziałem zresztą i uzasadniałem, że wybór, ponieważ nie jest to sprawa taka prosta, czas byłby na odbycie tych wszystkich dyskusji, wybranie wariantu jak pracować,<text:s/><text:span text:style-name="T3123">d</text:span>o końca czerwca 1990 roku, żeby można było od 1991 roku w zgodności z załogami górniczymi wszystkich tych, którzy będą predysponowani, upoważnieni do prowadzenia łącznie z naszym zespołem wybierze się wariant i wtedy on jako n<text:span text:style-name="T3124">aj</text:span>właściwszy, w najszerszym tego słowa znaczeniu byłby wdrażany.</text:p>
      <text:p text:style-name="P3125">Tyle w uzupełnieniu.</text:p>
      <text:p text:style-name="P3126">Przepraszam bardzo, ponieważ tu mam na tym notatki zaraz będę starał się dać to do przepisania i przekazać zaraz wszystkim stronom, z tym że jak powiedziałem niech to łącznie - ponieważ tak stawiamy sprawę - ze stanowiskiem w zakresie i systemu ekonomicznego, i finansowego, czasu pracy, zarządzania i płac, ponieważ jest to blok łącznie z sobą związany.</text:p>
      <text:p text:style-name="P3127">Tak że to przekażę, a proponowałbym<text:s/><text:span text:style-name="T3128">przejś</text:span>ć do uzasadnienia stanowisk, tak jak zresztą to padało w zakresie systemu ekonomiczno-<text:span text:style-name="T3129">fi</text:span>nansowego, struktury zarządzania i płac.</text:p>
      <text:p text:style-name="P3130">Dziękuję bar<text:span text:style-name="T3131">d</text:span>zo.</text:p>
      <text:p text:style-name="P3132"><text:span text:style-name="T3133">Prze</text:span><text:span text:style-name="T3134">wo</text:span><text:span text:style-name="T3135">dni</text:span><text:span text:style-name="T3136">cz</text:span><text:span text:style-name="T3137">ący</text:span>:</text:p>
      <text:soft-page-break/>
      <text:p text:style-name="P3138">D<text:span text:style-name="T3139">zi</text:span>ęk<text:span text:style-name="T3140">uję</text:span><text:s/>b<text:span text:style-name="T3141">ard</text:span>z<text:span text:style-name="T3142">o.</text:span></text:p>
      <text:p text:style-name="P3143"><text:span text:style-name="T3144">Ob. Pietrzyk</text:span>:</text:p>
      <text:p text:style-name="P3145">P<text:span text:style-name="T3146">r</text:span>oszę o zabranie głosu Stanisława Węglarza.</text:p>
      <text:p text:style-name="P3147"><text:span text:style-name="T3148">O</text:span><text:span text:style-name="T3149">b</text:span><text:span text:style-name="T3150">.</text:span><text:span text:style-name="T3151"><text:s/>Stanisław Węglarz</text:span>:</text:p>
      <text:p text:style-name="P3152">Panie Puszczewicz pan proponuje, aby załogi wybrały jeden z tych czterech wariantów. Mnie się wydaje, nie tylko mnie, przede wszystkim wszyscy o tym wiemy, że załogi w czasie sierpniowych strajków jednoznacznie opowiedziały się za 5-dniowym tygodniem pracy i w związku z tym schodzenie z tym z powrotem do załóg jest bezsensowne.</text:p>
      <text:p text:style-name="P3153">Dzięku<text:span text:style-name="T3154">ję</text:span>.</text:p>
      <text:p text:style-name="P3155"><text:span text:style-name="T3156">Prze</text:span><text:span text:style-name="T3157">wo</text:span><text:span text:style-name="T3158">dni</text:span><text:span text:style-name="T3159">cz</text:span><text:span text:style-name="T3160">ący</text:span>:</text:p>
      <text:p text:style-name="P3161"><text:span text:style-name="T3162">Dzi</text:span><text:span text:style-name="T3163">ę</text:span><text:span text:style-name="T3164">ku</text:span>ję<text:s/>bardzo.</text:p>
      <text:p text:style-name="P3165">Głos ma pan Ciesielski.</text:p>
      <text:p text:style-name="P3166"><text:span text:style-name="T3167">O</text:span><text:span text:style-name="T3168">b</text:span><text:span text:style-name="T3169">.</text:span><text:span text:style-name="T3170"><text:s/>Jan Ciesielski</text:span>:</text:p>
      <text:p text:style-name="P3171">Chcę zwrócić uwagę państwa na ten temat, który przewijał się w dyskusji już dużo wcześniej, o czym zauważył również pan dyrektor Ziaja, również pan dyrektor reprezentując skalników, <text:s/>kolega Stępień<text:s/><text:span text:style-name="T3172">-</text:span><text:s/>wygląda wciąż na to, że rozpatrujemy tylko to górnictwo czarne, mówiąc tutaj o kwes<text:span text:style-name="T3173">ti</text:span>i pro<text:span text:style-name="T3174">fi</text:span>lu produkcji nie wolno zapominać powiedzmy o innych gałęziach i w ślad za tym wydaje się, że spisanie tutaj tej sprawy dotyczącej tylko węgla kamiennego w zasadzie pozostałych reprezentan<text:span text:style-name="T3175">tó</text:span>w różnych branż eliminuje i nasza obecność wydaje mi się, że byłaby zbędna<text:span text:style-name="T3176">.</text:span></text:p>
      <text:p text:style-name="P3177">Dlatego mówimy i chciałbym, żeby w tych zapisach rozwiązania przyszłościowe, ekonomiczne te, które tutaj nawet są rozpatrywane dotyczące również czasu pracy dotyczyły również innych branż, g<text:span text:style-name="T3178">l</text:span>obalnie potraktowane może być górnictwo jednym z wariantów na przykład wybranym jeżeli będzie dotyczyło to węgla kamiennego, brunatnego - i to powinno być rozpisane i sądzę, że tak powinno być.</text:p>
      <text:p text:style-name="P3179">Natomiast zwracam uwagę, że obowiązuje 5-dniowy tydzień pracy i żebyśmy o tym po prostu nie zapominali. Taka moja uw<text:span text:style-name="T3180">a</text:span>ga. A niezależnie, gdyby można było objąć całe górnictwo, podobnie uchwałą 199, to praktycznie też by się nic nie stało. Jest to sądzę, że nawet byłoby pożądane.</text:p>
      <text:p text:style-name="P3181">Dziękuję.</text:p>
      <text:p text:style-name="P3182"><text:span text:style-name="T3183">Prze</text:span><text:span text:style-name="T3184">wo</text:span><text:span text:style-name="T3185">dni</text:span><text:span text:style-name="T3186">cz</text:span><text:span text:style-name="T3187">ący</text:span>:</text:p>
      <text:p text:style-name="P3188">Dziękuję bardzo. Czy jeszcze ktoś w tej sprawie? Proszę bardzo pan Pietrzyk.</text:p>
      <text:p text:style-name="P3189"><text:span text:style-name="T3190">Ob</text:span><text:span text:style-name="T3191">.</text:span><text:span text:style-name="T3192"><text:s/>A.<text:s/></text:span><text:span text:style-name="T3193">P</text:span><text:span text:style-name="T3194">ietrzyk</text:span><text:span text:style-name="T3195">:</text:span></text:p>
      <text:p text:style-name="P3196">Proszę bardzo - pan pr<text:span text:style-name="T3197">of</text:span>. Bojarski.</text:p>
      <text:p text:style-name="P3198"><text:span text:style-name="T3199">Przewodnicząc</text:span><text:span text:style-name="T3200">y</text:span><text:span text:style-name="T3201">:</text:span></text:p>
      <text:p text:style-name="P3202">Proszę - pro<text:span text:style-name="T3203">f</text:span>. Bojarski ma głos.</text:p>
      <text:p text:style-name="P3204"><text:span text:style-name="T3205">Prof. Bojarski Włodzimierz</text:span>:</text:p>
      <text:p text:style-name="P3206">Ja wysłuchałem z uwagą tych trzech propozycji i myślę, że jeżeli my je zapiszemy, tak jak pan był łaskawe dyr. Puszczewicz je zaprezentować, będziemy wracali do domu z pełną świadomością zmarnowania czasu tu spędzonego.<text:s/>Bo przecież te trzy warianty to nie jest nic innego jak to od czego zaczęliśmy rozmowę trzy tygodnie temu.</text:p>
      <text:p text:style-name="P3207">Jeżeli w wyniku trzech tygodni pracy wracamy do domu z tymi trzema wariantami i z perspektywą, że<text:s/><text:soft-page-break/>za pół roku, że za półtora roku załogi jeszcze raz do tego wrócą. To właściwie robimy wielki krok do tyłu, a nie do przodu.</text:p>
      <text:p text:style-name="P3208">Przecież załogi już się wypowiedziały, przecież już wszyscy się wypowiedzieli, wsz<text:span text:style-name="T3209">ys</text:span>cy się wypowiedzieli do końca. Tylko nikt nie zdeklarował jakiegokolwiek sposobu pojednania ze<text:s/><text:span text:style-name="T3210">s</text:span>obą. Bo po prostu utwardziliśmy się w tym, że nic się nie da zrobić albo też utwierdziliśmy się w przekonaniu, że nie chcemy nic zrobić<text:span text:style-name="T3211">.</text:span><text:s/>I to jest najbardziej przykre, że te zapasy węgla, które w kraju są - ni<text:span text:style-name="T3212">e</text:span><text:s/><text:span text:style-name="T3213">s</text:span>kłani<text:span text:style-name="T3214">aj</text:span>ą państwa do żadnej refleksji poza optowaniem za bezsensownym, bo nie zweryfikowanym przez życie zapisem jakiegoś dokumentu, planu, o którym wszyscy wiemy, że właśnie był z<text:span text:style-name="T3215">a</text:span>pi<text:span text:style-name="T3216">s</text:span>em a priori. A zimę już mamy za sobą, a zapis był robiony na jesieni, a nie na wiosnę.</text:p>
      <text:p text:style-name="P3217">Ja bym jednak proponował, żebyśmy my sobie uświadomili, że nam nie wolno wrócić do domu z niczym, że my nie możemy stanąć przed załogami i zaprezentować tego, co pan dyrektor był łaskaw powiedzieć, bo będzie to całkowite przyznanie się do fiaska.</text:p>
      <text:p text:style-name="P3218">My się tu naprawdę chyba musimy porozumieć - proszę państwa. Jeżeli państwo nie uważacie, że myśmy się spotkali po to, żeby się tu porozumieć, to mnie się wydaje, że moglibyśmy natychmiast nasze spotkanie skończyć. Jeżeli my wszystko mamy odłożyć, no mnie się wydaje, że myśmy się spotkali, ażeby wszystko załatwić, wszystko uzgodnić. Stanowiska wywoławcze są znane od pierwszego dnia.</text:p>
      <text:p text:style-name="P3219">Dziękuję za uwagę.</text:p>
      <text:p text:style-name="P3220"><text:span text:style-name="T3221">Przewodnicząc</text:span><text:span text:style-name="T3222">y</text:span><text:span text:style-name="T3223">:</text:span></text:p>
      <text:p text:style-name="P3224">Przepraszam bardzo. Czy ja mogę pana profesora prosić, ażeby pan zakończył to jakimś wnioskiem, bo pan apeluje do nas - załatwmy. Ja proszę natomiast pana profesora o skonkretyzowanie wniosku.</text:p>
      <text:h text:style-name="P3225" text:outline-level="4"><text:span text:style-name="T3226">Prof. Bojarski Włodzimierz</text:span>:<text:bookmark-start text:name="bookmark6"/><text:bookmark-end text:name="bookmark6"/></text:h>
      <text:p text:style-name="P3227">Panie ministrze<text:span text:style-name="T3228">.</text:span><text:s/>Ja uczestniczyłem w formułowaniu wniosku naszej strony. Wydaje mi się, że to jest wniosek realny i konstruktywny<text:span text:style-name="T3229">.</text:span><text:s/>Ten wniosek - po pierwsze<text:s/>- popiera<text:s/>zasady, które wszystkie strony akceptują.</text:p>
      <text:p text:style-name="P3230">Po drugie - ten wniosek uwzględniając istniejącą sytuację, którą wszyscy znamy<text:span text:style-name="T3231">,</text:span><text:s/>proponuje pewien okres przejściowy na przejście od stanu istniejącego, który wszyscy oceniamy jako negatywny, do stanu docelowego, który wszyscy zgodnie oceniamy, jako stan pozytywny.</text:p>
      <text:p text:style-name="P3232">I jest konkretna propozycja - jak przejś<text:span text:style-name="T3233">ć</text:span><text:s/>od stanu wspólnie ocenianego jako negatywny, do stanu wspólnie ocenianego jako pozytywny, wykorzystując naturalne klimatyczne warunki, jakie się nam stwarza..<text:span text:style-name="T3234">.</text:span></text:p>
      <text:p text:style-name="P3235">I stwarzając vi<text:s/><text:span text:style-name="T3236">v</text:span>ersa gospodarce narodowej pewną szansę, pewien czas 2-letni, a czas o którym my mówimy 2-letni od chwili podjęcia decyzji to przypomnijmy sobie, że jest to czas 3-letni k<text:span text:style-name="T3237">ale</text:span>nd<text:span text:style-name="T3238">arzow</text:span>y, bo chodzi o to, że jest to proces rozłożony na lata<text:s/><text:span text:style-name="T3239">19</text:span>89 - 1990<text:s/><text:span text:style-name="T3240">i</text:span><text:s/>nawet 1991<text:span text:style-name="T3241">.</text:span></text:p>
      <text:p text:style-name="P3242">Wydaje się, że jest to konstruktywna propozycja.</text:p>
      <text:p text:style-name="P3243">Jeżeli by panowie uważali, za możliwe podjęcie dyskusji o szczegółowym bilansie. I gdyby się tu udało powołać bilansowych, w co wątpię, ale biegłych bilansowych. To jak ja się znam na bilansie energetycznym od trzydziestu lat, to nie wyobrażam sobie, żebyśmy w tym bilansie nie znaleźli luzu na 10 czy 12 milionów ton to jest na 14 sobót, o które w tym roku chodzi.</text:p>
      <text:p text:style-name="P3244"><text:span text:style-name="T3245">P</text:span>rz<text:span text:style-name="T3246">yp</text:span>om<text:span text:style-name="T3247">n</text:span>ę panom<text:span text:style-name="T3248">,</text:span><text:s/>a myślę, że koledzy energetycy potwierdzą, że sta<text:span text:style-name="T3249">ty</text:span>s<text:span text:style-name="T3250">t</text:span>yka węgla w Polsce, którą<text:s/><text:soft-page-break/>GUS publikuje, to ona jest robiona z dokładnością paru milionów ton węgla. Parę milionów ton węgla - to jest wielkość niemierzalna, niezauważalna. To jest wielkość, która ginie pomiędzy fakturami zakładów górniczych a fakturami zapłaconymi przez odbiorców. I w tym marginesie właściwie pierwszy krok widzimy, pierwszy krok w tym marginesie. A drugi krok - konsekwentnie dalej. I taka jest konkretna propozycja. Dziękuję uprzejmie.</text:p>
      <text:p text:style-name="P3251"><text:span text:style-name="T3252">Prze</text:span><text:span text:style-name="T3253">wo</text:span><text:span text:style-name="T3254">dni</text:span><text:span text:style-name="T3255">cz</text:span><text:span text:style-name="T3256">ący</text:span>:</text:p>
      <text:p text:style-name="P3257">Dziękuję bardzo. Proszę według kolejności pan Moric.</text:p>
      <text:p text:style-name="P3258"><text:span text:style-name="T3259">O</text:span><text:span text:style-name="T3260">b.</text:span><text:span text:style-name="T3261"><text:s/>Moric</text:span>:</text:p>
      <text:p text:style-name="P3262">Proszę, żeby kol. Zbrzyzny zabrał głos.</text:p>
      <text:p text:style-name="P3263"><text:span text:style-name="T3264">Ob. Zbrzyzny</text:span>:</text:p>
      <text:p text:style-name="P3265">Jestem z miedzi, także. Chcielibyśmy się ustosunkować do propozycji tutaj zgłaszanych dotyczących rozwiązania, czy ustalenia 5-dniowego tygodnia pracy i prezentowanej tutaj przez stronę solidarnościowo-opozycyjną. Mianowicie chodzi o okres przejściowy do dojścia do 5-dniowego tygodnia pracy w górnictwie. Aby móc jednak ustosunkować się do tej propozycji, potrzebujemy odpowiedzieć na jedno pytanie - czy w okresie przejściowym soboty, które przewidu<text:span text:style-name="T3266">je</text:span>cie roboczymi są obligatoryjnie roboczymi czy dobrowolnie roboczymi? Dzi<text:span text:style-name="T3267">ę</text:span>kuję.</text:p>
      <text:p text:style-name="P3268"><text:span text:style-name="T3269">Prze</text:span><text:span text:style-name="T3270">wo</text:span><text:span text:style-name="T3271">dni</text:span><text:span text:style-name="T3272">cz</text:span><text:span text:style-name="T3273">ący</text:span>:<text:bookmark-start text:name="bookmark8"/><text:bookmark-end text:name="bookmark8"/></text:p>
      <text:p text:style-name="P3274">Do kogo je<text:span text:style-name="T3275">s</text:span>t to pytanie.</text:p>
      <text:p text:style-name="P3276">Ob. Zbrzyzny:<text:bookmark-start text:name="bookmark10"/><text:bookmark-end text:name="bookmark10"/></text:p>
      <text:p text:style-name="P3277">Tutaj do strony solidarnościowo-opozycyjnej.</text:p>
      <text:p text:style-name="P3278"><text:span text:style-name="T3279">Ob.<text:s/></text:span><text:span text:style-name="T3280">A.</text:span><text:span text:style-name="T3281"><text:s/>Pie</text:span><text:span text:style-name="T3282">tr</text:span><text:span text:style-name="T3283">zyk</text:span>:</text:p>
      <text:p text:style-name="P3284">Proszę kol.<text:s/><text:span text:style-name="T3285">P</text:span>iotr Polmański.</text:p>
      <text:p text:style-name="P3286"><text:span text:style-name="T3287">Ob. Polmański</text:span>:</text:p>
      <text:p text:style-name="P3288">Ja chcąc odpowiedzieć koledze tutaj, chciałbym zaznaczyć, że nie możemy cofnąć się od Porozumień Jastrzębskich, czyli nie możemy zejść poniżej dobrowolności sobót w żadn<text:span text:style-name="T3289">y</text:span>m wypadku. Tak że myślę, że tutaj odpowiedź jest jasna i precyzyjna. Nie możemy po prostu odpuścić jednej soboty, jako dni bez wydobycia, a drugie - obligatoryjnie zobowiązać załogi do fedrowania, aż tam wyprują sobie żyły za przepr<text:span text:style-name="T3290">os</text:span>zeniem. To musi być dobrowolność sobót zachowana, a my chcemy odchodzić od wydobycia w soboty tylko dlatego, że jak tu pan pro<text:span text:style-name="T3291">f</text:span>. Bojarski powiedział - mamy sprzyjający klimat i Bóg nam zsyła tę sytu<text:span text:style-name="T3292">ację</text:span><text:s/>dzisiaj zwały leżą na kopalniach, węgla jest masę i porostu można w tej rezerwie się zmieścić.</text:p>
      <text:p text:style-name="P3293"><text:span text:style-name="T3294">Przewodnicząc</text:span><text:span text:style-name="T3295">y</text:span>:</text:p>
      <text:p text:style-name="P3296">Proszę bardzo pan Pietrzyk.</text:p>
      <text:p text:style-name="P3297"><text:span text:style-name="T3298">Ob</text:span><text:span text:style-name="T3299">.</text:span><text:span text:style-name="T3300"><text:s/>A.<text:s/></text:span><text:span text:style-name="T3301">P</text:span><text:span text:style-name="T3302">ietrzyk</text:span><text:span text:style-name="T3303">:</text:span></text:p>
      <text:p text:style-name="P3304">Często tu przewija się Porozumienie Jastrzębskie. I chciałem nadmienić w kontekście tego<text:span text:style-name="T3305">,</text:span><text:s/>że nie chcielibyśmy, żeby z tymi zapisami, z tymi ustaleniami, <text:s/>które tu by miały zapaść i w konsekwencji, które by<text:s/>wysz<text:span text:style-name="T3306">ł</text:span>y z głównego<text:s/>„okrągłego stołu”, i które by były w Sejmie tym czynnikiem, który by zmieniał niektóre ustawy, stało się to samo, co się stało z Porozumieniem Jastrzębskim.</text:p>
      <text:p text:style-name="P3307">Bo cały czas twierdzimy, że raz dobrze nie rozwiązany problem uderza z potworną siłą<text:span text:style-name="T3308">.</text:span><text:s/>A my już jesteśmy zmęczeni w kopalniach i nie chcemy tych kolejnych zakrętów brać z kolei na siebie. Chcemy je<text:s/><text:soft-page-break/>pominąć.</text:p>
      <text:p text:style-name="P3309">W związku z tym apeluję, żeby te problemy, z którymi my się tu borykamy, a które nas dotyczą bezpośrednio w pracy, zostały rozwiązane całościowo, a nie połowicznie. Bo w konsekwencji to<text:s/><text:span text:style-name="T3310">prz</text:span>ynosi potem tylko i wyłącznie straty, tragedie ludzkie.</text:p>
      <text:p text:style-name="P3311">Dzięku<text:span text:style-name="T3312">ję</text:span>.</text:p>
      <text:p text:style-name="P3313"><text:span text:style-name="T3314">Przewodni</text:span><text:span text:style-name="T3315">cz</text:span><text:span text:style-name="T3316">ąc</text:span><text:span text:style-name="T3317">y</text:span>:</text:p>
      <text:p text:style-name="P3318">Panu Puszczewicz.</text:p>
      <text:p text:style-name="P3319"><text:span text:style-name="T3320">Ob. Puszczewicz</text:span>:</text:p>
      <text:p text:style-name="P3321">Ja chciałbym jeszcze słów kilka, ponieważ traktujemy wszyscy sprawę bardzo poważnie. Ponieważ mówimy, że Bóg zesłał nam takie warunki i zaoszczędziliśmy dużo węgla i mam<text:span text:style-name="T3322">y</text:span><text:s/>go dużo na zwałach, pan pro<text:span text:style-name="T3323">f.</text:span><text:s/>Bojarski był uprzejmy w sobotę powiedzieć, że szacuje tę wielkość na około 10 mln ton, jak dobrze pamiętam. Pr<text:span text:style-name="T3324">ó</text:span>bowaliśmy i dokonano określonego rachunku. I jeżeli Bóg dalej utrzyma taką sytuację atmosferyczną, jaka jest - to być może zaoszczędzimy generalnie tego węgla rzędu 3,5 do 4 mln ton. Mówię być może - ponieważ jeszcze w tymże roku zima znowu się zacznie w listopadzie i w grudniu,<text:span text:style-name="T3325"><text:s/></text:span>dopiero minęła jedna część, ale jest jeszcze druga część i są to tylko szacunki i my<text:span text:style-name="T3326">ś</text:span>lę, że byłoby bardzo dobrze, gdyby stało się tak by ta zima była lekką, byśmy mogli tego węgla zaoszczędzić jeszcze więcej. Byłoby bardzo dobrze, gdybyśmy go również nie marnotrawili, który górnicy z takim trudem wydobywają. I wydaje i się, że nie ma żadnego stanu negatywnego i nie stawiajmy sprawy na zasadzie z czym przyszliśmy na obrady z tym wychodzimy.</text:p>
      <text:p text:style-name="P3327">Uzgodniliśmy iż<text:s/><text:span text:style-name="T3328">-</text:span><text:s/>a jeszcze jedno - mówimy, że specjaliści od bilansu mogliby znaleźć wiele luzu w bilansie paliwowo-energetycznym. Zapewne byliby ci specjaliści, którzy nie znajdą tego luzu i jak się orientujemy są te opracowania, zresztą robione przez wsz<text:span text:style-name="T3329">ys</text:span>tkich,<text:s/><text:span text:style-name="T3330">je</text:span>dnoznacznie świadczące o tym, że jesteśmy w kryzysie paliwowo-energetycznym. Są także i te opracowania, gdzie z jednej strony mówimy nie rozwijać energetyki jądrowej, rozwijać energetykę w kraju na paliwie konwenc<text:span text:style-name="T3331">j</text:span>onalnym, na paliwie stałym. Tych opracowa<text:span text:style-name="T3332">ń</text:span><text:s/>jest bardzo dużo i z jednej, i z drugiej strony. Mądrością naszą i powinnością chyba jest by wybrać to co n<text:span text:style-name="T3333">aj</text:span>wartościowsze<text:span text:style-name="T3334">.</text:span><text:s/>I dlatego to co prezentowałem w imieniu n<text:span text:style-name="T3335">a</text:span>s jest sprawą olbrzymiej wagi już że będziemy planowa<text:span text:style-name="T3336">l</text:span>i wydobycie węgla kamiennego, jeżeli oczywiście my dajemy inspiracje do tego jako Podzespół do spraw Górnictwa Okrągłego Stołu, oczywiście będzie to musiało by<text:span text:style-name="T3337">ć</text:span><text:s/>i p<text:span text:style-name="T3338">r</text:span>zyjęte i mam nadzieję, że będzie przyjęte inspiracje do tego, by planować wydobycie węgla w obowiązującym czasie i założeniach techniczno-ekonomicznych.</text:p>
      <text:p text:style-name="P3339">Na dzisiaj planowaliśmy to co<text:s/><text:span text:style-name="T3340">ws</text:span>zyscy wiemy, łącznie 98<text:span text:style-name="T3341">%</text:span><text:s/>ZTE z wydobyciem w soboty. Określając jednocześnie tę pracę na zasadach dobrowolności<text:span text:style-name="T3342">,</text:span><text:s/>stąd uchwała 199<text:span text:style-name="T3343">.</text:span></text:p>
      <text:p text:style-name="P3344">Dzisiaj jest wniosek, a zatem jest to olbrzymi już krok do przodu planowania tego wydobycia tylko w obowiązującym czasie pracy. Natomiast pozostała część, przy wyborze obojętnie jakiego<text:s/>wariantu -<text:s/>jeszcze raz powiem - a może zupełnie innego, który w wyniku inspiracji wypływającej z obrad naszego zespołu do spraw górnictwa się urodził, a może pogłębione studia, w co ja osobiście nie wierzę udowodnią, że tego węgla nie będzie nam potrzeba więcej po 1990 roku, w co nie wierzę.</text:p>
      <text:p text:style-name="P3345">I dlatego uważam, że wola uzgodnienia jest, doskonale wszyscy jako fachowcy w dziedzinie górnictwa, ale i bilansu paliwowo-energetycznego i wielu innych spraw wiemy, że podjąć decyzji dzisiaj - od zaraz, w<text:s/><text:soft-page-break/>tej sprawie z jej mocą natychmiastowego wdrożenia ani nie możemy, ani jako Podzesp<text:span text:style-name="T3346">ó</text:span>ł do spraw Górnictwa, ani nierealne jest to z punktu widzenia techniczno-ekonomicznego, z punktu widzenia odbiorców. Dzisiaj my tym stanowiskiem, że będziemy planowa i obowiązujący czas pracy mówimy, że to nie będzie w planie już 190 mln ton węgla, ale mówimy, że go będzie odpowiednio mniej, szacuję licząc z obowiązującego czasu pracy, że będzie to około 160 mln ton węgla. Jest to już olbrzymi nasz krok i nie wiemy, my będziemy wybierali wariant zawsze co jest zaproponowane, że ten wariant będzie musiał usatysfakcjonować załogi górnicze.</text:p>
      <text:p text:style-name="P3347">Mamy duży znak zapytania w tym czy s<text:span text:style-name="T3348">atys</text:span>fak<text:span text:style-name="T3349">cj</text:span>onują one załogi górnicze, czy na zasadzie dobrowolności czy innej, ile tych z załóg górniczych zgodzi się i podejmie pracę. Czyli my już de facto do bilansu wprowadzamy trzy akceptac<text:span text:style-name="T3350">j</text:span>e consensusu o jakże pomni<text:span text:style-name="T3351">ej</text:span>szoną wielkość wydobycia, ale mając świadomość na dzisiaj - że tego wydobycia węg<text:span text:style-name="T3352">l</text:span>a nam potrzeba.</text:p>
      <text:p text:style-name="P3353">Oczywiście jest i koncepcja, którą uwzględniamy stopniowego dochodzenia do wolnych sobót. Każdy wariant jest przyjęty. Razem je zebraliśmy i wydaje się, że używam<text:span text:style-name="T3354">y</text:span><text:s/><text:span text:style-name="T3355">s</text:span>formułowania wszystkie załogi górnicze zaakceptowały tylko i wył<text:span text:style-name="T3356">ą</text:span>cznie 5-dniowy tydzie<text:span text:style-name="T3357">ń</text:span><text:s/>pracy w górnictwie. Załogi nasze dobrowolnie także pracują dzisiaj w soboty, by wydobyć niezbędny węgiel, węgiel potrzebny i nie tylko gospodarce narodowej i dlatego nie jest to takie jednolite stanowisko, jednolite stanowisko nas jako specjalistów, jednolita inspiracja, że ten problem, nabrzmiały problem, dyskutowany problem wielokrotnie należy rozwiązać i rozwiązujemy go, określamy przedział czasu, w jakim chcemy go rozwiązać i określamy termin, w jakim wybór najlepszego rozwiązania chcemy wdrożyć. Chyba wiele robiły i te kroki do przodu pokonujemy.</text:p>
      <text:p text:style-name="P3358">Dziękuję bardzo<text:span text:style-name="T3359">.</text:span></text:p>
      <text:p text:style-name="P3360"><text:span text:style-name="T3361">Przewodni</text:span><text:span text:style-name="T3362">cz</text:span><text:span text:style-name="T3363">ący</text:span>:</text:p>
      <text:p text:style-name="P3364">Dziękuję bardzo.</text:p>
      <text:p text:style-name="P3365"><text:span text:style-name="T3366">O</text:span><text:span text:style-name="T3367">b.</text:span><text:span text:style-name="T3368"><text:s/></text:span><text:span text:style-name="T3369">P</text:span><text:span text:style-name="T3370">ietrzyk</text:span>:</text:p>
      <text:p text:style-name="P3371">Proszę o zabranie głosu pana Tomasza Stankie<text:span text:style-name="T3372">wi</text:span>cza.</text:p>
      <text:p text:style-name="P3373"><text:span text:style-name="T3374">Ob</text:span><text:span text:style-name="T3375">.</text:span><text:span text:style-name="T3376"><text:s/>Tomasz Stankiewicz</text:span>:</text:p>
      <text:p text:style-name="P3377">Ja nie rozumiem dlaczego pan Puszczewicz uchylił się od odpowiedzi na pytanie naszego przewodniczącego Pietrzyka co rząd ma bronić, co rząd chce bronić, którego z tych stanowisk. Muszą być jasno zarysowane stanowiska, aby m<text:span text:style-name="T3378">i</text:span>ędzy nimi było możliwe zbliżenie i trzeba jasno zaprezentować - my bronimy to, wy bronicie tego i spróbujemy jakoś się dogadać. Efekt będzie<text:s/><text:span text:style-name="T3379">t</text:span>aki, że albo się dogadamy, opracujemy wspólne stanowisko, możliwy też jest, nie wiem czemu pan tego... to na myśl nie przychodzi - możliwe jest też, że pozostaniemy przy swoim i zapiszemy rozbieżne stanowiska.</text:p>
      <text:p text:style-name="P3380">Oczywiście lepsze by było to pierwsze, dogadanie się. Ale trzeba zarysowa<text:span text:style-name="T3381">ć</text:span><text:s/>swoje stanowisko, żeby obydwie opcje były możliwe. I ja myślę, żeby się dogadać, to może dobrze by było powołać jakiś mały, niewielki zespół, który<text:s/>by wypróbował nawzajem możliwości zbliżen<text:span text:style-name="T3382">i</text:span>a, bo chyba w tak dużym zespole to jest trudne.</text:p>
      <text:p text:style-name="P3383">Dziękuję bardzo.</text:p>
      <text:p text:style-name="P3384"><text:span text:style-name="T3385">Przewodniczący</text:span>:</text:p>
      <text:p text:style-name="P3386">Dziękuję panu bardzo.</text:p>
      <text:soft-page-break/>
      <text:p text:style-name="P3387">Kto jeszcze z państwa?</text:p>
      <text:p text:style-name="P3388"><text:span text:style-name="T3389">Pan Pietrzyk</text:span>:</text:p>
      <text:p text:style-name="P3390">Proszę o zabranie głosu przez pana Jana Lityńskiego.</text:p>
      <text:p text:style-name="P3391"><text:span text:style-name="T3392">Ob. Jan Lityński</text:span>:</text:p>
      <text:p text:style-name="P3393">Ja przyznam się, że jestem trochę przerażony tą sytuacją, dlatego, że może z powodu mojego kompletnego braku [nieczytelne], może ja nie zrozumiałem tego co pr<text:span text:style-name="T3394">op</text:span>onuje<text:span text:style-name="T3395"><text:s/></text:span>pan Puszczewicz. Natomiast pan Puszczewicz proponuje teraz dyskusję nad modelem górnictwa w przyszłych la<text:span text:style-name="T3396">t</text:span>ach. Tymczasem problem górnictwa został bardzo w ten sposób postawiony w roku 1989, w czasie strajków j<text:span text:style-name="T3397">as</text:span>trzębskich zostało podpisane jakieś porozumienie i wydawało się, że przez te 8 lat rząd jest w stanie wypracować jakiś model, który nas zbliżył do P<text:span text:style-name="T3398">o</text:span>r<text:span text:style-name="T3399">o</text:span>zumień Jastrzębskich<text:span text:style-name="T3400">.</text:span><text:span text:style-name="T3401"><text:s/></text:span>A teraz okazuje się, że trzeba r<text:span text:style-name="T3402">o</text:span>z<text:span text:style-name="T3403">po</text:span>cząć dyskusję nad tym modelem i rozpocznie się dyskusje nad tym modelem w którym nie wiadomo jaka będzie sytuacja polityczna i w którego rezultacie zako<text:span text:style-name="T3404">ń</text:span>czymy<text:s/><text:span text:style-name="T3405">to</text:span>. Ja nie chcę naprawdę straszyć, dlatego że ja uważam, że strajków w górnictw<text:span text:style-name="T3406">i</text:span>e się nie robi, strajki wybuchają same. I skończymy znowu z jakimś okresem strajków, który przyniesie jakieś ogromne rzeczywiście straty.</text:p>
      <text:p text:style-name="P3407">Dlatego, że byłby to okres nieczynnych kopalń i co dalej? Co za 25 lat, co za 50<text:span text:style-name="T3408">%</text:span>. Ten model powinien być przyniesiony przez panów, pokazany jak panowie to sobie wyobrażają, n<text:span text:style-name="T3409">at</text:span>omiast panowie mówiąc ciągle o tej konieczności wydobycia, panowie tworzą fikcje - i moim zdaniem - w propozycji pana kryje się ta fikcja, bo panowie mówią dobrowolność pracy w sobotę, a jednocześnie niezbędność wydobycia 30 milionów ton, co oznacza w praktyce jakieś metody przymuszania górników, obojętnie jakie, mogą to być bardziej brzydkie lub mniej brzydkie, ale to są metody przymuszania, bo skoro jest - ja nie wiem skąd jest te 190 milionów ton, ale czy to też nie jest z tego... czy panowie naprawdę nie pracowali nad wypracowaniem tego od decyzji, to posłowie tak wymyślili to?</text:p>
      <text:p text:style-name="P3410">Jestem przerażony, dlatego że prof. Bojarski, pan prof. Kłaczek powinni siedzieć po waszej stronie i argumentować modelowo właśnie<text:span text:style-name="T3411">.</text:span><text:s/>Dlaczego oni siedzą po naszej stronie? Dlatego, że wyście przez 8 lat te<text:span text:style-name="T3412">g</text:span>o modelu nie wypracowali, że wyście - nie zrobili nic, że wy ter<text:span text:style-name="T3413">a</text:span>z<text:span text:style-name="T3414"><text:s/></text:span>zaczynacie się zastanawiać nad tym co będzie za 2,5 roku. Usiądźmy wreszcie nad konkretnymi propozycjami i rozpatrujmy je, i zróbmy tak, aby panowie wyszli z tym modelem, który będzie modelem likwidującym ten stary system. Ja nie rozumiem, jak tak można w ogóle rozmawiać. Cztery propozycje które mam przedstawić załogom górniczym. Załogom górniczym nie przedstawia się czterech propozycji, tylko załogi górnicze wybiorą właśnie poprzez życie, ale nie można na nic niczego wymuszać. Naprawdę ja jestem kompletnie przerażony i tak samo jestem przerażony wypowiedzią dyrektora od miedzi. Dlatego, że dyrektor od miedzi mówi wypracujmy wspólne stanowisko dla całego górnictwa, zasłaniając się górnictwem miedziowym. Nie proponuje żadnego wyjścia nawet w górnictwie miedziowym, które mogłoby być<text:s/><text:span text:style-name="T3415">p</text:span>ewnym no<text:span text:style-name="T3416"><text:s/></text:span>modelem dla g<text:span text:style-name="T3417">ó</text:span>rnict<text:span text:style-name="T3418">w</text:span>a w<text:span text:style-name="T3419">ę</text:span>glo<text:span text:style-name="T3420">w</text:span>e<text:span text:style-name="T3421">g</text:span>o. T<text:span text:style-name="T3422">ak</text:span><text:s/><text:span text:style-name="T3423">ż</text:span>e my<text:s/><text:span text:style-name="T3424">s</text:span>ię zupełnie zatrzymujemy w miejscu, bo będziemy się tak nawzajem zasłaniali, Sejm będzie się zasłaniał panami, a panowie Sejmem, miedź w<text:span text:style-name="T3425">ęg</text:span>lem i staniemy w mie<text:span text:style-name="T3426">js</text:span>cu, i wyjdziemy z tego z niczym<text:span text:style-name="T3427">.</text:span></text:p>
      <text:p text:style-name="P3428">Bardzo przepraszam, że się tak zdenerwowałem, ale to naprawdę jest przeraż<text:span text:style-name="T3429">aj</text:span>ące.</text:p>
      <text:p text:style-name="P3430"><text:span text:style-name="T3431">Przewodniczą</text:span><text:span text:style-name="T3432">cy</text:span>:</text:p>
      <text:p text:style-name="P3433">Głos ma pan Puszczewi<text:span text:style-name="T3434">cz</text:span>.</text:p>
      <text:p text:style-name="P3435"><text:span text:style-name="T3436">Ob. Edward Puszczewicz</text:span>:</text:p>
      <text:soft-page-break/>
      <text:p text:style-name="P3437">Ja chciałby odpowiedzieć w dwóch zdaniach. Mówimy o modelu, natomiast dyskutujemy czas pracy, jeden z elementów, dlatego proponowałbym próbować szukać zapisów w tych podstawowych sprawach, które również pierwszego dnia w wystąpieniach panów zarówno czas pracy, system ekonomiczno-finansowy, płace i struktury były stawiane jako te n<text:span text:style-name="T3438">aj</text:span>istotniejsze problemy.</text:p>
      <text:p text:style-name="P3439">Muszę powiedzieć, że grupa specjalistów profesorów z różnych stron - strony przedstawiające nie <text:s/>tylko strony rządowe - działająca pod auspicjami Rady Głównej PTE, odbyła już ileś dyskusji, są opracowania nad wypracowaniem nowego, bo to nie tylko dzisiaj mówimy, systemu ekonomiczno-finansowego obowiązującego w górnictwie, a jak te prace - nie mogą być zakończone, doskonale się orientujemy, w przeciągu tygodnia, miesiąca, zresztą to nie jest nasze zdanie jako tych, którzy pracują w górnictwie, ale n<text:span text:style-name="T3440">aj</text:span>w<text:span text:style-name="T3441">yb</text:span>itni<text:span text:style-name="T3442">ejs</text:span>zych ekonomistów u nas pracujących w kraju. Jeżeli spojrzymy, że te prace są zawansowane, jeżeli do tego dołożymy, że będziemy proponowali wspólne wprowadzenie do prac tych zespołów tu przedstawi<text:span text:style-name="T3443">ci</text:span>eli obrad naszego Okrągłego Stołu do spraw górnictwa, to wówczas spojrzymy na to, że dążymy do wypracowania nowego modelu, który chcielibyśmy, żeby zaczął nam funkcjonować od 1991 roku. Całościowo, z nowym systemem ekonomic<text:span text:style-name="T3444">z</text:span>no-<text:span text:style-name="T3445">fi</text:span>nansowym, z tego systemu będzie wychodziła struktura, zarządzenie i struktura, będzie wypływał czas pracy, określimy potrzeby i jest to kwestia pracy nad tym modelem - pracy, która jest zaawansowana.</text:p>
      <text:p text:style-name="P3446">Natomiast wypowiadaliśmy się do tej pory tylko w sprawie czasu pracy i potwierdzamy konieczność przygotowan<text:span text:style-name="T3447">i</text:span>a tego modelu funk<text:span text:style-name="T3448">cjo</text:span>nowania polskiego górnictwa. Opracowania rzetelnego, pełnej zgodności w tym zakresie, dającego satysfakcję załogom, pracującego w określonych realiach reformy, w nowym systemie ekonomiczno-<text:span text:style-name="T3449">fi</text:span>nansowym, uwzględni<text:span text:style-name="T3450">aj</text:span>ącego wszystkie te problemy, o których my tu mówiliśmy i jest to wydaje mi się sprawa consensusu i w tym jesteśmy zgodni, że on musi być.</text:p>
      <text:p text:style-name="P3451">Czy on może być przedstawiony jutro, pojutrze, za miesiąc? Nie, nam n<text:span text:style-name="T3452">aj</text:span>wybitnie<text:span text:style-name="T3453">js</text:span>i profesorowie powiedzieli kierunki, zakończenie prac nad kierunkami będą gotowe w pr<text:span text:style-name="T3454">z</text:span>eciągu pół roku, a następnie prace inżynierskie, żeby to przeprowadzić - przedstawić do dyskusji, a zatem szacujemy - trzeba rok do półtora roku, żeby dojść do tego systemu i wówczas go będziemy mieli i to będzie model, który wynika z tego co się dzieje, wynika z potrzeby porozumienia się, wynika z potrzeby by było lepiej nie tylko w górnictwie, ale i w kraju.</text:p>
      <text:p text:style-name="P3455">Dziękuję bardzo.</text:p>
      <text:p text:style-name="P3456"><text:span text:style-name="T3457">Przewodnicząc</text:span>y:</text:p>
      <text:p text:style-name="P3458">Dzi<text:span text:style-name="T3459">ę</text:span>kuję bardzo czy jeszcze ktoś z państwa pragnie zabrać głos?</text:p>
      <text:p text:style-name="P3460"><text:span text:style-name="T3461">Pn</text:span><text:span text:style-name="T3462">.</text:span><text:span text:style-name="T3463"><text:s/>Pietrzyk</text:span>:</text:p>
      <text:p text:style-name="P3464">Tak się akurat składa, że dzisiaj nasza strona bierze cały ten ciężar, ale myślę, że te role zmienią się jutro. Proszę o zabranie głosu - od razu dwóch mówców zapowiem - Grzegorza Stawskiego i pana Piot<text:span text:style-name="T3465">ro</text:span>wskiego.</text:p>
      <text:p text:style-name="P3466"><text:span text:style-name="T3467">Grze</text:span><text:span text:style-name="T3468">g</text:span><text:span text:style-name="T3469">o</text:span><text:span text:style-name="T3470">rz</text:span><text:span text:style-name="T3471"><text:s/>Stawski</text:span>:</text:p>
      <text:p text:style-name="P3472">Ja chciałbym, żeby znowu tę dyskusją w jakiś sposób uporządkować, chciałbym zwrócić uwagę państwa na propozy<text:span text:style-name="T3473">cj</text:span>e, która z n<text:span text:style-name="T3474">as</text:span>zej strony wypłynęła przed chwilą, to znaczy żeby w tę dyskusję, w tej chwili pchnąć w kierunku powołania ewentualnie grupy, zespołu, podzespołu,<text:s/><text:span text:style-name="T3475">k</text:span>tóry by po prostu znalazł rozwiązanie w tej sytuacji czasu pracy, a swoją drogą tu do pana Puszczewicza, pan jak gdyby potwierdził<text:s/><text:soft-page-break/>naszą dotychcz<text:span text:style-name="T3476">as</text:span>ową teorię, że te 8 lat zostały zmarnowane, twierdząc, że system organizacyjny górnictwa i wszystko co ma być w przyszłości jest dopiero w tej chwili opracowywane.</text:p>
      <text:p text:style-name="P3477">D<text:span text:style-name="T3478">zi</text:span>ękuję.</text:p>
      <text:p text:style-name="P3479"><text:span text:style-name="T3480">Prze</text:span><text:span text:style-name="T3481">wo</text:span><text:span text:style-name="T3482">dniczący</text:span>:</text:p>
      <text:p text:style-name="P3483">Głos ma pan Piotrowski.</text:p>
      <text:p text:style-name="P3484"><text:span text:style-name="T3485">Ob. Lesz</text:span><text:span text:style-name="T3486">e</text:span><text:span text:style-name="T3487">k Piotrowski</text:span>:</text:p>
      <text:p text:style-name="P3488">Ja mam<text:s/><text:span text:style-name="T3489">do</text:span><text:s/><text:span text:style-name="T3490">do</text:span>dania, to co powiedział pan dr Stankiewicz i w tej chwili mój przedmówca Grzegorz Stawski chciałem uzupełnić propozycją taką, żeby rozbić te trzy tematy na trzy zespoły, mianowicie tak bym to widział - czas pracy jedna strona daje trzech lub czterech przedstawicieli do grupy roboczej. Dalej - struktury pośrednie to samo, po trzy osoby z każdej strony negocjującej i one pracują nad tym tematem, system finansowo- ekonomicznym kopalń. Trzeci temat i też taki sam zespół. I tylko w ten sposób możemy się posunąć do przodu, bo inaczej się zagadamy na śmierć<text:span text:style-name="T3491">,</text:span><text:s/>przy tym stole nad przeróżnymi koncepcjami, rzeczy które są jasne i już omówione, na przykład czas pracy ciągnie się przez wszystkie terminy.</text:p>
      <text:p text:style-name="P3492">I chyba dosyć już żeśmy sobie na ten temat powiedzieli.<text:s/></text:p>
      <text:p text:style-name="P3493">Dziękuję.</text:p>
      <text:p text:style-name="P3494"><text:span text:style-name="T3495">Prze</text:span><text:span text:style-name="T3496">wo</text:span><text:span text:style-name="T3497">dniczący</text:span>:</text:p>
      <text:p text:style-name="P3498"><text:span text:style-name="T3499">D</text:span>zięk<text:span text:style-name="T3500">uj</text:span>ę<text:span text:style-name="T3501">.</text:span></text:p>
      <text:p text:style-name="P3502">Głos ma pan. Moric<text:span text:style-name="T3503">.</text:span></text:p>
      <text:p text:style-name="P3504"><text:span text:style-name="T3505">Ob. R</text:span><text:span text:style-name="T3506">aj</text:span><text:span text:style-name="T3507">mund Moric</text:span>:</text:p>
      <text:p text:style-name="P3508">Proszę Państwa! Naprawdę jak widzę, nie rozumiecie strony, którą ja reprezentuję. Tej strony stołu. Tego czego teraz w propozycjach było powiedziane, powołanie zespołu przypomnę powiedziałem o godzinie 13<text:span text:style-name="T3509">.</text:span>30 tu na tej sali.<text:s/><text:span text:style-name="T3510">I</text:span><text:s/>proszę nie posądzam przynajmniej tej strony stołu o<text:s/><text:span text:style-name="T3511">g</text:span>adulstwo. Zaprezentowaliśmy jednoznacznie swoje stanowisko. Oczywiście nie chcąc przedłużać tutaj gadulstwa nie motywowaliśmy bardzo dogłębnie, bo mamy umotywowanie, że takie rozwiązanie byłoby optymalne. Ale ponieważ proponow<text:span text:style-name="T3512">al</text:span>iśmy, wiemy, że takich rzeczy nie robi się przy tak dużym gremium, bo jest zbyt dużo pomysłów, każdy chce coś powiedzieć, skomentować, odpowiedzieć, odpowiedzieć i to trwa, a my przynajmniej ja jako górnik cholernie szanuję czas, dlatego chcą powiedzieć, że w pełni popieram powołanie tego zespołu, mamy przedstawiciela do tego zespołu już przygotowanego od 4 godzin<text:s/><text:span text:style-name="T3513">i</text:span><text:s/>sądzę, że to jest jedyne rozsądne wyjście, żeby tam sobie powiedzieli, każda ze stron jakie są argumenty za lub przeciw, takim czy innym rozwiązaniom. I jeżeli dojdą do wspólnego wniosku te osoby, które będą w tym zespole, że można przyjąć wspólne rozwiązanie, to je zapiszą. Jeżeli stwierdzą, że nie ma wspólnego, to będzie modyfik<text:span text:style-name="T3514">a</text:span>cja i różne stanowiska w tym temacie. Oby oczywiście się dogadano.</text:p>
      <text:p text:style-name="P3515">Ja rozumiem w tym temacie czasu pracy, ponieważ, dlatego że pozostałe tematy nie zostały jeszcze sprecyzowane przez naszą stronę, ale panów też z tego co rozumiem. Tu ze strony rządowej była próba w sprawach struktur powiedzenia, ale myśmy jeszcze nie zaprezentowali swojego<text:span text:style-name="T3516"><text:s/></text:span>stano<text:span text:style-name="T3517">wis</text:span>ka.</text:p>
      <text:p text:style-name="P3518">Dziękuję bardzo.</text:p>
      <text:p text:style-name="P3519"><text:span text:style-name="T3520">Przewodnicząc</text:span><text:span text:style-name="T3521">y</text:span>:</text:p>
      <text:p text:style-name="P3522">D<text:span text:style-name="T3523">z</text:span>ięku<text:span text:style-name="T3524">ję.</text:span></text:p>
      <text:p text:style-name="P3525">Więc panowie mam takie pytanie, czy bierzemy wsz<text:span text:style-name="T3526">ys</text:span>tkie trzy tematy i czy do każdego oddzielnie?</text:p>
      <text:soft-page-break/>
      <text:p text:style-name="P3527"><text:span text:style-name="T3528">O</text:span><text:span text:style-name="T3529">b</text:span><text:span text:style-name="T3530">.</text:span><text:span text:style-name="T3531"><text:s/>Pietrzyk</text:span><text:span text:style-name="T3532">:</text:span></text:p>
      <text:p text:style-name="P3533"><text:span text:style-name="T3534">J</text:span>a już tak wybiegam trochę do przodu, jako że zaraz rano żeśmy się zwracali o stanowisko strony koalicyjno-rządow<text:span text:style-name="T3535">ej</text:span><text:s/>i dobrze by było, że to co stało się przez pół godziny, ta prezentacja tych wariantów, to znaczy to stanowisko, żeby było w tych innych tematach od razu, wyeksponowane, wtedy wiemy na czym stoimy, wiemy czego się możemy spodziewać.<text:s/><text:span text:style-name="T3536">Ż</text:span>eb<text:span text:style-name="T3537">y</text:span><text:s/><text:span text:style-name="T3538">t</text:span>o następowało, bo gdyby to nastąpiło rano, prawdopodobnie już ta grupa robocza byłaby dawno powołana, z tym że my nie jesteśmy za połączeniem tych tematów, jesteśmy za rozbiciem. Oczywiście struktury, a system finansowo-ekonomiczny kopali może być w jakimś połączeniu, może być, oczywiście, ale czasu pracy nie chcielibyśmy łączyć ze strukturami i z systemem<text:s/><text:span text:style-name="T3539">fi</text:span>nansowo-ekonomicznym<text:s/><text:span text:style-name="T3540">i</text:span><text:s/>jesteśmy za jak najszybszym powołaniem tej grupy roboczej odnośnie czasu prac<text:span text:style-name="T3541">y.</text:span></text:p>
      <text:p text:style-name="P3542">Mam wniosek natury formalnej, żeby zrobić 10 minut przerwy, bo ja widzę, że każdy zespół wyczuwam to, chciałby sobie przedyskutow<text:span text:style-name="T3543">ać</text:span><text:s/>to co się wydarzyło w ostatniej godzinie czasu<text:span text:style-name="T3544">.</text:span></text:p>
      <text:p text:style-name="P3545">Dziękuję.</text:p>
      <text:p text:style-name="P3546"><text:span text:style-name="T3547">Prze</text:span><text:span text:style-name="T3548">wo</text:span><text:span text:style-name="T3549">dniczący</text:span>:</text:p>
      <text:p text:style-name="P3550">Ogłaszam 10 minut przerwy.</text:p>
      <text:p text:style-name="P3551">/Przerwa/.</text:p>
      <text:p text:style-name="P3552"/>
      <text:p text:style-name="P3553">/Po przerwie/.</text:p>
      <text:p text:style-name="P3554"><text:span text:style-name="T3555">Przewodniczący</text:span>:</text:p>
      <text:p text:style-name="P3556">Wznawiamy obrady.</text:p>
      <text:p text:style-name="P3557">Panowie prosili o przerwę, czy jest jakieś stanowisko, czy chcecie zabrać w tej chwili głos, cz<text:span text:style-name="T3558">y</text:span><text:s/>przystęp<text:span text:style-name="T3559">uje</text:span>my<text:s/>do powołania zespołów.</text:p>
      <text:p text:style-name="P3560"><text:span text:style-name="T3561">Ob. Pietrzyk</text:span>:</text:p>
      <text:p text:style-name="P3562">Przystępujemy do powołania zespołów.</text:p>
      <text:p text:style-name="P3563"><text:span text:style-name="T3564">Przewodniczący</text:span>:</text:p>
      <text:p text:style-name="P3565">Ze strony koalicyjno-rządow<text:span text:style-name="T3566">ej<text:s/></text:span>proponujemy pana Klonowskiego, pana B<text:span text:style-name="T3567">ą</text:span>ka i pana Bema.</text:p>
      <text:p text:style-name="P3568"><text:span text:style-name="T3569">Ob. Pietrzyk</text:span>:</text:p>
      <text:p text:style-name="P3570">Strona<text:s/><text:span text:style-name="T3571">„</text:span>Solidarności<text:span text:style-name="T3572">”</text:span><text:s/>Węglarz - przewodniczący, Polmański, Piotrowski.</text:p>
      <text:p text:style-name="P3573"><text:span text:style-name="T3574">Ob. Moric</text:span>:</text:p>
      <text:p text:style-name="P3575"><text:span text:style-name="T3576">S</text:span>trona OPZZ pan Peterko i pan Rupala.</text:p>
      <text:p text:style-name="P3577"><text:span text:style-name="T3578">Przewodniczący</text:span>:</text:p>
      <text:p text:style-name="P3579">Dzięku<text:span text:style-name="T3580">ję</text:span><text:s/>bardzo.</text:p>
      <text:p text:style-name="P3581">Ja chciałbym, jeżeli mogę zabrać jeszcze w tej sprawie głos - zanim przejdziemy do tego tematu - do kolejnego tematu prosić, aby zespół przystąpił od razu do pracy, to jest pierwsza sprawa, a druga sprawa - żeby wziął wszystkie te za i przeciw i chcę tutaj podkreślić, no nie zabierałem głosu przez chwilę, my opracowu<text:span text:style-name="T3582">j</text:span>emy<text:s/>nie tylko dla załóg, ale i dla rządu impulsy<text:span text:style-name="T3583">.</text:span><text:s/>I chcę, żeby państwo też wzięli pod uwagę tę propozycje, które strona rządowa wysuwała, między innymi co jest pomijane, żeby zrezygnować - może inaczej, że w tym roku jest CPR zatwierdzony i każda nasza zmiana musi być pociągnięta za sobą i to trzeba napisać, zmianę CPR. Dla<text:span text:style-name="T3584">t</text:span>ego stawiamy rok 19<text:span text:style-name="T3585">9</text:span>0 - dlatego, że chcemy uszanować Sejm, który<text:s/><text:soft-page-break/>zatwierdził NPSG do 1990 roku i chcieliśmy to przedłożyć i rządowi, i Sejmowi, żeby od 1990 roku te wszystkie sprawy wzi<text:span text:style-name="T3586">ą</text:span>ł pod uwagę w planowaniu.</text:p>
      <text:p text:style-name="P3587">Jeszcze raz tutaj podkreślam, że nie górnicy występuj<text:span text:style-name="T3588">ą</text:span><text:s/>z ilością węgla, tylko centrum w<text:span text:style-name="T3589">ys</text:span>tępuje do górników ile górnicy mają wydobyć. Żeby tu nie było między nami nieporozumieni<text:span text:style-name="T3590">a.</text:span><text:s/>Jeżeli tak, proszę uprzejmie.</text:p>
      <text:p text:style-name="P3591"><text:span text:style-name="T3592">O</text:span><text:span text:style-name="T3593">b</text:span><text:span text:style-name="T3594">.</text:span><text:span text:style-name="T3595"><text:s/>Moric</text:span>:</text:p>
      <text:p text:style-name="P3596">Panie przewodniczący! Panowie W<text:span text:style-name="T3597">s</text:span>półprzewodniczący! Szanowni Państw<text:span text:style-name="T3598">o</text:span>!</text:p>
      <text:p text:style-name="P3599">Powiedzmy sobie prawdę, nie stąpajmy trochę w obłokach. Prawdą jest miejmy tę świadomość, że zasady<text:s/><text:span text:style-name="T3600">do</text:span>browolnoś<text:span text:style-name="T3601">ci,</text:span><text:s/>które w tej chwili funkcjonują w górnictwie na mocy tego naszego porozumienia, na pewno odb<text:span text:style-name="T3602">ij</text:span>ą się na wielkości produkcji i trzeba mieć tego świadomość.<text:s/>I w tym układzie gdybyśmy to nie zamarkowali w naszym<text:span text:style-name="T3603"><text:s/></text:span>stanowisku, w jakim zakresie,<text:s/><text:span text:style-name="T3604">a</text:span>no w tym, że należy ewentualnie dokonać zmiany CPR w zakr<text:span text:style-name="T3605">e</text:span>sie wielkości wydobycia, będzie oszukiwaniem się wzajemnym. Z praktyki sejmow<text:span text:style-name="T3606">ej</text:span><text:s/>wiem że CPR jak i plan NPSG jest wielokroć rewidowany w ciąg roku i w tym układzie jednak bym proponował, żeby zamarkować w tym naszym wspólnym stanowisku, że biorąc pod uwagę rozwiązania, które już na tę porę są, a mogą spowodować pewne zmiany w w<text:span text:style-name="T3607">yd</text:span>obyciu, powinny być w CPR potem uzna<text:span text:style-name="T3608">n</text:span>e za zgodne z prawem, ponieważ przy braku takiego uznania będą cierpiały załogi między innymi, ponieważ niewykonanie CRP to jest niewykonanie planu i z tym się nieraz wiążą pewne sprawy związane z zyskiem, z funduszami premiowymi i innymi pochodnymi.</text:p>
      <text:p text:style-name="P3609">Dlatego bałbym się bardzo, żeby tego nie zawalić, bo możemy wtedy zrobić niedźwiedzią przysługę niechcący<text:s/><text:span text:style-name="T3610">ws</text:span>zyscy naszym załogom. Dlatego bym optował, żeby ewentualnie jednak zamarkować to o konieczności zmiany CPR - jeżeli obecnie stosowane, czy następne jakie będą spowodują zmianę w<text:span text:style-name="T3611">yd</text:span>obycia.</text:p>
      <text:p text:style-name="P3612">Dziękuję bardzo.</text:p>
      <text:p text:style-name="P3613"><text:span text:style-name="T3614">P</text:span><text:span text:style-name="T3615">rz</text:span><text:span text:style-name="T3616">ewodnicząc</text:span><text:span text:style-name="T3617">y</text:span>:</text:p>
      <text:p text:style-name="P3618">Dziękuję bardzo panu Moricowi.</text:p>
      <text:p text:style-name="P3619">Ja myślę, że zespół może przystąpić do pracy natomiast proponuję, żebyśmy przeszli do kolejnego tematu to jest system finansowo-ekonomiczny.</text:p>
      <text:p text:style-name="P3620"><text:span text:style-name="T3621">Ob. Piotrowski</text:span>:</text:p>
      <text:p text:style-name="P3622">Ja prosiłbym o głos.</text:p>
      <text:p text:style-name="P3623">Jako członek tej komisji do załatwienia sprawy czasu pracy mam propozycję wobec wszystkich członków tejże komis<text:span text:style-name="T3624">ji</text:span>, aby rozpocząć pracę bezpośrednio po dzisiejszym posiedzeniu p<text:span text:style-name="T3625">l</text:span>enarnym, jutro po posiedzeniu jeżeli nie dojdziemy do efektów i ewentualnie w sobotę od rana.</text:p>
      <text:p text:style-name="P3626"><text:span text:style-name="T3627">Przewodniczący</text:span>:</text:p>
      <text:p text:style-name="P3628">Dziękuję b<text:span text:style-name="T3629">ar</text:span>dzo.</text:p>
      <text:p text:style-name="P3630">Ja mam takie pytanie koledzy współprzewodniczący, dokąd dzisiaj chcemy w świetle tego co pan Piotrowski mówi pracować?</text:p>
      <text:p text:style-name="P3631"><text:span text:style-name="T3632">Ob</text:span><text:span text:style-name="T3633">.</text:span><text:span text:style-name="T3634"><text:s/>Pi</text:span><text:span text:style-name="T3635">et</text:span><text:span text:style-name="T3636">rzyk</text:span><text:span text:style-name="T3637">:</text:span></text:p>
      <text:p text:style-name="P3638"><text:span text:style-name="T3639">Moj</text:span>a propozycja jest natury technicznej i jeżeli byśmy osiągnęli porozumienie, to skróciłoby nam dzisiejszy czas i to znacznie.</text:p>
      <text:soft-page-break/>
      <text:p text:style-name="P3640">Proponowałbym tak samo jak to się stało z czasem p<text:span text:style-name="T3641">r</text:span>acy, tylko nie powoływać grupy roboczej, tylko konkret nie żebyśmy my usłyszeli konkretne stanowisko strony koalicyjno-rządow<text:span text:style-name="T3642">ej</text:span><text:s/>na temat wariantowego rozwiązania odnośnie funk<text:span text:style-name="T3643">cjo</text:span>n<text:span text:style-name="T3644">ow</text:span>ania struktur pośrednich w górnictwie i nie tylko w górnictwie, bo są i struktury, które świadczą na rzecz górnictwa, mielibyśmy czas się nad tym zastanowić do jutra i prawdopodobnie jutro byśmy przyszli już w tym temacie tej propozycji ze strony koa<text:span text:style-name="T3645">l</text:span>icyjno- rządowej.</text:p>
      <text:p text:style-name="P3646">Dziękuję.</text:p>
      <text:p text:style-name="P3647"><text:span text:style-name="T3648">Przewodniczący</text:span>:</text:p>
      <text:p text:style-name="P3649">Proszę bardzo nie stoi nic na przeszkodzie.</text:p>
      <text:p text:style-name="P3650">Natomiast ja jeszcze do tego zespołu. Ja bym prosił, żeby w tej redakcji były uwzględnione wszyst<text:span text:style-name="T3651">k</text:span>ie górnictwa, żeby tego nie zgubić gdzieś.</text:p>
      <text:p text:style-name="P3652">Ja jestem, przychylam się... Proszę bardzo Moric chciał jeszcze zabrać głos.</text:p>
      <text:p text:style-name="P3653"><text:span text:style-name="T3654">Ob. R. Moric</text:span>:</text:p>
      <text:p text:style-name="P3655">Rez<text:span text:style-name="T3656">yg</text:span>n<text:span text:style-name="T3657">uję.</text:span></text:p>
      <text:p text:style-name="P3658"><text:span text:style-name="T3659">Przewodniczący</text:span>:</text:p>
      <text:p text:style-name="P3660">Dziękuję bardzo.</text:p>
      <text:p text:style-name="P3661">Przychylam się do tego i od razu tutaj zaprezentujemy sprawę naszych propozycji ze strony koalicyjno-rządowej , odnośnie systemu<text:s/><text:span text:style-name="T3662">fi</text:span>nansowo-ekonomicznego i<text:s/>wynikających stąd struktur gospodarczych, struktur zarządzania.</text:p>
      <text:p text:style-name="P3663"><text:span text:style-name="T3664">G</text:span>łos ma pan Puszczewicz:</text:p>
      <text:p text:style-name="P3665"><text:span text:style-name="T3666">Ob. Puszczewicz</text:span>:</text:p>
      <text:p text:style-name="P3667">Ja nadmieniłem,<text:s/><text:span text:style-name="T3668">że</text:span><text:s/>rozbijamy, bo nie wiem czy akurat żeśmy się tu dogadali w tym temacie, że rozbijamy tematycznie struktury, a system ekonomiczno- finansowy zostawiamy na później, że zaczniemy od struktur w tej chwili i w związku ze<text:s/><text:span text:style-name="T3669">s</text:span>trukturami ta moja propozycja była.</text:p>
      <text:p text:style-name="P3670"><text:span text:style-name="T3671">Przewodniczący</text:span>:</text:p>
      <text:p text:style-name="P3672">Natomiast z naszej strony wychodzimy z założenia, że system zarządzania jest wynikiem systemu<text:s/><text:span text:style-name="T3673">fi</text:span>nansowo<text:span text:style-name="T3674">-</text:span>ekonomicznego i jeżeli ten system finansowo- ekonomiczny jaki do dnia dzisiejszego jest, a nie czaru<text:span text:style-name="T3675">j</text:span>my się jest to system nakazowo-rozdzielczy, to i struktury muszą być do tego dopasowane i odwrotnie - jeżeli przy<text:span text:style-name="T3676">jm</text:span>iemy system<text:s/><text:span text:style-name="T3677">fi</text:span>nansowo-ekonomiczny gdzie będą działać... zreformowany, to z tego wynikną struktury. Taka jest prawda i taka jest logika. Tu są specjaliści od tego i chyba potwierdzą moje zdanie. Dl<text:span text:style-name="T3678">ate</text:span>go ja bym to zagadnienie traktował jako jedno zagadnienie.</text:p>
      <text:p text:style-name="P3679">A jeżeli oddzielnie - to zacząć od systemu finansow<text:span text:style-name="T3680">e</text:span>go.</text:p>
      <text:p text:style-name="P3681">Proszę bardzo pan Pietrzyk.</text:p>
      <text:p text:style-name="P3682"><text:span text:style-name="T3683">Ob</text:span><text:span text:style-name="T3684">.</text:span><text:span text:style-name="T3685"><text:s/></text:span><text:span text:style-name="T3686">A.</text:span><text:span text:style-name="T3687"><text:s/>Piet</text:span><text:span text:style-name="T3688">r</text:span><text:span text:style-name="T3689">zyk</text:span>:</text:p>
      <text:p text:style-name="P3690">Proszę o zabranie głosu pana Stankiewicza.</text:p>
      <text:p text:style-name="P3691"><text:span text:style-name="T3692">Ob. Stankiewicz</text:span><text:span text:style-name="T3693">:</text:span></text:p>
      <text:p text:style-name="P3694">No właśnie o to chciałem prosić, żeby traktować to jako jedno zagadnienie, bo jeżeli miałby to być system<text:s/><text:span text:style-name="T3695">fi</text:span>nansowo-ekonomiczny dla Wspólnoty Węglowej Prze<text:span text:style-name="T3696">ds</text:span>iębiorstw Eksploatacji Węgla i dla górnictwa na zasadach przedsiębiorstw użyteczności publicznej to oczywiście byłby to monopol, <text:s/>k<text:span text:style-name="T3697">tó</text:span>ry by się mijał z naszymi celami.</text:p>
      <text:soft-page-break/>
      <text:p text:style-name="P3698">Dziękuję bardzo.</text:p>
      <text:p text:style-name="P3699"><text:span text:style-name="T3700">Przewodniczący</text:span>:</text:p>
      <text:p text:style-name="P3701">Dziękuję bardzo. Wobec tego ja proponuję panowie, aby to zreferować najpierw jako całość, to znaczy to stanowisko tutaj zaprezentuje nasze pan Puszczewicz, a opracowania już referatowe i szczegółowe w jednej i w drugiej sprawie zabiorą głos pan Helski w sprawie systemu ekonomicznego i pan Ko<text:span text:style-name="T3702">ci</text:span>ela w sprawie struktur organizacyjnych.</text:p>
      <text:p text:style-name="P3703">Jeżeli jest na to zgoda, to bardzo bym prosił o takie potraktowanie sprawy.</text:p>
      <text:p text:style-name="P3704"><text:span text:style-name="T3705">A.<text:s/></text:span><text:span text:style-name="T3706">P</text:span><text:span text:style-name="T3707">ietrzyk</text:span>:</text:p>
      <text:p text:style-name="P3708">Z naszej strony jest zgoda. Proszę bardzo.</text:p>
      <text:p text:style-name="P3709"><text:span text:style-name="T3710">Przewodniczący</text:span>:</text:p>
      <text:p text:style-name="P3711">Jeżeli tak to proszę pana dyrektora Puszczewicza.</text:p>
      <text:p text:style-name="P3712"><text:span text:style-name="T3713">Dyrektor<text:s/></text:span><text:span text:style-name="T3714">E</text:span><text:span text:style-name="T3715">dward Puszczewicz</text:span>:</text:p>
      <text:p text:style-name="P3716">Dziękuję bardzo, ja to co mówiłem na... parę minut wcześniej to stanowisko przekażemy na piśmie. Już w tej chwili się kończy przepisywa<text:span text:style-name="T3717">ć</text:span><text:s/>- jako całościowe w tych kwestiach zatem II - system ekonomiczno-<text:span text:style-name="T3718">fi</text:span>nansowy, to jest próba ewentualnego zapisu, jak mówił minister Gustek szczegółowe uzasadnienia dyrektor Helski i Ko<text:span text:style-name="T3719">ci</text:span>ela.</text:p>
      <text:p text:style-name="P3720">Strony zgodnie oświadczają, że obowiązujący w górnictwie system ekonomiczno-finansowy jest systemem nakazowym, tym samym nie przystaje do kierunkowych założeń i realizowanej w kraju reformy gospodarczej. Uznając uwarunkowania występujące w górnictwie, duże zróżnicowanie warunków n<text:span text:style-name="T3721">at</text:span>uralnych i w konsekwencji wyników ekonom<text:span text:style-name="T3722">i</text:span>cznych oraz wpływ na środowisko naturalne, konieczne jest zin<text:span text:style-name="T3723">te</text:span>nsy<text:span text:style-name="T3724">fi</text:span>kowanie prowadzonych z inicjatywy Wspólnoty Węgla Kamiennego prac w tym zakresie, przez zespół konsultacyjny pod auspicjami Rady Głównej Polskiego Towarzystwa Ekonomicznego.</text:p>
      <text:p text:style-name="P3725"><text:span text:style-name="T3726">W</text:span><text:s/>tym celu strony uzgadniają włączenie do udziału w pracach wyżej wymienionego zespołu przedstawicieli Podzespołu do spraw Górnictwa<text:span text:style-name="T3727">.</text:span><text:s/>Poszerzony zespół konsultacyjny winien zakończyć prace w terminie do 30 czerwca 1990 roku, a propozycje rozwiązań dotyczących docelowego model<text:span text:style-name="T3728">u</text:span><text:s/>ekonomiczno<text:span text:style-name="T3729">-</text:span>f<text:span text:style-name="T3730">i</text:span>nansowego w górnictwie przedstawić do powszechnej konsultacji społeczno-zawodow<text:span text:style-name="T3731">ej.</text:span></text:p>
      <text:p text:style-name="P3732">Uznając wagę płac w systemie ekonomiczno-finansowym zespół przyjmuje, że przy określaniu poziomu płac należy bezwzględnie utrzymać zasadę, że praca w górnictwie powinna w po<text:span text:style-name="T3733">równywal</text:span>nym czasie pracy kształtować się w stosunku do płac w pozostałych branżach przemysłu krajowego jak 1 do 1,7. Jednocześnie płaca winna być w sposób bezpośredni uzależniona od ilości i jakości produkc<text:span text:style-name="T3734">ji</text:span>, przy czym system płac powinien być prosty i przejrzysty, i stanowić stymulator poprawy wyników produkcyjnych oraz wska<text:span text:style-name="T3735">ź</text:span>ników ekonomicznych.</text:p>
      <text:p text:style-name="P3736">III<text:span text:style-name="T3737">.</text:span><text:s/>Struktury organizacyjne:</text:p>
      <text:p text:style-name="P3738">Ostatecznie wybrany model ekonomiczno-f<text:span text:style-name="T3739">i</text:span>nansowy w górnictwie wymusi system zarządzania i struktury organizacyjne. Prowadzone prace nad tym systemem muszą uwzględniać ocenę organizacji zarządzania górni<text:span text:style-name="T3740">ct</text:span>wem, a przede wszystkim konieczny stopień samodzielności kopalń oraz upodmiotowienie załóg górniczych.</text:p>
      <text:p text:style-name="P3741">Dziękuję.</text:p>
      <text:p text:style-name="P3742"><text:span text:style-name="T3743">Przewodniczący</text:span>:</text:p>
      <text:soft-page-break/>
      <text:p text:style-name="P3744">Bardzo proszę dyrektor Helski<text:span text:style-name="T3745">.</text:span></text:p>
      <text:p text:style-name="P3746"><text:span text:style-name="T3747">Ob. dyrektor Helski Bogusław</text:span>:</text:p>
      <text:p text:style-name="P3748">Pozwolę sobie przedstawić stanowisko strony rządowej na temat systemu ekonomiczno-<text:span text:style-name="T3749">fi</text:span>nansowego,<text:s/><text:span text:style-name="T3750">k</text:span>tóre funkcjonuje w górnictwie węgla kamiennego.</text:p>
      <text:p text:style-name="P3751">System ten zarysowany został na początku lat osiemdziesiątych jako rezultat kompromisu pomiędzy ogólnymi, powszechnie obowiązującymi zasadami reformy gospodarczej a podstawowymi wymogami kierowania górnictwem węglowym i jego specyfiką.</text:p>
      <text:p text:style-name="P3752">Ch<text:span text:style-name="T3753">c</text:span>iałbym tu podkreślić, że stosowane w górnictwie węgla kamiennego zasady w tym zakresie, w tym również rozwiązania specyficzne, są zgodne z obowiązującymi ustawami i wynikającym stąd porządkiem pr<text:span text:style-name="T3754">aw</text:span>ny<text:span text:style-name="T3755">m.</text:span></text:p>
      <text:p text:style-name="P3756">Konieczność stosowania rozwiązań systemowych odbiegających w<text:s/><text:span text:style-name="T3757">p</text:span>ewnym stopniu od powszechnie obo<text:span text:style-name="T3758">wi</text:span>ązujących zasad wynika przede wszystkim z faktu, że w stosunku do górnictwa węgla kamiennego stosowane są przez centrum mechanizmy nakazowe, które w niemałym stopniu ograniczają samodzielność tej branży. Przejawia się to przede wszystkim w ustalaniu dyrektywnych zadań produkc<text:span text:style-name="T3759">yj</text:span>nych zarówno dla całego przemysłu, jak i poszczególnych jego jednostek gospodarczych.</text:p>
      <text:p text:style-name="P3760">Szerzej na ten temat nie będę mówił, wiele już tu powiedziano.</text:p>
      <text:p text:style-name="P3761">Przejawia<text:s/><text:span text:style-name="T3762">s</text:span>ię to również w jednoznacznym ustalaniu kierunków zbytu węgla zarówno na kraj jak i na eksport w związku z czym producenci węgla nie mają korzyści, jakie wynikają z dobrowolnego wyboru zbyt węgla.</text:p>
      <text:p text:style-name="P3763">Dalej trzeba mieć tu również na uwadze, że poziom węgla cen zbytu węgla ustalany jest przez centrum jako ceny urzędowe, i ceny te nie nawiązują do potrzeb branży węgla kamiennego, są one wynikiem stosowania określonej polityki cenowej państwa. Również zasilanie branży<text:s/><text:span text:style-name="T3764">w</text:span><text:s/>środki finansowe z zewnątrz w postaci dotacji i innych źródeł w ogromnym stopniu - ogranicza samodzielnoś<text:span text:style-name="T3765">ć</text:span><text:s/>poszczególnych kopalń jak również i całej branży.</text:p>
      <text:p text:style-name="P3766">Układ ten determinuje sytuację wewnątrz branży i w poważnym stopniu ogranicza samodzielność przedsiębiorst<text:span text:style-name="T3767">w<text:s/></text:span>górniczych i wymusza stosowanie rozwiązań systemowych odbieg<text:span text:style-name="T3768">aj</text:span>ących od ogólnie obowiązujących.</text:p>
      <text:p text:style-name="P3769">Niezależnie od powyższego, przy formułowaniu rozwiązań systemu ekonomiczno-<text:span text:style-name="T3770">fi</text:span>nansowego w górnictwie węglowym trzeba mieć również na uwadze, następujące fakty.</text:p>
      <text:p text:style-name="P3771">Po pierwsze - poważne zróżnicowanie poziomu kosztów pomięd<text:span text:style-name="T3772">z</text:span>y p<text:span text:style-name="T3773">os</text:span>zczególnymi kopalniami. Jest to sprawa oczywista nie będę rozwijał z jakich powodów ten stan występuje.</text:p>
      <text:p text:style-name="P3774">Chciałbym tylko powiedzieć, że w roku 1988 przy średnim koszcie eksploatacji w wysokości 9 350 złotych na tonę koszty w poszczególnych kopalniach wahały się od 5<text:span text:style-name="T3775"> </text:span><text:span text:style-name="T3776">5</text:span>00 złotych na tonę do 36 600 blisko złotych na tonę, a więc w stosunku jak jeden do sześciu.</text:p>
      <text:p text:style-name="P3777"><text:span text:style-name="T3778">W</text:span>ystępuje również w kopalniach poważne zróżnicowanie średnich cen zbytu pomiędzy poszczególnymi kopalniami. Zależy to oczywiście przede wszystkim od jakości węgla w złożu, zależy to również od stopnia mechaniza<text:span text:style-name="T3779">cj</text:span>i, procesów wzbogacania i szeregu innych czynników.</text:p>
      <text:p text:style-name="P3780">W roku<text:s/><text:span text:style-name="T3781">1</text:span>9<text:span text:style-name="T3782">8</text:span>8 średnia cena zbytu w przemyśle węglowym ukształtowała się za poziomie 8 600 złotych za tonę, ale w poszczególnych kopalniach wahała się od 5 550 złotych za tonę do 13 700 złotych za tonę,<text:s/><text:soft-page-break/>a więc w stosunku jak jeden do dwóch i pół.</text:p>
      <text:p text:style-name="P3783"><text:span text:style-name="T3784">W</text:span><text:s/>konsekwencji tego zróżnicowania zarówno cen zbytu jak i kosztów w poszczególnych ko<text:span text:style-name="T3785">p</text:span>alniach występ<text:span text:style-name="T3786">uj</text:span>e bardzo zróżnicowana rentowność. Przyjmując za podstawę różnice pomiędzy ceną zbytu a kosztem<text:s/><text:span text:style-name="T3787">je</text:span>dnostkowym<text:span text:style-name="T3788">,</text:span><text:s/>w roku 1988 rozstrzelenie miało... występowało w następujących rozmiarach: otóż nadwyżka kosztów nad ceną w kopalni<text:s/>„Wiktoria”<text:s/>dla przykładu wynosiła 22,2 tysiące złotych za tonę, natomiast w kopalni<text:s/>„Miechowice”<text:s/>sytuacja miała się odwrotnie, cena zbytu była wyższa od kosztów o 3 200 złotych na tonę.</text:p>
      <text:p text:style-name="P3789">Średnio w przemyśle węglowym różnica ta była minusowa wynosiła 714 złotych.</text:p>
      <text:p text:style-name="P3790">W roku 1988 w 27 kopalniach cena zbytu była wyższa od kosztu jednostkowego, a zatem w<text:s/><text:span text:style-name="T3791">2</text:span>7 kopalniach można by mówić o samo<text:span text:style-name="T3792">fi</text:span>nansowaniu. W pozostałych 43 kopalniach cena zbytu była niższa od kosztów - oznacza to, że kopalnie te musiały być dotowane.</text:p>
      <text:p text:style-name="P3793">Przy rozpatrywaniu rozwiązań systemu ekonomiczno-f<text:span text:style-name="T3794">in</text:span>a<text:span text:style-name="T3795">n</text:span>sowego trzeba brać również pod uwagę problem nakładów inwestycyjnych, inwestowania w kopalniach<text:span text:style-name="T3796">.</text:span></text:p>
      <text:p text:style-name="P3797">Otóż w poszczególnych kopalniach inwestowanie jest bardzo zróżnicowane. Jeżeli mierzyć to wielkością nakładów finansowych na inwestycje, to w roku 1988 wielość tych nakładów pomiędzy kopalniami kształtowała się następująco.</text:p>
      <text:p text:style-name="P3798">Od 487 milionów złotych w kopalni<text:s/>„Rymer”, do blisko 7 miliardów złotych w kopalni<text:s/>„Sosnowiec”.</text:p>
      <text:p text:style-name="P3799">Tak pomiędzy kopalniami kształtowały się nakłady<text:span text:style-name="T3800"><text:s/></text:span>inwestycyjne. Oczywiście powody<text:s/>tego rozstrzelenia nakładów są oczywiste<text:span text:style-name="T3801">.</text:span></text:p>
      <text:p text:style-name="P3802">Chciałbym stwierdzić, że w roku 1988 przeważająca część kopalń nie byłaby w stanie samodzielnie zabezpieczyć się w niezbędne środki finansowe. Dla przykładu podam, że w niektórych kopalniach biorąc za podstawę do samofinansowania się w sferze inwestycji amortyzację, możliwe było dla przykładu w kopalni<text:s/>„Sosnowiec”<text:s/>pokrycie niezbędnych nakładów tylko w 10% własnymi ś<text:span text:style-name="T3803">ro</text:span>dkami, w kopalni<text:s/>„Wiktoria”<text:s/>10,1%, w kopalni<text:s/>„Murcki”<text:s/>- 12,8%,<text:s/>„Janina”<text:s/>- 15,7%. Oczywiście była grupa nielicznych kopalń, w których to samo<text:span text:style-name="T3804">fi</text:span>nansowanie inwestycyjne było możliwe.</text:p>
      <text:p text:style-name="P3805">Z przytoczonych faktów wynika, że sytuacja w poszczególnych kopalniach<text:s/><text:span text:style-name="T3806">-</text:span><text:s/>sytuacja finansowa z przyczyn przeważnie od nich niezależnych jest bardzo zróżnicowana i waha się od bardzo dużych niedoborów środków do nadmiaru<text:span text:style-name="T3807">.</text:span></text:p>
      <text:p text:style-name="P3808">Niezależnie od tych uwarunkowań, które tutaj przytoczyłem rozpatrując system ekonomiczno-<text:span text:style-name="T3809">fi</text:span>nansowy trzeba mieć również na uwadze to, że musi on zapewnić jednolitość - możliwość jednolitego stosowania systemu wynagrodzeń kształtowania jednolitej polityki płacowej w poszczególnych kopalniach.<text:s/><text:span text:style-name="T3810">M</text:span>usi on sprzyjać również kreowaniu postępu technicznego i to zarówno w skali całej branży jak i w poszczególnych kopalniach, jak również musi on sprzyjać określonemu inwestowaniu w całym przemyśle węglowym, co ma szczególne znaczenie w warunkach ograniczoności środków<text:s/><text:span text:style-name="T3811">i</text:span>nwestyc<text:span text:style-name="T3812">yj</text:span>nych.</text:p>
      <text:p text:style-name="P3813">System ekonomic<text:span text:style-name="T3814">z</text:span>no-finansowy musi również stwarzać<text:span text:style-name="T3815"><text:s/></text:span>niezbędne zabezpieczenie dla prowadzenia gospodarki złożem z<text:span text:style-name="T3816">godnej</text:span><text:s/><text:span text:style-name="T3817">z</text:span><text:s/>interesami całej branży lub gospodarki narodowej, choćby nawet miało to dokonywać się kosztem poszczególnych przedsiębiorstw górniczych czy kopalń. Zasoby węgla są bowiem własnością całego narodu i gospodarka nimi musi być podporządkowana nadrzędnym celom społecznym.</text:p>
      <text:p text:style-name="P3818">Nietrudno więc zauważyć, że z wielu, obiektywnych przyczyn niezależnych od kopalń i przedsi<text:span text:style-name="T3819">ęb</text:span>iorstw<text:s/><text:soft-page-break/>górniczych pełna samodzielność tych jednostek jest w pewnym zakresie ograniczona. System ekonomiczno-<text:span text:style-name="T3820">fi</text:span>nansowy n<text:span text:style-name="T3821">aj</text:span>ważnie<text:span text:style-name="T3822">js</text:span>zy z mechanizmów efektywnego gospodarowania nie może ignorować tych faktó<text:span text:style-name="T3823">w</text:span>.</text:p>
      <text:p text:style-name="P3824">Sprawa zysku. Podobnie jak w całej gospodarce narodowej również i w kopalniach, i w przedsiębiorstwach górniczych występuje wynik finansowy w postaci straty lub zysku, Zysk jest w górnictwie ważnym miernikiem oceny działalności gospodarczej, jest ważnym źródłem zasilania finansowego, jest źródłem nagród dla górników i w pewnym stopniu można z tego wyciągnąć wniosek jest również celem działalności gospodarcz<text:span text:style-name="T3825">ej.</text:span></text:p>
      <text:p text:style-name="P3826">Nie można jednak zysku dzisiaj, w dzisiejszych warunkach jego<text:s/>maksymalizacji<text:s/>uznać za podstawowy i jedyny cel gospodarowania w kopalniach i przeds<text:span text:style-name="T3827">i</text:span>ębiorstwach górniczych. Jednostki te bowiem za podstawowy swój cel uznawać muszą zaspok<text:span text:style-name="T3828">oj</text:span>enie potrzeb gospodarki narodowej na produkowany surowiec, przy r<text:span text:style-name="T3829">ó</text:span>wnoczesnym zabezpieczeniu czy zapewnieniu bezpiecznej pracy załóg górniczych oraz racjonalnej gospodarki złożem<text:span text:style-name="T3830">.</text:span><text:s/>Dopiero w tych warunkach przy wykonaniu czy realizowaniu tych celów można również mówić o zysku jako jednym z celów działalności gospodarczej.</text:p>
      <text:p text:style-name="P3831">Rozwiązania systemowe w górnictwie węgla kamiennego muszą również uwzględnić fakt, że branża ta jest<text:s/><text:span text:style-name="T3832">fi</text:span>nansowana z budżetu państwa i to z tego względu, że jej potrzeby finansowe nie znajdują pełnego pokrycia w dochodzie z tytułu sprzedaży węgla po cenach urzędowych. Oznacza to, że branża węgla kamiennego uznana została za nierentowną i nie może się sama finansować.</text:p>
      <text:p text:style-name="P3833">Planowana deficytowość branży w konsekwencji dotowanie węgla jest wynikiem określonej polityki gospodarczej zgodnie z którą utrzymywanie ceny zbytu węgla na określonym, na przykład w tej chwili niskim poziomie oraz jej powolny wzrost z roku na rok ma przeciwdziałać spirali<text:span text:style-name="T3834"><text:s/></text:span>cen na rynku.</text:p>
      <text:p text:style-name="P3835">Chciałbym tu dodać, że tego typu rozwiązania w odniesieniu do węgla kamiennego, z różnych zr<text:span text:style-name="T3836">es</text:span>ztą względów, stosowane są przez inne kraje europejskie.</text:p>
      <text:p text:style-name="P3837">Konieczność utrzymywania dotacji do węgla przy jego stosunkowo niskiej cenie w relacji do innych artykułów lub do ceny transakcyjnej oznacza, że budżet poprzez węgiel dotuje jego odbiorców, dotuje użytkowników węgla, w konsekwencji wiele dziedzin gospodarki narodowej.</text:p>
      <text:p text:style-name="P3838">Dotacja przekazywana węglowi jest właściwie dotowaniem pośrednim przez węgiel wielu dziedzin naszej gospodarki.</text:p>
      <text:p text:style-name="P3839">O ile w skali w całej branży węgla kamiennego nie ma warunków do samo<text:span text:style-name="T3840">fi</text:span>nans<text:span text:style-name="T3841">o</text:span>wania, gdyż branża jest uznana za deficytową i jest dotowana, to w odniesieniu do poszczególnych kopalń i poszczególnych prze<text:span text:style-name="T3842">ds</text:span>iębiorstw górniczych sytuacja w tym zakresie jest zróżnicowana.<text:s/><text:span text:style-name="T3843">W</text:span><text:s/>jednych kopalniach występuje sytuacja, w której potrzeby węgla, potrzeby tych kopalń są w pełni zaspokojone ceną zbytu. W innych z kolei te potrzeby są niezaspok<text:span text:style-name="T3844">ojo</text:span>ne i przedsiębiorstwa muszą być dotowane.</text:p>
      <text:p text:style-name="P3845"><text:span text:style-name="T3846">W</text:span><text:s/>latach 1<text:span text:style-name="T3847">98</text:span>3<text:span text:style-name="T3848">-</text:span>19<text:span text:style-name="T3849">88</text:span><text:s/>na 70 kopalń 39 kopalni przez te wszystkie lata było stale de<text:span text:style-name="T3850">fi</text:span>cytowych, Do 39 kopalń stale trzeba było dokładać, dotować je trzeba było. 13 tylko kopalń było stale rentownych, a więc przez ten okres czasu tylko 13 kopalń mogło rozgrywać zasadę samo<text:span text:style-name="T3851">fi</text:span>nansowania.</text:p>
      <text:p text:style-name="P3852">18 pozostałych kopalń to były kopalnie, w których warunki, rentowność była zmienna w czasie, w jednym roku były one deficytowe, w drugim z kolei były rentowne. Chciałbym dodać, że również w skali roku często bywa, że kopalnia jest raz rentowna, raz deficytowa, zależy to od układu pomiędzy ceną zbytu,<text:s/><text:soft-page-break/>która jest zmienna bardzo często w ciągu roku, a kosztami.</text:p>
      <text:p text:style-name="P3853">Przykłady te wskazują na dużą zmienność sytuacji finansowej w jakiej znajdują się poszczególne kopalnie i raz znaczny rozrzut zarówno ujemnej jak i dodatniej różnicy wy<text:span text:style-name="T3854">równ</text:span>a<text:span text:style-name="T3855">wczej</text:span>.</text:p>
      <text:p text:style-name="P3856">Wyciągamy z tych faktów wniosek, że system ekonomiczno-finansowy w węglu kamiennym musi po pierwsze zapewni<text:span text:style-name="T3857">ć</text:span><text:s/>uzyskanie zadane w CPR poziomu wydobycia węgla, przy pełnym wykorzystaniu istniejących zdolności produkcyjnych. Po drugie musi zapewni<text:span text:style-name="T3858">ć</text:span><text:s/>każdej kopalni, n<text:span text:style-name="T3859">ie</text:span>zależ<text:span text:style-name="T3860">n</text:span>e od tej sytuacji finansowej, dopływ środków o rozmiarach niezbędnych dla prowadzenia działalności eksploatacyjno-inwestycyjnej, zabezpiecz<text:span text:style-name="T3861">aj</text:span>ących potrzeby załogowe, a tym samym stwarzać je jako warunki do samo<text:span text:style-name="T3862">fi</text:span>nans<text:span text:style-name="T3863">ow</text:span>ania i system ten musi również stworzyć warunki do oszczędnego gospodarowania, do poprawy efektywności ekonomicznej, a więc umożli<text:span text:style-name="T3864">wi</text:span>ać prowadzenie działań<text:s/>proefektywnościowych<text:span text:style-name="T3865">.</text:span></text:p>
      <text:p text:style-name="P3866">Rozwiązania, które zastosowano ani jako odmienne czy specyficznie w stosunku do ogólnie obowiązujących zasad były właściwie... sprowadzały się właściwie do tego, że prowadzono rachunek wyrównawczy cen wewnętrznych, stw<text:span text:style-name="T3867">o</text:span>rzono warunki dla centralizowania środków na rozwój na szczeblu branży i umożliwiono rozliczanie branży [nieczytelne] budżet z tytułu podatku dochodowego w skali branży. Odmiennie aniżeli to się ma w skali gospodarki narodowej<text:span text:style-name="T3868">.</text:span></text:p>
      <text:p text:style-name="P3869">Wszystkie pozostałe elementy systemu ekonomiczno- finansowego stosowane w górnictwie są takie jakie w całej gospodarce narodowej. O rachunku cenowo wyrównawczym nie będę mówił, rozumiem, że temat jest znany - był on tutaj zresztą przez pana Boro<text:span text:style-name="T3870">ws</text:span>kiego omówiony i skrytykowany, dlatego więcej na ten temat nie będę państwu zabierał czasu, chciałbym tylko stwierdzić, że rachunek ten umożliwia zasilanie każdego przedsiębiorstwa i każdej kopalni w niezbędną ilość środków finansowych, spełnia funkcję motywacyjną, bowiem skłania do wypracowywania zysku zarówno planowego jak i ponadplanowego, a ty samym poprzez odpis zysku na fundusze załogowe powoduje większe zainteresowanie efektami pracy i też w określonym zakresie umożliwia stymulowanie działalności eksploatac<text:span text:style-name="T3871">yj</text:span>n<text:span text:style-name="T3872">ej</text:span><text:s/>i inwestycyjnej.</text:p>
      <text:p text:style-name="P3873"><text:span text:style-name="T3874">Mo</text:span>żna stwierdzić, że rachunek wyrównawczy cen uwzględnia w pewnym stopniu, w pewnym sensie skutki występowania renty górniczej w kopalniach.</text:p>
      <text:p text:style-name="P3875">Drugim elementem,<text:s/><text:span text:style-name="T3876">k</text:span>tóry różni węgiel kamienny od innych rozwiązań w gospod<text:span text:style-name="T3877">a</text:span>rce narodowej to jest utworzeni<text:span text:style-name="T3878">e</text:span><text:s/>we Wspólnocie funduszu rozwoju, który jest źródłem zasilania potrzeb rozwojowych prze<text:span text:style-name="T3879">ds</text:span>iębiorstw górniczych. Ten fundusz rozwoju tworzy się za zgodą i na podstawie decyzji rady nadzorczej z części amortyzacji pozyskiwanej z przedsiębiorstw. Istnienie takiego funduszu<text:span text:style-name="T3880"><text:s/></text:span>ma swoje umotywowanie, gdyż umożliwia stymulowanie działalno<text:span text:style-name="T3881">ś</text:span>ci inwestycyjnej w skali branży w poszczegó<text:span text:style-name="T3882">l</text:span>nych przedsiębiorstwach, w poszczególnych kopa<text:span text:style-name="T3883">l</text:span>niach z punktu widzenia interesów ogólnogospo<text:span text:style-name="T3884">d</text:span>arczych, z punktu widzenia int<text:span text:style-name="T3885">e</text:span>re<text:span text:style-name="T3886">s</text:span>ów branży.</text:p>
      <text:p text:style-name="P3887">Chciałbym jednak dodać, że w roku 19<text:span text:style-name="T3888">9</text:span>8 fundusz ten, to znaczy nie skorzystano z odbierania niejako czę<text:span text:style-name="T3889">ś</text:span>ci amortyzacji w prze<text:span text:style-name="T3890">ds</text:span>iębiorstwach i kopalni<text:span text:style-name="T3891">ac</text:span>h, amortyza<text:span text:style-name="T3892">cj</text:span>a pozostawała w całości do dyspozycji tych jednostek i z tego mechanizmu nie korzystano.</text:p>
      <text:p text:style-name="P3893">Wreszcie ostatnim rozwiązaniem specyficznym dla węgla kamiennego i zresztą dla Wspólnoty całe<text:span text:style-name="T3894">j</text:span><text:s/>od roku ubiegłego, to jest stosowanie podatku dochodowego uiszczanego przez przedsiębiorstwa do Wspólnoty, a następnie uiszczanie tego podatku do budżetu państwa w imieniu wszystkich jednostek przez<text:s/><text:soft-page-break/>Wspólnotę. Jest to rozwiązanie, które umożliwia zasilanie W<text:span text:style-name="T3895">s</text:span>pólnoty w pewną ilość środków przez możliwość na podstawie rady nadzorczej podwyższeniu obligatoryjnej stawki podatkowej i uzyskiwanie w ten sposób pewnych środków dla utrzymania Wspólnoty.</text:p>
      <text:p text:style-name="P3896">Chciałbym podkreślić, że w roku 1988 z tego roz<text:span text:style-name="T3897">wi</text:span>ązania również nie skorzystano.</text:p>
      <text:p text:style-name="P3898">Stosowany obecnie system ekonomiczno-<text:span text:style-name="T3899">fi</text:span>nansowy w górnictwie węgla<text:s/>kamiennego -<text:s/>stwierdzamy to - jest obarczony szeregiem niedostatków. Dotyczy to przede wszystkim jego uznaniowości i przetargowego trybu [nieczytelne] zadań zarówno wydobywczych jak i parametrów finansowych. Chciałbym tu dodać, że bardzo poważnym czynnikiem silnie oddziaływującym i to negatywnie na funk<text:span text:style-name="T3900">cj</text:span>onowanie omawianego systemu są skutki<text:s/><text:span text:style-name="T3901">i</text:span>nflac<text:span text:style-name="T3902">ji</text:span>.</text:p>
      <text:p text:style-name="P3903">Chciałbym tutaj wyrazić swój pogląd, że nie ma właściwie systemu choćby najbardziej idealnego, który w tych warunkach tej silnej inflacji byłby systemem skutecznym.</text:p>
      <text:p text:style-name="P3904">Stosowany od szeregu lat system ekono<text:span text:style-name="T3905">micz</text:span>no-<text:span text:style-name="T3906">fi</text:span>n<text:span text:style-name="T3907">an</text:span>sowy, zarysowany zre<text:span text:style-name="T3908">s</text:span>z<text:span text:style-name="T3909">t</text:span>ą przeze mnie w bardzo ogólnym szkicu, podlega stałemu doskonaleniu. Jest on z roku na rok doskonalony w różny sposób. Zmierza on przede wszystkim w kierunku zwiększenia samodzielnoś<text:span text:style-name="T3910">ci</text:span><text:s/>przedsiębiorstwa, zwiększenia samodzielności kopalni, doskonaleniu.<text:s/>Począwszy od roku 1989 zgodnie z ustawą o utworzeniu Wspólnicy Węgla<text:s/><text:span text:style-name="T3911">K</text:span>amiennego wprowadzono nowe zasady zasilania górnictwa węgla kamiennego w oparciu o ceny rozliczeniowe. Temat jest bardzo rozległy, omówię go tylko bardzo krótko<text:span text:style-name="T3912">.</text:span><text:s/>Jest to nowe rozwiązanie, które ma z<text:span text:style-name="T3913">as</text:span>tąpić przetargowy dotąd sposób ustalenia dotacji dla branży węgla kam<text:span text:style-name="T3914">i</text:span>ennego przez mechanizm oparty na cenie rozliczeniowej, a konkretnie oparty na cenie transakcyjnej. Postulat, który od wielu lat był zgłaszany. Mechanizm ten jest stosowany obecnie z tym, że Wspólnota Węgla Kamiennego ma do tego mechanizmu określone z<text:span text:style-name="T3915">as</text:span>trzeżenia, a to głównie z tego powodu, że mechanizm ten nie uwzględnia potrzeb branży węgla kamiennego jakie w tym zakresie istni<text:span text:style-name="T3916">ej</text:span>ą.</text:p>
      <text:p text:style-name="P3917">Dla przykładu powiem, że jeżeli dla przykładu - będą soboty dobrowolne i z tego tytułu - co zresztą było powiedziane - nastąpi spadek wydobycia, to system ten, który w tej chwili obowiązu<text:span text:style-name="T3918">j</text:span>e jak gdyby nie u<text:span text:style-name="T3919">wzg</text:span>lędnia tego faktu<text:span text:style-name="T3920">.</text:span><text:s/>Dotacja, którą uzyskaliby stawia branżę w bardzo trudnej sytuacji. Dlatego, że istnieją koszty stałe, które niezależnie od wydobycia funkcjonować muszą, natomiast środków wraz ze spadkiem sprzedaży będzie oczywiście [nieczytelne].</text:p>
      <text:p text:style-name="P3921">Reasumując można stwierdzić, że stosowany obecnie w górnictwie węgla kamiennego system ekonomiczno- finansowy jest w swej istocie systemem parametryczno-nakazowym, ukształtowanym przez warunki zewnętrzne jakie zostały rej branży stworzone oraz uwarunkowania wewnątrz branżowe istniejące obiektywnie.</text:p>
      <text:p text:style-name="P3922">U podstaw tego systemu leży odpowiedzialność za zapewnienie warunków dla pełnej realizacji zadań produkcyjnych niezbędnych dla potrzeb gospodarki narodowej.<text:s/><text:span text:style-name="T3923">W</text:span><text:s/>systemie tym<text:s/><text:span text:style-name="T3924">w</text:span>ystępują niewątpliwie niedomagania potęgowane skutkami inflacji.<text:s/>N<text:span text:style-name="T3925">ie</text:span><text:s/>zmienia to jednak faktu, że system ten uwzględni<text:span text:style-name="T3926">aj</text:span>ąc aktualne uwarunkowania można ocenić, jako umożliwiający samo<text:span text:style-name="T3927">fi</text:span>nansowanie i motywowanie do poprawy gospodarności. System ten stwarza wszystkim kopalniom jednakowe warunki ekonomiczno-<text:span text:style-name="T3928">fi</text:span>nansowe.</text:p>
      <text:p text:style-name="P3929">Na podobnych równych zasadach chciałbym powiedzieć oparte są systemy ekonomiczno-finansowe w innych górnictwach europejskich. Uważamy za niezbędne dalsze usprawnienia tego systemu, odpowiednie prace w tym zakresie są prowadzone, zarówno w Akademii Ekonomicznej w Katowicach, w Polskim<text:s/><text:soft-page-break/>Towarzystwie Ekonomicznym<text:s/>- w<text:s/>Śląskim Oddziale Polskiej Akademii Nauk.</text:p>
      <text:p text:style-name="P3930">Górnictwo jest otwarte na wszelkie racjonalne i realne propozycje, które doskonaliłyby<text:s/><text:span text:style-name="T3931">fu</text:span>nk<text:span text:style-name="T3932">cjo</text:span>n<text:span text:style-name="T3933">ując</text:span>y<text:span text:style-name="T3934"><text:s/></text:span>obecnie system ekonomiczno-<text:span text:style-name="T3935">fi</text:span>nansow<text:span text:style-name="T3936">y.</text:span><text:s/>Zawsze byliśmy na to otwa<text:span text:style-name="T3937">r</text:span>ci i oczekujemy w tym zakresie propozycji. Niepewnych eksperymen<text:span text:style-name="T3938">tó</text:span>w, niespraw<text:span text:style-name="T3939">dz</text:span>onych rozwiązań i budzących wątpliwości zmian nie można<text:s/><text:span text:style-name="T3940">je</text:span>dnak do tego czułego mechanizmu wprowadzać. Wiele przykładów z naszej gospodarce uzasadnia tę ostrożność.</text:p>
      <text:p text:style-name="P3941">Alternat<text:span text:style-name="T3942">y</text:span>wnym rozwiązaniem dla systemu stosowanego obecnie w górnictwie to koncepcja uznania węgla kamiennego za towar rynkowy i przyznanie górnictwu węglowemu pełnej samodzielności przy zapewnieniu warunków do pełnego samo<text:span text:style-name="T3943">fi</text:span>nansowania. Można oczywiście prowadzić badania - naszym zdaniem - i studia nad tą koncepcją byłoby to bardzo celowe,<text:s/><text:span text:style-name="T3944">s</text:span>ą różne modele gospodarcze teoretyczne, tym niemniej jednak biorąc pod uwagę dzisiejsze realia, warunki, w których egzystujemy, my musimy mieć na uwadze i możemy stosować tylko takie mechanizmy, które są praktyczne i które mogą być w tych warunkach zastosowane.</text:p>
      <text:p text:style-name="P3945">Na koniec chciałbym zaproponować, żeby w zakresie tego systemu, systemu ekonomiczno-<text:span text:style-name="T3946">fi</text:span>nansowego można było doprowadzić do porozumienia. Myśmy bardzo skrupulatnie jeszcze raz przeanalizowali wypowiedź pana Borowskiego. I jeszcze raz stwierdzamy, ja już raz o tym mówi<text:span text:style-name="T3947">ł</text:span>em, że w tym - w<text:s/><text:span text:style-name="T3948">te</text:span>j ocenie systemu ekonomiczno-finansowe<text:span text:style-name="T3949">g</text:span>o jest wiele zbieżnych ocen<text:span text:style-name="T3950">.</text:span><text:s/>Jest dla przykładu jednoznaczn<text:span text:style-name="T3951">i</text:span>e - z czym się zgadzamy stwierdzenie, że system ekonom<text:span text:style-name="T3952">i</text:span>czno-<text:span text:style-name="T3953">fi</text:span>nansowy musi uwzględn<text:span text:style-name="T3954">i</text:span>a<text:span text:style-name="T3955">ć</text:span><text:s/>specyfikę branży. Zgadzamy się z tym, że prze<text:span text:style-name="T3956">ds</text:span>iębiorstwa górnicze mogą i powinny szosować reguły reformy gospodarczej. Zgadzamy s<text:span text:style-name="T3957">i</text:span>ę z tym, w powiązaniu z pierwszą tezą, że sposób dotowania kopa<text:span text:style-name="T3958">l</text:span>ń nierentownych jest otwarty, trudny, wymaga szerszej wymiany poglądów, z tym również się zgadzamy. Że dotacji się nie uniknie, tak zgadzamy s<text:span text:style-name="T3959">i</text:span>ę, na razie s<text:span text:style-name="T3960">i</text:span>ę dotacji nie uniknie, trudno powiedzieć jak długo</text:p>
      <text:p text:style-name="P3961">Dalej - że propozycje powinny iść w<text:s/><text:span text:style-name="T3962">k</text:span>ierunku jednolitych cen, z tym się również się zgadzamy.</text:p>
      <text:p text:style-name="P3963">Skoro więc zgadzamy się w tych punk<text:span text:style-name="T3964">ta</text:span>ch w<text:span text:style-name="T3965">ydaj</text:span>e się zasadnicze, i skoro również stwierdzamy, że system<text:s/><text:span text:style-name="T3966">fu</text:span>nk<text:span text:style-name="T3967">cjo</text:span>n<text:span text:style-name="T3968">ują</text:span>cy wydaje się w tej chwili jedynie możliwy,<text:s/><text:span text:style-name="T3969">a</text:span>le system niedoskonały, będzie wymagał<text:s/><text:span text:style-name="T3970">i</text:span><text:s/>wymaga dalszego doskonalenia, dalszej poprawy i p<text:span text:style-name="T3971">r</text:span>acy w tym zakresie<text:span text:style-name="T3972">.</text:span><text:s/>Padła już deklaracja rozszerzenia niejako platformy współpracy w tym zakresie, uważam, że można by było dąży<text:span text:style-name="T3973">ć</text:span><text:s/>do tego i można by było w tym zakresie zawrzeć porozumienie mniej więcej o tej treści, która tu była przez pana generalnego Puszczewicza przedłożona<text:span text:style-name="T3974">.</text:span></text:p>
      <text:p text:style-name="P3975">Dzięku<text:span text:style-name="T3976">ję</text:span><text:s/>za uwagę.</text:p>
      <text:p text:style-name="P3977"><text:span text:style-name="T3978">Przewodniczący</text:span>:</text:p>
      <text:p text:style-name="P3979">Dziękuję bardzo.</text:p>
      <text:p text:style-name="P3980">Mam propozycję, aby w tej sprawie jeszcze zabrał głos pan M<text:span text:style-name="T3981">at</text:span>czewski - nasz ekspert.</text:p>
      <text:p text:style-name="P3982"><text:span text:style-name="T3983">O</text:span><text:span text:style-name="T3984">b</text:span><text:span text:style-name="T3985">.</text:span><text:span text:style-name="T3986"><text:s/>Andrzej Matczewski</text:span><text:span text:style-name="T3987">:</text:span></text:p>
      <text:p text:style-name="P3988">Reprezentuję nauki zarządzania, jestem pracownikiem Polskiej Ak<text:span text:style-name="T3989">ad</text:span>e<text:span text:style-name="T3990">mii</text:span><text:s/>Nauk.</text:p>
      <text:p text:style-name="P3991">Jestem upow<text:span text:style-name="T3992">a</text:span>żnion<text:span text:style-name="T3993">y</text:span><text:s/><text:span text:style-name="T3994">do</text:span><text:s/>poinformowania pańs<text:span text:style-name="T3995">t</text:span>wa o pracach, o których już wspomniał kilkakrotnie<text:s/>dyrektor generalny<text:s/>Puszczewicz, prowadzonych przez grono polskich ekonomistów nad problematyką ekonomic<text:span text:style-name="T3996">z</text:span>no-<text:span text:style-name="T3997">f</text:span>inansową i systemem zarządzania w górnict<text:span text:style-name="T3998">w</text:span>ie węglowym.</text:p>
      <text:p text:style-name="P3999">Jaka jest geneza i stan tych prac? W miesiącu październiku Dyrekcja Generalna zwróciła się do<text:s/><text:soft-page-break/>kilkunastu osób w kraju o wyrażenie stanowiska w podstawowych kwestiach dotyczących tego modelu. Jestem merytorycznym i organizacyjnym jakimś animatorem tych prac i chciałem państwa poinformować, ż<text:span text:style-name="T4000">e</text:span><text:s/>zaproszenie do dyskusji przyjęli prof<text:span text:style-name="T4001">.</text:span><text:s/>Józef Gajda, z Akademii Ekonomicznej w<text:s/><text:span text:style-name="T4002">Krakowie</text:span>,<text:span text:style-name="T4003"><text:s/></text:span>prof. Ber<text:s/>Haus z Akademii Ekonomiczn<text:span text:style-name="T4004">ej</text:span><text:s/>we Wrocławiu, dr Andrzej Karpiński działacz gospodarczy, prof. Jan Mujżel - Instytut Nauk Ekonomicznych PAN, prof. Jerzy Rokita rektor Akademii Ekonomicznej w Katowicach, prof. Jan Stachowicz przedstawiciel Polskiej Akademii Nauk, dyrektor Zakładu Nauk Zarządzania Polskiej Akademii<text:s/><text:span text:style-name="T4005">Na</text:span>uk<text:span text:style-name="T4006">.</text:span></text:p>
      <text:p text:style-name="P4007">Przed tym gronem postawiliśmy cały szereg pytań, nie będę odczytywał ich wszystkich, ale przedstawię kilka. Mianowicie zadaliśmy pytania takie: czy jest potrzeba instytucji integrującej całość polityki w dziedzinie górnictwa zarówno w zakresie produkcji jak i sprzedaży na rynku krajowym i zagranicznym, i o<text:s/>charakterze tej<text:s/>instytucji? Dalej, czy niezbędne jest utrzymanie systemu nakazowego oraz na jakich zasadach organizować rozumny zakres wspólnej działalności? Wreszcie czy istnieje potrzeba organizacji skupiającej pewną il<text:span text:style-name="T4008">o</text:span>ść kopalń czy te<text:span text:style-name="T4009">ż</text:span><text:s/>struktura o<text:span text:style-name="T4010">r</text:span>ganizacyjna powinna się oprzeć się na kopalni jako przedsiębiorstwie, będącym podstawowym podmiotem systemu zarządzania? Dalej, jakie powinny być główne rozwiązania systemu ekonomiczno- finansowego i to w obszarze stosunków między górnictwem węglowym a budżetem i w stosunkach wewnętrznych dotyczących przede wszystkim spraw redystrybu<text:span text:style-name="T4011">cji</text:span><text:s/>środków między prze<text:span text:style-name="T4012">ds</text:span>iębiorstwami?</text:p>
      <text:p text:style-name="P4013">Kolejne pytanie to na jakich zasadach winien być skonstruowany s<text:span text:style-name="T4014">y</text:span>stem wynagradzania i przywilejów załó<text:span text:style-name="T4015">g<text:s/></text:span>górniczych? I ostatnie zagadnienie jaki winien być kształt i kompetencje samorządów pracowniczych oraz organizacji związkowych funk<text:span text:style-name="T4016">cjo</text:span>nujących w obszarze górnictw<text:span text:style-name="T4017">a</text:span>.</text:p>
      <text:p text:style-name="P4018">Osoby przeze mnie wymienione przedstawiły pisemne stanowiska i 6 grudnia w ubiegłym roku odbyło się pod auspicjami Prezydium Rady Głównej PTE w [nieczytelne] spotkanie dyskusyjne, gdzie autorzy przedstawili te poszczególne stanowiska.</text:p>
      <text:p text:style-name="P4019">Chciałbym na tej podstawie został sporządzony wstępny dokument syntetyczny opracowany przez zespół w składzie - prof. P<text:span text:style-name="T4020">aj</text:span>estka, Andrzej Matczewski, dr Ewa<text:s/><text:span text:style-name="T4021">H</text:span>orodyńska, któr<text:span text:style-name="T4022">y</text:span><text:s/><text:span text:style-name="T4023">j</text:span>est próbą syntezy tego zagadnienia. I chciałbym nie wnikając w ten zakres wyników poinformować, że zostały zaprezentowane wszystkie właściwie stanowiska w tej sprawie, które co do rozwiązań nie różniły się szczególnie<text:span text:style-name="T4024">.</text:span><text:s/>B<text:span text:style-name="T4025">yła</text:span><text:s/>ogólnie<text:s/><text:span text:style-name="T4026">z</text:span>g<text:span text:style-name="T4027">o</text:span>d<text:span text:style-name="T4028">no</text:span>ść,<text:s/><text:span text:style-name="T4029">ż</text:span>e istniejący system tak ekonomiczno-finansowy jak i system zarządzania - po pierwsze - nie odpowiada, czy nie przystaje do kierunków, kierunkowych założeń reformy gospodarczej.</text:p>
      <text:p text:style-name="P4030">Stwierdzono, że niezbędne jest podjęcie tych prac, które przyspieszą rozwiązania w zakresie planowania produkcji węgla i odrzucono tezę maksymalizac<text:span text:style-name="T4031">ji</text:span><text:s/>produkcji wydobycia węgla<text:span text:style-name="T4032">.</text:span><text:s/>I wiele dalszych szczegółowych zagadnień.</text:p>
      <text:p text:style-name="P4033">Różnice polegały jednakże na opiniach p<text:span text:style-name="T4034">os</text:span>z<text:span text:style-name="T4035">cz</text:span>ególnych autorów na drogach i szybkości dochodzenia do rozwiązania, które dzisiaj jest ogólnie poddawane krytyce. Mogę poinformow<text:span text:style-name="T4036">ać</text:span>,<text:s/><text:span text:style-name="T4037">ż</text:span>e większość osób wymienionych przeze mnie i w dyskusji biorących udział, wypowiedziała się za konsekwentną, lecz ewolucyjną zmianą istniejącego modelu ekonomicznego i z<text:span text:style-name="T4038">ar</text:span>zą<text:span text:style-name="T4039">d</text:span>zania. Jestem tutaj upoważniony do przedstawienia spraw szczegółowych, dlatego że prac są w toku, poinformuję o dalszych trybie.</text:p>
      <text:p text:style-name="P4040">W miesiącu styczniu miała się odbyć druga tura tego spotkania uczestników zebrania, by pogłębić te sprawy i skierować do Wspólnoty, do dyrekcji już pakiet konkretnych propozycji. Inicjatywa polityczna jak<text:span text:style-name="T4041">ą</text:span><text:s/><text:soft-page-break/>jest<text:s/>„stół”<text:s/>spowodowało przesunięcie tej dyskusji i o ile dobrze jestem zorientowany, strona rządowa proponuje by w pracach tego zespołu w drugim etapie wzięli już udział przedstawiciele poszczególnych tutaj orientacji, które biorą udział w dyskus<text:span text:style-name="T4042">ji</text:span><text:s/>wokół problem<text:span text:style-name="T4043">at</text:span>yk<text:span text:style-name="T4044">i</text:span><text:s/>górnictwa.</text:p>
      <text:p text:style-name="P4045">Mogę tak za<text:span text:style-name="T4046">de</text:span>klarować, będąc jednym z głównych organizatorów tych prac, że przy dobrej woli, włączeniu się partnerów proponowanych przez<text:s/>„stół”<text:s/>możliwość opracowania pakietu propozycji kierunkowych dostrzegam w najbliższych 2-3 miesiącach w sposób ostateczny. Natomiast nie potrafię się wypowiedzieć w sprawie tempa prac z pr<text:span text:style-name="T4047">oj</text:span>ektowaniem, konkretnych rozwiązań. Dotyczy to w szczególności planowania systemu planowania i szczegółowych rozwiązań płacowych. Zrozumiałem wypowiedź pana dyrektora Puszczewicza, że termin ocenia na 1990 rok 30 czerwca. W tej sprawie nie mog<text:span text:style-name="T4048">ę</text:span><text:s/>się wypowiedzi<text:span text:style-name="T4049">e</text:span>ć,<text:span text:style-name="T4050"><text:s/></text:span>mogę zadeklarować, że w ciągu najbliższych miesięcy 2-3 po zaakceptowaniu tej formuły pracy zostaną zakoń<text:span text:style-name="T4051">c</text:span>zone co do stanowiska<text:s/><text:span text:style-name="T4052">i</text:span><text:s/><text:span text:style-name="T4053">z</text:span>o<text:span text:style-name="T4054">s</text:span>t<text:span text:style-name="T4055">aną</text:span><text:s/>pr<text:span text:style-name="T4056">z</text:span>edstawione kierownictwu rządowemu<text:span text:style-name="T4057">.</text:span><text:s/>Natomiast tempo prac projektowych, będzie uzależnione przede wszystkim od tego potencjału, który się zdoła skupić i od zaangażowania się działaczy związkowych, kadr kierowniczych bezpośrednio w kopalniach i prze<text:span text:style-name="T4058">ds</text:span>iębiorstwach, bo bez nich tego projektu zrobić się po prostu nie da. Tyle chciałem uwag organizac<text:span text:style-name="T4059">yj</text:span>no- techni<text:span text:style-name="T4060">cz</text:span>nych.</text:p>
      <text:p text:style-name="P4061">Dziękuję.</text:p>
      <text:p text:style-name="P4062"><text:span text:style-name="T4063">Przewodnicząc</text:span><text:span text:style-name="T4064">y</text:span>:</text:p>
      <text:p text:style-name="P4065">Dziękuję bardzo.</text:p>
      <text:p text:style-name="P4066">Proponuję aby głos, żeby ciągnąć ten temat uzupełnić o węgiel brunatny i miedź. Może węgiel brunatny - pan Drozdowski.</text:p>
      <text:p text:style-name="P4067"><text:span text:style-name="T4068">Ob</text:span><text:span text:style-name="T4069">.</text:span><text:span text:style-name="T4070"><text:s/>Drozdowski<text:s/></text:span><text:span text:style-name="T4071">S</text:span><text:span text:style-name="T4072">tanisław</text:span>:</text:p>
      <text:p text:style-name="P4073">Panie Przewodniczący! Szanowni Państwo! Chcę krótko przedstawi<text:span text:style-name="T4074">ć</text:span><text:s/>stanowisko w sprawie systemu ekonomiczno-finansowego w górnictwie węgla brun<text:span text:style-name="T4075">at</text:span>nego. Były już przy naszym stole wystąpienia na ten temat, ale dosyć ogólne. Ja chc<text:span text:style-name="T4076">i</text:span>ałbym złoży<text:span text:style-name="T4077">ć</text:span><text:s/>konkretne propozycje. Wcześniej temat był wielokrotnie podnoszony przez przedstawicieli tego górnictwa w różnych gremiach, w tym również na specjalnym sympozjum zorganizowanym przez nas w listopadzie 1988 roku w Bełchatowie z udziałem praktyków, naukowców i przedstawicieli z<text:span text:style-name="T4078">ai</text:span>nteres<text:span text:style-name="T4079">o</text:span>wanych resortów. Jest zgodny pogląd, że obecny system jest zły i wymaga istotnego zreformowania. Występują różnice poglądów jak to zrobić. Kopalnie dostarczają węgiel brunatny prawie w całości do określonych elektrowni, o określonej mocy, a stąd o ustalonym zapotrzebowaniu na paliwo.</text:p>
      <text:p text:style-name="P4080">Moce elektrowni dostosowano do zasobności złóż oraz technicznie i ekonomiczne uz<text:span text:style-name="T4081">as</text:span>ad<text:span text:style-name="T4082">nio</text:span>n<text:span text:style-name="T4083">eg</text:span>o czasu pracy elektrowni. Stąd możliwości wzrostu produkcji, wzrostu wydobycia są tu istotnie ograniczone, w przeciwieństwie nawet do innych rodzajów górnictwa, nie mówiąc o przemyśle p<text:span text:style-name="T4084">rz</text:span>e<text:span text:style-name="T4085">tw</text:span>órczym.</text:p>
      <text:p text:style-name="P4086">Na wyniki istotny wpływ mają warunki geologiczn<text:span text:style-name="T4087">e</text:span>, które powinny być bezwzględnie w tym systemie uwzględnione<text:span text:style-name="T4088">.</text:span><text:s/>Na energię elektryczną obowiązują ceny urzędowe, zbyt niskie i stale relatywnie do innych cen, a nawet płac malejące. Dam przykład. W połowie lat siedemdzies<text:span text:style-name="T4089">i</text:span>ątych za przec<text:span text:style-name="T4090">i</text:span>ętną pensję można było kupić w Polsce około 2 6000 kilowatogodzin energii elektrycznej.<text:s/><text:span text:style-name="T4091">W</text:span><text:s/>1980 roku ponad 6 800 kilowatogodzin, w 1987 roku około 10 tysięcy kilowatogodzin, oczywiście to tylko jeden przykład, ale nie ulega wątpliwości, że przy rosnącej droż<text:span text:style-name="T4092">y</text:span>źnie, wysokiej inflacji ceny energii elektrycznej w porównaniu do<text:s/><text:soft-page-break/>innych cen i płac relatywnie zmalały.<text:s/></text:p>
      <text:p text:style-name="P4093">W tak bogatym kraju jak Republika F<text:span text:style-name="T4094">e</text:span>deralna Niemiec za 2,6 tys. marek można kupić tylko niewiele ponad 8 tysiące<text:s/><text:span text:style-name="T4095">ki</text:span>lowat<text:span text:style-name="T4096">og</text:span>odzin energii elektryczn<text:span text:style-name="T4097">ej.<text:s/></text:span>Między innym<text:span text:style-name="T4098">i</text:span><text:s/>dlatego ten kraj jest bogaty, gospodarka energooszczędna, a u nas brak wystarcz<text:span text:style-name="T4099">aj</text:span>ącej motywacji zarówno do oszczędzania energii jak i do inwestowania w to oszczędzanie. Na temat tego, dlaczego gospodarka i że w ogóle nie jest energooszczędna już tutaj wiele mówiono na te<text:span text:style-name="T4100">j</text:span><text:s/>sali.</text:p>
      <text:p text:style-name="P4101">Ceny na energię elektryczną jak powiedz<text:span text:style-name="T4102">i</text:span>ałem są cenami urzędowymi. <text:s/><text:span text:style-name="T4103">N</text:span>a węgiel brunatny praktycznie też urzędowymi, chociaż na innym szczeblu decyzyjnym ustalanymi. My zaopatrujemy się po cenach większości umownych i tu pierwszy istotny problem naszego górnictwa i jego systemu ekonomiczno-<text:span text:style-name="T4104">fi</text:span>nansowego.</text:p>
      <text:p text:style-name="P4105">Od cen trzeba więc zacząć reformę systemu. Obecnie biegną prace nad zmianą tych cen na ceny rejonowe, różne dla różnych kopalń uwzględni<text:span text:style-name="T4106">aj</text:span>ące warunki<text:s/><text:span text:style-name="T4107">g</text:span>eologiczne i technologiczne. Proponow<text:span text:style-name="T4108">ali</text:span>śmy, aby były to ceny transakcyjne, względnie transakcyjne na w<text:span text:style-name="T4109">ę</text:span>giel kamienny z uwzględnieniem kaloryczności. Doce<text:span text:style-name="T4110">l</text:span>owo tak być powinno. Musi<text:s/>wzrosnąć cena<text:s/>energii elektrycznej, cena węgla brunatnego i powinien być stworzony mechanizm pozwalający na racjonalną gospodarkę paliwami i energią oraz w znacznym stopniu samo<text:span text:style-name="T4111">fi</text:span>nansowanie się tych przemysł<text:span text:style-name="T4112">ó</text:span>w<text:span text:style-name="T4113">.</text:span></text:p>
      <text:p text:style-name="P4114">To również chyba n<text:span text:style-name="T4115">aj</text:span>lepsze lekarstwo na choroby, która nam grozi na narastający kryzys energetyczny. Sądzę, że na ten temat przy naszym stoliku nie ma istotnych rozbieżności<text:span text:style-name="T4116">.</text:span><text:s/><text:span text:style-name="T4117">I</text:span><text:s/>to chyba jest bardzo ważne. Możemy praktycznie udowodnić, że jesteśmy tu po to, aby osiągnąć porozumienie i postęp w uzgodnieniach, a nie po to, żeby prowadzić wielogodzinne polemiki i stać w miejscu. Ja tak to przynajmniej odbieram ż<text:span text:style-name="T4118">e</text:span><text:s/>t<text:span text:style-name="T4119">a</text:span><text:s/>nasza wielodniowa dyskusja na razie wielkiego postęp nie stworzył<text:span text:style-name="T4120">a.</text:span></text:p>
      <text:p text:style-name="P4121">Konie<text:span text:style-name="T4122">cz</text:span>ność hamowania inflacji jak sądzę ogranicza możliwo<text:span text:style-name="T4123">ś</text:span>ć radykalnego rozwiązania problemu, chociaż ja byłbym zwolennikiem radykalnych rozwiązań. Gdybyśmy je wprowadzili przed paroma laty dziś sytuacja być może byłaby inna. Ale sądzę, że również do przyjęcia jest etapowe dojście do tego celu, które od listopada ubiegłego roku jest przed<text:span text:style-name="T4124">m</text:span>iotem opracowań negocjacji wymagających pilnego zakończenia. W pierwszym etapie mogą być wprowadzone ceny rejonowe do poszczególnych zagłębi górniczo-energetycznych oparte o rzetelny rachunek ekonomiczny i uwzględnia<text:span text:style-name="T4125">ją</text:span>ce warunki geologiczne poszczególnych złóż, ale nie wyższe niż ceny transakcyjne. Ceny te powinny być ustalone na okresy kilkuletnie, między kopalniami a energetyką.</text:p>
      <text:p text:style-name="P4126">Powinien być wdrożony rów<text:span text:style-name="T4127">n</text:span>ież system samoregula<text:span text:style-name="T4128">cj</text:span>i cen z uwzględni<text:span text:style-name="T4129">aj</text:span>ących inflację<text:span text:style-name="T4130">.</text:span><text:s/>Prowadzimy tanią eksploatację i przy takim założeniu większość kopalń będzie rentowna. Takie założenie połączone w jeden system ze zmianą cen energii elektrycznej powinno w zdecydowany sposób wpłynąć na poprawę naliczania kosztów w innych dziedzinach gospodarki, gdzie używa się energii elektrycznej. Oczywiście w drugim etapie powinny być wprowadzone ceny oparte o ceny transakcyjne i sądzę, że to też między nami nie powinno być wątpliwości.</text:p>
      <text:p text:style-name="P4131">Uporządkowanie problemu cen powinno pozwolić również<text:span text:style-name="T4132"><text:s/></text:span>na uporządkowanie problemu płac w górnictwie węgla brunatnego<text:span text:style-name="T4133">.</text:span><text:s/>Tymczasowym rozwiązaniem dotyczącym wynagrodzeń byłyby systemowo-systemowe powiązanie funduszu płac z poziomem wartości sprzedaży węgla. Innym alternatywnym rozwiązaniem byłoby tworzenie środków na wynagrodzenia bezpośrednio w oparciu o ilość wydobywanego<text:s/><text:soft-page-break/>węgla z uwzględnieniem kaloryczności, przez przeliczenie na węgiel umowny i systemową korektę uwzględni<text:span text:style-name="T4134">aj</text:span>ącą inflację.</text:p>
      <text:p text:style-name="P4135"><text:span text:style-name="T4136">O</text:span>czywiście każde z tych rozwiązań powinno uwzględniać wskaźnik 1:1,5, o którym była już tu kilkakrotnie mowa. To łączenie systemowo-korygowaną ceną będzie mobilizowało do dostaw lepszych jakościowo i do gospodarności, aby zapewnić środki na płace i na zyski. Oczywiście w miarę reformowania gospodarki również tworzenie środków na wynagrodzenia powinno być mniej dyscyplinowane i bardziej motywujące, a stąd o ich wysokości powinny decydować wyłącznie możliwości finansowe kopal<text:span text:style-name="T4137">ń</text:span>, bez dodatkowych antyin<text:span text:style-name="T4138">fl</text:span>acyjnych ograniczników.</text:p>
      <text:p text:style-name="P4139">Inwestycje utrzymujące powinny być finansowane w ciężar kosztów wydobycia. Nie dają przyrostów produkcji i są w tym górnictwie i duże, i nieodzowne. Sądzę, że takie rozwiązania oczywiście uszczegółowione powinny pozwolić na zbudowanie poprawnego syste<text:span text:style-name="T4140">m</text:span>u ekonomiczno-finansowego motywującego do gospodarności, wzrostu wydajności i pozwal<text:span text:style-name="T4141">aj</text:span>ącego na wypracowanie istotnego wzrostu płac bez większych zagrożeń dla napędzania inflacji.</text:p>
      <text:p text:style-name="P4142">I teraz jeszc<text:span text:style-name="T4143">z</text:span>e kilka słów komentarza<text:span text:style-name="T4144">.</text:span><text:s/>Górnicy wę<text:span text:style-name="T4145">g</text:span>la brunatnego w dużej części pracują w tzw.<text:s/><text:span text:style-name="T4146">s</text:span>ystemie czterobrygadowym, w sposób ciągły przez cały rok, w trudnych warunkach terenowych i atmos<text:span text:style-name="T4147">fe</text:span>r<text:span text:style-name="T4148">ycz</text:span>n<text:span text:style-name="T4149">yc</text:span>h, z wydłużonym dojazdem do pracy, po wielokilometrow<text:span text:style-name="T4150">yc</text:span>h bezdrożach odkr<text:span text:style-name="T4151">yw</text:span>ek<text:s/><text:span text:style-name="T4152">i</text:span><text:s/>zwałowisk. Mimo tego są wynagradzani nieadekwatnie do tych warunków i wysiłku, i w sposób mało motywujący. Tworzy to określone napięcia i problemy, których powinniśmy unikać.</text:p>
      <text:p text:style-name="P4153">Zreformowany system ekonomiczno-finansowy w górnictwie węgla brunatnego powinien pozwolić również na poprawę górniczych wynagrodzeń. Sądzę, że moja propozycja jest w pełni możliwa do przyjęcia przez wszystkie reprezentowane tu strony.</text:p>
      <text:p text:style-name="P4154">Dzięku<text:span text:style-name="T4155">ję</text:span><text:s/>za uwagę.</text:p>
      <text:p text:style-name="P4156"><text:span text:style-name="T4157">Przewodnicząc</text:span><text:span text:style-name="T4158">y</text:span><text:span text:style-name="T4159">:</text:span></text:p>
      <text:p text:style-name="P4160">Dziękuję bardzo, panu Drozdowskiemu.</text:p>
      <text:p text:style-name="P4161">Proszę o zabranie głosu przez pana dyrektora Zia<text:span text:style-name="T4162">ję</text:span><text:s/>- miedź.</text:p>
      <text:p text:style-name="P4163"><text:span text:style-name="T4164">D</text:span><text:span text:style-name="T4165">yr.</text:span><text:span text:style-name="T4166"><text:s/>Kazimierz Z</text:span><text:span text:style-name="T4167">i</text:span><text:span text:style-name="T4168">a</text:span><text:span text:style-name="T4169">ja</text:span><text:span text:style-name="T4170"><text:s/>- przemysł miedziowy</text:span>:</text:p>
      <text:p text:style-name="P4171">Chciałem również w imieniu tego przemysłu zgłosić parę uwag przy<text:s/>„okrągłym stole”<text:s/>na temat systemu ekonomiczno-<text:span text:style-name="T4172">fi</text:span>nansowego. Uważamy, że konieczna jest prowadzenie działalności eksploatac<text:span text:style-name="T4173">yj</text:span>nej kopalń w oparciu ogólnie o obowiązujące zasady gospodarki finansowej. Tak jak każda działalność gospodarcza, również górnicza działalność eksploatacyjna musi być poddana rygorom rachunku ekonomicznego oraz zweryfikowana opłacalnością ekonomiczną produkcji górniczej. Z tym jednak, że dla zapewnienia obiektywności tego rachunku sprawą pierwotną jest stworzenie warunków prawidłowej oceny do których w pierwszej kolejności należy zaliczyć zastosowanie prawidłowego układu cen.</text:p>
      <text:p text:style-name="P4174">Obiektywność cen na kopaliny i surowce uzyskać można poprzez formułowanie ceny w oparciu o ceny transakcyjne światowe, osiągane w eksporcie. I ta zasada powinna być bezwzględnie przestrzegana w odniesieniu do<text:s/><text:span text:style-name="T4175">w</text:span>szystkich surowców.</text:p>
      <text:p text:style-name="P4176">Dla informacji pragnę podać, że w chwili obecnej cena krajowa miedzi ograniczona została maksymalnym wskaźnikiem wzrostu wynoszącym 60 proc. ceny transakc<text:span text:style-name="T4177">yj</text:span>nej, co powoduje brak prawidłowego rachunku ekonomicznego opłacalności produkcji miedzi, ukryte dotowanie przemysłów<text:s/><text:soft-page-break/>przetwórczych, brak zachęty do oszczędnego gospodarowania surowcami.</text:p>
      <text:p text:style-name="P4178">Takiego, nazwałbym to, irrac<text:span text:style-name="T4179">jo</text:span>nalnego układu cen nie usprawiedliwia w żadnym wypadku teza o konieczności ograniczenia inflacji. Urealnienie poziomu cen miedzi do<text:s/>warunków obiektywnych, wynikających<text:s/><text:span text:style-name="T4180">z</text:span><text:s/>cen<text:s/><text:span text:style-name="T4181">tr</text:span>ansakc<text:span text:style-name="T4182">yjnyc</text:span>h, miałoby niewielki wpływ na wzrost kosztów utrzymania z uwagi na minimalny udział miedzi w wartości wyrobów rynkowych<text:span text:style-name="T4183">.</text:span></text:p>
      <text:p text:style-name="P4184">Drugim zagadnieniem związanym z systemem ekonomiczno-finansowym jest problem rentowności poszczególn<text:span text:style-name="T4185">yc</text:span>h kopalń wynikającej z różnorodnego okruszco<text:span text:style-name="T4186">w</text:span>ania kopaliny użytecznej oraz odmiennych kosztów eksploatacji związanych z warunkami eksploatac<text:span text:style-name="T4187">yj</text:span>nymi. W zagłębiu miedziowym obiektywne warunki okruszcowania rudy, zaleganie złoża oraz pozostałych warunków eksploatacyjnych sprawiają, że rentowność poszczególnych kopalń jest znacznie zróżnicowana<text:span text:style-name="T4188">.</text:span><text:s/>Dlatego też w ramach wszystkich kopalń rud miedzi wprowadzona została instytucja renty górniczej, od ub. roku, pełniąca rolę instrumentu obiektywizu<text:span text:style-name="T4189">ją</text:span>cego wyniki ekonomiczne zakładów górniczych do poziomu krańcowych warunków jakościowych i eksploatacyjnych istniejących w poszczególnych kopalniach<text:span text:style-name="T4190">.</text:span></text:p>
      <text:p text:style-name="P4191">Opowiadając się więc za obowiązywaniem systemu ekonomiczno-finansowego w górnictwie według zasad ogólnych, bowiem specyfika górnictwa polega na uzależnieniu efektywności ekonomicznej od warunków złożonych eksploatowanej kopaliny, koniecznym jest stosowanie renty górniczej obiektywizu<text:span text:style-name="T4192">ją</text:span>cej efekty poszczególnych kopalń<text:span text:style-name="T4193">.</text:span></text:p>
      <text:p text:style-name="P4194">Wreszcie na zakończenie tej części wypowiedzi chciałbym odnieść s<text:span text:style-name="T4195">i</text:span>ę do zagadnień związanych z koniecznością interwencjonizmu państwowego dla utrzymania poziomu wydobycia surowców<text:span text:style-name="T4196">.</text:span></text:p>
      <text:p text:style-name="P4197">Obecnie obowiązujące warunki kredytowe, w tym głównie stopa odsetek bankowych od kredytów inwestycyjnych, eliminuje praktycznie możliwości jakichkolwiek inwestycji w górnictwie finansowanych z kredytów bankowych. Wysoka kapitał<text:span text:style-name="T4198">oc</text:span>hłonność inwestycji górniczych oraz odsetki bankowe od kredytów inwestycyjnych w wysokości około 60 proc. nie będą uzasadniały w przyszłości żadnych inwestycji, również odtworzeniowych z uwagi na brak spełnienia podstawowego kryterium, jakim jest wskaźnik ekonomiczny efektywności tych inwestycji.</text:p>
      <text:p text:style-name="P4199">Mówiąc to bardziej obrazowo, jeżeli przyszłoby dzisiaj rozpatrywać np. efektywność ekonomiczną budowy np. kopalni<text:s/>„Rudna<text:span text:style-name="T4200">”</text:span>, najbogatszej i bardzo dzisiaj rentown<text:span text:style-name="T4201">ej</text:span>,<text:span text:style-name="T4202"><text:s/></text:span>w oparciu o kredyty inwestycyjne, to rachunek ekonomiczny efektywności tego zadania byłby niekorzystny.</text:p>
      <text:p text:style-name="P4203">Warunkiem zatem utrzymania bądź rozwoju bazy surowcowej musi być zastosowanie preferencji w stopie odsetek bankowych dla inwestycji górniczych.</text:p>
      <text:p text:style-name="P4204">I na zakończenie wniosek, w zakresie systemu ekonomiczno-finansowego konieczne jest wprowadzenie warunków umożliwia<text:span text:style-name="T4205">ją</text:span>c<text:span text:style-name="T4206">yc</text:span>h<text:s/><text:span text:style-name="T4207">fu</text:span>n<text:span text:style-name="T4208">kcjo</text:span>n<text:span text:style-name="T4209">ow</text:span>a<text:span text:style-name="T4210">ni</text:span>e jednostek przemysłu wydobywczego według ogólnie obowiązu<text:span text:style-name="T4211">ją</text:span>cych zasad. Warunkami podstawowymi w tym zakresie jest urealnienie cen wydobywc<text:span text:style-name="T4212">zy</text:span>ch surowców do wysokości wynikającej z ceny światowej.</text:p>
      <text:p text:style-name="P4213">Dzięku<text:span text:style-name="T4214">ję</text:span>.</text:p>
      <text:p text:style-name="P4215"><text:span text:style-name="T4216">Przewodnicząc</text:span><text:span text:style-name="T4217">y</text:span>:</text:p>
      <text:p text:style-name="P4218">Dzięku<text:span text:style-name="T4219">ję</text:span><text:s/>bardzo. Proszę, pan S<text:span text:style-name="T4220">tę</text:span>pień.</text:p>
      <text:p text:style-name="P4221"><text:span text:style-name="T4222">O</text:span><text:span text:style-name="T4223">b</text:span><text:span text:style-name="T4224">.</text:span><text:span text:style-name="T4225"><text:s/>Władysław St</text:span><text:span text:style-name="T4226">ęp</text:span><text:span text:style-name="T4227">ie</text:span><text:span text:style-name="T4228">ń</text:span><text:span text:style-name="T4229">:</text:span></text:p>
      <text:p text:style-name="P4230">Ja mam pytanie do pana ministra Gustka, czy strona rządowa ma również przygotowaną<text:s/><text:soft-page-break/>charakterystykę w zakresie sytuacji ekonomiczn<text:span text:style-name="T4231">o</text:span>-finansowej w górnictwie surowców chemicznych i mineralnych, w górnictwie siarki, w górnictwie skalnym?</text:p>
      <text:p text:style-name="P4232">Proszę o tym nie zapominać<text:span text:style-name="T4233">.</text:span><text:s/>Ja zgłosiłem te tematy 17 lutego.</text:p>
      <text:p text:style-name="P4234">Dzięku<text:span text:style-name="T4235">ję</text:span>.</text:p>
      <text:p text:style-name="P4236"><text:span text:style-name="T4237">Przewodniczący</text:span>:</text:p>
      <text:p text:style-name="P4238">Dzięku<text:span text:style-name="T4239">ję</text:span><text:s/>bardzo.</text:p>
      <text:p text:style-name="P4240">Proponu<text:span text:style-name="T4241">ję</text:span>, aby głos zabrał pan dyrektor Kociela.</text:p>
      <text:p text:style-name="P4242"><text:span text:style-name="T4243">D</text:span><text:span text:style-name="T4244">yr. Wacław Koci</text:span><text:span text:style-name="T4245">el</text:span><text:span text:style-name="T4246">a - Wspólnota Węgla Kamiennego</text:span>:</text:p>
      <text:p text:style-name="P4247">Proszę państwa, ja mam przedstawić stanowisko naszej strony dotyczące systemu kierowania i zarządzania przemysłem wydobywczym.</text:p>
      <text:p text:style-name="P4248">Ponieważ moja wypowiedź jest integralnie związana z całą dyskusją poprzednią, począwszy od wypowiedzi prof. Lisowskiego, a skończywszy na ostatniej wypowiedzi pana doc. M<text:span text:style-name="T4249">at</text:span>cz<text:span text:style-name="T4250">ew</text:span>skiego, siłą rzeczy w moim wystąpieniu będzie cały szereg elementów pominiętych. Pominięta również będzie cała strona systemu ekonomiczno-finansowego, która jako integralna część zarządzania została tutaj przed chwilą omówiona.</text:p>
      <text:p text:style-name="P4251">Nasze stanowisko, co szczególnie pragnę podkreślić, opiera się na wieloletnim dorobku doświadczeniach polskich i państw liczących się na światowym rynku górniczym. Na obecnym poziomie wiedzy i w praktyce górniczej nie ma przykładu sam<text:span text:style-name="T4252">od</text:span>zielno<text:span text:style-name="T4253">śc</text:span>i zakładu górniczo-wydobywczego w skali światowej. Wszystkie zakłady górnicze wchodzą w skład koncernów węglowych lub wielobranżow<text:span text:style-name="T4254">yc</text:span>h koncernów przem<text:span text:style-name="T4255">ys</text:span>łowych. Przykładami tutaj mogą być w Stanach Zjednoczonych U.S. Steel, w Związku Radzieckim są z<text:span text:style-name="T4256">je</text:span>dnoczenia, w Wielkiej Brytanii British Co... w Republice Federalnej Niemiec Deutsche Ruhrkohle.</text:p>
      <text:p text:style-name="P4257">Na dzień dzisiejszy przemysł węgłowy decyzją ustawową polskiego Sejmu<text:s/><text:span text:style-name="T4258">zor</text:span>gan<text:span text:style-name="T4259">izow</text:span>any jest we Wspólnocie Węgla Kamiennego, która jest organizacją gospodarczą typu koncernowego. Jednocześnie decyzją premiera utworzono 5 przedsiębiorstw eksploatacji węgla, Przedsiębiorstwo Robót Górniczych i Przedsiębiorstwa Automatyzac<text:span text:style-name="T4260">ji</text:span><text:s/>i Mechanizacji Elektroniki Górniczej<text:s/>„Polmak-Emak”, a więc utworzono wielozakładowe organizmy gospodarcze.</text:p>
      <text:p text:style-name="P4261">Tworząc taki model zarządzania i kierowania przemysłem węglowym miano na uwadze trzy uwarunkowania. Pierwsze, to<text:s/><text:span text:style-name="T4262">uwar</text:span>un<text:span text:style-name="T4263">kow</text:span>a<text:span text:style-name="T4264">nie</text:span><text:s/>górniczo-techniczne, soczewkowe skupiające wszystkie zasady prowadzenia ruchu zakładu górniczego od gospodarki złożem, po sprawy socjalne załóg górniczych.</text:p>
      <text:p text:style-name="P4265">Drugie, to organiczny związek, jaki istnieje między systemem ekonomiczno-finansowym a strukturami zarządzania. Szeroko przedstawił to zagadnienie dyr. Helski, ujmując kompleksowo tę współzależność.</text:p>
      <text:p text:style-name="P4266">Trzecie, to uwarun<text:span text:style-name="T4267">kow</text:span>a<text:span text:style-name="T4268">ni</text:span>a społeczne i prawne, w jakich pracuje górnictwo.</text:p>
      <text:p text:style-name="P4269">Ad 1. Polski przemysł węglowy zorganizowany jest w trzech zagłębiach, o zasobach bilansowych 63 mld ton węgla. Dominującą rolę spełnia Górnośląskie Zagłębie Węglowe, posiadające 55,6 mld ton zapasów bilansowych o powierzchni złoża ogółem 4 500 km<text:span text:style-name="T4270">2</text:span>, przy czym powierzchnia obszarów górniczych kopalń czynnych oraz kopalń w budowie wynosi 1 850 km<text:span text:style-name="T4271">2</text:span>, z tego skrawka ziemi pochodzi 90 proc. polskiego węgla.</text:p>
      <text:soft-page-break/>
      <text:p text:style-name="P4272">Modelowo wszystkie zakłady górnicze zgrupowane są we Wspólnocie, a więc organizacji gospodarczej o strukturze koncernowej. Model ten sprawdził się i zapewnia społeczeństwu, i państwu bieżące i przyszłościowe pokrycie potrzeb na paliwo pierwotne.</text:p>
      <text:p text:style-name="P4273">Natomiast wielozakładowe struktury organizacji zakładów górniczych zapewniają: elastyczną, zależną od potrzeb zmianę obszarów górniczych kopalń, zarówno w poszczególnych pokładach, jak i w całych n<text:span text:style-name="T4274">ad</text:span>aniach górniczych. Umożliwia to prowadzenie efektywnej eksploatacji, szczególnie w rejonach zaburzonych uskokami, w rejonach<text:s/>półpożarowych<text:s/>i filarów ochronnych. Kompetencje te są szczególnie ważne, przy podejmowaniu decyzji o zagospodarowaniu obszarów rezerwowych, które muszą być przyporządkowane bądź Wspólnocie, bądź przedsiębiorstwu wielozakładowemu, a nie pojedynczym kopalniom.</text:p>
      <text:p text:style-name="P4275">Prowadzenie optymalnej gospodarki złożem, polegające<text:s/><text:span text:style-name="T4276">na</text:span><text:s/>optymalnym wydobyciu<text:s/><text:span text:style-name="T4277">udo</text:span>s<text:span text:style-name="T4278">t</text:span>ę<text:span text:style-name="T4279">pn</text:span><text:span text:style-name="T4280">i</text:span><text:span text:style-name="T4281">onych</text:span><text:s/></text:p>
      <text:p text:style-name="P4282">zasobów w obszarach górniczych.</text:p>
      <text:p text:style-name="P4283">Biorąc pod uwagę np. geologię i tektonikę niecki górnośląski<text:span text:style-name="T4284">ej,</text:span><text:s/>jej małą powierzchnię i<text:s/><text:span text:style-name="T4285">w</text:span>ielką zasobność w pionie, jest to zadanie szczególnie trudne, bezwzględnie wymaga koordynacji frontów eksploatacyjnych kilku kopalń na niewielkim i mocno zurbanizowanym terenie.</text:p>
      <text:p text:style-name="P4286">Zdolność produkcyjna poszczególnych kopalń jest zdeterminowana ich wzajemną współzależnością frontów i musi być koordynowana. Wszelkie odstępstwa od tej zasady spowodować mogą znaczne szkody na powierzchni, a tym samym zakłócić funkc<text:span text:style-name="T4287">jo</text:span>nowanie pozostałych zakładów pracy i doprowadzić do znacznego pogorszenia warunków życia ludności.</text:p>
      <text:p text:style-name="P4288">Struktura zakładowych przedsiębiorstw zapewnia efektywniejszą gospodarkę majątkiem trwałym. Współczesna kopalnia wyposażona jest w wielomiliardowe środki produkcji, których prawidłowe wykorzystanie możliwe jest jedynie tylko w skali kilku kopalń. Prowadzenie skutecznej likwidacji podstawowych zagrożeń górniczych ze szczególnym uwzględnieniem<text:s/>tąpań, pożarów, wyrzutów gazów i skał, czy zagrożeń metanowych, z równoczesnym wykorzystaniem tego surowca.</text:p>
      <text:p text:style-name="P4289">W warunkach wzajemnego powiązania obszarów górniczych kopalń z często wyrobiskami górniczymi stwarza bezwzględny wymóg walki z tymi zagrożeniami w skali kilku kopalń. Organiz<text:span text:style-name="T4290">ac</text:span>yjnie taką platformą są wielozakładowe przedsiębiorstwa, będące rękojmią zapewnienia bezpieczeństwa załóg górniczych.</text:p>
      <text:p text:style-name="P4291">Selektywną eksploatację pokładów, której zadaniem jest zapewnienie krajowi i na eksport węgla określonych parametrów, przepraszam, w parametrach jakościowych. Szczególnie zaś dla koksownictwa<text:s/><text:span text:style-name="T4292">i</text:span><text:s/>kompleksu rolno-spożywczego. Powoduje to potrzebę intensyfikacji wydobycia w jednych kopalniach, kosztem drugich. Problem ten musi i może rozwiązywać jedynie wielozakładowy organizm gospodarczy, a nie pojedyncza kopalnia.</text:p>
      <text:p text:style-name="P4293">Zagadnienie koordynacji i polityki w zakresie składowania i utylizacji odpadów, będących produktem przeróbki mechanicznej węgla. Jest to nie do rozwiązania przez jedną kopalnię. Problem ten ma swój wyraz zarówno po stronie technicznej, chodzi o wykorzystanie odpadów popłuczkowych dla celów przemysłowych, jak również ich lokalizację na dole kopalń oraz ma to zagadnienie swój aspekt ekologiczny, minimalizacja ujemnych skutków zwałowania odpadów.</text:p>
      <text:p text:style-name="P4294">Ze względu na ważność i uciążliwość wyżej wymienionego problemu, wymagana jest koordynacja działalności między kopalniami i kompleksowe jego rozwiązywanie z udziałem terenowych ogniw władzy<text:s/><text:soft-page-break/>państwowej.</text:p>
      <text:p text:style-name="P4295">Rozwiązywanie istotnej sprawy skoordynowania działalności kopalń w zakresie gospodarki wodno-ściekowej ze szczególnym uwzględnieniem problemu wód słonych.</text:p>
      <text:p text:style-name="P4296">Jest to bariera rozwoju dla wschodniego rejonu niecki górnośląskiej i to zarówno ze względów inwestycyjnych, jak również osiągania docelowych zdolności produkcyjnych przez kopalnie już pracujące w tym rejonie.</text:p>
      <text:p text:style-name="P4297">Rozwiązanie tego technicznie skomplikowanego zagadnienia wymaga wielomiliardowych nakładów na co nie stać jednej kopalni, a prowadzone przy współpracy z zagranicą w oparciu o unikatowe i najnowocześniejsze rozwiązania w skali światow<text:span text:style-name="T4298">ej,</text:span><text:s/>niespotykane jest dotychczas w naszej praktyce górniczej.</text:p>
      <text:p text:style-name="P4299">Wielozakładowe przedsiębiorstwa eksploatacji węgla skuteczniej prowadzą działa<text:span text:style-name="T4300">l</text:span>ność na terenie poszczególnych jednostek administracyjnych w zakresie naprawy szkód górniczych, w ramach obowiązujących w tym zakresie przepisów prawa górniczego. Działalność ta wymagająca pracy wyspecjalizowanych przedsiębiorstw budowlanych, kolejowych i drogowych, zapewniana jest przez zgrupowane we Wspólnocie przedsiębiorstwa bud<text:span text:style-name="T4301">owla</text:span>no-mo<text:span text:style-name="T4302">ntaż</text:span>owe, których znaczna część potencjału kierowana jest na tą działalność.</text:p>
      <text:p text:style-name="P4303">Przedsiębiorstwa eksploatacji efektywniej zapewniają rozwiązanie również szeregu innych kwestii technicznych, jak np. wspólne użytkowanie szybów wentylacyjnych, podsadzki, wykorzystanie zdolności produkcyjnych zakładów przeróbczych, ze szczególnym uwzględnieniem płuczek miałowych, prowadzanie polityki, jednolit<text:span text:style-name="T4304">e</text:span>j polityki, koncentrację sił i środków na problemach rozwoju postępu technicznego.<text:s/>I tak poczynając od systemów eksploatacji pokładów, których wydobycie na obecnym poziomie stosowanej techniki jest szczególnie trudne, mam na myśli pokłady stojące, do zasobów których obecnie pokłady strome - przepraszam - do zasobów, których obecnie nie eksploatujemy, pokłady stojące, do rozwoju produkcji maszyn górniczych odpowiadających współczesnym wymaganiom techniki, a mających doprowadzić do wycofania ludzi ze ścian i sterowania mas<text:span text:style-name="T4305">z</text:span>ynami i obudową górniczą z chodników nad i pod<text:span text:style-name="T4306">ś</text:span>cianową.</text:p>
      <text:p text:style-name="P4307">Zakładamy, że rozwój tego procesu doprowadzi docelowo do sterowania tymi operacjami z centralnej dyspozytorni kopalni czyli z powierzchni.</text:p>
      <text:p text:style-name="P4308">Wprowadzenie produkcji maszyn i urządzeń górniczych, mających odciążyć g<text:span text:style-name="T4309">ó</text:span>rnika od najbardziej uciążliwych czynności j<text:span text:style-name="T4310">a</text:span>k transport materiałów, wznoszenie obudowy chodnikowej, likwidację i zbro<text:span text:style-name="T4311">j</text:span>enie ścian.</text:p>
      <text:p text:style-name="P4312">Postęp techniczny zapewni dalsze doskonalenie maszyn przeróbczych, komputerowego nimi sterowania, co w efekcie pozwoli na minimalizację zatrudnienia w tych zakładach. Rozwój postępu technicznego i zaplecza naukowo-badawczego górnictwa może być jedynie rozwiązywane przez skojarzony i spójny układ organizacyjny, który tworzą wielozakładowe struktury przedsiębiorstw i wspólnoty.</text:p>
      <text:p text:style-name="P4313">Działalność produkcyjno-techniczna zakładów górniczych wymaga koncentracji środków, wytyczenia priorytetów ich wykorzystania i bieżącego śledzenia efektywności gospodarowania nimi.</text:p>
      <text:p text:style-name="P4314">Wyżej wymienionym zagadnieniom wypowiadał się również pan dy<text:span text:style-name="T4315">r.</text:span><text:s/>Helski<text:span text:style-name="T4316">.</text:span></text:p>
      <text:soft-page-break/>
      <text:p text:style-name="P4317">W punkcie trzecim - w ciągu szeregu lat powojennych, przemysł węglowy przechodził różne fazy zmian organizacyjnych. Każdorazowo struktury dostosowywane były do wielkości zakładanych zadań wydobywczych. I tak od Centralnego Zarządu Przemysłu Węgłowego przy wielkości wydobycia około 30 mln ton w roku 1947 przeszliśmy przez organizację zjednoczeń, zrzeszeń, gwarectw, tworząc niespełna cztery miesiące temu przedsiębiorstwa eksploatacji węgla, przy od paru lat u<text:span text:style-name="T4318">st</text:span>abilizowanym poziomie wydobycia ca 190 mln ton.</text:p>
      <text:p text:style-name="P4319">W latach 1983-1989 przemysł węglowy i jego kadra przeszła 3-krotną zmianę organizacji zarządzania. Te częste zmiany powodowane były poszukiwaniem właściwej formy organizacyjnej dostosowanej do zasad reformy gospodarcz<text:span text:style-name="T4320">ej.</text:span></text:p>
      <text:p text:style-name="P4321">Ostatnia zmiana modelu sterowania przemysłem węglowym, prócz ewidentnych oszczędności 900 etatów na stanowiskach nierobotniczych, spowodowała przesunięcie szeregu kompetenc<text:span text:style-name="T4322">ji</text:span><text:s/>do kopalń, a tym samym zwiększenie udziału załóg w zarządzaniu zakładami górniczymi.</text:p>
      <text:p text:style-name="P4323">Aktualnie w całej Wspólnocie Węgla Kamiennego zatrudnionych jest ogółem 608 185 pracowników w tym na stanowiskach nierobotniczych 94 269, co stanowi 15,5 proc. ogólnego zatrudnienia.</text:p>
      <text:p text:style-name="P4324"><text:span text:style-name="T4325">Z</text:span><text:s/>kolei w przedsiębiorstwach eksploatacji węgla na stanowiskach nierobotniczych<text:s/><text:span text:style-name="T4326">zatr</text:span>udn<text:span text:style-name="T4327">io</text:span>n<text:span text:style-name="T4328">yc</text:span>h jest 56 300 pracowników, co stanowi 12,1 proc. ogólnego zatrudnienia.</text:p>
      <text:p text:style-name="P4329">W kopalniach węgla kamiennego natomiast zatrudnionych jest 428 161 pracowników, w tym na stanowiskach nierobotniczych<text:s/>–<text:s/>4<text:span text:style-name="T4330">8</text:span><text:span text:style-name="T4331"> </text:span>962 , co stanowi 11,4 proc.</text:p>
      <text:p text:style-name="P4332">Chcę tylko dopowiedzieć, że te cyfry nie mają porównania do żadnego Innego przemysłu w naszym kraju.</text:p>
      <text:p text:style-name="P4333">Powyższe liczby wskazują dobitnie i jednoznacznie, że w stosunku do innych przemysłów wskaźnik zatrudnienia pracowników na stanowiskach nierobotniczych, we Wspólnocie Węgla Kamiennego jest najniższy.</text:p>
      <text:p text:style-name="P4334">Ukonstytuowany model zarządzania i kierowania przemysłem węglowym dostosowany jest do aktualnego poziomu<text:s/>wydobycia odpowiada<text:span text:style-name="T4335">ją</text:span>cego potrzebom gospodarki.</text:p>
      <text:p text:style-name="P4336">Obecnie zreformowany w państwie system zarządzania gospodarką narodową wyznacza inną rolę ministerstwom, które z funkcji branżowych stały się ministerstwami o charakterze funkcyjnym. Stąd też Minister Przemysłu przekazał swoje uprawnienia w zakresie zarządzania Wspólnocie Węgla Kamiennego. Odpowiada to przyjętej koncernowej organizacji przemysłu węglowego.</text:p>
      <text:p text:style-name="P4337">Społeczne uw<text:span text:style-name="T4338">ar</text:span>unk<text:span text:style-name="T4339">ow</text:span>ania wydobycia węgla kamiennego szczególnie w województwie katowickim spowodują spadek zdolności wydobywczych kopalń. Dotyczy to możliwości odtworzenia zanikających zdolności wydobywczych kopalń w rejonie Zagłębia Dąbrowskiego i niecki bytomskiej, przy braku możliwości intensyfikacji wydobycia w pozostałych rejonach Górnośląskiego Zagłębia Węglowego.</text:p>
      <text:p text:style-name="P4340">Utworzone ostatnio przedsiębiorstwa eksploatacji węgla w systemie ustrojowym naszego państwa, spełniają prócz roli produkcyjnej także szereg funkcji społecznych. Są przygotowane do likwidacji niekorzystnych zjawisk związanych z górniczą działalnością. Prowadzą działalność w zakresie budownictwa mieszkaniowego różnych form, organizacji wypoczynku, rozwoju kultury i sportu. Jest to działalność z punktu widzenia społecznego niezwykle p<text:span text:style-name="T4341">ot</text:span>rzebna.<text:s/>I w żadnym przypadku nie może być pominięta w<text:s/><text:span text:style-name="T4342">r</text:span>ozważaniach na temat struktur organizacyjnych przemysłu węglowego.</text:p>
      <text:soft-page-break/>
      <text:p text:style-name="P4343">Jest rzeczą trudno wyobrażalną, by wybudowane przy współudziale naszych załóg ośrodki wypoczynkowe i sportowe<text:s/><text:span text:style-name="T4344">mogł</text:span>y być rozwijane efektywnie<text:s/>i wykorzystywane<text:s/>przez<text:s/>pojedyncze kopalnie.</text:p>
      <text:p text:style-name="P4345">Doświadczenia organizacyjne oraz dyspozycyjność<text:s/><text:span text:style-name="T4346">fu</text:span>nk<text:span text:style-name="T4347">cjo</text:span>nowania struktur w tych podstawowych formach przy prowadzonych w minionych latach modyfika<text:span text:style-name="T4348">cj</text:span>ach i usprawnieniach działalności techniczno-organizacyjnej dowiodły, że aktualna struktura daje gwarancję panowania nad procesem wydobywczym, do<text:s/>n<text:span text:style-name="T4349">iepor</text:span>ównyw<text:span text:style-name="T4350">an</text:span>ej<text:s/>w stosunku do innej gałęzi specyfice przemysłu w warunkach złożonych gospodarczych, jakie obecnie u nas występują.</text:p>
      <text:p text:style-name="P4351">Należy mieć na uwadze, że przemysł wydobywczy jest i na długie lata pozostanie znaczącym, podstawowym ogniwem w gospodarce narodow<text:span text:style-name="T4352">ej.</text:span><text:s/>Nie można dopuścić, aby eksperymenty organizacyjne odbiły się negatywnie na jego zdolności.</text:p>
      <text:p text:style-name="P4353">Stwierdzamy, że na podstawie przedstawionych argumentów uzyskanych efektów gospodarczych, obecnie przyjęty i zatwierdzony przez władze państwowe system zarządzania przemysłem węglowym odpowiada interesom górnictwa i gospodarki narodowej.</text:p>
      <text:p text:style-name="P4354">Ja chcę powiedzieć, że uzupełnieniem mojego tutejszego wystąpienia, jak już powiedziałem na wstępie - były wszystkie pozostałe sprawy. I że stwierdzamy, że mocno liczymy na działalność zespołu, o którym mówił tutaj doc. M<text:span text:style-name="T4355">at</text:span>czewski i z działalności, którego to zespołu wyniknie sprawa dostosowania nowych struktur organizacyjnych do aktualnego systemu ekonomiczno-finansowego<text:span text:style-name="T4356">.</text:span></text:p>
      <text:p text:style-name="P4357">D<text:span text:style-name="T4358">zi</text:span>ęku<text:span text:style-name="T4359">ję</text:span><text:s/>za uwagę.</text:p>
      <text:p text:style-name="P4360"><text:span text:style-name="T4361">Przewodniczący</text:span>:</text:p>
      <text:p text:style-name="P4362">Dziękuję bardzo.</text:p>
      <text:p text:style-name="P4363">Proszę panów, przedstawiliśmy skondensowaną<text:s/><text:span text:style-name="T4364">s</text:span>prawę ewentualnego consensusu. Przedstawiliśmy sprawy związane z systemem finansowo-ekonomicznym w węglu kamiennym, brunatnym i w przemyśle metali nieżelaznych.<text:s/>Przedstawiliśmy zagadnienie wynikające stąd zagadnienie struktur. Zaproponowaliśmy, to znaczy wyszliśmy z zaproszeniem do współpracy w zakresie opracowywania tego systemu finansowo-ekonomicznego i wynikających stąd struktur.</text:p>
      <text:p text:style-name="P4365">Ja mam konkretną propozycję - abyśmy, jeżeli państwo się na to zgodzą, na dzisiaj zakończyli. Bo od dziesiątej godziny, a już jest godzina osiemnasta jest to nieefektywne i niehigieniczne nawet. I tutaj ludzie są już zmęczeni, a co niektórzy systemem angielskim wybyw<text:span text:style-name="T4366">aj</text:span>ą<text:span text:style-name="T4367">.</text:span></text:p>
      <text:p text:style-name="P4368">Mam taką propozycję, żebyśmy na dzisiaj skończyli i rozpoczęli na ten temat dyskusję juro o godzinie 10-ej. A o godzinie 9-ej - przynajmniej tutaj do mnie tak dotarło jutro by się zebrał zespół redakcyjny do sprawy czasu pracy. Taki jest mój konkretny wniosek.</text:p>
      <text:p text:style-name="P4369"><text:span text:style-name="T4370">Ob. Piotrowski</text:span>:</text:p>
      <text:p text:style-name="P4371">Ja już to słyszałem. Jest to zaakceptowane zarówno przez OPZZ jak i przez naszą strukturę.</text:p>
      <text:h text:style-name="P4372" text:outline-level="4"><text:span text:style-name="T4373">Przewodniczący</text:span>:<text:bookmark-start text:name="bookmark12"/><text:bookmark-end text:name="bookmark12"/></text:h>
      <text:p text:style-name="P4374">Czy współprzewodniczący zgadzają się z tym, co tutaj zaproponowałem?</text:p>
      <text:p text:style-name="P4375">/Głosy - Tak/.</text:p>
      <text:p text:style-name="P4376"><text:span text:style-name="T4377">Przewodniczący</text:span>:</text:p>
      <text:p text:style-name="P4378">Wobec tego dziękuję<text:span text:style-name="T4379">.</text:span><text:s/>Do zobaczenia jutro<text:span text:style-name="T4380">.</text:span></text:p>
      <text:p text:style-name="P4381">Zakończenie po<text:span text:style-name="T4382">s</text:span>iedzen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2:18:00Z</meta:creation-date>
    <dc:date>2023-07-03T12:18:00Z</dc:date>
    <meta:template xlink:href="Normal.dotm" xlink:type="simple"/>
    <meta:editing-cycles>2</meta:editing-cycles>
    <meta:editing-duration>PT0S</meta:editing-duration>
    <meta:document-statistic meta:page-count="91" meta:paragraph-count="550" meta:word-count="39379" meta:character-count="275108" meta:row-count="1968" meta:non-whitespace-character-count="236279"/>
  </office:meta>
</office:document-meta>
</file>